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hr_cali_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ps/Mbq</text:p>
          </table:table-cell>
          <table:table-cell office:value-type="float" office:value="161.763" calcext:value-type="float">
            <text:p>161.763</text:p>
          </table:table-cell>
          <table:table-cell office:value-type="float" office:value="65.991" calcext:value-type="float">
            <text:p>65.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collim_x</text:p>
          </table:table-cell>
          <table:table-cell office:value-type="string" calcext:value-type="string">
            <text:p>primary_bs</text:p>
          </table:table-cell>
          <table:table-cell office:value-type="string" calcext:value-type="string">
            <text:p>penetrate_bs</text:p>
          </table:table-cell>
          <table:table-cell office:value-type="string" calcext:value-type="string">
            <text:p>scatter_bs</text:p>
          </table:table-cell>
          <table:table-cell office:value-type="string" calcext:value-type="string">
            <text:p>collim_x_b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no_bs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89" calcext:value-type="float">
            <text:p>2.889</text:p>
          </table:table-cell>
          <table:table-cell office:value-type="float" office:value="0.164" calcext:value-type="float">
            <text:p>0.164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1102" calcext:value-type="float">
            <text:p>0.1102</text:p>
          </table:table-cell>
          <table:table-cell office:value-type="float" office:value="1.332" calcext:value-type="float">
            <text:p>1.332</text:p>
          </table:table-cell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table:formula="of:=SUM([.I3:.L3])" office:value-type="float" office:value="1.9672" calcext:value-type="float">
            <text:p>1.9672</text:p>
          </table:table-cell>
          <table:table-cell table:formula="of:=SUM([.E3:.H3])" office:value-type="float" office:value="0.9218" calcext:value-type="float">
            <text:p>0.9218</text:p>
          </table:table-cell>
          <table:table-cell table:formula="of:=SUM([.E3:.L3])" office:value-type="float" office:value="2.889" calcext:value-type="float">
            <text:p>2.88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2" calcext:value-type="float">
            <text:p>3.32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117" calcext:value-type="float">
            <text:p>0.1117</text:p>
          </table:table-cell>
          <table:table-cell office:value-type="float" office:value="1.533" calcext:value-type="float">
            <text:p>1.533</text:p>
          </table:table-cell>
          <table:table-cell office:value-type="float" office:value="0.7329" calcext:value-type="float">
            <text:p>0.7329</text:p>
          </table:table-cell>
          <table:table-cell office:value-type="float" office:value="0" calcext:value-type="float">
            <text:p>0</text:p>
          </table:table-cell>
          <table:table-cell table:formula="of:=SUM([.I4:.L4])" office:value-type="float" office:value="2.3776" calcext:value-type="float">
            <text:p>2.3776</text:p>
          </table:table-cell>
          <table:table-cell table:formula="of:=SUM([.E4:.H4])" office:value-type="float" office:value="0.942777" calcext:value-type="float">
            <text:p>0.942777</text:p>
          </table:table-cell>
          <table:table-cell table:formula="of:=SUM([.E4:.L4])" office:value-type="float" office:value="3.320377" calcext:value-type="float">
            <text:p>3.32037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.391" calcext:value-type="float">
            <text:p>3.391</text:p>
          </table:table-cell>
          <table:table-cell office:value-type="float" office:value="0.03738" calcext:value-type="float">
            <text:p>0.03738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008169" calcext:value-type="float">
            <text:p>0.008169</text:p>
          </table:table-cell>
          <table:table-cell office:value-type="float" office:value="0.1054" calcext:value-type="float">
            <text:p>0.1054</text:p>
          </table:table-cell>
          <table:table-cell office:value-type="float" office:value="1.733" calcext:value-type="float">
            <text:p>1.733</text:p>
          </table:table-cell>
          <table:table-cell office:value-type="float" office:value="0.6907" calcext:value-type="float">
            <text:p>0.6907</text:p>
          </table:table-cell>
          <table:table-cell office:value-type="float" office:value="0" calcext:value-type="float">
            <text:p>0</text:p>
          </table:table-cell>
          <table:table-cell table:formula="of:=SUM([.I5:.L5])" office:value-type="float" office:value="2.5291" calcext:value-type="float">
            <text:p>2.5291</text:p>
          </table:table-cell>
          <table:table-cell table:formula="of:=SUM([.E5:.H5])" office:value-type="float" office:value="0.862149" calcext:value-type="float">
            <text:p>0.862149</text:p>
          </table:table-cell>
          <table:table-cell table:formula="of:=SUM([.E5:.L5])" office:value-type="float" office:value="3.391249" calcext:value-type="float">
            <text:p>3.391249</text:p>
          </table:table-cell>
          <table:table-cell>
            <draw:frame draw:z-index="0" draw:style-name="gr1" draw:text-style-name="P1" svg:width="15.999cm" svg:height="8.999cm" svg:x="1.411cm" svg:y="0.22cm">
              <draw:object draw:notify-on-update-of-ranges="lehr_cali_b1.C3:lehr_cali_b1.C514 lehr_cali_b1.D2:lehr_cali_b1.D2 lehr_cali_b1.D3:lehr_cali_b1.D514 lehr_cali_b1.C3:lehr_cali_b1.C514 lehr_cali_b1.E2:lehr_cali_b1.E2 lehr_cali_b1.E3:lehr_cali_b1.E514 lehr_cali_b1.C3:lehr_cali_b1.C514 lehr_cali_b1.F2:lehr_cali_b1.F2 lehr_cali_b1.F3:lehr_cali_b1.F514 lehr_cali_b1.C3:lehr_cali_b1.C514 lehr_cali_b1.G2:lehr_cali_b1.G2 lehr_cali_b1.G3:lehr_cali_b1.G514 lehr_cali_b1.C3:lehr_cali_b1.C514 lehr_cali_b1.H2:lehr_cali_b1.H2 lehr_cali_b1.H3:lehr_cali_b1.H514 lehr_cali_b1.C3:lehr_cali_b1.C514 lehr_cali_b1.I2:lehr_cali_b1.I2 lehr_cali_b1.I3:lehr_cali_b1.I514 lehr_cali_b1.C3:lehr_cali_b1.C514 lehr_cali_b1.J2:lehr_cali_b1.J2 lehr_cali_b1.J3:lehr_cali_b1.J514 lehr_cali_b1.C3:lehr_cali_b1.C514 lehr_cali_b1.K2:lehr_cali_b1.K2 lehr_cali_b1.K3:lehr_cali_b1.K514 lehr_cali_b1.C3:lehr_cali_b1.C514 lehr_cali_b1.L2:lehr_cali_b1.L2 lehr_cali_b1.L3:lehr_cali_b1.L514 lehr_cali_b1.C3:lehr_cali_b1.C514 lehr_cali_b1.M2:lehr_cali_b1.M2 lehr_cali_b1.M3:lehr_cali_b1.M514 lehr_cali_b1.N2:lehr_cali_b1.N2 lehr_cali_b1.N3:lehr_cali_b1.N514 lehr_cali_b1.C3:lehr_cali_b1.C514 lehr_cali_b1.O2:lehr_cali_b1.O2 lehr_cali_b1.O3:lehr_cali_b1.O514 lehr_cali_b1.C3:lehr_cali_b1.C5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335" calcext:value-type="float">
            <text:p>3.335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05024" calcext:value-type="float">
            <text:p>0.05024</text:p>
          </table:table-cell>
          <table:table-cell office:value-type="float" office:value="0.09463" calcext:value-type="float">
            <text:p>0.09463</text:p>
          </table:table-cell>
          <table:table-cell office:value-type="float" office:value="1.637" calcext:value-type="float">
            <text:p>1.637</text:p>
          </table:table-cell>
          <table:table-cell office:value-type="float" office:value="0.6143" calcext:value-type="float">
            <text:p>0.6143</text:p>
          </table:table-cell>
          <table:table-cell office:value-type="float" office:value="0" calcext:value-type="float">
            <text:p>0</text:p>
          </table:table-cell>
          <table:table-cell table:formula="of:=SUM([.I6:.L6])" office:value-type="float" office:value="2.34593" calcext:value-type="float">
            <text:p>2.34593</text:p>
          </table:table-cell>
          <table:table-cell table:formula="of:=SUM([.E6:.H6])" office:value-type="float" office:value="0.98921" calcext:value-type="float">
            <text:p>0.98921</text:p>
          </table:table-cell>
          <table:table-cell table:formula="of:=SUM([.E6:.L6])" office:value-type="float" office:value="3.33514" calcext:value-type="float">
            <text:p>3.3351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.229" calcext:value-type="float">
            <text:p>3.229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0.6964" calcext:value-type="float">
            <text:p>0.6964</text:p>
          </table:table-cell>
          <table:table-cell office:value-type="float" office:value="0.221" calcext:value-type="float">
            <text:p>0.22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856" calcext:value-type="float">
            <text:p>0.0856</text:p>
          </table:table-cell>
          <table:table-cell office:value-type="float" office:value="1.64" calcext:value-type="float">
            <text:p>1.64</text:p>
          </table:table-cell>
          <table:table-cell office:value-type="float" office:value="0.5534" calcext:value-type="float">
            <text:p>0.5534</text:p>
          </table:table-cell>
          <table:table-cell office:value-type="float" office:value="0" calcext:value-type="float">
            <text:p>0</text:p>
          </table:table-cell>
          <table:table-cell table:formula="of:=SUM([.I7:.L7])" office:value-type="float" office:value="2.279" calcext:value-type="float">
            <text:p>2.279</text:p>
          </table:table-cell>
          <table:table-cell table:formula="of:=SUM([.E7:.H7])" office:value-type="float" office:value="0.95087" calcext:value-type="float">
            <text:p>0.95087</text:p>
          </table:table-cell>
          <table:table-cell table:formula="of:=SUM([.E7:.L7])" office:value-type="float" office:value="3.22987" calcext:value-type="float">
            <text:p>3.2298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.199" calcext:value-type="float">
            <text:p>3.199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8003" calcext:value-type="float">
            <text:p>0.08003</text:p>
          </table:table-cell>
          <table:table-cell office:value-type="float" office:value="1.667" calcext:value-type="float">
            <text:p>1.667</text:p>
          </table:table-cell>
          <table:table-cell office:value-type="float" office:value="0.5773" calcext:value-type="float">
            <text:p>0.5773</text:p>
          </table:table-cell>
          <table:table-cell office:value-type="float" office:value="0" calcext:value-type="float">
            <text:p>0</text:p>
          </table:table-cell>
          <table:table-cell table:formula="of:=SUM([.I8:.L8])" office:value-type="float" office:value="2.32433" calcext:value-type="float">
            <text:p>2.32433</text:p>
          </table:table-cell>
          <table:table-cell table:formula="of:=SUM([.E8:.H8])" office:value-type="float" office:value="0.87484" calcext:value-type="float">
            <text:p>0.87484</text:p>
          </table:table-cell>
          <table:table-cell table:formula="of:=SUM([.E8:.L8])" office:value-type="float" office:value="3.19917" calcext:value-type="float">
            <text:p>3.1991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.547" calcext:value-type="float">
            <text:p>3.547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04548" calcext:value-type="float">
            <text:p>0.04548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1.755" calcext:value-type="float">
            <text:p>1.755</text:p>
          </table:table-cell>
          <table:table-cell office:value-type="float" office:value="0.6827" calcext:value-type="float">
            <text:p>0.6827</text:p>
          </table:table-cell>
          <table:table-cell office:value-type="float" office:value="0" calcext:value-type="float">
            <text:p>0</text:p>
          </table:table-cell>
          <table:table-cell table:formula="of:=SUM([.I9:.L9])" office:value-type="float" office:value="2.50729" calcext:value-type="float">
            <text:p>2.50729</text:p>
          </table:table-cell>
          <table:table-cell table:formula="of:=SUM([.E9:.H9])" office:value-type="float" office:value="1.03952" calcext:value-type="float">
            <text:p>1.03952</text:p>
          </table:table-cell>
          <table:table-cell table:formula="of:=SUM([.E9:.L9])" office:value-type="float" office:value="3.54681" calcext:value-type="float">
            <text:p>3.5468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299" calcext:value-type="float">
            <text:p>3.29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02479" calcext:value-type="float">
            <text:p>0.02479</text:p>
          </table:table-cell>
          <table:table-cell office:value-type="float" office:value="0.06094" calcext:value-type="float">
            <text:p>0.06094</text:p>
          </table:table-cell>
          <table:table-cell office:value-type="float" office:value="1.51" calcext:value-type="float">
            <text:p>1.51</text:p>
          </table:table-cell>
          <table:table-cell office:value-type="float" office:value="0.7601" calcext:value-type="float">
            <text:p>0.7601</text:p>
          </table:table-cell>
          <table:table-cell office:value-type="float" office:value="0" calcext:value-type="float">
            <text:p>0</text:p>
          </table:table-cell>
          <table:table-cell table:formula="of:=SUM([.I10:.L10])" office:value-type="float" office:value="2.33104" calcext:value-type="float">
            <text:p>2.33104</text:p>
          </table:table-cell>
          <table:table-cell table:formula="of:=SUM([.E10:.H10])" office:value-type="float" office:value="0.96799" calcext:value-type="float">
            <text:p>0.96799</text:p>
          </table:table-cell>
          <table:table-cell table:formula="of:=SUM([.E10:.L10])" office:value-type="float" office:value="3.29903" calcext:value-type="float">
            <text:p>3.2990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.447" calcext:value-type="float">
            <text:p>3.447</text:p>
          </table:table-cell>
          <table:table-cell office:value-type="float" office:value="0.008584" calcext:value-type="float">
            <text:p>0.008584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2762" calcext:value-type="float">
            <text:p>0.2762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5466" calcext:value-type="float">
            <text:p>0.05466</text:p>
          </table:table-cell>
          <table:table-cell office:value-type="float" office:value="1.735" calcext:value-type="float">
            <text:p>1.735</text:p>
          </table:table-cell>
          <table:table-cell office:value-type="float" office:value="0.6439" calcext:value-type="float">
            <text:p>0.6439</text:p>
          </table:table-cell>
          <table:table-cell office:value-type="float" office:value="0" calcext:value-type="float">
            <text:p>0</text:p>
          </table:table-cell>
          <table:table-cell table:formula="of:=SUM([.I11:.L11])" office:value-type="float" office:value="2.43356" calcext:value-type="float">
            <text:p>2.43356</text:p>
          </table:table-cell>
          <table:table-cell table:formula="of:=SUM([.E11:.H11])" office:value-type="float" office:value="1.012964" calcext:value-type="float">
            <text:p>1.012964</text:p>
          </table:table-cell>
          <table:table-cell table:formula="of:=SUM([.E11:.L11])" office:value-type="float" office:value="3.446524" calcext:value-type="float">
            <text:p>3.44652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068" calcext:value-type="float">
            <text:p>3.068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4564" calcext:value-type="float">
            <text:p>0.04564</text:p>
          </table:table-cell>
          <table:table-cell office:value-type="float" office:value="1.507" calcext:value-type="float">
            <text:p>1.507</text:p>
          </table:table-cell>
          <table:table-cell office:value-type="float" office:value="0.5721" calcext:value-type="float">
            <text:p>0.5721</text:p>
          </table:table-cell>
          <table:table-cell office:value-type="float" office:value="0" calcext:value-type="float">
            <text:p>0</text:p>
          </table:table-cell>
          <table:table-cell table:formula="of:=SUM([.I12:.L12])" office:value-type="float" office:value="2.12474" calcext:value-type="float">
            <text:p>2.12474</text:p>
          </table:table-cell>
          <table:table-cell table:formula="of:=SUM([.E12:.H12])" office:value-type="float" office:value="0.94283" calcext:value-type="float">
            <text:p>0.94283</text:p>
          </table:table-cell>
          <table:table-cell table:formula="of:=SUM([.E12:.L12])" office:value-type="float" office:value="3.06757" calcext:value-type="float">
            <text:p>3.06757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.156" calcext:value-type="float">
            <text:p>4.156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4301" calcext:value-type="float">
            <text:p>0.04301</text:p>
          </table:table-cell>
          <table:table-cell office:value-type="float" office:value="1.484" calcext:value-type="float">
            <text:p>1.484</text:p>
          </table:table-cell>
          <table:table-cell office:value-type="float" office:value="0.6356" calcext:value-type="float">
            <text:p>0.6356</text:p>
          </table:table-cell>
          <table:table-cell office:value-type="float" office:value="0" calcext:value-type="float">
            <text:p>0</text:p>
          </table:table-cell>
          <table:table-cell table:formula="of:=SUM([.I13:.L13])" office:value-type="float" office:value="2.16261" calcext:value-type="float">
            <text:p>2.16261</text:p>
          </table:table-cell>
          <table:table-cell table:formula="of:=SUM([.E13:.H13])" office:value-type="float" office:value="1.99333" calcext:value-type="float">
            <text:p>1.99333</text:p>
          </table:table-cell>
          <table:table-cell table:formula="of:=SUM([.E13:.L13])" office:value-type="float" office:value="4.15594" calcext:value-type="float">
            <text:p>4.1559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.344" calcext:value-type="float">
            <text:p>9.344</text:p>
          </table:table-cell>
          <table:table-cell office:value-type="float" office:value="6.01" calcext:value-type="float">
            <text:p>6.01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03022" calcext:value-type="float">
            <text:p>0.0003022</text:p>
          </table:table-cell>
          <table:table-cell office:value-type="float" office:value="0.03884" calcext:value-type="float">
            <text:p>0.03884</text:p>
          </table:table-cell>
          <table:table-cell office:value-type="float" office:value="1.743" calcext:value-type="float">
            <text:p>1.743</text:p>
          </table:table-cell>
          <table:table-cell office:value-type="float" office:value="0.5532" calcext:value-type="float">
            <text:p>0.5532</text:p>
          </table:table-cell>
          <table:table-cell office:value-type="float" office:value="0" calcext:value-type="float">
            <text:p>0</text:p>
          </table:table-cell>
          <table:table-cell table:formula="of:=SUM([.I14:.L14])" office:value-type="float" office:value="2.33504" calcext:value-type="float">
            <text:p>2.33504</text:p>
          </table:table-cell>
          <table:table-cell table:formula="of:=SUM([.E14:.H14])" office:value-type="float" office:value="7.0079022" calcext:value-type="float">
            <text:p>7.0079022</text:p>
          </table:table-cell>
          <table:table-cell table:formula="of:=SUM([.E14:.L14])" office:value-type="float" office:value="9.3429422" calcext:value-type="float">
            <text:p>9.34294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0.86" calcext:value-type="float">
            <text:p>20.86</text:p>
          </table:table-cell>
          <table:table-cell office:value-type="float" office:value="17.31" calcext:value-type="float">
            <text:p>17.31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0008035" calcext:value-type="float">
            <text:p>0.0008035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1.637" calcext:value-type="float">
            <text:p>1.637</text:p>
          </table:table-cell>
          <table:table-cell office:value-type="float" office:value="0.6321" calcext:value-type="float">
            <text:p>0.6321</text:p>
          </table:table-cell>
          <table:table-cell office:value-type="float" office:value="0" calcext:value-type="float">
            <text:p>0</text:p>
          </table:table-cell>
          <table:table-cell table:formula="of:=SUM([.I15:.L15])" office:value-type="float" office:value="2.29955" calcext:value-type="float">
            <text:p>2.29955</text:p>
          </table:table-cell>
          <table:table-cell table:formula="of:=SUM([.E15:.H15])" office:value-type="float" office:value="18.5630035" calcext:value-type="float">
            <text:p>18.5630035</text:p>
          </table:table-cell>
          <table:table-cell table:formula="of:=SUM([.E15:.L15])" office:value-type="float" office:value="20.8625535" calcext:value-type="float">
            <text:p>20.862553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5.68" calcext:value-type="float">
            <text:p>25.68</text:p>
          </table:table-cell>
          <table:table-cell office:value-type="float" office:value="21.98" calcext:value-type="float">
            <text:p>21.98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2735" calcext:value-type="float">
            <text:p>0.02735</text:p>
          </table:table-cell>
          <table:table-cell office:value-type="float" office:value="1.711" calcext:value-type="float">
            <text:p>1.711</text:p>
          </table:table-cell>
          <table:table-cell office:value-type="float" office:value="0.5356" calcext:value-type="float">
            <text:p>0.5356</text:p>
          </table:table-cell>
          <table:table-cell office:value-type="float" office:value="0" calcext:value-type="float">
            <text:p>0</text:p>
          </table:table-cell>
          <table:table-cell table:formula="of:=SUM([.I16:.L16])" office:value-type="float" office:value="2.27395" calcext:value-type="float">
            <text:p>2.27395</text:p>
          </table:table-cell>
          <table:table-cell table:formula="of:=SUM([.E16:.H16])" office:value-type="float" office:value="23.403783" calcext:value-type="float">
            <text:p>23.403783</text:p>
          </table:table-cell>
          <table:table-cell table:formula="of:=SUM([.E16:.L16])" office:value-type="float" office:value="25.677733" calcext:value-type="float">
            <text:p>25.677733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.69" calcext:value-type="float">
            <text:p>17.69</text:p>
          </table:table-cell>
          <table:table-cell office:value-type="float" office:value="13.98" calcext:value-type="float">
            <text:p>13.98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006131" calcext:value-type="float">
            <text:p>0.006131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1.701" calcext:value-type="float">
            <text:p>1.701</text:p>
          </table:table-cell>
          <table:table-cell office:value-type="float" office:value="0.7242" calcext:value-type="float">
            <text:p>0.7242</text:p>
          </table:table-cell>
          <table:table-cell office:value-type="float" office:value="0" calcext:value-type="float">
            <text:p>0</text:p>
          </table:table-cell>
          <table:table-cell table:formula="of:=SUM([.I17:.L17])" office:value-type="float" office:value="2.44577" calcext:value-type="float">
            <text:p>2.44577</text:p>
          </table:table-cell>
          <table:table-cell table:formula="of:=SUM([.E17:.H17])" office:value-type="float" office:value="15.242831" calcext:value-type="float">
            <text:p>15.242831</text:p>
          </table:table-cell>
          <table:table-cell table:formula="of:=SUM([.E17:.L17])" office:value-type="float" office:value="17.688601" calcext:value-type="float">
            <text:p>17.68860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.751" calcext:value-type="float">
            <text:p>9.751</text:p>
          </table:table-cell>
          <table:table-cell office:value-type="float" office:value="6.505" calcext:value-type="float">
            <text:p>6.50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1.538" calcext:value-type="float">
            <text:p>1.538</text:p>
          </table:table-cell>
          <table:table-cell office:value-type="float" office:value="0.7284" calcext:value-type="float">
            <text:p>0.7284</text:p>
          </table:table-cell>
          <table:table-cell office:value-type="float" office:value="0" calcext:value-type="float">
            <text:p>0</text:p>
          </table:table-cell>
          <table:table-cell table:formula="of:=SUM([.I18:.L18])" office:value-type="float" office:value="2.28736" calcext:value-type="float">
            <text:p>2.28736</text:p>
          </table:table-cell>
          <table:table-cell table:formula="of:=SUM([.E18:.H18])" office:value-type="float" office:value="7.46396" calcext:value-type="float">
            <text:p>7.46396</text:p>
          </table:table-cell>
          <table:table-cell table:formula="of:=SUM([.E18:.L18])" office:value-type="float" office:value="9.75132" calcext:value-type="float">
            <text:p>9.75132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.547" calcext:value-type="float">
            <text:p>5.547</text:p>
          </table:table-cell>
          <table:table-cell office:value-type="float" office:value="2.469" calcext:value-type="float">
            <text:p>2.469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05021" calcext:value-type="float">
            <text:p>0.05021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1.469" calcext:value-type="float">
            <text:p>1.469</text:p>
          </table:table-cell>
          <table:table-cell office:value-type="float" office:value="0.6551" calcext:value-type="float">
            <text:p>0.6551</text:p>
          </table:table-cell>
          <table:table-cell office:value-type="float" office:value="0" calcext:value-type="float">
            <text:p>0</text:p>
          </table:table-cell>
          <table:table-cell table:formula="of:=SUM([.I19:.L19])" office:value-type="float" office:value="2.13972" calcext:value-type="float">
            <text:p>2.13972</text:p>
          </table:table-cell>
          <table:table-cell table:formula="of:=SUM([.E19:.H19])" office:value-type="float" office:value="3.40751" calcext:value-type="float">
            <text:p>3.40751</text:p>
          </table:table-cell>
          <table:table-cell table:formula="of:=SUM([.E19:.L19])" office:value-type="float" office:value="5.54723" calcext:value-type="float">
            <text:p>5.5472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.61" calcext:value-type="float">
            <text:p>3.61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84" calcext:value-type="float">
            <text:p>0.684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1.449" calcext:value-type="float">
            <text:p>1.449</text:p>
          </table:table-cell>
          <table:table-cell office:value-type="float" office:value="0.574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table:formula="of:=SUM([.I20:.L20])" office:value-type="float" office:value="2.03806" calcext:value-type="float">
            <text:p>2.03806</text:p>
          </table:table-cell>
          <table:table-cell table:formula="of:=SUM([.E20:.H20])" office:value-type="float" office:value="1.5722" calcext:value-type="float">
            <text:p>1.5722</text:p>
          </table:table-cell>
          <table:table-cell table:formula="of:=SUM([.E20:.L20])" office:value-type="float" office:value="3.61026" calcext:value-type="float">
            <text:p>3.6102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.351" calcext:value-type="float">
            <text:p>3.351</text:p>
          </table:table-cell>
          <table:table-cell office:value-type="float" office:value="0.08336" calcext:value-type="float">
            <text:p>0.08336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282" calcext:value-type="float">
            <text:p>0.282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1.5" calcext:value-type="float">
            <text:p>1.5</text:p>
          </table:table-cell>
          <table:table-cell office:value-type="float" office:value="0.6525" calcext:value-type="float">
            <text:p>0.6525</text:p>
          </table:table-cell>
          <table:table-cell office:value-type="float" office:value="0" calcext:value-type="float">
            <text:p>0</text:p>
          </table:table-cell>
          <table:table-cell table:formula="of:=SUM([.I21:.L21])" office:value-type="float" office:value="2.16621" calcext:value-type="float">
            <text:p>2.16621</text:p>
          </table:table-cell>
          <table:table-cell table:formula="of:=SUM([.E21:.H21])" office:value-type="float" office:value="1.18496" calcext:value-type="float">
            <text:p>1.18496</text:p>
          </table:table-cell>
          <table:table-cell table:formula="of:=SUM([.E21:.L21])" office:value-type="float" office:value="3.35117" calcext:value-type="float">
            <text:p>3.3511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.295" calcext:value-type="float">
            <text:p>3.295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1.579" calcext:value-type="float">
            <text:p>1.579</text:p>
          </table:table-cell>
          <table:table-cell office:value-type="float" office:value="0.5112" calcext:value-type="float">
            <text:p>0.5112</text:p>
          </table:table-cell>
          <table:table-cell office:value-type="float" office:value="0" calcext:value-type="float">
            <text:p>0</text:p>
          </table:table-cell>
          <table:table-cell table:formula="of:=SUM([.I22:.L22])" office:value-type="float" office:value="2.10376" calcext:value-type="float">
            <text:p>2.10376</text:p>
          </table:table-cell>
          <table:table-cell table:formula="of:=SUM([.E22:.H22])" office:value-type="float" office:value="1.19031" calcext:value-type="float">
            <text:p>1.19031</text:p>
          </table:table-cell>
          <table:table-cell table:formula="of:=SUM([.E22:.L22])" office:value-type="float" office:value="3.29407" calcext:value-type="float">
            <text:p>3.29407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.626" calcext:value-type="float">
            <text:p>3.626</text:p>
          </table:table-cell>
          <table:table-cell office:value-type="float" office:value="0.04398" calcext:value-type="float">
            <text:p>0.04398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1.571" calcext:value-type="float">
            <text:p>1.571</text:p>
          </table:table-cell>
          <table:table-cell office:value-type="float" office:value="0.6163" calcext:value-type="float">
            <text:p>0.6163</text:p>
          </table:table-cell>
          <table:table-cell office:value-type="float" office:value="0" calcext:value-type="float">
            <text:p>0</text:p>
          </table:table-cell>
          <table:table-cell table:formula="of:=SUM([.I23:.L23])" office:value-type="float" office:value="2.20119" calcext:value-type="float">
            <text:p>2.20119</text:p>
          </table:table-cell>
          <table:table-cell table:formula="of:=SUM([.E23:.H23])" office:value-type="float" office:value="1.42528" calcext:value-type="float">
            <text:p>1.42528</text:p>
          </table:table-cell>
          <table:table-cell table:formula="of:=SUM([.E23:.L23])" office:value-type="float" office:value="3.62647" calcext:value-type="float">
            <text:p>3.62647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.7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7783" calcext:value-type="float">
            <text:p>0.7783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1.442" calcext:value-type="float">
            <text:p>1.442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table:formula="of:=SUM([.I24:.L24])" office:value-type="float" office:value="1.91534" calcext:value-type="float">
            <text:p>1.91534</text:p>
          </table:table-cell>
          <table:table-cell table:formula="of:=SUM([.E24:.H24])" office:value-type="float" office:value="1.78478" calcext:value-type="float">
            <text:p>1.78478</text:p>
          </table:table-cell>
          <table:table-cell table:formula="of:=SUM([.E24:.L24])" office:value-type="float" office:value="3.70012" calcext:value-type="float">
            <text:p>3.7001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.926" calcext:value-type="float">
            <text:p>3.926</text:p>
          </table:table-cell>
          <table:table-cell office:value-type="float" office:value="0.07898" calcext:value-type="float">
            <text:p>0.07898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1.632" calcext:value-type="float">
            <text:p>1.632</text:p>
          </table:table-cell>
          <table:table-cell office:value-type="float" office:value="0.5276" calcext:value-type="float">
            <text:p>0.5276</text:p>
          </table:table-cell>
          <table:table-cell office:value-type="float" office:value="0" calcext:value-type="float">
            <text:p>0</text:p>
          </table:table-cell>
          <table:table-cell table:formula="of:=SUM([.I25:.L25])" office:value-type="float" office:value="2.17574" calcext:value-type="float">
            <text:p>2.17574</text:p>
          </table:table-cell>
          <table:table-cell table:formula="of:=SUM([.E25:.H25])" office:value-type="float" office:value="1.74968" calcext:value-type="float">
            <text:p>1.74968</text:p>
          </table:table-cell>
          <table:table-cell table:formula="of:=SUM([.E25:.L25])" office:value-type="float" office:value="3.92542" calcext:value-type="float">
            <text:p>3.92542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.935" calcext:value-type="float">
            <text:p>3.935</text:p>
          </table:table-cell>
          <table:table-cell office:value-type="float" office:value="0.09129" calcext:value-type="float">
            <text:p>0.09129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1.567" calcext:value-type="float">
            <text:p>1.567</text:p>
          </table:table-cell>
          <table:table-cell office:value-type="float" office:value="0.6607" calcext:value-type="float">
            <text:p>0.6607</text:p>
          </table:table-cell>
          <table:table-cell office:value-type="float" office:value="0" calcext:value-type="float">
            <text:p>0</text:p>
          </table:table-cell>
          <table:table-cell table:formula="of:=SUM([.I26:.L26])" office:value-type="float" office:value="2.24491" calcext:value-type="float">
            <text:p>2.24491</text:p>
          </table:table-cell>
          <table:table-cell table:formula="of:=SUM([.E26:.H26])" office:value-type="float" office:value="1.69019" calcext:value-type="float">
            <text:p>1.69019</text:p>
          </table:table-cell>
          <table:table-cell table:formula="of:=SUM([.E26:.L26])" office:value-type="float" office:value="3.9351" calcext:value-type="float">
            <text:p>3.9351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.687" calcext:value-type="float">
            <text:p>3.687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1.77" calcext:value-type="float">
            <text:p>1.77</text:p>
          </table:table-cell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table:formula="of:=SUM([.I27:.L27])" office:value-type="float" office:value="2.34704" calcext:value-type="float">
            <text:p>2.34704</text:p>
          </table:table-cell>
          <table:table-cell table:formula="of:=SUM([.E27:.H27])" office:value-type="float" office:value="1.3401" calcext:value-type="float">
            <text:p>1.3401</text:p>
          </table:table-cell>
          <table:table-cell table:formula="of:=SUM([.E27:.L27])" office:value-type="float" office:value="3.68714" calcext:value-type="float">
            <text:p>3.6871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.785" calcext:value-type="float">
            <text:p>3.785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03411" calcext:value-type="float">
            <text:p>0.03411</text:p>
          </table:table-cell>
          <table:table-cell office:value-type="float" office:value="1.816" calcext:value-type="float">
            <text:p>1.816</text:p>
          </table:table-cell>
          <table:table-cell office:value-type="float" office:value="0.6482" calcext:value-type="float">
            <text:p>0.6482</text:p>
          </table:table-cell>
          <table:table-cell office:value-type="float" office:value="0" calcext:value-type="float">
            <text:p>0</text:p>
          </table:table-cell>
          <table:table-cell table:formula="of:=SUM([.I28:.L28])" office:value-type="float" office:value="2.49831" calcext:value-type="float">
            <text:p>2.49831</text:p>
          </table:table-cell>
          <table:table-cell table:formula="of:=SUM([.E28:.H28])" office:value-type="float" office:value="1.2868" calcext:value-type="float">
            <text:p>1.2868</text:p>
          </table:table-cell>
          <table:table-cell table:formula="of:=SUM([.E28:.L28])" office:value-type="float" office:value="3.78511" calcext:value-type="float">
            <text:p>3.7851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.83" calcext:value-type="float">
            <text:p>3.83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03678" calcext:value-type="float">
            <text:p>0.03678</text:p>
          </table:table-cell>
          <table:table-cell office:value-type="float" office:value="1.854" calcext:value-type="float">
            <text:p>1.854</text:p>
          </table:table-cell>
          <table:table-cell office:value-type="float" office:value="0.7082" calcext:value-type="float">
            <text:p>0.7082</text:p>
          </table:table-cell>
          <table:table-cell office:value-type="float" office:value="0" calcext:value-type="float">
            <text:p>0</text:p>
          </table:table-cell>
          <table:table-cell table:formula="of:=SUM([.I29:.L29])" office:value-type="float" office:value="2.59898" calcext:value-type="float">
            <text:p>2.59898</text:p>
          </table:table-cell>
          <table:table-cell table:formula="of:=SUM([.E29:.H29])" office:value-type="float" office:value="1.2308" calcext:value-type="float">
            <text:p>1.2308</text:p>
          </table:table-cell>
          <table:table-cell table:formula="of:=SUM([.E29:.L29])" office:value-type="float" office:value="3.82978" calcext:value-type="float">
            <text:p>3.82978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.158" calcext:value-type="float">
            <text:p>4.158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04307" calcext:value-type="float">
            <text:p>0.04307</text:p>
          </table:table-cell>
          <table:table-cell office:value-type="float" office:value="1.926" calcext:value-type="float">
            <text:p>1.926</text:p>
          </table:table-cell>
          <table:table-cell office:value-type="float" office:value="0.7563" calcext:value-type="float">
            <text:p>0.7563</text:p>
          </table:table-cell>
          <table:table-cell office:value-type="float" office:value="0" calcext:value-type="float">
            <text:p>0</text:p>
          </table:table-cell>
          <table:table-cell table:formula="of:=SUM([.I30:.L30])" office:value-type="float" office:value="2.72537" calcext:value-type="float">
            <text:p>2.72537</text:p>
          </table:table-cell>
          <table:table-cell table:formula="of:=SUM([.E30:.H30])" office:value-type="float" office:value="1.433" calcext:value-type="float">
            <text:p>1.433</text:p>
          </table:table-cell>
          <table:table-cell table:formula="of:=SUM([.E30:.L30])" office:value-type="float" office:value="4.15837" calcext:value-type="float">
            <text:p>4.15837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3.707" calcext:value-type="float">
            <text:p>3.707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051" calcext:value-type="float">
            <text:p>0.051</text:p>
          </table:table-cell>
          <table:table-cell office:value-type="float" office:value="1.652" calcext:value-type="float">
            <text:p>1.652</text:p>
          </table:table-cell>
          <table:table-cell office:value-type="float" office:value="0.627" calcext:value-type="float">
            <text:p>0.627</text:p>
          </table:table-cell>
          <table:table-cell office:value-type="float" office:value="0" calcext:value-type="float">
            <text:p>0</text:p>
          </table:table-cell>
          <table:table-cell table:formula="of:=SUM([.I31:.L31])" office:value-type="float" office:value="2.33" calcext:value-type="float">
            <text:p>2.33</text:p>
          </table:table-cell>
          <table:table-cell table:formula="of:=SUM([.E31:.H31])" office:value-type="float" office:value="1.377" calcext:value-type="float">
            <text:p>1.377</text:p>
          </table:table-cell>
          <table:table-cell table:formula="of:=SUM([.E31:.L31])" office:value-type="float" office:value="3.707" calcext:value-type="float">
            <text:p>3.707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.324" calcext:value-type="float">
            <text:p>4.324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05166" calcext:value-type="float">
            <text:p>0.05166</text:p>
          </table:table-cell>
          <table:table-cell office:value-type="float" office:value="2.08" calcext:value-type="float">
            <text:p>2.08</text:p>
          </table:table-cell>
          <table:table-cell office:value-type="float" office:value="0.8902" calcext:value-type="float">
            <text:p>0.8902</text:p>
          </table:table-cell>
          <table:table-cell office:value-type="float" office:value="0" calcext:value-type="float">
            <text:p>0</text:p>
          </table:table-cell>
          <table:table-cell table:formula="of:=SUM([.I32:.L32])" office:value-type="float" office:value="3.02186" calcext:value-type="float">
            <text:p>3.02186</text:p>
          </table:table-cell>
          <table:table-cell table:formula="of:=SUM([.E32:.H32])" office:value-type="float" office:value="1.3022" calcext:value-type="float">
            <text:p>1.3022</text:p>
          </table:table-cell>
          <table:table-cell table:formula="of:=SUM([.E32:.L32])" office:value-type="float" office:value="4.32406" calcext:value-type="float">
            <text:p>4.32406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4.157" calcext:value-type="float">
            <text:p>4.157</text:p>
          </table:table-cell>
          <table:table-cell office:value-type="float" office:value="0.08075" calcext:value-type="float">
            <text:p>0.08075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2.07" calcext:value-type="float">
            <text:p>2.0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table:formula="of:=SUM([.I33:.L33])" office:value-type="float" office:value="2.86833" calcext:value-type="float">
            <text:p>2.86833</text:p>
          </table:table-cell>
          <table:table-cell table:formula="of:=SUM([.E33:.H33])" office:value-type="float" office:value="1.28925" calcext:value-type="float">
            <text:p>1.28925</text:p>
          </table:table-cell>
          <table:table-cell table:formula="of:=SUM([.E33:.L33])" office:value-type="float" office:value="4.15758" calcext:value-type="float">
            <text:p>4.15758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.685" calcext:value-type="float">
            <text:p>4.685</text:p>
          </table:table-cell>
          <table:table-cell office:value-type="float" office:value="0.05154" calcext:value-type="float">
            <text:p>0.05154</text:p>
          </table:table-cell>
          <table:table-cell office:value-type="float" office:value="0.592" calcext:value-type="float">
            <text:p>0.592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06861" calcext:value-type="float">
            <text:p>0.06861</text:p>
          </table:table-cell>
          <table:table-cell office:value-type="float" office:value="2.407" calcext:value-type="float">
            <text:p>2.407</text:p>
          </table:table-cell>
          <table:table-cell office:value-type="float" office:value="0.8127" calcext:value-type="float">
            <text:p>0.8127</text:p>
          </table:table-cell>
          <table:table-cell office:value-type="float" office:value="0" calcext:value-type="float">
            <text:p>0</text:p>
          </table:table-cell>
          <table:table-cell table:formula="of:=SUM([.I34:.L34])" office:value-type="float" office:value="3.28831" calcext:value-type="float">
            <text:p>3.28831</text:p>
          </table:table-cell>
          <table:table-cell table:formula="of:=SUM([.E34:.H34])" office:value-type="float" office:value="1.39644" calcext:value-type="float">
            <text:p>1.39644</text:p>
          </table:table-cell>
          <table:table-cell table:formula="of:=SUM([.E34:.L34])" office:value-type="float" office:value="4.68475" calcext:value-type="float">
            <text:p>4.68475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5.228" calcext:value-type="float">
            <text:p>5.228</text:p>
          </table:table-cell>
          <table:table-cell office:value-type="float" office:value="0.02287" calcext:value-type="float">
            <text:p>0.02287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2733" calcext:value-type="float">
            <text:p>0.2733</text:p>
          </table:table-cell>
          <table:table-cell office:value-type="float" office:value="1.175" calcext:value-type="float">
            <text:p>1.175</text:p>
          </table:table-cell>
          <table:table-cell office:value-type="float" office:value="0.07331" calcext:value-type="float">
            <text:p>0.07331</text:p>
          </table:table-cell>
          <table:table-cell office:value-type="float" office:value="2.372" calcext:value-type="float">
            <text:p>2.37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" calcext:value-type="float">
            <text:p>0</text:p>
          </table:table-cell>
          <table:table-cell table:formula="of:=SUM([.I35:.L35])" office:value-type="float" office:value="3.19281" calcext:value-type="float">
            <text:p>3.19281</text:p>
          </table:table-cell>
          <table:table-cell table:formula="of:=SUM([.E35:.H35])" office:value-type="float" office:value="2.03497" calcext:value-type="float">
            <text:p>2.03497</text:p>
          </table:table-cell>
          <table:table-cell table:formula="of:=SUM([.E35:.L35])" office:value-type="float" office:value="5.22778" calcext:value-type="float">
            <text:p>5.22778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.275" calcext:value-type="float">
            <text:p>6.275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242" calcext:value-type="float">
            <text:p>0.242</text:p>
          </table:table-cell>
          <table:table-cell office:value-type="float" office:value="2.293" calcext:value-type="float">
            <text:p>2.293</text:p>
          </table:table-cell>
          <table:table-cell office:value-type="float" office:value="0.07149" calcext:value-type="float">
            <text:p>0.07149</text:p>
          </table:table-cell>
          <table:table-cell office:value-type="float" office:value="2.256" calcext:value-type="float">
            <text:p>2.256</text:p>
          </table:table-cell>
          <table:table-cell office:value-type="float" office:value="0.8478" calcext:value-type="float">
            <text:p>0.8478</text:p>
          </table:table-cell>
          <table:table-cell office:value-type="float" office:value="0" calcext:value-type="float">
            <text:p>0</text:p>
          </table:table-cell>
          <table:table-cell table:formula="of:=SUM([.I36:.L36])" office:value-type="float" office:value="3.17529" calcext:value-type="float">
            <text:p>3.17529</text:p>
          </table:table-cell>
          <table:table-cell table:formula="of:=SUM([.E36:.H36])" office:value-type="float" office:value="3.09907" calcext:value-type="float">
            <text:p>3.09907</text:p>
          </table:table-cell>
          <table:table-cell table:formula="of:=SUM([.E36:.L36])" office:value-type="float" office:value="6.27436" calcext:value-type="float">
            <text:p>6.2743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9409" calcext:value-type="float">
            <text:p>0.009409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223" calcext:value-type="float">
            <text:p>0.223</text:p>
          </table:table-cell>
          <table:table-cell office:value-type="float" office:value="3.722" calcext:value-type="float">
            <text:p>3.722</text:p>
          </table:table-cell>
          <table:table-cell office:value-type="float" office:value="0.08006" calcext:value-type="float">
            <text:p>0.08006</text:p>
          </table:table-cell>
          <table:table-cell office:value-type="float" office:value="2.541" calcext:value-type="float">
            <text:p>2.541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0004579" calcext:value-type="float">
            <text:p>0.0004579</text:p>
          </table:table-cell>
          <table:table-cell table:formula="of:=SUM([.I37:.L37])" office:value-type="float" office:value="3.3896179" calcext:value-type="float">
            <text:p>3.3896179</text:p>
          </table:table-cell>
          <table:table-cell table:formula="of:=SUM([.E37:.H37])" office:value-type="float" office:value="4.504609" calcext:value-type="float">
            <text:p>4.504609</text:p>
          </table:table-cell>
          <table:table-cell table:formula="of:=SUM([.E37:.L37])" office:value-type="float" office:value="7.8942269" calcext:value-type="float">
            <text:p>7.8942269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9.55" calcext:value-type="float">
            <text:p>9.55</text:p>
          </table:table-cell>
          <table:table-cell office:value-type="float" office:value="0.004839" calcext:value-type="float">
            <text:p>0.004839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2663" calcext:value-type="float">
            <text:p>0.2663</text:p>
          </table:table-cell>
          <table:table-cell office:value-type="float" office:value="5.359" calcext:value-type="float">
            <text:p>5.359</text:p>
          </table:table-cell>
          <table:table-cell office:value-type="float" office:value="0.07992" calcext:value-type="float">
            <text:p>0.07992</text:p>
          </table:table-cell>
          <table:table-cell office:value-type="float" office:value="2.496" calcext:value-type="float">
            <text:p>2.49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" calcext:value-type="float">
            <text:p>0</text:p>
          </table:table-cell>
          <table:table-cell table:formula="of:=SUM([.I38:.L38])" office:value-type="float" office:value="3.39962" calcext:value-type="float">
            <text:p>3.39962</text:p>
          </table:table-cell>
          <table:table-cell table:formula="of:=SUM([.E38:.H38])" office:value-type="float" office:value="6.150739" calcext:value-type="float">
            <text:p>6.150739</text:p>
          </table:table-cell>
          <table:table-cell table:formula="of:=SUM([.E38:.L38])" office:value-type="float" office:value="9.550359" calcext:value-type="float">
            <text:p>9.550359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0.54" calcext:value-type="float">
            <text:p>10.5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825" calcext:value-type="float">
            <text:p>0.1825</text:p>
          </table:table-cell>
          <table:table-cell office:value-type="float" office:value="6.13" calcext:value-type="float">
            <text:p>6.13</text:p>
          </table:table-cell>
          <table:table-cell office:value-type="float" office:value="0.08351" calcext:value-type="float">
            <text:p>0.08351</text:p>
          </table:table-cell>
          <table:table-cell office:value-type="float" office:value="2.657" calcext:value-type="float">
            <text:p>2.657</text:p>
          </table:table-cell>
          <table:table-cell office:value-type="float" office:value="0.9734" calcext:value-type="float">
            <text:p>0.9734</text:p>
          </table:table-cell>
          <table:table-cell office:value-type="float" office:value="0" calcext:value-type="float">
            <text:p>0</text:p>
          </table:table-cell>
          <table:table-cell table:formula="of:=SUM([.I39:.L39])" office:value-type="float" office:value="3.71391" calcext:value-type="float">
            <text:p>3.71391</text:p>
          </table:table-cell>
          <table:table-cell table:formula="of:=SUM([.E39:.H39])" office:value-type="float" office:value="6.8254" calcext:value-type="float">
            <text:p>6.8254</text:p>
          </table:table-cell>
          <table:table-cell table:formula="of:=SUM([.E39:.L39])" office:value-type="float" office:value="10.53931" calcext:value-type="float">
            <text:p>10.53931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0.04" calcext:value-type="float">
            <text:p>10.04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2362" calcext:value-type="float">
            <text:p>0.2362</text:p>
          </table:table-cell>
          <table:table-cell office:value-type="float" office:value="5.861" calcext:value-type="float">
            <text:p>5.861</text:p>
          </table:table-cell>
          <table:table-cell office:value-type="float" office:value="0.08722" calcext:value-type="float">
            <text:p>0.08722</text:p>
          </table:table-cell>
          <table:table-cell office:value-type="float" office:value="2.484" calcext:value-type="float">
            <text:p>2.484</text:p>
          </table:table-cell>
          <table:table-cell office:value-type="float" office:value="0.8272" calcext:value-type="float">
            <text:p>0.8272</text:p>
          </table:table-cell>
          <table:table-cell office:value-type="float" office:value="0" calcext:value-type="float">
            <text:p>0</text:p>
          </table:table-cell>
          <table:table-cell table:formula="of:=SUM([.I40:.L40])" office:value-type="float" office:value="3.39842" calcext:value-type="float">
            <text:p>3.39842</text:p>
          </table:table-cell>
          <table:table-cell table:formula="of:=SUM([.E40:.H40])" office:value-type="float" office:value="6.643229" calcext:value-type="float">
            <text:p>6.643229</text:p>
          </table:table-cell>
          <table:table-cell table:formula="of:=SUM([.E40:.L40])" office:value-type="float" office:value="10.041649" calcext:value-type="float">
            <text:p>10.04164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9.17" calcext:value-type="float">
            <text:p>9.17</text:p>
          </table:table-cell>
          <table:table-cell office:value-type="float" office:value="0.004282" calcext:value-type="float">
            <text:p>0.004282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2173" calcext:value-type="float">
            <text:p>0.2173</text:p>
          </table:table-cell>
          <table:table-cell office:value-type="float" office:value="4.613" calcext:value-type="float">
            <text:p>4.613</text:p>
          </table:table-cell>
          <table:table-cell office:value-type="float" office:value="0.09439" calcext:value-type="float">
            <text:p>0.09439</text:p>
          </table:table-cell>
          <table:table-cell office:value-type="float" office:value="2.694" calcext:value-type="float">
            <text:p>2.694</text:p>
          </table:table-cell>
          <table:table-cell office:value-type="float" office:value="1.003" calcext:value-type="float">
            <text:p>1.003</text:p>
          </table:table-cell>
          <table:table-cell office:value-type="float" office:value="0" calcext:value-type="float">
            <text:p>0</text:p>
          </table:table-cell>
          <table:table-cell table:formula="of:=SUM([.I41:.L41])" office:value-type="float" office:value="3.79139" calcext:value-type="float">
            <text:p>3.79139</text:p>
          </table:table-cell>
          <table:table-cell table:formula="of:=SUM([.E41:.H41])" office:value-type="float" office:value="5.379182" calcext:value-type="float">
            <text:p>5.379182</text:p>
          </table:table-cell>
          <table:table-cell table:formula="of:=SUM([.E41:.L41])" office:value-type="float" office:value="9.170572" calcext:value-type="float">
            <text:p>9.170572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.785" calcext:value-type="float">
            <text:p>7.785</text:p>
          </table:table-cell>
          <table:table-cell office:value-type="float" office:value="0.004783" calcext:value-type="float">
            <text:p>0.004783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1962" calcext:value-type="float">
            <text:p>0.1962</text:p>
          </table:table-cell>
          <table:table-cell office:value-type="float" office:value="3.554" calcext:value-type="float">
            <text:p>3.554</text:p>
          </table:table-cell>
          <table:table-cell office:value-type="float" office:value="0.09886" calcext:value-type="float">
            <text:p>0.09886</text:p>
          </table:table-cell>
          <table:table-cell office:value-type="float" office:value="2.589" calcext:value-type="float">
            <text:p>2.589</text:p>
          </table:table-cell>
          <table:table-cell office:value-type="float" office:value="0.8383" calcext:value-type="float">
            <text:p>0.8383</text:p>
          </table:table-cell>
          <table:table-cell office:value-type="float" office:value="0" calcext:value-type="float">
            <text:p>0</text:p>
          </table:table-cell>
          <table:table-cell table:formula="of:=SUM([.I42:.L42])" office:value-type="float" office:value="3.52616" calcext:value-type="float">
            <text:p>3.52616</text:p>
          </table:table-cell>
          <table:table-cell table:formula="of:=SUM([.E42:.H42])" office:value-type="float" office:value="4.258483" calcext:value-type="float">
            <text:p>4.258483</text:p>
          </table:table-cell>
          <table:table-cell table:formula="of:=SUM([.E42:.L42])" office:value-type="float" office:value="7.784643" calcext:value-type="float">
            <text:p>7.784643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7.571" calcext:value-type="float">
            <text:p>7.571</text:p>
          </table:table-cell>
          <table:table-cell office:value-type="float" office:value="0.006094" calcext:value-type="float">
            <text:p>0.006094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2587" calcext:value-type="float">
            <text:p>0.2587</text:p>
          </table:table-cell>
          <table:table-cell office:value-type="float" office:value="3.063" calcext:value-type="float">
            <text:p>3.063</text:p>
          </table:table-cell>
          <table:table-cell office:value-type="float" office:value="0.103" calcext:value-type="float">
            <text:p>0.103</text:p>
          </table:table-cell>
          <table:table-cell office:value-type="float" office:value="2.635" calcext:value-type="float">
            <text:p>2.635</text:p>
          </table:table-cell>
          <table:table-cell office:value-type="float" office:value="1.057" calcext:value-type="float">
            <text:p>1.057</text:p>
          </table:table-cell>
          <table:table-cell office:value-type="float" office:value="0" calcext:value-type="float">
            <text:p>0</text:p>
          </table:table-cell>
          <table:table-cell table:formula="of:=SUM([.I43:.L43])" office:value-type="float" office:value="3.795" calcext:value-type="float">
            <text:p>3.795</text:p>
          </table:table-cell>
          <table:table-cell table:formula="of:=SUM([.E43:.H43])" office:value-type="float" office:value="3.776094" calcext:value-type="float">
            <text:p>3.776094</text:p>
          </table:table-cell>
          <table:table-cell table:formula="of:=SUM([.E43:.L43])" office:value-type="float" office:value="7.571094" calcext:value-type="float">
            <text:p>7.571094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7.522" calcext:value-type="float">
            <text:p>7.522</text:p>
          </table:table-cell>
          <table:table-cell office:value-type="float" office:value="0.005599" calcext:value-type="float">
            <text:p>0.005599</text:p>
          </table:table-cell>
          <table:table-cell office:value-type="float" office:value="0.5578" calcext:value-type="float">
            <text:p>0.5578</text:p>
          </table:table-cell>
          <table:table-cell office:value-type="float" office:value="0.2296" calcext:value-type="float">
            <text:p>0.2296</text:p>
          </table:table-cell>
          <table:table-cell office:value-type="float" office:value="2.918" calcext:value-type="float">
            <text:p>2.918</text:p>
          </table:table-cell>
          <table:table-cell office:value-type="float" office:value="0.1086" calcext:value-type="float">
            <text:p>0.1086</text:p>
          </table:table-cell>
          <table:table-cell office:value-type="float" office:value="2.763" calcext:value-type="float">
            <text:p>2.763</text:p>
          </table:table-cell>
          <table:table-cell office:value-type="float" office:value="0.9391" calcext:value-type="float">
            <text:p>0.9391</text:p>
          </table:table-cell>
          <table:table-cell office:value-type="float" office:value="0" calcext:value-type="float">
            <text:p>0</text:p>
          </table:table-cell>
          <table:table-cell table:formula="of:=SUM([.I44:.L44])" office:value-type="float" office:value="3.8107" calcext:value-type="float">
            <text:p>3.8107</text:p>
          </table:table-cell>
          <table:table-cell table:formula="of:=SUM([.E44:.H44])" office:value-type="float" office:value="3.710999" calcext:value-type="float">
            <text:p>3.710999</text:p>
          </table:table-cell>
          <table:table-cell table:formula="of:=SUM([.E44:.L44])" office:value-type="float" office:value="7.521699" calcext:value-type="float">
            <text:p>7.521699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7.493" calcext:value-type="float">
            <text:p>7.493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2379" calcext:value-type="float">
            <text:p>0.2379</text:p>
          </table:table-cell>
          <table:table-cell office:value-type="float" office:value="3.02" calcext:value-type="float">
            <text:p>3.02</text:p>
          </table:table-cell>
          <table:table-cell office:value-type="float" office:value="0.116" calcext:value-type="float">
            <text:p>0.116</text:p>
          </table:table-cell>
          <table:table-cell office:value-type="float" office:value="2.653" calcext:value-type="float">
            <text:p>2.653</text:p>
          </table:table-cell>
          <table:table-cell office:value-type="float" office:value="0.9237" calcext:value-type="float">
            <text:p>0.9237</text:p>
          </table:table-cell>
          <table:table-cell office:value-type="float" office:value="0" calcext:value-type="float">
            <text:p>0</text:p>
          </table:table-cell>
          <table:table-cell table:formula="of:=SUM([.I45:.L45])" office:value-type="float" office:value="3.6927" calcext:value-type="float">
            <text:p>3.6927</text:p>
          </table:table-cell>
          <table:table-cell table:formula="of:=SUM([.E45:.H45])" office:value-type="float" office:value="3.800015" calcext:value-type="float">
            <text:p>3.800015</text:p>
          </table:table-cell>
          <table:table-cell table:formula="of:=SUM([.E45:.L45])" office:value-type="float" office:value="7.492715" calcext:value-type="float">
            <text:p>7.49271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6.708" calcext:value-type="float">
            <text:p>6.708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2125" calcext:value-type="float">
            <text:p>0.2125</text:p>
          </table:table-cell>
          <table:table-cell office:value-type="float" office:value="2.188" calcext:value-type="float">
            <text:p>2.188</text:p>
          </table:table-cell>
          <table:table-cell office:value-type="float" office:value="0.1299" calcext:value-type="float">
            <text:p>0.1299</text:p>
          </table:table-cell>
          <table:table-cell office:value-type="float" office:value="2.757" calcext:value-type="float">
            <text:p>2.757</text:p>
          </table:table-cell>
          <table:table-cell office:value-type="float" office:value="0.9372" calcext:value-type="float">
            <text:p>0.9372</text:p>
          </table:table-cell>
          <table:table-cell office:value-type="float" office:value="0" calcext:value-type="float">
            <text:p>0</text:p>
          </table:table-cell>
          <table:table-cell table:formula="of:=SUM([.I46:.L46])" office:value-type="float" office:value="3.8241" calcext:value-type="float">
            <text:p>3.8241</text:p>
          </table:table-cell>
          <table:table-cell table:formula="of:=SUM([.E46:.H46])" office:value-type="float" office:value="2.884223" calcext:value-type="float">
            <text:p>2.884223</text:p>
          </table:table-cell>
          <table:table-cell table:formula="of:=SUM([.E46:.L46])" office:value-type="float" office:value="6.708323" calcext:value-type="float">
            <text:p>6.708323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.548" calcext:value-type="float">
            <text:p>6.548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575" calcext:value-type="float">
            <text:p>0.575</text:p>
          </table:table-cell>
          <table:table-cell office:value-type="float" office:value="0.2295" calcext:value-type="float">
            <text:p>0.2295</text:p>
          </table:table-cell>
          <table:table-cell office:value-type="float" office:value="1.603" calcext:value-type="float">
            <text:p>1.603</text:p>
          </table:table-cell>
          <table:table-cell office:value-type="float" office:value="0.1574" calcext:value-type="float">
            <text:p>0.1574</text:p>
          </table:table-cell>
          <table:table-cell office:value-type="float" office:value="2.89" calcext:value-type="float">
            <text:p>2.89</text:p>
          </table:table-cell>
          <table:table-cell office:value-type="float" office:value="1.082" calcext:value-type="float">
            <text:p>1.082</text:p>
          </table:table-cell>
          <table:table-cell office:value-type="float" office:value="0" calcext:value-type="float">
            <text:p>0</text:p>
          </table:table-cell>
          <table:table-cell table:formula="of:=SUM([.I47:.L47])" office:value-type="float" office:value="4.1294" calcext:value-type="float">
            <text:p>4.1294</text:p>
          </table:table-cell>
          <table:table-cell table:formula="of:=SUM([.E47:.H47])" office:value-type="float" office:value="2.41831" calcext:value-type="float">
            <text:p>2.41831</text:p>
          </table:table-cell>
          <table:table-cell table:formula="of:=SUM([.E47:.L47])" office:value-type="float" office:value="6.54771" calcext:value-type="float">
            <text:p>6.54771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5.667" calcext:value-type="float">
            <text:p>5.667</text:p>
          </table:table-cell>
          <table:table-cell office:value-type="float" office:value="0.009907" calcext:value-type="float">
            <text:p>0.009907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219" calcext:value-type="float">
            <text:p>0.21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1796" calcext:value-type="float">
            <text:p>0.1796</text:p>
          </table:table-cell>
          <table:table-cell office:value-type="float" office:value="2.873" calcext:value-type="float">
            <text:p>2.873</text:p>
          </table:table-cell>
          <table:table-cell office:value-type="float" office:value="1.106" calcext:value-type="float">
            <text:p>1.106</text:p>
          </table:table-cell>
          <table:table-cell office:value-type="float" office:value="0" calcext:value-type="float">
            <text:p>0</text:p>
          </table:table-cell>
          <table:table-cell table:formula="of:=SUM([.I48:.L48])" office:value-type="float" office:value="4.1586" calcext:value-type="float">
            <text:p>4.1586</text:p>
          </table:table-cell>
          <table:table-cell table:formula="of:=SUM([.E48:.H48])" office:value-type="float" office:value="1.508207" calcext:value-type="float">
            <text:p>1.508207</text:p>
          </table:table-cell>
          <table:table-cell table:formula="of:=SUM([.E48:.L48])" office:value-type="float" office:value="5.666807" calcext:value-type="float">
            <text:p>5.666807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5.65" calcext:value-type="float">
            <text:p>5.65</text:p>
          </table:table-cell>
          <table:table-cell office:value-type="float" office:value="0.008397" calcext:value-type="float">
            <text:p>0.008397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4934" calcext:value-type="float">
            <text:p>0.4934</text:p>
          </table:table-cell>
          <table:table-cell office:value-type="float" office:value="0.2119" calcext:value-type="float">
            <text:p>0.2119</text:p>
          </table:table-cell>
          <table:table-cell office:value-type="float" office:value="3.101" calcext:value-type="float">
            <text:p>3.10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" calcext:value-type="float">
            <text:p>0</text:p>
          </table:table-cell>
          <table:table-cell table:formula="of:=SUM([.I49:.L49])" office:value-type="float" office:value="4.3068" calcext:value-type="float">
            <text:p>4.3068</text:p>
          </table:table-cell>
          <table:table-cell table:formula="of:=SUM([.E49:.H49])" office:value-type="float" office:value="1.343797" calcext:value-type="float">
            <text:p>1.343797</text:p>
          </table:table-cell>
          <table:table-cell table:formula="of:=SUM([.E49:.L49])" office:value-type="float" office:value="5.650597" calcext:value-type="float">
            <text:p>5.650597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.713" calcext:value-type="float">
            <text:p>4.713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2501" calcext:value-type="float">
            <text:p>0.2501</text:p>
          </table:table-cell>
          <table:table-cell office:value-type="float" office:value="2.783" calcext:value-type="float">
            <text:p>2.783</text:p>
          </table:table-cell>
          <table:table-cell office:value-type="float" office:value="0.8809" calcext:value-type="float">
            <text:p>0.8809</text:p>
          </table:table-cell>
          <table:table-cell office:value-type="float" office:value="0" calcext:value-type="float">
            <text:p>0</text:p>
          </table:table-cell>
          <table:table-cell table:formula="of:=SUM([.I50:.L50])" office:value-type="float" office:value="3.914" calcext:value-type="float">
            <text:p>3.914</text:p>
          </table:table-cell>
          <table:table-cell table:formula="of:=SUM([.E50:.H50])" office:value-type="float" office:value="0.79894" calcext:value-type="float">
            <text:p>0.79894</text:p>
          </table:table-cell>
          <table:table-cell table:formula="of:=SUM([.E50:.L50])" office:value-type="float" office:value="4.71294" calcext:value-type="float">
            <text:p>4.71294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4.711" calcext:value-type="float">
            <text:p>4.711</text:p>
          </table:table-cell>
          <table:table-cell office:value-type="float" office:value="0.009962" calcext:value-type="float">
            <text:p>0.009962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03254" calcext:value-type="float">
            <text:p>0.03254</text:p>
          </table:table-cell>
          <table:table-cell office:value-type="float" office:value="0.2879" calcext:value-type="float">
            <text:p>0.2879</text:p>
          </table:table-cell>
          <table:table-cell office:value-type="float" office:value="2.776" calcext:value-type="float">
            <text:p>2.776</text:p>
          </table:table-cell>
          <table:table-cell office:value-type="float" office:value="0.9493" calcext:value-type="float">
            <text:p>0.9493</text:p>
          </table:table-cell>
          <table:table-cell office:value-type="float" office:value="0" calcext:value-type="float">
            <text:p>0</text:p>
          </table:table-cell>
          <table:table-cell table:formula="of:=SUM([.I51:.L51])" office:value-type="float" office:value="4.0132" calcext:value-type="float">
            <text:p>4.0132</text:p>
          </table:table-cell>
          <table:table-cell table:formula="of:=SUM([.E51:.H51])" office:value-type="float" office:value="0.698202" calcext:value-type="float">
            <text:p>0.698202</text:p>
          </table:table-cell>
          <table:table-cell table:formula="of:=SUM([.E51:.L51])" office:value-type="float" office:value="4.711402" calcext:value-type="float">
            <text:p>4.71140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.879" calcext:value-type="float">
            <text:p>4.879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327" calcext:value-type="float">
            <text:p>0.327</text:p>
          </table:table-cell>
          <table:table-cell office:value-type="float" office:value="2.657" calcext:value-type="float">
            <text:p>2.657</text:p>
          </table:table-cell>
          <table:table-cell office:value-type="float" office:value="0.9658" calcext:value-type="float">
            <text:p>0.9658</text:p>
          </table:table-cell>
          <table:table-cell office:value-type="float" office:value="0" calcext:value-type="float">
            <text:p>0</text:p>
          </table:table-cell>
          <table:table-cell table:formula="of:=SUM([.I52:.L52])" office:value-type="float" office:value="3.9498" calcext:value-type="float">
            <text:p>3.9498</text:p>
          </table:table-cell>
          <table:table-cell table:formula="of:=SUM([.E52:.H52])" office:value-type="float" office:value="0.930006" calcext:value-type="float">
            <text:p>0.930006</text:p>
          </table:table-cell>
          <table:table-cell table:formula="of:=SUM([.E52:.L52])" office:value-type="float" office:value="4.879806" calcext:value-type="float">
            <text:p>4.879806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.107" calcext:value-type="float">
            <text:p>5.107</text:p>
          </table:table-cell>
          <table:table-cell office:value-type="float" office:value="0.007832" calcext:value-type="float">
            <text:p>0.007832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7374" calcext:value-type="float">
            <text:p>0.007374</text:p>
          </table:table-cell>
          <table:table-cell office:value-type="float" office:value="0.3286" calcext:value-type="float">
            <text:p>0.3286</text:p>
          </table:table-cell>
          <table:table-cell office:value-type="float" office:value="3.008" calcext:value-type="float">
            <text:p>3.008</text:p>
          </table:table-cell>
          <table:table-cell office:value-type="float" office:value="1.086" calcext:value-type="float">
            <text:p>1.086</text:p>
          </table:table-cell>
          <table:table-cell office:value-type="float" office:value="0" calcext:value-type="float">
            <text:p>0</text:p>
          </table:table-cell>
          <table:table-cell table:formula="of:=SUM([.I53:.L53])" office:value-type="float" office:value="4.4226" calcext:value-type="float">
            <text:p>4.4226</text:p>
          </table:table-cell>
          <table:table-cell table:formula="of:=SUM([.E53:.H53])" office:value-type="float" office:value="0.684106" calcext:value-type="float">
            <text:p>0.684106</text:p>
          </table:table-cell>
          <table:table-cell table:formula="of:=SUM([.E53:.L53])" office:value-type="float" office:value="5.106706" calcext:value-type="float">
            <text:p>5.106706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4.77" calcext:value-type="float">
            <text:p>4.77</text:p>
          </table:table-cell>
          <table:table-cell office:value-type="float" office:value="0.009319" calcext:value-type="float">
            <text:p>0.009319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2198" calcext:value-type="float">
            <text:p>0.2198</text:p>
          </table:table-cell>
          <table:table-cell office:value-type="float" office:value="0" calcext:value-type="float">
            <text:p>0</text:p>
          </table:table-cell>
          <table:table-cell office:value-type="float" office:value="0.3139" calcext:value-type="float">
            <text:p>0.3139</text:p>
          </table:table-cell>
          <table:table-cell office:value-type="float" office:value="2.92" calcext:value-type="float">
            <text:p>2.92</text:p>
          </table:table-cell>
          <table:table-cell office:value-type="float" office:value="0.9571" calcext:value-type="float">
            <text:p>0.9571</text:p>
          </table:table-cell>
          <table:table-cell office:value-type="float" office:value="0" calcext:value-type="float">
            <text:p>0</text:p>
          </table:table-cell>
          <table:table-cell table:formula="of:=SUM([.I54:.L54])" office:value-type="float" office:value="4.191" calcext:value-type="float">
            <text:p>4.191</text:p>
          </table:table-cell>
          <table:table-cell table:formula="of:=SUM([.E54:.H54])" office:value-type="float" office:value="0.579019" calcext:value-type="float">
            <text:p>0.579019</text:p>
          </table:table-cell>
          <table:table-cell table:formula="of:=SUM([.E54:.L54])" office:value-type="float" office:value="4.770019" calcext:value-type="float">
            <text:p>4.770019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4.9" calcext:value-type="float">
            <text:p>4.9</text:p>
          </table:table-cell>
          <table:table-cell office:value-type="float" office:value="0.008857" calcext:value-type="float">
            <text:p>0.008857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2377" calcext:value-type="float">
            <text:p>0.2377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2.883" calcext:value-type="float">
            <text:p>2.88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" calcext:value-type="float">
            <text:p>0</text:p>
          </table:table-cell>
          <table:table-cell table:formula="of:=SUM([.I55:.L55])" office:value-type="float" office:value="4.1837" calcext:value-type="float">
            <text:p>4.1837</text:p>
          </table:table-cell>
          <table:table-cell table:formula="of:=SUM([.E55:.H55])" office:value-type="float" office:value="0.715857" calcext:value-type="float">
            <text:p>0.715857</text:p>
          </table:table-cell>
          <table:table-cell table:formula="of:=SUM([.E55:.L55])" office:value-type="float" office:value="4.899557" calcext:value-type="float">
            <text:p>4.899557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4.607" calcext:value-type="float">
            <text:p>4.607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2531" calcext:value-type="float">
            <text:p>0.2531</text:p>
          </table:table-cell>
          <table:table-cell office:value-type="float" office:value="0" calcext:value-type="float">
            <text:p>0</text:p>
          </table:table-cell>
          <table:table-cell office:value-type="float" office:value="0.2699" calcext:value-type="float">
            <text:p>0.2699</text:p>
          </table:table-cell>
          <table:table-cell office:value-type="float" office:value="2.663" calcext:value-type="float">
            <text:p>2.66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" calcext:value-type="float">
            <text:p>0</text:p>
          </table:table-cell>
          <table:table-cell table:formula="of:=SUM([.I56:.L56])" office:value-type="float" office:value="3.8562" calcext:value-type="float">
            <text:p>3.8562</text:p>
          </table:table-cell>
          <table:table-cell table:formula="of:=SUM([.E56:.H56])" office:value-type="float" office:value="0.75038" calcext:value-type="float">
            <text:p>0.75038</text:p>
          </table:table-cell>
          <table:table-cell table:formula="of:=SUM([.E56:.L56])" office:value-type="float" office:value="4.60658" calcext:value-type="float">
            <text:p>4.6065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4.715" calcext:value-type="float">
            <text:p>4.715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2165" calcext:value-type="float">
            <text:p>0.2165</text:p>
          </table:table-cell>
          <table:table-cell office:value-type="float" office:value="0" calcext:value-type="float">
            <text:p>0</text:p>
          </table:table-cell>
          <table:table-cell office:value-type="float" office:value="0.2204" calcext:value-type="float">
            <text:p>0.2204</text:p>
          </table:table-cell>
          <table:table-cell office:value-type="float" office:value="2.828" calcext:value-type="float">
            <text:p>2.828</text:p>
          </table:table-cell>
          <table:table-cell office:value-type="float" office:value="0.9115" calcext:value-type="float">
            <text:p>0.9115</text:p>
          </table:table-cell>
          <table:table-cell office:value-type="float" office:value="0" calcext:value-type="float">
            <text:p>0</text:p>
          </table:table-cell>
          <table:table-cell table:formula="of:=SUM([.I57:.L57])" office:value-type="float" office:value="3.9599" calcext:value-type="float">
            <text:p>3.9599</text:p>
          </table:table-cell>
          <table:table-cell table:formula="of:=SUM([.E57:.H57])" office:value-type="float" office:value="0.75544" calcext:value-type="float">
            <text:p>0.75544</text:p>
          </table:table-cell>
          <table:table-cell table:formula="of:=SUM([.E57:.L57])" office:value-type="float" office:value="4.71534" calcext:value-type="float">
            <text:p>4.71534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4.765" calcext:value-type="float">
            <text:p>4.765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2788" calcext:value-type="float">
            <text:p>0.2788</text:p>
          </table:table-cell>
          <table:table-cell office:value-type="float" office:value="0" calcext:value-type="float">
            <text:p>0</text:p>
          </table:table-cell>
          <table:table-cell office:value-type="float" office:value="0.1827" calcext:value-type="float">
            <text:p>0.1827</text:p>
          </table:table-cell>
          <table:table-cell office:value-type="float" office:value="2.916" calcext:value-type="float">
            <text:p>2.916</text:p>
          </table:table-cell>
          <table:table-cell office:value-type="float" office:value="0.8738" calcext:value-type="float">
            <text:p>0.8738</text:p>
          </table:table-cell>
          <table:table-cell office:value-type="float" office:value="0" calcext:value-type="float">
            <text:p>0</text:p>
          </table:table-cell>
          <table:table-cell table:formula="of:=SUM([.I58:.L58])" office:value-type="float" office:value="3.9725" calcext:value-type="float">
            <text:p>3.9725</text:p>
          </table:table-cell>
          <table:table-cell table:formula="of:=SUM([.E58:.H58])" office:value-type="float" office:value="0.79293" calcext:value-type="float">
            <text:p>0.79293</text:p>
          </table:table-cell>
          <table:table-cell table:formula="of:=SUM([.E58:.L58])" office:value-type="float" office:value="4.76543" calcext:value-type="float">
            <text:p>4.76543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4.942" calcext:value-type="float">
            <text:p>4.942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2592" calcext:value-type="float">
            <text:p>0.2592</text:p>
          </table:table-cell>
          <table:table-cell office:value-type="float" office:value="0" calcext:value-type="float">
            <text:p>0</text:p>
          </table:table-cell>
          <table:table-cell office:value-type="float" office:value="0.1598" calcext:value-type="float">
            <text:p>0.1598</text:p>
          </table:table-cell>
          <table:table-cell office:value-type="float" office:value="2.982" calcext:value-type="float">
            <text:p>2.982</text:p>
          </table:table-cell>
          <table:table-cell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UM([.I59:.L59])" office:value-type="float" office:value="4.2168" calcext:value-type="float">
            <text:p>4.2168</text:p>
          </table:table-cell>
          <table:table-cell table:formula="of:=SUM([.E59:.H59])" office:value-type="float" office:value="0.72511" calcext:value-type="float">
            <text:p>0.72511</text:p>
          </table:table-cell>
          <table:table-cell table:formula="of:=SUM([.E59:.L59])" office:value-type="float" office:value="4.94191" calcext:value-type="float">
            <text:p>4.94191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4.781" calcext:value-type="float">
            <text:p>4.781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1334" calcext:value-type="float">
            <text:p>0.1334</text:p>
          </table:table-cell>
          <table:table-cell office:value-type="float" office:value="2.693" calcext:value-type="float">
            <text:p>2.693</text:p>
          </table:table-cell>
          <table:table-cell office:value-type="float" office:value="1.093" calcext:value-type="float">
            <text:p>1.093</text:p>
          </table:table-cell>
          <table:table-cell office:value-type="float" office:value="0" calcext:value-type="float">
            <text:p>0</text:p>
          </table:table-cell>
          <table:table-cell table:formula="of:=SUM([.I60:.L60])" office:value-type="float" office:value="3.9194" calcext:value-type="float">
            <text:p>3.9194</text:p>
          </table:table-cell>
          <table:table-cell table:formula="of:=SUM([.E60:.H60])" office:value-type="float" office:value="0.86097" calcext:value-type="float">
            <text:p>0.86097</text:p>
          </table:table-cell>
          <table:table-cell table:formula="of:=SUM([.E60:.L60])" office:value-type="float" office:value="4.78037" calcext:value-type="float">
            <text:p>4.78037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4.688" calcext:value-type="float">
            <text:p>4.688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166" calcext:value-type="float">
            <text:p>0.3166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835" calcext:value-type="float">
            <text:p>2.835</text:p>
          </table:table-cell>
          <table:table-cell office:value-type="float" office:value="0.9552" calcext:value-type="float">
            <text:p>0.9552</text:p>
          </table:table-cell>
          <table:table-cell office:value-type="float" office:value="0" calcext:value-type="float">
            <text:p>0</text:p>
          </table:table-cell>
          <table:table-cell table:formula="of:=SUM([.I61:.L61])" office:value-type="float" office:value="3.8918" calcext:value-type="float">
            <text:p>3.8918</text:p>
          </table:table-cell>
          <table:table-cell table:formula="of:=SUM([.E61:.H61])" office:value-type="float" office:value="0.79613" calcext:value-type="float">
            <text:p>0.79613</text:p>
          </table:table-cell>
          <table:table-cell table:formula="of:=SUM([.E61:.L61])" office:value-type="float" office:value="4.68793" calcext:value-type="float">
            <text:p>4.68793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.563" calcext:value-type="float">
            <text:p>4.563</text:p>
          </table:table-cell>
          <table:table-cell office:value-type="float" office:value="0.06779" calcext:value-type="float">
            <text:p>0.06779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3147" calcext:value-type="float">
            <text:p>0.3147</text:p>
          </table:table-cell>
          <table:table-cell office:value-type="float" office:value="0" calcext:value-type="float">
            <text:p>0</text:p>
          </table:table-cell>
          <table:table-cell office:value-type="float" office:value="0.08053" calcext:value-type="float">
            <text:p>0.08053</text:p>
          </table:table-cell>
          <table:table-cell office:value-type="float" office:value="2.624" calcext:value-type="float">
            <text:p>2.62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table:formula="of:=SUM([.I62:.L62])" office:value-type="float" office:value="3.70343" calcext:value-type="float">
            <text:p>3.70343</text:p>
          </table:table-cell>
          <table:table-cell table:formula="of:=SUM([.E62:.H62])" office:value-type="float" office:value="0.86009" calcext:value-type="float">
            <text:p>0.86009</text:p>
          </table:table-cell>
          <table:table-cell table:formula="of:=SUM([.E62:.L62])" office:value-type="float" office:value="4.56352" calcext:value-type="float">
            <text:p>4.5635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4.749" calcext:value-type="float">
            <text:p>4.74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2804" calcext:value-type="float">
            <text:p>0.280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.868" calcext:value-type="float">
            <text:p>2.868</text:p>
          </table:table-cell>
          <table:table-cell office:value-type="float" office:value="0.9037" calcext:value-type="float">
            <text:p>0.9037</text:p>
          </table:table-cell>
          <table:table-cell office:value-type="float" office:value="0" calcext:value-type="float">
            <text:p>0</text:p>
          </table:table-cell>
          <table:table-cell table:formula="of:=SUM([.I63:.L63])" office:value-type="float" office:value="3.8417" calcext:value-type="float">
            <text:p>3.8417</text:p>
          </table:table-cell>
          <table:table-cell table:formula="of:=SUM([.E63:.H63])" office:value-type="float" office:value="0.9076" calcext:value-type="float">
            <text:p>0.9076</text:p>
          </table:table-cell>
          <table:table-cell table:formula="of:=SUM([.E63:.L63])" office:value-type="float" office:value="4.7493" calcext:value-type="float">
            <text:p>4.7493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5.078" calcext:value-type="float">
            <text:p>5.07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521" calcext:value-type="float">
            <text:p>0.521</text:p>
          </table:table-cell>
          <table:table-cell office:value-type="float" office:value="0.2596" calcext:value-type="float">
            <text:p>0.2596</text:p>
          </table:table-cell>
          <table:table-cell office:value-type="float" office:value="0" calcext:value-type="float">
            <text:p>0</text:p>
          </table:table-cell>
          <table:table-cell office:value-type="float" office:value="0.05868" calcext:value-type="float">
            <text:p>0.05868</text:p>
          </table:table-cell>
          <table:table-cell office:value-type="float" office:value="3.082" calcext:value-type="float">
            <text:p>3.082</text:p>
          </table:table-cell>
          <table:table-cell office:value-type="float" office:value="1.039" calcext:value-type="float">
            <text:p>1.039</text:p>
          </table:table-cell>
          <table:table-cell office:value-type="float" office:value="0" calcext:value-type="float">
            <text:p>0</text:p>
          </table:table-cell>
          <table:table-cell table:formula="of:=SUM([.I64:.L64])" office:value-type="float" office:value="4.17968" calcext:value-type="float">
            <text:p>4.17968</text:p>
          </table:table-cell>
          <table:table-cell table:formula="of:=SUM([.E64:.H64])" office:value-type="float" office:value="0.898" calcext:value-type="float">
            <text:p>0.898</text:p>
          </table:table-cell>
          <table:table-cell table:formula="of:=SUM([.E64:.L64])" office:value-type="float" office:value="5.07768" calcext:value-type="float">
            <text:p>5.07768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5.068" calcext:value-type="float">
            <text:p>5.068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901" calcext:value-type="float">
            <text:p>0.2901</text:p>
          </table:table-cell>
          <table:table-cell office:value-type="float" office:value="0" calcext:value-type="float">
            <text:p>0</text:p>
          </table:table-cell>
          <table:table-cell office:value-type="float" office:value="0.05417" calcext:value-type="float">
            <text:p>0.05417</text:p>
          </table:table-cell>
          <table:table-cell office:value-type="float" office:value="2.906" calcext:value-type="float">
            <text:p>2.906</text:p>
          </table:table-cell>
          <table:table-cell office:value-type="float" office:value="1.149" calcext:value-type="float">
            <text:p>1.149</text:p>
          </table:table-cell>
          <table:table-cell office:value-type="float" office:value="0" calcext:value-type="float">
            <text:p>0</text:p>
          </table:table-cell>
          <table:table-cell table:formula="of:=SUM([.I65:.L65])" office:value-type="float" office:value="4.10917" calcext:value-type="float">
            <text:p>4.10917</text:p>
          </table:table-cell>
          <table:table-cell table:formula="of:=SUM([.E65:.H65])" office:value-type="float" office:value="0.9592" calcext:value-type="float">
            <text:p>0.9592</text:p>
          </table:table-cell>
          <table:table-cell table:formula="of:=SUM([.E65:.L65])" office:value-type="float" office:value="5.06837" calcext:value-type="float">
            <text:p>5.06837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.271" calcext:value-type="float">
            <text:p>5.271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341" calcext:value-type="float">
            <text:p>0.341</text:p>
          </table:table-cell>
          <table:table-cell office:value-type="float" office:value="0" calcext:value-type="float">
            <text:p>0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2.869" calcext:value-type="float">
            <text:p>2.869</text:p>
          </table:table-cell>
          <table:table-cell office:value-type="float" office:value="1.182" calcext:value-type="float">
            <text:p>1.182</text:p>
          </table:table-cell>
          <table:table-cell office:value-type="float" office:value="0" calcext:value-type="float">
            <text:p>0</text:p>
          </table:table-cell>
          <table:table-cell table:formula="of:=SUM([.I66:.L66])" office:value-type="float" office:value="4.10986" calcext:value-type="float">
            <text:p>4.10986</text:p>
          </table:table-cell>
          <table:table-cell table:formula="of:=SUM([.E66:.H66])" office:value-type="float" office:value="1.1605" calcext:value-type="float">
            <text:p>1.1605</text:p>
          </table:table-cell>
          <table:table-cell table:formula="of:=SUM([.E66:.L66])" office:value-type="float" office:value="5.27036" calcext:value-type="float">
            <text:p>5.27036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5.3" calcext:value-type="float">
            <text:p>5.3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033" calcext:value-type="float">
            <text:p>0.3033</text:p>
          </table:table-cell>
          <table:table-cell office:value-type="float" office:value="0" calcext:value-type="float">
            <text:p>0</text:p>
          </table:table-cell>
          <table:table-cell office:value-type="float" office:value="0.05146" calcext:value-type="float">
            <text:p>0.05146</text:p>
          </table:table-cell>
          <table:table-cell office:value-type="float" office:value="2.943" calcext:value-type="float">
            <text:p>2.943</text:p>
          </table:table-cell>
          <table:table-cell office:value-type="float" office:value="1.225" calcext:value-type="float">
            <text:p>1.225</text:p>
          </table:table-cell>
          <table:table-cell office:value-type="float" office:value="0" calcext:value-type="float">
            <text:p>0</text:p>
          </table:table-cell>
          <table:table-cell table:formula="of:=SUM([.I67:.L67])" office:value-type="float" office:value="4.21946" calcext:value-type="float">
            <text:p>4.21946</text:p>
          </table:table-cell>
          <table:table-cell table:formula="of:=SUM([.E67:.H67])" office:value-type="float" office:value="1.0799" calcext:value-type="float">
            <text:p>1.0799</text:p>
          </table:table-cell>
          <table:table-cell table:formula="of:=SUM([.E67:.L67])" office:value-type="float" office:value="5.29936" calcext:value-type="float">
            <text:p>5.29936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5.454" calcext:value-type="float">
            <text:p>5.454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5767" calcext:value-type="float">
            <text:p>0.5767</text:p>
          </table:table-cell>
          <table:table-cell office:value-type="float" office:value="0.4072" calcext:value-type="float">
            <text:p>0.4072</text:p>
          </table:table-cell>
          <table:table-cell office:value-type="float" office:value="0" calcext:value-type="float">
            <text:p>0</text:p>
          </table:table-cell>
          <table:table-cell office:value-type="float" office:value="0.04463" calcext:value-type="float">
            <text:p>0.04463</text:p>
          </table:table-cell>
          <table:table-cell office:value-type="float" office:value="3.129" calcext:value-type="float">
            <text:p>3.129</text:p>
          </table:table-cell>
          <table:table-cell office:value-type="float" office:value="1.105" calcext:value-type="float">
            <text:p>1.105</text:p>
          </table:table-cell>
          <table:table-cell office:value-type="float" office:value="0" calcext:value-type="float">
            <text:p>0</text:p>
          </table:table-cell>
          <table:table-cell table:formula="of:=SUM([.I68:.L68])" office:value-type="float" office:value="4.27863" calcext:value-type="float">
            <text:p>4.27863</text:p>
          </table:table-cell>
          <table:table-cell table:formula="of:=SUM([.E68:.H68])" office:value-type="float" office:value="1.1761" calcext:value-type="float">
            <text:p>1.1761</text:p>
          </table:table-cell>
          <table:table-cell table:formula="of:=SUM([.E68:.L68])" office:value-type="float" office:value="5.45473" calcext:value-type="float">
            <text:p>5.4547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5.244" calcext:value-type="float">
            <text:p>5.244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3131" calcext:value-type="float">
            <text:p>0.3131</text:p>
          </table:table-cell>
          <table:table-cell office:value-type="float" office:value="0" calcext:value-type="float">
            <text:p>0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3.124" calcext:value-type="float">
            <text:p>3.124</text:p>
          </table:table-cell>
          <table:table-cell office:value-type="float" office:value="1.105" calcext:value-type="float">
            <text:p>1.105</text:p>
          </table:table-cell>
          <table:table-cell office:value-type="float" office:value="0" calcext:value-type="float">
            <text:p>0</text:p>
          </table:table-cell>
          <table:table-cell table:formula="of:=SUM([.I69:.L69])" office:value-type="float" office:value="4.26125" calcext:value-type="float">
            <text:p>4.26125</text:p>
          </table:table-cell>
          <table:table-cell table:formula="of:=SUM([.E69:.H69])" office:value-type="float" office:value="0.9821" calcext:value-type="float">
            <text:p>0.9821</text:p>
          </table:table-cell>
          <table:table-cell table:formula="of:=SUM([.E69:.L69])" office:value-type="float" office:value="5.24335" calcext:value-type="float">
            <text:p>5.2433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5.389" calcext:value-type="float">
            <text:p>5.389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3485" calcext:value-type="float">
            <text:p>0.3485</text:p>
          </table:table-cell>
          <table:table-cell office:value-type="float" office:value="0" calcext:value-type="float">
            <text:p>0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2.957" calcext:value-type="float">
            <text:p>2.957</text:p>
          </table:table-cell>
          <table:table-cell office:value-type="float" office:value="1.292" calcext:value-type="float">
            <text:p>1.292</text:p>
          </table:table-cell>
          <table:table-cell office:value-type="float" office:value="0" calcext:value-type="float">
            <text:p>0</text:p>
          </table:table-cell>
          <table:table-cell table:formula="of:=SUM([.I70:.L70])" office:value-type="float" office:value="4.27929" calcext:value-type="float">
            <text:p>4.27929</text:p>
          </table:table-cell>
          <table:table-cell table:formula="of:=SUM([.E70:.H70])" office:value-type="float" office:value="1.1096" calcext:value-type="float">
            <text:p>1.1096</text:p>
          </table:table-cell>
          <table:table-cell table:formula="of:=SUM([.E70:.L70])" office:value-type="float" office:value="5.38889" calcext:value-type="float">
            <text:p>5.38889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5.457" calcext:value-type="float">
            <text:p>5.457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3692" calcext:value-type="float">
            <text:p>0.3692</text:p>
          </table:table-cell>
          <table:table-cell office:value-type="float" office:value="0" calcext:value-type="float">
            <text:p>0</text:p>
          </table:table-cell>
          <table:table-cell office:value-type="float" office:value="0.02065" calcext:value-type="float">
            <text:p>0.02065</text:p>
          </table:table-cell>
          <table:table-cell office:value-type="float" office:value="3.079" calcext:value-type="float">
            <text:p>3.079</text:p>
          </table:table-cell>
          <table:table-cell office:value-type="float" office:value="1.189" calcext:value-type="float">
            <text:p>1.189</text:p>
          </table:table-cell>
          <table:table-cell office:value-type="float" office:value="0" calcext:value-type="float">
            <text:p>0</text:p>
          </table:table-cell>
          <table:table-cell table:formula="of:=SUM([.I71:.L71])" office:value-type="float" office:value="4.28865" calcext:value-type="float">
            <text:p>4.28865</text:p>
          </table:table-cell>
          <table:table-cell table:formula="of:=SUM([.E71:.H71])" office:value-type="float" office:value="1.1682" calcext:value-type="float">
            <text:p>1.1682</text:p>
          </table:table-cell>
          <table:table-cell table:formula="of:=SUM([.E71:.L71])" office:value-type="float" office:value="5.45685" calcext:value-type="float">
            <text:p>5.4568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.72" calcext:value-type="float">
            <text:p>5.72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701" calcext:value-type="float">
            <text:p>0.5701</text:p>
          </table:table-cell>
          <table:table-cell office:value-type="float" office:value="0" calcext:value-type="float">
            <text:p>0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2.933" calcext:value-type="float">
            <text:p>2.933</text:p>
          </table:table-cell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  <table:table-cell table:formula="of:=SUM([.I72:.L72])" office:value-type="float" office:value="4.22458" calcext:value-type="float">
            <text:p>4.22458</text:p>
          </table:table-cell>
          <table:table-cell table:formula="of:=SUM([.E72:.H72])" office:value-type="float" office:value="1.4957" calcext:value-type="float">
            <text:p>1.4957</text:p>
          </table:table-cell>
          <table:table-cell table:formula="of:=SUM([.E72:.L72])" office:value-type="float" office:value="5.72028" calcext:value-type="float">
            <text:p>5.72028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5.763" calcext:value-type="float">
            <text:p>5.76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22" calcext:value-type="float">
            <text:p>0.522</text:p>
          </table:table-cell>
          <table:table-cell office:value-type="float" office:value="0" calcext:value-type="float">
            <text:p>0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2.921" calcext:value-type="float">
            <text:p>2.921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table:formula="of:=SUM([.I73:.L73])" office:value-type="float" office:value="4.16575" calcext:value-type="float">
            <text:p>4.16575</text:p>
          </table:table-cell>
          <table:table-cell table:formula="of:=SUM([.E73:.H73])" office:value-type="float" office:value="1.5973" calcext:value-type="float">
            <text:p>1.5973</text:p>
          </table:table-cell>
          <table:table-cell table:formula="of:=SUM([.E73:.L73])" office:value-type="float" office:value="5.76305" calcext:value-type="float">
            <text:p>5.7630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6.669" calcext:value-type="float">
            <text:p>6.669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7223" calcext:value-type="float">
            <text:p>0.7223</text:p>
          </table:table-cell>
          <table:table-cell office:value-type="float" office:value="0.5192" calcext:value-type="float">
            <text:p>0.5192</text:p>
          </table:table-cell>
          <table:table-cell office:value-type="float" office:value="0" calcext:value-type="float">
            <text:p>0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3.334" calcext:value-type="float">
            <text:p>3.334</text:p>
          </table:table-cell>
          <table:table-cell office:value-type="float" office:value="1.205" calcext:value-type="float">
            <text:p>1.205</text:p>
          </table:table-cell>
          <table:table-cell office:value-type="float" office:value="0" calcext:value-type="float">
            <text:p>0</text:p>
          </table:table-cell>
          <table:table-cell table:formula="of:=SUM([.I74:.L74])" office:value-type="float" office:value="4.55023" calcext:value-type="float">
            <text:p>4.55023</text:p>
          </table:table-cell>
          <table:table-cell table:formula="of:=SUM([.E74:.H74])" office:value-type="float" office:value="2.1189" calcext:value-type="float">
            <text:p>2.1189</text:p>
          </table:table-cell>
          <table:table-cell table:formula="of:=SUM([.E74:.L74])" office:value-type="float" office:value="6.66913" calcext:value-type="float">
            <text:p>6.66913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office:value-type="float" office:value="7.509" calcext:value-type="float">
            <text:p>7.509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" calcext:value-type="float">
            <text:p>0</text:p>
          </table:table-cell>
          <table:table-cell office:value-type="float" office:value="0.009448" calcext:value-type="float">
            <text:p>0.009448</text:p>
          </table:table-cell>
          <table:table-cell office:value-type="float" office:value="3.183" calcext:value-type="float">
            <text:p>3.183</text:p>
          </table:table-cell>
          <table:table-cell office:value-type="float" office:value="1.271" calcext:value-type="float">
            <text:p>1.271</text:p>
          </table:table-cell>
          <table:table-cell office:value-type="float" office:value="0" calcext:value-type="float">
            <text:p>0</text:p>
          </table:table-cell>
          <table:table-cell table:formula="of:=SUM([.I75:.L75])" office:value-type="float" office:value="4.463448" calcext:value-type="float">
            <text:p>4.463448</text:p>
          </table:table-cell>
          <table:table-cell table:formula="of:=SUM([.E75:.H75])" office:value-type="float" office:value="3.0466" calcext:value-type="float">
            <text:p>3.0466</text:p>
          </table:table-cell>
          <table:table-cell table:formula="of:=SUM([.E75:.L75])" office:value-type="float" office:value="7.510048" calcext:value-type="float">
            <text:p>7.510048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8.723" calcext:value-type="float">
            <text:p>8.723</text:p>
          </table:table-cell>
          <table:table-cell office:value-type="float" office:value="2.391" calcext:value-type="float">
            <text:p>2.391</text:p>
          </table:table-cell>
          <table:table-cell office:value-type="float" office:value="1.053" calcext:value-type="float">
            <text:p>1.053</text:p>
          </table:table-cell>
          <table:table-cell office:value-type="float" office:value="0.7283" calcext:value-type="float">
            <text:p>0.7283</text:p>
          </table:table-cell>
          <table:table-cell office:value-type="float" office:value="0" calcext:value-type="float">
            <text:p>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3.198" calcext:value-type="float">
            <text:p>3.198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formula="of:=SUM([.I76:.L76])" office:value-type="float" office:value="4.55118" calcext:value-type="float">
            <text:p>4.55118</text:p>
          </table:table-cell>
          <table:table-cell table:formula="of:=SUM([.E76:.H76])" office:value-type="float" office:value="4.1723" calcext:value-type="float">
            <text:p>4.1723</text:p>
          </table:table-cell>
          <table:table-cell table:formula="of:=SUM([.E76:.L76])" office:value-type="float" office:value="8.72348" calcext:value-type="float">
            <text:p>8.72348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0.51" calcext:value-type="float">
            <text:p>10.51</text:p>
          </table:table-cell>
          <table:table-cell office:value-type="float" office:value="3.608" calcext:value-type="float">
            <text:p>3.608</text:p>
          </table:table-cell>
          <table:table-cell office:value-type="float" office:value="1.434" calcext:value-type="float">
            <text:p>1.434</text:p>
          </table:table-cell>
          <table:table-cell office:value-type="float" office:value="0.8022" calcext:value-type="float">
            <text:p>0.8022</text:p>
          </table:table-cell>
          <table:table-cell office:value-type="float" office:value="0" calcext:value-type="float">
            <text:p>0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3.385" calcext:value-type="float">
            <text:p>3.385</text:p>
          </table:table-cell>
          <table:table-cell office:value-type="float" office:value="1.268" calcext:value-type="float">
            <text:p>1.268</text:p>
          </table:table-cell>
          <table:table-cell office:value-type="float" office:value="0" calcext:value-type="float">
            <text:p>0</text:p>
          </table:table-cell>
          <table:table-cell table:formula="of:=SUM([.I77:.L77])" office:value-type="float" office:value="4.66662" calcext:value-type="float">
            <text:p>4.66662</text:p>
          </table:table-cell>
          <table:table-cell table:formula="of:=SUM([.E77:.H77])" office:value-type="float" office:value="5.8442" calcext:value-type="float">
            <text:p>5.8442</text:p>
          </table:table-cell>
          <table:table-cell table:formula="of:=SUM([.E77:.L77])" office:value-type="float" office:value="10.51082" calcext:value-type="float">
            <text:p>10.51082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12.4" calcext:value-type="float">
            <text:p>12.4</text:p>
          </table:table-cell>
          <table:table-cell office:value-type="float" office:value="5.025" calcext:value-type="float">
            <text:p>5.025</text:p>
          </table:table-cell>
          <table:table-cell office:value-type="float" office:value="1.718" calcext:value-type="float">
            <text:p>1.718</text:p>
          </table:table-cell>
          <table:table-cell office:value-type="float" office:value="0.9596" calcext:value-type="float">
            <text:p>0.9596</text:p>
          </table:table-cell>
          <table:table-cell office:value-type="float" office:value="0" calcext:value-type="float">
            <text:p>0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3.245" calcext:value-type="float">
            <text:p>3.245</text:p>
          </table:table-cell>
          <table:table-cell office:value-type="float" office:value="1.441" calcext:value-type="float">
            <text:p>1.441</text:p>
          </table:table-cell>
          <table:table-cell office:value-type="float" office:value="0" calcext:value-type="float">
            <text:p>0</text:p>
          </table:table-cell>
          <table:table-cell table:formula="of:=SUM([.I78:.L78])" office:value-type="float" office:value="4.694548" calcext:value-type="float">
            <text:p>4.694548</text:p>
          </table:table-cell>
          <table:table-cell table:formula="of:=SUM([.E78:.H78])" office:value-type="float" office:value="7.7026" calcext:value-type="float">
            <text:p>7.7026</text:p>
          </table:table-cell>
          <table:table-cell table:formula="of:=SUM([.E78:.L78])" office:value-type="float" office:value="12.397148" calcext:value-type="float">
            <text:p>12.39714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14.22" calcext:value-type="float">
            <text:p>14.22</text:p>
          </table:table-cell>
          <table:table-cell office:value-type="float" office:value="6.426" calcext:value-type="float">
            <text:p>6.426</text:p>
          </table:table-cell>
          <table:table-cell office:value-type="float" office:value="2.228" calcext:value-type="float">
            <text:p>2.228</text:p>
          </table:table-cell>
          <table:table-cell office:value-type="float" office:value="1.111" calcext:value-type="float">
            <text:p>1.111</text:p>
          </table:table-cell>
          <table:table-cell office:value-type="float" office:value="0" calcext:value-type="float">
            <text:p>0</text:p>
          </table:table-cell>
          <table:table-cell office:value-type="float" office:value="0.007739" calcext:value-type="float">
            <text:p>0.007739</text:p>
          </table:table-cell>
          <table:table-cell office:value-type="float" office:value="3.186" calcext:value-type="float">
            <text:p>3.186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table:formula="of:=SUM([.I79:.L79])" office:value-type="float" office:value="4.453739" calcext:value-type="float">
            <text:p>4.453739</text:p>
          </table:table-cell>
          <table:table-cell table:formula="of:=SUM([.E79:.H79])" office:value-type="float" office:value="9.765" calcext:value-type="float">
            <text:p>9.765</text:p>
          </table:table-cell>
          <table:table-cell table:formula="of:=SUM([.E79:.L79])" office:value-type="float" office:value="14.218739" calcext:value-type="float">
            <text:p>14.218739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16.02" calcext:value-type="float">
            <text:p>16.02</text:p>
          </table:table-cell>
          <table:table-cell office:value-type="float" office:value="7.586" calcext:value-type="float">
            <text:p>7.586</text:p>
          </table:table-cell>
          <table:table-cell office:value-type="float" office:value="2.659" calcext:value-type="float">
            <text:p>2.659</text:p>
          </table:table-cell>
          <table:table-cell office:value-type="float" office:value="1.168" calcext:value-type="float">
            <text:p>1.168</text:p>
          </table:table-cell>
          <table:table-cell office:value-type="float" office:value="0" calcext:value-type="float">
            <text:p>0</text:p>
          </table:table-cell>
          <table:table-cell office:value-type="float" office:value="0.008819" calcext:value-type="float">
            <text:p>0.008819</text:p>
          </table:table-cell>
          <table:table-cell office:value-type="float" office:value="3.31" calcext:value-type="float">
            <text:p>3.31</text:p>
          </table:table-cell>
          <table:table-cell office:value-type="float" office:value="1.283" calcext:value-type="float">
            <text:p>1.283</text:p>
          </table:table-cell>
          <table:table-cell office:value-type="float" office:value="0" calcext:value-type="float">
            <text:p>0</text:p>
          </table:table-cell>
          <table:table-cell table:formula="of:=SUM([.I80:.L80])" office:value-type="float" office:value="4.601819" calcext:value-type="float">
            <text:p>4.601819</text:p>
          </table:table-cell>
          <table:table-cell table:formula="of:=SUM([.E80:.H80])" office:value-type="float" office:value="11.413" calcext:value-type="float">
            <text:p>11.413</text:p>
          </table:table-cell>
          <table:table-cell table:formula="of:=SUM([.E80:.L80])" office:value-type="float" office:value="16.014819" calcext:value-type="float">
            <text:p>16.01481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6.89" calcext:value-type="float">
            <text:p>16.89</text:p>
          </table:table-cell>
          <table:table-cell office:value-type="float" office:value="8.204" calcext:value-type="float">
            <text:p>8.204</text:p>
          </table:table-cell>
          <table:table-cell office:value-type="float" office:value="2.539" calcext:value-type="float">
            <text:p>2.539</text:p>
          </table:table-cell>
          <table:table-cell office:value-type="float" office:value="1.288" calcext:value-type="float">
            <text:p>1.288</text:p>
          </table:table-cell>
          <table:table-cell office:value-type="float" office:value="0" calcext:value-type="float">
            <text:p>0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3.366" calcext:value-type="float">
            <text:p>3.366</text:p>
          </table:table-cell>
          <table:table-cell office:value-type="float" office:value="1.482" calcext:value-type="float">
            <text:p>1.482</text:p>
          </table:table-cell>
          <table:table-cell office:value-type="float" office:value="0" calcext:value-type="float">
            <text:p>0</text:p>
          </table:table-cell>
          <table:table-cell table:formula="of:=SUM([.I81:.L81])" office:value-type="float" office:value="4.855483" calcext:value-type="float">
            <text:p>4.855483</text:p>
          </table:table-cell>
          <table:table-cell table:formula="of:=SUM([.E81:.H81])" office:value-type="float" office:value="12.031" calcext:value-type="float">
            <text:p>12.031</text:p>
          </table:table-cell>
          <table:table-cell table:formula="of:=SUM([.E81:.L81])" office:value-type="float" office:value="16.886483" calcext:value-type="float">
            <text:p>16.886483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7.35" calcext:value-type="float">
            <text:p>17.35</text:p>
          </table:table-cell>
          <table:table-cell office:value-type="float" office:value="8.194" calcext:value-type="float">
            <text:p>8.194</text:p>
          </table:table-cell>
          <table:table-cell office:value-type="float" office:value="2.584" calcext:value-type="float">
            <text:p>2.584</text:p>
          </table:table-cell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3.827" calcext:value-type="float">
            <text:p>3.827</text:p>
          </table:table-cell>
          <table:table-cell office:value-type="float" office:value="1.456" calcext:value-type="float">
            <text:p>1.456</text:p>
          </table:table-cell>
          <table:table-cell office:value-type="float" office:value="0" calcext:value-type="float">
            <text:p>0</text:p>
          </table:table-cell>
          <table:table-cell table:formula="of:=SUM([.I82:.L82])" office:value-type="float" office:value="5.29313" calcext:value-type="float">
            <text:p>5.29313</text:p>
          </table:table-cell>
          <table:table-cell table:formula="of:=SUM([.E82:.H82])" office:value-type="float" office:value="12.053" calcext:value-type="float">
            <text:p>12.053</text:p>
          </table:table-cell>
          <table:table-cell table:formula="of:=SUM([.E82:.L82])" office:value-type="float" office:value="17.34613" calcext:value-type="float">
            <text:p>17.34613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.21" calcext:value-type="float">
            <text:p>16.21</text:p>
          </table:table-cell>
          <table:table-cell office:value-type="float" office:value="7.513" calcext:value-type="float">
            <text:p>7.513</text:p>
          </table:table-cell>
          <table:table-cell office:value-type="float" office:value="2.379" calcext:value-type="float">
            <text:p>2.379</text:p>
          </table:table-cell>
          <table:table-cell office:value-type="float" office:value="1.216" calcext:value-type="float">
            <text:p>1.216</text:p>
          </table:table-cell>
          <table:table-cell office:value-type="float" office:value="0" calcext:value-type="float">
            <text:p>0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3.771" calcext:value-type="float">
            <text:p>3.77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table:formula="of:=SUM([.I83:.L83])" office:value-type="float" office:value="5.10125" calcext:value-type="float">
            <text:p>5.10125</text:p>
          </table:table-cell>
          <table:table-cell table:formula="of:=SUM([.E83:.H83])" office:value-type="float" office:value="11.108" calcext:value-type="float">
            <text:p>11.108</text:p>
          </table:table-cell>
          <table:table-cell table:formula="of:=SUM([.E83:.L83])" office:value-type="float" office:value="16.20925" calcext:value-type="float">
            <text:p>16.2092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4.69" calcext:value-type="float">
            <text:p>14.69</text:p>
          </table:table-cell>
          <table:table-cell office:value-type="float" office:value="6.351" calcext:value-type="float">
            <text:p>6.351</text:p>
          </table:table-cell>
          <table:table-cell office:value-type="float" office:value="2.09" calcext:value-type="float">
            <text:p>2.09</text:p>
          </table:table-cell>
          <table:table-cell office:value-type="float" office:value="0.9825" calcext:value-type="float">
            <text:p>0.9825</text:p>
          </table:table-cell>
          <table:table-cell office:value-type="float" office:value="0" calcext:value-type="float">
            <text:p>0</text:p>
          </table:table-cell>
          <table:table-cell office:value-type="float" office:value="0.008891" calcext:value-type="float">
            <text:p>0.008891</text:p>
          </table:table-cell>
          <table:table-cell office:value-type="float" office:value="3.684" calcext:value-type="float">
            <text:p>3.684</text:p>
          </table:table-cell>
          <table:table-cell office:value-type="float" office:value="1.572" calcext:value-type="float">
            <text:p>1.572</text:p>
          </table:table-cell>
          <table:table-cell office:value-type="float" office:value="0" calcext:value-type="float">
            <text:p>0</text:p>
          </table:table-cell>
          <table:table-cell table:formula="of:=SUM([.I84:.L84])" office:value-type="float" office:value="5.264891" calcext:value-type="float">
            <text:p>5.264891</text:p>
          </table:table-cell>
          <table:table-cell table:formula="of:=SUM([.E84:.H84])" office:value-type="float" office:value="9.4235" calcext:value-type="float">
            <text:p>9.4235</text:p>
          </table:table-cell>
          <table:table-cell table:formula="of:=SUM([.E84:.L84])" office:value-type="float" office:value="14.688391" calcext:value-type="float">
            <text:p>14.68839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13.23" calcext:value-type="float">
            <text:p>13.23</text:p>
          </table:table-cell>
          <table:table-cell office:value-type="float" office:value="4.969" calcext:value-type="float">
            <text:p>4.969</text:p>
          </table:table-cell>
          <table:table-cell office:value-type="float" office:value="1.829" calcext:value-type="float">
            <text:p>1.829</text:p>
          </table:table-cell>
          <table:table-cell office:value-type="float" office:value="0.8914" calcext:value-type="float">
            <text:p>0.8914</text:p>
          </table:table-cell>
          <table:table-cell office:value-type="float" office:value="0" calcext:value-type="float">
            <text:p>0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3.963" calcext:value-type="float">
            <text:p>3.963</text:p>
          </table:table-cell>
          <table:table-cell office:value-type="float" office:value="1.569" calcext:value-type="float">
            <text:p>1.569</text:p>
          </table:table-cell>
          <table:table-cell office:value-type="float" office:value="0" calcext:value-type="float">
            <text:p>0</text:p>
          </table:table-cell>
          <table:table-cell table:formula="of:=SUM([.I85:.L85])" office:value-type="float" office:value="5.541222" calcext:value-type="float">
            <text:p>5.541222</text:p>
          </table:table-cell>
          <table:table-cell table:formula="of:=SUM([.E85:.H85])" office:value-type="float" office:value="7.6894" calcext:value-type="float">
            <text:p>7.6894</text:p>
          </table:table-cell>
          <table:table-cell table:formula="of:=SUM([.E85:.L85])" office:value-type="float" office:value="13.230622" calcext:value-type="float">
            <text:p>13.230622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11.4" calcext:value-type="float">
            <text:p>11.4</text:p>
          </table:table-cell>
          <table:table-cell office:value-type="float" office:value="3.487" calcext:value-type="float">
            <text:p>3.487</text:p>
          </table:table-cell>
          <table:table-cell office:value-type="float" office:value="1.369" calcext:value-type="float">
            <text:p>1.369</text:p>
          </table:table-cell>
          <table:table-cell office:value-type="float" office:value="0.7218" calcext:value-type="float">
            <text:p>0.7218</text:p>
          </table:table-cell>
          <table:table-cell office:value-type="float" office:value="0" calcext:value-type="float">
            <text:p>0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4.204" calcext:value-type="float">
            <text:p>4.204</text:p>
          </table:table-cell>
          <table:table-cell office:value-type="float" office:value="1.604" calcext:value-type="float">
            <text:p>1.604</text:p>
          </table:table-cell>
          <table:table-cell office:value-type="float" office:value="0" calcext:value-type="float">
            <text:p>0</text:p>
          </table:table-cell>
          <table:table-cell table:formula="of:=SUM([.I86:.L86])" office:value-type="float" office:value="5.81819" calcext:value-type="float">
            <text:p>5.81819</text:p>
          </table:table-cell>
          <table:table-cell table:formula="of:=SUM([.E86:.H86])" office:value-type="float" office:value="5.5778" calcext:value-type="float">
            <text:p>5.5778</text:p>
          </table:table-cell>
          <table:table-cell table:formula="of:=SUM([.E86:.L86])" office:value-type="float" office:value="11.39599" calcext:value-type="float">
            <text:p>11.39599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10.12" calcext:value-type="float">
            <text:p>10.12</text:p>
          </table:table-cell>
          <table:table-cell office:value-type="float" office:value="2.237" calcext:value-type="float">
            <text:p>2.237</text:p>
          </table:table-cell>
          <table:table-cell office:value-type="float" office:value="1.23" calcext:value-type="float">
            <text:p>1.23</text:p>
          </table:table-cell>
          <table:table-cell office:value-type="float" office:value="0.6898" calcext:value-type="float">
            <text:p>0.6898</text:p>
          </table:table-cell>
          <table:table-cell office:value-type="float" office:value="0" calcext:value-type="float">
            <text:p>0</text:p>
          </table:table-cell>
          <table:table-cell office:value-type="float" office:value="0.009593" calcext:value-type="float">
            <text:p>0.009593</text:p>
          </table:table-cell>
          <table:table-cell office:value-type="float" office:value="4.401" calcext:value-type="float">
            <text:p>4.401</text:p>
          </table:table-cell>
          <table:table-cell office:value-type="float" office:value="1.548" calcext:value-type="float">
            <text:p>1.548</text:p>
          </table:table-cell>
          <table:table-cell office:value-type="float" office:value="0" calcext:value-type="float">
            <text:p>0</text:p>
          </table:table-cell>
          <table:table-cell table:formula="of:=SUM([.I87:.L87])" office:value-type="float" office:value="5.958593" calcext:value-type="float">
            <text:p>5.958593</text:p>
          </table:table-cell>
          <table:table-cell table:formula="of:=SUM([.E87:.H87])" office:value-type="float" office:value="4.1568" calcext:value-type="float">
            <text:p>4.1568</text:p>
          </table:table-cell>
          <table:table-cell table:formula="of:=SUM([.E87:.L87])" office:value-type="float" office:value="10.115393" calcext:value-type="float">
            <text:p>10.115393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8.414" calcext:value-type="float">
            <text:p>8.414</text:p>
          </table:table-cell>
          <table:table-cell office:value-type="float" office:value="1.358" calcext:value-type="float">
            <text:p>1.358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5191" calcext:value-type="float">
            <text:p>0.5191</text:p>
          </table:table-cell>
          <table:table-cell office:value-type="float" office:value="0" calcext:value-type="float">
            <text:p>0</text:p>
          </table:table-cell>
          <table:table-cell office:value-type="float" office:value="0.008283" calcext:value-type="float">
            <text:p>0.008283</text:p>
          </table:table-cell>
          <table:table-cell office:value-type="float" office:value="4.304" calcext:value-type="float">
            <text:p>4.304</text:p>
          </table:table-cell>
          <table:table-cell office:value-type="float" office:value="1.321" calcext:value-type="float">
            <text:p>1.321</text:p>
          </table:table-cell>
          <table:table-cell office:value-type="float" office:value="0" calcext:value-type="float">
            <text:p>0</text:p>
          </table:table-cell>
          <table:table-cell table:formula="of:=SUM([.I88:.L88])" office:value-type="float" office:value="5.633283" calcext:value-type="float">
            <text:p>5.633283</text:p>
          </table:table-cell>
          <table:table-cell table:formula="of:=SUM([.E88:.H88])" office:value-type="float" office:value="2.7804" calcext:value-type="float">
            <text:p>2.7804</text:p>
          </table:table-cell>
          <table:table-cell table:formula="of:=SUM([.E88:.L88])" office:value-type="float" office:value="8.413683" calcext:value-type="float">
            <text:p>8.41368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8.088" calcext:value-type="float">
            <text:p>8.088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3995" calcext:value-type="float">
            <text:p>0.3995</text:p>
          </table:table-cell>
          <table:table-cell office:value-type="float" office:value="0" calcext:value-type="float">
            <text:p>0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4.693" calcext:value-type="float">
            <text:p>4.693</text:p>
          </table:table-cell>
          <table:table-cell office:value-type="float" office:value="1.543" calcext:value-type="float">
            <text:p>1.543</text:p>
          </table:table-cell>
          <table:table-cell office:value-type="float" office:value="0" calcext:value-type="float">
            <text:p>0</text:p>
          </table:table-cell>
          <table:table-cell table:formula="of:=SUM([.I89:.L89])" office:value-type="float" office:value="6.24742" calcext:value-type="float">
            <text:p>6.24742</text:p>
          </table:table-cell>
          <table:table-cell table:formula="of:=SUM([.E89:.H89])" office:value-type="float" office:value="1.8409" calcext:value-type="float">
            <text:p>1.8409</text:p>
          </table:table-cell>
          <table:table-cell table:formula="of:=SUM([.E89:.L89])" office:value-type="float" office:value="8.08832" calcext:value-type="float">
            <text:p>8.08832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7.521" calcext:value-type="float">
            <text:p>7.521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4568" calcext:value-type="float">
            <text:p>0.4568</text:p>
          </table:table-cell>
          <table:table-cell office:value-type="float" office:value="0" calcext:value-type="float">
            <text:p>0</text:p>
          </table:table-cell>
          <table:table-cell office:value-type="float" office:value="0.008312" calcext:value-type="float">
            <text:p>0.008312</text:p>
          </table:table-cell>
          <table:table-cell office:value-type="float" office:value="4.458" calcext:value-type="float">
            <text:p>4.458</text:p>
          </table:table-cell>
          <table:table-cell office:value-type="float" office:value="1.619" calcext:value-type="float">
            <text:p>1.619</text:p>
          </table:table-cell>
          <table:table-cell office:value-type="float" office:value="0" calcext:value-type="float">
            <text:p>0</text:p>
          </table:table-cell>
          <table:table-cell table:formula="of:=SUM([.I90:.L90])" office:value-type="float" office:value="6.085312" calcext:value-type="float">
            <text:p>6.085312</text:p>
          </table:table-cell>
          <table:table-cell table:formula="of:=SUM([.E90:.H90])" office:value-type="float" office:value="1.4367" calcext:value-type="float">
            <text:p>1.4367</text:p>
          </table:table-cell>
          <table:table-cell table:formula="of:=SUM([.E90:.L90])" office:value-type="float" office:value="7.522012" calcext:value-type="float">
            <text:p>7.522012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7.5" calcext:value-type="float">
            <text:p>7.5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4389" calcext:value-type="float">
            <text:p>0.4389</text:p>
          </table:table-cell>
          <table:table-cell office:value-type="float" office:value="0" calcext:value-type="float">
            <text:p>0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4.831" calcext:value-type="float">
            <text:p>4.831</text:p>
          </table:table-cell>
          <table:table-cell office:value-type="float" office:value="1.429" calcext:value-type="float">
            <text:p>1.429</text:p>
          </table:table-cell>
          <table:table-cell office:value-type="float" office:value="0" calcext:value-type="float">
            <text:p>0</text:p>
          </table:table-cell>
          <table:table-cell table:formula="of:=SUM([.I91:.L91])" office:value-type="float" office:value="6.27092" calcext:value-type="float">
            <text:p>6.27092</text:p>
          </table:table-cell>
          <table:table-cell table:formula="of:=SUM([.E91:.H91])" office:value-type="float" office:value="1.2295" calcext:value-type="float">
            <text:p>1.2295</text:p>
          </table:table-cell>
          <table:table-cell table:formula="of:=SUM([.E91:.L91])" office:value-type="float" office:value="7.50042" calcext:value-type="float">
            <text:p>7.50042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7.601" calcext:value-type="float">
            <text:p>7.601</text:p>
          </table:table-cell>
          <table:table-cell office:value-type="float" office:value="0.07781" calcext:value-type="float">
            <text:p>0.07781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3822" calcext:value-type="float">
            <text:p>0.3822</text:p>
          </table:table-cell>
          <table:table-cell office:value-type="float" office:value="0" calcext:value-type="float">
            <text:p>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5.085" calcext:value-type="float">
            <text:p>5.085</text:p>
          </table:table-cell>
          <table:table-cell office:value-type="float" office:value="1.448" calcext:value-type="float">
            <text:p>1.448</text:p>
          </table:table-cell>
          <table:table-cell office:value-type="float" office:value="0" calcext:value-type="float">
            <text:p>0</text:p>
          </table:table-cell>
          <table:table-cell table:formula="of:=SUM([.I92:.L92])" office:value-type="float" office:value="6.54349" calcext:value-type="float">
            <text:p>6.54349</text:p>
          </table:table-cell>
          <table:table-cell table:formula="of:=SUM([.E92:.H92])" office:value-type="float" office:value="1.05781" calcext:value-type="float">
            <text:p>1.05781</text:p>
          </table:table-cell>
          <table:table-cell table:formula="of:=SUM([.E92:.L92])" office:value-type="float" office:value="7.6013" calcext:value-type="float">
            <text:p>7.6013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7.539" calcext:value-type="float">
            <text:p>7.539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5439" calcext:value-type="float">
            <text:p>0.5439</text:p>
          </table:table-cell>
          <table:table-cell office:value-type="float" office:value="0" calcext:value-type="float">
            <text:p>0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4.909" calcext:value-type="float">
            <text:p>4.909</text:p>
          </table:table-cell>
          <table:table-cell office:value-type="float" office:value="1.433" calcext:value-type="float">
            <text:p>1.433</text:p>
          </table:table-cell>
          <table:table-cell office:value-type="float" office:value="0" calcext:value-type="float">
            <text:p>0</text:p>
          </table:table-cell>
          <table:table-cell table:formula="of:=SUM([.I93:.L93])" office:value-type="float" office:value="6.35238" calcext:value-type="float">
            <text:p>6.35238</text:p>
          </table:table-cell>
          <table:table-cell table:formula="of:=SUM([.E93:.H93])" office:value-type="float" office:value="1.18561" calcext:value-type="float">
            <text:p>1.18561</text:p>
          </table:table-cell>
          <table:table-cell table:formula="of:=SUM([.E93:.L93])" office:value-type="float" office:value="7.53799" calcext:value-type="float">
            <text:p>7.53799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6.954" calcext:value-type="float">
            <text:p>6.954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4195" calcext:value-type="float">
            <text:p>0.4195</text:p>
          </table:table-cell>
          <table:table-cell office:value-type="float" office:value="0" calcext:value-type="float">
            <text:p>0</text:p>
          </table:table-cell>
          <table:table-cell office:value-type="float" office:value="0.009078" calcext:value-type="float">
            <text:p>0.009078</text:p>
          </table:table-cell>
          <table:table-cell office:value-type="float" office:value="4.799" calcext:value-type="float">
            <text:p>4.799</text:p>
          </table:table-cell>
          <table:table-cell office:value-type="float" office:value="1.257" calcext:value-type="float">
            <text:p>1.257</text:p>
          </table:table-cell>
          <table:table-cell office:value-type="float" office:value="0" calcext:value-type="float">
            <text:p>0</text:p>
          </table:table-cell>
          <table:table-cell table:formula="of:=SUM([.I94:.L94])" office:value-type="float" office:value="6.065078" calcext:value-type="float">
            <text:p>6.065078</text:p>
          </table:table-cell>
          <table:table-cell table:formula="of:=SUM([.E94:.H94])" office:value-type="float" office:value="0.88973" calcext:value-type="float">
            <text:p>0.88973</text:p>
          </table:table-cell>
          <table:table-cell table:formula="of:=SUM([.E94:.L94])" office:value-type="float" office:value="6.954808" calcext:value-type="float">
            <text:p>6.954808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6.957" calcext:value-type="float">
            <text:p>6.957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3781" calcext:value-type="float">
            <text:p>0.3781</text:p>
          </table:table-cell>
          <table:table-cell office:value-type="float" office:value="0" calcext:value-type="float">
            <text:p>0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4.652" calcext:value-type="float">
            <text:p>4.652</text:p>
          </table:table-cell>
          <table:table-cell office:value-type="float" office:value="1.432" calcext:value-type="float">
            <text:p>1.432</text:p>
          </table:table-cell>
          <table:table-cell office:value-type="float" office:value="0" calcext:value-type="float">
            <text:p>0</text:p>
          </table:table-cell>
          <table:table-cell table:formula="of:=SUM([.I95:.L95])" office:value-type="float" office:value="6.09431" calcext:value-type="float">
            <text:p>6.09431</text:p>
          </table:table-cell>
          <table:table-cell table:formula="of:=SUM([.E95:.H95])" office:value-type="float" office:value="0.863761" calcext:value-type="float">
            <text:p>0.863761</text:p>
          </table:table-cell>
          <table:table-cell table:formula="of:=SUM([.E95:.L95])" office:value-type="float" office:value="6.958071" calcext:value-type="float">
            <text:p>6.958071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6.631" calcext:value-type="float">
            <text:p>6.631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3133" calcext:value-type="float">
            <text:p>0.3133</text:p>
          </table:table-cell>
          <table:table-cell office:value-type="float" office:value="0" calcext:value-type="float">
            <text:p>0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4.457" calcext:value-type="float">
            <text:p>4.457</text:p>
          </table:table-cell>
          <table:table-cell office:value-type="float" office:value="1.291" calcext:value-type="float">
            <text:p>1.291</text:p>
          </table:table-cell>
          <table:table-cell office:value-type="float" office:value="0" calcext:value-type="float">
            <text:p>0</text:p>
          </table:table-cell>
          <table:table-cell table:formula="of:=SUM([.I96:.L96])" office:value-type="float" office:value="5.75727" calcext:value-type="float">
            <text:p>5.75727</text:p>
          </table:table-cell>
          <table:table-cell table:formula="of:=SUM([.E96:.H96])" office:value-type="float" office:value="0.87394" calcext:value-type="float">
            <text:p>0.87394</text:p>
          </table:table-cell>
          <table:table-cell table:formula="of:=SUM([.E96:.L96])" office:value-type="float" office:value="6.63121" calcext:value-type="float">
            <text:p>6.63121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6.452" calcext:value-type="float">
            <text:p>6.452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4461" calcext:value-type="float">
            <text:p>0.4461</text:p>
          </table:table-cell>
          <table:table-cell office:value-type="float" office:value="0" calcext:value-type="float">
            <text:p>0</text:p>
          </table:table-cell>
          <table:table-cell office:value-type="float" office:value="0.008154" calcext:value-type="float">
            <text:p>0.008154</text:p>
          </table:table-cell>
          <table:table-cell office:value-type="float" office:value="4.203" calcext:value-type="float">
            <text:p>4.203</text:p>
          </table:table-cell>
          <table:table-cell office:value-type="float" office:value="1.316" calcext:value-type="float">
            <text:p>1.316</text:p>
          </table:table-cell>
          <table:table-cell office:value-type="float" office:value="0" calcext:value-type="float">
            <text:p>0</text:p>
          </table:table-cell>
          <table:table-cell table:formula="of:=SUM([.I97:.L97])" office:value-type="float" office:value="5.527154" calcext:value-type="float">
            <text:p>5.527154</text:p>
          </table:table-cell>
          <table:table-cell table:formula="of:=SUM([.E97:.H97])" office:value-type="float" office:value="0.924719" calcext:value-type="float">
            <text:p>0.924719</text:p>
          </table:table-cell>
          <table:table-cell table:formula="of:=SUM([.E97:.L97])" office:value-type="float" office:value="6.451873" calcext:value-type="float">
            <text:p>6.451873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6.21" calcext:value-type="float">
            <text:p>6.21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393" calcext:value-type="float">
            <text:p>0.4393</text:p>
          </table:table-cell>
          <table:table-cell office:value-type="float" office:value="0" calcext:value-type="float">
            <text:p>0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4.193" calcext:value-type="float">
            <text:p>4.193</text:p>
          </table:table-cell>
          <table:table-cell office:value-type="float" office:value="1.109" calcext:value-type="float">
            <text:p>1.109</text:p>
          </table:table-cell>
          <table:table-cell office:value-type="float" office:value="0" calcext:value-type="float">
            <text:p>0</text:p>
          </table:table-cell>
          <table:table-cell table:formula="of:=SUM([.I98:.L98])" office:value-type="float" office:value="5.309726" calcext:value-type="float">
            <text:p>5.309726</text:p>
          </table:table-cell>
          <table:table-cell table:formula="of:=SUM([.E98:.H98])" office:value-type="float" office:value="0.900285" calcext:value-type="float">
            <text:p>0.900285</text:p>
          </table:table-cell>
          <table:table-cell table:formula="of:=SUM([.E98:.L98])" office:value-type="float" office:value="6.210011" calcext:value-type="float">
            <text:p>6.210011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6.04" calcext:value-type="float">
            <text:p>6.04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544" calcext:value-type="float">
            <text:p>0.4544</text:p>
          </table:table-cell>
          <table:table-cell office:value-type="float" office:value="0" calcext:value-type="float">
            <text:p>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3.707" calcext:value-type="float">
            <text:p>3.707</text:p>
          </table:table-cell>
          <table:table-cell office:value-type="float" office:value="1.331" calcext:value-type="float">
            <text:p>1.331</text:p>
          </table:table-cell>
          <table:table-cell office:value-type="float" office:value="0" calcext:value-type="float">
            <text:p>0</text:p>
          </table:table-cell>
          <table:table-cell table:formula="of:=SUM([.I99:.L99])" office:value-type="float" office:value="5.04714" calcext:value-type="float">
            <text:p>5.04714</text:p>
          </table:table-cell>
          <table:table-cell table:formula="of:=SUM([.E99:.H99])" office:value-type="float" office:value="0.993648" calcext:value-type="float">
            <text:p>0.993648</text:p>
          </table:table-cell>
          <table:table-cell table:formula="of:=SUM([.E99:.L99])" office:value-type="float" office:value="6.040788" calcext:value-type="float">
            <text:p>6.040788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5.991" calcext:value-type="float">
            <text:p>5.991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597" calcext:value-type="float">
            <text:p>0.597</text:p>
          </table:table-cell>
          <table:table-cell office:value-type="float" office:value="0.476" calcext:value-type="float">
            <text:p>0.476</text:p>
          </table:table-cell>
          <table:table-cell office:value-type="float" office:value="0" calcext:value-type="float">
            <text:p>0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3.952" calcext:value-type="float">
            <text:p>3.952</text:p>
          </table:table-cell>
          <table:table-cell office:value-type="float" office:value="0.9568" calcext:value-type="float">
            <text:p>0.9568</text:p>
          </table:table-cell>
          <table:table-cell office:value-type="float" office:value="0" calcext:value-type="float">
            <text:p>0</text:p>
          </table:table-cell>
          <table:table-cell table:formula="of:=SUM([.I100:.L100])" office:value-type="float" office:value="4.916179" calcext:value-type="float">
            <text:p>4.916179</text:p>
          </table:table-cell>
          <table:table-cell table:formula="of:=SUM([.E100:.H100])" office:value-type="float" office:value="1.07499" calcext:value-type="float">
            <text:p>1.07499</text:p>
          </table:table-cell>
          <table:table-cell table:formula="of:=SUM([.E100:.L100])" office:value-type="float" office:value="5.991169" calcext:value-type="float">
            <text:p>5.991169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5.692" calcext:value-type="float">
            <text:p>5.692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177" calcext:value-type="float">
            <text:p>0.5177</text:p>
          </table:table-cell>
          <table:table-cell office:value-type="float" office:value="0" calcext:value-type="float">
            <text:p>0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3.671" calcext:value-type="float">
            <text:p>3.671</text:p>
          </table:table-cell>
          <table:table-cell office:value-type="float" office:value="0.9184" calcext:value-type="float">
            <text:p>0.9184</text:p>
          </table:table-cell>
          <table:table-cell office:value-type="float" office:value="0" calcext:value-type="float">
            <text:p>0</text:p>
          </table:table-cell>
          <table:table-cell table:formula="of:=SUM([.I101:.L101])" office:value-type="float" office:value="4.59753" calcext:value-type="float">
            <text:p>4.59753</text:p>
          </table:table-cell>
          <table:table-cell table:formula="of:=SUM([.E101:.H101])" office:value-type="float" office:value="1.094929" calcext:value-type="float">
            <text:p>1.094929</text:p>
          </table:table-cell>
          <table:table-cell table:formula="of:=SUM([.E101:.L101])" office:value-type="float" office:value="5.692459" calcext:value-type="float">
            <text:p>5.692459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.547" calcext:value-type="float">
            <text:p>5.547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483" calcext:value-type="float">
            <text:p>0.4483</text:p>
          </table:table-cell>
          <table:table-cell office:value-type="float" office:value="0" calcext:value-type="float">
            <text:p>0</text:p>
          </table:table-cell>
          <table:table-cell office:value-type="float" office:value="0.008307" calcext:value-type="float">
            <text:p>0.008307</text:p>
          </table:table-cell>
          <table:table-cell office:value-type="float" office:value="3.418" calcext:value-type="float">
            <text:p>3.418</text:p>
          </table:table-cell>
          <table:table-cell office:value-type="float" office:value="1.009" calcext:value-type="float">
            <text:p>1.009</text:p>
          </table:table-cell>
          <table:table-cell office:value-type="float" office:value="0" calcext:value-type="float">
            <text:p>0</text:p>
          </table:table-cell>
          <table:table-cell table:formula="of:=SUM([.I102:.L102])" office:value-type="float" office:value="4.435307" calcext:value-type="float">
            <text:p>4.435307</text:p>
          </table:table-cell>
          <table:table-cell table:formula="of:=SUM([.E102:.H102])" office:value-type="float" office:value="1.112217" calcext:value-type="float">
            <text:p>1.112217</text:p>
          </table:table-cell>
          <table:table-cell table:formula="of:=SUM([.E102:.L102])" office:value-type="float" office:value="5.547524" calcext:value-type="float">
            <text:p>5.547524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5.394" calcext:value-type="float">
            <text:p>5.394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0.006258" calcext:value-type="float">
            <text:p>0.006258</text:p>
          </table:table-cell>
          <table:table-cell office:value-type="float" office:value="3.475" calcext:value-type="float">
            <text:p>3.475</text:p>
          </table:table-cell>
          <table:table-cell office:value-type="float" office:value="0.9482" calcext:value-type="float">
            <text:p>0.9482</text:p>
          </table:table-cell>
          <table:table-cell office:value-type="float" office:value="0" calcext:value-type="float">
            <text:p>0</text:p>
          </table:table-cell>
          <table:table-cell table:formula="of:=SUM([.I103:.L103])" office:value-type="float" office:value="4.429458" calcext:value-type="float">
            <text:p>4.429458</text:p>
          </table:table-cell>
          <table:table-cell table:formula="of:=SUM([.E103:.H103])" office:value-type="float" office:value="0.964108" calcext:value-type="float">
            <text:p>0.964108</text:p>
          </table:table-cell>
          <table:table-cell table:formula="of:=SUM([.E103:.L103])" office:value-type="float" office:value="5.393566" calcext:value-type="float">
            <text:p>5.393566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4.991" calcext:value-type="float">
            <text:p>4.991</text:p>
          </table:table-cell>
          <table:table-cell office:value-type="float" office:value="0.0008119" calcext:value-type="float">
            <text:p>0.0008119</text:p>
          </table:table-cell>
          <table:table-cell office:value-type="float" office:value="0.4777" calcext:value-type="float">
            <text:p>0.4777</text:p>
          </table:table-cell>
          <table:table-cell office:value-type="float" office:value="0.4306" calcext:value-type="float">
            <text:p>0.4306</text:p>
          </table:table-cell>
          <table:table-cell office:value-type="float" office:value="0" calcext:value-type="float">
            <text:p>0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3.199" calcext:value-type="float">
            <text:p>3.199</text:p>
          </table:table-cell>
          <table:table-cell office:value-type="float" office:value="0.8752" calcext:value-type="float">
            <text:p>0.8752</text:p>
          </table:table-cell>
          <table:table-cell office:value-type="float" office:value="0" calcext:value-type="float">
            <text:p>0</text:p>
          </table:table-cell>
          <table:table-cell table:formula="of:=SUM([.I104:.L104])" office:value-type="float" office:value="4.08135" calcext:value-type="float">
            <text:p>4.08135</text:p>
          </table:table-cell>
          <table:table-cell table:formula="of:=SUM([.E104:.H104])" office:value-type="float" office:value="0.9091119" calcext:value-type="float">
            <text:p>0.9091119</text:p>
          </table:table-cell>
          <table:table-cell table:formula="of:=SUM([.E104:.L104])" office:value-type="float" office:value="4.9904619" calcext:value-type="float">
            <text:p>4.9904619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office:value-type="float" office:value="5.09" calcext:value-type="float">
            <text:p>5.09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5228" calcext:value-type="float">
            <text:p>0.5228</text:p>
          </table:table-cell>
          <table:table-cell office:value-type="float" office:value="0" calcext:value-type="float">
            <text:p>0</text:p>
          </table:table-cell>
          <table:table-cell office:value-type="float" office:value="0.008432" calcext:value-type="float">
            <text:p>0.008432</text:p>
          </table:table-cell>
          <table:table-cell office:value-type="float" office:value="3.109" calcext:value-type="float">
            <text:p>3.109</text:p>
          </table:table-cell>
          <table:table-cell office:value-type="float" office:value="0.7824" calcext:value-type="float">
            <text:p>0.7824</text:p>
          </table:table-cell>
          <table:table-cell office:value-type="float" office:value="0" calcext:value-type="float">
            <text:p>0</text:p>
          </table:table-cell>
          <table:table-cell table:formula="of:=SUM([.I105:.L105])" office:value-type="float" office:value="3.899832" calcext:value-type="float">
            <text:p>3.899832</text:p>
          </table:table-cell>
          <table:table-cell table:formula="of:=SUM([.E105:.H105])" office:value-type="float" office:value="1.190006" calcext:value-type="float">
            <text:p>1.190006</text:p>
          </table:table-cell>
          <table:table-cell table:formula="of:=SUM([.E105:.L105])" office:value-type="float" office:value="5.089838" calcext:value-type="float">
            <text:p>5.089838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4.746" calcext:value-type="float">
            <text:p>4.746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5149" calcext:value-type="float">
            <text:p>0.5149</text:p>
          </table:table-cell>
          <table:table-cell office:value-type="float" office:value="0.4851" calcext:value-type="float">
            <text:p>0.4851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3.019" calcext:value-type="float">
            <text:p>3.019</text:p>
          </table:table-cell>
          <table:table-cell office:value-type="float" office:value="0.7201" calcext:value-type="float">
            <text:p>0.7201</text:p>
          </table:table-cell>
          <table:table-cell office:value-type="float" office:value="0" calcext:value-type="float">
            <text:p>0</text:p>
          </table:table-cell>
          <table:table-cell table:formula="of:=SUM([.I106:.L106])" office:value-type="float" office:value="3.7452" calcext:value-type="float">
            <text:p>3.7452</text:p>
          </table:table-cell>
          <table:table-cell table:formula="of:=SUM([.E106:.H106])" office:value-type="float" office:value="1.000812" calcext:value-type="float">
            <text:p>1.000812</text:p>
          </table:table-cell>
          <table:table-cell table:formula="of:=SUM([.E106:.L106])" office:value-type="float" office:value="4.746012" calcext:value-type="float">
            <text:p>4.746012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5.03" calcext:value-type="float">
            <text:p>5.03</text:p>
          </table:table-cell>
          <table:table-cell office:value-type="float" office:value="0.0005904" calcext:value-type="float">
            <text:p>0.0005904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5358" calcext:value-type="float">
            <text:p>0.5358</text:p>
          </table:table-cell>
          <table:table-cell office:value-type="float" office:value="0" calcext:value-type="float">
            <text:p>0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2.996" calcext:value-type="float">
            <text:p>2.996</text:p>
          </table:table-cell>
          <table:table-cell office:value-type="float" office:value="0.8617" calcext:value-type="float">
            <text:p>0.8617</text:p>
          </table:table-cell>
          <table:table-cell office:value-type="float" office:value="0" calcext:value-type="float">
            <text:p>0</text:p>
          </table:table-cell>
          <table:table-cell table:formula="of:=SUM([.I107:.L107])" office:value-type="float" office:value="3.86527" calcext:value-type="float">
            <text:p>3.86527</text:p>
          </table:table-cell>
          <table:table-cell table:formula="of:=SUM([.E107:.H107])" office:value-type="float" office:value="1.1647904" calcext:value-type="float">
            <text:p>1.1647904</text:p>
          </table:table-cell>
          <table:table-cell table:formula="of:=SUM([.E107:.L107])" office:value-type="float" office:value="5.0300604" calcext:value-type="float">
            <text:p>5.0300604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4.524" calcext:value-type="float">
            <text:p>4.524</text:p>
          </table:table-cell>
          <table:table-cell office:value-type="float" office:value="0.0004785" calcext:value-type="float">
            <text:p>0.0004785</text:p>
          </table:table-cell>
          <table:table-cell office:value-type="float" office:value="0.597" calcext:value-type="float">
            <text:p>0.597</text:p>
          </table:table-cell>
          <table:table-cell office:value-type="float" office:value="0.5292" calcext:value-type="float">
            <text:p>0.5292</text:p>
          </table:table-cell>
          <table:table-cell office:value-type="float" office:value="0" calcext:value-type="float">
            <text:p>0</text:p>
          </table:table-cell>
          <table:table-cell office:value-type="float" office:value="0.007821" calcext:value-type="float">
            <text:p>0.007821</text:p>
          </table:table-cell>
          <table:table-cell office:value-type="float" office:value="2.62" calcext:value-type="float">
            <text:p>2.62</text:p>
          </table:table-cell>
          <table:table-cell office:value-type="float" office:value="0.7701" calcext:value-type="float">
            <text:p>0.7701</text:p>
          </table:table-cell>
          <table:table-cell office:value-type="float" office:value="0" calcext:value-type="float">
            <text:p>0</text:p>
          </table:table-cell>
          <table:table-cell table:formula="of:=SUM([.I108:.L108])" office:value-type="float" office:value="3.397921" calcext:value-type="float">
            <text:p>3.397921</text:p>
          </table:table-cell>
          <table:table-cell table:formula="of:=SUM([.E108:.H108])" office:value-type="float" office:value="1.1266785" calcext:value-type="float">
            <text:p>1.1266785</text:p>
          </table:table-cell>
          <table:table-cell table:formula="of:=SUM([.E108:.L108])" office:value-type="float" office:value="4.5245995" calcext:value-type="float">
            <text:p>4.5245995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office:value-type="float" office:value="4.49" calcext:value-type="float">
            <text:p>4.49</text:p>
          </table:table-cell>
          <table:table-cell office:value-type="float" office:value="0.0007295" calcext:value-type="float">
            <text:p>0.0007295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5836" calcext:value-type="float">
            <text:p>0.5836</text:p>
          </table:table-cell>
          <table:table-cell office:value-type="float" office:value="0" calcext:value-type="float">
            <text:p>0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2.603" calcext:value-type="float">
            <text:p>2.603</text:p>
          </table:table-cell>
          <table:table-cell office:value-type="float" office:value="0.7122" calcext:value-type="float">
            <text:p>0.7122</text:p>
          </table:table-cell>
          <table:table-cell office:value-type="float" office:value="0" calcext:value-type="float">
            <text:p>0</text:p>
          </table:table-cell>
          <table:table-cell table:formula="of:=SUM([.I109:.L109])" office:value-type="float" office:value="3.322124" calcext:value-type="float">
            <text:p>3.322124</text:p>
          </table:table-cell>
          <table:table-cell table:formula="of:=SUM([.E109:.H109])" office:value-type="float" office:value="1.1686295" calcext:value-type="float">
            <text:p>1.1686295</text:p>
          </table:table-cell>
          <table:table-cell table:formula="of:=SUM([.E109:.L109])" office:value-type="float" office:value="4.4907535" calcext:value-type="float">
            <text:p>4.4907535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4.696" calcext:value-type="float">
            <text:p>4.696</text:p>
          </table:table-cell>
          <table:table-cell office:value-type="float" office:value="0.0005719" calcext:value-type="float">
            <text:p>0.0005719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5646" calcext:value-type="float">
            <text:p>0.5646</text:p>
          </table:table-cell>
          <table:table-cell office:value-type="float" office:value="0" calcext:value-type="float">
            <text:p>0</text:p>
          </table:table-cell>
          <table:table-cell office:value-type="float" office:value="0.006235" calcext:value-type="float">
            <text:p>0.006235</text:p>
          </table:table-cell>
          <table:table-cell office:value-type="float" office:value="2.69" calcext:value-type="float">
            <text:p>2.69</text:p>
          </table:table-cell>
          <table:table-cell office:value-type="float" office:value="0.8178" calcext:value-type="float">
            <text:p>0.8178</text:p>
          </table:table-cell>
          <table:table-cell office:value-type="float" office:value="0" calcext:value-type="float">
            <text:p>0</text:p>
          </table:table-cell>
          <table:table-cell table:formula="of:=SUM([.I110:.L110])" office:value-type="float" office:value="3.514035" calcext:value-type="float">
            <text:p>3.514035</text:p>
          </table:table-cell>
          <table:table-cell table:formula="of:=SUM([.E110:.H110])" office:value-type="float" office:value="1.1823719" calcext:value-type="float">
            <text:p>1.1823719</text:p>
          </table:table-cell>
          <table:table-cell table:formula="of:=SUM([.E110:.L110])" office:value-type="float" office:value="4.6964069" calcext:value-type="float">
            <text:p>4.6964069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18" calcext:value-type="float">
            <text:p>218</text:p>
          </table:table-cell>
          <table:table-cell office:value-type="float" office:value="4.738" calcext:value-type="float">
            <text:p>4.738</text:p>
          </table:table-cell>
          <table:table-cell office:value-type="float" office:value="0.0009688" calcext:value-type="float">
            <text:p>0.000968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6933" calcext:value-type="float">
            <text:p>0.6933</text:p>
          </table:table-cell>
          <table:table-cell office:value-type="float" office:value="0" calcext:value-type="float">
            <text:p>0</text:p>
          </table:table-cell>
          <table:table-cell office:value-type="float" office:value="0.004711" calcext:value-type="float">
            <text:p>0.004711</text:p>
          </table:table-cell>
          <table:table-cell office:value-type="float" office:value="2.696" calcext:value-type="float">
            <text:p>2.696</text:p>
          </table:table-cell>
          <table:table-cell office:value-type="float" office:value="0.7353" calcext:value-type="float">
            <text:p>0.7353</text:p>
          </table:table-cell>
          <table:table-cell office:value-type="float" office:value="0" calcext:value-type="float">
            <text:p>0</text:p>
          </table:table-cell>
          <table:table-cell table:formula="of:=SUM([.I111:.L111])" office:value-type="float" office:value="3.436011" calcext:value-type="float">
            <text:p>3.436011</text:p>
          </table:table-cell>
          <table:table-cell table:formula="of:=SUM([.E111:.H111])" office:value-type="float" office:value="1.3016688" calcext:value-type="float">
            <text:p>1.3016688</text:p>
          </table:table-cell>
          <table:table-cell table:formula="of:=SUM([.E111:.L111])" office:value-type="float" office:value="4.7376798" calcext:value-type="float">
            <text:p>4.7376798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4.025" calcext:value-type="float">
            <text:p>4.02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7102" calcext:value-type="float">
            <text:p>0.7102</text:p>
          </table:table-cell>
          <table:table-cell office:value-type="float" office:value="0.5521" calcext:value-type="float">
            <text:p>0.5521</text:p>
          </table:table-cell>
          <table:table-cell office:value-type="float" office:value="0" calcext:value-type="float">
            <text:p>0</text:p>
          </table:table-cell>
          <table:table-cell office:value-type="float" office:value="0.005499" calcext:value-type="float">
            <text:p>0.005499</text:p>
          </table:table-cell>
          <table:table-cell office:value-type="float" office:value="2.17" calcext:value-type="float">
            <text:p>2.17</text:p>
          </table:table-cell>
          <table:table-cell office:value-type="float" office:value="0.5866" calcext:value-type="float">
            <text:p>0.5866</text:p>
          </table:table-cell>
          <table:table-cell office:value-type="float" office:value="0" calcext:value-type="float">
            <text:p>0</text:p>
          </table:table-cell>
          <table:table-cell table:formula="of:=SUM([.I112:.L112])" office:value-type="float" office:value="2.762099" calcext:value-type="float">
            <text:p>2.762099</text:p>
          </table:table-cell>
          <table:table-cell table:formula="of:=SUM([.E112:.H112])" office:value-type="float" office:value="1.263" calcext:value-type="float">
            <text:p>1.263</text:p>
          </table:table-cell>
          <table:table-cell table:formula="of:=SUM([.E112:.L112])" office:value-type="float" office:value="4.025099" calcext:value-type="float">
            <text:p>4.025099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4.237" calcext:value-type="float">
            <text:p>4.237</text:p>
          </table:table-cell>
          <table:table-cell office:value-type="float" office:value="0.0008077" calcext:value-type="float">
            <text:p>0.0008077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6041" calcext:value-type="float">
            <text:p>0.6041</text:p>
          </table:table-cell>
          <table:table-cell office:value-type="float" office:value="0" calcext:value-type="float">
            <text:p>0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2.325" calcext:value-type="float">
            <text:p>2.325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</text:p>
          </table:table-cell>
          <table:table-cell table:formula="of:=SUM([.I113:.L113])" office:value-type="float" office:value="3.039528" calcext:value-type="float">
            <text:p>3.039528</text:p>
          </table:table-cell>
          <table:table-cell table:formula="of:=SUM([.E113:.H113])" office:value-type="float" office:value="1.1976077" calcext:value-type="float">
            <text:p>1.1976077</text:p>
          </table:table-cell>
          <table:table-cell table:formula="of:=SUM([.E113:.L113])" office:value-type="float" office:value="4.2371357" calcext:value-type="float">
            <text:p>4.2371357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4.213" calcext:value-type="float">
            <text:p>4.213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697" calcext:value-type="float">
            <text:p>0.697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2.297" calcext:value-type="float">
            <text:p>2.29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" calcext:value-type="float">
            <text:p>0</text:p>
          </table:table-cell>
          <table:table-cell table:formula="of:=SUM([.I114:.L114])" office:value-type="float" office:value="2.905673" calcext:value-type="float">
            <text:p>2.905673</text:p>
          </table:table-cell>
          <table:table-cell table:formula="of:=SUM([.E114:.H114])" office:value-type="float" office:value="1.307256" calcext:value-type="float">
            <text:p>1.307256</text:p>
          </table:table-cell>
          <table:table-cell table:formula="of:=SUM([.E114:.L114])" office:value-type="float" office:value="4.212929" calcext:value-type="float">
            <text:p>4.212929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226" calcext:value-type="float">
            <text:p>226</text:p>
          </table:table-cell>
          <table:table-cell office:value-type="float" office:value="3.893" calcext:value-type="float">
            <text:p>3.893</text:p>
          </table:table-cell>
          <table:table-cell office:value-type="float" office:value="0.0005397" calcext:value-type="float">
            <text:p>0.0005397</text:p>
          </table:table-cell>
          <table:table-cell office:value-type="float" office:value="0.5086" calcext:value-type="float">
            <text:p>0.5086</text:p>
          </table:table-cell>
          <table:table-cell office:value-type="float" office:value="0.6319" calcext:value-type="float">
            <text:p>0.6319</text:p>
          </table:table-cell>
          <table:table-cell office:value-type="float" office:value="0" calcext:value-type="float">
            <text:p>0</text:p>
          </table:table-cell>
          <table:table-cell office:value-type="float" office:value="0.004734" calcext:value-type="float">
            <text:p>0.004734</text:p>
          </table:table-cell>
          <table:table-cell office:value-type="float" office:value="2.205" calcext:value-type="float">
            <text:p>2.205</text:p>
          </table:table-cell>
          <table:table-cell office:value-type="float" office:value="0.5419" calcext:value-type="float">
            <text:p>0.5419</text:p>
          </table:table-cell>
          <table:table-cell office:value-type="float" office:value="0" calcext:value-type="float">
            <text:p>0</text:p>
          </table:table-cell>
          <table:table-cell table:formula="of:=SUM([.I115:.L115])" office:value-type="float" office:value="2.751634" calcext:value-type="float">
            <text:p>2.751634</text:p>
          </table:table-cell>
          <table:table-cell table:formula="of:=SUM([.E115:.H115])" office:value-type="float" office:value="1.1410397" calcext:value-type="float">
            <text:p>1.1410397</text:p>
          </table:table-cell>
          <table:table-cell table:formula="of:=SUM([.E115:.L115])" office:value-type="float" office:value="3.8926737" calcext:value-type="float">
            <text:p>3.8926737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  <table:table-cell office:value-type="float" office:value="3.858" calcext:value-type="float">
            <text:p>3.858</text:p>
          </table:table-cell>
          <table:table-cell office:value-type="float" office:value="0.0007933" calcext:value-type="float">
            <text:p>0.0007933</text:p>
          </table:table-cell>
          <table:table-cell office:value-type="float" office:value="0.7118" calcext:value-type="float">
            <text:p>0.7118</text:p>
          </table:table-cell>
          <table:table-cell office:value-type="float" office:value="0.6209" calcext:value-type="float">
            <text:p>0.6209</text:p>
          </table:table-cell>
          <table:table-cell office:value-type="float" office:value="0" calcext:value-type="float">
            <text:p>0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1.934" calcext:value-type="float">
            <text:p>1.934</text:p>
          </table:table-cell>
          <table:table-cell office:value-type="float" office:value="0.5868" calcext:value-type="float">
            <text:p>0.5868</text:p>
          </table:table-cell>
          <table:table-cell office:value-type="float" office:value="0" calcext:value-type="float">
            <text:p>0</text:p>
          </table:table-cell>
          <table:table-cell table:formula="of:=SUM([.I116:.L116])" office:value-type="float" office:value="2.524692" calcext:value-type="float">
            <text:p>2.524692</text:p>
          </table:table-cell>
          <table:table-cell table:formula="of:=SUM([.E116:.H116])" office:value-type="float" office:value="1.3334933" calcext:value-type="float">
            <text:p>1.3334933</text:p>
          </table:table-cell>
          <table:table-cell table:formula="of:=SUM([.E116:.L116])" office:value-type="float" office:value="3.8581853" calcext:value-type="float">
            <text:p>3.8581853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4.031" calcext:value-type="float">
            <text:p>4.031</text:p>
          </table:table-cell>
          <table:table-cell office:value-type="float" office:value="0.0008543" calcext:value-type="float">
            <text:p>0.0008543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067" calcext:value-type="float">
            <text:p>0.7067</text:p>
          </table:table-cell>
          <table:table-cell office:value-type="float" office:value="0" calcext:value-type="float">
            <text:p>0</text:p>
          </table:table-cell>
          <table:table-cell office:value-type="float" office:value="0.005594" calcext:value-type="float">
            <text:p>0.005594</text:p>
          </table:table-cell>
          <table:table-cell office:value-type="float" office:value="1.98" calcext:value-type="float">
            <text:p>1.9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" calcext:value-type="float">
            <text:p>0</text:p>
          </table:table-cell>
          <table:table-cell table:formula="of:=SUM([.I117:.L117])" office:value-type="float" office:value="2.554494" calcext:value-type="float">
            <text:p>2.554494</text:p>
          </table:table-cell>
          <table:table-cell table:formula="of:=SUM([.E117:.H117])" office:value-type="float" office:value="1.4762543" calcext:value-type="float">
            <text:p>1.4762543</text:p>
          </table:table-cell>
          <table:table-cell table:formula="of:=SUM([.E117:.L117])" office:value-type="float" office:value="4.0307483" calcext:value-type="float">
            <text:p>4.0307483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  <table:table-cell office:value-type="float" office:value="3.875" calcext:value-type="float">
            <text:p>3.875</text:p>
          </table:table-cell>
          <table:table-cell office:value-type="float" office:value="0.0005204" calcext:value-type="float">
            <text:p>0.0005204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  <table:table-cell office:value-type="float" office:value="0.004003" calcext:value-type="float">
            <text:p>0.004003</text:p>
          </table:table-cell>
          <table:table-cell office:value-type="float" office:value="2.001" calcext:value-type="float">
            <text:p>2.001</text:p>
          </table:table-cell>
          <table:table-cell office:value-type="float" office:value="0.5538" calcext:value-type="float">
            <text:p>0.5538</text:p>
          </table:table-cell>
          <table:table-cell office:value-type="float" office:value="0" calcext:value-type="float">
            <text:p>0</text:p>
          </table:table-cell>
          <table:table-cell table:formula="of:=SUM([.I118:.L118])" office:value-type="float" office:value="2.558803" calcext:value-type="float">
            <text:p>2.558803</text:p>
          </table:table-cell>
          <table:table-cell table:formula="of:=SUM([.E118:.H118])" office:value-type="float" office:value="1.3160204" calcext:value-type="float">
            <text:p>1.3160204</text:p>
          </table:table-cell>
          <table:table-cell table:formula="of:=SUM([.E118:.L118])" office:value-type="float" office:value="3.8748234" calcext:value-type="float">
            <text:p>3.8748234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34" calcext:value-type="float">
            <text:p>234</text:p>
          </table:table-cell>
          <table:table-cell office:value-type="float" office:value="3.817" calcext:value-type="float">
            <text:p>3.817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6415" calcext:value-type="float">
            <text:p>0.6415</text:p>
          </table:table-cell>
          <table:table-cell office:value-type="float" office:value="0" calcext:value-type="float">
            <text:p>0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1.839" calcext:value-type="float">
            <text:p>1.839</text:p>
          </table:table-cell>
          <table:table-cell office:value-type="float" office:value="0.5787" calcext:value-type="float">
            <text:p>0.5787</text:p>
          </table:table-cell>
          <table:table-cell office:value-type="float" office:value="0" calcext:value-type="float">
            <text:p>0</text:p>
          </table:table-cell>
          <table:table-cell table:formula="of:=SUM([.I119:.L119])" office:value-type="float" office:value="2.42083" calcext:value-type="float">
            <text:p>2.42083</text:p>
          </table:table-cell>
          <table:table-cell table:formula="of:=SUM([.E119:.H119])" office:value-type="float" office:value="1.39639" calcext:value-type="float">
            <text:p>1.39639</text:p>
          </table:table-cell>
          <table:table-cell table:formula="of:=SUM([.E119:.L119])" office:value-type="float" office:value="3.81722" calcext:value-type="float">
            <text:p>3.81722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36" calcext:value-type="float">
            <text:p>236</text:p>
          </table:table-cell>
          <table:table-cell office:value-type="float" office:value="3.707" calcext:value-type="float">
            <text:p>3.707</text:p>
          </table:table-cell>
          <table:table-cell office:value-type="float" office:value="0.002119" calcext:value-type="float">
            <text:p>0.002119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5844" calcext:value-type="float">
            <text:p>0.5844</text:p>
          </table:table-cell>
          <table:table-cell office:value-type="float" office:value="0" calcext:value-type="float">
            <text:p>0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1.854" calcext:value-type="float">
            <text:p>1.854</text:p>
          </table:table-cell>
          <table:table-cell office:value-type="float" office:value="0.5432" calcext:value-type="float">
            <text:p>0.5432</text:p>
          </table:table-cell>
          <table:table-cell office:value-type="float" office:value="0" calcext:value-type="float">
            <text:p>0</text:p>
          </table:table-cell>
          <table:table-cell table:formula="of:=SUM([.I120:.L120])" office:value-type="float" office:value="2.400399" calcext:value-type="float">
            <text:p>2.400399</text:p>
          </table:table-cell>
          <table:table-cell table:formula="of:=SUM([.E120:.H120])" office:value-type="float" office:value="1.306819" calcext:value-type="float">
            <text:p>1.306819</text:p>
          </table:table-cell>
          <table:table-cell table:formula="of:=SUM([.E120:.L120])" office:value-type="float" office:value="3.707218" calcext:value-type="float">
            <text:p>3.707218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3.95" calcext:value-type="float">
            <text:p>3.95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" calcext:value-type="float">
            <text:p>0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1.939" calcext:value-type="float">
            <text:p>1.939</text:p>
          </table:table-cell>
          <table:table-cell office:value-type="float" office:value="0.4794" calcext:value-type="float">
            <text:p>0.4794</text:p>
          </table:table-cell>
          <table:table-cell office:value-type="float" office:value="0" calcext:value-type="float">
            <text:p>0</text:p>
          </table:table-cell>
          <table:table-cell table:formula="of:=SUM([.I121:.L121])" office:value-type="float" office:value="2.420831" calcext:value-type="float">
            <text:p>2.420831</text:p>
          </table:table-cell>
          <table:table-cell table:formula="of:=SUM([.E121:.H121])" office:value-type="float" office:value="1.528972" calcext:value-type="float">
            <text:p>1.528972</text:p>
          </table:table-cell>
          <table:table-cell table:formula="of:=SUM([.E121:.L121])" office:value-type="float" office:value="3.949803" calcext:value-type="float">
            <text:p>3.949803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3.402" calcext:value-type="float">
            <text:p>3.402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5731" calcext:value-type="float">
            <text:p>0.5731</text:p>
          </table:table-cell>
          <table:table-cell office:value-type="float" office:value="0" calcext:value-type="float">
            <text:p>0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1.682" calcext:value-type="float">
            <text:p>1.682</text:p>
          </table:table-cell>
          <table:table-cell office:value-type="float" office:value="0.4697" calcext:value-type="float">
            <text:p>0.4697</text:p>
          </table:table-cell>
          <table:table-cell office:value-type="float" office:value="0" calcext:value-type="float">
            <text:p>0</text:p>
          </table:table-cell>
          <table:table-cell table:formula="of:=SUM([.I122:.L122])" office:value-type="float" office:value="2.155933" calcext:value-type="float">
            <text:p>2.155933</text:p>
          </table:table-cell>
          <table:table-cell table:formula="of:=SUM([.E122:.H122])" office:value-type="float" office:value="1.245744" calcext:value-type="float">
            <text:p>1.245744</text:p>
          </table:table-cell>
          <table:table-cell table:formula="of:=SUM([.E122:.L122])" office:value-type="float" office:value="3.401677" calcext:value-type="float">
            <text:p>3.401677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42" calcext:value-type="float">
            <text:p>242</text:p>
          </table:table-cell>
          <table:table-cell office:value-type="float" office:value="3.647" calcext:value-type="float">
            <text:p>3.647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145" calcext:value-type="float">
            <text:p>0.7145</text:p>
          </table:table-cell>
          <table:table-cell office:value-type="float" office:value="0" calcext:value-type="float">
            <text:p>0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1.756" calcext:value-type="float">
            <text:p>1.75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" calcext:value-type="float">
            <text:p>0</text:p>
          </table:table-cell>
          <table:table-cell table:formula="of:=SUM([.I123:.L123])" office:value-type="float" office:value="2.154345" calcext:value-type="float">
            <text:p>2.154345</text:p>
          </table:table-cell>
          <table:table-cell table:formula="of:=SUM([.E123:.H123])" office:value-type="float" office:value="1.492826" calcext:value-type="float">
            <text:p>1.492826</text:p>
          </table:table-cell>
          <table:table-cell table:formula="of:=SUM([.E123:.L123])" office:value-type="float" office:value="3.647171" calcext:value-type="float">
            <text:p>3.647171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3.3" calcext:value-type="float">
            <text:p>3.3</text:p>
          </table:table-cell>
          <table:table-cell office:value-type="float" office:value="0.002392" calcext:value-type="float">
            <text:p>0.002392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5801" calcext:value-type="float">
            <text:p>0.5801</text:p>
          </table:table-cell>
          <table:table-cell office:value-type="float" office:value="0" calcext:value-type="float">
            <text:p>0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1.604" calcext:value-type="float">
            <text:p>1.604</text:p>
          </table:table-cell>
          <table:table-cell office:value-type="float" office:value="0.3573" calcext:value-type="float">
            <text:p>0.3573</text:p>
          </table:table-cell>
          <table:table-cell office:value-type="float" office:value="0" calcext:value-type="float">
            <text:p>0</text:p>
          </table:table-cell>
          <table:table-cell table:formula="of:=SUM([.I124:.L124])" office:value-type="float" office:value="1.964288" calcext:value-type="float">
            <text:p>1.964288</text:p>
          </table:table-cell>
          <table:table-cell table:formula="of:=SUM([.E124:.H124])" office:value-type="float" office:value="1.335892" calcext:value-type="float">
            <text:p>1.335892</text:p>
          </table:table-cell>
          <table:table-cell table:formula="of:=SUM([.E124:.L124])" office:value-type="float" office:value="3.30018" calcext:value-type="float">
            <text:p>3.30018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office:value-type="float" office:value="3.521" calcext:value-type="float">
            <text:p>3.521</text:p>
          </table:table-cell>
          <table:table-cell office:value-type="float" office:value="0.004822" calcext:value-type="float">
            <text:p>0.004822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724" calcext:value-type="float">
            <text:p>0.6724</text:p>
          </table:table-cell>
          <table:table-cell office:value-type="float" office:value="0" calcext:value-type="float">
            <text:p>0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1.656" calcext:value-type="float">
            <text:p>1.656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table:formula="of:=SUM([.I125:.L125])" office:value-type="float" office:value="2.085541" calcext:value-type="float">
            <text:p>2.085541</text:p>
          </table:table-cell>
          <table:table-cell table:formula="of:=SUM([.E125:.H125])" office:value-type="float" office:value="1.435622" calcext:value-type="float">
            <text:p>1.435622</text:p>
          </table:table-cell>
          <table:table-cell table:formula="of:=SUM([.E125:.L125])" office:value-type="float" office:value="3.521163" calcext:value-type="float">
            <text:p>3.521163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3.848" calcext:value-type="float">
            <text:p>3.848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7028" calcext:value-type="float">
            <text:p>0.7028</text:p>
          </table:table-cell>
          <table:table-cell office:value-type="float" office:value="0" calcext:value-type="float">
            <text:p>0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1.792" calcext:value-type="float">
            <text:p>1.792</text:p>
          </table:table-cell>
          <table:table-cell office:value-type="float" office:value="0.4611" calcext:value-type="float">
            <text:p>0.4611</text:p>
          </table:table-cell>
          <table:table-cell office:value-type="float" office:value="0" calcext:value-type="float">
            <text:p>0</text:p>
          </table:table-cell>
          <table:table-cell table:formula="of:=SUM([.I126:.L126])" office:value-type="float" office:value="2.256439" calcext:value-type="float">
            <text:p>2.256439</text:p>
          </table:table-cell>
          <table:table-cell table:formula="of:=SUM([.E126:.H126])" office:value-type="float" office:value="1.590926" calcext:value-type="float">
            <text:p>1.590926</text:p>
          </table:table-cell>
          <table:table-cell table:formula="of:=SUM([.E126:.L126])" office:value-type="float" office:value="3.847365" calcext:value-type="float">
            <text:p>3.847365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3.403" calcext:value-type="float">
            <text:p>3.403</text:p>
          </table:table-cell>
          <table:table-cell office:value-type="float" office:value="0.004564" calcext:value-type="float">
            <text:p>0.004564</text:p>
          </table:table-cell>
          <table:table-cell office:value-type="float" office:value="0.868" calcext:value-type="float">
            <text:p>0.868</text:p>
          </table:table-cell>
          <table:table-cell office:value-type="float" office:value="0.7426" calcext:value-type="float">
            <text:p>0.7426</text:p>
          </table:table-cell>
          <table:table-cell office:value-type="float" office:value="0" calcext:value-type="float">
            <text:p>0</text:p>
          </table:table-cell>
          <table:table-cell office:value-type="float" office:value="0.002576" calcext:value-type="float">
            <text:p>0.002576</text:p>
          </table:table-cell>
          <table:table-cell office:value-type="float" office:value="1.445" calcext:value-type="float">
            <text:p>1.445</text:p>
          </table:table-cell>
          <table:table-cell office:value-type="float" office:value="0.3403" calcext:value-type="float">
            <text:p>0.3403</text:p>
          </table:table-cell>
          <table:table-cell office:value-type="float" office:value="0" calcext:value-type="float">
            <text:p>0</text:p>
          </table:table-cell>
          <table:table-cell table:formula="of:=SUM([.I127:.L127])" office:value-type="float" office:value="1.787876" calcext:value-type="float">
            <text:p>1.787876</text:p>
          </table:table-cell>
          <table:table-cell table:formula="of:=SUM([.E127:.H127])" office:value-type="float" office:value="1.615164" calcext:value-type="float">
            <text:p>1.615164</text:p>
          </table:table-cell>
          <table:table-cell table:formula="of:=SUM([.E127:.L127])" office:value-type="float" office:value="3.40304" calcext:value-type="float">
            <text:p>3.40304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office:value-type="float" office:value="3.616" calcext:value-type="float">
            <text:p>3.616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" calcext:value-type="float">
            <text:p>0</text:p>
          </table:table-cell>
          <table:table-cell office:value-type="float" office:value="0.0008828" calcext:value-type="float">
            <text:p>0.0008828</text:p>
          </table:table-cell>
          <table:table-cell office:value-type="float" office:value="1.472" calcext:value-type="float">
            <text:p>1.472</text:p>
          </table:table-cell>
          <table:table-cell office:value-type="float" office:value="0.3849" calcext:value-type="float">
            <text:p>0.3849</text:p>
          </table:table-cell>
          <table:table-cell office:value-type="float" office:value="0" calcext:value-type="float">
            <text:p>0</text:p>
          </table:table-cell>
          <table:table-cell table:formula="of:=SUM([.I128:.L128])" office:value-type="float" office:value="1.8577828" calcext:value-type="float">
            <text:p>1.8577828</text:p>
          </table:table-cell>
          <table:table-cell table:formula="of:=SUM([.E128:.H128])" office:value-type="float" office:value="1.757954" calcext:value-type="float">
            <text:p>1.757954</text:p>
          </table:table-cell>
          <table:table-cell table:formula="of:=SUM([.E128:.L128])" office:value-type="float" office:value="3.6157368" calcext:value-type="float">
            <text:p>3.6157368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office:value-type="float" office:value="3.441" calcext:value-type="float">
            <text:p>3.441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6889" calcext:value-type="float">
            <text:p>0.6889</text:p>
          </table:table-cell>
          <table:table-cell office:value-type="float" office:value="0" calcext:value-type="float">
            <text:p>0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1.523" calcext:value-type="float">
            <text:p>1.523</text:p>
          </table:table-cell>
          <table:table-cell office:value-type="float" office:value="0.3117" calcext:value-type="float">
            <text:p>0.3117</text:p>
          </table:table-cell>
          <table:table-cell office:value-type="float" office:value="0" calcext:value-type="float">
            <text:p>0</text:p>
          </table:table-cell>
          <table:table-cell table:formula="of:=SUM([.I129:.L129])" office:value-type="float" office:value="1.836187" calcext:value-type="float">
            <text:p>1.836187</text:p>
          </table:table-cell>
          <table:table-cell table:formula="of:=SUM([.E129:.H129])" office:value-type="float" office:value="1.604681" calcext:value-type="float">
            <text:p>1.604681</text:p>
          </table:table-cell>
          <table:table-cell table:formula="of:=SUM([.E129:.L129])" office:value-type="float" office:value="3.440868" calcext:value-type="float">
            <text:p>3.440868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.216" calcext:value-type="float">
            <text:p>3.216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5336" calcext:value-type="float">
            <text:p>0.5336</text:p>
          </table:table-cell>
          <table:table-cell office:value-type="float" office:value="0" calcext:value-type="float">
            <text:p>0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1.412" calcext:value-type="float">
            <text:p>1.412</text:p>
          </table:table-cell>
          <table:table-cell office:value-type="float" office:value="0.3256" calcext:value-type="float">
            <text:p>0.3256</text:p>
          </table:table-cell>
          <table:table-cell office:value-type="float" office:value="0" calcext:value-type="float">
            <text:p>0</text:p>
          </table:table-cell>
          <table:table-cell table:formula="of:=SUM([.I130:.L130])" office:value-type="float" office:value="1.739587" calcext:value-type="float">
            <text:p>1.739587</text:p>
          </table:table-cell>
          <table:table-cell table:formula="of:=SUM([.E130:.H130])" office:value-type="float" office:value="1.475421" calcext:value-type="float">
            <text:p>1.475421</text:p>
          </table:table-cell>
          <table:table-cell table:formula="of:=SUM([.E130:.L130])" office:value-type="float" office:value="3.215008" calcext:value-type="float">
            <text:p>3.21500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258" calcext:value-type="float">
            <text:p>258</text:p>
          </table:table-cell>
          <table:table-cell office:value-type="float" office:value="3.379" calcext:value-type="float">
            <text:p>3.379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7937" calcext:value-type="float">
            <text:p>0.7937</text:p>
          </table:table-cell>
          <table:table-cell office:value-type="float" office:value="0" calcext:value-type="float">
            <text:p>0</text:p>
          </table:table-cell>
          <table:table-cell office:value-type="float" office:value="0.002224" calcext:value-type="float">
            <text:p>0.002224</text:p>
          </table:table-cell>
          <table:table-cell office:value-type="float" office:value="1.302" calcext:value-type="float">
            <text:p>1.302</text:p>
          </table:table-cell>
          <table:table-cell office:value-type="float" office:value="0.3471" calcext:value-type="float">
            <text:p>0.3471</text:p>
          </table:table-cell>
          <table:table-cell office:value-type="float" office:value="0" calcext:value-type="float">
            <text:p>0</text:p>
          </table:table-cell>
          <table:table-cell table:formula="of:=SUM([.I131:.L131])" office:value-type="float" office:value="1.651324" calcext:value-type="float">
            <text:p>1.651324</text:p>
          </table:table-cell>
          <table:table-cell table:formula="of:=SUM([.E131:.H131])" office:value-type="float" office:value="1.727215" calcext:value-type="float">
            <text:p>1.727215</text:p>
          </table:table-cell>
          <table:table-cell table:formula="of:=SUM([.E131:.L131])" office:value-type="float" office:value="3.378539" calcext:value-type="float">
            <text:p>3.378539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3.603" calcext:value-type="float">
            <text:p>3.6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1.07" calcext:value-type="float">
            <text:p>1.07</text:p>
          </table:table-cell>
          <table:table-cell office:value-type="float" office:value="0.8339" calcext:value-type="float">
            <text:p>0.8339</text:p>
          </table:table-cell>
          <table:table-cell office:value-type="float" office:value="0" calcext:value-type="float">
            <text:p>0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1.363" calcext:value-type="float">
            <text:p>1.363</text:p>
          </table:table-cell>
          <table:table-cell office:value-type="float" office:value="0.3328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 table:formula="of:=SUM([.I132:.L132])" office:value-type="float" office:value="1.696953" calcext:value-type="float">
            <text:p>1.696953</text:p>
          </table:table-cell>
          <table:table-cell table:formula="of:=SUM([.E132:.H132])" office:value-type="float" office:value="1.9057" calcext:value-type="float">
            <text:p>1.9057</text:p>
          </table:table-cell>
          <table:table-cell table:formula="of:=SUM([.E132:.L132])" office:value-type="float" office:value="3.602653" calcext:value-type="float">
            <text:p>3.602653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62" calcext:value-type="float">
            <text:p>262</text:p>
          </table:table-cell>
          <table:table-cell office:value-type="float" office:value="3.255" calcext:value-type="float">
            <text:p>3.255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7283" calcext:value-type="float">
            <text:p>0.7283</text:p>
          </table:table-cell>
          <table:table-cell office:value-type="float" office:value="0" calcext:value-type="float">
            <text:p>0</text:p>
          </table:table-cell>
          <table:table-cell office:value-type="float" office:value="0.0009556" calcext:value-type="float">
            <text:p>0.0009556</text:p>
          </table:table-cell>
          <table:table-cell office:value-type="float" office:value="1.263" calcext:value-type="float">
            <text:p>1.263</text:p>
          </table:table-cell>
          <table:table-cell office:value-type="float" office:value="0.2644" calcext:value-type="float">
            <text:p>0.2644</text:p>
          </table:table-cell>
          <table:table-cell office:value-type="float" office:value="0" calcext:value-type="float">
            <text:p>0</text:p>
          </table:table-cell>
          <table:table-cell table:formula="of:=SUM([.I133:.L133])" office:value-type="float" office:value="1.5283556" calcext:value-type="float">
            <text:p>1.5283556</text:p>
          </table:table-cell>
          <table:table-cell table:formula="of:=SUM([.E133:.H133])" office:value-type="float" office:value="1.726444" calcext:value-type="float">
            <text:p>1.726444</text:p>
          </table:table-cell>
          <table:table-cell table:formula="of:=SUM([.E133:.L133])" office:value-type="float" office:value="3.2547996" calcext:value-type="float">
            <text:p>3.2547996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264" calcext:value-type="float">
            <text:p>264</text:p>
          </table:table-cell>
          <table:table-cell office:value-type="float" office:value="3.494" calcext:value-type="float">
            <text:p>3.494</text:p>
          </table:table-cell>
          <table:table-cell office:value-type="float" office:value="0.002439" calcext:value-type="float">
            <text:p>0.002439</text:p>
          </table:table-cell>
          <table:table-cell office:value-type="float" office:value="1.079" calcext:value-type="float">
            <text:p>1.079</text:p>
          </table:table-cell>
          <table:table-cell office:value-type="float" office:value="0.8338" calcext:value-type="float">
            <text:p>0.8338</text:p>
          </table:table-cell>
          <table:table-cell office:value-type="float" office:value="0" calcext:value-type="float">
            <text:p>0</text:p>
          </table:table-cell>
          <table:table-cell office:value-type="float" office:value="0.0006649" calcext:value-type="float">
            <text:p>0.0006649</text:p>
          </table:table-cell>
          <table:table-cell office:value-type="float" office:value="1.224" calcext:value-type="float">
            <text:p>1.2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" calcext:value-type="float">
            <text:p>0</text:p>
          </table:table-cell>
          <table:table-cell table:formula="of:=SUM([.I134:.L134])" office:value-type="float" office:value="1.5788649" calcext:value-type="float">
            <text:p>1.5788649</text:p>
          </table:table-cell>
          <table:table-cell table:formula="of:=SUM([.E134:.H134])" office:value-type="float" office:value="1.915239" calcext:value-type="float">
            <text:p>1.915239</text:p>
          </table:table-cell>
          <table:table-cell table:formula="of:=SUM([.E134:.L134])" office:value-type="float" office:value="3.4941039" calcext:value-type="float">
            <text:p>3.4941039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66" calcext:value-type="float">
            <text:p>266</text:p>
          </table:table-cell>
          <table:table-cell office:value-type="float" office:value="3.23" calcext:value-type="float">
            <text:p>3.23</text:p>
          </table:table-cell>
          <table:table-cell office:value-type="float" office:value="0.002246" calcext:value-type="float">
            <text:p>0.00224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" calcext:value-type="float">
            <text:p>0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1.303" calcext:value-type="float">
            <text:p>1.303</text:p>
          </table:table-cell>
          <table:table-cell office:value-type="float" office:value="0.3477" calcext:value-type="float">
            <text:p>0.3477</text:p>
          </table:table-cell>
          <table:table-cell office:value-type="float" office:value="0" calcext:value-type="float">
            <text:p>0</text:p>
          </table:table-cell>
          <table:table-cell table:formula="of:=SUM([.I135:.L135])" office:value-type="float" office:value="1.652126" calcext:value-type="float">
            <text:p>1.652126</text:p>
          </table:table-cell>
          <table:table-cell table:formula="of:=SUM([.E135:.H135])" office:value-type="float" office:value="1.578246" calcext:value-type="float">
            <text:p>1.578246</text:p>
          </table:table-cell>
          <table:table-cell table:formula="of:=SUM([.E135:.L135])" office:value-type="float" office:value="3.230372" calcext:value-type="float">
            <text:p>3.230372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68" calcext:value-type="float">
            <text:p>268</text:p>
          </table:table-cell>
          <table:table-cell office:value-type="float" office:value="3.292" calcext:value-type="float">
            <text:p>3.292</text:p>
          </table:table-cell>
          <table:table-cell office:value-type="float" office:value="0.002819" calcext:value-type="float">
            <text:p>0.002819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8336" calcext:value-type="float">
            <text:p>0.8336</text:p>
          </table:table-cell>
          <table:table-cell office:value-type="float" office:value="0" calcext:value-type="float">
            <text:p>0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1.203" calcext:value-type="float">
            <text:p>1.20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formula="of:=SUM([.I136:.L136])" office:value-type="float" office:value="1.499022" calcext:value-type="float">
            <text:p>1.499022</text:p>
          </table:table-cell>
          <table:table-cell table:formula="of:=SUM([.E136:.H136])" office:value-type="float" office:value="1.793619" calcext:value-type="float">
            <text:p>1.793619</text:p>
          </table:table-cell>
          <table:table-cell table:formula="of:=SUM([.E136:.L136])" office:value-type="float" office:value="3.292641" calcext:value-type="float">
            <text:p>3.292641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70" calcext:value-type="float">
            <text:p>270</text:p>
          </table:table-cell>
          <table:table-cell office:value-type="float" office:value="3.251" calcext:value-type="float">
            <text:p>3.251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789" calcext:value-type="float">
            <text:p>0.789</text:p>
          </table:table-cell>
          <table:table-cell office:value-type="float" office:value="0" calcext:value-type="float">
            <text:p>0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1.181" calcext:value-type="float">
            <text:p>1.181</text:p>
          </table:table-cell>
          <table:table-cell office:value-type="float" office:value="0.3942" calcext:value-type="float">
            <text:p>0.3942</text:p>
          </table:table-cell>
          <table:table-cell office:value-type="float" office:value="0" calcext:value-type="float">
            <text:p>0</text:p>
          </table:table-cell>
          <table:table-cell table:formula="of:=SUM([.I137:.L137])" office:value-type="float" office:value="1.576736" calcext:value-type="float">
            <text:p>1.576736</text:p>
          </table:table-cell>
          <table:table-cell table:formula="of:=SUM([.E137:.H137])" office:value-type="float" office:value="1.674436" calcext:value-type="float">
            <text:p>1.674436</text:p>
          </table:table-cell>
          <table:table-cell table:formula="of:=SUM([.E137:.L137])" office:value-type="float" office:value="3.251172" calcext:value-type="float">
            <text:p>3.251172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3.347" calcext:value-type="float">
            <text:p>3.347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1.028" calcext:value-type="float">
            <text:p>1.028</text:p>
          </table:table-cell>
          <table:table-cell office:value-type="float" office:value="0.7183" calcext:value-type="float">
            <text:p>0.7183</text:p>
          </table:table-cell>
          <table:table-cell office:value-type="float" office:value="0" calcext:value-type="float">
            <text:p>0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1.245" calcext:value-type="float">
            <text:p>1.24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table:formula="of:=SUM([.I138:.L138])" office:value-type="float" office:value="1.598076" calcext:value-type="float">
            <text:p>1.598076</text:p>
          </table:table-cell>
          <table:table-cell table:formula="of:=SUM([.E138:.H138])" office:value-type="float" office:value="1.749733" calcext:value-type="float">
            <text:p>1.749733</text:p>
          </table:table-cell>
          <table:table-cell table:formula="of:=SUM([.E138:.L138])" office:value-type="float" office:value="3.347809" calcext:value-type="float">
            <text:p>3.347809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74" calcext:value-type="float">
            <text:p>274</text:p>
          </table:table-cell>
          <table:table-cell office:value-type="float" office:value="2.885" calcext:value-type="float">
            <text:p>2.885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1.037" calcext:value-type="float">
            <text:p>1.03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07738" calcext:value-type="float">
            <text:p>0.0007738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2288" calcext:value-type="float">
            <text:p>0.2288</text:p>
          </table:table-cell>
          <table:table-cell office:value-type="float" office:value="0" calcext:value-type="float">
            <text:p>0</text:p>
          </table:table-cell>
          <table:table-cell table:formula="of:=SUM([.I139:.L139])" office:value-type="float" office:value="1.1454738" calcext:value-type="float">
            <text:p>1.1454738</text:p>
          </table:table-cell>
          <table:table-cell table:formula="of:=SUM([.E139:.H139])" office:value-type="float" office:value="1.739784" calcext:value-type="float">
            <text:p>1.739784</text:p>
          </table:table-cell>
          <table:table-cell table:formula="of:=SUM([.E139:.L139])" office:value-type="float" office:value="2.8852578" calcext:value-type="float">
            <text:p>2.8852578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76" calcext:value-type="float">
            <text:p>276</text:p>
          </table:table-cell>
          <table:table-cell office:value-type="float" office:value="3.501" calcext:value-type="float">
            <text:p>3.501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1.06" calcext:value-type="float">
            <text:p>1.06</text:p>
          </table:table-cell>
          <table:table-cell office:value-type="float" office:value="0.8896" calcext:value-type="float">
            <text:p>0.8896</text:p>
          </table:table-cell>
          <table:table-cell office:value-type="float" office:value="0" calcext:value-type="float">
            <text:p>0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1.15" calcext:value-type="float">
            <text:p>1.15</text:p>
          </table:table-cell>
          <table:table-cell office:value-type="float" office:value="0.3974" calcext:value-type="float">
            <text:p>0.3974</text:p>
          </table:table-cell>
          <table:table-cell office:value-type="float" office:value="0" calcext:value-type="float">
            <text:p>0</text:p>
          </table:table-cell>
          <table:table-cell table:formula="of:=SUM([.I140:.L140])" office:value-type="float" office:value="1.54894" calcext:value-type="float">
            <text:p>1.54894</text:p>
          </table:table-cell>
          <table:table-cell table:formula="of:=SUM([.E140:.H140])" office:value-type="float" office:value="1.953034" calcext:value-type="float">
            <text:p>1.953034</text:p>
          </table:table-cell>
          <table:table-cell table:formula="of:=SUM([.E140:.L140])" office:value-type="float" office:value="3.501974" calcext:value-type="float">
            <text:p>3.501974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78" calcext:value-type="float">
            <text:p>278</text:p>
          </table:table-cell>
          <table:table-cell office:value-type="float" office:value="3.376" calcext:value-type="float">
            <text:p>3.376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1.108" calcext:value-type="float">
            <text:p>1.108</text:p>
          </table:table-cell>
          <table:table-cell office:value-type="float" office:value="0.7797" calcext:value-type="float">
            <text:p>0.7797</text:p>
          </table:table-cell>
          <table:table-cell office:value-type="float" office:value="0" calcext:value-type="float">
            <text:p>0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1.139" calcext:value-type="float">
            <text:p>1.139</text:p>
          </table:table-cell>
          <table:table-cell office:value-type="float" office:value="0.3445" calcext:value-type="float">
            <text:p>0.3445</text:p>
          </table:table-cell>
          <table:table-cell office:value-type="float" office:value="0" calcext:value-type="float">
            <text:p>0</text:p>
          </table:table-cell>
          <table:table-cell table:formula="of:=SUM([.I141:.L141])" office:value-type="float" office:value="1.484473" calcext:value-type="float">
            <text:p>1.484473</text:p>
          </table:table-cell>
          <table:table-cell table:formula="of:=SUM([.E141:.H141])" office:value-type="float" office:value="1.891192" calcext:value-type="float">
            <text:p>1.891192</text:p>
          </table:table-cell>
          <table:table-cell table:formula="of:=SUM([.E141:.L141])" office:value-type="float" office:value="3.375665" calcext:value-type="float">
            <text:p>3.375665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3.267" calcext:value-type="float">
            <text:p>3.267</text:p>
          </table:table-cell>
          <table:table-cell office:value-type="float" office:value="0.004619" calcext:value-type="float">
            <text:p>0.004619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8998" calcext:value-type="float">
            <text:p>0.8998</text:p>
          </table:table-cell>
          <table:table-cell office:value-type="float" office:value="0" calcext:value-type="float">
            <text:p>0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1.087" calcext:value-type="float">
            <text:p>1.087</text:p>
          </table:table-cell>
          <table:table-cell office:value-type="float" office:value="0.3002" calcext:value-type="float">
            <text:p>0.3002</text:p>
          </table:table-cell>
          <table:table-cell office:value-type="float" office:value="0" calcext:value-type="float">
            <text:p>0</text:p>
          </table:table-cell>
          <table:table-cell table:formula="of:=SUM([.I142:.L142])" office:value-type="float" office:value="1.388674" calcext:value-type="float">
            <text:p>1.388674</text:p>
          </table:table-cell>
          <table:table-cell table:formula="of:=SUM([.E142:.H142])" office:value-type="float" office:value="1.878919" calcext:value-type="float">
            <text:p>1.878919</text:p>
          </table:table-cell>
          <table:table-cell table:formula="of:=SUM([.E142:.L142])" office:value-type="float" office:value="3.267593" calcext:value-type="float">
            <text:p>3.267593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office:value-type="float" office:value="3.118" calcext:value-type="float">
            <text:p>3.118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1.054" calcext:value-type="float">
            <text:p>1.054</text:p>
          </table:table-cell>
          <table:table-cell office:value-type="float" office:value="0.839" calcext:value-type="float">
            <text:p>0.839</text:p>
          </table:table-cell>
          <table:table-cell office:value-type="float" office:value="0" calcext:value-type="float">
            <text:p>0</text:p>
          </table:table-cell>
          <table:table-cell office:value-type="float" office:value="0.0002552" calcext:value-type="float">
            <text:p>0.0002552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2559" calcext:value-type="float">
            <text:p>0.2559</text:p>
          </table:table-cell>
          <table:table-cell office:value-type="float" office:value="0" calcext:value-type="float">
            <text:p>0</text:p>
          </table:table-cell>
          <table:table-cell table:formula="of:=SUM([.I143:.L143])" office:value-type="float" office:value="1.2214552" calcext:value-type="float">
            <text:p>1.2214552</text:p>
          </table:table-cell>
          <table:table-cell table:formula="of:=SUM([.E143:.H143])" office:value-type="float" office:value="1.896023" calcext:value-type="float">
            <text:p>1.896023</text:p>
          </table:table-cell>
          <table:table-cell table:formula="of:=SUM([.E143:.L143])" office:value-type="float" office:value="3.1174782" calcext:value-type="float">
            <text:p>3.1174782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84" calcext:value-type="float">
            <text:p>284</text:p>
          </table:table-cell>
          <table:table-cell office:value-type="float" office:value="2.944" calcext:value-type="float">
            <text:p>2.944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973" calcext:value-type="float">
            <text:p>0.6973</text:p>
          </table:table-cell>
          <table:table-cell office:value-type="float" office:value="0" calcext:value-type="float">
            <text:p>0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  <table:table-cell table:formula="of:=SUM([.I144:.L144])" office:value-type="float" office:value="1.255797" calcext:value-type="float">
            <text:p>1.255797</text:p>
          </table:table-cell>
          <table:table-cell table:formula="of:=SUM([.E144:.H144])" office:value-type="float" office:value="1.687754" calcext:value-type="float">
            <text:p>1.687754</text:p>
          </table:table-cell>
          <table:table-cell table:formula="of:=SUM([.E144:.L144])" office:value-type="float" office:value="2.943551" calcext:value-type="float">
            <text:p>2.943551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286" calcext:value-type="float">
            <text:p>286</text:p>
          </table:table-cell>
          <table:table-cell office:value-type="float" office:value="3.087" calcext:value-type="float">
            <text:p>3.087</text:p>
          </table:table-cell>
          <table:table-cell office:value-type="float" office:value="0.004001" calcext:value-type="float">
            <text:p>0.0040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2962" calcext:value-type="float">
            <text:p>0.2962</text:p>
          </table:table-cell>
          <table:table-cell office:value-type="float" office:value="0" calcext:value-type="float">
            <text:p>0</text:p>
          </table:table-cell>
          <table:table-cell table:formula="of:=SUM([.I145:.L145])" office:value-type="float" office:value="1.162227" calcext:value-type="float">
            <text:p>1.162227</text:p>
          </table:table-cell>
          <table:table-cell table:formula="of:=SUM([.E145:.H145])" office:value-type="float" office:value="1.925001" calcext:value-type="float">
            <text:p>1.925001</text:p>
          </table:table-cell>
          <table:table-cell table:formula="of:=SUM([.E145:.L145])" office:value-type="float" office:value="3.087228" calcext:value-type="float">
            <text:p>3.087228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2.996" calcext:value-type="float">
            <text:p>2.996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8713" calcext:value-type="float">
            <text:p>0.8713</text:p>
          </table:table-cell>
          <table:table-cell office:value-type="float" office:value="0" calcext:value-type="float">
            <text:p>0</text:p>
          </table:table-cell>
          <table:table-cell office:value-type="float" office:value="0.0008627" calcext:value-type="float">
            <text:p>0.0008627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2981" calcext:value-type="float">
            <text:p>0.2981</text:p>
          </table:table-cell>
          <table:table-cell office:value-type="float" office:value="0" calcext:value-type="float">
            <text:p>0</text:p>
          </table:table-cell>
          <table:table-cell table:formula="of:=SUM([.I146:.L146])" office:value-type="float" office:value="1.1413627" calcext:value-type="float">
            <text:p>1.1413627</text:p>
          </table:table-cell>
          <table:table-cell table:formula="of:=SUM([.E146:.H146])" office:value-type="float" office:value="1.854393" calcext:value-type="float">
            <text:p>1.854393</text:p>
          </table:table-cell>
          <table:table-cell table:formula="of:=SUM([.E146:.L146])" office:value-type="float" office:value="2.9957557" calcext:value-type="float">
            <text:p>2.9957557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290" calcext:value-type="float">
            <text:p>290</text:p>
          </table:table-cell>
          <table:table-cell office:value-type="float" office:value="3.103" calcext:value-type="float">
            <text:p>3.103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1.066" calcext:value-type="float">
            <text:p>1.066</text:p>
          </table:table-cell>
          <table:table-cell office:value-type="float" office:value="0.8199" calcext:value-type="float">
            <text:p>0.8199</text:p>
          </table:table-cell>
          <table:table-cell office:value-type="float" office:value="0" calcext:value-type="float">
            <text:p>0</text:p>
          </table:table-cell>
          <table:table-cell office:value-type="float" office:value="0.0007653" calcext:value-type="float">
            <text:p>0.0007653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2755" calcext:value-type="float">
            <text:p>0.2755</text:p>
          </table:table-cell>
          <table:table-cell office:value-type="float" office:value="0" calcext:value-type="float">
            <text:p>0</text:p>
          </table:table-cell>
          <table:table-cell table:formula="of:=SUM([.I147:.L147])" office:value-type="float" office:value="1.2140653" calcext:value-type="float">
            <text:p>1.2140653</text:p>
          </table:table-cell>
          <table:table-cell table:formula="of:=SUM([.E147:.H147])" office:value-type="float" office:value="1.889062" calcext:value-type="float">
            <text:p>1.889062</text:p>
          </table:table-cell>
          <table:table-cell table:formula="of:=SUM([.E147:.L147])" office:value-type="float" office:value="3.1031273" calcext:value-type="float">
            <text:p>3.1031273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92" calcext:value-type="float">
            <text:p>292</text:p>
          </table:table-cell>
          <table:table-cell office:value-type="float" office:value="3.172" calcext:value-type="float">
            <text:p>3.172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1.139" calcext:value-type="float">
            <text:p>1.139</text:p>
          </table:table-cell>
          <table:table-cell office:value-type="float" office:value="0.8081" calcext:value-type="float">
            <text:p>0.8081</text:p>
          </table:table-cell>
          <table:table-cell office:value-type="float" office:value="0" calcext:value-type="float">
            <text:p>0</text:p>
          </table:table-cell>
          <table:table-cell office:value-type="float" office:value="0.0005204" calcext:value-type="float">
            <text:p>0.0005204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2853" calcext:value-type="float">
            <text:p>0.2853</text:p>
          </table:table-cell>
          <table:table-cell office:value-type="float" office:value="0" calcext:value-type="float">
            <text:p>0</text:p>
          </table:table-cell>
          <table:table-cell table:formula="of:=SUM([.I148:.L148])" office:value-type="float" office:value="1.2211204" calcext:value-type="float">
            <text:p>1.2211204</text:p>
          </table:table-cell>
          <table:table-cell table:formula="of:=SUM([.E148:.H148])" office:value-type="float" office:value="1.950424" calcext:value-type="float">
            <text:p>1.950424</text:p>
          </table:table-cell>
          <table:table-cell table:formula="of:=SUM([.E148:.L148])" office:value-type="float" office:value="3.1715444" calcext:value-type="float">
            <text:p>3.1715444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294" calcext:value-type="float">
            <text:p>294</text:p>
          </table:table-cell>
          <table:table-cell office:value-type="float" office:value="3.065" calcext:value-type="float">
            <text:p>3.065</text:p>
          </table:table-cell>
          <table:table-cell office:value-type="float" office:value="0.0023" calcext:value-type="float">
            <text:p>0.0023</text:p>
          </table:table-cell>
          <table:table-cell office:value-type="float" office:value="1.048" calcext:value-type="float">
            <text:p>1.048</text:p>
          </table:table-cell>
          <table:table-cell office:value-type="float" office:value="0.9113" calcext:value-type="float">
            <text:p>0.9113</text:p>
          </table:table-cell>
          <table:table-cell office:value-type="float" office:value="0" calcext:value-type="float">
            <text:p>0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" calcext:value-type="float">
            <text:p>0</text:p>
          </table:table-cell>
          <table:table-cell table:formula="of:=SUM([.I149:.L149])" office:value-type="float" office:value="1.103574" calcext:value-type="float">
            <text:p>1.103574</text:p>
          </table:table-cell>
          <table:table-cell table:formula="of:=SUM([.E149:.H149])" office:value-type="float" office:value="1.9616" calcext:value-type="float">
            <text:p>1.9616</text:p>
          </table:table-cell>
          <table:table-cell table:formula="of:=SUM([.E149:.L149])" office:value-type="float" office:value="3.065174" calcext:value-type="float">
            <text:p>3.065174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office:value-type="float" office:value="2.927" calcext:value-type="float">
            <text:p>2.927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0.0006136" calcext:value-type="float">
            <text:p>0.0006136</text:p>
          </table:table-cell>
          <table:table-cell office:value-type="float" office:value="0.855" calcext:value-type="float">
            <text:p>0.855</text:p>
          </table:table-cell>
          <table:table-cell office:value-type="float" office:value="0.2202" calcext:value-type="float">
            <text:p>0.2202</text:p>
          </table:table-cell>
          <table:table-cell office:value-type="float" office:value="0" calcext:value-type="float">
            <text:p>0</text:p>
          </table:table-cell>
          <table:table-cell table:formula="of:=SUM([.I150:.L150])" office:value-type="float" office:value="1.0758136" calcext:value-type="float">
            <text:p>1.0758136</text:p>
          </table:table-cell>
          <table:table-cell table:formula="of:=SUM([.E150:.H150])" office:value-type="float" office:value="1.851492" calcext:value-type="float">
            <text:p>1.851492</text:p>
          </table:table-cell>
          <table:table-cell table:formula="of:=SUM([.E150:.L150])" office:value-type="float" office:value="2.9273056" calcext:value-type="float">
            <text:p>2.9273056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98" calcext:value-type="float">
            <text:p>298</text:p>
          </table:table-cell>
          <table:table-cell office:value-type="float" office:value="2.997" calcext:value-type="float">
            <text:p>2.997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8923" calcext:value-type="float">
            <text:p>0.8923</text:p>
          </table:table-cell>
          <table:table-cell office:value-type="float" office:value="1.002" calcext:value-type="float">
            <text:p>1.002</text:p>
          </table:table-cell>
          <table:table-cell office:value-type="float" office:value="0" calcext:value-type="float">
            <text:p>0</text:p>
          </table:table-cell>
          <table:table-cell office:value-type="float" office:value="0.0005007" calcext:value-type="float">
            <text:p>0.0005007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1983" calcext:value-type="float">
            <text:p>0.1983</text:p>
          </table:table-cell>
          <table:table-cell office:value-type="float" office:value="0" calcext:value-type="float">
            <text:p>0</text:p>
          </table:table-cell>
          <table:table-cell table:formula="of:=SUM([.I151:.L151])" office:value-type="float" office:value="1.0989007" calcext:value-type="float">
            <text:p>1.0989007</text:p>
          </table:table-cell>
          <table:table-cell table:formula="of:=SUM([.E151:.H151])" office:value-type="float" office:value="1.897562" calcext:value-type="float">
            <text:p>1.897562</text:p>
          </table:table-cell>
          <table:table-cell table:formula="of:=SUM([.E151:.L151])" office:value-type="float" office:value="2.9964627" calcext:value-type="float">
            <text:p>2.9964627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2.855" calcext:value-type="float">
            <text:p>2.855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1.033" calcext:value-type="float">
            <text:p>1.033</text:p>
          </table:table-cell>
          <table:table-cell office:value-type="float" office:value="0.8478" calcext:value-type="float">
            <text:p>0.8478</text:p>
          </table:table-cell>
          <table:table-cell office:value-type="float" office:value="0" calcext:value-type="float">
            <text:p>0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1904" calcext:value-type="float">
            <text:p>0.1904</text:p>
          </table:table-cell>
          <table:table-cell office:value-type="float" office:value="0" calcext:value-type="float">
            <text:p>0</text:p>
          </table:table-cell>
          <table:table-cell table:formula="of:=SUM([.I152:.L152])" office:value-type="float" office:value="0.972422" calcext:value-type="float">
            <text:p>0.972422</text:p>
          </table:table-cell>
          <table:table-cell table:formula="of:=SUM([.E152:.H152])" office:value-type="float" office:value="1.882753" calcext:value-type="float">
            <text:p>1.882753</text:p>
          </table:table-cell>
          <table:table-cell table:formula="of:=SUM([.E152:.L152])" office:value-type="float" office:value="2.855175" calcext:value-type="float">
            <text:p>2.855175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302" calcext:value-type="float">
            <text:p>302</text:p>
          </table:table-cell>
          <table:table-cell office:value-type="float" office:value="2.832" calcext:value-type="float">
            <text:p>2.832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1.014" calcext:value-type="float">
            <text:p>1.014</text:p>
          </table:table-cell>
          <table:table-cell office:value-type="float" office:value="0.8764" calcext:value-type="float">
            <text:p>0.8764</text:p>
          </table:table-cell>
          <table:table-cell office:value-type="float" office:value="0" calcext:value-type="float">
            <text:p>0</text:p>
          </table:table-cell>
          <table:table-cell office:value-type="float" office:value="0.0003672" calcext:value-type="float">
            <text:p>0.0003672</text:p>
          </table:table-cell>
          <table:table-cell office:value-type="float" office:value="0.7527" calcext:value-type="float">
            <text:p>0.7527</text:p>
          </table:table-cell>
          <table:table-cell office:value-type="float" office:value="0.1859" calcext:value-type="float">
            <text:p>0.1859</text:p>
          </table:table-cell>
          <table:table-cell office:value-type="float" office:value="0" calcext:value-type="float">
            <text:p>0</text:p>
          </table:table-cell>
          <table:table-cell table:formula="of:=SUM([.I153:.L153])" office:value-type="float" office:value="0.9389672" calcext:value-type="float">
            <text:p>0.9389672</text:p>
          </table:table-cell>
          <table:table-cell table:formula="of:=SUM([.E153:.H153])" office:value-type="float" office:value="1.893182" calcext:value-type="float">
            <text:p>1.893182</text:p>
          </table:table-cell>
          <table:table-cell table:formula="of:=SUM([.E153:.L153])" office:value-type="float" office:value="2.8321492" calcext:value-type="float">
            <text:p>2.8321492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304" calcext:value-type="float">
            <text:p>304</text:p>
          </table:table-cell>
          <table:table-cell office:value-type="float" office:value="2.957" calcext:value-type="float">
            <text:p>2.957</text:p>
          </table:table-cell>
          <table:table-cell office:value-type="float" office:value="0.001299" calcext:value-type="float">
            <text:p>0.001299</text:p>
          </table:table-cell>
          <table:table-cell office:value-type="float" office:value="1.029" calcext:value-type="float">
            <text:p>1.029</text:p>
          </table:table-cell>
          <table:table-cell office:value-type="float" office:value="0.7866" calcext:value-type="float">
            <text:p>0.7866</text:p>
          </table:table-cell>
          <table:table-cell office:value-type="float" office:value="0" calcext:value-type="float">
            <text:p>0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885" calcext:value-type="float">
            <text:p>0.885</text:p>
          </table:table-cell>
          <table:table-cell office:value-type="float" office:value="0.2538" calcext:value-type="float">
            <text:p>0.2538</text:p>
          </table:table-cell>
          <table:table-cell office:value-type="float" office:value="0" calcext:value-type="float">
            <text:p>0</text:p>
          </table:table-cell>
          <table:table-cell table:formula="of:=SUM([.I154:.L154])" office:value-type="float" office:value="1.139925" calcext:value-type="float">
            <text:p>1.139925</text:p>
          </table:table-cell>
          <table:table-cell table:formula="of:=SUM([.E154:.H154])" office:value-type="float" office:value="1.816899" calcext:value-type="float">
            <text:p>1.816899</text:p>
          </table:table-cell>
          <table:table-cell table:formula="of:=SUM([.E154:.L154])" office:value-type="float" office:value="2.956824" calcext:value-type="float">
            <text:p>2.956824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06" calcext:value-type="float">
            <text:p>306</text:p>
          </table:table-cell>
          <table:table-cell office:value-type="float" office:value="3.2" calcext:value-type="float">
            <text:p>3.2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1.243" calcext:value-type="float">
            <text:p>1.243</text:p>
          </table:table-cell>
          <table:table-cell office:value-type="float" office:value="0.8313" calcext:value-type="float">
            <text:p>0.8313</text:p>
          </table:table-cell>
          <table:table-cell office:value-type="float" office:value="0" calcext:value-type="float">
            <text:p>0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1987" calcext:value-type="float">
            <text:p>0.1987</text:p>
          </table:table-cell>
          <table:table-cell office:value-type="float" office:value="0" calcext:value-type="float">
            <text:p>0</text:p>
          </table:table-cell>
          <table:table-cell table:formula="of:=SUM([.I155:.L155])" office:value-type="float" office:value="1.123938" calcext:value-type="float">
            <text:p>1.123938</text:p>
          </table:table-cell>
          <table:table-cell table:formula="of:=SUM([.E155:.H155])" office:value-type="float" office:value="2.075989" calcext:value-type="float">
            <text:p>2.075989</text:p>
          </table:table-cell>
          <table:table-cell table:formula="of:=SUM([.E155:.L155])" office:value-type="float" office:value="3.199927" calcext:value-type="float">
            <text:p>3.199927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office:value-type="float" office:value="3.146" calcext:value-type="float">
            <text:p>3.146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1.2" calcext:value-type="float">
            <text:p>1.2</text:p>
          </table:table-cell>
          <table:table-cell office:value-type="float" office:value="0.8619" calcext:value-type="float">
            <text:p>0.8619</text:p>
          </table:table-cell>
          <table:table-cell office:value-type="float" office:value="0" calcext:value-type="float">
            <text:p>0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883" calcext:value-type="float">
            <text:p>0.883</text:p>
          </table:table-cell>
          <table:table-cell office:value-type="float" office:value="0.1976" calcext:value-type="float">
            <text:p>0.1976</text:p>
          </table:table-cell>
          <table:table-cell office:value-type="float" office:value="0" calcext:value-type="float">
            <text:p>0</text:p>
          </table:table-cell>
          <table:table-cell table:formula="of:=SUM([.I156:.L156])" office:value-type="float" office:value="1.081742" calcext:value-type="float">
            <text:p>1.081742</text:p>
          </table:table-cell>
          <table:table-cell table:formula="of:=SUM([.E156:.H156])" office:value-type="float" office:value="2.064597" calcext:value-type="float">
            <text:p>2.064597</text:p>
          </table:table-cell>
          <table:table-cell table:formula="of:=SUM([.E156:.L156])" office:value-type="float" office:value="3.146339" calcext:value-type="float">
            <text:p>3.146339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310" calcext:value-type="float">
            <text:p>310</text:p>
          </table:table-cell>
          <table:table-cell office:value-type="float" office:value="3.131" calcext:value-type="float">
            <text:p>3.131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1.219" calcext:value-type="float">
            <text:p>1.219</text:p>
          </table:table-cell>
          <table:table-cell office:value-type="float" office:value="0.9226" calcext:value-type="float">
            <text:p>0.9226</text:p>
          </table:table-cell>
          <table:table-cell office:value-type="float" office:value="0" calcext:value-type="float">
            <text:p>0</text:p>
          </table:table-cell>
          <table:table-cell office:value-type="float" office:value="0.0005167" calcext:value-type="float">
            <text:p>0.0005167</text:p>
          </table:table-cell>
          <table:table-cell office:value-type="float" office:value="0.7723" calcext:value-type="float">
            <text:p>0.7723</text:p>
          </table:table-cell>
          <table:table-cell office:value-type="float" office:value="0.2119" calcext:value-type="float">
            <text:p>0.2119</text:p>
          </table:table-cell>
          <table:table-cell office:value-type="float" office:value="0" calcext:value-type="float">
            <text:p>0</text:p>
          </table:table-cell>
          <table:table-cell table:formula="of:=SUM([.I157:.L157])" office:value-type="float" office:value="0.9847167" calcext:value-type="float">
            <text:p>0.9847167</text:p>
          </table:table-cell>
          <table:table-cell table:formula="of:=SUM([.E157:.H157])" office:value-type="float" office:value="2.145366" calcext:value-type="float">
            <text:p>2.145366</text:p>
          </table:table-cell>
          <table:table-cell table:formula="of:=SUM([.E157:.L157])" office:value-type="float" office:value="3.1300827" calcext:value-type="float">
            <text:p>3.1300827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office:value-type="float" office:value="3.014" calcext:value-type="float">
            <text:p>3.014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1.198" calcext:value-type="float">
            <text:p>1.198</text:p>
          </table:table-cell>
          <table:table-cell office:value-type="float" office:value="0.7922" calcext:value-type="float">
            <text:p>0.7922</text:p>
          </table:table-cell>
          <table:table-cell office:value-type="float" office:value="0" calcext:value-type="float">
            <text:p>0</text:p>
          </table:table-cell>
          <table:table-cell office:value-type="float" office:value="0.0004129" calcext:value-type="float">
            <text:p>0.0004129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" calcext:value-type="float">
            <text:p>0</text:p>
          </table:table-cell>
          <table:table-cell table:formula="of:=SUM([.I158:.L158])" office:value-type="float" office:value="1.0209129" calcext:value-type="float">
            <text:p>1.0209129</text:p>
          </table:table-cell>
          <table:table-cell table:formula="of:=SUM([.E158:.H158])" office:value-type="float" office:value="1.992833" calcext:value-type="float">
            <text:p>1.992833</text:p>
          </table:table-cell>
          <table:table-cell table:formula="of:=SUM([.E158:.L158])" office:value-type="float" office:value="3.0137459" calcext:value-type="float">
            <text:p>3.0137459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2.953" calcext:value-type="float">
            <text:p>2.953</text:p>
          </table:table-cell>
          <table:table-cell office:value-type="float" office:value="0.003069" calcext:value-type="float">
            <text:p>0.003069</text:p>
          </table:table-cell>
          <table:table-cell office:value-type="float" office:value="1.158" calcext:value-type="float">
            <text:p>1.158</text:p>
          </table:table-cell>
          <table:table-cell office:value-type="float" office:value="0.8382" calcext:value-type="float">
            <text:p>0.8382</text:p>
          </table:table-cell>
          <table:table-cell office:value-type="float" office:value="0" calcext:value-type="float">
            <text:p>0</text:p>
          </table:table-cell>
          <table:table-cell office:value-type="float" office:value="0.0009621" calcext:value-type="float">
            <text:p>0.0009621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1827" calcext:value-type="float">
            <text:p>0.1827</text:p>
          </table:table-cell>
          <table:table-cell office:value-type="float" office:value="0" calcext:value-type="float">
            <text:p>0</text:p>
          </table:table-cell>
          <table:table-cell table:formula="of:=SUM([.I159:.L159])" office:value-type="float" office:value="0.9530621" calcext:value-type="float">
            <text:p>0.9530621</text:p>
          </table:table-cell>
          <table:table-cell table:formula="of:=SUM([.E159:.H159])" office:value-type="float" office:value="1.999269" calcext:value-type="float">
            <text:p>1.999269</text:p>
          </table:table-cell>
          <table:table-cell table:formula="of:=SUM([.E159:.L159])" office:value-type="float" office:value="2.9523311" calcext:value-type="float">
            <text:p>2.9523311</text:p>
          </table:table-cell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office:value-type="float" office:value="2.992" calcext:value-type="float">
            <text:p>2.992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1.343" calcext:value-type="float">
            <text:p>1.343</text:p>
          </table:table-cell>
          <table:table-cell office:value-type="float" office:value="0.7637" calcext:value-type="float">
            <text:p>0.7637</text:p>
          </table:table-cell>
          <table:table-cell office:value-type="float" office:value="0" calcext:value-type="float">
            <text:p>0</text:p>
          </table:table-cell>
          <table:table-cell office:value-type="float" office:value="0.0009576" calcext:value-type="float">
            <text:p>0.0009576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1488" calcext:value-type="float">
            <text:p>0.1488</text:p>
          </table:table-cell>
          <table:table-cell office:value-type="float" office:value="0" calcext:value-type="float">
            <text:p>0</text:p>
          </table:table-cell>
          <table:table-cell table:formula="of:=SUM([.I160:.L160])" office:value-type="float" office:value="0.8819576" calcext:value-type="float">
            <text:p>0.8819576</text:p>
          </table:table-cell>
          <table:table-cell table:formula="of:=SUM([.E160:.H160])" office:value-type="float" office:value="2.110148" calcext:value-type="float">
            <text:p>2.110148</text:p>
          </table:table-cell>
          <table:table-cell table:formula="of:=SUM([.E160:.L160])" office:value-type="float" office:value="2.9921056" calcext:value-type="float">
            <text:p>2.9921056</text:p>
          </table:table-cell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18" calcext:value-type="float">
            <text:p>318</text:p>
          </table:table-cell>
          <table:table-cell office:value-type="float" office:value="3.254" calcext:value-type="float">
            <text:p>3.25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1.4" calcext:value-type="float">
            <text:p>1.4</text:p>
          </table:table-cell>
          <table:table-cell office:value-type="float" office:value="0.9316" calcext:value-type="float">
            <text:p>0.9316</text:p>
          </table:table-cell>
          <table:table-cell office:value-type="float" office:value="0" calcext:value-type="float">
            <text:p>0</text:p>
          </table:table-cell>
          <table:table-cell office:value-type="float" office:value="0.001231" calcext:value-type="float">
            <text:p>0.001231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  <table:table-cell table:formula="of:=SUM([.I161:.L161])" office:value-type="float" office:value="0.917731" calcext:value-type="float">
            <text:p>0.917731</text:p>
          </table:table-cell>
          <table:table-cell table:formula="of:=SUM([.E161:.H161])" office:value-type="float" office:value="2.33596" calcext:value-type="float">
            <text:p>2.33596</text:p>
          </table:table-cell>
          <table:table-cell table:formula="of:=SUM([.E161:.L161])" office:value-type="float" office:value="3.253691" calcext:value-type="float">
            <text:p>3.253691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3.07" calcext:value-type="float">
            <text:p>3.07</text:p>
          </table:table-cell>
          <table:table-cell office:value-type="float" office:value="0.002547" calcext:value-type="float">
            <text:p>0.002547</text:p>
          </table:table-cell>
          <table:table-cell office:value-type="float" office:value="1.416" calcext:value-type="float">
            <text:p>1.416</text:p>
          </table:table-cell>
          <table:table-cell office:value-type="float" office:value="0.8185" calcext:value-type="float">
            <text:p>0.8185</text:p>
          </table:table-cell>
          <table:table-cell office:value-type="float" office:value="0" calcext:value-type="float">
            <text:p>0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1714" calcext:value-type="float">
            <text:p>0.1714</text:p>
          </table:table-cell>
          <table:table-cell office:value-type="float" office:value="0" calcext:value-type="float">
            <text:p>0</text:p>
          </table:table-cell>
          <table:table-cell table:formula="of:=SUM([.I162:.L162])" office:value-type="float" office:value="0.83305" calcext:value-type="float">
            <text:p>0.83305</text:p>
          </table:table-cell>
          <table:table-cell table:formula="of:=SUM([.E162:.H162])" office:value-type="float" office:value="2.237047" calcext:value-type="float">
            <text:p>2.237047</text:p>
          </table:table-cell>
          <table:table-cell table:formula="of:=SUM([.E162:.L162])" office:value-type="float" office:value="3.070097" calcext:value-type="float">
            <text:p>3.070097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322" calcext:value-type="float">
            <text:p>322</text:p>
          </table:table-cell>
          <table:table-cell office:value-type="float" office:value="3.056" calcext:value-type="float">
            <text:p>3.056</text:p>
          </table:table-cell>
          <table:table-cell office:value-type="float" office:value="0.002721" calcext:value-type="float">
            <text:p>0.002721</text:p>
          </table:table-cell>
          <table:table-cell office:value-type="float" office:value="1.398" calcext:value-type="float">
            <text:p>1.398</text:p>
          </table:table-cell>
          <table:table-cell office:value-type="float" office:value="0.8898" calcext:value-type="float">
            <text:p>0.8898</text:p>
          </table:table-cell>
          <table:table-cell office:value-type="float" office:value="0" calcext:value-type="float">
            <text:p>0</text:p>
          </table:table-cell>
          <table:table-cell office:value-type="float" office:value="0.0002426" calcext:value-type="float">
            <text:p>0.0002426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1975" calcext:value-type="float">
            <text:p>0.1975</text:p>
          </table:table-cell>
          <table:table-cell office:value-type="float" office:value="0" calcext:value-type="float">
            <text:p>0</text:p>
          </table:table-cell>
          <table:table-cell table:formula="of:=SUM([.I163:.L163])" office:value-type="float" office:value="0.7649426" calcext:value-type="float">
            <text:p>0.7649426</text:p>
          </table:table-cell>
          <table:table-cell table:formula="of:=SUM([.E163:.H163])" office:value-type="float" office:value="2.290521" calcext:value-type="float">
            <text:p>2.290521</text:p>
          </table:table-cell>
          <table:table-cell table:formula="of:=SUM([.E163:.L163])" office:value-type="float" office:value="3.0554636" calcext:value-type="float">
            <text:p>3.0554636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office:value-type="float" office:value="3.085" calcext:value-type="float">
            <text:p>3.085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1.333" calcext:value-type="float">
            <text:p>1.333</text:p>
          </table:table-cell>
          <table:table-cell office:value-type="float" office:value="0.9773" calcext:value-type="float">
            <text:p>0.9773</text:p>
          </table:table-cell>
          <table:table-cell office:value-type="float" office:value="0" calcext:value-type="float">
            <text:p>0</text:p>
          </table:table-cell>
          <table:table-cell office:value-type="float" office:value="0.0005966" calcext:value-type="float">
            <text:p>0.000596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2113" calcext:value-type="float">
            <text:p>0.2113</text:p>
          </table:table-cell>
          <table:table-cell office:value-type="float" office:value="0" calcext:value-type="float">
            <text:p>0</text:p>
          </table:table-cell>
          <table:table-cell table:formula="of:=SUM([.I164:.L164])" office:value-type="float" office:value="0.7716966" calcext:value-type="float">
            <text:p>0.7716966</text:p>
          </table:table-cell>
          <table:table-cell table:formula="of:=SUM([.E164:.H164])" office:value-type="float" office:value="2.313327" calcext:value-type="float">
            <text:p>2.313327</text:p>
          </table:table-cell>
          <table:table-cell table:formula="of:=SUM([.E164:.L164])" office:value-type="float" office:value="3.0850236" calcext:value-type="float">
            <text:p>3.0850236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326" calcext:value-type="float">
            <text:p>326</text:p>
          </table:table-cell>
          <table:table-cell office:value-type="float" office:value="3.222" calcext:value-type="float">
            <text:p>3.222</text:p>
          </table:table-cell>
          <table:table-cell office:value-type="float" office:value="0.004577" calcext:value-type="float">
            <text:p>0.004577</text:p>
          </table:table-cell>
          <table:table-cell office:value-type="float" office:value="1.609" calcext:value-type="float">
            <text:p>1.609</text:p>
          </table:table-cell>
          <table:table-cell office:value-type="float" office:value="0.9931" calcext:value-type="float">
            <text:p>0.9931</text:p>
          </table:table-cell>
          <table:table-cell office:value-type="float" office:value="0" calcext:value-type="float">
            <text:p>0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459" calcext:value-type="float">
            <text:p>0.459</text:p>
          </table:table-cell>
          <table:table-cell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table:formula="of:=SUM([.I165:.L165])" office:value-type="float" office:value="0.615659" calcext:value-type="float">
            <text:p>0.615659</text:p>
          </table:table-cell>
          <table:table-cell table:formula="of:=SUM([.E165:.H165])" office:value-type="float" office:value="2.606677" calcext:value-type="float">
            <text:p>2.606677</text:p>
          </table:table-cell>
          <table:table-cell table:formula="of:=SUM([.E165:.L165])" office:value-type="float" office:value="3.222336" calcext:value-type="float">
            <text:p>3.222336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328" calcext:value-type="float">
            <text:p>328</text:p>
          </table:table-cell>
          <table:table-cell office:value-type="float" office:value="3.349" calcext:value-type="float">
            <text:p>3.349</text:p>
          </table:table-cell>
          <table:table-cell office:value-type="float" office:value="0.002769" calcext:value-type="float">
            <text:p>0.002769</text:p>
          </table:table-cell>
          <table:table-cell office:value-type="float" office:value="1.499" calcext:value-type="float">
            <text:p>1.499</text:p>
          </table:table-cell>
          <table:table-cell office:value-type="float" office:value="0.9587" calcext:value-type="float">
            <text:p>0.9587</text:p>
          </table:table-cell>
          <table:table-cell office:value-type="float" office:value="0" calcext:value-type="float">
            <text:p>0</text:p>
          </table:table-cell>
          <table:table-cell office:value-type="float" office:value="0.0003418" calcext:value-type="float">
            <text:p>0.0003418</text:p>
          </table:table-cell>
          <table:table-cell office:value-type="float" office:value="0.694" calcext:value-type="float">
            <text:p>0.694</text:p>
          </table:table-cell>
          <table:table-cell office:value-type="float" office:value="0.1941" calcext:value-type="float">
            <text:p>0.1941</text:p>
          </table:table-cell>
          <table:table-cell office:value-type="float" office:value="0" calcext:value-type="float">
            <text:p>0</text:p>
          </table:table-cell>
          <table:table-cell table:formula="of:=SUM([.I166:.L166])" office:value-type="float" office:value="0.8884418" calcext:value-type="float">
            <text:p>0.8884418</text:p>
          </table:table-cell>
          <table:table-cell table:formula="of:=SUM([.E166:.H166])" office:value-type="float" office:value="2.460469" calcext:value-type="float">
            <text:p>2.460469</text:p>
          </table:table-cell>
          <table:table-cell table:formula="of:=SUM([.E166:.L166])" office:value-type="float" office:value="3.3489108" calcext:value-type="float">
            <text:p>3.3489108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330" calcext:value-type="float">
            <text:p>330</text:p>
          </table:table-cell>
          <table:table-cell office:value-type="float" office:value="3.388" calcext:value-type="float">
            <text:p>3.388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1.561" calcext:value-type="float">
            <text:p>1.56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0004989" calcext:value-type="float">
            <text:p>0.0004989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1448" calcext:value-type="float">
            <text:p>0.1448</text:p>
          </table:table-cell>
          <table:table-cell office:value-type="float" office:value="0" calcext:value-type="float">
            <text:p>0</text:p>
          </table:table-cell>
          <table:table-cell table:formula="of:=SUM([.I167:.L167])" office:value-type="float" office:value="0.7748989" calcext:value-type="float">
            <text:p>0.7748989</text:p>
          </table:table-cell>
          <table:table-cell table:formula="of:=SUM([.E167:.H167])" office:value-type="float" office:value="2.613288" calcext:value-type="float">
            <text:p>2.613288</text:p>
          </table:table-cell>
          <table:table-cell table:formula="of:=SUM([.E167:.L167])" office:value-type="float" office:value="3.3881869" calcext:value-type="float">
            <text:p>3.3881869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332" calcext:value-type="float">
            <text:p>332</text:p>
          </table:table-cell>
          <table:table-cell office:value-type="float" office:value="3.079" calcext:value-type="float">
            <text:p>3.079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1.527" calcext:value-type="float">
            <text:p>1.527</text:p>
          </table:table-cell>
          <table:table-cell office:value-type="float" office:value="0.8228" calcext:value-type="float">
            <text:p>0.8228</text:p>
          </table:table-cell>
          <table:table-cell office:value-type="float" office:value="0" calcext:value-type="float">
            <text:p>0</text:p>
          </table:table-cell>
          <table:table-cell office:value-type="float" office:value="0.0007183" calcext:value-type="float">
            <text:p>0.0007183</text:p>
          </table:table-cell>
          <table:table-cell office:value-type="float" office:value="0.561" calcext:value-type="float">
            <text:p>0.56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" calcext:value-type="float">
            <text:p>0</text:p>
          </table:table-cell>
          <table:table-cell table:formula="of:=SUM([.I168:.L168])" office:value-type="float" office:value="0.7265183" calcext:value-type="float">
            <text:p>0.7265183</text:p>
          </table:table-cell>
          <table:table-cell table:formula="of:=SUM([.E168:.H168])" office:value-type="float" office:value="2.353206" calcext:value-type="float">
            <text:p>2.353206</text:p>
          </table:table-cell>
          <table:table-cell table:formula="of:=SUM([.E168:.L168])" office:value-type="float" office:value="3.0797243" calcext:value-type="float">
            <text:p>3.0797243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334" calcext:value-type="float">
            <text:p>334</text:p>
          </table:table-cell>
          <table:table-cell office:value-type="float" office:value="3.227" calcext:value-type="float">
            <text:p>3.227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1.674" calcext:value-type="float">
            <text:p>1.674</text:p>
          </table:table-cell>
          <table:table-cell office:value-type="float" office:value="0.8586" calcext:value-type="float">
            <text:p>0.8586</text:p>
          </table:table-cell>
          <table:table-cell office:value-type="float" office:value="0" calcext:value-type="float">
            <text:p>0</text:p>
          </table:table-cell>
          <table:table-cell office:value-type="float" office:value="0.0006252" calcext:value-type="float">
            <text:p>0.0006252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" calcext:value-type="float">
            <text:p>0</text:p>
          </table:table-cell>
          <table:table-cell table:formula="of:=SUM([.I169:.L169])" office:value-type="float" office:value="0.6915252" calcext:value-type="float">
            <text:p>0.6915252</text:p>
          </table:table-cell>
          <table:table-cell table:formula="of:=SUM([.E169:.H169])" office:value-type="float" office:value="2.535785" calcext:value-type="float">
            <text:p>2.535785</text:p>
          </table:table-cell>
          <table:table-cell table:formula="of:=SUM([.E169:.L169])" office:value-type="float" office:value="3.2273102" calcext:value-type="float">
            <text:p>3.2273102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office:value-type="float" office:value="3.446" calcext:value-type="float">
            <text:p>3.446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1.799" calcext:value-type="float">
            <text:p>1.799</text:p>
          </table:table-cell>
          <table:table-cell office:value-type="float" office:value="0.9443" calcext:value-type="float">
            <text:p>0.9443</text:p>
          </table:table-cell>
          <table:table-cell office:value-type="float" office:value="0" calcext:value-type="float">
            <text:p>0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263" calcext:value-type="float">
            <text:p>0.1263</text:p>
          </table:table-cell>
          <table:table-cell office:value-type="float" office:value="0" calcext:value-type="float">
            <text:p>0</text:p>
          </table:table-cell>
          <table:table-cell table:formula="of:=SUM([.I170:.L170])" office:value-type="float" office:value="0.69926" calcext:value-type="float">
            <text:p>0.69926</text:p>
          </table:table-cell>
          <table:table-cell table:formula="of:=SUM([.E170:.H170])" office:value-type="float" office:value="2.746752" calcext:value-type="float">
            <text:p>2.746752</text:p>
          </table:table-cell>
          <table:table-cell table:formula="of:=SUM([.E170:.L170])" office:value-type="float" office:value="3.446012" calcext:value-type="float">
            <text:p>3.446012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38" calcext:value-type="float">
            <text:p>338</text:p>
          </table:table-cell>
          <table:table-cell office:value-type="float" office:value="3.461" calcext:value-type="float">
            <text:p>3.461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1.797" calcext:value-type="float">
            <text:p>1.797</text:p>
          </table:table-cell>
          <table:table-cell office:value-type="float" office:value="0.938" calcext:value-type="float">
            <text:p>0.938</text:p>
          </table:table-cell>
          <table:table-cell office:value-type="float" office:value="0" calcext:value-type="float">
            <text:p>0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table:formula="of:=SUM([.I171:.L171])" office:value-type="float" office:value="0.721978" calcext:value-type="float">
            <text:p>0.721978</text:p>
          </table:table-cell>
          <table:table-cell table:formula="of:=SUM([.E171:.H171])" office:value-type="float" office:value="2.739411" calcext:value-type="float">
            <text:p>2.739411</text:p>
          </table:table-cell>
          <table:table-cell table:formula="of:=SUM([.E171:.L171])" office:value-type="float" office:value="3.461389" calcext:value-type="float">
            <text:p>3.461389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office:value-type="float" office:value="3.616" calcext:value-type="float">
            <text:p>3.616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1.868" calcext:value-type="float">
            <text:p>1.868</text:p>
          </table:table-cell>
          <table:table-cell office:value-type="float" office:value="0.9663" calcext:value-type="float">
            <text:p>0.9663</text:p>
          </table:table-cell>
          <table:table-cell office:value-type="float" office:value="0" calcext:value-type="float">
            <text:p>0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" calcext:value-type="float">
            <text:p>0</text:p>
          </table:table-cell>
          <table:table-cell table:formula="of:=SUM([.I172:.L172])" office:value-type="float" office:value="0.777273" calcext:value-type="float">
            <text:p>0.777273</text:p>
          </table:table-cell>
          <table:table-cell table:formula="of:=SUM([.E172:.H172])" office:value-type="float" office:value="2.838773" calcext:value-type="float">
            <text:p>2.838773</text:p>
          </table:table-cell>
          <table:table-cell table:formula="of:=SUM([.E172:.L172])" office:value-type="float" office:value="3.616046" calcext:value-type="float">
            <text:p>3.616046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342" calcext:value-type="float">
            <text:p>342</text:p>
          </table:table-cell>
          <table:table-cell office:value-type="float" office:value="3.324" calcext:value-type="float">
            <text:p>3.324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1.744" calcext:value-type="float">
            <text:p>1.744</text:p>
          </table:table-cell>
          <table:table-cell office:value-type="float" office:value="0.9939" calcext:value-type="float">
            <text:p>0.9939</text:p>
          </table:table-cell>
          <table:table-cell office:value-type="float" office:value="0" calcext:value-type="float">
            <text:p>0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" calcext:value-type="float">
            <text:p>0</text:p>
          </table:table-cell>
          <table:table-cell table:formula="of:=SUM([.I173:.L173])" office:value-type="float" office:value="0.578704" calcext:value-type="float">
            <text:p>0.578704</text:p>
          </table:table-cell>
          <table:table-cell table:formula="of:=SUM([.E173:.H173])" office:value-type="float" office:value="2.74493" calcext:value-type="float">
            <text:p>2.74493</text:p>
          </table:table-cell>
          <table:table-cell table:formula="of:=SUM([.E173:.L173])" office:value-type="float" office:value="3.323634" calcext:value-type="float">
            <text:p>3.323634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344" calcext:value-type="float">
            <text:p>344</text:p>
          </table:table-cell>
          <table:table-cell office:value-type="float" office:value="3.435" calcext:value-type="float">
            <text:p>3.435</text:p>
          </table:table-cell>
          <table:table-cell office:value-type="float" office:value="0.004041" calcext:value-type="float">
            <text:p>0.004041</text:p>
          </table:table-cell>
          <table:table-cell office:value-type="float" office:value="1.799" calcext:value-type="float">
            <text:p>1.799</text:p>
          </table:table-cell>
          <table:table-cell office:value-type="float" office:value="0.9917" calcext:value-type="float">
            <text:p>0.9917</text:p>
          </table:table-cell>
          <table:table-cell office:value-type="float" office:value="0" calcext:value-type="float">
            <text:p>0</text:p>
          </table:table-cell>
          <table:table-cell office:value-type="float" office:value="0.0005155" calcext:value-type="float">
            <text:p>0.0005155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08937" calcext:value-type="float">
            <text:p>0.08937</text:p>
          </table:table-cell>
          <table:table-cell office:value-type="float" office:value="0" calcext:value-type="float">
            <text:p>0</text:p>
          </table:table-cell>
          <table:table-cell table:formula="of:=SUM([.I174:.L174])" office:value-type="float" office:value="0.6397855" calcext:value-type="float">
            <text:p>0.6397855</text:p>
          </table:table-cell>
          <table:table-cell table:formula="of:=SUM([.E174:.H174])" office:value-type="float" office:value="2.794741" calcext:value-type="float">
            <text:p>2.794741</text:p>
          </table:table-cell>
          <table:table-cell table:formula="of:=SUM([.E174:.L174])" office:value-type="float" office:value="3.4345265" calcext:value-type="float">
            <text:p>3.4345265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346" calcext:value-type="float">
            <text:p>346</text:p>
          </table:table-cell>
          <table:table-cell office:value-type="float" office:value="3.509" calcext:value-type="float">
            <text:p>3.509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1.83" calcext:value-type="float">
            <text:p>1.83</text:p>
          </table:table-cell>
          <table:table-cell office:value-type="float" office:value="1.014" calcext:value-type="float">
            <text:p>1.014</text:p>
          </table:table-cell>
          <table:table-cell office:value-type="float" office:value="0" calcext:value-type="float">
            <text:p>0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0.528" calcext:value-type="float">
            <text:p>0.528</text:p>
          </table:table-cell>
          <table:table-cell office:value-type="float" office:value="0.1319" calcext:value-type="float">
            <text:p>0.1319</text:p>
          </table:table-cell>
          <table:table-cell office:value-type="float" office:value="0" calcext:value-type="float">
            <text:p>0</text:p>
          </table:table-cell>
          <table:table-cell table:formula="of:=SUM([.I175:.L175])" office:value-type="float" office:value="0.661022" calcext:value-type="float">
            <text:p>0.661022</text:p>
          </table:table-cell>
          <table:table-cell table:formula="of:=SUM([.E175:.H175])" office:value-type="float" office:value="2.848028" calcext:value-type="float">
            <text:p>2.848028</text:p>
          </table:table-cell>
          <table:table-cell table:formula="of:=SUM([.E175:.L175])" office:value-type="float" office:value="3.50905" calcext:value-type="float">
            <text:p>3.50905</text:p>
          </table:table-cell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348" calcext:value-type="float">
            <text:p>348</text:p>
          </table:table-cell>
          <table:table-cell office:value-type="float" office:value="3.277" calcext:value-type="float">
            <text:p>3.277</text:p>
          </table:table-cell>
          <table:table-cell office:value-type="float" office:value="0.004997" calcext:value-type="float">
            <text:p>0.004997</text:p>
          </table:table-cell>
          <table:table-cell office:value-type="float" office:value="1.663" calcext:value-type="float">
            <text:p>1.663</text:p>
          </table:table-cell>
          <table:table-cell office:value-type="float" office:value="0.9309" calcext:value-type="float">
            <text:p>0.9309</text:p>
          </table:table-cell>
          <table:table-cell office:value-type="float" office:value="0" calcext:value-type="float">
            <text:p>0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7386" calcext:value-type="float">
            <text:p>0.07386</text:p>
          </table:table-cell>
          <table:table-cell office:value-type="float" office:value="0" calcext:value-type="float">
            <text:p>0</text:p>
          </table:table-cell>
          <table:table-cell table:formula="of:=SUM([.I176:.L176])" office:value-type="float" office:value="0.678096" calcext:value-type="float">
            <text:p>0.678096</text:p>
          </table:table-cell>
          <table:table-cell table:formula="of:=SUM([.E176:.H176])" office:value-type="float" office:value="2.598897" calcext:value-type="float">
            <text:p>2.598897</text:p>
          </table:table-cell>
          <table:table-cell table:formula="of:=SUM([.E176:.L176])" office:value-type="float" office:value="3.276993" calcext:value-type="float">
            <text:p>3.276993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2.942" calcext:value-type="float">
            <text:p>2.942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1.514" calcext:value-type="float">
            <text:p>1.514</text:p>
          </table:table-cell>
          <table:table-cell office:value-type="float" office:value="0.8396" calcext:value-type="float">
            <text:p>0.8396</text:p>
          </table:table-cell>
          <table:table-cell office:value-type="float" office:value="0" calcext:value-type="float">
            <text:p>0</text:p>
          </table:table-cell>
          <table:table-cell office:value-type="float" office:value="0.0005314" calcext:value-type="float">
            <text:p>0.0005314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1139" calcext:value-type="float">
            <text:p>0.1139</text:p>
          </table:table-cell>
          <table:table-cell office:value-type="float" office:value="0" calcext:value-type="float">
            <text:p>0</text:p>
          </table:table-cell>
          <table:table-cell table:formula="of:=SUM([.I177:.L177])" office:value-type="float" office:value="0.5843314" calcext:value-type="float">
            <text:p>0.5843314</text:p>
          </table:table-cell>
          <table:table-cell table:formula="of:=SUM([.E177:.H177])" office:value-type="float" office:value="2.35798" calcext:value-type="float">
            <text:p>2.35798</text:p>
          </table:table-cell>
          <table:table-cell table:formula="of:=SUM([.E177:.L177])" office:value-type="float" office:value="2.9423114" calcext:value-type="float">
            <text:p>2.9423114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352" calcext:value-type="float">
            <text:p>352</text:p>
          </table:table-cell>
          <table:table-cell office:value-type="float" office:value="2.959" calcext:value-type="float">
            <text:p>2.959</text:p>
          </table:table-cell>
          <table:table-cell office:value-type="float" office:value="0.004364" calcext:value-type="float">
            <text:p>0.004364</text:p>
          </table:table-cell>
          <table:table-cell office:value-type="float" office:value="1.634" calcext:value-type="float">
            <text:p>1.634</text:p>
          </table:table-cell>
          <table:table-cell office:value-type="float" office:value="0.7835" calcext:value-type="float">
            <text:p>0.7835</text:p>
          </table:table-cell>
          <table:table-cell office:value-type="float" office:value="0" calcext:value-type="float">
            <text:p>0</text:p>
          </table:table-cell>
          <table:table-cell office:value-type="float" office:value="0.0008704" calcext:value-type="float">
            <text:p>0.0008704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1308" calcext:value-type="float">
            <text:p>0.1308</text:p>
          </table:table-cell>
          <table:table-cell office:value-type="float" office:value="0" calcext:value-type="float">
            <text:p>0</text:p>
          </table:table-cell>
          <table:table-cell table:formula="of:=SUM([.I178:.L178])" office:value-type="float" office:value="0.5362704" calcext:value-type="float">
            <text:p>0.5362704</text:p>
          </table:table-cell>
          <table:table-cell table:formula="of:=SUM([.E178:.H178])" office:value-type="float" office:value="2.421864" calcext:value-type="float">
            <text:p>2.421864</text:p>
          </table:table-cell>
          <table:table-cell table:formula="of:=SUM([.E178:.L178])" office:value-type="float" office:value="2.9581344" calcext:value-type="float">
            <text:p>2.9581344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354" calcext:value-type="float">
            <text:p>354</text:p>
          </table:table-cell>
          <table:table-cell office:value-type="float" office:value="3.163" calcext:value-type="float">
            <text:p>3.163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1.561" calcext:value-type="float">
            <text:p>1.561</text:p>
          </table:table-cell>
          <table:table-cell office:value-type="float" office:value="0.9239" calcext:value-type="float">
            <text:p>0.9239</text:p>
          </table:table-cell>
          <table:table-cell office:value-type="float" office:value="0" calcext:value-type="float">
            <text:p>0</text:p>
          </table:table-cell>
          <table:table-cell office:value-type="float" office:value="0.0005574" calcext:value-type="float">
            <text:p>0.0005574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1607" calcext:value-type="float">
            <text:p>0.1607</text:p>
          </table:table-cell>
          <table:table-cell office:value-type="float" office:value="0" calcext:value-type="float">
            <text:p>0</text:p>
          </table:table-cell>
          <table:table-cell table:formula="of:=SUM([.I179:.L179])" office:value-type="float" office:value="0.6724574" calcext:value-type="float">
            <text:p>0.6724574</text:p>
          </table:table-cell>
          <table:table-cell table:formula="of:=SUM([.E179:.H179])" office:value-type="float" office:value="2.490086" calcext:value-type="float">
            <text:p>2.490086</text:p>
          </table:table-cell>
          <table:table-cell table:formula="of:=SUM([.E179:.L179])" office:value-type="float" office:value="3.1625434" calcext:value-type="float">
            <text:p>3.1625434</text:p>
          </table:table-cell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356" calcext:value-type="float">
            <text:p>356</text:p>
          </table:table-cell>
          <table:table-cell office:value-type="float" office:value="2.888" calcext:value-type="float">
            <text:p>2.888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1.41" calcext:value-type="float">
            <text:p>1.41</text:p>
          </table:table-cell>
          <table:table-cell office:value-type="float" office:value="0.9251" calcext:value-type="float">
            <text:p>0.9251</text:p>
          </table:table-cell>
          <table:table-cell office:value-type="float" office:value="0" calcext:value-type="float">
            <text:p>0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4259" calcext:value-type="float">
            <text:p>0.4259</text:p>
          </table:table-cell>
          <table:table-cell office:value-type="float" office:value="0.1209" calcext:value-type="float">
            <text:p>0.1209</text:p>
          </table:table-cell>
          <table:table-cell office:value-type="float" office:value="0" calcext:value-type="float">
            <text:p>0</text:p>
          </table:table-cell>
          <table:table-cell table:formula="of:=SUM([.I180:.L180])" office:value-type="float" office:value="0.547872" calcext:value-type="float">
            <text:p>0.547872</text:p>
          </table:table-cell>
          <table:table-cell table:formula="of:=SUM([.E180:.H180])" office:value-type="float" office:value="2.340125" calcext:value-type="float">
            <text:p>2.340125</text:p>
          </table:table-cell>
          <table:table-cell table:formula="of:=SUM([.E180:.L180])" office:value-type="float" office:value="2.887997" calcext:value-type="float">
            <text:p>2.887997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58" calcext:value-type="float">
            <text:p>358</text:p>
          </table:table-cell>
          <table:table-cell office:value-type="float" office:value="2.887" calcext:value-type="float">
            <text:p>2.887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1.379" calcext:value-type="float">
            <text:p>1.379</text:p>
          </table:table-cell>
          <table:table-cell office:value-type="float" office:value="0.9448" calcext:value-type="float">
            <text:p>0.9448</text:p>
          </table:table-cell>
          <table:table-cell office:value-type="float" office:value="0" calcext:value-type="float">
            <text:p>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1267" calcext:value-type="float">
            <text:p>0.1267</text:p>
          </table:table-cell>
          <table:table-cell office:value-type="float" office:value="0" calcext:value-type="float">
            <text:p>0</text:p>
          </table:table-cell>
          <table:table-cell table:formula="of:=SUM([.I181:.L181])" office:value-type="float" office:value="0.55981" calcext:value-type="float">
            <text:p>0.55981</text:p>
          </table:table-cell>
          <table:table-cell table:formula="of:=SUM([.E181:.H181])" office:value-type="float" office:value="2.327792" calcext:value-type="float">
            <text:p>2.327792</text:p>
          </table:table-cell>
          <table:table-cell table:formula="of:=SUM([.E181:.L181])" office:value-type="float" office:value="2.887602" calcext:value-type="float">
            <text:p>2.887602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2.716" calcext:value-type="float">
            <text:p>2.716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1.219" calcext:value-type="float">
            <text:p>1.219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" calcext:value-type="float">
            <text:p>0</text:p>
          </table:table-cell>
          <table:table-cell table:formula="of:=SUM([.I182:.L182])" office:value-type="float" office:value="0.570239" calcext:value-type="float">
            <text:p>0.570239</text:p>
          </table:table-cell>
          <table:table-cell table:formula="of:=SUM([.E182:.H182])" office:value-type="float" office:value="2.145748" calcext:value-type="float">
            <text:p>2.145748</text:p>
          </table:table-cell>
          <table:table-cell table:formula="of:=SUM([.E182:.L182])" office:value-type="float" office:value="2.715987" calcext:value-type="float">
            <text:p>2.715987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362" calcext:value-type="float">
            <text:p>362</text:p>
          </table:table-cell>
          <table:table-cell office:value-type="float" office:value="2.503" calcext:value-type="float">
            <text:p>2.503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1.105" calcext:value-type="float">
            <text:p>1.105</text:p>
          </table:table-cell>
          <table:table-cell office:value-type="float" office:value="0.7561" calcext:value-type="float">
            <text:p>0.7561</text:p>
          </table:table-cell>
          <table:table-cell office:value-type="float" office:value="0" calcext:value-type="float">
            <text:p>0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08948" calcext:value-type="float">
            <text:p>0.08948</text:p>
          </table:table-cell>
          <table:table-cell office:value-type="float" office:value="0" calcext:value-type="float">
            <text:p>0</text:p>
          </table:table-cell>
          <table:table-cell table:formula="of:=SUM([.I183:.L183])" office:value-type="float" office:value="0.639415" calcext:value-type="float">
            <text:p>0.639415</text:p>
          </table:table-cell>
          <table:table-cell table:formula="of:=SUM([.E183:.H183])" office:value-type="float" office:value="1.864555" calcext:value-type="float">
            <text:p>1.864555</text:p>
          </table:table-cell>
          <table:table-cell table:formula="of:=SUM([.E183:.L183])" office:value-type="float" office:value="2.50397" calcext:value-type="float">
            <text:p>2.50397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364" calcext:value-type="float">
            <text:p>364</text:p>
          </table:table-cell>
          <table:table-cell office:value-type="float" office:value="2.506" calcext:value-type="float">
            <text:p>2.506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0.0005051" calcext:value-type="float">
            <text:p>0.0005051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09409" calcext:value-type="float">
            <text:p>0.09409</text:p>
          </table:table-cell>
          <table:table-cell office:value-type="float" office:value="0" calcext:value-type="float">
            <text:p>0</text:p>
          </table:table-cell>
          <table:table-cell table:formula="of:=SUM([.I184:.L184])" office:value-type="float" office:value="0.6286951" calcext:value-type="float">
            <text:p>0.6286951</text:p>
          </table:table-cell>
          <table:table-cell table:formula="of:=SUM([.E184:.H184])" office:value-type="float" office:value="1.877372" calcext:value-type="float">
            <text:p>1.877372</text:p>
          </table:table-cell>
          <table:table-cell table:formula="of:=SUM([.E184:.L184])" office:value-type="float" office:value="2.5060671" calcext:value-type="float">
            <text:p>2.5060671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366" calcext:value-type="float">
            <text:p>366</text:p>
          </table:table-cell>
          <table:table-cell office:value-type="float" office:value="2.531" calcext:value-type="float">
            <text:p>2.531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502" calcext:value-type="float">
            <text:p>0.9502</text:p>
          </table:table-cell>
          <table:table-cell office:value-type="float" office:value="0" calcext:value-type="float">
            <text:p>0</text:p>
          </table:table-cell>
          <table:table-cell office:value-type="float" office:value="0.0007914" calcext:value-type="float">
            <text:p>0.0007914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1287" calcext:value-type="float">
            <text:p>0.1287</text:p>
          </table:table-cell>
          <table:table-cell office:value-type="float" office:value="0" calcext:value-type="float">
            <text:p>0</text:p>
          </table:table-cell>
          <table:table-cell table:formula="of:=SUM([.I185:.L185])" office:value-type="float" office:value="0.6948914" calcext:value-type="float">
            <text:p>0.6948914</text:p>
          </table:table-cell>
          <table:table-cell table:formula="of:=SUM([.E185:.H185])" office:value-type="float" office:value="1.836269" calcext:value-type="float">
            <text:p>1.836269</text:p>
          </table:table-cell>
          <table:table-cell table:formula="of:=SUM([.E185:.L185])" office:value-type="float" office:value="2.5311604" calcext:value-type="float">
            <text:p>2.5311604</text:p>
          </table:table-cell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368" calcext:value-type="float">
            <text:p>368</text:p>
          </table:table-cell>
          <table:table-cell office:value-type="float" office:value="2.25" calcext:value-type="float">
            <text:p>2.25</text:p>
          </table:table-cell>
          <table:table-cell office:value-type="float" office:value="0.0008649" calcext:value-type="float">
            <text:p>0.0008649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" calcext:value-type="float">
            <text:p>0</text:p>
          </table:table-cell>
          <table:table-cell office:value-type="float" office:value="0.0005731" calcext:value-type="float">
            <text:p>0.0005731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39" calcext:value-type="float">
            <text:p>0.1239</text:p>
          </table:table-cell>
          <table:table-cell office:value-type="float" office:value="0" calcext:value-type="float">
            <text:p>0</text:p>
          </table:table-cell>
          <table:table-cell table:formula="of:=SUM([.I186:.L186])" office:value-type="float" office:value="0.6018731" calcext:value-type="float">
            <text:p>0.6018731</text:p>
          </table:table-cell>
          <table:table-cell table:formula="of:=SUM([.E186:.H186])" office:value-type="float" office:value="1.6484649" calcext:value-type="float">
            <text:p>1.6484649</text:p>
          </table:table-cell>
          <table:table-cell table:formula="of:=SUM([.E186:.L186])" office:value-type="float" office:value="2.250338" calcext:value-type="float">
            <text:p>2.250338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370" calcext:value-type="float">
            <text:p>370</text:p>
          </table:table-cell>
          <table:table-cell office:value-type="float" office:value="2.08" calcext:value-type="float">
            <text:p>2.08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8027" calcext:value-type="float">
            <text:p>0.8027</text:p>
          </table:table-cell>
          <table:table-cell office:value-type="float" office:value="0" calcext:value-type="float">
            <text:p>0</text:p>
          </table:table-cell>
          <table:table-cell office:value-type="float" office:value="0.0004279" calcext:value-type="float">
            <text:p>0.0004279</text:p>
          </table:table-cell>
          <table:table-cell office:value-type="float" office:value="0.4884" calcext:value-type="float">
            <text:p>0.4884</text:p>
          </table:table-cell>
          <table:table-cell office:value-type="float" office:value="0.1163" calcext:value-type="float">
            <text:p>0.1163</text:p>
          </table:table-cell>
          <table:table-cell office:value-type="float" office:value="0" calcext:value-type="float">
            <text:p>0</text:p>
          </table:table-cell>
          <table:table-cell table:formula="of:=SUM([.I187:.L187])" office:value-type="float" office:value="0.6051279" calcext:value-type="float">
            <text:p>0.6051279</text:p>
          </table:table-cell>
          <table:table-cell table:formula="of:=SUM([.E187:.H187])" office:value-type="float" office:value="1.475108" calcext:value-type="float">
            <text:p>1.475108</text:p>
          </table:table-cell>
          <table:table-cell table:formula="of:=SUM([.E187:.L187])" office:value-type="float" office:value="2.0802359" calcext:value-type="float">
            <text:p>2.0802359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372" calcext:value-type="float">
            <text:p>372</text:p>
          </table:table-cell>
          <table:table-cell office:value-type="float" office:value="1.882" calcext:value-type="float">
            <text:p>1.882</text:p>
          </table:table-cell>
          <table:table-cell office:value-type="float" office:value="0.0009849" calcext:value-type="float">
            <text:p>0.0009849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8232" calcext:value-type="float">
            <text:p>0.8232</text:p>
          </table:table-cell>
          <table:table-cell office:value-type="float" office:value="0" calcext:value-type="float">
            <text:p>0</text:p>
          </table:table-cell>
          <table:table-cell office:value-type="float" office:value="0.0005697" calcext:value-type="float">
            <text:p>0.0005697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SUM([.I188:.L188])" office:value-type="float" office:value="0.4764697" calcext:value-type="float">
            <text:p>0.4764697</text:p>
          </table:table-cell>
          <table:table-cell table:formula="of:=SUM([.E188:.H188])" office:value-type="float" office:value="1.4058849" calcext:value-type="float">
            <text:p>1.4058849</text:p>
          </table:table-cell>
          <table:table-cell table:formula="of:=SUM([.E188:.L188])" office:value-type="float" office:value="1.8823546" calcext:value-type="float">
            <text:p>1.8823546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374" calcext:value-type="float">
            <text:p>374</text:p>
          </table:table-cell>
          <table:table-cell office:value-type="float" office:value="2.08" calcext:value-type="float">
            <text:p>2.08</text:p>
          </table:table-cell>
          <table:table-cell office:value-type="float" office:value="0.0008187" calcext:value-type="float">
            <text:p>0.0008187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9067" calcext:value-type="float">
            <text:p>0.9067</text:p>
          </table:table-cell>
          <table:table-cell office:value-type="float" office:value="0" calcext:value-type="float">
            <text:p>0</text:p>
          </table:table-cell>
          <table:table-cell office:value-type="float" office:value="0.0008497" calcext:value-type="float">
            <text:p>0.0008497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09206" calcext:value-type="float">
            <text:p>0.09206</text:p>
          </table:table-cell>
          <table:table-cell office:value-type="float" office:value="0" calcext:value-type="float">
            <text:p>0</text:p>
          </table:table-cell>
          <table:table-cell table:formula="of:=SUM([.I189:.L189])" office:value-type="float" office:value="0.5508097" calcext:value-type="float">
            <text:p>0.5508097</text:p>
          </table:table-cell>
          <table:table-cell table:formula="of:=SUM([.E189:.H189])" office:value-type="float" office:value="1.5296187" calcext:value-type="float">
            <text:p>1.5296187</text:p>
          </table:table-cell>
          <table:table-cell table:formula="of:=SUM([.E189:.L189])" office:value-type="float" office:value="2.0804284" calcext:value-type="float">
            <text:p>2.0804284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376" calcext:value-type="float">
            <text:p>376</text:p>
          </table:table-cell>
          <table:table-cell office:value-type="float" office:value="1.715" calcext:value-type="float">
            <text:p>1.715</text:p>
          </table:table-cell>
          <table:table-cell office:value-type="float" office:value="0.0005608" calcext:value-type="float">
            <text:p>0.00056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7875" calcext:value-type="float">
            <text:p>0.7875</text:p>
          </table:table-cell>
          <table:table-cell office:value-type="float" office:value="0" calcext:value-type="float">
            <text:p>0</text:p>
          </table:table-cell>
          <table:table-cell office:value-type="float" office:value="0.0007115" calcext:value-type="float">
            <text:p>0.000711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08808" calcext:value-type="float">
            <text:p>0.08808</text:p>
          </table:table-cell>
          <table:table-cell office:value-type="float" office:value="0" calcext:value-type="float">
            <text:p>0</text:p>
          </table:table-cell>
          <table:table-cell table:formula="of:=SUM([.I190:.L190])" office:value-type="float" office:value="0.4806915" calcext:value-type="float">
            <text:p>0.4806915</text:p>
          </table:table-cell>
          <table:table-cell table:formula="of:=SUM([.E190:.H190])" office:value-type="float" office:value="1.2343608" calcext:value-type="float">
            <text:p>1.2343608</text:p>
          </table:table-cell>
          <table:table-cell table:formula="of:=SUM([.E190:.L190])" office:value-type="float" office:value="1.7150523" calcext:value-type="float">
            <text:p>1.7150523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378" calcext:value-type="float">
            <text:p>378</text:p>
          </table:table-cell>
          <table:table-cell office:value-type="float" office:value="1.867" calcext:value-type="float">
            <text:p>1.867</text:p>
          </table:table-cell>
          <table:table-cell office:value-type="float" office:value="0.00003506" calcext:value-type="float">
            <text:p>0.00003506</text:p>
          </table:table-cell>
          <table:table-cell office:value-type="float" office:value="0.455" calcext:value-type="float">
            <text:p>0.455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449" calcext:value-type="float">
            <text:p>0.449</text:p>
          </table:table-cell>
          <table:table-cell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table:formula="of:=SUM([.I191:.L191])" office:value-type="float" office:value="0.557923" calcext:value-type="float">
            <text:p>0.557923</text:p>
          </table:table-cell>
          <table:table-cell table:formula="of:=SUM([.E191:.H191])" office:value-type="float" office:value="1.30903506" calcext:value-type="float">
            <text:p>1.30903506</text:p>
          </table:table-cell>
          <table:table-cell table:formula="of:=SUM([.E191:.L191])" office:value-type="float" office:value="1.86695806" calcext:value-type="float">
            <text:p>1.86695806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  <table:table-cell office:value-type="float" office:value="1.848" calcext:value-type="float">
            <text:p>1.848</text:p>
          </table:table-cell>
          <table:table-cell office:value-type="float" office:value="0.0002055" calcext:value-type="float">
            <text:p>0.0002055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8687" calcext:value-type="float">
            <text:p>0.8687</text:p>
          </table:table-cell>
          <table:table-cell office:value-type="float" office:value="0" calcext:value-type="float">
            <text:p>0</text:p>
          </table:table-cell>
          <table:table-cell office:value-type="float" office:value="0.0008149" calcext:value-type="float">
            <text:p>0.0008149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08345" calcext:value-type="float">
            <text:p>0.08345</text:p>
          </table:table-cell>
          <table:table-cell office:value-type="float" office:value="0" calcext:value-type="float">
            <text:p>0</text:p>
          </table:table-cell>
          <table:table-cell table:formula="of:=SUM([.I192:.L192])" office:value-type="float" office:value="0.5543649" calcext:value-type="float">
            <text:p>0.5543649</text:p>
          </table:table-cell>
          <table:table-cell table:formula="of:=SUM([.E192:.H192])" office:value-type="float" office:value="1.2933055" calcext:value-type="float">
            <text:p>1.2933055</text:p>
          </table:table-cell>
          <table:table-cell table:formula="of:=SUM([.E192:.L192])" office:value-type="float" office:value="1.8476704" calcext:value-type="float">
            <text:p>1.8476704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382" calcext:value-type="float">
            <text:p>382</text:p>
          </table:table-cell>
          <table:table-cell office:value-type="float" office:value="1.713" calcext:value-type="float">
            <text:p>1.713</text:p>
          </table:table-cell>
          <table:table-cell office:value-type="float" office:value="0.0003872" calcext:value-type="float">
            <text:p>0.0003872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" calcext:value-type="float">
            <text:p>0</text:p>
          </table:table-cell>
          <table:table-cell office:value-type="float" office:value="0.0007252" calcext:value-type="float">
            <text:p>0.0007252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1222" calcext:value-type="float">
            <text:p>0.1222</text:p>
          </table:table-cell>
          <table:table-cell office:value-type="float" office:value="0" calcext:value-type="float">
            <text:p>0</text:p>
          </table:table-cell>
          <table:table-cell table:formula="of:=SUM([.I193:.L193])" office:value-type="float" office:value="0.5466252" calcext:value-type="float">
            <text:p>0.5466252</text:p>
          </table:table-cell>
          <table:table-cell table:formula="of:=SUM([.E193:.H193])" office:value-type="float" office:value="1.1660872" calcext:value-type="float">
            <text:p>1.1660872</text:p>
          </table:table-cell>
          <table:table-cell table:formula="of:=SUM([.E193:.L193])" office:value-type="float" office:value="1.7127124" calcext:value-type="float">
            <text:p>1.7127124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1.534" calcext:value-type="float">
            <text:p>1.534</text:p>
          </table:table-cell>
          <table:table-cell office:value-type="float" office:value="0.00002048" calcext:value-type="float">
            <text:p>0.0000204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7563" calcext:value-type="float">
            <text:p>0.7563</text:p>
          </table:table-cell>
          <table:table-cell office:value-type="float" office:value="0" calcext:value-type="float">
            <text:p>0</text:p>
          </table:table-cell>
          <table:table-cell office:value-type="float" office:value="0.0001692" calcext:value-type="float">
            <text:p>0.0001692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07663" calcext:value-type="float">
            <text:p>0.07663</text:p>
          </table:table-cell>
          <table:table-cell office:value-type="float" office:value="0" calcext:value-type="float">
            <text:p>0</text:p>
          </table:table-cell>
          <table:table-cell table:formula="of:=SUM([.I194:.L194])" office:value-type="float" office:value="0.3889992" calcext:value-type="float">
            <text:p>0.3889992</text:p>
          </table:table-cell>
          <table:table-cell table:formula="of:=SUM([.E194:.H194])" office:value-type="float" office:value="1.14552048" calcext:value-type="float">
            <text:p>1.14552048</text:p>
          </table:table-cell>
          <table:table-cell table:formula="of:=SUM([.E194:.L194])" office:value-type="float" office:value="1.53451968" calcext:value-type="float">
            <text:p>1.53451968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386" calcext:value-type="float">
            <text:p>386</text:p>
          </table:table-cell>
          <table:table-cell office:value-type="float" office:value="1.934" calcext:value-type="float">
            <text:p>1.934</text:p>
          </table:table-cell>
          <table:table-cell office:value-type="float" office:value="0.0007423" calcext:value-type="float">
            <text:p>0.0007423</text:p>
          </table:table-cell>
          <table:table-cell office:value-type="float" office:value="0.3336" calcext:value-type="float">
            <text:p>0.3336</text:p>
          </table:table-cell>
          <table:table-cell office:value-type="float" office:value="1.014" calcext:value-type="float">
            <text:p>1.014</text:p>
          </table:table-cell>
          <table:table-cell office:value-type="float" office:value="0" calcext:value-type="float">
            <text:p>0</text:p>
          </table:table-cell>
          <table:table-cell office:value-type="float" office:value="0.0007303" calcext:value-type="float">
            <text:p>0.0007303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1276" calcext:value-type="float">
            <text:p>0.1276</text:p>
          </table:table-cell>
          <table:table-cell office:value-type="float" office:value="0" calcext:value-type="float">
            <text:p>0</text:p>
          </table:table-cell>
          <table:table-cell table:formula="of:=SUM([.I195:.L195])" office:value-type="float" office:value="0.5856303" calcext:value-type="float">
            <text:p>0.5856303</text:p>
          </table:table-cell>
          <table:table-cell table:formula="of:=SUM([.E195:.H195])" office:value-type="float" office:value="1.3483423" calcext:value-type="float">
            <text:p>1.3483423</text:p>
          </table:table-cell>
          <table:table-cell table:formula="of:=SUM([.E195:.L195])" office:value-type="float" office:value="1.9339726" calcext:value-type="float">
            <text:p>1.9339726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1.62" calcext:value-type="float">
            <text:p>1.62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8053" calcext:value-type="float">
            <text:p>0.8053</text:p>
          </table:table-cell>
          <table:table-cell office:value-type="float" office:value="0" calcext:value-type="float">
            <text:p>0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08765" calcext:value-type="float">
            <text:p>0.08765</text:p>
          </table:table-cell>
          <table:table-cell office:value-type="float" office:value="0" calcext:value-type="float">
            <text:p>0</text:p>
          </table:table-cell>
          <table:table-cell table:formula="of:=SUM([.I196:.L196])" office:value-type="float" office:value="0.509799" calcext:value-type="float">
            <text:p>0.509799</text:p>
          </table:table-cell>
          <table:table-cell table:formula="of:=SUM([.E196:.H196])" office:value-type="float" office:value="1.110169" calcext:value-type="float">
            <text:p>1.110169</text:p>
          </table:table-cell>
          <table:table-cell table:formula="of:=SUM([.E196:.L196])" office:value-type="float" office:value="1.619968" calcext:value-type="float">
            <text:p>1.619968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90" calcext:value-type="float">
            <text:p>390</text:p>
          </table:table-cell>
          <table:table-cell office:value-type="float" office:value="1.568" calcext:value-type="float">
            <text:p>1.568</text:p>
          </table:table-cell>
          <table:table-cell office:value-type="float" office:value="0" calcext:value-type="float">
            <text:p>0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7934" calcext:value-type="float">
            <text:p>0.7934</text:p>
          </table:table-cell>
          <table:table-cell office:value-type="float" office:value="0" calcext:value-type="float">
            <text:p>0</text:p>
          </table:table-cell>
          <table:table-cell office:value-type="float" office:value="0.0003851" calcext:value-type="float">
            <text:p>0.0003851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1122" calcext:value-type="float">
            <text:p>0.1122</text:p>
          </table:table-cell>
          <table:table-cell office:value-type="float" office:value="0" calcext:value-type="float">
            <text:p>0</text:p>
          </table:table-cell>
          <table:table-cell table:formula="of:=SUM([.I197:.L197])" office:value-type="float" office:value="0.4877851" calcext:value-type="float">
            <text:p>0.4877851</text:p>
          </table:table-cell>
          <table:table-cell table:formula="of:=SUM([.E197:.H197])" office:value-type="float" office:value="1.0807" calcext:value-type="float">
            <text:p>1.0807</text:p>
          </table:table-cell>
          <table:table-cell table:formula="of:=SUM([.E197:.L197])" office:value-type="float" office:value="1.5684851" calcext:value-type="float">
            <text:p>1.5684851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392" calcext:value-type="float">
            <text:p>392</text:p>
          </table:table-cell>
          <table:table-cell office:value-type="float" office:value="1.653" calcext:value-type="float">
            <text:p>1.653</text:p>
          </table:table-cell>
          <table:table-cell office:value-type="float" office:value="0.0007957" calcext:value-type="float">
            <text:p>0.0007957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333" calcext:value-type="float">
            <text:p>0.9333</text:p>
          </table:table-cell>
          <table:table-cell office:value-type="float" office:value="0" calcext:value-type="float">
            <text:p>0</text:p>
          </table:table-cell>
          <table:table-cell office:value-type="float" office:value="0.0002442" calcext:value-type="float">
            <text:p>0.0002442</text:p>
          </table:table-cell>
          <table:table-cell office:value-type="float" office:value="0.403" calcext:value-type="float">
            <text:p>0.403</text:p>
          </table:table-cell>
          <table:table-cell office:value-type="float" office:value="0.08256" calcext:value-type="float">
            <text:p>0.08256</text:p>
          </table:table-cell>
          <table:table-cell office:value-type="float" office:value="0" calcext:value-type="float">
            <text:p>0</text:p>
          </table:table-cell>
          <table:table-cell table:formula="of:=SUM([.I198:.L198])" office:value-type="float" office:value="0.4858042" calcext:value-type="float">
            <text:p>0.4858042</text:p>
          </table:table-cell>
          <table:table-cell table:formula="of:=SUM([.E198:.H198])" office:value-type="float" office:value="1.1672957" calcext:value-type="float">
            <text:p>1.1672957</text:p>
          </table:table-cell>
          <table:table-cell table:formula="of:=SUM([.E198:.L198])" office:value-type="float" office:value="1.6530999" calcext:value-type="float">
            <text:p>1.6530999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394" calcext:value-type="float">
            <text:p>394</text:p>
          </table:table-cell>
          <table:table-cell office:value-type="float" office:value="1.66" calcext:value-type="float">
            <text:p>1.66</text:p>
          </table:table-cell>
          <table:table-cell office:value-type="float" office:value="0.00003417" calcext:value-type="float">
            <text:p>0.00003417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9178" calcext:value-type="float">
            <text:p>0.9178</text:p>
          </table:table-cell>
          <table:table-cell office:value-type="float" office:value="0" calcext:value-type="float">
            <text:p>0</text:p>
          </table:table-cell>
          <table:table-cell office:value-type="float" office:value="0.0003823" calcext:value-type="float">
            <text:p>0.0003823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08948" calcext:value-type="float">
            <text:p>0.08948</text:p>
          </table:table-cell>
          <table:table-cell office:value-type="float" office:value="0" calcext:value-type="float">
            <text:p>0</text:p>
          </table:table-cell>
          <table:table-cell table:formula="of:=SUM([.I199:.L199])" office:value-type="float" office:value="0.4451623" calcext:value-type="float">
            <text:p>0.4451623</text:p>
          </table:table-cell>
          <table:table-cell table:formula="of:=SUM([.E199:.H199])" office:value-type="float" office:value="1.21513417" calcext:value-type="float">
            <text:p>1.21513417</text:p>
          </table:table-cell>
          <table:table-cell table:formula="of:=SUM([.E199:.L199])" office:value-type="float" office:value="1.66029647" calcext:value-type="float">
            <text:p>1.66029647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396" calcext:value-type="float">
            <text:p>396</text:p>
          </table:table-cell>
          <table:table-cell office:value-type="float" office:value="1.601" calcext:value-type="float">
            <text:p>1.601</text:p>
          </table:table-cell>
          <table:table-cell office:value-type="float" office:value="0.0007598" calcext:value-type="float">
            <text:p>0.0007598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8162" calcext:value-type="float">
            <text:p>0.8162</text:p>
          </table:table-cell>
          <table:table-cell office:value-type="float" office:value="0" calcext:value-type="float">
            <text:p>0</text:p>
          </table:table-cell>
          <table:table-cell office:value-type="float" office:value="0.0001296" calcext:value-type="float">
            <text:p>0.0001296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08166" calcext:value-type="float">
            <text:p>0.08166</text:p>
          </table:table-cell>
          <table:table-cell office:value-type="float" office:value="0" calcext:value-type="float">
            <text:p>0</text:p>
          </table:table-cell>
          <table:table-cell table:formula="of:=SUM([.I200:.L200])" office:value-type="float" office:value="0.4644896" calcext:value-type="float">
            <text:p>0.4644896</text:p>
          </table:table-cell>
          <table:table-cell table:formula="of:=SUM([.E200:.H200])" office:value-type="float" office:value="1.1363598" calcext:value-type="float">
            <text:p>1.1363598</text:p>
          </table:table-cell>
          <table:table-cell table:formula="of:=SUM([.E200:.L200])" office:value-type="float" office:value="1.6008494" calcext:value-type="float">
            <text:p>1.6008494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398" calcext:value-type="float">
            <text:p>398</text:p>
          </table:table-cell>
          <table:table-cell office:value-type="float" office:value="1.556" calcext:value-type="float">
            <text:p>1.556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8392" calcext:value-type="float">
            <text:p>0.8392</text:p>
          </table:table-cell>
          <table:table-cell office:value-type="float" office:value="0" calcext:value-type="float">
            <text:p>0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9296" calcext:value-type="float">
            <text:p>0.09296</text:p>
          </table:table-cell>
          <table:table-cell office:value-type="float" office:value="0" calcext:value-type="float">
            <text:p>0</text:p>
          </table:table-cell>
          <table:table-cell table:formula="of:=SUM([.I201:.L201])" office:value-type="float" office:value="0.418222" calcext:value-type="float">
            <text:p>0.418222</text:p>
          </table:table-cell>
          <table:table-cell table:formula="of:=SUM([.E201:.H201])" office:value-type="float" office:value="1.137579" calcext:value-type="float">
            <text:p>1.137579</text:p>
          </table:table-cell>
          <table:table-cell table:formula="of:=SUM([.E201:.L201])" office:value-type="float" office:value="1.555801" calcext:value-type="float">
            <text:p>1.555801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.416" calcext:value-type="float">
            <text:p>1.416</text:p>
          </table:table-cell>
          <table:table-cell office:value-type="float" office:value="0.0001556" calcext:value-type="float">
            <text:p>0.0001556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6922" calcext:value-type="float">
            <text:p>0.6922</text:p>
          </table:table-cell>
          <table:table-cell office:value-type="float" office:value="0" calcext:value-type="float">
            <text:p>0</text:p>
          </table:table-cell>
          <table:table-cell office:value-type="float" office:value="0.0002983" calcext:value-type="float">
            <text:p>0.0002983</text:p>
          </table:table-cell>
          <table:table-cell office:value-type="float" office:value="0.3628" calcext:value-type="float">
            <text:p>0.3628</text:p>
          </table:table-cell>
          <table:table-cell office:value-type="float" office:value="0.05348" calcext:value-type="float">
            <text:p>0.05348</text:p>
          </table:table-cell>
          <table:table-cell office:value-type="float" office:value="0" calcext:value-type="float">
            <text:p>0</text:p>
          </table:table-cell>
          <table:table-cell table:formula="of:=SUM([.I202:.L202])" office:value-type="float" office:value="0.4165783" calcext:value-type="float">
            <text:p>0.4165783</text:p>
          </table:table-cell>
          <table:table-cell table:formula="of:=SUM([.E202:.H202])" office:value-type="float" office:value="0.9997556" calcext:value-type="float">
            <text:p>0.9997556</text:p>
          </table:table-cell>
          <table:table-cell table:formula="of:=SUM([.E202:.L202])" office:value-type="float" office:value="1.4163339" calcext:value-type="float">
            <text:p>1.4163339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402" calcext:value-type="float">
            <text:p>402</text:p>
          </table:table-cell>
          <table:table-cell office:value-type="float" office:value="1.635" calcext:value-type="float">
            <text:p>1.635</text:p>
          </table:table-cell>
          <table:table-cell office:value-type="float" office:value="0.0003677" calcext:value-type="float">
            <text:p>0.0003677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0.3303" calcext:value-type="float">
            <text:p>0.3303</text:p>
          </table:table-cell>
          <table:table-cell office:value-type="float" office:value="0.08988" calcext:value-type="float">
            <text:p>0.08988</text:p>
          </table:table-cell>
          <table:table-cell office:value-type="float" office:value="0" calcext:value-type="float">
            <text:p>0</text:p>
          </table:table-cell>
          <table:table-cell table:formula="of:=SUM([.I203:.L203])" office:value-type="float" office:value="0.421337" calcext:value-type="float">
            <text:p>0.421337</text:p>
          </table:table-cell>
          <table:table-cell table:formula="of:=SUM([.E203:.H203])" office:value-type="float" office:value="1.2137677" calcext:value-type="float">
            <text:p>1.2137677</text:p>
          </table:table-cell>
          <table:table-cell table:formula="of:=SUM([.E203:.L203])" office:value-type="float" office:value="1.6351047" calcext:value-type="float">
            <text:p>1.6351047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04" calcext:value-type="float">
            <text:p>404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9007" calcext:value-type="float">
            <text:p>0.9007</text:p>
          </table:table-cell>
          <table:table-cell office:value-type="float" office:value="0" calcext:value-type="float">
            <text:p>0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07846" calcext:value-type="float">
            <text:p>0.07846</text:p>
          </table:table-cell>
          <table:table-cell office:value-type="float" office:value="0" calcext:value-type="float">
            <text:p>0</text:p>
          </table:table-cell>
          <table:table-cell table:formula="of:=SUM([.I204:.L204])" office:value-type="float" office:value="0.427414" calcext:value-type="float">
            <text:p>0.427414</text:p>
          </table:table-cell>
          <table:table-cell table:formula="of:=SUM([.E204:.H204])" office:value-type="float" office:value="1.298013" calcext:value-type="float">
            <text:p>1.298013</text:p>
          </table:table-cell>
          <table:table-cell table:formula="of:=SUM([.E204:.L204])" office:value-type="float" office:value="1.725427" calcext:value-type="float">
            <text:p>1.725427</text:p>
          </table:table-cell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406" calcext:value-type="float">
            <text:p>406</text:p>
          </table:table-cell>
          <table:table-cell office:value-type="float" office:value="1.662" calcext:value-type="float">
            <text:p>1.662</text:p>
          </table:table-cell>
          <table:table-cell office:value-type="float" office:value="0.0009583" calcext:value-type="float">
            <text:p>0.0009583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327" calcext:value-type="float">
            <text:p>0.327</text:p>
          </table:table-cell>
          <table:table-cell office:value-type="float" office:value="0.08806" calcext:value-type="float">
            <text:p>0.08806</text:p>
          </table:table-cell>
          <table:table-cell office:value-type="float" office:value="0" calcext:value-type="float">
            <text:p>0</text:p>
          </table:table-cell>
          <table:table-cell table:formula="of:=SUM([.I205:.L205])" office:value-type="float" office:value="0.415767" calcext:value-type="float">
            <text:p>0.415767</text:p>
          </table:table-cell>
          <table:table-cell table:formula="of:=SUM([.E205:.H205])" office:value-type="float" office:value="1.2457583" calcext:value-type="float">
            <text:p>1.2457583</text:p>
          </table:table-cell>
          <table:table-cell table:formula="of:=SUM([.E205:.L205])" office:value-type="float" office:value="1.6615253" calcext:value-type="float">
            <text:p>1.6615253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408" calcext:value-type="float">
            <text:p>408</text:p>
          </table:table-cell>
          <table:table-cell office:value-type="float" office:value="1.782" calcext:value-type="float">
            <text:p>1.782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5124" calcext:value-type="float">
            <text:p>0.5124</text:p>
          </table:table-cell>
          <table:table-cell office:value-type="float" office:value="0.8716" calcext:value-type="float">
            <text:p>0.8716</text:p>
          </table:table-cell>
          <table:table-cell office:value-type="float" office:value="0" calcext:value-type="float">
            <text:p>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323" calcext:value-type="float">
            <text:p>0.323</text:p>
          </table:table-cell>
          <table:table-cell office:value-type="float" office:value="0.07242" calcext:value-type="float">
            <text:p>0.07242</text:p>
          </table:table-cell>
          <table:table-cell office:value-type="float" office:value="0" calcext:value-type="float">
            <text:p>0</text:p>
          </table:table-cell>
          <table:table-cell table:formula="of:=SUM([.I206:.L206])" office:value-type="float" office:value="0.39643" calcext:value-type="float">
            <text:p>0.39643</text:p>
          </table:table-cell>
          <table:table-cell table:formula="of:=SUM([.E206:.H206])" office:value-type="float" office:value="1.385084" calcext:value-type="float">
            <text:p>1.385084</text:p>
          </table:table-cell>
          <table:table-cell table:formula="of:=SUM([.E206:.L206])" office:value-type="float" office:value="1.781514" calcext:value-type="float">
            <text:p>1.781514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410" calcext:value-type="float">
            <text:p>410</text:p>
          </table:table-cell>
          <table:table-cell office:value-type="float" office:value="1.738" calcext:value-type="float">
            <text:p>1.738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9129" calcext:value-type="float">
            <text:p>0.9129</text:p>
          </table:table-cell>
          <table:table-cell office:value-type="float" office:value="0" calcext:value-type="float">
            <text:p>0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04967" calcext:value-type="float">
            <text:p>0.04967</text:p>
          </table:table-cell>
          <table:table-cell office:value-type="float" office:value="0" calcext:value-type="float">
            <text:p>0</text:p>
          </table:table-cell>
          <table:table-cell table:formula="of:=SUM([.I207:.L207])" office:value-type="float" office:value="0.354665" calcext:value-type="float">
            <text:p>0.354665</text:p>
          </table:table-cell>
          <table:table-cell table:formula="of:=SUM([.E207:.H207])" office:value-type="float" office:value="1.38329" calcext:value-type="float">
            <text:p>1.38329</text:p>
          </table:table-cell>
          <table:table-cell table:formula="of:=SUM([.E207:.L207])" office:value-type="float" office:value="1.737955" calcext:value-type="float">
            <text:p>1.737955</text:p>
          </table:table-cell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12" calcext:value-type="float">
            <text:p>412</text:p>
          </table:table-cell>
          <table:table-cell office:value-type="float" office:value="1.811" calcext:value-type="float">
            <text:p>1.811</text:p>
          </table:table-cell>
          <table:table-cell office:value-type="float" office:value="0.0009563" calcext:value-type="float">
            <text:p>0.0009563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7873" calcext:value-type="float">
            <text:p>0.7873</text:p>
          </table:table-cell>
          <table:table-cell office:value-type="float" office:value="0" calcext:value-type="float">
            <text:p>0</text:p>
          </table:table-cell>
          <table:table-cell office:value-type="float" office:value="0.00007036" calcext:value-type="float">
            <text:p>0.00007036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" calcext:value-type="float">
            <text:p>0</text:p>
          </table:table-cell>
          <table:table-cell table:formula="of:=SUM([.I208:.L208])" office:value-type="float" office:value="0.38389036" calcext:value-type="float">
            <text:p>0.38389036</text:p>
          </table:table-cell>
          <table:table-cell table:formula="of:=SUM([.E208:.H208])" office:value-type="float" office:value="1.4267563" calcext:value-type="float">
            <text:p>1.4267563</text:p>
          </table:table-cell>
          <table:table-cell table:formula="of:=SUM([.E208:.L208])" office:value-type="float" office:value="1.81064666" calcext:value-type="float">
            <text:p>1.81064666</text:p>
          </table:table-cell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414" calcext:value-type="float">
            <text:p>414</text:p>
          </table:table-cell>
          <table:table-cell office:value-type="float" office:value="2.065" calcext:value-type="float">
            <text:p>2.065</text:p>
          </table:table-cell>
          <table:table-cell office:value-type="float" office:value="0.0008505" calcext:value-type="float">
            <text:p>0.0008505</text:p>
          </table:table-cell>
          <table:table-cell office:value-type="float" office:value="0.6252" calcext:value-type="float">
            <text:p>0.6252</text:p>
          </table:table-cell>
          <table:table-cell office:value-type="float" office:value="1.058" calcext:value-type="float">
            <text:p>1.058</text:p>
          </table:table-cell>
          <table:table-cell office:value-type="float" office:value="0" calcext:value-type="float">
            <text:p>0</text:p>
          </table:table-cell>
          <table:table-cell office:value-type="float" office:value="0.0007509" calcext:value-type="float">
            <text:p>0.0007509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" calcext:value-type="float">
            <text:p>0</text:p>
          </table:table-cell>
          <table:table-cell table:formula="of:=SUM([.I209:.L209])" office:value-type="float" office:value="0.3815809" calcext:value-type="float">
            <text:p>0.3815809</text:p>
          </table:table-cell>
          <table:table-cell table:formula="of:=SUM([.E209:.H209])" office:value-type="float" office:value="1.6840505" calcext:value-type="float">
            <text:p>1.6840505</text:p>
          </table:table-cell>
          <table:table-cell table:formula="of:=SUM([.E209:.L209])" office:value-type="float" office:value="2.0656314" calcext:value-type="float">
            <text:p>2.0656314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416" calcext:value-type="float">
            <text:p>416</text:p>
          </table:table-cell>
          <table:table-cell office:value-type="float" office:value="2.251" calcext:value-type="float">
            <text:p>2.251</text:p>
          </table:table-cell>
          <table:table-cell office:value-type="float" office:value="0.0009888" calcext:value-type="float">
            <text:p>0.0009888</text:p>
          </table:table-cell>
          <table:table-cell office:value-type="float" office:value="0.825" calcext:value-type="float">
            <text:p>0.825</text:p>
          </table:table-cell>
          <table:table-cell office:value-type="float" office:value="1.004" calcext:value-type="float">
            <text:p>1.004</text:p>
          </table:table-cell>
          <table:table-cell office:value-type="float" office:value="0" calcext:value-type="float">
            <text:p>0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07931" calcext:value-type="float">
            <text:p>0.07931</text:p>
          </table:table-cell>
          <table:table-cell office:value-type="float" office:value="0" calcext:value-type="float">
            <text:p>0</text:p>
          </table:table-cell>
          <table:table-cell table:formula="of:=SUM([.I210:.L210])" office:value-type="float" office:value="0.421931" calcext:value-type="float">
            <text:p>0.421931</text:p>
          </table:table-cell>
          <table:table-cell table:formula="of:=SUM([.E210:.H210])" office:value-type="float" office:value="1.8299888" calcext:value-type="float">
            <text:p>1.8299888</text:p>
          </table:table-cell>
          <table:table-cell table:formula="of:=SUM([.E210:.L210])" office:value-type="float" office:value="2.2519198" calcext:value-type="float">
            <text:p>2.2519198</text:p>
          </table:table-cell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418" calcext:value-type="float">
            <text:p>418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1913" calcext:value-type="float">
            <text:p>0.001913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9578" calcext:value-type="float">
            <text:p>0.9578</text:p>
          </table:table-cell>
          <table:table-cell office:value-type="float" office:value="0" calcext:value-type="float">
            <text:p>0</text:p>
          </table:table-cell>
          <table:table-cell office:value-type="float" office:value="0.0008115" calcext:value-type="float">
            <text:p>0.000811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" calcext:value-type="float">
            <text:p>0</text:p>
          </table:table-cell>
          <table:table-cell table:formula="of:=SUM([.I211:.L211])" office:value-type="float" office:value="0.3028715" calcext:value-type="float">
            <text:p>0.3028715</text:p>
          </table:table-cell>
          <table:table-cell table:formula="of:=SUM([.E211:.H211])" office:value-type="float" office:value="1.816413" calcext:value-type="float">
            <text:p>1.816413</text:p>
          </table:table-cell>
          <table:table-cell table:formula="of:=SUM([.E211:.L211])" office:value-type="float" office:value="2.1192845" calcext:value-type="float">
            <text:p>2.1192845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420" calcext:value-type="float">
            <text:p>420</text:p>
          </table:table-cell>
          <table:table-cell office:value-type="float" office:value="2.154" calcext:value-type="float">
            <text:p>2.154</text:p>
          </table:table-cell>
          <table:table-cell office:value-type="float" office:value="0.0008728" calcext:value-type="float">
            <text:p>0.0008728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261" calcext:value-type="float">
            <text:p>0.9261</text:p>
          </table:table-cell>
          <table:table-cell office:value-type="float" office:value="0" calcext:value-type="float">
            <text:p>0</text:p>
          </table:table-cell>
          <table:table-cell office:value-type="float" office:value="0.0001614" calcext:value-type="float">
            <text:p>0.0001614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07268" calcext:value-type="float">
            <text:p>0.07268</text:p>
          </table:table-cell>
          <table:table-cell office:value-type="float" office:value="0" calcext:value-type="float">
            <text:p>0</text:p>
          </table:table-cell>
          <table:table-cell table:formula="of:=SUM([.I212:.L212])" office:value-type="float" office:value="0.3410414" calcext:value-type="float">
            <text:p>0.3410414</text:p>
          </table:table-cell>
          <table:table-cell table:formula="of:=SUM([.E212:.H212])" office:value-type="float" office:value="1.8132728" calcext:value-type="float">
            <text:p>1.8132728</text:p>
          </table:table-cell>
          <table:table-cell table:formula="of:=SUM([.E212:.L212])" office:value-type="float" office:value="2.1543142" calcext:value-type="float">
            <text:p>2.1543142</text:p>
          </table:table-cell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22" calcext:value-type="float">
            <text:p>422</text:p>
          </table:table-cell>
          <table:table-cell office:value-type="float" office:value="2.361" calcext:value-type="float">
            <text:p>2.361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.124" calcext:value-type="float">
            <text:p>1.124</text:p>
          </table:table-cell>
          <table:table-cell office:value-type="float" office:value="0.9437" calcext:value-type="float">
            <text:p>0.9437</text:p>
          </table:table-cell>
          <table:table-cell office:value-type="float" office:value="0" calcext:value-type="float">
            <text:p>0</text:p>
          </table:table-cell>
          <table:table-cell office:value-type="float" office:value="0.0003745" calcext:value-type="float">
            <text:p>0.000374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0" calcext:value-type="float">
            <text:p>0</text:p>
          </table:table-cell>
          <table:table-cell table:formula="of:=SUM([.I213:.L213])" office:value-type="float" office:value="0.2907345" calcext:value-type="float">
            <text:p>0.2907345</text:p>
          </table:table-cell>
          <table:table-cell table:formula="of:=SUM([.E213:.H213])" office:value-type="float" office:value="2.07045" calcext:value-type="float">
            <text:p>2.07045</text:p>
          </table:table-cell>
          <table:table-cell table:formula="of:=SUM([.E213:.L213])" office:value-type="float" office:value="2.3611845" calcext:value-type="float">
            <text:p>2.3611845</text:p>
          </table:table-cell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424" calcext:value-type="float">
            <text:p>424</text:p>
          </table:table-cell>
          <table:table-cell office:value-type="float" office:value="2.837" calcext:value-type="float">
            <text:p>2.83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1.375" calcext:value-type="float">
            <text:p>1.375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0.0004869" calcext:value-type="float">
            <text:p>0.0004869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" calcext:value-type="float">
            <text:p>0</text:p>
          </table:table-cell>
          <table:table-cell table:formula="of:=SUM([.I214:.L214])" office:value-type="float" office:value="0.4494269" calcext:value-type="float">
            <text:p>0.4494269</text:p>
          </table:table-cell>
          <table:table-cell table:formula="of:=SUM([.E214:.H214])" office:value-type="float" office:value="2.387679" calcext:value-type="float">
            <text:p>2.387679</text:p>
          </table:table-cell>
          <table:table-cell table:formula="of:=SUM([.E214:.L214])" office:value-type="float" office:value="2.8371059" calcext:value-type="float">
            <text:p>2.8371059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426" calcext:value-type="float">
            <text:p>426</text:p>
          </table:table-cell>
          <table:table-cell office:value-type="float" office:value="2.827" calcext:value-type="float">
            <text:p>2.827</text:p>
          </table:table-cell>
          <table:table-cell office:value-type="float" office:value="0.002797" calcext:value-type="float">
            <text:p>0.002797</text:p>
          </table:table-cell>
          <table:table-cell office:value-type="float" office:value="1.51" calcext:value-type="float">
            <text:p>1.51</text:p>
          </table:table-cell>
          <table:table-cell office:value-type="float" office:value="1.033" calcext:value-type="float">
            <text:p>1.033</text:p>
          </table:table-cell>
          <table:table-cell office:value-type="float" office:value="0" calcext:value-type="float">
            <text:p>0</text:p>
          </table:table-cell>
          <table:table-cell office:value-type="float" office:value="0.00003824" calcext:value-type="float">
            <text:p>0.00003824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" calcext:value-type="float">
            <text:p>0</text:p>
          </table:table-cell>
          <table:table-cell table:formula="of:=SUM([.I215:.L215])" office:value-type="float" office:value="0.28159824" calcext:value-type="float">
            <text:p>0.28159824</text:p>
          </table:table-cell>
          <table:table-cell table:formula="of:=SUM([.E215:.H215])" office:value-type="float" office:value="2.545797" calcext:value-type="float">
            <text:p>2.545797</text:p>
          </table:table-cell>
          <table:table-cell table:formula="of:=SUM([.E215:.L215])" office:value-type="float" office:value="2.82739524" calcext:value-type="float">
            <text:p>2.82739524</text:p>
          </table:table-cell>
          <table:table-cell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428" calcext:value-type="float">
            <text:p>428</text:p>
          </table:table-cell>
          <table:table-cell office:value-type="float" office:value="3.011" calcext:value-type="float">
            <text:p>3.011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1.622" calcext:value-type="float">
            <text:p>1.622</text:p>
          </table:table-cell>
          <table:table-cell office:value-type="float" office:value="1.051" calcext:value-type="float">
            <text:p>1.051</text:p>
          </table:table-cell>
          <table:table-cell office:value-type="float" office:value="0" calcext:value-type="float">
            <text:p>0</text:p>
          </table:table-cell>
          <table:table-cell office:value-type="float" office:value="0.0002538" calcext:value-type="float">
            <text:p>0.000253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" calcext:value-type="float">
            <text:p>0</text:p>
          </table:table-cell>
          <table:table-cell table:formula="of:=SUM([.I216:.L216])" office:value-type="float" office:value="0.3339838" calcext:value-type="float">
            <text:p>0.3339838</text:p>
          </table:table-cell>
          <table:table-cell table:formula="of:=SUM([.E216:.H216])" office:value-type="float" office:value="2.676728" calcext:value-type="float">
            <text:p>2.676728</text:p>
          </table:table-cell>
          <table:table-cell table:formula="of:=SUM([.E216:.L216])" office:value-type="float" office:value="3.0107118" calcext:value-type="float">
            <text:p>3.0107118</text:p>
          </table:table-cell>
          <table:table-cell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430" calcext:value-type="float">
            <text:p>430</text:p>
          </table:table-cell>
          <table:table-cell office:value-type="float" office:value="2.933" calcext:value-type="float">
            <text:p>2.933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1.562" calcext:value-type="float">
            <text:p>1.562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0.0003853" calcext:value-type="float">
            <text:p>0.0003853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" calcext:value-type="float">
            <text:p>0</text:p>
          </table:table-cell>
          <table:table-cell table:formula="of:=SUM([.I217:.L217])" office:value-type="float" office:value="0.2274453" calcext:value-type="float">
            <text:p>0.2274453</text:p>
          </table:table-cell>
          <table:table-cell table:formula="of:=SUM([.E217:.H217])" office:value-type="float" office:value="2.705516" calcext:value-type="float">
            <text:p>2.705516</text:p>
          </table:table-cell>
          <table:table-cell table:formula="of:=SUM([.E217:.L217])" office:value-type="float" office:value="2.9329613" calcext:value-type="float">
            <text:p>2.9329613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office:value-type="float" office:value="2.903" calcext:value-type="float">
            <text:p>2.903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1.596" calcext:value-type="float">
            <text:p>1.596</text:p>
          </table:table-cell>
          <table:table-cell office:value-type="float" office:value="0.9997" calcext:value-type="float">
            <text:p>0.9997</text:p>
          </table:table-cell>
          <table:table-cell office:value-type="float" office:value="0" calcext:value-type="float">
            <text:p>0</text:p>
          </table:table-cell>
          <table:table-cell office:value-type="float" office:value="0.0009768" calcext:value-type="float">
            <text:p>0.0009768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0751" calcext:value-type="float">
            <text:p>0.0751</text:p>
          </table:table-cell>
          <table:table-cell office:value-type="float" office:value="0" calcext:value-type="float">
            <text:p>0</text:p>
          </table:table-cell>
          <table:table-cell table:formula="of:=SUM([.I218:.L218])" office:value-type="float" office:value="0.3021768" calcext:value-type="float">
            <text:p>0.3021768</text:p>
          </table:table-cell>
          <table:table-cell table:formula="of:=SUM([.E218:.H218])" office:value-type="float" office:value="2.600521" calcext:value-type="float">
            <text:p>2.600521</text:p>
          </table:table-cell>
          <table:table-cell table:formula="of:=SUM([.E218:.L218])" office:value-type="float" office:value="2.9026978" calcext:value-type="float">
            <text:p>2.9026978</text:p>
          </table:table-cell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434" calcext:value-type="float">
            <text:p>434</text:p>
          </table:table-cell>
          <table:table-cell office:value-type="float" office:value="3.368" calcext:value-type="float">
            <text:p>3.368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1.87" calcext:value-type="float">
            <text:p>1.87</text:p>
          </table:table-cell>
          <table:table-cell office:value-type="float" office:value="1.132" calcext:value-type="float">
            <text:p>1.132</text:p>
          </table:table-cell>
          <table:table-cell office:value-type="float" office:value="0" calcext:value-type="float">
            <text:p>0</text:p>
          </table:table-cell>
          <table:table-cell office:value-type="float" office:value="0.0001786" calcext:value-type="float">
            <text:p>0.0001786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05747" calcext:value-type="float">
            <text:p>0.05747</text:p>
          </table:table-cell>
          <table:table-cell office:value-type="float" office:value="0" calcext:value-type="float">
            <text:p>0</text:p>
          </table:table-cell>
          <table:table-cell table:formula="of:=SUM([.I219:.L219])" office:value-type="float" office:value="0.3624486" calcext:value-type="float">
            <text:p>0.3624486</text:p>
          </table:table-cell>
          <table:table-cell table:formula="of:=SUM([.E219:.H219])" office:value-type="float" office:value="3.005426" calcext:value-type="float">
            <text:p>3.005426</text:p>
          </table:table-cell>
          <table:table-cell table:formula="of:=SUM([.E219:.L219])" office:value-type="float" office:value="3.3678746" calcext:value-type="float">
            <text:p>3.3678746</text:p>
          </table:table-cell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436" calcext:value-type="float">
            <text:p>436</text:p>
          </table:table-cell>
          <table:table-cell office:value-type="float" office:value="3.245" calcext:value-type="float">
            <text:p>3.24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1.966" calcext:value-type="float">
            <text:p>1.966</text:p>
          </table:table-cell>
          <table:table-cell office:value-type="float" office:value="1.007" calcext:value-type="float">
            <text:p>1.007</text:p>
          </table:table-cell>
          <table:table-cell office:value-type="float" office:value="0" calcext:value-type="float">
            <text:p>0</text:p>
          </table:table-cell>
          <table:table-cell office:value-type="float" office:value="0.0004788" calcext:value-type="float">
            <text:p>0.0004788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" calcext:value-type="float">
            <text:p>0</text:p>
          </table:table-cell>
          <table:table-cell table:formula="of:=SUM([.I220:.L220])" office:value-type="float" office:value="0.2681588" calcext:value-type="float">
            <text:p>0.2681588</text:p>
          </table:table-cell>
          <table:table-cell table:formula="of:=SUM([.E220:.H220])" office:value-type="float" office:value="2.97657" calcext:value-type="float">
            <text:p>2.97657</text:p>
          </table:table-cell>
          <table:table-cell table:formula="of:=SUM([.E220:.L220])" office:value-type="float" office:value="3.2447288" calcext:value-type="float">
            <text:p>3.2447288</text:p>
          </table:table-cell>
          <table:table-cell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438" calcext:value-type="float">
            <text:p>438</text:p>
          </table:table-cell>
          <table:table-cell office:value-type="float" office:value="3.3" calcext:value-type="float">
            <text:p>3.3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2.13" calcext:value-type="float">
            <text:p>2.13</text:p>
          </table:table-cell>
          <table:table-cell office:value-type="float" office:value="0.8702" calcext:value-type="float">
            <text:p>0.8702</text:p>
          </table:table-cell>
          <table:table-cell office:value-type="float" office:value="0" calcext:value-type="float">
            <text:p>0</text:p>
          </table:table-cell>
          <table:table-cell office:value-type="float" office:value="0.0008677" calcext:value-type="float">
            <text:p>0.0008677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  <table:table-cell table:formula="of:=SUM([.I221:.L221])" office:value-type="float" office:value="0.2938677" calcext:value-type="float">
            <text:p>0.2938677</text:p>
          </table:table-cell>
          <table:table-cell table:formula="of:=SUM([.E221:.H221])" office:value-type="float" office:value="3.00548" calcext:value-type="float">
            <text:p>3.00548</text:p>
          </table:table-cell>
          <table:table-cell table:formula="of:=SUM([.E221:.L221])" office:value-type="float" office:value="3.2993477" calcext:value-type="float">
            <text:p>3.2993477</text:p>
          </table:table-cell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40" calcext:value-type="float">
            <text:p>440</text:p>
          </table:table-cell>
          <table:table-cell office:value-type="float" office:value="3.518" calcext:value-type="float">
            <text:p>3.518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2.039" calcext:value-type="float">
            <text:p>2.039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0.0002757" calcext:value-type="float">
            <text:p>0.0002757</text:p>
          </table:table-cell>
          <table:table-cell office:value-type="float" office:value="0.234" calcext:value-type="float">
            <text:p>0.234</text:p>
          </table:table-cell>
          <table:table-cell office:value-type="float" office:value="0.1058" calcext:value-type="float">
            <text:p>0.1058</text:p>
          </table:table-cell>
          <table:table-cell office:value-type="float" office:value="0" calcext:value-type="float">
            <text:p>0</text:p>
          </table:table-cell>
          <table:table-cell table:formula="of:=SUM([.I222:.L222])" office:value-type="float" office:value="0.3400757" calcext:value-type="float">
            <text:p>0.3400757</text:p>
          </table:table-cell>
          <table:table-cell table:formula="of:=SUM([.E222:.H222])" office:value-type="float" office:value="3.17795" calcext:value-type="float">
            <text:p>3.17795</text:p>
          </table:table-cell>
          <table:table-cell table:formula="of:=SUM([.E222:.L222])" office:value-type="float" office:value="3.5180257" calcext:value-type="float">
            <text:p>3.5180257</text:p>
          </table:table-cell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442" calcext:value-type="float">
            <text:p>442</text:p>
          </table:table-cell>
          <table:table-cell office:value-type="float" office:value="3.277" calcext:value-type="float">
            <text:p>3.277</text:p>
          </table:table-cell>
          <table:table-cell office:value-type="float" office:value="0.004763" calcext:value-type="float">
            <text:p>0.004763</text:p>
          </table:table-cell>
          <table:table-cell office:value-type="float" office:value="1.959" calcext:value-type="float">
            <text:p>1.959</text:p>
          </table:table-cell>
          <table:table-cell office:value-type="float" office:value="1.041" calcext:value-type="float">
            <text:p>1.041</text:p>
          </table:table-cell>
          <table:table-cell office:value-type="float" office:value="0" calcext:value-type="float">
            <text:p>0</text:p>
          </table:table-cell>
          <table:table-cell office:value-type="float" office:value="0.0001088" calcext:value-type="float">
            <text:p>0.000108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2503" calcext:value-type="float">
            <text:p>0.02503</text:p>
          </table:table-cell>
          <table:table-cell office:value-type="float" office:value="0" calcext:value-type="float">
            <text:p>0</text:p>
          </table:table-cell>
          <table:table-cell table:formula="of:=SUM([.I223:.L223])" office:value-type="float" office:value="0.2723388" calcext:value-type="float">
            <text:p>0.2723388</text:p>
          </table:table-cell>
          <table:table-cell table:formula="of:=SUM([.E223:.H223])" office:value-type="float" office:value="3.004763" calcext:value-type="float">
            <text:p>3.004763</text:p>
          </table:table-cell>
          <table:table-cell table:formula="of:=SUM([.E223:.L223])" office:value-type="float" office:value="3.2771018" calcext:value-type="float">
            <text:p>3.2771018</text:p>
          </table:table-cell>
          <table:table-cell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444" calcext:value-type="float">
            <text:p>444</text:p>
          </table:table-cell>
          <table:table-cell office:value-type="float" office:value="3.171" calcext:value-type="float">
            <text:p>3.171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2.022" calcext:value-type="float">
            <text:p>2.022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0.0002808" calcext:value-type="float">
            <text:p>0.0002808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table:formula="of:=SUM([.I224:.L224])" office:value-type="float" office:value="0.2635808" calcext:value-type="float">
            <text:p>0.2635808</text:p>
          </table:table-cell>
          <table:table-cell table:formula="of:=SUM([.E224:.H224])" office:value-type="float" office:value="2.907445" calcext:value-type="float">
            <text:p>2.907445</text:p>
          </table:table-cell>
          <table:table-cell table:formula="of:=SUM([.E224:.L224])" office:value-type="float" office:value="3.1710258" calcext:value-type="float">
            <text:p>3.1710258</text:p>
          </table:table-cell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46" calcext:value-type="float">
            <text:p>446</text:p>
          </table:table-cell>
          <table:table-cell office:value-type="float" office:value="2.954" calcext:value-type="float">
            <text:p>2.954</text:p>
          </table:table-cell>
          <table:table-cell office:value-type="float" office:value="0.005716" calcext:value-type="float">
            <text:p>0.005716</text:p>
          </table:table-cell>
          <table:table-cell office:value-type="float" office:value="1.728" calcext:value-type="float">
            <text:p>1.728</text:p>
          </table:table-cell>
          <table:table-cell office:value-type="float" office:value="0.9886" calcext:value-type="float">
            <text:p>0.9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" calcext:value-type="float">
            <text:p>0</text:p>
          </table:table-cell>
          <table:table-cell table:formula="of:=SUM([.I225:.L225])" office:value-type="float" office:value="0.23099" calcext:value-type="float">
            <text:p>0.23099</text:p>
          </table:table-cell>
          <table:table-cell table:formula="of:=SUM([.E225:.H225])" office:value-type="float" office:value="2.722316" calcext:value-type="float">
            <text:p>2.722316</text:p>
          </table:table-cell>
          <table:table-cell table:formula="of:=SUM([.E225:.L225])" office:value-type="float" office:value="2.953306" calcext:value-type="float">
            <text:p>2.953306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office:value-type="float" office:value="2.972" calcext:value-type="float">
            <text:p>2.972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1.86" calcext:value-type="float">
            <text:p>1.86</text:p>
          </table:table-cell>
          <table:table-cell office:value-type="float" office:value="0.8496" calcext:value-type="float">
            <text:p>0.8496</text:p>
          </table:table-cell>
          <table:table-cell office:value-type="float" office:value="0" calcext:value-type="float">
            <text:p>0</text:p>
          </table:table-cell>
          <table:table-cell office:value-type="float" office:value="0.0003394" calcext:value-type="float">
            <text:p>0.0003394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" calcext:value-type="float">
            <text:p>0</text:p>
          </table:table-cell>
          <table:table-cell table:formula="of:=SUM([.I226:.L226])" office:value-type="float" office:value="0.2596894" calcext:value-type="float">
            <text:p>0.2596894</text:p>
          </table:table-cell>
          <table:table-cell table:formula="of:=SUM([.E226:.H226])" office:value-type="float" office:value="2.712389" calcext:value-type="float">
            <text:p>2.712389</text:p>
          </table:table-cell>
          <table:table-cell table:formula="of:=SUM([.E226:.L226])" office:value-type="float" office:value="2.9720784" calcext:value-type="float">
            <text:p>2.9720784</text:p>
          </table:table-cell>
          <table:table-cell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 office:value-type="float" office:value="2.786" calcext:value-type="float">
            <text:p>2.786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1.536" calcext:value-type="float">
            <text:p>1.536</text:p>
          </table:table-cell>
          <table:table-cell office:value-type="float" office:value="0.9835" calcext:value-type="float">
            <text:p>0.9835</text:p>
          </table:table-cell>
          <table:table-cell office:value-type="float" office:value="0" calcext:value-type="float">
            <text:p>0</text:p>
          </table:table-cell>
          <table:table-cell office:value-type="float" office:value="0.0004441" calcext:value-type="float">
            <text:p>0.000444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" calcext:value-type="float">
            <text:p>0</text:p>
          </table:table-cell>
          <table:table-cell table:formula="of:=SUM([.I227:.L227])" office:value-type="float" office:value="0.2640141" calcext:value-type="float">
            <text:p>0.2640141</text:p>
          </table:table-cell>
          <table:table-cell table:formula="of:=SUM([.E227:.H227])" office:value-type="float" office:value="2.522735" calcext:value-type="float">
            <text:p>2.522735</text:p>
          </table:table-cell>
          <table:table-cell table:formula="of:=SUM([.E227:.L227])" office:value-type="float" office:value="2.7867491" calcext:value-type="float">
            <text:p>2.7867491</text:p>
          </table:table-cell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2.508" calcext:value-type="float">
            <text:p>2.508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1.426" calcext:value-type="float">
            <text:p>1.426</text:p>
          </table:table-cell>
          <table:table-cell office:value-type="float" office:value="0.8268" calcext:value-type="float">
            <text:p>0.8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2419" calcext:value-type="float">
            <text:p>0.02419</text:p>
          </table:table-cell>
          <table:table-cell office:value-type="float" office:value="0" calcext:value-type="float">
            <text:p>0</text:p>
          </table:table-cell>
          <table:table-cell table:formula="of:=SUM([.I228:.L228])" office:value-type="float" office:value="0.25089" calcext:value-type="float">
            <text:p>0.25089</text:p>
          </table:table-cell>
          <table:table-cell table:formula="of:=SUM([.E228:.H228])" office:value-type="float" office:value="2.256917" calcext:value-type="float">
            <text:p>2.256917</text:p>
          </table:table-cell>
          <table:table-cell table:formula="of:=SUM([.E228:.L228])" office:value-type="float" office:value="2.507807" calcext:value-type="float">
            <text:p>2.507807</text:p>
          </table:table-cell>
          <table:table-cell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454" calcext:value-type="float">
            <text:p>454</text:p>
          </table:table-cell>
          <table:table-cell office:value-type="float" office:value="2.58" calcext:value-type="float">
            <text:p>2.58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1.379" calcext:value-type="float">
            <text:p>1.379</text:p>
          </table:table-cell>
          <table:table-cell office:value-type="float" office:value="0.9589" calcext:value-type="float">
            <text:p>0.9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3" calcext:value-type="float">
            <text:p>0.2093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" calcext:value-type="float">
            <text:p>0</text:p>
          </table:table-cell>
          <table:table-cell table:formula="of:=SUM([.I229:.L229])" office:value-type="float" office:value="0.23987" calcext:value-type="float">
            <text:p>0.23987</text:p>
          </table:table-cell>
          <table:table-cell table:formula="of:=SUM([.E229:.H229])" office:value-type="float" office:value="2.33992" calcext:value-type="float">
            <text:p>2.33992</text:p>
          </table:table-cell>
          <table:table-cell table:formula="of:=SUM([.E229:.L229])" office:value-type="float" office:value="2.57979" calcext:value-type="float">
            <text:p>2.57979</text:p>
          </table:table-cell>
          <table:table-cell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56" calcext:value-type="float">
            <text:p>456</text:p>
          </table:table-cell>
          <table:table-cell office:value-type="float" office:value="2.434" calcext:value-type="float">
            <text:p>2.434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1.302" calcext:value-type="float">
            <text:p>1.302</text:p>
          </table:table-cell>
          <table:table-cell office:value-type="float" office:value="0.8994" calcext:value-type="float">
            <text:p>0.8994</text:p>
          </table:table-cell>
          <table:table-cell office:value-type="float" office:value="0" calcext:value-type="float">
            <text:p>0</text:p>
          </table:table-cell>
          <table:table-cell office:value-type="float" office:value="0.0008165" calcext:value-type="float">
            <text:p>0.000816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" calcext:value-type="float">
            <text:p>0</text:p>
          </table:table-cell>
          <table:table-cell table:formula="of:=SUM([.I230:.L230])" office:value-type="float" office:value="0.2293665" calcext:value-type="float">
            <text:p>0.2293665</text:p>
          </table:table-cell>
          <table:table-cell table:formula="of:=SUM([.E230:.H230])" office:value-type="float" office:value="2.204234" calcext:value-type="float">
            <text:p>2.204234</text:p>
          </table:table-cell>
          <table:table-cell table:formula="of:=SUM([.E230:.L230])" office:value-type="float" office:value="2.4336005" calcext:value-type="float">
            <text:p>2.4336005</text:p>
          </table:table-cell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458" calcext:value-type="float">
            <text:p>458</text:p>
          </table:table-cell>
          <table:table-cell office:value-type="float" office:value="2.327" calcext:value-type="float">
            <text:p>2.327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1.272" calcext:value-type="float">
            <text:p>1.272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0002185" calcext:value-type="float">
            <text:p>0.000218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" calcext:value-type="float">
            <text:p>0</text:p>
          </table:table-cell>
          <table:table-cell table:formula="of:=SUM([.I231:.L231])" office:value-type="float" office:value="0.2106285" calcext:value-type="float">
            <text:p>0.2106285</text:p>
          </table:table-cell>
          <table:table-cell table:formula="of:=SUM([.E231:.H231])" office:value-type="float" office:value="2.116903" calcext:value-type="float">
            <text:p>2.116903</text:p>
          </table:table-cell>
          <table:table-cell table:formula="of:=SUM([.E231:.L231])" office:value-type="float" office:value="2.3275315" calcext:value-type="float">
            <text:p>2.3275315</text:p>
          </table:table-cell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60" calcext:value-type="float">
            <text:p>460</text:p>
          </table:table-cell>
          <table:table-cell office:value-type="float" office:value="1.848" calcext:value-type="float">
            <text:p>1.848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" calcext:value-type="float">
            <text:p>0</text:p>
          </table:table-cell>
          <table:table-cell office:value-type="float" office:value="0.0002167" calcext:value-type="float">
            <text:p>0.0002167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" calcext:value-type="float">
            <text:p>0</text:p>
          </table:table-cell>
          <table:table-cell table:formula="of:=SUM([.I232:.L232])" office:value-type="float" office:value="0.2587967" calcext:value-type="float">
            <text:p>0.2587967</text:p>
          </table:table-cell>
          <table:table-cell table:formula="of:=SUM([.E232:.H232])" office:value-type="float" office:value="1.589354" calcext:value-type="float">
            <text:p>1.589354</text:p>
          </table:table-cell>
          <table:table-cell table:formula="of:=SUM([.E232:.L232])" office:value-type="float" office:value="1.8481507" calcext:value-type="float">
            <text:p>1.8481507</text:p>
          </table:table-cell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462" calcext:value-type="float">
            <text:p>462</text:p>
          </table:table-cell>
          <table:table-cell office:value-type="float" office:value="2.033" calcext:value-type="float">
            <text:p>2.033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033" calcext:value-type="float">
            <text:p>0.9033</text:p>
          </table:table-cell>
          <table:table-cell office:value-type="float" office:value="0" calcext:value-type="float">
            <text:p>0</text:p>
          </table:table-cell>
          <table:table-cell office:value-type="float" office:value="0.0003724" calcext:value-type="float">
            <text:p>0.0003724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" calcext:value-type="float">
            <text:p>0</text:p>
          </table:table-cell>
          <table:table-cell table:formula="of:=SUM([.I233:.L233])" office:value-type="float" office:value="0.2334224" calcext:value-type="float">
            <text:p>0.2334224</text:p>
          </table:table-cell>
          <table:table-cell table:formula="of:=SUM([.E233:.H233])" office:value-type="float" office:value="1.799396" calcext:value-type="float">
            <text:p>1.799396</text:p>
          </table:table-cell>
          <table:table-cell table:formula="of:=SUM([.E233:.L233])" office:value-type="float" office:value="2.0328184" calcext:value-type="float">
            <text:p>2.0328184</text:p>
          </table:table-cell>
          <table: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464" calcext:value-type="float">
            <text:p>464</text:p>
          </table:table-cell>
          <table:table-cell office:value-type="float" office:value="1.988" calcext:value-type="float">
            <text:p>1.988</text:p>
          </table:table-cell>
          <table:table-cell office:value-type="float" office:value="0.0007767" calcext:value-type="float">
            <text:p>0.0007767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21" calcext:value-type="float">
            <text:p>0.821</text:p>
          </table:table-cell>
          <table:table-cell office:value-type="float" office:value="0" calcext:value-type="float">
            <text:p>0</text:p>
          </table:table-cell>
          <table:table-cell office:value-type="float" office:value="0.00003978" calcext:value-type="float">
            <text:p>0.00003978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" calcext:value-type="float">
            <text:p>0</text:p>
          </table:table-cell>
          <table:table-cell table:formula="of:=SUM([.I234:.L234])" office:value-type="float" office:value="0.25685978" calcext:value-type="float">
            <text:p>0.25685978</text:p>
          </table:table-cell>
          <table:table-cell table:formula="of:=SUM([.E234:.H234])" office:value-type="float" office:value="1.7313767" calcext:value-type="float">
            <text:p>1.7313767</text:p>
          </table:table-cell>
          <table:table-cell table:formula="of:=SUM([.E234:.L234])" office:value-type="float" office:value="1.98823648" calcext:value-type="float">
            <text:p>1.98823648</text:p>
          </table:table-cell>
          <table:table-cell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466" calcext:value-type="float">
            <text:p>466</text:p>
          </table:table-cell>
          <table:table-cell office:value-type="float" office:value="1.736" calcext:value-type="float">
            <text:p>1.736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6763" calcext:value-type="float">
            <text:p>0.6763</text:p>
          </table:table-cell>
          <table:table-cell office:value-type="float" office:value="0" calcext:value-type="float">
            <text:p>0</text:p>
          </table:table-cell>
          <table:table-cell office:value-type="float" office:value="0.0004169" calcext:value-type="float">
            <text:p>0.0004169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06655" calcext:value-type="float">
            <text:p>0.06655</text:p>
          </table:table-cell>
          <table:table-cell office:value-type="float" office:value="0" calcext:value-type="float">
            <text:p>0</text:p>
          </table:table-cell>
          <table:table-cell table:formula="of:=SUM([.I235:.L235])" office:value-type="float" office:value="0.3371669" calcext:value-type="float">
            <text:p>0.3371669</text:p>
          </table:table-cell>
          <table:table-cell table:formula="of:=SUM([.E235:.H235])" office:value-type="float" office:value="1.39867" calcext:value-type="float">
            <text:p>1.39867</text:p>
          </table:table-cell>
          <table:table-cell table:formula="of:=SUM([.E235:.L235])" office:value-type="float" office:value="1.7358369" calcext:value-type="float">
            <text:p>1.7358369</text:p>
          </table:table-cell>
          <table:table-cell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468" calcext:value-type="float">
            <text:p>468</text:p>
          </table:table-cell>
          <table:table-cell office:value-type="float" office:value="1.59" calcext:value-type="float">
            <text:p>1.59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7043" calcext:value-type="float">
            <text:p>0.7043</text:p>
          </table:table-cell>
          <table:table-cell office:value-type="float" office:value="0" calcext:value-type="float">
            <text:p>0</text:p>
          </table:table-cell>
          <table:table-cell office:value-type="float" office:value="0.00002904" calcext:value-type="float">
            <text:p>0.00002904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" calcext:value-type="float">
            <text:p>0</text:p>
          </table:table-cell>
          <table:table-cell table:formula="of:=SUM([.I236:.L236])" office:value-type="float" office:value="0.25969904" calcext:value-type="float">
            <text:p>0.25969904</text:p>
          </table:table-cell>
          <table:table-cell table:formula="of:=SUM([.E236:.H236])" office:value-type="float" office:value="1.330701" calcext:value-type="float">
            <text:p>1.330701</text:p>
          </table:table-cell>
          <table:table-cell table:formula="of:=SUM([.E236:.L236])" office:value-type="float" office:value="1.59040004" calcext:value-type="float">
            <text:p>1.59040004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470" calcext:value-type="float">
            <text:p>470</text:p>
          </table:table-cell>
          <table:table-cell office:value-type="float" office:value="1.503" calcext:value-type="float">
            <text:p>1.503</text:p>
          </table:table-cell>
          <table:table-cell office:value-type="float" office:value="0.0005068" calcext:value-type="float">
            <text:p>0.0005068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6374" calcext:value-type="float">
            <text:p>0.6374</text:p>
          </table:table-cell>
          <table:table-cell office:value-type="float" office:value="0" calcext:value-type="float">
            <text:p>0</text:p>
          </table:table-cell>
          <table:table-cell office:value-type="float" office:value="0.0001601" calcext:value-type="float">
            <text:p>0.0001601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" calcext:value-type="float">
            <text:p>0</text:p>
          </table:table-cell>
          <table:table-cell table:formula="of:=SUM([.I237:.L237])" office:value-type="float" office:value="0.1779801" calcext:value-type="float">
            <text:p>0.1779801</text:p>
          </table:table-cell>
          <table:table-cell table:formula="of:=SUM([.E237:.H237])" office:value-type="float" office:value="1.3252068" calcext:value-type="float">
            <text:p>1.3252068</text:p>
          </table:table-cell>
          <table:table-cell table:formula="of:=SUM([.E237:.L237])" office:value-type="float" office:value="1.5031869" calcext:value-type="float">
            <text:p>1.5031869</text:p>
          </table:table-cell>
          <table:table-cell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72" calcext:value-type="float">
            <text:p>472</text:p>
          </table:table-cell>
          <table:table-cell office:value-type="float" office:value="1.669" calcext:value-type="float">
            <text:p>1.669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8532" calcext:value-type="float">
            <text:p>0.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" calcext:value-type="float">
            <text:p>0</text:p>
          </table:table-cell>
          <table:table-cell table:formula="of:=SUM([.I238:.L238])" office:value-type="float" office:value="0.18385" calcext:value-type="float">
            <text:p>0.18385</text:p>
          </table:table-cell>
          <table:table-cell table:formula="of:=SUM([.E238:.H238])" office:value-type="float" office:value="1.485078" calcext:value-type="float">
            <text:p>1.485078</text:p>
          </table:table-cell>
          <table:table-cell table:formula="of:=SUM([.E238:.L238])" office:value-type="float" office:value="1.668928" calcext:value-type="float">
            <text:p>1.668928</text:p>
          </table:table-cell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474" calcext:value-type="float">
            <text:p>474</text:p>
          </table:table-cell>
          <table:table-cell office:value-type="float" office:value="1.458" calcext:value-type="float">
            <text:p>1.458</text:p>
          </table:table-cell>
          <table:table-cell office:value-type="float" office:value="0.0001589" calcext:value-type="float">
            <text:p>0.0001589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" calcext:value-type="float">
            <text:p>0</text:p>
          </table:table-cell>
          <table:table-cell office:value-type="float" office:value="0.0001663" calcext:value-type="float">
            <text:p>0.0001663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02374" calcext:value-type="float">
            <text:p>0.02374</text:p>
          </table:table-cell>
          <table:table-cell office:value-type="float" office:value="0" calcext:value-type="float">
            <text:p>0</text:p>
          </table:table-cell>
          <table:table-cell table:formula="of:=SUM([.I239:.L239])" office:value-type="float" office:value="0.1746063" calcext:value-type="float">
            <text:p>0.1746063</text:p>
          </table:table-cell>
          <table:table-cell table:formula="of:=SUM([.E239:.H239])" office:value-type="float" office:value="1.2830589" calcext:value-type="float">
            <text:p>1.2830589</text:p>
          </table:table-cell>
          <table:table-cell table:formula="of:=SUM([.E239:.L239])" office:value-type="float" office:value="1.4576652" calcext:value-type="float">
            <text:p>1.4576652</text:p>
          </table:table-cell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476" calcext:value-type="float">
            <text:p>476</text:p>
          </table:table-cell>
          <table:table-cell office:value-type="float" office:value="1.489" calcext:value-type="float">
            <text:p>1.489</text:p>
          </table:table-cell>
          <table:table-cell office:value-type="float" office:value="0.0009264" calcext:value-type="float">
            <text:p>0.0009264</text:p>
          </table:table-cell>
          <table:table-cell office:value-type="float" office:value="0.6536" calcext:value-type="float">
            <text:p>0.6536</text:p>
          </table:table-cell>
          <table:table-cell office:value-type="float" office:value="0.6623" calcext:value-type="float">
            <text:p>0.6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552" calcext:value-type="float">
            <text:p>0.04552</text:p>
          </table:table-cell>
          <table:table-cell office:value-type="float" office:value="0" calcext:value-type="float">
            <text:p>0</text:p>
          </table:table-cell>
          <table:table-cell table:formula="of:=SUM([.I240:.L240])" office:value-type="float" office:value="0.17252" calcext:value-type="float">
            <text:p>0.17252</text:p>
          </table:table-cell>
          <table:table-cell table:formula="of:=SUM([.E240:.H240])" office:value-type="float" office:value="1.3168264" calcext:value-type="float">
            <text:p>1.3168264</text:p>
          </table:table-cell>
          <table:table-cell table:formula="of:=SUM([.E240:.L240])" office:value-type="float" office:value="1.4893464" calcext:value-type="float">
            <text:p>1.4893464</text:p>
          </table:table-cell>
          <table:table-cell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478" calcext:value-type="float">
            <text:p>478</text:p>
          </table:table-cell>
          <table:table-cell office:value-type="float" office:value="1.741" calcext:value-type="float">
            <text:p>1.741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8302" calcext:value-type="float">
            <text:p>0.8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3405" calcext:value-type="float">
            <text:p>0.03405</text:p>
          </table:table-cell>
          <table:table-cell office:value-type="float" office:value="0" calcext:value-type="float">
            <text:p>0</text:p>
          </table:table-cell>
          <table:table-cell table:formula="of:=SUM([.I241:.L241])" office:value-type="float" office:value="0.18735" calcext:value-type="float">
            <text:p>0.18735</text:p>
          </table:table-cell>
          <table:table-cell table:formula="of:=SUM([.E241:.H241])" office:value-type="float" office:value="1.553702" calcext:value-type="float">
            <text:p>1.553702</text:p>
          </table:table-cell>
          <table:table-cell table:formula="of:=SUM([.E241:.L241])" office:value-type="float" office:value="1.741052" calcext:value-type="float">
            <text:p>1.741052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1.717" calcext:value-type="float">
            <text:p>1.717</text:p>
          </table:table-cell>
          <table:table-cell office:value-type="float" office:value="0.0006058" calcext:value-type="float">
            <text:p>0.0006058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6378" calcext:value-type="float">
            <text:p>0.6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" calcext:value-type="float">
            <text:p>0</text:p>
          </table:table-cell>
          <table:table-cell table:formula="of:=SUM([.I242:.L242])" office:value-type="float" office:value="0.20076" calcext:value-type="float">
            <text:p>0.20076</text:p>
          </table:table-cell>
          <table:table-cell table:formula="of:=SUM([.E242:.H242])" office:value-type="float" office:value="1.5165058" calcext:value-type="float">
            <text:p>1.5165058</text:p>
          </table:table-cell>
          <table:table-cell table:formula="of:=SUM([.E242:.L242])" office:value-type="float" office:value="1.7172658" calcext:value-type="float">
            <text:p>1.7172658</text:p>
          </table:table-cell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482" calcext:value-type="float">
            <text:p>482</text:p>
          </table:table-cell>
          <table:table-cell office:value-type="float" office:value="1.993" calcext:value-type="float">
            <text:p>1.99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7802" calcext:value-type="float">
            <text:p>0.7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table:formula="of:=SUM([.I243:.L243])" office:value-type="float" office:value="0.2306" calcext:value-type="float">
            <text:p>0.2306</text:p>
          </table:table-cell>
          <table:table-cell table:formula="of:=SUM([.E243:.H243])" office:value-type="float" office:value="1.76219" calcext:value-type="float">
            <text:p>1.76219</text:p>
          </table:table-cell>
          <table:table-cell table:formula="of:=SUM([.E243:.L243])" office:value-type="float" office:value="1.99279" calcext:value-type="float">
            <text:p>1.99279</text:p>
          </table:table-cell>
          <table:table-cell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484" calcext:value-type="float">
            <text:p>484</text:p>
          </table:table-cell>
          <table:table-cell office:value-type="float" office:value="1.796" calcext:value-type="float">
            <text:p>1.79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6501" calcext:value-type="float">
            <text:p>0.6501</text:p>
          </table:table-cell>
          <table:table-cell office:value-type="float" office:value="0" calcext:value-type="float">
            <text:p>0</text:p>
          </table:table-cell>
          <table:table-cell office:value-type="float" office:value="0.0005756" calcext:value-type="float">
            <text:p>0.0005756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" calcext:value-type="float">
            <text:p>0</text:p>
          </table:table-cell>
          <table:table-cell table:formula="of:=SUM([.I244:.L244])" office:value-type="float" office:value="0.1588456" calcext:value-type="float">
            <text:p>0.1588456</text:p>
          </table:table-cell>
          <table:table-cell table:formula="of:=SUM([.E244:.H244])" office:value-type="float" office:value="1.63688" calcext:value-type="float">
            <text:p>1.63688</text:p>
          </table:table-cell>
          <table:table-cell table:formula="of:=SUM([.E244:.L244])" office:value-type="float" office:value="1.7957256" calcext:value-type="float">
            <text:p>1.7957256</text:p>
          </table:table-cell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office:value-type="float" office:value="2.388" calcext:value-type="float">
            <text:p>2.388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1.341" calcext:value-type="float">
            <text:p>1.341</text:p>
          </table:table-cell>
          <table:table-cell office:value-type="float" office:value="0.883" calcext:value-type="float">
            <text:p>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" calcext:value-type="float">
            <text:p>0</text:p>
          </table:table-cell>
          <table:table-cell table:formula="of:=SUM([.I245:.L245])" office:value-type="float" office:value="0.16242" calcext:value-type="float">
            <text:p>0.16242</text:p>
          </table:table-cell>
          <table:table-cell table:formula="of:=SUM([.E245:.H245])" office:value-type="float" office:value="2.225474" calcext:value-type="float">
            <text:p>2.225474</text:p>
          </table:table-cell>
          <table:table-cell table:formula="of:=SUM([.E245:.L245])" office:value-type="float" office:value="2.387894" calcext:value-type="float">
            <text:p>2.387894</text:p>
          </table:table-cell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488" calcext:value-type="float">
            <text:p>488</text:p>
          </table:table-cell>
          <table:table-cell office:value-type="float" office:value="2.543" calcext:value-type="float">
            <text:p>2.543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1.373" calcext:value-type="float">
            <text:p>1.373</text:p>
          </table:table-cell>
          <table:table-cell office:value-type="float" office:value="0.9087" calcext:value-type="float">
            <text:p>0.9087</text:p>
          </table:table-cell>
          <table:table-cell office:value-type="float" office:value="0" calcext:value-type="float">
            <text:p>0</text:p>
          </table:table-cell>
          <table:table-cell office:value-type="float" office:value="0.0002265" calcext:value-type="float">
            <text:p>0.000226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02345" calcext:value-type="float">
            <text:p>0.02345</text:p>
          </table:table-cell>
          <table:table-cell office:value-type="float" office:value="0" calcext:value-type="float">
            <text:p>0</text:p>
          </table:table-cell>
          <table:table-cell table:formula="of:=SUM([.I246:.L246])" office:value-type="float" office:value="0.2578765" calcext:value-type="float">
            <text:p>0.2578765</text:p>
          </table:table-cell>
          <table:table-cell table:formula="of:=SUM([.E246:.H246])" office:value-type="float" office:value="2.284399" calcext:value-type="float">
            <text:p>2.284399</text:p>
          </table:table-cell>
          <table:table-cell table:formula="of:=SUM([.E246:.L246])" office:value-type="float" office:value="2.5422755" calcext:value-type="float">
            <text:p>2.5422755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490" calcext:value-type="float">
            <text:p>490</text:p>
          </table:table-cell>
          <table:table-cell office:value-type="float" office:value="2.613" calcext:value-type="float">
            <text:p>2.613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1.683" calcext:value-type="float">
            <text:p>1.683</text:p>
          </table:table-cell>
          <table:table-cell office:value-type="float" office:value="0.7448" calcext:value-type="float">
            <text:p>0.7448</text:p>
          </table:table-cell>
          <table:table-cell office:value-type="float" office:value="0" calcext:value-type="float">
            <text:p>0</text:p>
          </table:table-cell>
          <table:table-cell office:value-type="float" office:value="0.0005265" calcext:value-type="float">
            <text:p>0.0005265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  <table:table-cell table:formula="of:=SUM([.I247:.L247])" office:value-type="float" office:value="0.1834265" calcext:value-type="float">
            <text:p>0.1834265</text:p>
          </table:table-cell>
          <table:table-cell table:formula="of:=SUM([.E247:.H247])" office:value-type="float" office:value="2.429656" calcext:value-type="float">
            <text:p>2.429656</text:p>
          </table:table-cell>
          <table:table-cell table:formula="of:=SUM([.E247:.L247])" office:value-type="float" office:value="2.6130825" calcext:value-type="float">
            <text:p>2.6130825</text:p>
          </table:table-cell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492" calcext:value-type="float">
            <text:p>492</text:p>
          </table:table-cell>
          <table:table-cell office:value-type="float" office:value="2.879" calcext:value-type="float">
            <text:p>2.879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1.853" calcext:value-type="float">
            <text:p>1.853</text:p>
          </table:table-cell>
          <table:table-cell office:value-type="float" office:value="0.8538" calcext:value-type="float">
            <text:p>0.8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03327" calcext:value-type="float">
            <text:p>0.03327</text:p>
          </table:table-cell>
          <table:table-cell office:value-type="float" office:value="0" calcext:value-type="float">
            <text:p>0</text:p>
          </table:table-cell>
          <table:table-cell table:formula="of:=SUM([.I248:.L248])" office:value-type="float" office:value="0.17007" calcext:value-type="float">
            <text:p>0.17007</text:p>
          </table:table-cell>
          <table:table-cell table:formula="of:=SUM([.E248:.H248])" office:value-type="float" office:value="2.709465" calcext:value-type="float">
            <text:p>2.709465</text:p>
          </table:table-cell>
          <table:table-cell table:formula="of:=SUM([.E248:.L248])" office:value-type="float" office:value="2.879535" calcext:value-type="float">
            <text:p>2.879535</text:p>
          </table:table-cell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494" calcext:value-type="float">
            <text:p>494</text:p>
          </table:table-cell>
          <table:table-cell office:value-type="float" office:value="3.026" calcext:value-type="float">
            <text:p>3.026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2.049" calcext:value-type="float">
            <text:p>2.049</text:p>
          </table:table-cell>
          <table:table-cell office:value-type="float" office:value="0.8124" calcext:value-type="float">
            <text:p>0.8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" calcext:value-type="float">
            <text:p>0</text:p>
          </table:table-cell>
          <table:table-cell table:formula="of:=SUM([.I249:.L249])" office:value-type="float" office:value="0.16269" calcext:value-type="float">
            <text:p>0.16269</text:p>
          </table:table-cell>
          <table:table-cell table:formula="of:=SUM([.E249:.H249])" office:value-type="float" office:value="2.863276" calcext:value-type="float">
            <text:p>2.863276</text:p>
          </table:table-cell>
          <table:table-cell table:formula="of:=SUM([.E249:.L249])" office:value-type="float" office:value="3.025966" calcext:value-type="float">
            <text:p>3.025966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496" calcext:value-type="float">
            <text:p>496</text:p>
          </table:table-cell>
          <table:table-cell office:value-type="float" office:value="3.367" calcext:value-type="float">
            <text:p>3.367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22" calcext:value-type="float">
            <text:p>0.8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0" calcext:value-type="float">
            <text:p>0</text:p>
          </table:table-cell>
          <table:table-cell table:formula="of:=SUM([.I250:.L250])" office:value-type="float" office:value="0.17615" calcext:value-type="float">
            <text:p>0.17615</text:p>
          </table:table-cell>
          <table:table-cell table:formula="of:=SUM([.E250:.H250])" office:value-type="float" office:value="3.191724" calcext:value-type="float">
            <text:p>3.191724</text:p>
          </table:table-cell>
          <table:table-cell table:formula="of:=SUM([.E250:.L250])" office:value-type="float" office:value="3.367874" calcext:value-type="float">
            <text:p>3.367874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498" calcext:value-type="float">
            <text:p>498</text:p>
          </table:table-cell>
          <table:table-cell office:value-type="float" office:value="3.534" calcext:value-type="float">
            <text:p>3.534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2.453" calcext:value-type="float">
            <text:p>2.453</text:p>
          </table:table-cell>
          <table:table-cell office:value-type="float" office:value="0.9143" calcext:value-type="float">
            <text:p>0.9143</text:p>
          </table:table-cell>
          <table:table-cell office:value-type="float" office:value="0" calcext:value-type="float">
            <text:p>0</text:p>
          </table:table-cell>
          <table:table-cell office:value-type="float" office:value="0.0006577" calcext:value-type="float">
            <text:p>0.0006577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0001238" calcext:value-type="float">
            <text:p>0.0001238</text:p>
          </table:table-cell>
          <table:table-cell office:value-type="float" office:value="0" calcext:value-type="float">
            <text:p>0</text:p>
          </table:table-cell>
          <table:table-cell table:formula="of:=SUM([.I251:.L251])" office:value-type="float" office:value="0.1638815" calcext:value-type="float">
            <text:p>0.1638815</text:p>
          </table:table-cell>
          <table:table-cell table:formula="of:=SUM([.E251:.H251])" office:value-type="float" office:value="3.369877" calcext:value-type="float">
            <text:p>3.369877</text:p>
          </table:table-cell>
          <table:table-cell table:formula="of:=SUM([.E251:.L251])" office:value-type="float" office:value="3.5337585" calcext:value-type="float">
            <text:p>3.5337585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3.817" calcext:value-type="float">
            <text:p>3.817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2.739" calcext:value-type="float">
            <text:p>2.739</text:p>
          </table:table-cell>
          <table:table-cell office:value-type="float" office:value="0.8969" calcext:value-type="float">
            <text:p>0.8969</text:p>
          </table:table-cell>
          <table:table-cell office:value-type="float" office:value="0" calcext:value-type="float">
            <text:p>0</text:p>
          </table:table-cell>
          <table:table-cell office:value-type="float" office:value="0.000004536" calcext:value-type="float">
            <text:p>0.0000045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604" calcext:value-type="float">
            <text:p>0.03604</text:p>
          </table:table-cell>
          <table:table-cell office:value-type="float" office:value="0" calcext:value-type="float">
            <text:p>0</text:p>
          </table:table-cell>
          <table:table-cell table:formula="of:=SUM([.I252:.L252])" office:value-type="float" office:value="0.177044536" calcext:value-type="float">
            <text:p>0.177044536</text:p>
          </table:table-cell>
          <table:table-cell table:formula="of:=SUM([.E252:.H252])" office:value-type="float" office:value="3.639547" calcext:value-type="float">
            <text:p>3.639547</text:p>
          </table:table-cell>
          <table:table-cell table:formula="of:=SUM([.E252:.L252])" office:value-type="float" office:value="3.816591536" calcext:value-type="float">
            <text:p>3.816591536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02" calcext:value-type="float">
            <text:p>502</text:p>
          </table:table-cell>
          <table:table-cell office:value-type="float" office:value="4.354" calcext:value-type="float">
            <text:p>4.354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3.274" calcext:value-type="float">
            <text:p>3.274</text:p>
          </table:table-cell>
          <table:table-cell office:value-type="float" office:value="0.8739" calcext:value-type="float">
            <text:p>0.8739</text:p>
          </table:table-cell>
          <table:table-cell office:value-type="float" office:value="0" calcext:value-type="float">
            <text:p>0</text:p>
          </table:table-cell>
          <table:table-cell office:value-type="float" office:value="0.0003817" calcext:value-type="float">
            <text:p>0.0003817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SUM([.I253:.L253])" office:value-type="float" office:value="0.1978817" calcext:value-type="float">
            <text:p>0.1978817</text:p>
          </table:table-cell>
          <table:table-cell table:formula="of:=SUM([.E253:.H253])" office:value-type="float" office:value="4.156123" calcext:value-type="float">
            <text:p>4.156123</text:p>
          </table:table-cell>
          <table:table-cell table:formula="of:=SUM([.E253:.L253])" office:value-type="float" office:value="4.3540047" calcext:value-type="float">
            <text:p>4.3540047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504" calcext:value-type="float">
            <text:p>504</text:p>
          </table:table-cell>
          <table:table-cell office:value-type="float" office:value="4.898" calcext:value-type="float">
            <text:p>4.898</text:p>
          </table:table-cell>
          <table:table-cell office:value-type="float" office:value="0.004446" calcext:value-type="float">
            <text:p>0.004446</text:p>
          </table:table-cell>
          <table:table-cell office:value-type="float" office:value="3.79" calcext:value-type="float">
            <text:p>3.79</text:p>
          </table:table-cell>
          <table:table-cell office:value-type="float" office:value="0.9422" calcext:value-type="float">
            <text:p>0.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04347" calcext:value-type="float">
            <text:p>0.04347</text:p>
          </table:table-cell>
          <table:table-cell office:value-type="float" office:value="0" calcext:value-type="float">
            <text:p>0</text:p>
          </table:table-cell>
          <table:table-cell table:formula="of:=SUM([.I254:.L254])" office:value-type="float" office:value="0.16127" calcext:value-type="float">
            <text:p>0.16127</text:p>
          </table:table-cell>
          <table:table-cell table:formula="of:=SUM([.E254:.H254])" office:value-type="float" office:value="4.736646" calcext:value-type="float">
            <text:p>4.736646</text:p>
          </table:table-cell>
          <table:table-cell table:formula="of:=SUM([.E254:.L254])" office:value-type="float" office:value="4.897916" calcext:value-type="float">
            <text:p>4.897916</text:p>
          </table:table-cell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06" calcext:value-type="float">
            <text:p>506</text:p>
          </table:table-cell>
          <table:table-cell office:value-type="float" office:value="5.25" calcext:value-type="float">
            <text:p>5.25</text:p>
          </table:table-cell>
          <table:table-cell office:value-type="float" office:value="0.004558" calcext:value-type="float">
            <text:p>0.004558</text:p>
          </table:table-cell>
          <table:table-cell office:value-type="float" office:value="4.069" calcext:value-type="float">
            <text:p>4.069</text:p>
          </table:table-cell>
          <table:table-cell office:value-type="float" office:value="0.982" calcext:value-type="float">
            <text:p>0.982</text:p>
          </table:table-cell>
          <table:table-cell office:value-type="float" office:value="0" calcext:value-type="float">
            <text:p>0</text:p>
          </table:table-cell>
          <table:table-cell office:value-type="float" office:value="0.00007667" calcext:value-type="float">
            <text:p>0.00007667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" calcext:value-type="float">
            <text:p>0</text:p>
          </table:table-cell>
          <table:table-cell table:formula="of:=SUM([.I255:.L255])" office:value-type="float" office:value="0.19489667" calcext:value-type="float">
            <text:p>0.19489667</text:p>
          </table:table-cell>
          <table:table-cell table:formula="of:=SUM([.E255:.H255])" office:value-type="float" office:value="5.055558" calcext:value-type="float">
            <text:p>5.055558</text:p>
          </table:table-cell>
          <table:table-cell table:formula="of:=SUM([.E255:.L255])" office:value-type="float" office:value="5.25045467" calcext:value-type="float">
            <text:p>5.25045467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508" calcext:value-type="float">
            <text:p>508</text:p>
          </table:table-cell>
          <table:table-cell office:value-type="float" office:value="5.23" calcext:value-type="float">
            <text:p>5.23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4.152" calcext:value-type="float">
            <text:p>4.152</text:p>
          </table:table-cell>
          <table:table-cell office:value-type="float" office:value="0.9163" calcext:value-type="float">
            <text:p>0.9163</text:p>
          </table:table-cell>
          <table:table-cell office:value-type="float" office:value="0" calcext:value-type="float">
            <text:p>0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005227" calcext:value-type="float">
            <text:p>0.005227</text:p>
          </table:table-cell>
          <table:table-cell office:value-type="float" office:value="0" calcext:value-type="float">
            <text:p>0</text:p>
          </table:table-cell>
          <table:table-cell table:formula="of:=SUM([.I256:.L256])" office:value-type="float" office:value="0.150894" calcext:value-type="float">
            <text:p>0.150894</text:p>
          </table:table-cell>
          <table:table-cell table:formula="of:=SUM([.E256:.H256])" office:value-type="float" office:value="5.07911" calcext:value-type="float">
            <text:p>5.07911</text:p>
          </table:table-cell>
          <table:table-cell table:formula="of:=SUM([.E256:.L256])" office:value-type="float" office:value="5.230004" calcext:value-type="float">
            <text:p>5.23000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0" calcext:value-type="float">
            <text:p>510</text:p>
          </table:table-cell>
          <table:table-cell office:value-type="float" office:value="6.139" calcext:value-type="float">
            <text:p>6.139</text:p>
          </table:table-cell>
          <table:table-cell office:value-type="float" office:value="0.006488" calcext:value-type="float">
            <text:p>0.006488</text:p>
          </table:table-cell>
          <table:table-cell office:value-type="float" office:value="5.075" calcext:value-type="float">
            <text:p>5.075</text:p>
          </table:table-cell>
          <table:table-cell office:value-type="float" office:value="0.9394" calcext:value-type="float">
            <text:p>0.9394</text:p>
          </table:table-cell>
          <table:table-cell office:value-type="float" office:value="0" calcext:value-type="float">
            <text:p>0</text:p>
          </table:table-cell>
          <table:table-cell office:value-type="float" office:value="0.00001785" calcext:value-type="float">
            <text:p>0.00001785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009011" calcext:value-type="float">
            <text:p>0.009011</text:p>
          </table:table-cell>
          <table:table-cell office:value-type="float" office:value="0" calcext:value-type="float">
            <text:p>0</text:p>
          </table:table-cell>
          <table:table-cell table:formula="of:=SUM([.I257:.L257])" office:value-type="float" office:value="0.11732885" calcext:value-type="float">
            <text:p>0.11732885</text:p>
          </table:table-cell>
          <table:table-cell table:formula="of:=SUM([.E257:.H257])" office:value-type="float" office:value="6.020888" calcext:value-type="float">
            <text:p>6.020888</text:p>
          </table:table-cell>
          <table:table-cell table:formula="of:=SUM([.E257:.L257])" office:value-type="float" office:value="6.13821685" calcext:value-type="float">
            <text:p>6.13821685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6.084" calcext:value-type="float">
            <text:p>6.084</text:p>
          </table:table-cell>
          <table:table-cell office:value-type="float" office:value="0.007434" calcext:value-type="float">
            <text:p>0.007434</text:p>
          </table:table-cell>
          <table:table-cell office:value-type="float" office:value="4.793" calcext:value-type="float">
            <text:p>4.793</text:p>
          </table:table-cell>
          <table:table-cell office:value-type="float" office:value="1.145" calcext:value-type="float">
            <text:p>1.145</text:p>
          </table:table-cell>
          <table:table-cell office:value-type="float" office:value="0" calcext:value-type="float">
            <text:p>0</text:p>
          </table:table-cell>
          <table:table-cell office:value-type="float" office:value="0.00002733" calcext:value-type="float">
            <text:p>0.00002733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" calcext:value-type="float">
            <text:p>0</text:p>
          </table:table-cell>
          <table:table-cell table:formula="of:=SUM([.I258:.L258])" office:value-type="float" office:value="0.13877733" calcext:value-type="float">
            <text:p>0.13877733</text:p>
          </table:table-cell>
          <table:table-cell table:formula="of:=SUM([.E258:.H258])" office:value-type="float" office:value="5.945434" calcext:value-type="float">
            <text:p>5.945434</text:p>
          </table:table-cell>
          <table:table-cell table:formula="of:=SUM([.E258:.L258])" office:value-type="float" office:value="6.08421133" calcext:value-type="float">
            <text:p>6.08421133</text:p>
          </table:table-cell>
          <table:table-cell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office:value-type="float" office:value="6.57" calcext:value-type="float">
            <text:p>6.57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5.587" calcext:value-type="float">
            <text:p>5.587</text:p>
          </table:table-cell>
          <table:table-cell office:value-type="float" office:value="0.8678" calcext:value-type="float">
            <text:p>0.8678</text:p>
          </table:table-cell>
          <table:table-cell office:value-type="float" office:value="0" calcext:value-type="float">
            <text:p>0</text:p>
          </table:table-cell>
          <table:table-cell office:value-type="float" office:value="0.0008457" calcext:value-type="float">
            <text:p>0.0008457</text:p>
          </table:table-cell>
          <table:table-cell office:value-type="float" office:value="0.09943" calcext:value-type="float">
            <text:p>0.09943</text:p>
          </table:table-cell>
          <table:table-cell office:value-type="float" office:value="0.005259" calcext:value-type="float">
            <text:p>0.005259</text:p>
          </table:table-cell>
          <table:table-cell office:value-type="float" office:value="0" calcext:value-type="float">
            <text:p>0</text:p>
          </table:table-cell>
          <table:table-cell table:formula="of:=SUM([.I259:.L259])" office:value-type="float" office:value="0.1055347" calcext:value-type="float">
            <text:p>0.1055347</text:p>
          </table:table-cell>
          <table:table-cell table:formula="of:=SUM([.E259:.H259])" office:value-type="float" office:value="6.46486" calcext:value-type="float">
            <text:p>6.46486</text:p>
          </table:table-cell>
          <table:table-cell table:formula="of:=SUM([.E259:.L259])" office:value-type="float" office:value="6.5703947" calcext:value-type="float">
            <text:p>6.5703947</text:p>
          </table:table-cell>
          <table:table-cell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516" calcext:value-type="float">
            <text:p>516</text:p>
          </table:table-cell>
          <table:table-cell office:value-type="float" office:value="7.355" calcext:value-type="float">
            <text:p>7.355</text:p>
          </table:table-cell>
          <table:table-cell office:value-type="float" office:value="0.006864" calcext:value-type="float">
            <text:p>0.006864</text:p>
          </table:table-cell>
          <table:table-cell office:value-type="float" office:value="6.195" calcext:value-type="float">
            <text:p>6.195</text:p>
          </table:table-cell>
          <table:table-cell office:value-type="float" office:value="1.072" calcext:value-type="float">
            <text:p>1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96" calcext:value-type="float">
            <text:p>0.06596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" calcext:value-type="float">
            <text:p>0</text:p>
          </table:table-cell>
          <table:table-cell table:formula="of:=SUM([.I260:.L260])" office:value-type="float" office:value="0.08113" calcext:value-type="float">
            <text:p>0.08113</text:p>
          </table:table-cell>
          <table:table-cell table:formula="of:=SUM([.E260:.H260])" office:value-type="float" office:value="7.273864" calcext:value-type="float">
            <text:p>7.273864</text:p>
          </table:table-cell>
          <table:table-cell table:formula="of:=SUM([.E260:.L260])" office:value-type="float" office:value="7.354994" calcext:value-type="float">
            <text:p>7.354994</text:p>
          </table:table-cell>
          <table:table-cell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518" calcext:value-type="float">
            <text:p>518</text:p>
          </table:table-cell>
          <table:table-cell office:value-type="float" office:value="7.112" calcext:value-type="float">
            <text:p>7.112</text:p>
          </table:table-cell>
          <table:table-cell office:value-type="float" office:value="0.009348" calcext:value-type="float">
            <text:p>0.009348</text:p>
          </table:table-cell>
          <table:table-cell office:value-type="float" office:value="5.998" calcext:value-type="float">
            <text:p>5.998</text:p>
          </table:table-cell>
          <table:table-cell office:value-type="float" office:value="0.9968" calcext:value-type="float">
            <text:p>0.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14" calcext:value-type="float">
            <text:p>0.09614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" calcext:value-type="float">
            <text:p>0</text:p>
          </table:table-cell>
          <table:table-cell table:formula="of:=SUM([.I261:.L261])" office:value-type="float" office:value="0.10843" calcext:value-type="float">
            <text:p>0.10843</text:p>
          </table:table-cell>
          <table:table-cell table:formula="of:=SUM([.E261:.H261])" office:value-type="float" office:value="7.004148" calcext:value-type="float">
            <text:p>7.004148</text:p>
          </table:table-cell>
          <table:table-cell table:formula="of:=SUM([.E261:.L261])" office:value-type="float" office:value="7.112578" calcext:value-type="float">
            <text:p>7.112578</text:p>
          </table:table-cell>
          <table:table-cell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7.407" calcext:value-type="float">
            <text:p>7.407</text:p>
          </table:table-cell>
          <table:table-cell office:value-type="float" office:value="0.01002" calcext:value-type="float">
            <text:p>0.01002</text:p>
          </table:table-cell>
          <table:table-cell office:value-type="float" office:value="6.199" calcext:value-type="float">
            <text:p>6.199</text:p>
          </table:table-cell>
          <table:table-cell office:value-type="float" office:value="1.106" calcext:value-type="float">
            <text:p>1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28" calcext:value-type="float">
            <text:p>0.0772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" calcext:value-type="float">
            <text:p>0</text:p>
          </table:table-cell>
          <table:table-cell table:formula="of:=SUM([.I262:.L262])" office:value-type="float" office:value="0.0919" calcext:value-type="float">
            <text:p>0.0919</text:p>
          </table:table-cell>
          <table:table-cell table:formula="of:=SUM([.E262:.H262])" office:value-type="float" office:value="7.31502" calcext:value-type="float">
            <text:p>7.31502</text:p>
          </table:table-cell>
          <table:table-cell table:formula="of:=SUM([.E262:.L262])" office:value-type="float" office:value="7.40692" calcext:value-type="float">
            <text:p>7.40692</text:p>
          </table:table-cell>
          <table:table-cell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522" calcext:value-type="float">
            <text:p>522</text:p>
          </table:table-cell>
          <table:table-cell office:value-type="float" office:value="7.546" calcext:value-type="float">
            <text:p>7.546</text:p>
          </table:table-cell>
          <table:table-cell office:value-type="float" office:value="0.0107" calcext:value-type="float">
            <text:p>0.0107</text:p>
          </table:table-cell>
          <table:table-cell office:value-type="float" office:value="6.591" calcext:value-type="float">
            <text:p>6.591</text:p>
          </table:table-cell>
          <table:table-cell office:value-type="float" office:value="0.8822" calcext:value-type="float">
            <text:p>0.8822</text:p>
          </table:table-cell>
          <table:table-cell office:value-type="float" office:value="0" calcext:value-type="float">
            <text:p>0</text:p>
          </table:table-cell>
          <table:table-cell office:value-type="float" office:value="0.0004437" calcext:value-type="float">
            <text:p>0.0004437</text:p>
          </table:table-cell>
          <table:table-cell office:value-type="float" office:value="0.06033" calcext:value-type="float">
            <text:p>0.06033</text:p>
          </table:table-cell>
          <table:table-cell office:value-type="float" office:value="0.0007167" calcext:value-type="float">
            <text:p>0.0007167</text:p>
          </table:table-cell>
          <table:table-cell office:value-type="float" office:value="0" calcext:value-type="float">
            <text:p>0</text:p>
          </table:table-cell>
          <table:table-cell table:formula="of:=SUM([.I263:.L263])" office:value-type="float" office:value="0.0614904" calcext:value-type="float">
            <text:p>0.0614904</text:p>
          </table:table-cell>
          <table:table-cell table:formula="of:=SUM([.E263:.H263])" office:value-type="float" office:value="7.4839" calcext:value-type="float">
            <text:p>7.4839</text:p>
          </table:table-cell>
          <table:table-cell table:formula="of:=SUM([.E263:.L263])" office:value-type="float" office:value="7.5453904" calcext:value-type="float">
            <text:p>7.5453904</text:p>
          </table:table-cell>
          <table:table-cell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524" calcext:value-type="float">
            <text:p>524</text:p>
          </table:table-cell>
          <table:table-cell office:value-type="float" office:value="7.846" calcext:value-type="float">
            <text:p>7.846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6.966" calcext:value-type="float">
            <text:p>6.966</text:p>
          </table:table-cell>
          <table:table-cell office:value-type="float" office:value="0.8057" calcext:value-type="float">
            <text:p>0.8057</text:p>
          </table:table-cell>
          <table:table-cell office:value-type="float" office:value="0" calcext:value-type="float">
            <text:p>0</text:p>
          </table:table-cell>
          <table:table-cell office:value-type="float" office:value="0.0006619" calcext:value-type="float">
            <text:p>0.0006619</text:p>
          </table:table-cell>
          <table:table-cell office:value-type="float" office:value="0.03713" calcext:value-type="float">
            <text:p>0.03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" calcext:value-type="float">
            <text:p>0</text:p>
          </table:table-cell>
          <table:table-cell table:formula="of:=SUM([.I264:.L264])" office:value-type="float" office:value="0.0666019" calcext:value-type="float">
            <text:p>0.0666019</text:p>
          </table:table-cell>
          <table:table-cell table:formula="of:=SUM([.E264:.H264])" office:value-type="float" office:value="7.779186" calcext:value-type="float">
            <text:p>7.779186</text:p>
          </table:table-cell>
          <table:table-cell table:formula="of:=SUM([.E264:.L264])" office:value-type="float" office:value="7.8457879" calcext:value-type="float">
            <text:p>7.8457879</text:p>
          </table:table-cell>
          <table:table-cell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526" calcext:value-type="float">
            <text:p>526</text:p>
          </table:table-cell>
          <table:table-cell office:value-type="float" office:value="7.659" calcext:value-type="float">
            <text:p>7.659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6.589" calcext:value-type="float">
            <text:p>6.589</text:p>
          </table:table-cell>
          <table:table-cell office:value-type="float" office:value="0.9906" calcext:value-type="float">
            <text:p>0.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8" calcext:value-type="float">
            <text:p>0.06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65:.L265])" office:value-type="float" office:value="0.0678" calcext:value-type="float">
            <text:p>0.0678</text:p>
          </table:table-cell>
          <table:table-cell table:formula="of:=SUM([.E265:.H265])" office:value-type="float" office:value="7.59087" calcext:value-type="float">
            <text:p>7.59087</text:p>
          </table:table-cell>
          <table:table-cell table:formula="of:=SUM([.E265:.L265])" office:value-type="float" office:value="7.65867" calcext:value-type="float">
            <text:p>7.65867</text:p>
          </table:table-cell>
          <table:table-cell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528" calcext:value-type="float">
            <text:p>528</text:p>
          </table:table-cell>
          <table:table-cell office:value-type="float" office:value="7.518" calcext:value-type="float">
            <text:p>7.518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6.464" calcext:value-type="float">
            <text:p>6.464</text:p>
          </table:table-cell>
          <table:table-cell office:value-type="float" office:value="0.9388" calcext:value-type="float">
            <text:p>0.9388</text:p>
          </table:table-cell>
          <table:table-cell office:value-type="float" office:value="0" calcext:value-type="float">
            <text:p>0</text:p>
          </table:table-cell>
          <table:table-cell office:value-type="float" office:value="0.00007895" calcext:value-type="float">
            <text:p>0.00007895</text:p>
          </table:table-cell>
          <table:table-cell office:value-type="float" office:value="0.09709" calcext:value-type="float">
            <text:p>0.09709</text:p>
          </table:table-cell>
          <table:table-cell office:value-type="float" office:value="0.006629" calcext:value-type="float">
            <text:p>0.006629</text:p>
          </table:table-cell>
          <table:table-cell office:value-type="float" office:value="0" calcext:value-type="float">
            <text:p>0</text:p>
          </table:table-cell>
          <table:table-cell table:formula="of:=SUM([.I266:.L266])" office:value-type="float" office:value="0.10379795" calcext:value-type="float">
            <text:p>0.10379795</text:p>
          </table:table-cell>
          <table:table-cell table:formula="of:=SUM([.E266:.H266])" office:value-type="float" office:value="7.41499" calcext:value-type="float">
            <text:p>7.41499</text:p>
          </table:table-cell>
          <table:table-cell table:formula="of:=SUM([.E266:.L266])" office:value-type="float" office:value="7.51878795" calcext:value-type="float">
            <text:p>7.51878795</text:p>
          </table:table-cell>
          <table:table-cell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530" calcext:value-type="float">
            <text:p>530</text:p>
          </table:table-cell>
          <table:table-cell office:value-type="float" office:value="7.726" calcext:value-type="float">
            <text:p>7.726</text:p>
          </table:table-cell>
          <table:table-cell office:value-type="float" office:value="0.008052" calcext:value-type="float">
            <text:p>0.008052</text:p>
          </table:table-cell>
          <table:table-cell office:value-type="float" office:value="6.729" calcext:value-type="float">
            <text:p>6.729</text:p>
          </table:table-cell>
          <table:table-cell office:value-type="float" office:value="0.9079" calcext:value-type="float">
            <text:p>0.9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71" calcext:value-type="float">
            <text:p>0.06571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" calcext:value-type="float">
            <text:p>0</text:p>
          </table:table-cell>
          <table:table-cell table:formula="of:=SUM([.I267:.L267])" office:value-type="float" office:value="0.08025" calcext:value-type="float">
            <text:p>0.08025</text:p>
          </table:table-cell>
          <table:table-cell table:formula="of:=SUM([.E267:.H267])" office:value-type="float" office:value="7.644952" calcext:value-type="float">
            <text:p>7.644952</text:p>
          </table:table-cell>
          <table:table-cell table:formula="of:=SUM([.E267:.L267])" office:value-type="float" office:value="7.725202" calcext:value-type="float">
            <text:p>7.725202</text:p>
          </table:table-cell>
          <table:table-cell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532" calcext:value-type="float">
            <text:p>532</text:p>
          </table:table-cell>
          <table:table-cell office:value-type="float" office:value="8.043" calcext:value-type="float">
            <text:p>8.043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7.129" calcext:value-type="float">
            <text:p>7.129</text:p>
          </table:table-cell>
          <table:table-cell office:value-type="float" office:value="0.8344" calcext:value-type="float">
            <text:p>0.8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" calcext:value-type="float">
            <text:p>0</text:p>
          </table:table-cell>
          <table:table-cell table:formula="of:=SUM([.I268:.L268])" office:value-type="float" office:value="0.06866" calcext:value-type="float">
            <text:p>0.06866</text:p>
          </table:table-cell>
          <table:table-cell table:formula="of:=SUM([.E268:.H268])" office:value-type="float" office:value="7.97417" calcext:value-type="float">
            <text:p>7.97417</text:p>
          </table:table-cell>
          <table:table-cell table:formula="of:=SUM([.E268:.L268])" office:value-type="float" office:value="8.04283" calcext:value-type="float">
            <text:p>8.04283</text:p>
          </table:table-cell>
          <table:table-cell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534" calcext:value-type="float">
            <text:p>534</text:p>
          </table:table-cell>
          <table:table-cell office:value-type="float" office:value="8.093" calcext:value-type="float">
            <text:p>8.093</text:p>
          </table:table-cell>
          <table:table-cell office:value-type="float" office:value="0.009261" calcext:value-type="float">
            <text:p>0.009261</text:p>
          </table:table-cell>
          <table:table-cell office:value-type="float" office:value="7.113" calcext:value-type="float">
            <text:p>7.113</text:p>
          </table:table-cell>
          <table:table-cell office:value-type="float" office:value="0.8896" calcext:value-type="float">
            <text:p>0.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" calcext:value-type="float">
            <text:p>0</text:p>
          </table:table-cell>
          <table:table-cell table:formula="of:=SUM([.I269:.L269])" office:value-type="float" office:value="0.08207" calcext:value-type="float">
            <text:p>0.08207</text:p>
          </table:table-cell>
          <table:table-cell table:formula="of:=SUM([.E269:.H269])" office:value-type="float" office:value="8.011861" calcext:value-type="float">
            <text:p>8.011861</text:p>
          </table:table-cell>
          <table:table-cell table:formula="of:=SUM([.E269:.L269])" office:value-type="float" office:value="8.093931" calcext:value-type="float">
            <text:p>8.093931</text:p>
          </table:table-cell>
          <table:table-cell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536" calcext:value-type="float">
            <text:p>536</text:p>
          </table:table-cell>
          <table:table-cell office:value-type="float" office:value="7.291" calcext:value-type="float">
            <text:p>7.291</text:p>
          </table:table-cell>
          <table:table-cell office:value-type="float" office:value="0.006606" calcext:value-type="float">
            <text:p>0.006606</text:p>
          </table:table-cell>
          <table:table-cell office:value-type="float" office:value="6.447" calcext:value-type="float">
            <text:p>6.447</text:p>
          </table:table-cell>
          <table:table-cell office:value-type="float" office:value="0.7915" calcext:value-type="float">
            <text:p>0.7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76" calcext:value-type="float">
            <text:p>0.03676</text:p>
          </table:table-cell>
          <table:table-cell office:value-type="float" office:value="0.008889" calcext:value-type="float">
            <text:p>0.008889</text:p>
          </table:table-cell>
          <table:table-cell office:value-type="float" office:value="0" calcext:value-type="float">
            <text:p>0</text:p>
          </table:table-cell>
          <table:table-cell table:formula="of:=SUM([.I270:.L270])" office:value-type="float" office:value="0.045649" calcext:value-type="float">
            <text:p>0.045649</text:p>
          </table:table-cell>
          <table:table-cell table:formula="of:=SUM([.E270:.H270])" office:value-type="float" office:value="7.245106" calcext:value-type="float">
            <text:p>7.245106</text:p>
          </table:table-cell>
          <table:table-cell table:formula="of:=SUM([.E270:.L270])" office:value-type="float" office:value="7.290755" calcext:value-type="float">
            <text:p>7.290755</text:p>
          </table:table-cell>
          <table:table-cell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538" calcext:value-type="float">
            <text:p>538</text:p>
          </table:table-cell>
          <table:table-cell office:value-type="float" office:value="7.071" calcext:value-type="float">
            <text:p>7.071</text:p>
          </table:table-cell>
          <table:table-cell office:value-type="float" office:value="0.009092" calcext:value-type="float">
            <text:p>0.009092</text:p>
          </table:table-cell>
          <table:table-cell office:value-type="float" office:value="6.372" calcext:value-type="float">
            <text:p>6.372</text:p>
          </table:table-cell>
          <table:table-cell office:value-type="float" office:value="0.6503" calcext:value-type="float">
            <text:p>0.6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2" calcext:value-type="float">
            <text:p>0.039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71:.L271])" office:value-type="float" office:value="0.03912" calcext:value-type="float">
            <text:p>0.03912</text:p>
          </table:table-cell>
          <table:table-cell table:formula="of:=SUM([.E271:.H271])" office:value-type="float" office:value="7.031392" calcext:value-type="float">
            <text:p>7.031392</text:p>
          </table:table-cell>
          <table:table-cell table:formula="of:=SUM([.E271:.L271])" office:value-type="float" office:value="7.070512" calcext:value-type="float">
            <text:p>7.070512</text:p>
          </table:table-cell>
          <table:table-cell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540" calcext:value-type="float">
            <text:p>540</text:p>
          </table:table-cell>
          <table:table-cell office:value-type="float" office:value="6.965" calcext:value-type="float">
            <text:p>6.965</text:p>
          </table:table-cell>
          <table:table-cell office:value-type="float" office:value="0.008683" calcext:value-type="float">
            <text:p>0.008683</text:p>
          </table:table-cell>
          <table:table-cell office:value-type="float" office:value="6.194" calcext:value-type="float">
            <text:p>6.194</text:p>
          </table:table-cell>
          <table:table-cell office:value-type="float" office:value="0.6795" calcext:value-type="float">
            <text:p>0.6795</text:p>
          </table:table-cell>
          <table:table-cell office:value-type="float" office:value="0" calcext:value-type="float">
            <text:p>0</text:p>
          </table:table-cell>
          <table:table-cell office:value-type="float" office:value="0.00005573" calcext:value-type="float">
            <text:p>0.00005573</text:p>
          </table:table-cell>
          <table:table-cell office:value-type="float" office:value="0.06717" calcext:value-type="float">
            <text:p>0.06717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" calcext:value-type="float">
            <text:p>0</text:p>
          </table:table-cell>
          <table:table-cell table:formula="of:=SUM([.I272:.L272])" office:value-type="float" office:value="0.08301573" calcext:value-type="float">
            <text:p>0.08301573</text:p>
          </table:table-cell>
          <table:table-cell table:formula="of:=SUM([.E272:.H272])" office:value-type="float" office:value="6.882183" calcext:value-type="float">
            <text:p>6.882183</text:p>
          </table:table-cell>
          <table:table-cell table:formula="of:=SUM([.E272:.L272])" office:value-type="float" office:value="6.96519873" calcext:value-type="float">
            <text:p>6.96519873</text:p>
          </table:table-cell>
          <table:table-cell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542" calcext:value-type="float">
            <text:p>542</text:p>
          </table:table-cell>
          <table:table-cell office:value-type="float" office:value="6.162" calcext:value-type="float">
            <text:p>6.162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5.35" calcext:value-type="float">
            <text:p>5.35</text:p>
          </table:table-cell>
          <table:table-cell office:value-type="float" office:value="0.757" calcext:value-type="float">
            <text:p>0.757</text:p>
          </table:table-cell>
          <table:table-cell office:value-type="float" office:value="0" calcext:value-type="float">
            <text:p>0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4372" calcext:value-type="float">
            <text:p>0.043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73:.L273])" office:value-type="float" office:value="0.043945" calcext:value-type="float">
            <text:p>0.043945</text:p>
          </table:table-cell>
          <table:table-cell table:formula="of:=SUM([.E273:.H273])" office:value-type="float" office:value="6.11743" calcext:value-type="float">
            <text:p>6.11743</text:p>
          </table:table-cell>
          <table:table-cell table:formula="of:=SUM([.E273:.L273])" office:value-type="float" office:value="6.161375" calcext:value-type="float">
            <text:p>6.161375</text:p>
          </table:table-cell>
          <table:table-cell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544" calcext:value-type="float">
            <text:p>544</text:p>
          </table:table-cell>
          <table:table-cell office:value-type="float" office:value="6.281" calcext:value-type="float">
            <text:p>6.281</text:p>
          </table:table-cell>
          <table:table-cell office:value-type="float" office:value="0.008686" calcext:value-type="float">
            <text:p>0.008686</text:p>
          </table:table-cell>
          <table:table-cell office:value-type="float" office:value="5.517" calcext:value-type="float">
            <text:p>5.517</text:p>
          </table:table-cell>
          <table:table-cell office:value-type="float" office:value="0.6891" calcext:value-type="float">
            <text:p>0.6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2" calcext:value-type="float">
            <text:p>0.05842</text:p>
          </table:table-cell>
          <table:table-cell office:value-type="float" office:value="0.007603" calcext:value-type="float">
            <text:p>0.007603</text:p>
          </table:table-cell>
          <table:table-cell office:value-type="float" office:value="0" calcext:value-type="float">
            <text:p>0</text:p>
          </table:table-cell>
          <table:table-cell table:formula="of:=SUM([.I274:.L274])" office:value-type="float" office:value="0.066023" calcext:value-type="float">
            <text:p>0.066023</text:p>
          </table:table-cell>
          <table:table-cell table:formula="of:=SUM([.E274:.H274])" office:value-type="float" office:value="6.214786" calcext:value-type="float">
            <text:p>6.214786</text:p>
          </table:table-cell>
          <table:table-cell table:formula="of:=SUM([.E274:.L274])" office:value-type="float" office:value="6.280809" calcext:value-type="float">
            <text:p>6.280809</text:p>
          </table:table-cell>
          <table:table-cell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546" calcext:value-type="float">
            <text:p>546</text:p>
          </table:table-cell>
          <table:table-cell office:value-type="float" office:value="5.512" calcext:value-type="float">
            <text:p>5.512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4.822" calcext:value-type="float">
            <text:p>4.822</text:p>
          </table:table-cell>
          <table:table-cell office:value-type="float" office:value="0.5984" calcext:value-type="float">
            <text:p>0.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92" calcext:value-type="float">
            <text:p>0.06592</text:p>
          </table:table-cell>
          <table:table-cell office:value-type="float" office:value="0.0181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table:formula="of:=SUM([.I275:.L275])" office:value-type="float" office:value="0.08402" calcext:value-type="float">
            <text:p>0.08402</text:p>
          </table:table-cell>
          <table:table-cell table:formula="of:=SUM([.E275:.H275])" office:value-type="float" office:value="5.42772" calcext:value-type="float">
            <text:p>5.42772</text:p>
          </table:table-cell>
          <table:table-cell table:formula="of:=SUM([.E275:.L275])" office:value-type="float" office:value="5.51174" calcext:value-type="float">
            <text:p>5.51174</text:p>
          </table:table-cell>
          <table:table-cell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548" calcext:value-type="float">
            <text:p>548</text:p>
          </table:table-cell>
          <table:table-cell office:value-type="float" office:value="5.03" calcext:value-type="float">
            <text:p>5.03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4.391" calcext:value-type="float">
            <text:p>4.391</text:p>
          </table:table-cell>
          <table:table-cell office:value-type="float" office:value="0.5754" calcext:value-type="float">
            <text:p>0.5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6" calcext:value-type="float">
            <text:p>0.053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76:.L276])" office:value-type="float" office:value="0.05336" calcext:value-type="float">
            <text:p>0.05336</text:p>
          </table:table-cell>
          <table:table-cell table:formula="of:=SUM([.E276:.H276])" office:value-type="float" office:value="4.975915" calcext:value-type="float">
            <text:p>4.975915</text:p>
          </table:table-cell>
          <table:table-cell table:formula="of:=SUM([.E276:.L276])" office:value-type="float" office:value="5.029275" calcext:value-type="float">
            <text:p>5.029275</text:p>
          </table:table-cell>
          <table:table-cell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4.754" calcext:value-type="float">
            <text:p>4.754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4.2" calcext:value-type="float">
            <text:p>4.2</text:p>
          </table:table-cell>
          <table:table-cell office:value-type="float" office:value="0.4612" calcext:value-type="float">
            <text:p>0.4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85" calcext:value-type="float">
            <text:p>0.07285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" calcext:value-type="float">
            <text:p>0</text:p>
          </table:table-cell>
          <table:table-cell table:formula="of:=SUM([.I277:.L277])" office:value-type="float" office:value="0.08596" calcext:value-type="float">
            <text:p>0.08596</text:p>
          </table:table-cell>
          <table:table-cell table:formula="of:=SUM([.E277:.H277])" office:value-type="float" office:value="4.66788" calcext:value-type="float">
            <text:p>4.66788</text:p>
          </table:table-cell>
          <table:table-cell table:formula="of:=SUM([.E277:.L277])" office:value-type="float" office:value="4.75384" calcext:value-type="float">
            <text:p>4.75384</text:p>
          </table:table-cell>
          <table:table-cell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552" calcext:value-type="float">
            <text:p>552</text:p>
          </table:table-cell>
          <table:table-cell office:value-type="float" office:value="4.15" calcext:value-type="float">
            <text:p>4.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3.612" calcext:value-type="float">
            <text:p>3.612</text:p>
          </table:table-cell>
          <table:table-cell office:value-type="float" office:value="0.5033" calcext:value-type="float">
            <text:p>0.5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1" calcext:value-type="float">
            <text:p>0.02361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0" calcext:value-type="float">
            <text:p>0</text:p>
          </table:table-cell>
          <table:table-cell table:formula="of:=SUM([.I278:.L278])" office:value-type="float" office:value="0.028863" calcext:value-type="float">
            <text:p>0.028863</text:p>
          </table:table-cell>
          <table:table-cell table:formula="of:=SUM([.E278:.H278])" office:value-type="float" office:value="4.121328" calcext:value-type="float">
            <text:p>4.121328</text:p>
          </table:table-cell>
          <table:table-cell table:formula="of:=SUM([.E278:.L278])" office:value-type="float" office:value="4.150191" calcext:value-type="float">
            <text:p>4.150191</text:p>
          </table:table-cell>
          <table:table-cell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554" calcext:value-type="float">
            <text:p>554</text:p>
          </table:table-cell>
          <table:table-cell office:value-type="float" office:value="3.633" calcext:value-type="float">
            <text:p>3.633</text:p>
          </table:table-cell>
          <table:table-cell office:value-type="float" office:value="0.004563" calcext:value-type="float">
            <text:p>0.004563</text:p>
          </table:table-cell>
          <table:table-cell office:value-type="float" office:value="3.194" calcext:value-type="float">
            <text:p>3.194</text:p>
          </table:table-cell>
          <table:table-cell office:value-type="float" office:value="0.4008" calcext:value-type="float">
            <text:p>0.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53" calcext:value-type="float">
            <text:p>0.033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79:.L279])" office:value-type="float" office:value="0.03353" calcext:value-type="float">
            <text:p>0.03353</text:p>
          </table:table-cell>
          <table:table-cell table:formula="of:=SUM([.E279:.H279])" office:value-type="float" office:value="3.599363" calcext:value-type="float">
            <text:p>3.599363</text:p>
          </table:table-cell>
          <table:table-cell table:formula="of:=SUM([.E279:.L279])" office:value-type="float" office:value="3.632893" calcext:value-type="float">
            <text:p>3.632893</text:p>
          </table:table-cell>
          <table:table-cell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556" calcext:value-type="float">
            <text:p>556</text:p>
          </table:table-cell>
          <table:table-cell office:value-type="float" office:value="3.252" calcext:value-type="float">
            <text:p>3.252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2.888" calcext:value-type="float">
            <text:p>2.888</text:p>
          </table:table-cell>
          <table:table-cell office:value-type="float" office:value="0.3242" calcext:value-type="float">
            <text:p>0.3242</text:p>
          </table:table-cell>
          <table:table-cell office:value-type="float" office:value="0" calcext:value-type="float">
            <text:p>0</text:p>
          </table:table-cell>
          <table:table-cell office:value-type="float" office:value="0.00008899" calcext:value-type="float">
            <text:p>0.0000889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07035" calcext:value-type="float">
            <text:p>0.007035</text:p>
          </table:table-cell>
          <table:table-cell office:value-type="float" office:value="0" calcext:value-type="float">
            <text:p>0</text:p>
          </table:table-cell>
          <table:table-cell table:formula="of:=SUM([.I280:.L280])" office:value-type="float" office:value="0.03462399" calcext:value-type="float">
            <text:p>0.03462399</text:p>
          </table:table-cell>
          <table:table-cell table:formula="of:=SUM([.E280:.H280])" office:value-type="float" office:value="3.217329" calcext:value-type="float">
            <text:p>3.217329</text:p>
          </table:table-cell>
          <table:table-cell table:formula="of:=SUM([.E280:.L280])" office:value-type="float" office:value="3.25195299" calcext:value-type="float">
            <text:p>3.25195299</text:p>
          </table:table-cell>
          <table:table-cell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558" calcext:value-type="float">
            <text:p>558</text:p>
          </table:table-cell>
          <table:table-cell office:value-type="float" office:value="2.552" calcext:value-type="float">
            <text:p>2.552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2.313" calcext:value-type="float">
            <text:p>2.313</text:p>
          </table:table-cell>
          <table:table-cell office:value-type="float" office:value="0.2198" calcext:value-type="float">
            <text:p>0.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68" calcext:value-type="float">
            <text:p>0.007868</text:p>
          </table:table-cell>
          <table:table-cell office:value-type="float" office:value="0.008104" calcext:value-type="float">
            <text:p>0.008104</text:p>
          </table:table-cell>
          <table:table-cell office:value-type="float" office:value="0" calcext:value-type="float">
            <text:p>0</text:p>
          </table:table-cell>
          <table:table-cell table:formula="of:=SUM([.I281:.L281])" office:value-type="float" office:value="0.015972" calcext:value-type="float">
            <text:p>0.015972</text:p>
          </table:table-cell>
          <table:table-cell table:formula="of:=SUM([.E281:.H281])" office:value-type="float" office:value="2.536373" calcext:value-type="float">
            <text:p>2.536373</text:p>
          </table:table-cell>
          <table:table-cell table:formula="of:=SUM([.E281:.L281])" office:value-type="float" office:value="2.552345" calcext:value-type="float">
            <text:p>2.552345</text:p>
          </table:table-cell>
          <table:table-cell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560" calcext:value-type="float">
            <text:p>560</text:p>
          </table:table-cell>
          <table:table-cell office:value-type="float" office:value="2.267" calcext:value-type="float">
            <text:p>2.267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1.938" calcext:value-type="float">
            <text:p>1.938</text:p>
          </table:table-cell>
          <table:table-cell office:value-type="float" office:value="0.2828" calcext:value-type="float">
            <text:p>0.2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007784" calcext:value-type="float">
            <text:p>0.007784</text:p>
          </table:table-cell>
          <table:table-cell office:value-type="float" office:value="0" calcext:value-type="float">
            <text:p>0</text:p>
          </table:table-cell>
          <table:table-cell table:formula="of:=SUM([.I282:.L282])" office:value-type="float" office:value="0.042474" calcext:value-type="float">
            <text:p>0.042474</text:p>
          </table:table-cell>
          <table:table-cell table:formula="of:=SUM([.E282:.H282])" office:value-type="float" office:value="2.224712" calcext:value-type="float">
            <text:p>2.224712</text:p>
          </table:table-cell>
          <table:table-cell table:formula="of:=SUM([.E282:.L282])" office:value-type="float" office:value="2.267186" calcext:value-type="float">
            <text:p>2.267186</text:p>
          </table:table-cell>
          <table:table-cell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562" calcext:value-type="float">
            <text:p>562</text:p>
          </table:table-cell>
          <table:table-cell office:value-type="float" office:value="2.321" calcext:value-type="float">
            <text:p>2.321</text:p>
          </table:table-cell>
          <table:table-cell office:value-type="float" office:value="0.002776" calcext:value-type="float">
            <text:p>0.002776</text:p>
          </table:table-cell>
          <table:table-cell office:value-type="float" office:value="2.025" calcext:value-type="float">
            <text:p>2.025</text:p>
          </table:table-cell>
          <table:table-cell office:value-type="float" office:value="0.2542" calcext:value-type="float">
            <text:p>0.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09093" calcext:value-type="float">
            <text:p>0.009093</text:p>
          </table:table-cell>
          <table:table-cell office:value-type="float" office:value="0" calcext:value-type="float">
            <text:p>0</text:p>
          </table:table-cell>
          <table:table-cell table:formula="of:=SUM([.I283:.L283])" office:value-type="float" office:value="0.039783" calcext:value-type="float">
            <text:p>0.039783</text:p>
          </table:table-cell>
          <table:table-cell table:formula="of:=SUM([.E283:.H283])" office:value-type="float" office:value="2.281976" calcext:value-type="float">
            <text:p>2.281976</text:p>
          </table:table-cell>
          <table:table-cell table:formula="of:=SUM([.E283:.L283])" office:value-type="float" office:value="2.321759" calcext:value-type="float">
            <text:p>2.321759</text:p>
          </table:table-cell>
          <table:table-cell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564" calcext:value-type="float">
            <text:p>564</text:p>
          </table:table-cell>
          <table:table-cell office:value-type="float" office:value="1.809" calcext:value-type="float">
            <text:p>1.809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1.525" calcext:value-type="float">
            <text:p>1.525</text:p>
          </table:table-cell>
          <table:table-cell office:value-type="float" office:value="0.2477" calcext:value-type="float">
            <text:p>0.2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07174" calcext:value-type="float">
            <text:p>0.007174</text:p>
          </table:table-cell>
          <table:table-cell office:value-type="float" office:value="0" calcext:value-type="float">
            <text:p>0</text:p>
          </table:table-cell>
          <table:table-cell table:formula="of:=SUM([.I284:.L284])" office:value-type="float" office:value="0.034384" calcext:value-type="float">
            <text:p>0.034384</text:p>
          </table:table-cell>
          <table:table-cell table:formula="of:=SUM([.E284:.H284])" office:value-type="float" office:value="1.775444" calcext:value-type="float">
            <text:p>1.775444</text:p>
          </table:table-cell>
          <table:table-cell table:formula="of:=SUM([.E284:.L284])" office:value-type="float" office:value="1.809828" calcext:value-type="float">
            <text:p>1.809828</text:p>
          </table:table-cell>
          <table:table-cell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566" calcext:value-type="float">
            <text:p>566</text:p>
          </table:table-cell>
          <table:table-cell office:value-type="float" office:value="1.692" calcext:value-type="float">
            <text:p>1.692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1.424" calcext:value-type="float">
            <text:p>1.424</text:p>
          </table:table-cell>
          <table:table-cell office:value-type="float" office:value="0.2194" calcext:value-type="float">
            <text:p>0.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02" calcext:value-type="float">
            <text:p>0.04402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" calcext:value-type="float">
            <text:p>0</text:p>
          </table:table-cell>
          <table:table-cell table:formula="of:=SUM([.I285:.L285])" office:value-type="float" office:value="0.047038" calcext:value-type="float">
            <text:p>0.047038</text:p>
          </table:table-cell>
          <table:table-cell table:formula="of:=SUM([.E285:.H285])" office:value-type="float" office:value="1.645235" calcext:value-type="float">
            <text:p>1.645235</text:p>
          </table:table-cell>
          <table:table-cell table:formula="of:=SUM([.E285:.L285])" office:value-type="float" office:value="1.692273" calcext:value-type="float">
            <text:p>1.692273</text:p>
          </table:table-cell>
          <table:table-cell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568" calcext:value-type="float">
            <text:p>568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06711" calcext:value-type="float">
            <text:p>0.0006711</text:p>
          </table:table-cell>
          <table:table-cell office:value-type="float" office:value="1.144" calcext:value-type="float">
            <text:p>1.144</text:p>
          </table:table-cell>
          <table:table-cell office:value-type="float" office:value="0.1948" calcext:value-type="float">
            <text:p>0.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08555" calcext:value-type="float">
            <text:p>0.008555</text:p>
          </table:table-cell>
          <table:table-cell office:value-type="float" office:value="0" calcext:value-type="float">
            <text:p>0</text:p>
          </table:table-cell>
          <table:table-cell table:formula="of:=SUM([.I286:.L286])" office:value-type="float" office:value="0.023495" calcext:value-type="float">
            <text:p>0.023495</text:p>
          </table:table-cell>
          <table:table-cell table:formula="of:=SUM([.E286:.H286])" office:value-type="float" office:value="1.3394711" calcext:value-type="float">
            <text:p>1.3394711</text:p>
          </table:table-cell>
          <table:table-cell table:formula="of:=SUM([.E286:.L286])" office:value-type="float" office:value="1.3629661" calcext:value-type="float">
            <text:p>1.3629661</text:p>
          </table:table-cell>
          <table:table-cell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570" calcext:value-type="float">
            <text:p>570</text:p>
          </table:table-cell>
          <table:table-cell office:value-type="float" office:value="1.138" calcext:value-type="float">
            <text:p>1.138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1057" calcext:value-type="float">
            <text:p>0.01057</text:p>
          </table:table-cell>
          <table:table-cell office:value-type="float" office:value="0" calcext:value-type="float">
            <text:p>0</text:p>
          </table:table-cell>
          <table:table-cell table:formula="of:=SUM([.I287:.L287])" office:value-type="float" office:value="0.03818" calcext:value-type="float">
            <text:p>0.03818</text:p>
          </table:table-cell>
          <table:table-cell table:formula="of:=SUM([.E287:.H287])" office:value-type="float" office:value="1.100054" calcext:value-type="float">
            <text:p>1.100054</text:p>
          </table:table-cell>
          <table:table-cell table:formula="of:=SUM([.E287:.L287])" office:value-type="float" office:value="1.138234" calcext:value-type="float">
            <text:p>1.138234</text:p>
          </table:table-cell>
          <table:table-cell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572" calcext:value-type="float">
            <text:p>572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001343" calcext:value-type="float">
            <text:p>0.00134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08717" calcext:value-type="float">
            <text:p>0.08717</text:p>
          </table:table-cell>
          <table:table-cell office:value-type="float" office:value="0" calcext:value-type="float">
            <text:p>0</text:p>
          </table:table-cell>
          <table:table-cell office:value-type="float" office:value="0.0001916" calcext:value-type="float">
            <text:p>0.0001916</text:p>
          </table:table-cell>
          <table:table-cell office:value-type="float" office:value="0.0428" calcext:value-type="float">
            <text:p>0.04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88:.L288])" office:value-type="float" office:value="0.0429916" calcext:value-type="float">
            <text:p>0.0429916</text:p>
          </table:table-cell>
          <table:table-cell table:formula="of:=SUM([.E288:.H288])" office:value-type="float" office:value="0.811713" calcext:value-type="float">
            <text:p>0.811713</text:p>
          </table:table-cell>
          <table:table-cell table:formula="of:=SUM([.E288:.L288])" office:value-type="float" office:value="0.8547046" calcext:value-type="float">
            <text:p>0.8547046</text:p>
          </table:table-cell>
          <table:table-cell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574" calcext:value-type="float">
            <text:p>574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04609" calcext:value-type="float">
            <text:p>0.0004609</text:p>
          </table:table-cell>
          <table:table-cell office:value-type="float" office:value="0.64" calcext:value-type="float">
            <text:p>0.64</text:p>
          </table:table-cell>
          <table:table-cell office:value-type="float" office:value="0.1094" calcext:value-type="float">
            <text:p>0.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" calcext:value-type="float">
            <text:p>0</text:p>
          </table:table-cell>
          <table:table-cell table:formula="of:=SUM([.I289:.L289])" office:value-type="float" office:value="0.03917" calcext:value-type="float">
            <text:p>0.03917</text:p>
          </table:table-cell>
          <table:table-cell table:formula="of:=SUM([.E289:.H289])" office:value-type="float" office:value="0.7498609" calcext:value-type="float">
            <text:p>0.7498609</text:p>
          </table:table-cell>
          <table:table-cell table:formula="of:=SUM([.E289:.L289])" office:value-type="float" office:value="0.7890309" calcext:value-type="float">
            <text:p>0.7890309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576" calcext:value-type="float">
            <text:p>576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0002997" calcext:value-type="float">
            <text:p>0.0002997</text:p>
          </table:table-cell>
          <table:table-cell office:value-type="float" office:value="0.4662" calcext:value-type="float">
            <text:p>0.4662</text:p>
          </table:table-cell>
          <table:table-cell office:value-type="float" office:value="0.05739" calcext:value-type="float">
            <text:p>0.05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5" calcext:value-type="float">
            <text:p>0.033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90:.L290])" office:value-type="float" office:value="0.03335" calcext:value-type="float">
            <text:p>0.03335</text:p>
          </table:table-cell>
          <table:table-cell table:formula="of:=SUM([.E290:.H290])" office:value-type="float" office:value="0.5238897" calcext:value-type="float">
            <text:p>0.5238897</text:p>
          </table:table-cell>
          <table:table-cell table:formula="of:=SUM([.E290:.L290])" office:value-type="float" office:value="0.5572397" calcext:value-type="float">
            <text:p>0.5572397</text:p>
          </table:table-cell>
          <table:table-cell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578" calcext:value-type="float">
            <text:p>578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09817" calcext:value-type="float">
            <text:p>0.09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" calcext:value-type="float">
            <text:p>0</text:p>
          </table:table-cell>
          <table:table-cell table:formula="of:=SUM([.I291:.L291])" office:value-type="float" office:value="0.03857" calcext:value-type="float">
            <text:p>0.03857</text:p>
          </table:table-cell>
          <table:table-cell table:formula="of:=SUM([.E291:.H291])" office:value-type="float" office:value="0.597587" calcext:value-type="float">
            <text:p>0.597587</text:p>
          </table:table-cell>
          <table:table-cell table:formula="of:=SUM([.E291:.L291])" office:value-type="float" office:value="0.636157" calcext:value-type="float">
            <text:p>0.636157</text:p>
          </table:table-cell>
          <table:table-cell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580" calcext:value-type="float">
            <text:p>580</text:p>
          </table:table-cell>
          <table:table-cell office:value-type="float" office:value="0.5053" calcext:value-type="float">
            <text:p>0.5053</text:p>
          </table:table-cell>
          <table:table-cell office:value-type="float" office:value="0" calcext:value-type="float">
            <text:p>0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09253" calcext:value-type="float">
            <text:p>0.09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" calcext:value-type="float">
            <text:p>0</text:p>
          </table:table-cell>
          <table:table-cell table:formula="of:=SUM([.I292:.L292])" office:value-type="float" office:value="0.04103" calcext:value-type="float">
            <text:p>0.04103</text:p>
          </table:table-cell>
          <table:table-cell table:formula="of:=SUM([.E292:.H292])" office:value-type="float" office:value="0.46423" calcext:value-type="float">
            <text:p>0.46423</text:p>
          </table:table-cell>
          <table:table-cell table:formula="of:=SUM([.E292:.L292])" office:value-type="float" office:value="0.50526" calcext:value-type="float">
            <text:p>0.50526</text:p>
          </table:table-cell>
          <table:table-cell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582" calcext:value-type="float">
            <text:p>582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0007091" calcext:value-type="float">
            <text:p>0.0007091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5907" calcext:value-type="float">
            <text:p>0.0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07637" calcext:value-type="float">
            <text:p>0.007637</text:p>
          </table:table-cell>
          <table:table-cell office:value-type="float" office:value="0" calcext:value-type="float">
            <text:p>0</text:p>
          </table:table-cell>
          <table:table-cell table:formula="of:=SUM([.I293:.L293])" office:value-type="float" office:value="0.029877" calcext:value-type="float">
            <text:p>0.029877</text:p>
          </table:table-cell>
          <table:table-cell table:formula="of:=SUM([.E293:.H293])" office:value-type="float" office:value="0.3672791" calcext:value-type="float">
            <text:p>0.3672791</text:p>
          </table:table-cell>
          <table:table-cell table:formula="of:=SUM([.E293:.L293])" office:value-type="float" office:value="0.3971561" calcext:value-type="float">
            <text:p>0.3971561</text:p>
          </table:table-cell>
          <table:table-cell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584" calcext:value-type="float">
            <text:p>584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004635" calcext:value-type="float">
            <text:p>0.0004635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05654" calcext:value-type="float">
            <text:p>0.05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5" calcext:value-type="float">
            <text:p>0.01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94:.L294])" office:value-type="float" office:value="0.01195" calcext:value-type="float">
            <text:p>0.01195</text:p>
          </table:table-cell>
          <table:table-cell table:formula="of:=SUM([.E294:.H294])" office:value-type="float" office:value="0.3466035" calcext:value-type="float">
            <text:p>0.3466035</text:p>
          </table:table-cell>
          <table:table-cell table:formula="of:=SUM([.E294:.L294])" office:value-type="float" office:value="0.3585535" calcext:value-type="float">
            <text:p>0.3585535</text:p>
          </table:table-cell>
          <table:table-cell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586" calcext:value-type="float">
            <text:p>586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0001733" calcext:value-type="float">
            <text:p>0.0001733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06304" calcext:value-type="float">
            <text:p>0.0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08345" calcext:value-type="float">
            <text:p>0.008345</text:p>
          </table:table-cell>
          <table:table-cell office:value-type="float" office:value="0" calcext:value-type="float">
            <text:p>0</text:p>
          </table:table-cell>
          <table:table-cell table:formula="of:=SUM([.I295:.L295])" office:value-type="float" office:value="0.039465" calcext:value-type="float">
            <text:p>0.039465</text:p>
          </table:table-cell>
          <table:table-cell table:formula="of:=SUM([.E295:.H295])" office:value-type="float" office:value="0.3197133" calcext:value-type="float">
            <text:p>0.3197133</text:p>
          </table:table-cell>
          <table:table-cell table:formula="of:=SUM([.E295:.L295])" office:value-type="float" office:value="0.3591783" calcext:value-type="float">
            <text:p>0.3591783</text:p>
          </table:table-cell>
          <table:table-cell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588" calcext:value-type="float">
            <text:p>58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0003128" calcext:value-type="float">
            <text:p>0.000312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7174" calcext:value-type="float">
            <text:p>0.07174</text:p>
          </table:table-cell>
          <table:table-cell office:value-type="float" office:value="0" calcext:value-type="float">
            <text:p>0</text:p>
          </table:table-cell>
          <table:table-cell office:value-type="float" office:value="0.0003663" calcext:value-type="float">
            <text:p>0.0003663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0.007864" calcext:value-type="float">
            <text:p>0.007864</text:p>
          </table:table-cell>
          <table:table-cell office:value-type="float" office:value="0" calcext:value-type="float">
            <text:p>0</text:p>
          </table:table-cell>
          <table:table-cell table:formula="of:=SUM([.I296:.L296])" office:value-type="float" office:value="0.0327503" calcext:value-type="float">
            <text:p>0.0327503</text:p>
          </table:table-cell>
          <table:table-cell table:formula="of:=SUM([.E296:.H296])" office:value-type="float" office:value="0.2346528" calcext:value-type="float">
            <text:p>0.2346528</text:p>
          </table:table-cell>
          <table:table-cell table:formula="of:=SUM([.E296:.L296])" office:value-type="float" office:value="0.2674031" calcext:value-type="float">
            <text:p>0.2674031</text:p>
          </table:table-cell>
          <table:table-cell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590" calcext:value-type="float">
            <text:p>590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00002208" calcext:value-type="float">
            <text:p>0.0000220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7947" calcext:value-type="float">
            <text:p>0.07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" calcext:value-type="float">
            <text:p>0</text:p>
          </table:table-cell>
          <table:table-cell table:formula="of:=SUM([.I297:.L297])" office:value-type="float" office:value="0.025574" calcext:value-type="float">
            <text:p>0.025574</text:p>
          </table:table-cell>
          <table:table-cell table:formula="of:=SUM([.E297:.H297])" office:value-type="float" office:value="0.29199208" calcext:value-type="float">
            <text:p>0.29199208</text:p>
          </table:table-cell>
          <table:table-cell table:formula="of:=SUM([.E297:.L297])" office:value-type="float" office:value="0.31756608" calcext:value-type="float">
            <text:p>0.31756608</text:p>
          </table:table-cell>
          <table:table-cell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592" calcext:value-type="float">
            <text:p>592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0002461" calcext:value-type="float">
            <text:p>0.0002461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08149" calcext:value-type="float">
            <text:p>0.08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04645" calcext:value-type="float">
            <text:p>0.004645</text:p>
          </table:table-cell>
          <table:table-cell office:value-type="float" office:value="0" calcext:value-type="float">
            <text:p>0</text:p>
          </table:table-cell>
          <table:table-cell table:formula="of:=SUM([.I298:.L298])" office:value-type="float" office:value="0.031775" calcext:value-type="float">
            <text:p>0.031775</text:p>
          </table:table-cell>
          <table:table-cell table:formula="of:=SUM([.E298:.H298])" office:value-type="float" office:value="0.2644361" calcext:value-type="float">
            <text:p>0.2644361</text:p>
          </table:table-cell>
          <table:table-cell table:formula="of:=SUM([.E298:.L298])" office:value-type="float" office:value="0.2962111" calcext:value-type="float">
            <text:p>0.2962111</text:p>
          </table:table-cell>
          <table:table-cell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594" calcext:value-type="float">
            <text:p>594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0003007" calcext:value-type="float">
            <text:p>0.000300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4227" calcext:value-type="float">
            <text:p>0.0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" calcext:value-type="float">
            <text:p>0.02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99:.L299])" office:value-type="float" office:value="0.0286" calcext:value-type="float">
            <text:p>0.0286</text:p>
          </table:table-cell>
          <table:table-cell table:formula="of:=SUM([.E299:.H299])" office:value-type="float" office:value="0.1942707" calcext:value-type="float">
            <text:p>0.1942707</text:p>
          </table:table-cell>
          <table:table-cell table:formula="of:=SUM([.E299:.L299])" office:value-type="float" office:value="0.2228707" calcext:value-type="float">
            <text:p>0.2228707</text:p>
          </table:table-cell>
          <table:table-cell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596" calcext:value-type="float">
            <text:p>59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00008214" calcext:value-type="float">
            <text:p>0.00008214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4915" calcext:value-type="float">
            <text:p>0.04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7904" calcext:value-type="float">
            <text:p>0.007904</text:p>
          </table:table-cell>
          <table:table-cell office:value-type="float" office:value="0" calcext:value-type="float">
            <text:p>0</text:p>
          </table:table-cell>
          <table:table-cell table:formula="of:=SUM([.I300:.L300])" office:value-type="float" office:value="0.009148" calcext:value-type="float">
            <text:p>0.009148</text:p>
          </table:table-cell>
          <table:table-cell table:formula="of:=SUM([.E300:.H300])" office:value-type="float" office:value="0.23033214" calcext:value-type="float">
            <text:p>0.23033214</text:p>
          </table:table-cell>
          <table:table-cell table:formula="of:=SUM([.E300:.L300])" office:value-type="float" office:value="0.23948014" calcext:value-type="float">
            <text:p>0.23948014</text:p>
          </table:table-cell>
          <table:table-cell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598" calcext:value-type="float">
            <text:p>598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06891" calcext:value-type="float">
            <text:p>0.06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3" calcext:value-type="float">
            <text:p>0.036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01:.L301])" office:value-type="float" office:value="0.03693" calcext:value-type="float">
            <text:p>0.03693</text:p>
          </table:table-cell>
          <table:table-cell table:formula="of:=SUM([.E301:.H301])" office:value-type="float" office:value="0.235293" calcext:value-type="float">
            <text:p>0.235293</text:p>
          </table:table-cell>
          <table:table-cell table:formula="of:=SUM([.E301:.L301])" office:value-type="float" office:value="0.272223" calcext:value-type="float">
            <text:p>0.272223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0003423" calcext:value-type="float">
            <text:p>0.0003423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5" calcext:value-type="float">
            <text:p>0.03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02:.L302])" office:value-type="float" office:value="0.03375" calcext:value-type="float">
            <text:p>0.03375</text:p>
          </table:table-cell>
          <table:table-cell table:formula="of:=SUM([.E302:.H302])" office:value-type="float" office:value="0.3194423" calcext:value-type="float">
            <text:p>0.3194423</text:p>
          </table:table-cell>
          <table:table-cell table:formula="of:=SUM([.E302:.L302])" office:value-type="float" office:value="0.3531923" calcext:value-type="float">
            <text:p>0.3531923</text:p>
          </table:table-cell>
          <table:table-cell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602" calcext:value-type="float">
            <text:p>602</text:p>
          </table:table-cell>
          <table:table-cell office:value-type="float" office:value="0.346" calcext:value-type="float">
            <text:p>0.346</text:p>
          </table:table-cell>
          <table:table-cell office:value-type="float" office:value="0.0004312" calcext:value-type="float">
            <text:p>0.0004312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02233" calcext:value-type="float">
            <text:p>0.02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08147" calcext:value-type="float">
            <text:p>0.008147</text:p>
          </table:table-cell>
          <table:table-cell office:value-type="float" office:value="0" calcext:value-type="float">
            <text:p>0</text:p>
          </table:table-cell>
          <table:table-cell table:formula="of:=SUM([.I303:.L303])" office:value-type="float" office:value="0.036747" calcext:value-type="float">
            <text:p>0.036747</text:p>
          </table:table-cell>
          <table:table-cell table:formula="of:=SUM([.E303:.H303])" office:value-type="float" office:value="0.3092612" calcext:value-type="float">
            <text:p>0.3092612</text:p>
          </table:table-cell>
          <table:table-cell table:formula="of:=SUM([.E303:.L303])" office:value-type="float" office:value="0.3460082" calcext:value-type="float">
            <text:p>0.3460082</text:p>
          </table:table-cell>
          <table:table-cell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604" calcext:value-type="float">
            <text:p>604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00008069" calcext:value-type="float">
            <text:p>0.00008069</text:p>
          </table:table-cell>
          <table:table-cell office:value-type="float" office:value="0.191" calcext:value-type="float">
            <text:p>0.191</text:p>
          </table:table-cell>
          <table:table-cell office:value-type="float" office:value="0.05682" calcext:value-type="float">
            <text:p>0.05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503" calcext:value-type="float">
            <text:p>0.0095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04:.L304])" office:value-type="float" office:value="0.009503" calcext:value-type="float">
            <text:p>0.009503</text:p>
          </table:table-cell>
          <table:table-cell table:formula="of:=SUM([.E304:.H304])" office:value-type="float" office:value="0.24790069" calcext:value-type="float">
            <text:p>0.24790069</text:p>
          </table:table-cell>
          <table:table-cell table:formula="of:=SUM([.E304:.L304])" office:value-type="float" office:value="0.25740369" calcext:value-type="float">
            <text:p>0.25740369</text:p>
          </table:table-cell>
          <table:table-cell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606" calcext:value-type="float">
            <text:p>606</text:p>
          </table:table-cell>
          <table:table-cell office:value-type="float" office:value="0.285" calcext:value-type="float">
            <text:p>0.285</text:p>
          </table:table-cell>
          <table:table-cell office:value-type="float" office:value="0.00009029" calcext:value-type="float">
            <text:p>0.00009029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07284" calcext:value-type="float">
            <text:p>0.07284</text:p>
          </table:table-cell>
          <table:table-cell office:value-type="float" office:value="0" calcext:value-type="float">
            <text:p>0</text:p>
          </table:table-cell>
          <table:table-cell office:value-type="float" office:value="0.0006349" calcext:value-type="float">
            <text:p>0.0006349</text:p>
          </table:table-cell>
          <table:table-cell office:value-type="float" office:value="0.01126" calcext:value-type="float">
            <text:p>0.01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05:.L305])" office:value-type="float" office:value="0.0118949" calcext:value-type="float">
            <text:p>0.0118949</text:p>
          </table:table-cell>
          <table:table-cell table:formula="of:=SUM([.E305:.H305])" office:value-type="float" office:value="0.27313029" calcext:value-type="float">
            <text:p>0.27313029</text:p>
          </table:table-cell>
          <table:table-cell table:formula="of:=SUM([.E305:.L305])" office:value-type="float" office:value="0.28502519" calcext:value-type="float">
            <text:p>0.28502519</text:p>
          </table:table-cell>
          <table:table-cell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608" calcext:value-type="float">
            <text:p>608</text:p>
          </table:table-cell>
          <table:table-cell office:value-type="float" office:value="0.3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06856" calcext:value-type="float">
            <text:p>0.0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47" calcext:value-type="float">
            <text:p>0.0030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06:.L306])" office:value-type="float" office:value="0.003047" calcext:value-type="float">
            <text:p>0.003047</text:p>
          </table:table-cell>
          <table:table-cell table:formula="of:=SUM([.E306:.H306])" office:value-type="float" office:value="0.30796" calcext:value-type="float">
            <text:p>0.30796</text:p>
          </table:table-cell>
          <table:table-cell table:formula="of:=SUM([.E306:.L306])" office:value-type="float" office:value="0.311007" calcext:value-type="float">
            <text:p>0.311007</text:p>
          </table:table-cell>
          <table:table-cell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610" calcext:value-type="float">
            <text:p>610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0003178" calcext:value-type="float">
            <text:p>0.000317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04939" calcext:value-type="float">
            <text:p>0.0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" calcext:value-type="float">
            <text:p>0</text:p>
          </table:table-cell>
          <table:table-cell table:formula="of:=SUM([.I307:.L307])" office:value-type="float" office:value="0.015754" calcext:value-type="float">
            <text:p>0.015754</text:p>
          </table:table-cell>
          <table:table-cell table:formula="of:=SUM([.E307:.H307])" office:value-type="float" office:value="0.2410078" calcext:value-type="float">
            <text:p>0.2410078</text:p>
          </table:table-cell>
          <table:table-cell table:formula="of:=SUM([.E307:.L307])" office:value-type="float" office:value="0.2567618" calcext:value-type="float">
            <text:p>0.2567618</text:p>
          </table:table-cell>
          <table:table-cell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612" calcext:value-type="float">
            <text:p>612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0001994" calcext:value-type="float">
            <text:p>0.0001994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06977" calcext:value-type="float">
            <text:p>0.06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17" calcext:value-type="float">
            <text:p>0.03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08:.L308])" office:value-type="float" office:value="0.03017" calcext:value-type="float">
            <text:p>0.03017</text:p>
          </table:table-cell>
          <table:table-cell table:formula="of:=SUM([.E308:.H308])" office:value-type="float" office:value="0.3506694" calcext:value-type="float">
            <text:p>0.3506694</text:p>
          </table:table-cell>
          <table:table-cell table:formula="of:=SUM([.E308:.L308])" office:value-type="float" office:value="0.3808394" calcext:value-type="float">
            <text:p>0.3808394</text:p>
          </table:table-cell>
          <table:table-cell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614" calcext:value-type="float">
            <text:p>614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003445" calcext:value-type="float">
            <text:p>0.000344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01617" calcext:value-type="float">
            <text:p>0.0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09:.L309])" office:value-type="float" office:value="0.0188" calcext:value-type="float">
            <text:p>0.0188</text:p>
          </table:table-cell>
          <table:table-cell table:formula="of:=SUM([.E309:.H309])" office:value-type="float" office:value="0.2550145" calcext:value-type="float">
            <text:p>0.2550145</text:p>
          </table:table-cell>
          <table:table-cell table:formula="of:=SUM([.E309:.L309])" office:value-type="float" office:value="0.2738145" calcext:value-type="float">
            <text:p>0.2738145</text:p>
          </table:table-cell>
          <table:table-cell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616" calcext:value-type="float">
            <text:p>616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00005285" calcext:value-type="float">
            <text:p>0.00005285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05174" calcext:value-type="float">
            <text:p>0.0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9" calcext:value-type="float">
            <text:p>0.023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10:.L310])" office:value-type="float" office:value="0.02339" calcext:value-type="float">
            <text:p>0.02339</text:p>
          </table:table-cell>
          <table:table-cell table:formula="of:=SUM([.E310:.H310])" office:value-type="float" office:value="0.31719285" calcext:value-type="float">
            <text:p>0.31719285</text:p>
          </table:table-cell>
          <table:table-cell table:formula="of:=SUM([.E310:.L310])" office:value-type="float" office:value="0.34058285" calcext:value-type="float">
            <text:p>0.34058285</text:p>
          </table:table-cell>
          <table:table-cell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618" calcext:value-type="float">
            <text:p>618</text:p>
          </table:table-cell>
          <table:table-cell office:value-type="float" office:value="0.3823" calcext:value-type="float">
            <text:p>0.3823</text:p>
          </table:table-cell>
          <table:table-cell office:value-type="float" office:value="0" calcext:value-type="float">
            <text:p>0</text:p>
          </table:table-cell>
          <table:table-cell office:value-type="float" office:value="0.332" calcext:value-type="float">
            <text:p>0.332</text:p>
          </table:table-cell>
          <table:table-cell office:value-type="float" office:value="0.04361" calcext:value-type="float">
            <text:p>0.0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31" calcext:value-type="float">
            <text:p>0.0066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11:.L311])" office:value-type="float" office:value="0.006631" calcext:value-type="float">
            <text:p>0.006631</text:p>
          </table:table-cell>
          <table:table-cell table:formula="of:=SUM([.E311:.H311])" office:value-type="float" office:value="0.37561" calcext:value-type="float">
            <text:p>0.37561</text:p>
          </table:table-cell>
          <table:table-cell table:formula="of:=SUM([.E311:.L311])" office:value-type="float" office:value="0.382241" calcext:value-type="float">
            <text:p>0.382241</text:p>
          </table:table-cell>
          <table:table-cell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620" calcext:value-type="float">
            <text:p>620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00008322" calcext:value-type="float">
            <text:p>0.00008322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03054" calcext:value-type="float">
            <text:p>0.03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1" calcext:value-type="float">
            <text:p>0.031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12:.L312])" office:value-type="float" office:value="0.03111" calcext:value-type="float">
            <text:p>0.03111</text:p>
          </table:table-cell>
          <table:table-cell table:formula="of:=SUM([.E312:.H312])" office:value-type="float" office:value="0.29132322" calcext:value-type="float">
            <text:p>0.29132322</text:p>
          </table:table-cell>
          <table:table-cell table:formula="of:=SUM([.E312:.L312])" office:value-type="float" office:value="0.32243322" calcext:value-type="float">
            <text:p>0.32243322</text:p>
          </table:table-cell>
          <table:table-cell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622" calcext:value-type="float">
            <text:p>622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0006703" calcext:value-type="float">
            <text:p>0.0006703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05662" calcext:value-type="float">
            <text:p>0.05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06134" calcext:value-type="float">
            <text:p>0.006134</text:p>
          </table:table-cell>
          <table:table-cell office:value-type="float" office:value="0" calcext:value-type="float">
            <text:p>0</text:p>
          </table:table-cell>
          <table:table-cell table:formula="of:=SUM([.I313:.L313])" office:value-type="float" office:value="0.021554" calcext:value-type="float">
            <text:p>0.021554</text:p>
          </table:table-cell>
          <table:table-cell table:formula="of:=SUM([.E313:.H313])" office:value-type="float" office:value="0.4039903" calcext:value-type="float">
            <text:p>0.4039903</text:p>
          </table:table-cell>
          <table:table-cell table:formula="of:=SUM([.E313:.L313])" office:value-type="float" office:value="0.4255443" calcext:value-type="float">
            <text:p>0.4255443</text:p>
          </table:table-cell>
          <table:table-cell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624" calcext:value-type="float">
            <text:p>624</text:p>
          </table:table-cell>
          <table:table-cell office:value-type="float" office:value="0.3452" calcext:value-type="float">
            <text:p>0.3452</text:p>
          </table:table-cell>
          <table:table-cell office:value-type="float" office:value="0" calcext:value-type="float">
            <text:p>0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5377" calcext:value-type="float">
            <text:p>0.05377</text:p>
          </table:table-cell>
          <table:table-cell office:value-type="float" office:value="0" calcext:value-type="float">
            <text:p>0</text:p>
          </table:table-cell>
          <table:table-cell office:value-type="float" office:value="0.00008675" calcext:value-type="float">
            <text:p>0.00008675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08219" calcext:value-type="float">
            <text:p>0.008219</text:p>
          </table:table-cell>
          <table:table-cell office:value-type="float" office:value="0" calcext:value-type="float">
            <text:p>0</text:p>
          </table:table-cell>
          <table:table-cell table:formula="of:=SUM([.I314:.L314])" office:value-type="float" office:value="0.03327575" calcext:value-type="float">
            <text:p>0.03327575</text:p>
          </table:table-cell>
          <table:table-cell table:formula="of:=SUM([.E314:.H314])" office:value-type="float" office:value="0.31187" calcext:value-type="float">
            <text:p>0.31187</text:p>
          </table:table-cell>
          <table:table-cell table:formula="of:=SUM([.E314:.L314])" office:value-type="float" office:value="0.34514575" calcext:value-type="float">
            <text:p>0.34514575</text:p>
          </table:table-cell>
          <table:table-cell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626" calcext:value-type="float">
            <text:p>626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0003159" calcext:value-type="float">
            <text:p>0.0003159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03488" calcext:value-type="float">
            <text:p>0.03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08652" calcext:value-type="float">
            <text:p>0.008652</text:p>
          </table:table-cell>
          <table:table-cell office:value-type="float" office:value="0" calcext:value-type="float">
            <text:p>0</text:p>
          </table:table-cell>
          <table:table-cell table:formula="of:=SUM([.I315:.L315])" office:value-type="float" office:value="0.031472" calcext:value-type="float">
            <text:p>0.031472</text:p>
          </table:table-cell>
          <table:table-cell table:formula="of:=SUM([.E315:.H315])" office:value-type="float" office:value="0.3312959" calcext:value-type="float">
            <text:p>0.3312959</text:p>
          </table:table-cell>
          <table:table-cell table:formula="of:=SUM([.E315:.L315])" office:value-type="float" office:value="0.3627679" calcext:value-type="float">
            <text:p>0.3627679</text:p>
          </table:table-cell>
          <table:table-cell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628" calcext:value-type="float">
            <text:p>628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0005252" calcext:value-type="float">
            <text:p>0.0005252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06309" calcext:value-type="float">
            <text:p>0.06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" calcext:value-type="float">
            <text:p>0</text:p>
          </table:table-cell>
          <table:table-cell table:formula="of:=SUM([.I316:.L316])" office:value-type="float" office:value="0.019632" calcext:value-type="float">
            <text:p>0.019632</text:p>
          </table:table-cell>
          <table:table-cell table:formula="of:=SUM([.E316:.H316])" office:value-type="float" office:value="0.3615152" calcext:value-type="float">
            <text:p>0.3615152</text:p>
          </table:table-cell>
          <table:table-cell table:formula="of:=SUM([.E316:.L316])" office:value-type="float" office:value="0.3811472" calcext:value-type="float">
            <text:p>0.3811472</text:p>
          </table:table-cell>
          <table:table-cell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630" calcext:value-type="float">
            <text:p>630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0001388" calcext:value-type="float">
            <text:p>0.0001388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04531" calcext:value-type="float">
            <text:p>0.0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9" calcext:value-type="float">
            <text:p>0.017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17:.L317])" office:value-type="float" office:value="0.01739" calcext:value-type="float">
            <text:p>0.01739</text:p>
          </table:table-cell>
          <table:table-cell table:formula="of:=SUM([.E317:.H317])" office:value-type="float" office:value="0.3687488" calcext:value-type="float">
            <text:p>0.3687488</text:p>
          </table:table-cell>
          <table:table-cell table:formula="of:=SUM([.E317:.L317])" office:value-type="float" office:value="0.3861388" calcext:value-type="float">
            <text:p>0.3861388</text:p>
          </table:table-cell>
          <table:table-cell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632" calcext:value-type="float">
            <text:p>632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0002026" calcext:value-type="float">
            <text:p>0.0002026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05575" calcext:value-type="float">
            <text:p>0.05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08387" calcext:value-type="float">
            <text:p>0.008387</text:p>
          </table:table-cell>
          <table:table-cell office:value-type="float" office:value="0" calcext:value-type="float">
            <text:p>0</text:p>
          </table:table-cell>
          <table:table-cell table:formula="of:=SUM([.I318:.L318])" office:value-type="float" office:value="0.037897" calcext:value-type="float">
            <text:p>0.037897</text:p>
          </table:table-cell>
          <table:table-cell table:formula="of:=SUM([.E318:.H318])" office:value-type="float" office:value="0.2563526" calcext:value-type="float">
            <text:p>0.2563526</text:p>
          </table:table-cell>
          <table:table-cell table:formula="of:=SUM([.E318:.L318])" office:value-type="float" office:value="0.2942496" calcext:value-type="float">
            <text:p>0.2942496</text:p>
          </table:table-cell>
          <table:table-cell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634" calcext:value-type="float">
            <text:p>63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0002027" calcext:value-type="float">
            <text:p>0.0002027</text:p>
          </table:table-cell>
          <table:table-cell office:value-type="float" office:value="0.293" calcext:value-type="float">
            <text:p>0.293</text:p>
          </table:table-cell>
          <table:table-cell office:value-type="float" office:value="0.06796" calcext:value-type="float">
            <text:p>0.06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79" calcext:value-type="float">
            <text:p>0.0072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19:.L319])" office:value-type="float" office:value="0.007279" calcext:value-type="float">
            <text:p>0.007279</text:p>
          </table:table-cell>
          <table:table-cell table:formula="of:=SUM([.E319:.H319])" office:value-type="float" office:value="0.3611627" calcext:value-type="float">
            <text:p>0.3611627</text:p>
          </table:table-cell>
          <table:table-cell table:formula="of:=SUM([.E319:.L319])" office:value-type="float" office:value="0.3684417" calcext:value-type="float">
            <text:p>0.3684417</text:p>
          </table:table-cell>
          <table:table-cell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636" calcext:value-type="float">
            <text:p>636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0007084" calcext:value-type="float">
            <text:p>0.0007084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4002" calcext:value-type="float">
            <text:p>0.04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1" calcext:value-type="float">
            <text:p>0.02811</text:p>
          </table:table-cell>
          <table:table-cell office:value-type="float" office:value="0.004282" calcext:value-type="float">
            <text:p>0.004282</text:p>
          </table:table-cell>
          <table:table-cell office:value-type="float" office:value="0" calcext:value-type="float">
            <text:p>0</text:p>
          </table:table-cell>
          <table:table-cell table:formula="of:=SUM([.I320:.L320])" office:value-type="float" office:value="0.032392" calcext:value-type="float">
            <text:p>0.032392</text:p>
          </table:table-cell>
          <table:table-cell table:formula="of:=SUM([.E320:.H320])" office:value-type="float" office:value="0.2068284" calcext:value-type="float">
            <text:p>0.2068284</text:p>
          </table:table-cell>
          <table:table-cell table:formula="of:=SUM([.E320:.L320])" office:value-type="float" office:value="0.2392204" calcext:value-type="float">
            <text:p>0.2392204</text:p>
          </table:table-cell>
          <table:table-cell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638" calcext:value-type="float">
            <text:p>638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0002206" calcext:value-type="float">
            <text:p>0.0002206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03761" calcext:value-type="float">
            <text:p>0.03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879" calcext:value-type="float">
            <text:p>0.008879</text:p>
          </table:table-cell>
          <table:table-cell office:value-type="float" office:value="0.008187" calcext:value-type="float">
            <text:p>0.008187</text:p>
          </table:table-cell>
          <table:table-cell office:value-type="float" office:value="0" calcext:value-type="float">
            <text:p>0</text:p>
          </table:table-cell>
          <table:table-cell table:formula="of:=SUM([.I321:.L321])" office:value-type="float" office:value="0.017066" calcext:value-type="float">
            <text:p>0.017066</text:p>
          </table:table-cell>
          <table:table-cell table:formula="of:=SUM([.E321:.H321])" office:value-type="float" office:value="0.3540306" calcext:value-type="float">
            <text:p>0.3540306</text:p>
          </table:table-cell>
          <table:table-cell table:formula="of:=SUM([.E321:.L321])" office:value-type="float" office:value="0.3710966" calcext:value-type="float">
            <text:p>0.3710966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0004693" calcext:value-type="float">
            <text:p>0.0004693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05176" calcext:value-type="float">
            <text:p>0.05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5" calcext:value-type="float">
            <text:p>0.024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22:.L322])" office:value-type="float" office:value="0.02475" calcext:value-type="float">
            <text:p>0.02475</text:p>
          </table:table-cell>
          <table:table-cell table:formula="of:=SUM([.E322:.H322])" office:value-type="float" office:value="0.2450293" calcext:value-type="float">
            <text:p>0.2450293</text:p>
          </table:table-cell>
          <table:table-cell table:formula="of:=SUM([.E322:.L322])" office:value-type="float" office:value="0.2697793" calcext:value-type="float">
            <text:p>0.2697793</text:p>
          </table:table-cell>
          <table:table-cell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642" calcext:value-type="float">
            <text:p>642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0002012" calcext:value-type="float">
            <text:p>0.0002012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0382" calcext:value-type="float">
            <text:p>0.0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4" calcext:value-type="float">
            <text:p>0.03874</text:p>
          </table:table-cell>
          <table:table-cell office:value-type="float" office:value="0.004035" calcext:value-type="float">
            <text:p>0.004035</text:p>
          </table:table-cell>
          <table:table-cell office:value-type="float" office:value="0" calcext:value-type="float">
            <text:p>0</text:p>
          </table:table-cell>
          <table:table-cell table:formula="of:=SUM([.I323:.L323])" office:value-type="float" office:value="0.042775" calcext:value-type="float">
            <text:p>0.042775</text:p>
          </table:table-cell>
          <table:table-cell table:formula="of:=SUM([.E323:.H323])" office:value-type="float" office:value="0.2196012" calcext:value-type="float">
            <text:p>0.2196012</text:p>
          </table:table-cell>
          <table:table-cell table:formula="of:=SUM([.E323:.L323])" office:value-type="float" office:value="0.2623762" calcext:value-type="float">
            <text:p>0.2623762</text:p>
          </table:table-cell>
          <table:table-cell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644" calcext:value-type="float">
            <text:p>644</text:p>
          </table:table-cell>
          <table:table-cell office:value-type="float" office:value="0.2619" calcext:value-type="float">
            <text:p>0.2619</text:p>
          </table:table-cell>
          <table:table-cell office:value-type="float" office:value="0" calcext:value-type="float">
            <text:p>0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02813" calcext:value-type="float">
            <text:p>0.02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59" calcext:value-type="float">
            <text:p>0.029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24:.L324])" office:value-type="float" office:value="0.02959" calcext:value-type="float">
            <text:p>0.02959</text:p>
          </table:table-cell>
          <table:table-cell table:formula="of:=SUM([.E324:.H324])" office:value-type="float" office:value="0.23233" calcext:value-type="float">
            <text:p>0.23233</text:p>
          </table:table-cell>
          <table:table-cell table:formula="of:=SUM([.E324:.L324])" office:value-type="float" office:value="0.26192" calcext:value-type="float">
            <text:p>0.26192</text:p>
          </table:table-cell>
          <table:table-cell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646" calcext:value-type="float">
            <text:p>646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0002091" calcext:value-type="float">
            <text:p>0.0002091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0309" calcext:value-type="float">
            <text:p>0.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0.005273" calcext:value-type="float">
            <text:p>0.005273</text:p>
          </table:table-cell>
          <table:table-cell office:value-type="float" office:value="0" calcext:value-type="float">
            <text:p>0</text:p>
          </table:table-cell>
          <table:table-cell table:formula="of:=SUM([.I325:.L325])" office:value-type="float" office:value="0.011701" calcext:value-type="float">
            <text:p>0.011701</text:p>
          </table:table-cell>
          <table:table-cell table:formula="of:=SUM([.E325:.H325])" office:value-type="float" office:value="0.1885091" calcext:value-type="float">
            <text:p>0.1885091</text:p>
          </table:table-cell>
          <table:table-cell table:formula="of:=SUM([.E325:.L325])" office:value-type="float" office:value="0.2002101" calcext:value-type="float">
            <text:p>0.2002101</text:p>
          </table:table-cell>
          <table:table-cell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648" calcext:value-type="float">
            <text:p>648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0518" calcext:value-type="float">
            <text:p>0.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7" calcext:value-type="float">
            <text:p>0.014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26:.L326])" office:value-type="float" office:value="0.01497" calcext:value-type="float">
            <text:p>0.01497</text:p>
          </table:table-cell>
          <table:table-cell table:formula="of:=SUM([.E326:.H326])" office:value-type="float" office:value="0.234336" calcext:value-type="float">
            <text:p>0.234336</text:p>
          </table:table-cell>
          <table:table-cell table:formula="of:=SUM([.E326:.L326])" office:value-type="float" office:value="0.249306" calcext:value-type="float">
            <text:p>0.249306</text:p>
          </table:table-cell>
          <table:table-cell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00006715" calcext:value-type="float">
            <text:p>0.00006715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03292" calcext:value-type="float">
            <text:p>0.03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3" calcext:value-type="float">
            <text:p>0.014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27:.L327])" office:value-type="float" office:value="0.01433" calcext:value-type="float">
            <text:p>0.01433</text:p>
          </table:table-cell>
          <table:table-cell table:formula="of:=SUM([.E327:.H327])" office:value-type="float" office:value="0.18308715" calcext:value-type="float">
            <text:p>0.18308715</text:p>
          </table:table-cell>
          <table:table-cell table:formula="of:=SUM([.E327:.L327])" office:value-type="float" office:value="0.19741715" calcext:value-type="float">
            <text:p>0.19741715</text:p>
          </table:table-cell>
          <table:table-cell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652" calcext:value-type="float">
            <text:p>652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0001476" calcext:value-type="float">
            <text:p>0.00014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636" calcext:value-type="float">
            <text:p>0.09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96" calcext:value-type="float">
            <text:p>0.0025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28:.L328])" office:value-type="float" office:value="0.002596" calcext:value-type="float">
            <text:p>0.002596</text:p>
          </table:table-cell>
          <table:table-cell table:formula="of:=SUM([.E328:.H328])" office:value-type="float" office:value="0.2435076" calcext:value-type="float">
            <text:p>0.2435076</text:p>
          </table:table-cell>
          <table:table-cell table:formula="of:=SUM([.E328:.L328])" office:value-type="float" office:value="0.2461036" calcext:value-type="float">
            <text:p>0.2461036</text:p>
          </table:table-cell>
          <table:table-cell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654" calcext:value-type="float">
            <text:p>654</text:p>
          </table:table-cell>
          <table:table-cell office:value-type="float" office:value="0.2176" calcext:value-type="float">
            <text:p>0.2176</text:p>
          </table:table-cell>
          <table:table-cell office:value-type="float" office:value="0" calcext:value-type="float">
            <text:p>0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03824" calcext:value-type="float">
            <text:p>0.03824</text:p>
          </table:table-cell>
          <table:table-cell office:value-type="float" office:value="0" calcext:value-type="float">
            <text:p>0</text:p>
          </table:table-cell>
          <table:table-cell office:value-type="float" office:value="0.00005306" calcext:value-type="float">
            <text:p>0.00005306</text:p>
          </table:table-cell>
          <table:table-cell office:value-type="float" office:value="0.0314" calcext:value-type="float">
            <text:p>0.03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29:.L329])" office:value-type="float" office:value="0.03145306" calcext:value-type="float">
            <text:p>0.03145306</text:p>
          </table:table-cell>
          <table:table-cell table:formula="of:=SUM([.E329:.H329])" office:value-type="float" office:value="0.18614" calcext:value-type="float">
            <text:p>0.18614</text:p>
          </table:table-cell>
          <table:table-cell table:formula="of:=SUM([.E329:.L329])" office:value-type="float" office:value="0.21759306" calcext:value-type="float">
            <text:p>0.21759306</text:p>
          </table:table-cell>
          <table:table-cell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656" calcext:value-type="float">
            <text:p>656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00002344" calcext:value-type="float">
            <text:p>0.00002344</text:p>
          </table:table-cell>
          <table:table-cell office:value-type="float" office:value="0.07877" calcext:value-type="float">
            <text:p>0.07877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8" calcext:value-type="float">
            <text:p>0.013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30:.L330])" office:value-type="float" office:value="0.01348" calcext:value-type="float">
            <text:p>0.01348</text:p>
          </table:table-cell>
          <table:table-cell table:formula="of:=SUM([.E330:.H330])" office:value-type="float" office:value="0.11079344" calcext:value-type="float">
            <text:p>0.11079344</text:p>
          </table:table-cell>
          <table:table-cell table:formula="of:=SUM([.E330:.L330])" office:value-type="float" office:value="0.12427344" calcext:value-type="float">
            <text:p>0.12427344</text:p>
          </table:table-cell>
          <table:table-cell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658" calcext:value-type="float">
            <text:p>658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00002989" calcext:value-type="float">
            <text:p>0.00002989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0247" calcext:value-type="float">
            <text:p>0.0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07783" calcext:value-type="float">
            <text:p>0.007783</text:p>
          </table:table-cell>
          <table:table-cell office:value-type="float" office:value="0" calcext:value-type="float">
            <text:p>0</text:p>
          </table:table-cell>
          <table:table-cell table:formula="of:=SUM([.I331:.L331])" office:value-type="float" office:value="0.020103" calcext:value-type="float">
            <text:p>0.020103</text:p>
          </table:table-cell>
          <table:table-cell table:formula="of:=SUM([.E331:.H331])" office:value-type="float" office:value="0.19412989" calcext:value-type="float">
            <text:p>0.19412989</text:p>
          </table:table-cell>
          <table:table-cell table:formula="of:=SUM([.E331:.L331])" office:value-type="float" office:value="0.21423289" calcext:value-type="float">
            <text:p>0.21423289</text:p>
          </table:table-cell>
          <table:table-cell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660" calcext:value-type="float">
            <text:p>660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0005562" calcext:value-type="float">
            <text:p>0.0005562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3492" calcext:value-type="float">
            <text:p>0.0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09072" calcext:value-type="float">
            <text:p>0.0009072</text:p>
          </table:table-cell>
          <table:table-cell office:value-type="float" office:value="0" calcext:value-type="float">
            <text:p>0</text:p>
          </table:table-cell>
          <table:table-cell table:formula="of:=SUM([.I332:.L332])" office:value-type="float" office:value="0.0051402" calcext:value-type="float">
            <text:p>0.0051402</text:p>
          </table:table-cell>
          <table:table-cell table:formula="of:=SUM([.E332:.H332])" office:value-type="float" office:value="0.1020462" calcext:value-type="float">
            <text:p>0.1020462</text:p>
          </table:table-cell>
          <table:table-cell table:formula="of:=SUM([.E332:.L332])" office:value-type="float" office:value="0.1071864" calcext:value-type="float">
            <text:p>0.1071864</text:p>
          </table:table-cell>
          <table:table-cell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662" calcext:value-type="float">
            <text:p>662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00004464" calcext:value-type="float">
            <text:p>0.00004464</text:p>
          </table:table-cell>
          <table:table-cell office:value-type="float" office:value="0.09876" calcext:value-type="float">
            <text:p>0.09876</text:p>
          </table:table-cell>
          <table:table-cell office:value-type="float" office:value="0.04817" calcext:value-type="float">
            <text:p>0.04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15" calcext:value-type="float">
            <text:p>0.0032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33:.L333])" office:value-type="float" office:value="0.003215" calcext:value-type="float">
            <text:p>0.003215</text:p>
          </table:table-cell>
          <table:table-cell table:formula="of:=SUM([.E333:.H333])" office:value-type="float" office:value="0.14697464" calcext:value-type="float">
            <text:p>0.14697464</text:p>
          </table:table-cell>
          <table:table-cell table:formula="of:=SUM([.E333:.L333])" office:value-type="float" office:value="0.15018964" calcext:value-type="float">
            <text:p>0.15018964</text:p>
          </table:table-cell>
          <table:table-cell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664" calcext:value-type="float">
            <text:p>664</text:p>
          </table:table-cell>
          <table:table-cell office:value-type="float" office:value="0.1407" calcext:value-type="float">
            <text:p>0.1407</text:p>
          </table:table-cell>
          <table:table-cell office:value-type="float" office:value="0" calcext:value-type="float">
            <text:p>0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4229" calcext:value-type="float">
            <text:p>0.0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54" calcext:value-type="float">
            <text:p>0.008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34:.L334])" office:value-type="float" office:value="0.008154" calcext:value-type="float">
            <text:p>0.008154</text:p>
          </table:table-cell>
          <table:table-cell table:formula="of:=SUM([.E334:.H334])" office:value-type="float" office:value="0.13251" calcext:value-type="float">
            <text:p>0.13251</text:p>
          </table:table-cell>
          <table:table-cell table:formula="of:=SUM([.E334:.L334])" office:value-type="float" office:value="0.140664" calcext:value-type="float">
            <text:p>0.140664</text:p>
          </table:table-cell>
          <table:table-cell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666" calcext:value-type="float">
            <text:p>666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00008089" calcext:value-type="float">
            <text:p>0.00008089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" calcext:value-type="float">
            <text:p>0</text:p>
          </table:table-cell>
          <table:table-cell office:value-type="float" office:value="0.0002249" calcext:value-type="float">
            <text:p>0.0002249</text:p>
          </table:table-cell>
          <table:table-cell office:value-type="float" office:value="0.01592" calcext:value-type="float">
            <text:p>0.015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35:.L335])" office:value-type="float" office:value="0.0161449" calcext:value-type="float">
            <text:p>0.0161449</text:p>
          </table:table-cell>
          <table:table-cell table:formula="of:=SUM([.E335:.H335])" office:value-type="float" office:value="0.16716089" calcext:value-type="float">
            <text:p>0.16716089</text:p>
          </table:table-cell>
          <table:table-cell table:formula="of:=SUM([.E335:.L335])" office:value-type="float" office:value="0.18330579" calcext:value-type="float">
            <text:p>0.18330579</text:p>
          </table:table-cell>
          <table:table-cell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668" calcext:value-type="float">
            <text:p>668</text:p>
          </table:table-cell>
          <table:table-cell office:value-type="float" office:value="0.08432" calcext:value-type="float">
            <text:p>0.08432</text:p>
          </table:table-cell>
          <table:table-cell office:value-type="float" office:value="0" calcext:value-type="float">
            <text:p>0</text:p>
          </table:table-cell>
          <table:table-cell office:value-type="float" office:value="0.05985" calcext:value-type="float">
            <text:p>0.05985</text:p>
          </table:table-cell>
          <table:table-cell office:value-type="float" office:value="0.02447" calcext:value-type="float">
            <text:p>0.0244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36:.L336])" office:value-type="float" office:value="0" calcext:value-type="float">
            <text:p>0</text:p>
          </table:table-cell>
          <table:table-cell table:formula="of:=SUM([.E336:.H336])" office:value-type="float" office:value="0.08432" calcext:value-type="float">
            <text:p>0.08432</text:p>
          </table:table-cell>
          <table:table-cell table:formula="of:=SUM([.E336:.L336])" office:value-type="float" office:value="0.08432" calcext:value-type="float">
            <text:p>0.08432</text:p>
          </table:table-cell>
          <table:table-cell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670" calcext:value-type="float">
            <text:p>670</text:p>
          </table:table-cell>
          <table:table-cell office:value-type="float" office:value="0.1421" calcext:value-type="float">
            <text:p>0.1421</text:p>
          </table:table-cell>
          <table:table-cell office:value-type="float" office:value="0" calcext:value-type="float">
            <text:p>0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2701" calcext:value-type="float">
            <text:p>0.02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1" calcext:value-type="float">
            <text:p>0.014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37:.L337])" office:value-type="float" office:value="0.01421" calcext:value-type="float">
            <text:p>0.01421</text:p>
          </table:table-cell>
          <table:table-cell table:formula="of:=SUM([.E337:.H337])" office:value-type="float" office:value="0.12791" calcext:value-type="float">
            <text:p>0.12791</text:p>
          </table:table-cell>
          <table:table-cell table:formula="of:=SUM([.E337:.L337])" office:value-type="float" office:value="0.14212" calcext:value-type="float">
            <text:p>0.14212</text:p>
          </table:table-cell>
          <table:table-cell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672" calcext:value-type="float">
            <text:p>672</text:p>
          </table:table-cell>
          <table:table-cell office:value-type="float" office:value="0.1506" calcext:value-type="float">
            <text:p>0.1506</text:p>
          </table:table-cell>
          <table:table-cell office:value-type="float" office:value="0" calcext:value-type="float">
            <text:p>0</text:p>
          </table:table-cell>
          <table:table-cell office:value-type="float" office:value="0.08889" calcext:value-type="float">
            <text:p>0.08889</text:p>
          </table:table-cell>
          <table:table-cell office:value-type="float" office:value="0.0426" calcext:value-type="float">
            <text:p>0.0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6" calcext:value-type="float">
            <text:p>0.019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38:.L338])" office:value-type="float" office:value="0.01916" calcext:value-type="float">
            <text:p>0.01916</text:p>
          </table:table-cell>
          <table:table-cell table:formula="of:=SUM([.E338:.H338])" office:value-type="float" office:value="0.13149" calcext:value-type="float">
            <text:p>0.13149</text:p>
          </table:table-cell>
          <table:table-cell table:formula="of:=SUM([.E338:.L338])" office:value-type="float" office:value="0.15065" calcext:value-type="float">
            <text:p>0.15065</text:p>
          </table:table-cell>
          <table:table-cell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674" calcext:value-type="float">
            <text:p>674</text:p>
          </table:table-cell>
          <table:table-cell office:value-type="float" office:value="0.1349" calcext:value-type="float">
            <text:p>0.1349</text:p>
          </table:table-cell>
          <table:table-cell office:value-type="float" office:value="0" calcext:value-type="float">
            <text:p>0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0277" calcext:value-type="float">
            <text:p>0.0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88" calcext:value-type="float">
            <text:p>0.0033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39:.L339])" office:value-type="float" office:value="0.003388" calcext:value-type="float">
            <text:p>0.003388</text:p>
          </table:table-cell>
          <table:table-cell table:formula="of:=SUM([.E339:.H339])" office:value-type="float" office:value="0.1315" calcext:value-type="float">
            <text:p>0.1315</text:p>
          </table:table-cell>
          <table:table-cell table:formula="of:=SUM([.E339:.L339])" office:value-type="float" office:value="0.134888" calcext:value-type="float">
            <text:p>0.134888</text:p>
          </table:table-cell>
          <table:table-cell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676" calcext:value-type="float">
            <text:p>676</text:p>
          </table:table-cell>
          <table:table-cell office:value-type="float" office:value="0.1864" calcext:value-type="float">
            <text:p>0.1864</text:p>
          </table:table-cell>
          <table:table-cell office:value-type="float" office:value="0" calcext:value-type="float">
            <text:p>0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04524" calcext:value-type="float">
            <text:p>0.04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28" calcext:value-type="float">
            <text:p>0.0077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40:.L340])" office:value-type="float" office:value="0.007728" calcext:value-type="float">
            <text:p>0.007728</text:p>
          </table:table-cell>
          <table:table-cell table:formula="of:=SUM([.E340:.H340])" office:value-type="float" office:value="0.17864" calcext:value-type="float">
            <text:p>0.17864</text:p>
          </table:table-cell>
          <table:table-cell table:formula="of:=SUM([.E340:.L340])" office:value-type="float" office:value="0.186368" calcext:value-type="float">
            <text:p>0.186368</text:p>
          </table:table-cell>
          <table:table-cell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678" calcext:value-type="float">
            <text:p>678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0001116" calcext:value-type="float">
            <text:p>0.0001116</text:p>
          </table:table-cell>
          <table:table-cell office:value-type="float" office:value="0.09841" calcext:value-type="float">
            <text:p>0.09841</text:p>
          </table:table-cell>
          <table:table-cell office:value-type="float" office:value="0.02643" calcext:value-type="float">
            <text:p>0.0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164" calcext:value-type="float">
            <text:p>0.00081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41:.L341])" office:value-type="float" office:value="0.0008164" calcext:value-type="float">
            <text:p>0.0008164</text:p>
          </table:table-cell>
          <table:table-cell table:formula="of:=SUM([.E341:.H341])" office:value-type="float" office:value="0.1249516" calcext:value-type="float">
            <text:p>0.1249516</text:p>
          </table:table-cell>
          <table:table-cell table:formula="of:=SUM([.E341:.L341])" office:value-type="float" office:value="0.125768" calcext:value-type="float">
            <text:p>0.125768</text:p>
          </table:table-cell>
          <table:table-cell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" calcext:value-type="float">
            <text:p>0</text:p>
          </table:table-cell>
          <table:table-cell office:value-type="float" office:value="0.09385" calcext:value-type="float">
            <text:p>0.09385</text:p>
          </table:table-cell>
          <table:table-cell office:value-type="float" office:value="0.04213" calcext:value-type="float">
            <text:p>0.04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3" calcext:value-type="float">
            <text:p>0.024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42:.L342])" office:value-type="float" office:value="0.02423" calcext:value-type="float">
            <text:p>0.02423</text:p>
          </table:table-cell>
          <table:table-cell table:formula="of:=SUM([.E342:.H342])" office:value-type="float" office:value="0.13598" calcext:value-type="float">
            <text:p>0.13598</text:p>
          </table:table-cell>
          <table:table-cell table:formula="of:=SUM([.E342:.L342])" office:value-type="float" office:value="0.16021" calcext:value-type="float">
            <text:p>0.16021</text:p>
          </table:table-cell>
          <table:table-cell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682" calcext:value-type="float">
            <text:p>682</text:p>
          </table:table-cell>
          <table:table-cell office:value-type="float" office:value="0.1213" calcext:value-type="float">
            <text:p>0.1213</text:p>
          </table:table-cell>
          <table:table-cell office:value-type="float" office:value="0" calcext:value-type="float">
            <text:p>0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325" calcext:value-type="float">
            <text:p>0.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4" calcext:value-type="float">
            <text:p>0.016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43:.L343])" office:value-type="float" office:value="0.01644" calcext:value-type="float">
            <text:p>0.01644</text:p>
          </table:table-cell>
          <table:table-cell table:formula="of:=SUM([.E343:.H343])" office:value-type="float" office:value="0.1049" calcext:value-type="float">
            <text:p>0.1049</text:p>
          </table:table-cell>
          <table:table-cell table:formula="of:=SUM([.E343:.L343])" office:value-type="float" office:value="0.12134" calcext:value-type="float">
            <text:p>0.12134</text:p>
          </table:table-cell>
          <table:table-cell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684" calcext:value-type="float">
            <text:p>684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00002811" calcext:value-type="float">
            <text:p>0.00002811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02492" calcext:value-type="float">
            <text:p>0.02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12" calcext:value-type="float">
            <text:p>0.0074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44:.L344])" office:value-type="float" office:value="0.007412" calcext:value-type="float">
            <text:p>0.007412</text:p>
          </table:table-cell>
          <table:table-cell table:formula="of:=SUM([.E344:.H344])" office:value-type="float" office:value="0.14514811" calcext:value-type="float">
            <text:p>0.14514811</text:p>
          </table:table-cell>
          <table:table-cell table:formula="of:=SUM([.E344:.L344])" office:value-type="float" office:value="0.15256011" calcext:value-type="float">
            <text:p>0.15256011</text:p>
          </table:table-cell>
          <table:table-cell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686" calcext:value-type="float">
            <text:p>686</text:p>
          </table:table-cell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1736" calcext:value-type="float">
            <text:p>0.01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" calcext:value-type="float">
            <text:p>0</text:p>
          </table:table-cell>
          <table:table-cell table:formula="of:=SUM([.I345:.L345])" office:value-type="float" office:value="0.00595" calcext:value-type="float">
            <text:p>0.00595</text:p>
          </table:table-cell>
          <table:table-cell table:formula="of:=SUM([.E345:.H345])" office:value-type="float" office:value="0.13106" calcext:value-type="float">
            <text:p>0.13106</text:p>
          </table:table-cell>
          <table:table-cell table:formula="of:=SUM([.E345:.L345])" office:value-type="float" office:value="0.13701" calcext:value-type="float">
            <text:p>0.13701</text:p>
          </table:table-cell>
          <table:table-cell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688" calcext:value-type="float">
            <text:p>688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003874" calcext:value-type="float">
            <text:p>0.0003874</text:p>
          </table:table-cell>
          <table:table-cell office:value-type="float" office:value="0.09934" calcext:value-type="float">
            <text:p>0.09934</text:p>
          </table:table-cell>
          <table:table-cell office:value-type="float" office:value="0.02758" calcext:value-type="float">
            <text:p>0.02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52" calcext:value-type="float">
            <text:p>0.0090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46:.L346])" office:value-type="float" office:value="0.009052" calcext:value-type="float">
            <text:p>0.009052</text:p>
          </table:table-cell>
          <table:table-cell table:formula="of:=SUM([.E346:.H346])" office:value-type="float" office:value="0.1273074" calcext:value-type="float">
            <text:p>0.1273074</text:p>
          </table:table-cell>
          <table:table-cell table:formula="of:=SUM([.E346:.L346])" office:value-type="float" office:value="0.1363594" calcext:value-type="float">
            <text:p>0.1363594</text:p>
          </table:table-cell>
          <table:table-cell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690" calcext:value-type="float">
            <text:p>690</text:p>
          </table:table-cell>
          <table:table-cell office:value-type="float" office:value="0.1363" calcext:value-type="float">
            <text:p>0.1363</text:p>
          </table:table-cell>
          <table:table-cell office:value-type="float" office:value="0" calcext:value-type="float">
            <text:p>0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1357" calcext:value-type="float">
            <text:p>0.01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63" calcext:value-type="float">
            <text:p>0.0084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47:.L347])" office:value-type="float" office:value="0.008463" calcext:value-type="float">
            <text:p>0.008463</text:p>
          </table:table-cell>
          <table:table-cell table:formula="of:=SUM([.E347:.H347])" office:value-type="float" office:value="0.12787" calcext:value-type="float">
            <text:p>0.12787</text:p>
          </table:table-cell>
          <table:table-cell table:formula="of:=SUM([.E347:.L347])" office:value-type="float" office:value="0.136333" calcext:value-type="float">
            <text:p>0.136333</text:p>
          </table:table-cell>
          <table:table-cell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92" calcext:value-type="float">
            <text:p>692</text:p>
          </table:table-cell>
          <table:table-cell office:value-type="float" office:value="0.1852" calcext:value-type="float">
            <text:p>0.1852</text:p>
          </table:table-cell>
          <table:table-cell office:value-type="float" office:value="0" calcext:value-type="float">
            <text:p>0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498" calcext:value-type="float">
            <text:p>0.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2" calcext:value-type="float">
            <text:p>0.008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48:.L348])" office:value-type="float" office:value="0.00812" calcext:value-type="float">
            <text:p>0.00812</text:p>
          </table:table-cell>
          <table:table-cell table:formula="of:=SUM([.E348:.H348])" office:value-type="float" office:value="0.1771" calcext:value-type="float">
            <text:p>0.1771</text:p>
          </table:table-cell>
          <table:table-cell table:formula="of:=SUM([.E348:.L348])" office:value-type="float" office:value="0.18522" calcext:value-type="float">
            <text:p>0.18522</text:p>
          </table:table-cell>
          <table:table-cell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94" calcext:value-type="float">
            <text:p>694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00003052" calcext:value-type="float">
            <text:p>0.00003052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133" calcext:value-type="float">
            <text:p>0.0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6" calcext:value-type="float">
            <text:p>0.028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49:.L349])" office:value-type="float" office:value="0.02816" calcext:value-type="float">
            <text:p>0.02816</text:p>
          </table:table-cell>
          <table:table-cell table:formula="of:=SUM([.E349:.H349])" office:value-type="float" office:value="0.12193052" calcext:value-type="float">
            <text:p>0.12193052</text:p>
          </table:table-cell>
          <table:table-cell table:formula="of:=SUM([.E349:.L349])" office:value-type="float" office:value="0.15009052" calcext:value-type="float">
            <text:p>0.15009052</text:p>
          </table:table-cell>
          <table:table-cell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96" calcext:value-type="float">
            <text:p>696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0002546" calcext:value-type="float">
            <text:p>0.0002546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04267" calcext:value-type="float">
            <text:p>0.0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17" calcext:value-type="float">
            <text:p>0.0082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50:.L350])" office:value-type="float" office:value="0.008217" calcext:value-type="float">
            <text:p>0.008217</text:p>
          </table:table-cell>
          <table:table-cell table:formula="of:=SUM([.E350:.H350])" office:value-type="float" office:value="0.2583246" calcext:value-type="float">
            <text:p>0.2583246</text:p>
          </table:table-cell>
          <table:table-cell table:formula="of:=SUM([.E350:.L350])" office:value-type="float" office:value="0.2665416" calcext:value-type="float">
            <text:p>0.2665416</text:p>
          </table:table-cell>
          <table:table-cell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98" calcext:value-type="float">
            <text:p>698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0003418" calcext:value-type="float">
            <text:p>0.0003418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02652" calcext:value-type="float">
            <text:p>0.0265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51:.L351])" office:value-type="float" office:value="0" calcext:value-type="float">
            <text:p>0</text:p>
          </table:table-cell>
          <table:table-cell table:formula="of:=SUM([.E351:.H351])" office:value-type="float" office:value="0.1700618" calcext:value-type="float">
            <text:p>0.1700618</text:p>
          </table:table-cell>
          <table:table-cell table:formula="of:=SUM([.E351:.L351])" office:value-type="float" office:value="0.1700618" calcext:value-type="float">
            <text:p>0.1700618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0001853" calcext:value-type="float">
            <text:p>0.0001853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02966" calcext:value-type="float">
            <text:p>0.02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7" calcext:value-type="float">
            <text:p>0.01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52:.L352])" office:value-type="float" office:value="0.01077" calcext:value-type="float">
            <text:p>0.01077</text:p>
          </table:table-cell>
          <table:table-cell table:formula="of:=SUM([.E352:.H352])" office:value-type="float" office:value="0.1810453" calcext:value-type="float">
            <text:p>0.1810453</text:p>
          </table:table-cell>
          <table:table-cell table:formula="of:=SUM([.E352:.L352])" office:value-type="float" office:value="0.1918153" calcext:value-type="float">
            <text:p>0.1918153</text:p>
          </table:table-cell>
          <table:table-cell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702" calcext:value-type="float">
            <text:p>70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00007006" calcext:value-type="float">
            <text:p>0.000007006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2228" calcext:value-type="float">
            <text:p>0.0222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53:.L353])" office:value-type="float" office:value="0" calcext:value-type="float">
            <text:p>0</text:p>
          </table:table-cell>
          <table:table-cell table:formula="of:=SUM([.E353:.H353])" office:value-type="float" office:value="0.132787006" calcext:value-type="float">
            <text:p>0.132787006</text:p>
          </table:table-cell>
          <table:table-cell table:formula="of:=SUM([.E353:.L353])" office:value-type="float" office:value="0.132787006" calcext:value-type="float">
            <text:p>0.132787006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704" calcext:value-type="float">
            <text:p>704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0000971" calcext:value-type="float">
            <text:p>0.0000971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0114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88" calcext:value-type="float">
            <text:p>0.0062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54:.L354])" office:value-type="float" office:value="0.006288" calcext:value-type="float">
            <text:p>0.006288</text:p>
          </table:table-cell>
          <table:table-cell table:formula="of:=SUM([.E354:.H354])" office:value-type="float" office:value="0.1909971" calcext:value-type="float">
            <text:p>0.1909971</text:p>
          </table:table-cell>
          <table:table-cell table:formula="of:=SUM([.E354:.L354])" office:value-type="float" office:value="0.1972851" calcext:value-type="float">
            <text:p>0.1972851</text:p>
          </table:table-cell>
          <table:table-cell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706" calcext:value-type="float">
            <text:p>70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00009224" calcext:value-type="float">
            <text:p>0.00009224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0" calcext:value-type="float">
            <text:p>0</text:p>
          </table:table-cell>
          <table:table-cell office:value-type="float" office:value="0.0002329" calcext:value-type="float">
            <text:p>0.0002329</text:p>
          </table:table-cell>
          <table:table-cell office:value-type="float" office:value="0.009348" calcext:value-type="float">
            <text:p>0.0093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55:.L355])" office:value-type="float" office:value="0.0095809" calcext:value-type="float">
            <text:p>0.0095809</text:p>
          </table:table-cell>
          <table:table-cell table:formula="of:=SUM([.E355:.H355])" office:value-type="float" office:value="0.22988224" calcext:value-type="float">
            <text:p>0.22988224</text:p>
          </table:table-cell>
          <table:table-cell table:formula="of:=SUM([.E355:.L355])" office:value-type="float" office:value="0.23946314" calcext:value-type="float">
            <text:p>0.23946314</text:p>
          </table:table-cell>
          <table:table-cell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708" calcext:value-type="float">
            <text:p>708</text:p>
          </table:table-cell>
          <table:table-cell office:value-type="float" office:value="0.2068" calcext:value-type="float">
            <text:p>0.2068</text:p>
          </table:table-cell>
          <table:table-cell office:value-type="float" office:value="0" calcext:value-type="float">
            <text:p>0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01363" calcext:value-type="float">
            <text:p>0.01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2" calcext:value-type="float">
            <text:p>0.019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56:.L356])" office:value-type="float" office:value="0.01942" calcext:value-type="float">
            <text:p>0.01942</text:p>
          </table:table-cell>
          <table:table-cell table:formula="of:=SUM([.E356:.H356])" office:value-type="float" office:value="0.18743" calcext:value-type="float">
            <text:p>0.18743</text:p>
          </table:table-cell>
          <table:table-cell table:formula="of:=SUM([.E356:.L356])" office:value-type="float" office:value="0.20685" calcext:value-type="float">
            <text:p>0.20685</text:p>
          </table:table-cell>
          <table:table-cell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710" calcext:value-type="float">
            <text:p>710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01814" calcext:value-type="float">
            <text:p>0.01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35" calcext:value-type="float">
            <text:p>0.0054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57:.L357])" office:value-type="float" office:value="0.005435" calcext:value-type="float">
            <text:p>0.005435</text:p>
          </table:table-cell>
          <table:table-cell table:formula="of:=SUM([.E357:.H357])" office:value-type="float" office:value="0.164193" calcext:value-type="float">
            <text:p>0.164193</text:p>
          </table:table-cell>
          <table:table-cell table:formula="of:=SUM([.E357:.L357])" office:value-type="float" office:value="0.169628" calcext:value-type="float">
            <text:p>0.169628</text:p>
          </table:table-cell>
          <table:table-cell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712" calcext:value-type="float">
            <text:p>712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0003118" calcext:value-type="float">
            <text:p>0.0003118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8215" calcext:value-type="float">
            <text:p>0.008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1" calcext:value-type="float">
            <text:p>0.010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58:.L358])" office:value-type="float" office:value="0.01041" calcext:value-type="float">
            <text:p>0.01041</text:p>
          </table:table-cell>
          <table:table-cell table:formula="of:=SUM([.E358:.H358])" office:value-type="float" office:value="0.2060268" calcext:value-type="float">
            <text:p>0.2060268</text:p>
          </table:table-cell>
          <table:table-cell table:formula="of:=SUM([.E358:.L358])" office:value-type="float" office:value="0.2164368" calcext:value-type="float">
            <text:p>0.2164368</text:p>
          </table:table-cell>
          <table:table-cell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714" calcext:value-type="float">
            <text:p>71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00005188" calcext:value-type="float">
            <text:p>0.00005188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2123" calcext:value-type="float">
            <text:p>0.02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" calcext:value-type="float">
            <text:p>0.004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59:.L359])" office:value-type="float" office:value="0.00454" calcext:value-type="float">
            <text:p>0.00454</text:p>
          </table:table-cell>
          <table:table-cell table:formula="of:=SUM([.E359:.H359])" office:value-type="float" office:value="0.15338188" calcext:value-type="float">
            <text:p>0.15338188</text:p>
          </table:table-cell>
          <table:table-cell table:formula="of:=SUM([.E359:.L359])" office:value-type="float" office:value="0.15792188" calcext:value-type="float">
            <text:p>0.15792188</text:p>
          </table:table-cell>
          <table:table-cell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716" calcext:value-type="float">
            <text:p>716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0003608" calcext:value-type="float">
            <text:p>0.0003608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02685" calcext:value-type="float">
            <text:p>0.02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02" calcext:value-type="float">
            <text:p>0.009302</text:p>
          </table:table-cell>
          <table:table-cell office:value-type="float" office:value="0.006397" calcext:value-type="float">
            <text:p>0.006397</text:p>
          </table:table-cell>
          <table:table-cell office:value-type="float" office:value="0" calcext:value-type="float">
            <text:p>0</text:p>
          </table:table-cell>
          <table:table-cell table:formula="of:=SUM([.I360:.L360])" office:value-type="float" office:value="0.015699" calcext:value-type="float">
            <text:p>0.015699</text:p>
          </table:table-cell>
          <table:table-cell table:formula="of:=SUM([.E360:.H360])" office:value-type="float" office:value="0.1799108" calcext:value-type="float">
            <text:p>0.1799108</text:p>
          </table:table-cell>
          <table:table-cell table:formula="of:=SUM([.E360:.L360])" office:value-type="float" office:value="0.1956098" calcext:value-type="float">
            <text:p>0.1956098</text:p>
          </table:table-cell>
          <table:table-cell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718" calcext:value-type="float">
            <text:p>718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00007054" calcext:value-type="float">
            <text:p>0.00007054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01639" calcext:value-type="float">
            <text:p>0.0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" calcext:value-type="float">
            <text:p>0.01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61:.L361])" office:value-type="float" office:value="0.0197" calcext:value-type="float">
            <text:p>0.0197</text:p>
          </table:table-cell>
          <table:table-cell table:formula="of:=SUM([.E361:.H361])" office:value-type="float" office:value="0.17066054" calcext:value-type="float">
            <text:p>0.17066054</text:p>
          </table:table-cell>
          <table:table-cell table:formula="of:=SUM([.E361:.L361])" office:value-type="float" office:value="0.19036054" calcext:value-type="float">
            <text:p>0.19036054</text:p>
          </table:table-cell>
          <table:table-cell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004726" calcext:value-type="float">
            <text:p>0.000472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2228" calcext:value-type="float">
            <text:p>0.02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34" calcext:value-type="float">
            <text:p>0.0075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62:.L362])" office:value-type="float" office:value="0.007534" calcext:value-type="float">
            <text:p>0.007534</text:p>
          </table:table-cell>
          <table:table-cell table:formula="of:=SUM([.E362:.H362])" office:value-type="float" office:value="0.2120526" calcext:value-type="float">
            <text:p>0.2120526</text:p>
          </table:table-cell>
          <table:table-cell table:formula="of:=SUM([.E362:.L362])" office:value-type="float" office:value="0.2195866" calcext:value-type="float">
            <text:p>0.2195866</text:p>
          </table:table-cell>
          <table:table-cell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722" calcext:value-type="float">
            <text:p>722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0004578" calcext:value-type="float">
            <text:p>0.0004578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04304" calcext:value-type="float">
            <text:p>0.0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07" calcext:value-type="float">
            <text:p>0.0025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63:.L363])" office:value-type="float" office:value="0.002507" calcext:value-type="float">
            <text:p>0.002507</text:p>
          </table:table-cell>
          <table:table-cell table:formula="of:=SUM([.E363:.H363])" office:value-type="float" office:value="0.2652978" calcext:value-type="float">
            <text:p>0.2652978</text:p>
          </table:table-cell>
          <table:table-cell table:formula="of:=SUM([.E363:.L363])" office:value-type="float" office:value="0.2678048" calcext:value-type="float">
            <text:p>0.2678048</text:p>
          </table:table-cell>
          <table:table-cell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724" calcext:value-type="float">
            <text:p>724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0001392" calcext:value-type="float">
            <text:p>0.0001392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007461" calcext:value-type="float">
            <text:p>0.00746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64:.L364])" office:value-type="float" office:value="0" calcext:value-type="float">
            <text:p>0</text:p>
          </table:table-cell>
          <table:table-cell table:formula="of:=SUM([.E364:.H364])" office:value-type="float" office:value="0.1678002" calcext:value-type="float">
            <text:p>0.1678002</text:p>
          </table:table-cell>
          <table:table-cell table:formula="of:=SUM([.E364:.L364])" office:value-type="float" office:value="0.1678002" calcext:value-type="float">
            <text:p>0.1678002</text:p>
          </table:table-cell>
          <table:table-cell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726" calcext:value-type="float">
            <text:p>726</text:p>
          </table:table-cell>
          <table:table-cell office:value-type="float" office:value="0.164" calcext:value-type="float">
            <text:p>0.164</text:p>
          </table:table-cell>
          <table:table-cell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03621" calcext:value-type="float">
            <text:p>0.036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65:.L365])" office:value-type="float" office:value="0" calcext:value-type="float">
            <text:p>0</text:p>
          </table:table-cell>
          <table:table-cell table:formula="of:=SUM([.E365:.H365])" office:value-type="float" office:value="0.16401" calcext:value-type="float">
            <text:p>0.16401</text:p>
          </table:table-cell>
          <table:table-cell table:formula="of:=SUM([.E365:.L365])" office:value-type="float" office:value="0.16401" calcext:value-type="float">
            <text:p>0.16401</text:p>
          </table:table-cell>
          <table:table-cell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728" calcext:value-type="float">
            <text:p>728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01673" calcext:value-type="float">
            <text:p>0.01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" calcext:value-type="float">
            <text:p>0.00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66:.L366])" office:value-type="float" office:value="0.007981" calcext:value-type="float">
            <text:p>0.007981</text:p>
          </table:table-cell>
          <table:table-cell table:formula="of:=SUM([.E366:.H366])" office:value-type="float" office:value="0.214692" calcext:value-type="float">
            <text:p>0.214692</text:p>
          </table:table-cell>
          <table:table-cell table:formula="of:=SUM([.E366:.L366])" office:value-type="float" office:value="0.222673" calcext:value-type="float">
            <text:p>0.222673</text:p>
          </table:table-cell>
          <table:table-cell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730" calcext:value-type="float">
            <text:p>730</text:p>
          </table:table-cell>
          <table:table-cell office:value-type="float" office:value="0.2687" calcext:value-type="float">
            <text:p>0.2687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03203" calcext:value-type="float">
            <text:p>0.0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62" calcext:value-type="float">
            <text:p>0.0036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67:.L367])" office:value-type="float" office:value="0.003662" calcext:value-type="float">
            <text:p>0.003662</text:p>
          </table:table-cell>
          <table:table-cell table:formula="of:=SUM([.E367:.H367])" office:value-type="float" office:value="0.26503" calcext:value-type="float">
            <text:p>0.26503</text:p>
          </table:table-cell>
          <table:table-cell table:formula="of:=SUM([.E367:.L367])" office:value-type="float" office:value="0.268692" calcext:value-type="float">
            <text:p>0.268692</text:p>
          </table:table-cell>
          <table:table-cell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732" calcext:value-type="float">
            <text:p>732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0003367" calcext:value-type="float">
            <text:p>0.0003367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005556" calcext:value-type="float">
            <text:p>0.00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12" calcext:value-type="float">
            <text:p>0.0092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68:.L368])" office:value-type="float" office:value="0.009212" calcext:value-type="float">
            <text:p>0.009212</text:p>
          </table:table-cell>
          <table:table-cell table:formula="of:=SUM([.E368:.H368])" office:value-type="float" office:value="0.2072927" calcext:value-type="float">
            <text:p>0.2072927</text:p>
          </table:table-cell>
          <table:table-cell table:formula="of:=SUM([.E368:.L368])" office:value-type="float" office:value="0.2165047" calcext:value-type="float">
            <text:p>0.2165047</text:p>
          </table:table-cell>
          <table:table-cell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734" calcext:value-type="float">
            <text:p>734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003956" calcext:value-type="float">
            <text:p>0.000395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01574" calcext:value-type="float">
            <text:p>0.01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8" calcext:value-type="float">
            <text:p>0.009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69:.L369])" office:value-type="float" office:value="0.00928" calcext:value-type="float">
            <text:p>0.00928</text:p>
          </table:table-cell>
          <table:table-cell table:formula="of:=SUM([.E369:.H369])" office:value-type="float" office:value="0.2174356" calcext:value-type="float">
            <text:p>0.2174356</text:p>
          </table:table-cell>
          <table:table-cell table:formula="of:=SUM([.E369:.L369])" office:value-type="float" office:value="0.2267156" calcext:value-type="float">
            <text:p>0.2267156</text:p>
          </table:table-cell>
          <table:table-cell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36" calcext:value-type="float">
            <text:p>736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0002669" calcext:value-type="float">
            <text:p>0.000266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03026" calcext:value-type="float">
            <text:p>0.03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32" calcext:value-type="float">
            <text:p>0.0054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70:.L370])" office:value-type="float" office:value="0.005432" calcext:value-type="float">
            <text:p>0.005432</text:p>
          </table:table-cell>
          <table:table-cell table:formula="of:=SUM([.E370:.H370])" office:value-type="float" office:value="0.2374269" calcext:value-type="float">
            <text:p>0.2374269</text:p>
          </table:table-cell>
          <table:table-cell table:formula="of:=SUM([.E370:.L370])" office:value-type="float" office:value="0.2428589" calcext:value-type="float">
            <text:p>0.2428589</text:p>
          </table:table-cell>
          <table:table-cell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738" calcext:value-type="float">
            <text:p>738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1492" calcext:value-type="float">
            <text:p>0.0001492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002177" calcext:value-type="float">
            <text:p>0.00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87" calcext:value-type="float">
            <text:p>0.008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71:.L371])" office:value-type="float" office:value="0.008587" calcext:value-type="float">
            <text:p>0.008587</text:p>
          </table:table-cell>
          <table:table-cell table:formula="of:=SUM([.E371:.H371])" office:value-type="float" office:value="0.2089262" calcext:value-type="float">
            <text:p>0.2089262</text:p>
          </table:table-cell>
          <table:table-cell table:formula="of:=SUM([.E371:.L371])" office:value-type="float" office:value="0.2175132" calcext:value-type="float">
            <text:p>0.2175132</text:p>
          </table:table-cell>
          <table:table-cell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740" calcext:value-type="float">
            <text:p>740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000006498" calcext:value-type="float">
            <text:p>0.000006498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02202" calcext:value-type="float">
            <text:p>0.022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72:.L372])" office:value-type="float" office:value="0" calcext:value-type="float">
            <text:p>0</text:p>
          </table:table-cell>
          <table:table-cell table:formula="of:=SUM([.E372:.H372])" office:value-type="float" office:value="0.239226498" calcext:value-type="float">
            <text:p>0.239226498</text:p>
          </table:table-cell>
          <table:table-cell table:formula="of:=SUM([.E372:.L372])" office:value-type="float" office:value="0.239226498" calcext:value-type="float">
            <text:p>0.239226498</text:p>
          </table:table-cell>
          <table:table-cell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42" calcext:value-type="float">
            <text:p>742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00008883" calcext:value-type="float">
            <text:p>0.00008883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01391" calcext:value-type="float">
            <text:p>0.01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73:.L373])" office:value-type="float" office:value="0.00119" calcext:value-type="float">
            <text:p>0.00119</text:p>
          </table:table-cell>
          <table:table-cell table:formula="of:=SUM([.E373:.H373])" office:value-type="float" office:value="0.22469883" calcext:value-type="float">
            <text:p>0.22469883</text:p>
          </table:table-cell>
          <table:table-cell table:formula="of:=SUM([.E373:.L373])" office:value-type="float" office:value="0.22588883" calcext:value-type="float">
            <text:p>0.22588883</text:p>
          </table:table-cell>
          <table:table-cell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744" calcext:value-type="float">
            <text:p>744</text:p>
          </table:table-cell>
          <table:table-cell office:value-type="float" office:value="0.2183" calcext:value-type="float">
            <text:p>0.2183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484" calcext:value-type="float">
            <text:p>0.01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33" calcext:value-type="float">
            <text:p>0.0074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74:.L374])" office:value-type="float" office:value="0.007433" calcext:value-type="float">
            <text:p>0.007433</text:p>
          </table:table-cell>
          <table:table-cell table:formula="of:=SUM([.E374:.H374])" office:value-type="float" office:value="0.21084" calcext:value-type="float">
            <text:p>0.21084</text:p>
          </table:table-cell>
          <table:table-cell table:formula="of:=SUM([.E374:.L374])" office:value-type="float" office:value="0.218273" calcext:value-type="float">
            <text:p>0.218273</text:p>
          </table:table-cell>
          <table:table-cell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746" calcext:value-type="float">
            <text:p>746</text:p>
          </table:table-cell>
          <table:table-cell office:value-type="float" office:value="0.2806" calcext:value-type="float">
            <text:p>0.2806</text:p>
          </table:table-cell>
          <table:table-cell office:value-type="float" office:value="0" calcext:value-type="float">
            <text:p>0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03527" calcext:value-type="float">
            <text:p>0.0352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75:.L375])" office:value-type="float" office:value="0" calcext:value-type="float">
            <text:p>0</text:p>
          </table:table-cell>
          <table:table-cell table:formula="of:=SUM([.E375:.H375])" office:value-type="float" office:value="0.28067" calcext:value-type="float">
            <text:p>0.28067</text:p>
          </table:table-cell>
          <table:table-cell table:formula="of:=SUM([.E375:.L375])" office:value-type="float" office:value="0.28067" calcext:value-type="float">
            <text:p>0.28067</text:p>
          </table:table-cell>
          <table:table-cell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748" calcext:value-type="float">
            <text:p>748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08946" calcext:value-type="float">
            <text:p>0.00894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76:.L376])" office:value-type="float" office:value="0" calcext:value-type="float">
            <text:p>0</text:p>
          </table:table-cell>
          <table:table-cell table:formula="of:=SUM([.E376:.H376])" office:value-type="float" office:value="0.205875" calcext:value-type="float">
            <text:p>0.205875</text:p>
          </table:table-cell>
          <table:table-cell table:formula="of:=SUM([.E376:.L376])" office:value-type="float" office:value="0.205875" calcext:value-type="float">
            <text:p>0.205875</text:p>
          </table:table-cell>
          <table:table-cell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01273" calcext:value-type="float">
            <text:p>0.0001273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006516" calcext:value-type="float">
            <text:p>0.006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88" calcext:value-type="float">
            <text:p>0.0058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77:.L377])" office:value-type="float" office:value="0.005888" calcext:value-type="float">
            <text:p>0.005888</text:p>
          </table:table-cell>
          <table:table-cell table:formula="of:=SUM([.E377:.H377])" office:value-type="float" office:value="0.1970433" calcext:value-type="float">
            <text:p>0.1970433</text:p>
          </table:table-cell>
          <table:table-cell table:formula="of:=SUM([.E377:.L377])" office:value-type="float" office:value="0.2029313" calcext:value-type="float">
            <text:p>0.2029313</text:p>
          </table:table-cell>
          <table:table-cell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752" calcext:value-type="float">
            <text:p>752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0007412" calcext:value-type="float">
            <text:p>0.00007412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01288" calcext:value-type="float">
            <text:p>0.0128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78:.L378])" office:value-type="float" office:value="0" calcext:value-type="float">
            <text:p>0</text:p>
          </table:table-cell>
          <table:table-cell table:formula="of:=SUM([.E378:.H378])" office:value-type="float" office:value="0.22965412" calcext:value-type="float">
            <text:p>0.22965412</text:p>
          </table:table-cell>
          <table:table-cell table:formula="of:=SUM([.E378:.L378])" office:value-type="float" office:value="0.22965412" calcext:value-type="float">
            <text:p>0.22965412</text:p>
          </table:table-cell>
          <table:table-cell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754" calcext:value-type="float">
            <text:p>754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3387" calcext:value-type="float">
            <text:p>0.03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85" calcext:value-type="float">
            <text:p>0.0084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79:.L379])" office:value-type="float" office:value="0.008485" calcext:value-type="float">
            <text:p>0.008485</text:p>
          </table:table-cell>
          <table:table-cell table:formula="of:=SUM([.E379:.H379])" office:value-type="float" office:value="0.22437" calcext:value-type="float">
            <text:p>0.22437</text:p>
          </table:table-cell>
          <table:table-cell table:formula="of:=SUM([.E379:.L379])" office:value-type="float" office:value="0.232855" calcext:value-type="float">
            <text:p>0.232855</text:p>
          </table:table-cell>
          <table:table-cell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756" calcext:value-type="float">
            <text:p>756</text:p>
          </table:table-cell>
          <table:table-cell office:value-type="float" office:value="0.2594" calcext:value-type="float">
            <text:p>0.2594</text:p>
          </table:table-cell>
          <table:table-cell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09948" calcext:value-type="float">
            <text:p>0.00994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80:.L380])" office:value-type="float" office:value="0" calcext:value-type="float">
            <text:p>0</text:p>
          </table:table-cell>
          <table:table-cell table:formula="of:=SUM([.E380:.H380])" office:value-type="float" office:value="0.259448" calcext:value-type="float">
            <text:p>0.259448</text:p>
          </table:table-cell>
          <table:table-cell table:formula="of:=SUM([.E380:.L380])" office:value-type="float" office:value="0.259448" calcext:value-type="float">
            <text:p>0.259448</text:p>
          </table:table-cell>
          <table:table-cell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758" calcext:value-type="float">
            <text:p>758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1976" calcext:value-type="float">
            <text:p>0.0197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81:.L381])" office:value-type="float" office:value="0" calcext:value-type="float">
            <text:p>0</text:p>
          </table:table-cell>
          <table:table-cell table:formula="of:=SUM([.E381:.H381])" office:value-type="float" office:value="0.270896" calcext:value-type="float">
            <text:p>0.270896</text:p>
          </table:table-cell>
          <table:table-cell table:formula="of:=SUM([.E381:.L381])" office:value-type="float" office:value="0.270896" calcext:value-type="float">
            <text:p>0.270896</text:p>
          </table:table-cell>
          <table:table-cell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760" calcext:value-type="float">
            <text:p>760</text:p>
          </table:table-cell>
          <table:table-cell office:value-type="float" office:value="0.1944" calcext:value-type="float">
            <text:p>0.1944</text:p>
          </table:table-cell>
          <table:table-cell office:value-type="float" office:value="0" calcext:value-type="float">
            <text:p>0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1385" calcext:value-type="float">
            <text:p>0.01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" calcext:value-type="float">
            <text:p>0.00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82:.L382])" office:value-type="float" office:value="0.00138" calcext:value-type="float">
            <text:p>0.00138</text:p>
          </table:table-cell>
          <table:table-cell table:formula="of:=SUM([.E382:.H382])" office:value-type="float" office:value="0.19305" calcext:value-type="float">
            <text:p>0.19305</text:p>
          </table:table-cell>
          <table:table-cell table:formula="of:=SUM([.E382:.L382])" office:value-type="float" office:value="0.19443" calcext:value-type="float">
            <text:p>0.19443</text:p>
          </table:table-cell>
          <table:table-cell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762" calcext:value-type="float">
            <text:p>762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02667" calcext:value-type="float">
            <text:p>0.0266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83:.L383])" office:value-type="float" office:value="0" calcext:value-type="float">
            <text:p>0</text:p>
          </table:table-cell>
          <table:table-cell table:formula="of:=SUM([.E383:.H383])" office:value-type="float" office:value="0.23277" calcext:value-type="float">
            <text:p>0.23277</text:p>
          </table:table-cell>
          <table:table-cell table:formula="of:=SUM([.E383:.L383])" office:value-type="float" office:value="0.23277" calcext:value-type="float">
            <text:p>0.23277</text:p>
          </table:table-cell>
          <table:table-cell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764" calcext:value-type="float">
            <text:p>764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0003078" calcext:value-type="float">
            <text:p>0.0003078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02122" calcext:value-type="float">
            <text:p>0.0212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84:.L384])" office:value-type="float" office:value="0" calcext:value-type="float">
            <text:p>0</text:p>
          </table:table-cell>
          <table:table-cell table:formula="of:=SUM([.E384:.H384])" office:value-type="float" office:value="0.2538278" calcext:value-type="float">
            <text:p>0.2538278</text:p>
          </table:table-cell>
          <table:table-cell table:formula="of:=SUM([.E384:.L384])" office:value-type="float" office:value="0.2538278" calcext:value-type="float">
            <text:p>0.2538278</text:p>
          </table:table-cell>
          <table:table-cell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766" calcext:value-type="float">
            <text:p>766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0001812" calcext:value-type="float">
            <text:p>0.0001812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04187" calcext:value-type="float">
            <text:p>0.04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34" calcext:value-type="float">
            <text:p>0.003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85:.L385])" office:value-type="float" office:value="0.003234" calcext:value-type="float">
            <text:p>0.003234</text:p>
          </table:table-cell>
          <table:table-cell table:formula="of:=SUM([.E385:.H385])" office:value-type="float" office:value="0.2029512" calcext:value-type="float">
            <text:p>0.2029512</text:p>
          </table:table-cell>
          <table:table-cell table:formula="of:=SUM([.E385:.L385])" office:value-type="float" office:value="0.2061852" calcext:value-type="float">
            <text:p>0.2061852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0.2584" calcext:value-type="float">
            <text:p>0.2584</text:p>
          </table:table-cell>
          <table:table-cell office:value-type="float" office:value="0" calcext:value-type="float">
            <text:p>0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4715" calcext:value-type="float">
            <text:p>0.0471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86:.L386])" office:value-type="float" office:value="0" calcext:value-type="float">
            <text:p>0</text:p>
          </table:table-cell>
          <table:table-cell table:formula="of:=SUM([.E386:.H386])" office:value-type="float" office:value="0.25845" calcext:value-type="float">
            <text:p>0.25845</text:p>
          </table:table-cell>
          <table:table-cell table:formula="of:=SUM([.E386:.L386])" office:value-type="float" office:value="0.25845" calcext:value-type="float">
            <text:p>0.25845</text:p>
          </table:table-cell>
          <table:table-cell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770" calcext:value-type="float">
            <text:p>770</text:p>
          </table:table-cell>
          <table:table-cell office:value-type="float" office:value="0.1613" calcext:value-type="float">
            <text:p>0.1613</text:p>
          </table:table-cell>
          <table:table-cell office:value-type="float" office:value="0" calcext:value-type="float">
            <text:p>0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0942" calcext:value-type="float">
            <text:p>0.009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87:.L387])" office:value-type="float" office:value="0" calcext:value-type="float">
            <text:p>0</text:p>
          </table:table-cell>
          <table:table-cell table:formula="of:=SUM([.E387:.H387])" office:value-type="float" office:value="0.16132" calcext:value-type="float">
            <text:p>0.16132</text:p>
          </table:table-cell>
          <table:table-cell table:formula="of:=SUM([.E387:.L387])" office:value-type="float" office:value="0.16132" calcext:value-type="float">
            <text:p>0.16132</text:p>
          </table:table-cell>
          <table:table-cell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772" calcext:value-type="float">
            <text:p>772</text:p>
          </table:table-cell>
          <table:table-cell office:value-type="float" office:value="0.2094" calcext:value-type="float">
            <text:p>0.2094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136" calcext:value-type="float">
            <text:p>0.0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33" calcext:value-type="float">
            <text:p>0.006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88:.L388])" office:value-type="float" office:value="0.006133" calcext:value-type="float">
            <text:p>0.006133</text:p>
          </table:table-cell>
          <table:table-cell table:formula="of:=SUM([.E388:.H388])" office:value-type="float" office:value="0.20336" calcext:value-type="float">
            <text:p>0.20336</text:p>
          </table:table-cell>
          <table:table-cell table:formula="of:=SUM([.E388:.L388])" office:value-type="float" office:value="0.209493" calcext:value-type="float">
            <text:p>0.209493</text:p>
          </table:table-cell>
          <table:table-cell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774" calcext:value-type="float">
            <text:p>774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00005979" calcext:value-type="float">
            <text:p>0.00005979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01375" calcext:value-type="float">
            <text:p>0.0137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89:.L389])" office:value-type="float" office:value="0" calcext:value-type="float">
            <text:p>0</text:p>
          </table:table-cell>
          <table:table-cell table:formula="of:=SUM([.E389:.H389])" office:value-type="float" office:value="0.20760979" calcext:value-type="float">
            <text:p>0.20760979</text:p>
          </table:table-cell>
          <table:table-cell table:formula="of:=SUM([.E389:.L389])" office:value-type="float" office:value="0.20760979" calcext:value-type="float">
            <text:p>0.20760979</text:p>
          </table:table-cell>
          <table:table-cell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776" calcext:value-type="float">
            <text:p>776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5474" calcext:value-type="float">
            <text:p>0.00547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90:.L390])" office:value-type="float" office:value="0" calcext:value-type="float">
            <text:p>0</text:p>
          </table:table-cell>
          <table:table-cell table:formula="of:=SUM([.E390:.H390])" office:value-type="float" office:value="0.188941" calcext:value-type="float">
            <text:p>0.188941</text:p>
          </table:table-cell>
          <table:table-cell table:formula="of:=SUM([.E390:.L390])" office:value-type="float" office:value="0.188941" calcext:value-type="float">
            <text:p>0.188941</text:p>
          </table:table-cell>
          <table:table-cell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778" calcext:value-type="float">
            <text:p>778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0001588" calcext:value-type="float">
            <text:p>0.0001588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008558" calcext:value-type="float">
            <text:p>0.00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28" calcext:value-type="float">
            <text:p>0.0077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91:.L391])" office:value-type="float" office:value="0.007728" calcext:value-type="float">
            <text:p>0.007728</text:p>
          </table:table-cell>
          <table:table-cell table:formula="of:=SUM([.E391:.H391])" office:value-type="float" office:value="0.1901168" calcext:value-type="float">
            <text:p>0.1901168</text:p>
          </table:table-cell>
          <table:table-cell table:formula="of:=SUM([.E391:.L391])" office:value-type="float" office:value="0.1978448" calcext:value-type="float">
            <text:p>0.1978448</text:p>
          </table:table-cell>
          <table:table-cell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780" calcext:value-type="float">
            <text:p>780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0002309" calcext:value-type="float">
            <text:p>0.0002309</text:p>
          </table:table-cell>
          <table:table-cell office:value-type="float" office:value="0.3111" calcext:value-type="float">
            <text:p>0.3111</text:p>
          </table:table-cell>
          <table:table-cell office:value-type="float" office:value="0.01615" calcext:value-type="float">
            <text:p>0.01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1" calcext:value-type="float">
            <text:p>0.001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92:.L392])" office:value-type="float" office:value="0.00181" calcext:value-type="float">
            <text:p>0.00181</text:p>
          </table:table-cell>
          <table:table-cell table:formula="of:=SUM([.E392:.H392])" office:value-type="float" office:value="0.3274809" calcext:value-type="float">
            <text:p>0.3274809</text:p>
          </table:table-cell>
          <table:table-cell table:formula="of:=SUM([.E392:.L392])" office:value-type="float" office:value="0.3292909" calcext:value-type="float">
            <text:p>0.3292909</text:p>
          </table:table-cell>
          <table:table-cell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782" calcext:value-type="float">
            <text:p>782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3011" calcext:value-type="float">
            <text:p>0.030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93:.L393])" office:value-type="float" office:value="0" calcext:value-type="float">
            <text:p>0</text:p>
          </table:table-cell>
          <table:table-cell table:formula="of:=SUM([.E393:.H393])" office:value-type="float" office:value="0.208943" calcext:value-type="float">
            <text:p>0.208943</text:p>
          </table:table-cell>
          <table:table-cell table:formula="of:=SUM([.E393:.L393])" office:value-type="float" office:value="0.208943" calcext:value-type="float">
            <text:p>0.208943</text:p>
          </table:table-cell>
          <table:table-cell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784" calcext:value-type="float">
            <text:p>784</text:p>
          </table:table-cell>
          <table:table-cell office:value-type="float" office:value="0.1792" calcext:value-type="float">
            <text:p>0.1792</text:p>
          </table:table-cell>
          <table:table-cell office:value-type="float" office:value="0" calcext:value-type="float">
            <text:p>0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00636" calcext:value-type="float">
            <text:p>0.0063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94:.L394])" office:value-type="float" office:value="0" calcext:value-type="float">
            <text:p>0</text:p>
          </table:table-cell>
          <table:table-cell table:formula="of:=SUM([.E394:.H394])" office:value-type="float" office:value="0.17916" calcext:value-type="float">
            <text:p>0.17916</text:p>
          </table:table-cell>
          <table:table-cell table:formula="of:=SUM([.E394:.L394])" office:value-type="float" office:value="0.17916" calcext:value-type="float">
            <text:p>0.17916</text:p>
          </table:table-cell>
          <table:table-cell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786" calcext:value-type="float">
            <text:p>78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00004796" calcext:value-type="float">
            <text:p>0.00004796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02981" calcext:value-type="float">
            <text:p>0.0298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95:.L395])" office:value-type="float" office:value="0" calcext:value-type="float">
            <text:p>0</text:p>
          </table:table-cell>
          <table:table-cell table:formula="of:=SUM([.E395:.H395])" office:value-type="float" office:value="0.20345796" calcext:value-type="float">
            <text:p>0.20345796</text:p>
          </table:table-cell>
          <table:table-cell table:formula="of:=SUM([.E395:.L395])" office:value-type="float" office:value="0.20345796" calcext:value-type="float">
            <text:p>0.20345796</text:p>
          </table:table-cell>
          <table:table-cell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788" calcext:value-type="float">
            <text:p>788</text:p>
          </table:table-cell>
          <table:table-cell office:value-type="float" office:value="0.1842" calcext:value-type="float">
            <text:p>0.1842</text:p>
          </table:table-cell>
          <table:table-cell office:value-type="float" office:value="0" calcext:value-type="float">
            <text:p>0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2879" calcext:value-type="float">
            <text:p>0.0287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96:.L396])" office:value-type="float" office:value="0" calcext:value-type="float">
            <text:p>0</text:p>
          </table:table-cell>
          <table:table-cell table:formula="of:=SUM([.E396:.H396])" office:value-type="float" office:value="0.18419" calcext:value-type="float">
            <text:p>0.18419</text:p>
          </table:table-cell>
          <table:table-cell table:formula="of:=SUM([.E396:.L396])" office:value-type="float" office:value="0.18419" calcext:value-type="float">
            <text:p>0.18419</text:p>
          </table:table-cell>
          <table:table-cell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790" calcext:value-type="float">
            <text:p>790</text:p>
          </table:table-cell>
          <table:table-cell office:value-type="float" office:value="0.1711" calcext:value-type="float">
            <text:p>0.1711</text:p>
          </table:table-cell>
          <table:table-cell office:value-type="float" office:value="0" calcext:value-type="float">
            <text:p>0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1301" calcext:value-type="float">
            <text:p>0.01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24" calcext:value-type="float">
            <text:p>0.006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97:.L397])" office:value-type="float" office:value="0.006124" calcext:value-type="float">
            <text:p>0.006124</text:p>
          </table:table-cell>
          <table:table-cell table:formula="of:=SUM([.E397:.H397])" office:value-type="float" office:value="0.16491" calcext:value-type="float">
            <text:p>0.16491</text:p>
          </table:table-cell>
          <table:table-cell table:formula="of:=SUM([.E397:.L397])" office:value-type="float" office:value="0.171034" calcext:value-type="float">
            <text:p>0.171034</text:p>
          </table:table-cell>
          <table:table-cell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792" calcext:value-type="float">
            <text:p>792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00002708" calcext:value-type="float">
            <text:p>0.00000270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004596" calcext:value-type="float">
            <text:p>0.00459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98:.L398])" office:value-type="float" office:value="0" calcext:value-type="float">
            <text:p>0</text:p>
          </table:table-cell>
          <table:table-cell table:formula="of:=SUM([.E398:.H398])" office:value-type="float" office:value="0.142398708" calcext:value-type="float">
            <text:p>0.142398708</text:p>
          </table:table-cell>
          <table:table-cell table:formula="of:=SUM([.E398:.L398])" office:value-type="float" office:value="0.142398708" calcext:value-type="float">
            <text:p>0.142398708</text:p>
          </table:table-cell>
          <table:table-cell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794" calcext:value-type="float">
            <text:p>794</text:p>
          </table:table-cell>
          <table:table-cell office:value-type="float" office:value="0.1178" calcext:value-type="float">
            <text:p>0.1178</text:p>
          </table:table-cell>
          <table:table-cell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06774" calcext:value-type="float">
            <text:p>0.00677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399:.L399])" office:value-type="float" office:value="0" calcext:value-type="float">
            <text:p>0</text:p>
          </table:table-cell>
          <table:table-cell table:formula="of:=SUM([.E399:.H399])" office:value-type="float" office:value="0.117874" calcext:value-type="float">
            <text:p>0.117874</text:p>
          </table:table-cell>
          <table:table-cell table:formula="of:=SUM([.E399:.L399])" office:value-type="float" office:value="0.117874" calcext:value-type="float">
            <text:p>0.117874</text:p>
          </table:table-cell>
          <table:table-cell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796" calcext:value-type="float">
            <text:p>79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" calcext:value-type="float">
            <text:p>0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002634" calcext:value-type="float">
            <text:p>0.00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28" calcext:value-type="float">
            <text:p>0.0067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400:.L400])" office:value-type="float" office:value="0.006728" calcext:value-type="float">
            <text:p>0.006728</text:p>
          </table:table-cell>
          <table:table-cell table:formula="of:=SUM([.E400:.H400])" office:value-type="float" office:value="0.116134" calcext:value-type="float">
            <text:p>0.116134</text:p>
          </table:table-cell>
          <table:table-cell table:formula="of:=SUM([.E400:.L400])" office:value-type="float" office:value="0.122862" calcext:value-type="float">
            <text:p>0.122862</text:p>
          </table:table-cell>
          <table:table-cell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798" calcext:value-type="float">
            <text:p>798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0006009" calcext:value-type="float">
            <text:p>0.0006009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1581" calcext:value-type="float">
            <text:p>0.0158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01:.L401])" office:value-type="float" office:value="0" calcext:value-type="float">
            <text:p>0</text:p>
          </table:table-cell>
          <table:table-cell table:formula="of:=SUM([.E401:.H401])" office:value-type="float" office:value="0.1368109" calcext:value-type="float">
            <text:p>0.1368109</text:p>
          </table:table-cell>
          <table:table-cell table:formula="of:=SUM([.E401:.L401])" office:value-type="float" office:value="0.1368109" calcext:value-type="float">
            <text:p>0.1368109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.1214" calcext:value-type="float">
            <text:p>0.1214</text:p>
          </table:table-cell>
          <table:table-cell office:value-type="float" office:value="0" calcext:value-type="float">
            <text:p>0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05589" calcext:value-type="float">
            <text:p>0.005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51" calcext:value-type="float">
            <text:p>0.0045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402:.L402])" office:value-type="float" office:value="0.004551" calcext:value-type="float">
            <text:p>0.004551</text:p>
          </table:table-cell>
          <table:table-cell table:formula="of:=SUM([.E402:.H402])" office:value-type="float" office:value="0.116889" calcext:value-type="float">
            <text:p>0.116889</text:p>
          </table:table-cell>
          <table:table-cell table:formula="of:=SUM([.E402:.L402])" office:value-type="float" office:value="0.12144" calcext:value-type="float">
            <text:p>0.12144</text:p>
          </table:table-cell>
          <table:table-cell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802" calcext:value-type="float">
            <text:p>802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01969" calcext:value-type="float">
            <text:p>0.0001969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006278" calcext:value-type="float">
            <text:p>0.00627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03:.L403])" office:value-type="float" office:value="0" calcext:value-type="float">
            <text:p>0</text:p>
          </table:table-cell>
          <table:table-cell table:formula="of:=SUM([.E403:.H403])" office:value-type="float" office:value="0.1649749" calcext:value-type="float">
            <text:p>0.1649749</text:p>
          </table:table-cell>
          <table:table-cell table:formula="of:=SUM([.E403:.L403])" office:value-type="float" office:value="0.1649749" calcext:value-type="float">
            <text:p>0.1649749</text:p>
          </table:table-cell>
          <table:table-cell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804" calcext:value-type="float">
            <text:p>804</text:p>
          </table:table-cell>
          <table:table-cell office:value-type="float" office:value="0.0741" calcext:value-type="float">
            <text:p>0.0741</text:p>
          </table:table-cell>
          <table:table-cell office:value-type="float" office:value="0" calcext:value-type="float">
            <text:p>0</text:p>
          </table:table-cell>
          <table:table-cell office:value-type="float" office:value="0.07364" calcext:value-type="float">
            <text:p>0.07364</text:p>
          </table:table-cell>
          <table:table-cell office:value-type="float" office:value="0.0004658" calcext:value-type="float">
            <text:p>0.000465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04:.L404])" office:value-type="float" office:value="0" calcext:value-type="float">
            <text:p>0</text:p>
          </table:table-cell>
          <table:table-cell table:formula="of:=SUM([.E404:.H404])" office:value-type="float" office:value="0.0741058" calcext:value-type="float">
            <text:p>0.0741058</text:p>
          </table:table-cell>
          <table:table-cell table:formula="of:=SUM([.E404:.L404])" office:value-type="float" office:value="0.0741058" calcext:value-type="float">
            <text:p>0.0741058</text:p>
          </table:table-cell>
          <table:table-cell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806" calcext:value-type="float">
            <text:p>806</text:p>
          </table:table-cell>
          <table:table-cell office:value-type="float" office:value="0.08027" calcext:value-type="float">
            <text:p>0.08027</text:p>
          </table:table-cell>
          <table:table-cell office:value-type="float" office:value="0.0003635" calcext:value-type="float">
            <text:p>0.0003635</text:p>
          </table:table-cell>
          <table:table-cell office:value-type="float" office:value="0.06479" calcext:value-type="float">
            <text:p>0.06479</text:p>
          </table:table-cell>
          <table:table-cell office:value-type="float" office:value="0.01512" calcext:value-type="float">
            <text:p>0.015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05:.L405])" office:value-type="float" office:value="0" calcext:value-type="float">
            <text:p>0</text:p>
          </table:table-cell>
          <table:table-cell table:formula="of:=SUM([.E405:.H405])" office:value-type="float" office:value="0.0802735" calcext:value-type="float">
            <text:p>0.0802735</text:p>
          </table:table-cell>
          <table:table-cell table:formula="of:=SUM([.E405:.L405])" office:value-type="float" office:value="0.0802735" calcext:value-type="float">
            <text:p>0.0802735</text:p>
          </table:table-cell>
          <table:table-cell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808" calcext:value-type="float">
            <text:p>808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0003663" calcext:value-type="float">
            <text:p>0.0003663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04205" calcext:value-type="float">
            <text:p>0.0042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06:.L406])" office:value-type="float" office:value="0" calcext:value-type="float">
            <text:p>0</text:p>
          </table:table-cell>
          <table:table-cell table:formula="of:=SUM([.E406:.H406])" office:value-type="float" office:value="0.1052713" calcext:value-type="float">
            <text:p>0.1052713</text:p>
          </table:table-cell>
          <table:table-cell table:formula="of:=SUM([.E406:.L406])" office:value-type="float" office:value="0.1052713" calcext:value-type="float">
            <text:p>0.1052713</text:p>
          </table:table-cell>
          <table:table-cell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810" calcext:value-type="float">
            <text:p>810</text:p>
          </table:table-cell>
          <table:table-cell office:value-type="float" office:value="0.08095" calcext:value-type="float">
            <text:p>0.08095</text:p>
          </table:table-cell>
          <table:table-cell office:value-type="float" office:value="0.00004002" calcext:value-type="float">
            <text:p>0.00004002</text:p>
          </table:table-cell>
          <table:table-cell office:value-type="float" office:value="0.08091" calcext:value-type="float">
            <text:p>0.0809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07:.L407])" office:value-type="float" office:value="0" calcext:value-type="float">
            <text:p>0</text:p>
          </table:table-cell>
          <table:table-cell table:formula="of:=SUM([.E407:.H407])" office:value-type="float" office:value="0.08095002" calcext:value-type="float">
            <text:p>0.08095002</text:p>
          </table:table-cell>
          <table:table-cell table:formula="of:=SUM([.E407:.L407])" office:value-type="float" office:value="0.08095002" calcext:value-type="float">
            <text:p>0.08095002</text:p>
          </table:table-cell>
          <table:table-cell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812" calcext:value-type="float">
            <text:p>812</text:p>
          </table:table-cell>
          <table:table-cell office:value-type="float" office:value="0.05533" calcext:value-type="float">
            <text:p>0.05533</text:p>
          </table:table-cell>
          <table:table-cell office:value-type="float" office:value="0.0001416" calcext:value-type="float">
            <text:p>0.0001416</text:p>
          </table:table-cell>
          <table:table-cell office:value-type="float" office:value="0.04603" calcext:value-type="float">
            <text:p>0.04603</text:p>
          </table:table-cell>
          <table:table-cell office:value-type="float" office:value="0.009167" calcext:value-type="float">
            <text:p>0.00916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08:.L408])" office:value-type="float" office:value="0" calcext:value-type="float">
            <text:p>0</text:p>
          </table:table-cell>
          <table:table-cell table:formula="of:=SUM([.E408:.H408])" office:value-type="float" office:value="0.0553386" calcext:value-type="float">
            <text:p>0.0553386</text:p>
          </table:table-cell>
          <table:table-cell table:formula="of:=SUM([.E408:.L408])" office:value-type="float" office:value="0.0553386" calcext:value-type="float">
            <text:p>0.0553386</text:p>
          </table:table-cell>
          <table:table-cell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814" calcext:value-type="float">
            <text:p>814</text:p>
          </table:table-cell>
          <table:table-cell office:value-type="float" office:value="0.09299" calcext:value-type="float">
            <text:p>0.09299</text:p>
          </table:table-cell>
          <table:table-cell office:value-type="float" office:value="0.0001069" calcext:value-type="float">
            <text:p>0.0001069</text:p>
          </table:table-cell>
          <table:table-cell office:value-type="float" office:value="0.08542" calcext:value-type="float">
            <text:p>0.08542</text:p>
          </table:table-cell>
          <table:table-cell office:value-type="float" office:value="0.007461" calcext:value-type="float">
            <text:p>0.00746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09:.L409])" office:value-type="float" office:value="0" calcext:value-type="float">
            <text:p>0</text:p>
          </table:table-cell>
          <table:table-cell table:formula="of:=SUM([.E409:.H409])" office:value-type="float" office:value="0.0929879" calcext:value-type="float">
            <text:p>0.0929879</text:p>
          </table:table-cell>
          <table:table-cell table:formula="of:=SUM([.E409:.L409])" office:value-type="float" office:value="0.0929879" calcext:value-type="float">
            <text:p>0.0929879</text:p>
          </table:table-cell>
          <table:table-cell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816" calcext:value-type="float">
            <text:p>816</text:p>
          </table:table-cell>
          <table:table-cell office:value-type="float" office:value="0.1118" calcext:value-type="float">
            <text:p>0.1118</text:p>
          </table:table-cell>
          <table:table-cell office:value-type="float" office:value="0" calcext:value-type="float">
            <text:p>0</text:p>
          </table:table-cell>
          <table:table-cell office:value-type="float" office:value="0.1031" calcext:value-type="float">
            <text:p>0.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48" calcext:value-type="float">
            <text:p>0.0086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410:.L410])" office:value-type="float" office:value="0.008648" calcext:value-type="float">
            <text:p>0.008648</text:p>
          </table:table-cell>
          <table:table-cell table:formula="of:=SUM([.E410:.H410])" office:value-type="float" office:value="0.1031" calcext:value-type="float">
            <text:p>0.1031</text:p>
          </table:table-cell>
          <table:table-cell table:formula="of:=SUM([.E410:.L410])" office:value-type="float" office:value="0.111748" calcext:value-type="float">
            <text:p>0.111748</text:p>
          </table:table-cell>
          <table:table-cell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818" calcext:value-type="float">
            <text:p>818</text:p>
          </table:table-cell>
          <table:table-cell office:value-type="float" office:value="0.05227" calcext:value-type="float">
            <text:p>0.05227</text:p>
          </table:table-cell>
          <table:table-cell office:value-type="float" office:value="0" calcext:value-type="float">
            <text:p>0</text:p>
          </table:table-cell>
          <table:table-cell office:value-type="float" office:value="0.05227" calcext:value-type="float">
            <text:p>0.052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11:.L411])" office:value-type="float" office:value="0" calcext:value-type="float">
            <text:p>0</text:p>
          </table:table-cell>
          <table:table-cell table:formula="of:=SUM([.E411:.H411])" office:value-type="float" office:value="0.05227" calcext:value-type="float">
            <text:p>0.05227</text:p>
          </table:table-cell>
          <table:table-cell table:formula="of:=SUM([.E411:.L411])" office:value-type="float" office:value="0.05227" calcext:value-type="float">
            <text:p>0.05227</text:p>
          </table:table-cell>
          <table:table-cell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820" calcext:value-type="float">
            <text:p>820</text:p>
          </table:table-cell>
          <table:table-cell office:value-type="float" office:value="0.09932" calcext:value-type="float">
            <text:p>0.09932</text:p>
          </table:table-cell>
          <table:table-cell office:value-type="float" office:value="0.0002974" calcext:value-type="float">
            <text:p>0.0002974</text:p>
          </table:table-cell>
          <table:table-cell office:value-type="float" office:value="0.09494" calcext:value-type="float">
            <text:p>0.09494</text:p>
          </table:table-cell>
          <table:table-cell office:value-type="float" office:value="0.004083" calcext:value-type="float">
            <text:p>0.00408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12:.L412])" office:value-type="float" office:value="0" calcext:value-type="float">
            <text:p>0</text:p>
          </table:table-cell>
          <table:table-cell table:formula="of:=SUM([.E412:.H412])" office:value-type="float" office:value="0.0993204" calcext:value-type="float">
            <text:p>0.0993204</text:p>
          </table:table-cell>
          <table:table-cell table:formula="of:=SUM([.E412:.L412])" office:value-type="float" office:value="0.0993204" calcext:value-type="float">
            <text:p>0.0993204</text:p>
          </table:table-cell>
          <table:table-cell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822" calcext:value-type="float">
            <text:p>822</text:p>
          </table:table-cell>
          <table:table-cell office:value-type="float" office:value="0.05433" calcext:value-type="float">
            <text:p>0.05433</text:p>
          </table:table-cell>
          <table:table-cell office:value-type="float" office:value="0.0003657" calcext:value-type="float">
            <text:p>0.0003657</text:p>
          </table:table-cell>
          <table:table-cell office:value-type="float" office:value="0.04743" calcext:value-type="float">
            <text:p>0.04743</text:p>
          </table:table-cell>
          <table:table-cell office:value-type="float" office:value="0.006528" calcext:value-type="float">
            <text:p>0.00652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13:.L413])" office:value-type="float" office:value="0" calcext:value-type="float">
            <text:p>0</text:p>
          </table:table-cell>
          <table:table-cell table:formula="of:=SUM([.E413:.H413])" office:value-type="float" office:value="0.0543237" calcext:value-type="float">
            <text:p>0.0543237</text:p>
          </table:table-cell>
          <table:table-cell table:formula="of:=SUM([.E413:.L413])" office:value-type="float" office:value="0.0543237" calcext:value-type="float">
            <text:p>0.0543237</text:p>
          </table:table-cell>
          <table:table-cell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824" calcext:value-type="float">
            <text:p>824</text:p>
          </table:table-cell>
          <table:table-cell office:value-type="float" office:value="0.05572" calcext:value-type="float">
            <text:p>0.05572</text:p>
          </table:table-cell>
          <table:table-cell office:value-type="float" office:value="0.00004663" calcext:value-type="float">
            <text:p>0.00004663</text:p>
          </table:table-cell>
          <table:table-cell office:value-type="float" office:value="0.04824" calcext:value-type="float">
            <text:p>0.04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34" calcext:value-type="float">
            <text:p>0.0074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414:.L414])" office:value-type="float" office:value="0.007434" calcext:value-type="float">
            <text:p>0.007434</text:p>
          </table:table-cell>
          <table:table-cell table:formula="of:=SUM([.E414:.H414])" office:value-type="float" office:value="0.04828663" calcext:value-type="float">
            <text:p>0.04828663</text:p>
          </table:table-cell>
          <table:table-cell table:formula="of:=SUM([.E414:.L414])" office:value-type="float" office:value="0.05572063" calcext:value-type="float">
            <text:p>0.05572063</text:p>
          </table:table-cell>
          <table:table-cell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826" calcext:value-type="float">
            <text:p>826</text:p>
          </table:table-cell>
          <table:table-cell office:value-type="float" office:value="0.0522" calcext:value-type="float">
            <text:p>0.0522</text:p>
          </table:table-cell>
          <table:table-cell office:value-type="float" office:value="0" calcext:value-type="float">
            <text:p>0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1605" calcext:value-type="float">
            <text:p>0.016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15:.L415])" office:value-type="float" office:value="0" calcext:value-type="float">
            <text:p>0</text:p>
          </table:table-cell>
          <table:table-cell table:formula="of:=SUM([.E415:.H415])" office:value-type="float" office:value="0.0522" calcext:value-type="float">
            <text:p>0.0522</text:p>
          </table:table-cell>
          <table:table-cell table:formula="of:=SUM([.E415:.L415])" office:value-type="float" office:value="0.0522" calcext:value-type="float">
            <text:p>0.0522</text:p>
          </table:table-cell>
          <table:table-cell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828" calcext:value-type="float">
            <text:p>828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0.0002613" calcext:value-type="float">
            <text:p>0.0002613</text:p>
          </table:table-cell>
          <table:table-cell office:value-type="float" office:value="0.06032" calcext:value-type="float">
            <text:p>0.0603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16:.L416])" office:value-type="float" office:value="0" calcext:value-type="float">
            <text:p>0</text:p>
          </table:table-cell>
          <table:table-cell table:formula="of:=SUM([.E416:.H416])" office:value-type="float" office:value="0.0605813" calcext:value-type="float">
            <text:p>0.0605813</text:p>
          </table:table-cell>
          <table:table-cell table:formula="of:=SUM([.E416:.L416])" office:value-type="float" office:value="0.0605813" calcext:value-type="float">
            <text:p>0.0605813</text:p>
          </table:table-cell>
          <table:table-cell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830" calcext:value-type="float">
            <text:p>830</text:p>
          </table:table-cell>
          <table:table-cell office:value-type="float" office:value="0.04727" calcext:value-type="float">
            <text:p>0.04727</text:p>
          </table:table-cell>
          <table:table-cell office:value-type="float" office:value="0" calcext:value-type="float">
            <text:p>0</text:p>
          </table:table-cell>
          <table:table-cell office:value-type="float" office:value="0.04727" calcext:value-type="float">
            <text:p>0.047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17:.L417])" office:value-type="float" office:value="0" calcext:value-type="float">
            <text:p>0</text:p>
          </table:table-cell>
          <table:table-cell table:formula="of:=SUM([.E417:.H417])" office:value-type="float" office:value="0.04727" calcext:value-type="float">
            <text:p>0.04727</text:p>
          </table:table-cell>
          <table:table-cell table:formula="of:=SUM([.E417:.L417])" office:value-type="float" office:value="0.04727" calcext:value-type="float">
            <text:p>0.04727</text:p>
          </table:table-cell>
          <table:table-cell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832" calcext:value-type="float">
            <text:p>832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" calcext:value-type="float">
            <text:p>0</text:p>
          </table:table-cell>
          <table:table-cell office:value-type="float" office:value="0.01417" calcext:value-type="float">
            <text:p>0.014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18:.L418])" office:value-type="float" office:value="0" calcext:value-type="float">
            <text:p>0</text:p>
          </table:table-cell>
          <table:table-cell table:formula="of:=SUM([.E418:.H418])" office:value-type="float" office:value="0.01417" calcext:value-type="float">
            <text:p>0.01417</text:p>
          </table:table-cell>
          <table:table-cell table:formula="of:=SUM([.E418:.L418])" office:value-type="float" office:value="0.01417" calcext:value-type="float">
            <text:p>0.01417</text:p>
          </table:table-cell>
          <table:table-cell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834" calcext:value-type="float">
            <text:p>834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" calcext:value-type="float">
            <text:p>0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7796" calcext:value-type="float">
            <text:p>0.00779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19:.L419])" office:value-type="float" office:value="0" calcext:value-type="float">
            <text:p>0</text:p>
          </table:table-cell>
          <table:table-cell table:formula="of:=SUM([.E419:.H419])" office:value-type="float" office:value="0.027656" calcext:value-type="float">
            <text:p>0.027656</text:p>
          </table:table-cell>
          <table:table-cell table:formula="of:=SUM([.E419:.L419])" office:value-type="float" office:value="0.027656" calcext:value-type="float">
            <text:p>0.027656</text:p>
          </table:table-cell>
          <table:table-cell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836" calcext:value-type="float">
            <text:p>836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" calcext:value-type="float">
            <text:p>0</text:p>
          </table:table-cell>
          <table:table-cell office:value-type="float" office:value="0.01607" calcext:value-type="float">
            <text:p>0.0160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20:.L420])" office:value-type="float" office:value="0" calcext:value-type="float">
            <text:p>0</text:p>
          </table:table-cell>
          <table:table-cell table:formula="of:=SUM([.E420:.H420])" office:value-type="float" office:value="0.01607" calcext:value-type="float">
            <text:p>0.01607</text:p>
          </table:table-cell>
          <table:table-cell table:formula="of:=SUM([.E420:.L420])" office:value-type="float" office:value="0.01607" calcext:value-type="float">
            <text:p>0.01607</text:p>
          </table:table-cell>
          <table:table-cell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838" calcext:value-type="float">
            <text:p>838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" calcext:value-type="float">
            <text:p>0</text:p>
          </table:table-cell>
          <table:table-cell office:value-type="float" office:value="0.01742" calcext:value-type="float">
            <text:p>0.017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21:.L421])" office:value-type="float" office:value="0" calcext:value-type="float">
            <text:p>0</text:p>
          </table:table-cell>
          <table:table-cell table:formula="of:=SUM([.E421:.H421])" office:value-type="float" office:value="0.01742" calcext:value-type="float">
            <text:p>0.01742</text:p>
          </table:table-cell>
          <table:table-cell table:formula="of:=SUM([.E421:.L421])" office:value-type="float" office:value="0.01742" calcext:value-type="float">
            <text:p>0.01742</text:p>
          </table:table-cell>
          <table:table-cell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840" calcext:value-type="float">
            <text:p>840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" calcext:value-type="float">
            <text:p>0</text:p>
          </table:table-cell>
          <table:table-cell office:value-type="float" office:value="0.01441" calcext:value-type="float">
            <text:p>0.0144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22:.L422])" office:value-type="float" office:value="0" calcext:value-type="float">
            <text:p>0</text:p>
          </table:table-cell>
          <table:table-cell table:formula="of:=SUM([.E422:.H422])" office:value-type="float" office:value="0.01441" calcext:value-type="float">
            <text:p>0.01441</text:p>
          </table:table-cell>
          <table:table-cell table:formula="of:=SUM([.E422:.L422])" office:value-type="float" office:value="0.01441" calcext:value-type="float">
            <text:p>0.01441</text:p>
          </table:table-cell>
          <table:table-cell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842" calcext:value-type="float">
            <text:p>842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0.00002508" calcext:value-type="float">
            <text:p>0.0000250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523" calcext:value-type="float">
            <text:p>0.0075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23:.L423])" office:value-type="float" office:value="0" calcext:value-type="float">
            <text:p>0</text:p>
          </table:table-cell>
          <table:table-cell table:formula="of:=SUM([.E423:.H423])" office:value-type="float" office:value="0.03554808" calcext:value-type="float">
            <text:p>0.03554808</text:p>
          </table:table-cell>
          <table:table-cell table:formula="of:=SUM([.E423:.L423])" office:value-type="float" office:value="0.03554808" calcext:value-type="float">
            <text:p>0.03554808</text:p>
          </table:table-cell>
          <table:table-cell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844" calcext:value-type="float">
            <text:p>844</text:p>
          </table:table-cell>
          <table:table-cell office:value-type="float" office:value="0.0346" calcext:value-type="float">
            <text:p>0.0346</text:p>
          </table:table-cell>
          <table:table-cell office:value-type="float" office:value="0" calcext:value-type="float">
            <text:p>0</text:p>
          </table:table-cell>
          <table:table-cell office:value-type="float" office:value="0.0346" calcext:value-type="float">
            <text:p>0.034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24:.L424])" office:value-type="float" office:value="0" calcext:value-type="float">
            <text:p>0</text:p>
          </table:table-cell>
          <table:table-cell table:formula="of:=SUM([.E424:.H424])" office:value-type="float" office:value="0.0346" calcext:value-type="float">
            <text:p>0.0346</text:p>
          </table:table-cell>
          <table:table-cell table:formula="of:=SUM([.E424:.L424])" office:value-type="float" office:value="0.0346" calcext:value-type="float">
            <text:p>0.0346</text:p>
          </table:table-cell>
          <table:table-cell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846" calcext:value-type="float">
            <text:p>846</text:p>
          </table:table-cell>
          <table:table-cell office:value-type="float" office:value="0.008813" calcext:value-type="float">
            <text:p>0.008813</text:p>
          </table:table-cell>
          <table:table-cell office:value-type="float" office:value="0" calcext:value-type="float">
            <text:p>0</text:p>
          </table:table-cell>
          <table:table-cell office:value-type="float" office:value="0.008813" calcext:value-type="float">
            <text:p>0.0088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25:.L425])" office:value-type="float" office:value="0" calcext:value-type="float">
            <text:p>0</text:p>
          </table:table-cell>
          <table:table-cell table:formula="of:=SUM([.E425:.H425])" office:value-type="float" office:value="0.008813" calcext:value-type="float">
            <text:p>0.008813</text:p>
          </table:table-cell>
          <table:table-cell table:formula="of:=SUM([.E425:.L425])" office:value-type="float" office:value="0.008813" calcext:value-type="float">
            <text:p>0.008813</text:p>
          </table:table-cell>
          <table:table-cell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848" calcext:value-type="float">
            <text:p>848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" calcext:value-type="float">
            <text:p>0</text:p>
          </table:table-cell>
          <table:table-cell office:value-type="float" office:value="0.003818" calcext:value-type="float">
            <text:p>0.0038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26:.L426])" office:value-type="float" office:value="0" calcext:value-type="float">
            <text:p>0</text:p>
          </table:table-cell>
          <table:table-cell table:formula="of:=SUM([.E426:.H426])" office:value-type="float" office:value="0.003818" calcext:value-type="float">
            <text:p>0.003818</text:p>
          </table:table-cell>
          <table:table-cell table:formula="of:=SUM([.E426:.L426])" office:value-type="float" office:value="0.003818" calcext:value-type="float">
            <text:p>0.003818</text:p>
          </table:table-cell>
          <table:table-cell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27:.L427])" office:value-type="float" office:value="0" calcext:value-type="float">
            <text:p>0</text:p>
          </table:table-cell>
          <table:table-cell table:formula="of:=SUM([.E427:.H427])" office:value-type="float" office:value="0" calcext:value-type="float">
            <text:p>0</text:p>
          </table:table-cell>
          <table:table-cell table:formula="of:=SUM([.E427:.L42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852" calcext:value-type="float">
            <text:p>852</text:p>
          </table:table-cell>
          <table:table-cell office:value-type="float" office:value="0.008129" calcext:value-type="float">
            <text:p>0.008129</text:p>
          </table:table-cell>
          <table:table-cell office:value-type="float" office:value="0" calcext:value-type="float">
            <text:p>0</text:p>
          </table:table-cell>
          <table:table-cell office:value-type="float" office:value="0.008129" calcext:value-type="float">
            <text:p>0.00812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28:.L428])" office:value-type="float" office:value="0" calcext:value-type="float">
            <text:p>0</text:p>
          </table:table-cell>
          <table:table-cell table:formula="of:=SUM([.E428:.H428])" office:value-type="float" office:value="0.008129" calcext:value-type="float">
            <text:p>0.008129</text:p>
          </table:table-cell>
          <table:table-cell table:formula="of:=SUM([.E428:.L428])" office:value-type="float" office:value="0.008129" calcext:value-type="float">
            <text:p>0.008129</text:p>
          </table:table-cell>
          <table:table-cell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854" calcext:value-type="float">
            <text:p>854</text:p>
          </table:table-cell>
          <table:table-cell office:value-type="float" office:value="0.0278" calcext:value-type="float">
            <text:p>0.0278</text:p>
          </table:table-cell>
          <table:table-cell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29:.L429])" office:value-type="float" office:value="0" calcext:value-type="float">
            <text:p>0</text:p>
          </table:table-cell>
          <table:table-cell table:formula="of:=SUM([.E429:.H429])" office:value-type="float" office:value="0.0278" calcext:value-type="float">
            <text:p>0.0278</text:p>
          </table:table-cell>
          <table:table-cell table:formula="of:=SUM([.E429:.L429])" office:value-type="float" office:value="0.0278" calcext:value-type="float">
            <text:p>0.0278</text:p>
          </table:table-cell>
          <table:table-cell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856" calcext:value-type="float">
            <text:p>856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" calcext:value-type="float">
            <text:p>0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5779" calcext:value-type="float">
            <text:p>0.00577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30:.L430])" office:value-type="float" office:value="0" calcext:value-type="float">
            <text:p>0</text:p>
          </table:table-cell>
          <table:table-cell table:formula="of:=SUM([.E430:.H430])" office:value-type="float" office:value="0.021959" calcext:value-type="float">
            <text:p>0.021959</text:p>
          </table:table-cell>
          <table:table-cell table:formula="of:=SUM([.E430:.L430])" office:value-type="float" office:value="0.021959" calcext:value-type="float">
            <text:p>0.021959</text:p>
          </table:table-cell>
          <table:table-cell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858" calcext:value-type="float">
            <text:p>858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" calcext:value-type="float">
            <text:p>0</text:p>
          </table:table-cell>
          <table:table-cell office:value-type="float" office:value="0.01328" calcext:value-type="float">
            <text:p>0.0132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31:.L431])" office:value-type="float" office:value="0" calcext:value-type="float">
            <text:p>0</text:p>
          </table:table-cell>
          <table:table-cell table:formula="of:=SUM([.E431:.H431])" office:value-type="float" office:value="0.01328" calcext:value-type="float">
            <text:p>0.01328</text:p>
          </table:table-cell>
          <table:table-cell table:formula="of:=SUM([.E431:.L431])" office:value-type="float" office:value="0.01328" calcext:value-type="float">
            <text:p>0.01328</text:p>
          </table:table-cell>
          <table:table-cell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0001528" calcext:value-type="float">
            <text:p>0.00015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I432:.L432])" office:value-type="float" office:value="0" calcext:value-type="float">
            <text:p>0</text:p>
          </table:table-cell>
          <table:table-cell table:formula="of:=SUM([.E432:.H432])" office:value-type="float" office:value="0.0001528" calcext:value-type="float">
            <text:p>0.0001528</text:p>
          </table:table-cell>
          <table:table-cell table:formula="of:=SUM([.E432:.L432])" office:value-type="float" office:value="0.0001528" calcext:value-type="float">
            <text:p>0.0001528</text:p>
          </table:table-cell>
          <table:table-cell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862" calcext:value-type="float">
            <text:p>862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0" calcext:value-type="float">
            <text:p>0</text:p>
          </table:table-cell>
          <table:table-cell office:value-type="float" office:value="0.001539" calcext:value-type="float">
            <text:p>0.00153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33:.L433])" office:value-type="float" office:value="0" calcext:value-type="float">
            <text:p>0</text:p>
          </table:table-cell>
          <table:table-cell table:formula="of:=SUM([.E433:.H433])" office:value-type="float" office:value="0.001539" calcext:value-type="float">
            <text:p>0.001539</text:p>
          </table:table-cell>
          <table:table-cell table:formula="of:=SUM([.E433:.L433])" office:value-type="float" office:value="0.001539" calcext:value-type="float">
            <text:p>0.001539</text:p>
          </table:table-cell>
          <table:table-cell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864" calcext:value-type="float">
            <text:p>86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34:.L434])" office:value-type="float" office:value="0" calcext:value-type="float">
            <text:p>0</text:p>
          </table:table-cell>
          <table:table-cell table:formula="of:=SUM([.E434:.H434])" office:value-type="float" office:value="0" calcext:value-type="float">
            <text:p>0</text:p>
          </table:table-cell>
          <table:table-cell table:formula="of:=SUM([.E434:.L43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866" calcext:value-type="float">
            <text:p>86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" calcext:value-type="float">
            <text:p>0</text:p>
          </table:table-cell>
          <table:table-cell office:value-type="float" office:value="0.01128" calcext:value-type="float">
            <text:p>0.0112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35:.L435])" office:value-type="float" office:value="0" calcext:value-type="float">
            <text:p>0</text:p>
          </table:table-cell>
          <table:table-cell table:formula="of:=SUM([.E435:.H435])" office:value-type="float" office:value="0.01128" calcext:value-type="float">
            <text:p>0.01128</text:p>
          </table:table-cell>
          <table:table-cell table:formula="of:=SUM([.E435:.L435])" office:value-type="float" office:value="0.01128" calcext:value-type="float">
            <text:p>0.01128</text:p>
          </table:table-cell>
          <table:table-cell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868" calcext:value-type="float">
            <text:p>86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" calcext:value-type="float">
            <text:p>0</text:p>
          </table:table-cell>
          <table:table-cell office:value-type="float" office:value="0.01202" calcext:value-type="float">
            <text:p>0.0120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36:.L436])" office:value-type="float" office:value="0" calcext:value-type="float">
            <text:p>0</text:p>
          </table:table-cell>
          <table:table-cell table:formula="of:=SUM([.E436:.H436])" office:value-type="float" office:value="0.01202" calcext:value-type="float">
            <text:p>0.01202</text:p>
          </table:table-cell>
          <table:table-cell table:formula="of:=SUM([.E436:.L436])" office:value-type="float" office:value="0.01202" calcext:value-type="float">
            <text:p>0.01202</text:p>
          </table:table-cell>
          <table:table-cell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870" calcext:value-type="float">
            <text:p>870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0" calcext:value-type="float">
            <text:p>0</text:p>
          </table:table-cell>
          <table:table-cell office:value-type="float" office:value="0.006739" calcext:value-type="float">
            <text:p>0.00673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37:.L437])" office:value-type="float" office:value="0" calcext:value-type="float">
            <text:p>0</text:p>
          </table:table-cell>
          <table:table-cell table:formula="of:=SUM([.E437:.H437])" office:value-type="float" office:value="0.006739" calcext:value-type="float">
            <text:p>0.006739</text:p>
          </table:table-cell>
          <table:table-cell table:formula="of:=SUM([.E437:.L437])" office:value-type="float" office:value="0.006739" calcext:value-type="float">
            <text:p>0.006739</text:p>
          </table:table-cell>
          <table:table-cell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872" calcext:value-type="float">
            <text:p>87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38:.L438])" office:value-type="float" office:value="0" calcext:value-type="float">
            <text:p>0</text:p>
          </table:table-cell>
          <table:table-cell table:formula="of:=SUM([.E438:.H438])" office:value-type="float" office:value="0" calcext:value-type="float">
            <text:p>0</text:p>
          </table:table-cell>
          <table:table-cell table:formula="of:=SUM([.E438:.L43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874" calcext:value-type="float">
            <text:p>874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" calcext:value-type="float">
            <text:p>0</text:p>
          </table:table-cell>
          <table:table-cell office:value-type="float" office:value="0.01818" calcext:value-type="float">
            <text:p>0.018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39:.L439])" office:value-type="float" office:value="0" calcext:value-type="float">
            <text:p>0</text:p>
          </table:table-cell>
          <table:table-cell table:formula="of:=SUM([.E439:.H439])" office:value-type="float" office:value="0.01818" calcext:value-type="float">
            <text:p>0.01818</text:p>
          </table:table-cell>
          <table:table-cell table:formula="of:=SUM([.E439:.L439])" office:value-type="float" office:value="0.01818" calcext:value-type="float">
            <text:p>0.01818</text:p>
          </table:table-cell>
          <table:table-cell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876" calcext:value-type="float">
            <text:p>876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" calcext:value-type="float">
            <text:p>0</text:p>
          </table:table-cell>
          <table:table-cell office:value-type="float" office:value="0.02583" calcext:value-type="float">
            <text:p>0.0258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40:.L440])" office:value-type="float" office:value="0" calcext:value-type="float">
            <text:p>0</text:p>
          </table:table-cell>
          <table:table-cell table:formula="of:=SUM([.E440:.H440])" office:value-type="float" office:value="0.02583" calcext:value-type="float">
            <text:p>0.02583</text:p>
          </table:table-cell>
          <table:table-cell table:formula="of:=SUM([.E440:.L440])" office:value-type="float" office:value="0.02583" calcext:value-type="float">
            <text:p>0.02583</text:p>
          </table:table-cell>
          <table:table-cell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878" calcext:value-type="float">
            <text:p>878</text:p>
          </table:table-cell>
          <table:table-cell office:value-type="float" office:value="0.008656" calcext:value-type="float">
            <text:p>0.008656</text:p>
          </table:table-cell>
          <table:table-cell office:value-type="float" office:value="0" calcext:value-type="float">
            <text:p>0</text:p>
          </table:table-cell>
          <table:table-cell office:value-type="float" office:value="0.003352" calcext:value-type="float">
            <text:p>0.003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304" calcext:value-type="float">
            <text:p>0.0053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441:.L441])" office:value-type="float" office:value="0.005304" calcext:value-type="float">
            <text:p>0.005304</text:p>
          </table:table-cell>
          <table:table-cell table:formula="of:=SUM([.E441:.H441])" office:value-type="float" office:value="0.003352" calcext:value-type="float">
            <text:p>0.003352</text:p>
          </table:table-cell>
          <table:table-cell table:formula="of:=SUM([.E441:.L441])" office:value-type="float" office:value="0.008656" calcext:value-type="float">
            <text:p>0.008656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880" calcext:value-type="float">
            <text:p>880</text:p>
          </table:table-cell>
          <table:table-cell office:value-type="float" office:value="0.007445" calcext:value-type="float">
            <text:p>0.007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45" calcext:value-type="float">
            <text:p>0.00744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42:.L442])" office:value-type="float" office:value="0" calcext:value-type="float">
            <text:p>0</text:p>
          </table:table-cell>
          <table:table-cell table:formula="of:=SUM([.E442:.H442])" office:value-type="float" office:value="0.007445" calcext:value-type="float">
            <text:p>0.007445</text:p>
          </table:table-cell>
          <table:table-cell table:formula="of:=SUM([.E442:.L442])" office:value-type="float" office:value="0.007445" calcext:value-type="float">
            <text:p>0.007445</text:p>
          </table:table-cell>
          <table:table-cell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882" calcext:value-type="float">
            <text:p>882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" calcext:value-type="float">
            <text:p>0</text:p>
          </table:table-cell>
          <table:table-cell office:value-type="float" office:value="0.01223" calcext:value-type="float">
            <text:p>0.012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43:.L443])" office:value-type="float" office:value="0" calcext:value-type="float">
            <text:p>0</text:p>
          </table:table-cell>
          <table:table-cell table:formula="of:=SUM([.E443:.H443])" office:value-type="float" office:value="0.01223" calcext:value-type="float">
            <text:p>0.01223</text:p>
          </table:table-cell>
          <table:table-cell table:formula="of:=SUM([.E443:.L443])" office:value-type="float" office:value="0.01223" calcext:value-type="float">
            <text:p>0.01223</text:p>
          </table:table-cell>
          <table:table-cell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884" calcext:value-type="float">
            <text:p>884</text:p>
          </table:table-cell>
          <table:table-cell office:value-type="float" office:value="0.006524" calcext:value-type="float">
            <text:p>0.006524</text:p>
          </table:table-cell>
          <table:table-cell office:value-type="float" office:value="0" calcext:value-type="float">
            <text:p>0</text:p>
          </table:table-cell>
          <table:table-cell office:value-type="float" office:value="0.006524" calcext:value-type="float">
            <text:p>0.0065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44:.L444])" office:value-type="float" office:value="0" calcext:value-type="float">
            <text:p>0</text:p>
          </table:table-cell>
          <table:table-cell table:formula="of:=SUM([.E444:.H444])" office:value-type="float" office:value="0.006524" calcext:value-type="float">
            <text:p>0.006524</text:p>
          </table:table-cell>
          <table:table-cell table:formula="of:=SUM([.E444:.L444])" office:value-type="float" office:value="0.006524" calcext:value-type="float">
            <text:p>0.006524</text:p>
          </table:table-cell>
          <table:table-cell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886" calcext:value-type="float">
            <text:p>886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" calcext:value-type="float">
            <text:p>0</text:p>
          </table:table-cell>
          <table:table-cell office:value-type="float" office:value="0.01271" calcext:value-type="float">
            <text:p>0.0127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45:.L445])" office:value-type="float" office:value="0" calcext:value-type="float">
            <text:p>0</text:p>
          </table:table-cell>
          <table:table-cell table:formula="of:=SUM([.E445:.H445])" office:value-type="float" office:value="0.01271" calcext:value-type="float">
            <text:p>0.01271</text:p>
          </table:table-cell>
          <table:table-cell table:formula="of:=SUM([.E445:.L445])" office:value-type="float" office:value="0.01271" calcext:value-type="float">
            <text:p>0.01271</text:p>
          </table:table-cell>
          <table:table-cell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888" calcext:value-type="float">
            <text:p>88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46:.L446])" office:value-type="float" office:value="0" calcext:value-type="float">
            <text:p>0</text:p>
          </table:table-cell>
          <table:table-cell table:formula="of:=SUM([.E446:.H446])" office:value-type="float" office:value="0" calcext:value-type="float">
            <text:p>0</text:p>
          </table:table-cell>
          <table:table-cell table:formula="of:=SUM([.E446:.L44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890" calcext:value-type="float">
            <text:p>890</text:p>
          </table:table-cell>
          <table:table-cell office:value-type="float" office:value="0.005692" calcext:value-type="float">
            <text:p>0.005692</text:p>
          </table:table-cell>
          <table:table-cell office:value-type="float" office:value="0" calcext:value-type="float">
            <text:p>0</text:p>
          </table:table-cell>
          <table:table-cell office:value-type="float" office:value="0.005692" calcext:value-type="float">
            <text:p>0.0056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47:.L447])" office:value-type="float" office:value="0" calcext:value-type="float">
            <text:p>0</text:p>
          </table:table-cell>
          <table:table-cell table:formula="of:=SUM([.E447:.H447])" office:value-type="float" office:value="0.005692" calcext:value-type="float">
            <text:p>0.005692</text:p>
          </table:table-cell>
          <table:table-cell table:formula="of:=SUM([.E447:.L447])" office:value-type="float" office:value="0.005692" calcext:value-type="float">
            <text:p>0.005692</text:p>
          </table:table-cell>
          <table:table-cell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892" calcext:value-type="float">
            <text:p>89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48:.L448])" office:value-type="float" office:value="0" calcext:value-type="float">
            <text:p>0</text:p>
          </table:table-cell>
          <table:table-cell table:formula="of:=SUM([.E448:.H448])" office:value-type="float" office:value="0" calcext:value-type="float">
            <text:p>0</text:p>
          </table:table-cell>
          <table:table-cell table:formula="of:=SUM([.E448:.L44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894" calcext:value-type="float">
            <text:p>89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49:.L449])" office:value-type="float" office:value="0" calcext:value-type="float">
            <text:p>0</text:p>
          </table:table-cell>
          <table:table-cell table:formula="of:=SUM([.E449:.H449])" office:value-type="float" office:value="0" calcext:value-type="float">
            <text:p>0</text:p>
          </table:table-cell>
          <table:table-cell table:formula="of:=SUM([.E449:.L44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0.00001447" calcext:value-type="float">
            <text:p>0.0000144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I450:.L450])" office:value-type="float" office:value="0" calcext:value-type="float">
            <text:p>0</text:p>
          </table:table-cell>
          <table:table-cell table:formula="of:=SUM([.E450:.H450])" office:value-type="float" office:value="0.00001447" calcext:value-type="float">
            <text:p>0.00001447</text:p>
          </table:table-cell>
          <table:table-cell table:formula="of:=SUM([.E450:.L450])" office:value-type="float" office:value="0.00001447" calcext:value-type="float">
            <text:p>0.00001447</text:p>
          </table:table-cell>
          <table:table-cell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898" calcext:value-type="float">
            <text:p>89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51:.L451])" office:value-type="float" office:value="0" calcext:value-type="float">
            <text:p>0</text:p>
          </table:table-cell>
          <table:table-cell table:formula="of:=SUM([.E451:.H451])" office:value-type="float" office:value="0" calcext:value-type="float">
            <text:p>0</text:p>
          </table:table-cell>
          <table:table-cell table:formula="of:=SUM([.E451:.L45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office:value-type="float" office:value="0.004965" calcext:value-type="float">
            <text:p>0.004965</text:p>
          </table:table-cell>
          <table:table-cell office:value-type="float" office:value="0" calcext:value-type="float">
            <text:p>0</text:p>
          </table:table-cell>
          <table:table-cell office:value-type="float" office:value="0.004965" calcext:value-type="float">
            <text:p>0.00496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52:.L452])" office:value-type="float" office:value="0" calcext:value-type="float">
            <text:p>0</text:p>
          </table:table-cell>
          <table:table-cell table:formula="of:=SUM([.E452:.H452])" office:value-type="float" office:value="0.004965" calcext:value-type="float">
            <text:p>0.004965</text:p>
          </table:table-cell>
          <table:table-cell table:formula="of:=SUM([.E452:.L452])" office:value-type="float" office:value="0.004965" calcext:value-type="float">
            <text:p>0.004965</text:p>
          </table:table-cell>
          <table:table-cell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902" calcext:value-type="float">
            <text:p>902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" calcext:value-type="float">
            <text:p>0</text:p>
          </table:table-cell>
          <table:table-cell office:value-type="float" office:value="0.002491" calcext:value-type="float">
            <text:p>0.00249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53:.L453])" office:value-type="float" office:value="0" calcext:value-type="float">
            <text:p>0</text:p>
          </table:table-cell>
          <table:table-cell table:formula="of:=SUM([.E453:.H453])" office:value-type="float" office:value="0.002491" calcext:value-type="float">
            <text:p>0.002491</text:p>
          </table:table-cell>
          <table:table-cell table:formula="of:=SUM([.E453:.L453])" office:value-type="float" office:value="0.002491" calcext:value-type="float">
            <text:p>0.002491</text:p>
          </table:table-cell>
          <table:table-cell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904" calcext:value-type="float">
            <text:p>904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" calcext:value-type="float">
            <text:p>0</text:p>
          </table:table-cell>
          <table:table-cell office:value-type="float" office:value="0.002702" calcext:value-type="float">
            <text:p>0.00270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54:.L454])" office:value-type="float" office:value="0" calcext:value-type="float">
            <text:p>0</text:p>
          </table:table-cell>
          <table:table-cell table:formula="of:=SUM([.E454:.H454])" office:value-type="float" office:value="0.002702" calcext:value-type="float">
            <text:p>0.002702</text:p>
          </table:table-cell>
          <table:table-cell table:formula="of:=SUM([.E454:.L454])" office:value-type="float" office:value="0.002702" calcext:value-type="float">
            <text:p>0.002702</text:p>
          </table:table-cell>
          <table:table-cell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906" calcext:value-type="float">
            <text:p>906</text:p>
          </table:table-cell>
          <table:table-cell office:value-type="float" office:value="0.0184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55:.L455])" office:value-type="float" office:value="0" calcext:value-type="float">
            <text:p>0</text:p>
          </table:table-cell>
          <table:table-cell table:formula="of:=SUM([.E455:.H455])" office:value-type="float" office:value="0.0184" calcext:value-type="float">
            <text:p>0.0184</text:p>
          </table:table-cell>
          <table:table-cell table:formula="of:=SUM([.E455:.L455])" office:value-type="float" office:value="0.0184" calcext:value-type="float">
            <text:p>0.0184</text:p>
          </table:table-cell>
          <table:table-cell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908" calcext:value-type="float">
            <text:p>908</text:p>
          </table:table-cell>
          <table:table-cell office:value-type="float" office:value="0.00219" calcext:value-type="float">
            <text:p>0.0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9" calcext:value-type="float">
            <text:p>0.0021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56:.L456])" office:value-type="float" office:value="0" calcext:value-type="float">
            <text:p>0</text:p>
          </table:table-cell>
          <table:table-cell table:formula="of:=SUM([.E456:.H456])" office:value-type="float" office:value="0.00219" calcext:value-type="float">
            <text:p>0.00219</text:p>
          </table:table-cell>
          <table:table-cell table:formula="of:=SUM([.E456:.L456])" office:value-type="float" office:value="0.00219" calcext:value-type="float">
            <text:p>0.00219</text:p>
          </table:table-cell>
          <table:table-cell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910" calcext:value-type="float">
            <text:p>910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" calcext:value-type="float">
            <text:p>0</text:p>
          </table:table-cell>
          <table:table-cell office:value-type="float" office:value="0.001954" calcext:value-type="float">
            <text:p>0.00195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57:.L457])" office:value-type="float" office:value="0" calcext:value-type="float">
            <text:p>0</text:p>
          </table:table-cell>
          <table:table-cell table:formula="of:=SUM([.E457:.H457])" office:value-type="float" office:value="0.001954" calcext:value-type="float">
            <text:p>0.001954</text:p>
          </table:table-cell>
          <table:table-cell table:formula="of:=SUM([.E457:.L457])" office:value-type="float" office:value="0.001954" calcext:value-type="float">
            <text:p>0.001954</text:p>
          </table:table-cell>
          <table:table-cell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912" calcext:value-type="float">
            <text:p>912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" calcext:value-type="float">
            <text:p>0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01155" calcext:value-type="float">
            <text:p>0.0011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58:.L458])" office:value-type="float" office:value="0" calcext:value-type="float">
            <text:p>0</text:p>
          </table:table-cell>
          <table:table-cell table:formula="of:=SUM([.E458:.H458])" office:value-type="float" office:value="0.013025" calcext:value-type="float">
            <text:p>0.013025</text:p>
          </table:table-cell>
          <table:table-cell table:formula="of:=SUM([.E458:.L458])" office:value-type="float" office:value="0.013025" calcext:value-type="float">
            <text:p>0.013025</text:p>
          </table:table-cell>
          <table:table-cell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914" calcext:value-type="float">
            <text:p>914</text:p>
          </table:table-cell>
          <table:table-cell office:value-type="float" office:value="0.007059" calcext:value-type="float">
            <text:p>0.007059</text:p>
          </table:table-cell>
          <table:table-cell office:value-type="float" office:value="0" calcext:value-type="float">
            <text:p>0</text:p>
          </table:table-cell>
          <table:table-cell office:value-type="float" office:value="0.007059" calcext:value-type="float">
            <text:p>0.00705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59:.L459])" office:value-type="float" office:value="0" calcext:value-type="float">
            <text:p>0</text:p>
          </table:table-cell>
          <table:table-cell table:formula="of:=SUM([.E459:.H459])" office:value-type="float" office:value="0.007059" calcext:value-type="float">
            <text:p>0.007059</text:p>
          </table:table-cell>
          <table:table-cell table:formula="of:=SUM([.E459:.L459])" office:value-type="float" office:value="0.007059" calcext:value-type="float">
            <text:p>0.007059</text:p>
          </table:table-cell>
          <table:table-cell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916" calcext:value-type="float">
            <text:p>916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0" calcext:value-type="float">
            <text:p>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2274" calcext:value-type="float">
            <text:p>0.00227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60:.L460])" office:value-type="float" office:value="0" calcext:value-type="float">
            <text:p>0</text:p>
          </table:table-cell>
          <table:table-cell table:formula="of:=SUM([.E460:.H460])" office:value-type="float" office:value="0.005353" calcext:value-type="float">
            <text:p>0.005353</text:p>
          </table:table-cell>
          <table:table-cell table:formula="of:=SUM([.E460:.L460])" office:value-type="float" office:value="0.005353" calcext:value-type="float">
            <text:p>0.005353</text:p>
          </table:table-cell>
          <table:table-cell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918" calcext:value-type="float">
            <text:p>918</text:p>
          </table:table-cell>
          <table:table-cell office:value-type="float" office:value="0.006165" calcext:value-type="float">
            <text:p>0.006165</text:p>
          </table:table-cell>
          <table:table-cell office:value-type="float" office:value="0" calcext:value-type="float">
            <text:p>0</text:p>
          </table:table-cell>
          <table:table-cell office:value-type="float" office:value="0.006165" calcext:value-type="float">
            <text:p>0.00616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61:.L461])" office:value-type="float" office:value="0" calcext:value-type="float">
            <text:p>0</text:p>
          </table:table-cell>
          <table:table-cell table:formula="of:=SUM([.E461:.H461])" office:value-type="float" office:value="0.006165" calcext:value-type="float">
            <text:p>0.006165</text:p>
          </table:table-cell>
          <table:table-cell table:formula="of:=SUM([.E461:.L461])" office:value-type="float" office:value="0.006165" calcext:value-type="float">
            <text:p>0.006165</text:p>
          </table:table-cell>
          <table:table-cell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920" calcext:value-type="float">
            <text:p>92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62:.L462])" office:value-type="float" office:value="0" calcext:value-type="float">
            <text:p>0</text:p>
          </table:table-cell>
          <table:table-cell table:formula="of:=SUM([.E462:.H462])" office:value-type="float" office:value="0" calcext:value-type="float">
            <text:p>0</text:p>
          </table:table-cell>
          <table:table-cell table:formula="of:=SUM([.E462:.L46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922" calcext:value-type="float">
            <text:p>922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" calcext:value-type="float">
            <text:p>0</text:p>
          </table:table-cell>
          <table:table-cell office:value-type="float" office:value="0.003503" calcext:value-type="float">
            <text:p>0.0035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63:.L463])" office:value-type="float" office:value="0" calcext:value-type="float">
            <text:p>0</text:p>
          </table:table-cell>
          <table:table-cell table:formula="of:=SUM([.E463:.H463])" office:value-type="float" office:value="0.003503" calcext:value-type="float">
            <text:p>0.003503</text:p>
          </table:table-cell>
          <table:table-cell table:formula="of:=SUM([.E463:.L463])" office:value-type="float" office:value="0.003503" calcext:value-type="float">
            <text:p>0.003503</text:p>
          </table:table-cell>
          <table:table-cell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924" calcext:value-type="float">
            <text:p>924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0" calcext:value-type="float">
            <text:p>0</text:p>
          </table:table-cell>
          <table:table-cell office:value-type="float" office:value="0.005364" calcext:value-type="float">
            <text:p>0.00536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64:.L464])" office:value-type="float" office:value="0" calcext:value-type="float">
            <text:p>0</text:p>
          </table:table-cell>
          <table:table-cell table:formula="of:=SUM([.E464:.H464])" office:value-type="float" office:value="0.005364" calcext:value-type="float">
            <text:p>0.005364</text:p>
          </table:table-cell>
          <table:table-cell table:formula="of:=SUM([.E464:.L464])" office:value-type="float" office:value="0.005364" calcext:value-type="float">
            <text:p>0.005364</text:p>
          </table:table-cell>
          <table:table-cell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926" calcext:value-type="float">
            <text:p>926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0" calcext:value-type="float">
            <text:p>0</text:p>
          </table:table-cell>
          <table:table-cell office:value-type="float" office:value="0.007131" calcext:value-type="float">
            <text:p>0.0071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65:.L465])" office:value-type="float" office:value="0" calcext:value-type="float">
            <text:p>0</text:p>
          </table:table-cell>
          <table:table-cell table:formula="of:=SUM([.E465:.H465])" office:value-type="float" office:value="0.007131" calcext:value-type="float">
            <text:p>0.007131</text:p>
          </table:table-cell>
          <table:table-cell table:formula="of:=SUM([.E465:.L465])" office:value-type="float" office:value="0.007131" calcext:value-type="float">
            <text:p>0.007131</text:p>
          </table:table-cell>
          <table:table-cell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928" calcext:value-type="float">
            <text:p>928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" calcext:value-type="float">
            <text:p>0</text:p>
          </table:table-cell>
          <table:table-cell office:value-type="float" office:value="0.007727" calcext:value-type="float">
            <text:p>0.0077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66:.L466])" office:value-type="float" office:value="0" calcext:value-type="float">
            <text:p>0</text:p>
          </table:table-cell>
          <table:table-cell table:formula="of:=SUM([.E466:.H466])" office:value-type="float" office:value="0.007727" calcext:value-type="float">
            <text:p>0.007727</text:p>
          </table:table-cell>
          <table:table-cell table:formula="of:=SUM([.E466:.L466])" office:value-type="float" office:value="0.007727" calcext:value-type="float">
            <text:p>0.007727</text:p>
          </table:table-cell>
          <table:table-cell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930" calcext:value-type="float">
            <text:p>930</text:p>
          </table:table-cell>
          <table:table-cell office:value-type="float" office:value="0.008973" calcext:value-type="float">
            <text:p>0.008973</text:p>
          </table:table-cell>
          <table:table-cell office:value-type="float" office:value="0" calcext:value-type="float">
            <text:p>0</text:p>
          </table:table-cell>
          <table:table-cell office:value-type="float" office:value="0.008973" calcext:value-type="float">
            <text:p>0.00897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67:.L467])" office:value-type="float" office:value="0" calcext:value-type="float">
            <text:p>0</text:p>
          </table:table-cell>
          <table:table-cell table:formula="of:=SUM([.E467:.H467])" office:value-type="float" office:value="0.008973" calcext:value-type="float">
            <text:p>0.008973</text:p>
          </table:table-cell>
          <table:table-cell table:formula="of:=SUM([.E467:.L467])" office:value-type="float" office:value="0.008973" calcext:value-type="float">
            <text:p>0.008973</text:p>
          </table:table-cell>
          <table:table-cell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932" calcext:value-type="float">
            <text:p>932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0" calcext:value-type="float">
            <text:p>0</text:p>
          </table:table-cell>
          <table:table-cell office:value-type="float" office:value="0.007272" calcext:value-type="float">
            <text:p>0.00727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68:.L468])" office:value-type="float" office:value="0" calcext:value-type="float">
            <text:p>0</text:p>
          </table:table-cell>
          <table:table-cell table:formula="of:=SUM([.E468:.H468])" office:value-type="float" office:value="0.007272" calcext:value-type="float">
            <text:p>0.007272</text:p>
          </table:table-cell>
          <table:table-cell table:formula="of:=SUM([.E468:.L468])" office:value-type="float" office:value="0.007272" calcext:value-type="float">
            <text:p>0.007272</text:p>
          </table:table-cell>
          <table:table-cell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934" calcext:value-type="float">
            <text:p>93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69:.L469])" office:value-type="float" office:value="0" calcext:value-type="float">
            <text:p>0</text:p>
          </table:table-cell>
          <table:table-cell table:formula="of:=SUM([.E469:.H469])" office:value-type="float" office:value="0" calcext:value-type="float">
            <text:p>0</text:p>
          </table:table-cell>
          <table:table-cell table:formula="of:=SUM([.E469:.L46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936" calcext:value-type="float">
            <text:p>93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70:.L470])" office:value-type="float" office:value="0" calcext:value-type="float">
            <text:p>0</text:p>
          </table:table-cell>
          <table:table-cell table:formula="of:=SUM([.E470:.H470])" office:value-type="float" office:value="0" calcext:value-type="float">
            <text:p>0</text:p>
          </table:table-cell>
          <table:table-cell table:formula="of:=SUM([.E470:.L47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938" calcext:value-type="float">
            <text:p>938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" calcext:value-type="float">
            <text:p>0</text:p>
          </table:table-cell>
          <table:table-cell office:value-type="float" office:value="0.00875" calcext:value-type="float">
            <text:p>0.00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71:.L471])" office:value-type="float" office:value="0" calcext:value-type="float">
            <text:p>0</text:p>
          </table:table-cell>
          <table:table-cell table:formula="of:=SUM([.E471:.H471])" office:value-type="float" office:value="0.00875" calcext:value-type="float">
            <text:p>0.00875</text:p>
          </table:table-cell>
          <table:table-cell table:formula="of:=SUM([.E471:.L471])" office:value-type="float" office:value="0.00875" calcext:value-type="float">
            <text:p>0.00875</text:p>
          </table:table-cell>
          <table:table-cell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940" calcext:value-type="float">
            <text:p>94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72:.L472])" office:value-type="float" office:value="0" calcext:value-type="float">
            <text:p>0</text:p>
          </table:table-cell>
          <table:table-cell table:formula="of:=SUM([.E472:.H472])" office:value-type="float" office:value="0" calcext:value-type="float">
            <text:p>0</text:p>
          </table:table-cell>
          <table:table-cell table:formula="of:=SUM([.E472:.L47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942" calcext:value-type="float">
            <text:p>94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73:.L473])" office:value-type="float" office:value="0" calcext:value-type="float">
            <text:p>0</text:p>
          </table:table-cell>
          <table:table-cell table:formula="of:=SUM([.E473:.H473])" office:value-type="float" office:value="0" calcext:value-type="float">
            <text:p>0</text:p>
          </table:table-cell>
          <table:table-cell table:formula="of:=SUM([.E473:.L47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944" calcext:value-type="float">
            <text:p>944</text:p>
          </table:table-cell>
          <table:table-cell office:value-type="float" office:value="0.005741" calcext:value-type="float">
            <text:p>0.005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41" calcext:value-type="float">
            <text:p>0.00574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74:.L474])" office:value-type="float" office:value="0" calcext:value-type="float">
            <text:p>0</text:p>
          </table:table-cell>
          <table:table-cell table:formula="of:=SUM([.E474:.H474])" office:value-type="float" office:value="0.005741" calcext:value-type="float">
            <text:p>0.005741</text:p>
          </table:table-cell>
          <table:table-cell table:formula="of:=SUM([.E474:.L474])" office:value-type="float" office:value="0.005741" calcext:value-type="float">
            <text:p>0.005741</text:p>
          </table:table-cell>
          <table:table-cell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946" calcext:value-type="float">
            <text:p>94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75:.L475])" office:value-type="float" office:value="0" calcext:value-type="float">
            <text:p>0</text:p>
          </table:table-cell>
          <table:table-cell table:formula="of:=SUM([.E475:.H475])" office:value-type="float" office:value="0" calcext:value-type="float">
            <text:p>0</text:p>
          </table:table-cell>
          <table:table-cell table:formula="of:=SUM([.E475:.L47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948" calcext:value-type="float">
            <text:p>94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76:.L476])" office:value-type="float" office:value="0" calcext:value-type="float">
            <text:p>0</text:p>
          </table:table-cell>
          <table:table-cell table:formula="of:=SUM([.E476:.H476])" office:value-type="float" office:value="0" calcext:value-type="float">
            <text:p>0</text:p>
          </table:table-cell>
          <table:table-cell table:formula="of:=SUM([.E476:.L47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77:.L477])" office:value-type="float" office:value="0" calcext:value-type="float">
            <text:p>0</text:p>
          </table:table-cell>
          <table:table-cell table:formula="of:=SUM([.E477:.H477])" office:value-type="float" office:value="0" calcext:value-type="float">
            <text:p>0</text:p>
          </table:table-cell>
          <table:table-cell table:formula="of:=SUM([.E477:.L47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952" calcext:value-type="float">
            <text:p>95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78:.L478])" office:value-type="float" office:value="0" calcext:value-type="float">
            <text:p>0</text:p>
          </table:table-cell>
          <table:table-cell table:formula="of:=SUM([.E478:.H478])" office:value-type="float" office:value="0" calcext:value-type="float">
            <text:p>0</text:p>
          </table:table-cell>
          <table:table-cell table:formula="of:=SUM([.E478:.L47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954" calcext:value-type="float">
            <text:p>95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79:.L479])" office:value-type="float" office:value="0" calcext:value-type="float">
            <text:p>0</text:p>
          </table:table-cell>
          <table:table-cell table:formula="of:=SUM([.E479:.H479])" office:value-type="float" office:value="0" calcext:value-type="float">
            <text:p>0</text:p>
          </table:table-cell>
          <table:table-cell table:formula="of:=SUM([.E479:.L47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956" calcext:value-type="float">
            <text:p>95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80:.L480])" office:value-type="float" office:value="0" calcext:value-type="float">
            <text:p>0</text:p>
          </table:table-cell>
          <table:table-cell table:formula="of:=SUM([.E480:.H480])" office:value-type="float" office:value="0" calcext:value-type="float">
            <text:p>0</text:p>
          </table:table-cell>
          <table:table-cell table:formula="of:=SUM([.E480:.L48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958" calcext:value-type="float">
            <text:p>95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81:.L481])" office:value-type="float" office:value="0" calcext:value-type="float">
            <text:p>0</text:p>
          </table:table-cell>
          <table:table-cell table:formula="of:=SUM([.E481:.H481])" office:value-type="float" office:value="0" calcext:value-type="float">
            <text:p>0</text:p>
          </table:table-cell>
          <table:table-cell table:formula="of:=SUM([.E481:.L48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82:.L482])" office:value-type="float" office:value="0" calcext:value-type="float">
            <text:p>0</text:p>
          </table:table-cell>
          <table:table-cell table:formula="of:=SUM([.E482:.H482])" office:value-type="float" office:value="0" calcext:value-type="float">
            <text:p>0</text:p>
          </table:table-cell>
          <table:table-cell table:formula="of:=SUM([.E482:.L48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962" calcext:value-type="float">
            <text:p>96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83:.L483])" office:value-type="float" office:value="0" calcext:value-type="float">
            <text:p>0</text:p>
          </table:table-cell>
          <table:table-cell table:formula="of:=SUM([.E483:.H483])" office:value-type="float" office:value="0" calcext:value-type="float">
            <text:p>0</text:p>
          </table:table-cell>
          <table:table-cell table:formula="of:=SUM([.E483:.L48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964" calcext:value-type="float">
            <text:p>96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84:.L484])" office:value-type="float" office:value="0" calcext:value-type="float">
            <text:p>0</text:p>
          </table:table-cell>
          <table:table-cell table:formula="of:=SUM([.E484:.H484])" office:value-type="float" office:value="0" calcext:value-type="float">
            <text:p>0</text:p>
          </table:table-cell>
          <table:table-cell table:formula="of:=SUM([.E484:.L48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966" calcext:value-type="float">
            <text:p>96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85:.L485])" office:value-type="float" office:value="0" calcext:value-type="float">
            <text:p>0</text:p>
          </table:table-cell>
          <table:table-cell table:formula="of:=SUM([.E485:.H485])" office:value-type="float" office:value="0" calcext:value-type="float">
            <text:p>0</text:p>
          </table:table-cell>
          <table:table-cell table:formula="of:=SUM([.E485:.L48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968" calcext:value-type="float">
            <text:p>96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86:.L486])" office:value-type="float" office:value="0" calcext:value-type="float">
            <text:p>0</text:p>
          </table:table-cell>
          <table:table-cell table:formula="of:=SUM([.E486:.H486])" office:value-type="float" office:value="0" calcext:value-type="float">
            <text:p>0</text:p>
          </table:table-cell>
          <table:table-cell table:formula="of:=SUM([.E486:.L48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970" calcext:value-type="float">
            <text:p>97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87:.L487])" office:value-type="float" office:value="0" calcext:value-type="float">
            <text:p>0</text:p>
          </table:table-cell>
          <table:table-cell table:formula="of:=SUM([.E487:.H487])" office:value-type="float" office:value="0" calcext:value-type="float">
            <text:p>0</text:p>
          </table:table-cell>
          <table:table-cell table:formula="of:=SUM([.E487:.L48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972" calcext:value-type="float">
            <text:p>972</text:p>
          </table:table-cell>
          <table:table-cell office:value-type="float" office:value="0.004331" calcext:value-type="float">
            <text:p>0.004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31" calcext:value-type="float">
            <text:p>0.00433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I488:.L488])" office:value-type="float" office:value="0" calcext:value-type="float">
            <text:p>0</text:p>
          </table:table-cell>
          <table:table-cell table:formula="of:=SUM([.E488:.H488])" office:value-type="float" office:value="0.004331" calcext:value-type="float">
            <text:p>0.004331</text:p>
          </table:table-cell>
          <table:table-cell table:formula="of:=SUM([.E488:.L488])" office:value-type="float" office:value="0.004331" calcext:value-type="float">
            <text:p>0.004331</text:p>
          </table:table-cell>
          <table:table-cell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974" calcext:value-type="float">
            <text:p>97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89:.L489])" office:value-type="float" office:value="0" calcext:value-type="float">
            <text:p>0</text:p>
          </table:table-cell>
          <table:table-cell table:formula="of:=SUM([.E489:.H489])" office:value-type="float" office:value="0" calcext:value-type="float">
            <text:p>0</text:p>
          </table:table-cell>
          <table:table-cell table:formula="of:=SUM([.E489:.L48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976" calcext:value-type="float">
            <text:p>97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90:.L490])" office:value-type="float" office:value="0" calcext:value-type="float">
            <text:p>0</text:p>
          </table:table-cell>
          <table:table-cell table:formula="of:=SUM([.E490:.H490])" office:value-type="float" office:value="0" calcext:value-type="float">
            <text:p>0</text:p>
          </table:table-cell>
          <table:table-cell table:formula="of:=SUM([.E490:.L49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978" calcext:value-type="float">
            <text:p>978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" calcext:value-type="float">
            <text:p>0</text:p>
          </table:table-cell>
          <table:table-cell office:value-type="float" office:value="0.002948" calcext:value-type="float">
            <text:p>0.00294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91:.L491])" office:value-type="float" office:value="0" calcext:value-type="float">
            <text:p>0</text:p>
          </table:table-cell>
          <table:table-cell table:formula="of:=SUM([.E491:.H491])" office:value-type="float" office:value="0.002948" calcext:value-type="float">
            <text:p>0.002948</text:p>
          </table:table-cell>
          <table:table-cell table:formula="of:=SUM([.E491:.L491])" office:value-type="float" office:value="0.002948" calcext:value-type="float">
            <text:p>0.002948</text:p>
          </table:table-cell>
          <table:table-cell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980" calcext:value-type="float">
            <text:p>98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92:.L492])" office:value-type="float" office:value="0" calcext:value-type="float">
            <text:p>0</text:p>
          </table:table-cell>
          <table:table-cell table:formula="of:=SUM([.E492:.H492])" office:value-type="float" office:value="0" calcext:value-type="float">
            <text:p>0</text:p>
          </table:table-cell>
          <table:table-cell table:formula="of:=SUM([.E492:.L49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982" calcext:value-type="float">
            <text:p>98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93:.L493])" office:value-type="float" office:value="0" calcext:value-type="float">
            <text:p>0</text:p>
          </table:table-cell>
          <table:table-cell table:formula="of:=SUM([.E493:.H493])" office:value-type="float" office:value="0" calcext:value-type="float">
            <text:p>0</text:p>
          </table:table-cell>
          <table:table-cell table:formula="of:=SUM([.E493:.L49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984" calcext:value-type="float">
            <text:p>98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94:.L494])" office:value-type="float" office:value="0" calcext:value-type="float">
            <text:p>0</text:p>
          </table:table-cell>
          <table:table-cell table:formula="of:=SUM([.E494:.H494])" office:value-type="float" office:value="0" calcext:value-type="float">
            <text:p>0</text:p>
          </table:table-cell>
          <table:table-cell table:formula="of:=SUM([.E494:.L49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986" calcext:value-type="float">
            <text:p>98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95:.L495])" office:value-type="float" office:value="0" calcext:value-type="float">
            <text:p>0</text:p>
          </table:table-cell>
          <table:table-cell table:formula="of:=SUM([.E495:.H495])" office:value-type="float" office:value="0" calcext:value-type="float">
            <text:p>0</text:p>
          </table:table-cell>
          <table:table-cell table:formula="of:=SUM([.E495:.L49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988" calcext:value-type="float">
            <text:p>98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96:.L496])" office:value-type="float" office:value="0" calcext:value-type="float">
            <text:p>0</text:p>
          </table:table-cell>
          <table:table-cell table:formula="of:=SUM([.E496:.H496])" office:value-type="float" office:value="0" calcext:value-type="float">
            <text:p>0</text:p>
          </table:table-cell>
          <table:table-cell table:formula="of:=SUM([.E496:.L49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990" calcext:value-type="float">
            <text:p>99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97:.L497])" office:value-type="float" office:value="0" calcext:value-type="float">
            <text:p>0</text:p>
          </table:table-cell>
          <table:table-cell table:formula="of:=SUM([.E497:.H497])" office:value-type="float" office:value="0" calcext:value-type="float">
            <text:p>0</text:p>
          </table:table-cell>
          <table:table-cell table:formula="of:=SUM([.E497:.L49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992" calcext:value-type="float">
            <text:p>99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498:.L498])" office:value-type="float" office:value="0" calcext:value-type="float">
            <text:p>0</text:p>
          </table:table-cell>
          <table:table-cell table:formula="of:=SUM([.E498:.H498])" office:value-type="float" office:value="0" calcext:value-type="float">
            <text:p>0</text:p>
          </table:table-cell>
          <table:table-cell table:formula="of:=SUM([.E498:.L49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994" calcext:value-type="float">
            <text:p>994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0" calcext:value-type="float">
            <text:p>0</text:p>
          </table:table-cell>
          <table:table-cell office:value-type="float" office:value="0.007319" calcext:value-type="float">
            <text:p>0.0073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499:.L499])" office:value-type="float" office:value="0" calcext:value-type="float">
            <text:p>0</text:p>
          </table:table-cell>
          <table:table-cell table:formula="of:=SUM([.E499:.H499])" office:value-type="float" office:value="0.007319" calcext:value-type="float">
            <text:p>0.007319</text:p>
          </table:table-cell>
          <table:table-cell table:formula="of:=SUM([.E499:.L499])" office:value-type="float" office:value="0.007319" calcext:value-type="float">
            <text:p>0.007319</text:p>
          </table:table-cell>
          <table:table-cell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996" calcext:value-type="float">
            <text:p>99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00:.L500])" office:value-type="float" office:value="0" calcext:value-type="float">
            <text:p>0</text:p>
          </table:table-cell>
          <table:table-cell table:formula="of:=SUM([.E500:.H500])" office:value-type="float" office:value="0" calcext:value-type="float">
            <text:p>0</text:p>
          </table:table-cell>
          <table:table-cell table:formula="of:=SUM([.E500:.L50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998" calcext:value-type="float">
            <text:p>99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01:.L501])" office:value-type="float" office:value="0" calcext:value-type="float">
            <text:p>0</text:p>
          </table:table-cell>
          <table:table-cell table:formula="of:=SUM([.E501:.H501])" office:value-type="float" office:value="0" calcext:value-type="float">
            <text:p>0</text:p>
          </table:table-cell>
          <table:table-cell table:formula="of:=SUM([.E501:.L50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02:.L502])" office:value-type="float" office:value="0" calcext:value-type="float">
            <text:p>0</text:p>
          </table:table-cell>
          <table:table-cell table:formula="of:=SUM([.E502:.H502])" office:value-type="float" office:value="0" calcext:value-type="float">
            <text:p>0</text:p>
          </table:table-cell>
          <table:table-cell table:formula="of:=SUM([.E502:.L50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0.00008876" calcext:value-type="float">
            <text:p>0.0000887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I503:.L503])" office:value-type="float" office:value="0" calcext:value-type="float">
            <text:p>0</text:p>
          </table:table-cell>
          <table:table-cell table:formula="of:=SUM([.E503:.H503])" office:value-type="float" office:value="0.00008876" calcext:value-type="float">
            <text:p>0.00008876</text:p>
          </table:table-cell>
          <table:table-cell table:formula="of:=SUM([.E503:.L503])" office:value-type="float" office:value="0.00008876" calcext:value-type="float">
            <text:p>0.00008876</text:p>
          </table:table-cell>
          <table:table-cell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1004" calcext:value-type="float">
            <text:p>100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04:.L504])" office:value-type="float" office:value="0" calcext:value-type="float">
            <text:p>0</text:p>
          </table:table-cell>
          <table:table-cell table:formula="of:=SUM([.E504:.H504])" office:value-type="float" office:value="0" calcext:value-type="float">
            <text:p>0</text:p>
          </table:table-cell>
          <table:table-cell table:formula="of:=SUM([.E504:.L50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1006" calcext:value-type="float">
            <text:p>100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05:.L505])" office:value-type="float" office:value="0" calcext:value-type="float">
            <text:p>0</text:p>
          </table:table-cell>
          <table:table-cell table:formula="of:=SUM([.E505:.H505])" office:value-type="float" office:value="0" calcext:value-type="float">
            <text:p>0</text:p>
          </table:table-cell>
          <table:table-cell table:formula="of:=SUM([.E505:.L50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1008" calcext:value-type="float">
            <text:p>100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06:.L506])" office:value-type="float" office:value="0" calcext:value-type="float">
            <text:p>0</text:p>
          </table:table-cell>
          <table:table-cell table:formula="of:=SUM([.E506:.H506])" office:value-type="float" office:value="0" calcext:value-type="float">
            <text:p>0</text:p>
          </table:table-cell>
          <table:table-cell table:formula="of:=SUM([.E506:.L50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010" calcext:value-type="float">
            <text:p>101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07:.L507])" office:value-type="float" office:value="0" calcext:value-type="float">
            <text:p>0</text:p>
          </table:table-cell>
          <table:table-cell table:formula="of:=SUM([.E507:.H507])" office:value-type="float" office:value="0" calcext:value-type="float">
            <text:p>0</text:p>
          </table:table-cell>
          <table:table-cell table:formula="of:=SUM([.E507:.L50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1012" calcext:value-type="float">
            <text:p>101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08:.L508])" office:value-type="float" office:value="0" calcext:value-type="float">
            <text:p>0</text:p>
          </table:table-cell>
          <table:table-cell table:formula="of:=SUM([.E508:.H508])" office:value-type="float" office:value="0" calcext:value-type="float">
            <text:p>0</text:p>
          </table:table-cell>
          <table:table-cell table:formula="of:=SUM([.E508:.L50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1014" calcext:value-type="float">
            <text:p>1014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" calcext:value-type="float">
            <text:p>0</text:p>
          </table:table-cell>
          <table:table-cell office:value-type="float" office:value="0.00307" calcext:value-type="float">
            <text:p>0.0030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509:.L509])" office:value-type="float" office:value="0" calcext:value-type="float">
            <text:p>0</text:p>
          </table:table-cell>
          <table:table-cell table:formula="of:=SUM([.E509:.H509])" office:value-type="float" office:value="0.00307" calcext:value-type="float">
            <text:p>0.00307</text:p>
          </table:table-cell>
          <table:table-cell table:formula="of:=SUM([.E509:.L509])" office:value-type="float" office:value="0.00307" calcext:value-type="float">
            <text:p>0.00307</text:p>
          </table:table-cell>
          <table:table-cell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1016" calcext:value-type="float">
            <text:p>101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10:.L510])" office:value-type="float" office:value="0" calcext:value-type="float">
            <text:p>0</text:p>
          </table:table-cell>
          <table:table-cell table:formula="of:=SUM([.E510:.H510])" office:value-type="float" office:value="0" calcext:value-type="float">
            <text:p>0</text:p>
          </table:table-cell>
          <table:table-cell table:formula="of:=SUM([.E510:.L51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1018" calcext:value-type="float">
            <text:p>1018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" calcext:value-type="float">
            <text:p>0</text:p>
          </table:table-cell>
          <table:table-cell office:value-type="float" office:value="0.006648" calcext:value-type="float">
            <text:p>0.00664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I511:.L511])" office:value-type="float" office:value="0" calcext:value-type="float">
            <text:p>0</text:p>
          </table:table-cell>
          <table:table-cell table:formula="of:=SUM([.E511:.H511])" office:value-type="float" office:value="0.006648" calcext:value-type="float">
            <text:p>0.006648</text:p>
          </table:table-cell>
          <table:table-cell table:formula="of:=SUM([.E511:.L511])" office:value-type="float" office:value="0.006648" calcext:value-type="float">
            <text:p>0.006648</text:p>
          </table:table-cell>
          <table:table-cell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020" calcext:value-type="float">
            <text:p>102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12:.L512])" office:value-type="float" office:value="0" calcext:value-type="float">
            <text:p>0</text:p>
          </table:table-cell>
          <table:table-cell table:formula="of:=SUM([.E512:.H512])" office:value-type="float" office:value="0" calcext:value-type="float">
            <text:p>0</text:p>
          </table:table-cell>
          <table:table-cell table:formula="of:=SUM([.E512:.L51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1022" calcext:value-type="float">
            <text:p>102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13:.L513])" office:value-type="float" office:value="0" calcext:value-type="float">
            <text:p>0</text:p>
          </table:table-cell>
          <table:table-cell table:formula="of:=SUM([.E513:.H513])" office:value-type="float" office:value="0" calcext:value-type="float">
            <text:p>0</text:p>
          </table:table-cell>
          <table:table-cell table:formula="of:=SUM([.E513:.L51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I514:.L514])" office:value-type="float" office:value="0" calcext:value-type="float">
            <text:p>0</text:p>
          </table:table-cell>
          <table:table-cell table:formula="of:=SUM([.E514:.H514])" office:value-type="float" office:value="0" calcext:value-type="float">
            <text:p>0</text:p>
          </table:table-cell>
          <table:table-cell table:formula="of:=SUM([.E514:.L514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1T23:37:29.436000000</dc:date>
    <meta:editing-duration>PT1H49M29S</meta:editing-duration>
    <meta:editing-cycles>2</meta:editing-cycles>
    <meta:generator>LibreOffice/7.6.6.3$Windows_X86_64 LibreOffice_project/d97b2716a9a4a2ce1391dee1765565ea469b0ae7</meta:generator>
    <meta:document-statistic meta:table-count="1" meta:cell-count="718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8cm" svg:y="2.302cm" style:legend-expansion="custom" svg:width="3.118cm" svg:height="5.578cm" style:legend-expansion-aspect-ratio="0.558981713875941" chart:style-name="ch2"/>
        <chart:plot-area chart:style-name="ch3" table:cell-range-address="lehr_cali_b1.C3:lehr_cali_b1.O514 lehr_cali_b1.D2:lehr_cali_b1.O2" chart:data-source-has-labels="row" svg:x="0.32cm" svg:y="0.18cm" svg:width="12.032cm" svg:height="8.64cm">
          <chart:coordinate-region svg:x="0.941cm" svg:y="0.379cm" svg:width="11.13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ehr_cali_b1.D3:lehr_cali_b1.D514" chart:label-cell-address="lehr_cali_b1.D2:lehr_cali_b1.D2" chart:class="chart:scatter">
            <chart:domain table:cell-range-address="lehr_cali_b1.C3:lehr_cali_b1.C514"/>
            <chart:data-point chart:repeated="512"/>
          </chart:series>
          <chart:series chart:style-name="ch8" chart:values-cell-range-address="lehr_cali_b1.E3:lehr_cali_b1.E514" chart:label-cell-address="lehr_cali_b1.E2:lehr_cali_b1.E2" chart:class="chart:scatter">
            <chart:data-point chart:repeated="512"/>
          </chart:series>
          <chart:series chart:style-name="ch9" chart:values-cell-range-address="lehr_cali_b1.F3:lehr_cali_b1.F514" chart:label-cell-address="lehr_cali_b1.F2:lehr_cali_b1.F2" chart:class="chart:scatter">
            <chart:data-point chart:repeated="512"/>
          </chart:series>
          <chart:series chart:style-name="ch10" chart:values-cell-range-address="lehr_cali_b1.G3:lehr_cali_b1.G514" chart:label-cell-address="lehr_cali_b1.G2:lehr_cali_b1.G2" chart:class="chart:scatter">
            <chart:data-point chart:repeated="512"/>
          </chart:series>
          <chart:series chart:style-name="ch11" chart:values-cell-range-address="lehr_cali_b1.H3:lehr_cali_b1.H514" chart:label-cell-address="lehr_cali_b1.H2:lehr_cali_b1.H2" chart:class="chart:scatter">
            <chart:data-point chart:repeated="512"/>
          </chart:series>
          <chart:series chart:style-name="ch12" chart:values-cell-range-address="lehr_cali_b1.I3:lehr_cali_b1.I514" chart:label-cell-address="lehr_cali_b1.I2:lehr_cali_b1.I2" chart:class="chart:scatter">
            <chart:data-point chart:repeated="512"/>
          </chart:series>
          <chart:series chart:style-name="ch13" chart:values-cell-range-address="lehr_cali_b1.J3:lehr_cali_b1.J514" chart:label-cell-address="lehr_cali_b1.J2:lehr_cali_b1.J2" chart:class="chart:scatter">
            <chart:data-point chart:repeated="512"/>
          </chart:series>
          <chart:series chart:style-name="ch14" chart:values-cell-range-address="lehr_cali_b1.K3:lehr_cali_b1.K514" chart:label-cell-address="lehr_cali_b1.K2:lehr_cali_b1.K2" chart:class="chart:scatter">
            <chart:data-point chart:repeated="512"/>
          </chart:series>
          <chart:series chart:style-name="ch15" chart:values-cell-range-address="lehr_cali_b1.L3:lehr_cali_b1.L514" chart:label-cell-address="lehr_cali_b1.L2:lehr_cali_b1.L2" chart:class="chart:scatter">
            <chart:data-point chart:repeated="512"/>
          </chart:series>
          <chart:series chart:style-name="ch16" chart:values-cell-range-address="lehr_cali_b1.M3:lehr_cali_b1.M514" chart:label-cell-address="lehr_cali_b1.M2:lehr_cali_b1.M2" chart:class="chart:scatter">
            <chart:data-point chart:repeated="512"/>
          </chart:series>
          <chart:series chart:style-name="ch17" chart:values-cell-range-address="lehr_cali_b1.N3:lehr_cali_b1.N514" chart:label-cell-address="lehr_cali_b1.N2:lehr_cali_b1.N2" chart:class="chart:scatter">
            <chart:data-point chart:repeated="512"/>
          </chart:series>
          <chart:series chart:style-name="ch18" chart:values-cell-range-address="lehr_cali_b1.O3:lehr_cali_b1.O514" chart:label-cell-address="lehr_cali_b1.O2:lehr_cali_b1.O2" chart:class="chart:scatter">
            <chart:data-point chart:repeated="5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total</text:p>
                <draw:g>
                  <svg:desc>lehr_cali_b1.D2:lehr_cali_b1.D2</svg:desc>
                </draw:g>
              </table:table-cell>
              <table:table-cell office:value-type="string">
                <text:p>primary</text:p>
                <draw:g>
                  <svg:desc>lehr_cali_b1.E2:lehr_cali_b1.E2</svg:desc>
                </draw:g>
              </table:table-cell>
              <table:table-cell office:value-type="string">
                <text:p>penetrate</text:p>
                <draw:g>
                  <svg:desc>lehr_cali_b1.F2:lehr_cali_b1.F2</svg:desc>
                </draw:g>
              </table:table-cell>
              <table:table-cell office:value-type="string">
                <text:p>scatter</text:p>
                <draw:g>
                  <svg:desc>lehr_cali_b1.G2:lehr_cali_b1.G2</svg:desc>
                </draw:g>
              </table:table-cell>
              <table:table-cell office:value-type="string">
                <text:p>collim_x</text:p>
                <draw:g>
                  <svg:desc>lehr_cali_b1.H2:lehr_cali_b1.H2</svg:desc>
                </draw:g>
              </table:table-cell>
              <table:table-cell office:value-type="string">
                <text:p>primary_bs</text:p>
                <draw:g>
                  <svg:desc>lehr_cali_b1.I2:lehr_cali_b1.I2</svg:desc>
                </draw:g>
              </table:table-cell>
              <table:table-cell office:value-type="string">
                <text:p>penetrate_bs</text:p>
                <draw:g>
                  <svg:desc>lehr_cali_b1.J2:lehr_cali_b1.J2</svg:desc>
                </draw:g>
              </table:table-cell>
              <table:table-cell office:value-type="string">
                <text:p>scatter_bs</text:p>
                <draw:g>
                  <svg:desc>lehr_cali_b1.K2:lehr_cali_b1.K2</svg:desc>
                </draw:g>
              </table:table-cell>
              <table:table-cell office:value-type="string">
                <text:p>collim_x_bs</text:p>
                <draw:g>
                  <svg:desc>lehr_cali_b1.L2:lehr_cali_b1.L2</svg:desc>
                </draw:g>
              </table:table-cell>
              <table:table-cell office:value-type="string">
                <text:p>bs</text:p>
                <draw:g>
                  <svg:desc>lehr_cali_b1.M2:lehr_cali_b1.M2</svg:desc>
                </draw:g>
              </table:table-cell>
              <table:table-cell office:value-type="string">
                <text:p>no_bs</text:p>
                <draw:g>
                  <svg:desc>lehr_cali_b1.N2:lehr_cali_b1.N2</svg:desc>
                </draw:g>
              </table:table-cell>
              <table:table-cell office:value-type="string">
                <text:p>sum</text:p>
                <draw:g>
                  <svg:desc>lehr_cali_b1.O2:lehr_cali_b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lehr_cali_b1.C3:lehr_cali_b1.C514</svg:desc>
                </draw:g>
              </table:table-cell>
              <table:table-cell office:value-type="float" office:value="2.889">
                <text:p>2.889</text:p>
                <draw:g>
                  <svg:desc>lehr_cali_b1.D3:lehr_cali_b1.D514</svg:desc>
                </draw:g>
              </table:table-cell>
              <table:table-cell office:value-type="float" office:value="0.164">
                <text:p>0.164</text:p>
                <draw:g>
                  <svg:desc>lehr_cali_b1.E3:lehr_cali_b1.E514</svg:desc>
                </draw:g>
              </table:table-cell>
              <table:table-cell office:value-type="float" office:value="0.5405">
                <text:p>0.5405</text:p>
                <draw:g>
                  <svg:desc>lehr_cali_b1.F3:lehr_cali_b1.F514</svg:desc>
                </draw:g>
              </table:table-cell>
              <table:table-cell office:value-type="float" office:value="0.2006">
                <text:p>0.2006</text:p>
                <draw:g>
                  <svg:desc>lehr_cali_b1.G3:lehr_cali_b1.G514</svg:desc>
                </draw:g>
              </table:table-cell>
              <table:table-cell office:value-type="float" office:value="0.0167">
                <text:p>0.0167</text:p>
                <draw:g>
                  <svg:desc>lehr_cali_b1.H3:lehr_cali_b1.H514</svg:desc>
                </draw:g>
              </table:table-cell>
              <table:table-cell office:value-type="float" office:value="0.1102">
                <text:p>0.1102</text:p>
                <draw:g>
                  <svg:desc>lehr_cali_b1.I3:lehr_cali_b1.I514</svg:desc>
                </draw:g>
              </table:table-cell>
              <table:table-cell office:value-type="float" office:value="1.332">
                <text:p>1.332</text:p>
                <draw:g>
                  <svg:desc>lehr_cali_b1.J3:lehr_cali_b1.J514</svg:desc>
                </draw:g>
              </table:table-cell>
              <table:table-cell office:value-type="float" office:value="0.525">
                <text:p>0.525</text:p>
                <draw:g>
                  <svg:desc>lehr_cali_b1.K3:lehr_cali_b1.K514</svg:desc>
                </draw:g>
              </table:table-cell>
              <table:table-cell office:value-type="float" office:value="0">
                <text:p>0</text:p>
                <draw:g>
                  <svg:desc>lehr_cali_b1.L3:lehr_cali_b1.L514</svg:desc>
                </draw:g>
              </table:table-cell>
              <table:table-cell office:value-type="float" office:value="1.9672">
                <text:p>1.9672</text:p>
                <draw:g>
                  <svg:desc>lehr_cali_b1.M3:lehr_cali_b1.M514</svg:desc>
                </draw:g>
              </table:table-cell>
              <table:table-cell office:value-type="float" office:value="0.9218">
                <text:p>0.9218</text:p>
                <draw:g>
                  <svg:desc>lehr_cali_b1.N3:lehr_cali_b1.N514</svg:desc>
                </draw:g>
              </table:table-cell>
              <table:table-cell office:value-type="float" office:value="2.889">
                <text:p>2.889</text:p>
                <draw:g>
                  <svg:desc>lehr_cali_b1.O3:lehr_cali_b1.O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32">
                <text:p>3.32</text:p>
              </table:table-cell>
              <table:table-cell office:value-type="float" office:value="0.06394">
                <text:p>0.06394</text:p>
              </table:table-cell>
              <table:table-cell office:value-type="float" office:value="0.6187">
                <text:p>0.6187</text:p>
              </table:table-cell>
              <table:table-cell office:value-type="float" office:value="0.2564">
                <text:p>0.2564</text:p>
              </table:table-cell>
              <table:table-cell office:value-type="float" office:value="0.003737">
                <text:p>0.003737</text:p>
              </table:table-cell>
              <table:table-cell office:value-type="float" office:value="0.1117">
                <text:p>0.1117</text:p>
              </table:table-cell>
              <table:table-cell office:value-type="float" office:value="1.533">
                <text:p>1.533</text:p>
              </table:table-cell>
              <table:table-cell office:value-type="float" office:value="0.7329">
                <text:p>0.7329</text:p>
              </table:table-cell>
              <table:table-cell office:value-type="float" office:value="0">
                <text:p>0</text:p>
              </table:table-cell>
              <table:table-cell office:value-type="float" office:value="2.3776">
                <text:p>2.3776</text:p>
              </table:table-cell>
              <table:table-cell office:value-type="float" office:value="0.942777">
                <text:p>0.942777</text:p>
              </table:table-cell>
              <table:table-cell office:value-type="float" office:value="3.320377">
                <text:p>3.320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391">
                <text:p>3.391</text:p>
              </table:table-cell>
              <table:table-cell office:value-type="float" office:value="0.03738">
                <text:p>0.03738</text:p>
              </table:table-cell>
              <table:table-cell office:value-type="float" office:value="0.5871">
                <text:p>0.5871</text:p>
              </table:table-cell>
              <table:table-cell office:value-type="float" office:value="0.2295">
                <text:p>0.2295</text:p>
              </table:table-cell>
              <table:table-cell office:value-type="float" office:value="0.008169">
                <text:p>0.008169</text:p>
              </table:table-cell>
              <table:table-cell office:value-type="float" office:value="0.1054">
                <text:p>0.1054</text:p>
              </table:table-cell>
              <table:table-cell office:value-type="float" office:value="1.733">
                <text:p>1.733</text:p>
              </table:table-cell>
              <table:table-cell office:value-type="float" office:value="0.6907">
                <text:p>0.6907</text:p>
              </table:table-cell>
              <table:table-cell office:value-type="float" office:value="0">
                <text:p>0</text:p>
              </table:table-cell>
              <table:table-cell office:value-type="float" office:value="2.5291">
                <text:p>2.5291</text:p>
              </table:table-cell>
              <table:table-cell office:value-type="float" office:value="0.862149">
                <text:p>0.862149</text:p>
              </table:table-cell>
              <table:table-cell office:value-type="float" office:value="3.391249">
                <text:p>3.391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335">
                <text:p>3.335</text:p>
              </table:table-cell>
              <table:table-cell office:value-type="float" office:value="0.03117">
                <text:p>0.03117</text:p>
              </table:table-cell>
              <table:table-cell office:value-type="float" office:value="0.6944">
                <text:p>0.6944</text:p>
              </table:table-cell>
              <table:table-cell office:value-type="float" office:value="0.2134">
                <text:p>0.2134</text:p>
              </table:table-cell>
              <table:table-cell office:value-type="float" office:value="0.05024">
                <text:p>0.05024</text:p>
              </table:table-cell>
              <table:table-cell office:value-type="float" office:value="0.09463">
                <text:p>0.09463</text:p>
              </table:table-cell>
              <table:table-cell office:value-type="float" office:value="1.637">
                <text:p>1.637</text:p>
              </table:table-cell>
              <table:table-cell office:value-type="float" office:value="0.6143">
                <text:p>0.6143</text:p>
              </table:table-cell>
              <table:table-cell office:value-type="float" office:value="0">
                <text:p>0</text:p>
              </table:table-cell>
              <table:table-cell office:value-type="float" office:value="2.34593">
                <text:p>2.34593</text:p>
              </table:table-cell>
              <table:table-cell office:value-type="float" office:value="0.98921">
                <text:p>0.98921</text:p>
              </table:table-cell>
              <table:table-cell office:value-type="float" office:value="3.33514">
                <text:p>3.3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229">
                <text:p>3.229</text:p>
              </table:table-cell>
              <table:table-cell office:value-type="float" office:value="0.02281">
                <text:p>0.02281</text:p>
              </table:table-cell>
              <table:table-cell office:value-type="float" office:value="0.6964">
                <text:p>0.6964</text:p>
              </table:table-cell>
              <table:table-cell office:value-type="float" office:value="0.221">
                <text:p>0.221</text:p>
              </table:table-cell>
              <table:table-cell office:value-type="float" office:value="0.01066">
                <text:p>0.01066</text:p>
              </table:table-cell>
              <table:table-cell office:value-type="float" office:value="0.0856">
                <text:p>0.0856</text:p>
              </table:table-cell>
              <table:table-cell office:value-type="float" office:value="1.64">
                <text:p>1.64</text:p>
              </table:table-cell>
              <table:table-cell office:value-type="float" office:value="0.5534">
                <text:p>0.5534</text:p>
              </table:table-cell>
              <table:table-cell office:value-type="float" office:value="0">
                <text:p>0</text:p>
              </table:table-cell>
              <table:table-cell office:value-type="float" office:value="2.279">
                <text:p>2.279</text:p>
              </table:table-cell>
              <table:table-cell office:value-type="float" office:value="0.95087">
                <text:p>0.95087</text:p>
              </table:table-cell>
              <table:table-cell office:value-type="float" office:value="3.22987">
                <text:p>3.22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.199">
                <text:p>3.199</text:p>
              </table:table-cell>
              <table:table-cell office:value-type="float" office:value="0.01839">
                <text:p>0.01839</text:p>
              </table:table-cell>
              <table:table-cell office:value-type="float" office:value="0.5943">
                <text:p>0.5943</text:p>
              </table:table-cell>
              <table:table-cell office:value-type="float" office:value="0.2267">
                <text:p>0.2267</text:p>
              </table:table-cell>
              <table:table-cell office:value-type="float" office:value="0.03545">
                <text:p>0.03545</text:p>
              </table:table-cell>
              <table:table-cell office:value-type="float" office:value="0.08003">
                <text:p>0.08003</text:p>
              </table:table-cell>
              <table:table-cell office:value-type="float" office:value="1.667">
                <text:p>1.667</text:p>
              </table:table-cell>
              <table:table-cell office:value-type="float" office:value="0.5773">
                <text:p>0.5773</text:p>
              </table:table-cell>
              <table:table-cell office:value-type="float" office:value="0">
                <text:p>0</text:p>
              </table:table-cell>
              <table:table-cell office:value-type="float" office:value="2.32433">
                <text:p>2.32433</text:p>
              </table:table-cell>
              <table:table-cell office:value-type="float" office:value="0.87484">
                <text:p>0.87484</text:p>
              </table:table-cell>
              <table:table-cell office:value-type="float" office:value="3.19917">
                <text:p>3.19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.547">
                <text:p>3.547</text:p>
              </table:table-cell>
              <table:table-cell office:value-type="float" office:value="0.01554">
                <text:p>0.01554</text:p>
              </table:table-cell>
              <table:table-cell office:value-type="float" office:value="0.6853">
                <text:p>0.6853</text:p>
              </table:table-cell>
              <table:table-cell office:value-type="float" office:value="0.2932">
                <text:p>0.2932</text:p>
              </table:table-cell>
              <table:table-cell office:value-type="float" office:value="0.04548">
                <text:p>0.04548</text:p>
              </table:table-cell>
              <table:table-cell office:value-type="float" office:value="0.06959">
                <text:p>0.06959</text:p>
              </table:table-cell>
              <table:table-cell office:value-type="float" office:value="1.755">
                <text:p>1.755</text:p>
              </table:table-cell>
              <table:table-cell office:value-type="float" office:value="0.6827">
                <text:p>0.6827</text:p>
              </table:table-cell>
              <table:table-cell office:value-type="float" office:value="0">
                <text:p>0</text:p>
              </table:table-cell>
              <table:table-cell office:value-type="float" office:value="2.50729">
                <text:p>2.50729</text:p>
              </table:table-cell>
              <table:table-cell office:value-type="float" office:value="1.03952">
                <text:p>1.03952</text:p>
              </table:table-cell>
              <table:table-cell office:value-type="float" office:value="3.54681">
                <text:p>3.54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.299">
                <text:p>3.299</text:p>
              </table:table-cell>
              <table:table-cell office:value-type="float" office:value="0.0153">
                <text:p>0.0153</text:p>
              </table:table-cell>
              <table:table-cell office:value-type="float" office:value="0.7348">
                <text:p>0.7348</text:p>
              </table:table-cell>
              <table:table-cell office:value-type="float" office:value="0.1931">
                <text:p>0.1931</text:p>
              </table:table-cell>
              <table:table-cell office:value-type="float" office:value="0.02479">
                <text:p>0.02479</text:p>
              </table:table-cell>
              <table:table-cell office:value-type="float" office:value="0.06094">
                <text:p>0.06094</text:p>
              </table:table-cell>
              <table:table-cell office:value-type="float" office:value="1.51">
                <text:p>1.51</text:p>
              </table:table-cell>
              <table:table-cell office:value-type="float" office:value="0.7601">
                <text:p>0.7601</text:p>
              </table:table-cell>
              <table:table-cell office:value-type="float" office:value="0">
                <text:p>0</text:p>
              </table:table-cell>
              <table:table-cell office:value-type="float" office:value="2.33104">
                <text:p>2.33104</text:p>
              </table:table-cell>
              <table:table-cell office:value-type="float" office:value="0.96799">
                <text:p>0.96799</text:p>
              </table:table-cell>
              <table:table-cell office:value-type="float" office:value="3.29903">
                <text:p>3.29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.447">
                <text:p>3.447</text:p>
              </table:table-cell>
              <table:table-cell office:value-type="float" office:value="0.008584">
                <text:p>0.008584</text:p>
              </table:table-cell>
              <table:table-cell office:value-type="float" office:value="0.6947">
                <text:p>0.6947</text:p>
              </table:table-cell>
              <table:table-cell office:value-type="float" office:value="0.2762">
                <text:p>0.2762</text:p>
              </table:table-cell>
              <table:table-cell office:value-type="float" office:value="0.03348">
                <text:p>0.03348</text:p>
              </table:table-cell>
              <table:table-cell office:value-type="float" office:value="0.05466">
                <text:p>0.05466</text:p>
              </table:table-cell>
              <table:table-cell office:value-type="float" office:value="1.735">
                <text:p>1.735</text:p>
              </table:table-cell>
              <table:table-cell office:value-type="float" office:value="0.6439">
                <text:p>0.6439</text:p>
              </table:table-cell>
              <table:table-cell office:value-type="float" office:value="0">
                <text:p>0</text:p>
              </table:table-cell>
              <table:table-cell office:value-type="float" office:value="2.43356">
                <text:p>2.43356</text:p>
              </table:table-cell>
              <table:table-cell office:value-type="float" office:value="1.012964">
                <text:p>1.012964</text:p>
              </table:table-cell>
              <table:table-cell office:value-type="float" office:value="3.446524">
                <text:p>3.446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.068">
                <text:p>3.068</text:p>
              </table:table-cell>
              <table:table-cell office:value-type="float" office:value="0.06213">
                <text:p>0.06213</text:p>
              </table:table-cell>
              <table:table-cell office:value-type="float" office:value="0.6222">
                <text:p>0.6222</text:p>
              </table:table-cell>
              <table:table-cell office:value-type="float" office:value="0.2404">
                <text:p>0.2404</text:p>
              </table:table-cell>
              <table:table-cell office:value-type="float" office:value="0.0181">
                <text:p>0.0181</text:p>
              </table:table-cell>
              <table:table-cell office:value-type="float" office:value="0.04564">
                <text:p>0.04564</text:p>
              </table:table-cell>
              <table:table-cell office:value-type="float" office:value="1.507">
                <text:p>1.507</text:p>
              </table:table-cell>
              <table:table-cell office:value-type="float" office:value="0.5721">
                <text:p>0.5721</text:p>
              </table:table-cell>
              <table:table-cell office:value-type="float" office:value="0">
                <text:p>0</text:p>
              </table:table-cell>
              <table:table-cell office:value-type="float" office:value="2.12474">
                <text:p>2.12474</text:p>
              </table:table-cell>
              <table:table-cell office:value-type="float" office:value="0.94283">
                <text:p>0.94283</text:p>
              </table:table-cell>
              <table:table-cell office:value-type="float" office:value="3.06757">
                <text:p>3.06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4.156">
                <text:p>4.156</text:p>
              </table:table-cell>
              <table:table-cell office:value-type="float" office:value="0.8674">
                <text:p>0.8674</text:p>
              </table:table-cell>
              <table:table-cell office:value-type="float" office:value="0.7939">
                <text:p>0.7939</text:p>
              </table:table-cell>
              <table:table-cell office:value-type="float" office:value="0.3206">
                <text:p>0.3206</text:p>
              </table:table-cell>
              <table:table-cell office:value-type="float" office:value="0.01143">
                <text:p>0.01143</text:p>
              </table:table-cell>
              <table:table-cell office:value-type="float" office:value="0.04301">
                <text:p>0.04301</text:p>
              </table:table-cell>
              <table:table-cell office:value-type="float" office:value="1.484">
                <text:p>1.484</text:p>
              </table:table-cell>
              <table:table-cell office:value-type="float" office:value="0.6356">
                <text:p>0.6356</text:p>
              </table:table-cell>
              <table:table-cell office:value-type="float" office:value="0">
                <text:p>0</text:p>
              </table:table-cell>
              <table:table-cell office:value-type="float" office:value="2.16261">
                <text:p>2.16261</text:p>
              </table:table-cell>
              <table:table-cell office:value-type="float" office:value="1.99333">
                <text:p>1.99333</text:p>
              </table:table-cell>
              <table:table-cell office:value-type="float" office:value="4.15594">
                <text:p>4.15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9.344">
                <text:p>9.344</text:p>
              </table:table-cell>
              <table:table-cell office:value-type="float" office:value="6.01">
                <text:p>6.01</text:p>
              </table:table-cell>
              <table:table-cell office:value-type="float" office:value="0.6296">
                <text:p>0.6296</text:p>
              </table:table-cell>
              <table:table-cell office:value-type="float" office:value="0.368">
                <text:p>0.368</text:p>
              </table:table-cell>
              <table:table-cell office:value-type="float" office:value="0.0003022">
                <text:p>0.0003022</text:p>
              </table:table-cell>
              <table:table-cell office:value-type="float" office:value="0.03884">
                <text:p>0.03884</text:p>
              </table:table-cell>
              <table:table-cell office:value-type="float" office:value="1.743">
                <text:p>1.743</text:p>
              </table:table-cell>
              <table:table-cell office:value-type="float" office:value="0.5532">
                <text:p>0.5532</text:p>
              </table:table-cell>
              <table:table-cell office:value-type="float" office:value="0">
                <text:p>0</text:p>
              </table:table-cell>
              <table:table-cell office:value-type="float" office:value="2.33504">
                <text:p>2.33504</text:p>
              </table:table-cell>
              <table:table-cell office:value-type="float" office:value="7.0079022">
                <text:p>7.0079022</text:p>
              </table:table-cell>
              <table:table-cell office:value-type="float" office:value="9.3429422">
                <text:p>9.3429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0.86">
                <text:p>20.86</text:p>
              </table:table-cell>
              <table:table-cell office:value-type="float" office:value="17.31">
                <text:p>17.31</text:p>
              </table:table-cell>
              <table:table-cell office:value-type="float" office:value="0.7741">
                <text:p>0.7741</text:p>
              </table:table-cell>
              <table:table-cell office:value-type="float" office:value="0.4781">
                <text:p>0.4781</text:p>
              </table:table-cell>
              <table:table-cell office:value-type="float" office:value="0.0008035">
                <text:p>0.0008035</text:p>
              </table:table-cell>
              <table:table-cell office:value-type="float" office:value="0.03045">
                <text:p>0.03045</text:p>
              </table:table-cell>
              <table:table-cell office:value-type="float" office:value="1.637">
                <text:p>1.637</text:p>
              </table:table-cell>
              <table:table-cell office:value-type="float" office:value="0.6321">
                <text:p>0.6321</text:p>
              </table:table-cell>
              <table:table-cell office:value-type="float" office:value="0">
                <text:p>0</text:p>
              </table:table-cell>
              <table:table-cell office:value-type="float" office:value="2.29955">
                <text:p>2.29955</text:p>
              </table:table-cell>
              <table:table-cell office:value-type="float" office:value="18.5630035">
                <text:p>18.5630035</text:p>
              </table:table-cell>
              <table:table-cell office:value-type="float" office:value="20.8625535">
                <text:p>20.8625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5.68">
                <text:p>25.68</text:p>
              </table:table-cell>
              <table:table-cell office:value-type="float" office:value="21.98">
                <text:p>21.98</text:p>
              </table:table-cell>
              <table:table-cell office:value-type="float" office:value="0.8542">
                <text:p>0.8542</text:p>
              </table:table-cell>
              <table:table-cell office:value-type="float" office:value="0.5666">
                <text:p>0.5666</text:p>
              </table:table-cell>
              <table:table-cell office:value-type="float" office:value="0.002983">
                <text:p>0.002983</text:p>
              </table:table-cell>
              <table:table-cell office:value-type="float" office:value="0.02735">
                <text:p>0.02735</text:p>
              </table:table-cell>
              <table:table-cell office:value-type="float" office:value="1.711">
                <text:p>1.711</text:p>
              </table:table-cell>
              <table:table-cell office:value-type="float" office:value="0.5356">
                <text:p>0.5356</text:p>
              </table:table-cell>
              <table:table-cell office:value-type="float" office:value="0">
                <text:p>0</text:p>
              </table:table-cell>
              <table:table-cell office:value-type="float" office:value="2.27395">
                <text:p>2.27395</text:p>
              </table:table-cell>
              <table:table-cell office:value-type="float" office:value="23.403783">
                <text:p>23.403783</text:p>
              </table:table-cell>
              <table:table-cell office:value-type="float" office:value="25.677733">
                <text:p>25.677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.69">
                <text:p>17.69</text:p>
              </table:table-cell>
              <table:table-cell office:value-type="float" office:value="13.98">
                <text:p>13.98</text:p>
              </table:table-cell>
              <table:table-cell office:value-type="float" office:value="0.8242">
                <text:p>0.8242</text:p>
              </table:table-cell>
              <table:table-cell office:value-type="float" office:value="0.4325">
                <text:p>0.4325</text:p>
              </table:table-cell>
              <table:table-cell office:value-type="float" office:value="0.006131">
                <text:p>0.006131</text:p>
              </table:table-cell>
              <table:table-cell office:value-type="float" office:value="0.02057">
                <text:p>0.02057</text:p>
              </table:table-cell>
              <table:table-cell office:value-type="float" office:value="1.701">
                <text:p>1.701</text:p>
              </table:table-cell>
              <table:table-cell office:value-type="float" office:value="0.7242">
                <text:p>0.7242</text:p>
              </table:table-cell>
              <table:table-cell office:value-type="float" office:value="0">
                <text:p>0</text:p>
              </table:table-cell>
              <table:table-cell office:value-type="float" office:value="2.44577">
                <text:p>2.44577</text:p>
              </table:table-cell>
              <table:table-cell office:value-type="float" office:value="15.242831">
                <text:p>15.242831</text:p>
              </table:table-cell>
              <table:table-cell office:value-type="float" office:value="17.688601">
                <text:p>17.688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9.751">
                <text:p>9.751</text:p>
              </table:table-cell>
              <table:table-cell office:value-type="float" office:value="6.505">
                <text:p>6.505</text:p>
              </table:table-cell>
              <table:table-cell office:value-type="float" office:value="0.5911">
                <text:p>0.5911</text:p>
              </table:table-cell>
              <table:table-cell office:value-type="float" office:value="0.3533">
                <text:p>0.3533</text:p>
              </table:table-cell>
              <table:table-cell office:value-type="float" office:value="0.01456">
                <text:p>0.01456</text:p>
              </table:table-cell>
              <table:table-cell office:value-type="float" office:value="0.02096">
                <text:p>0.02096</text:p>
              </table:table-cell>
              <table:table-cell office:value-type="float" office:value="1.538">
                <text:p>1.538</text:p>
              </table:table-cell>
              <table:table-cell office:value-type="float" office:value="0.7284">
                <text:p>0.7284</text:p>
              </table:table-cell>
              <table:table-cell office:value-type="float" office:value="0">
                <text:p>0</text:p>
              </table:table-cell>
              <table:table-cell office:value-type="float" office:value="2.28736">
                <text:p>2.28736</text:p>
              </table:table-cell>
              <table:table-cell office:value-type="float" office:value="7.46396">
                <text:p>7.46396</text:p>
              </table:table-cell>
              <table:table-cell office:value-type="float" office:value="9.75132">
                <text:p>9.75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5.547">
                <text:p>5.547</text:p>
              </table:table-cell>
              <table:table-cell office:value-type="float" office:value="2.469">
                <text:p>2.469</text:p>
              </table:table-cell>
              <table:table-cell office:value-type="float" office:value="0.6219">
                <text:p>0.6219</text:p>
              </table:table-cell>
              <table:table-cell office:value-type="float" office:value="0.2664">
                <text:p>0.2664</text:p>
              </table:table-cell>
              <table:table-cell office:value-type="float" office:value="0.05021">
                <text:p>0.05021</text:p>
              </table:table-cell>
              <table:table-cell office:value-type="float" office:value="0.01562">
                <text:p>0.01562</text:p>
              </table:table-cell>
              <table:table-cell office:value-type="float" office:value="1.469">
                <text:p>1.469</text:p>
              </table:table-cell>
              <table:table-cell office:value-type="float" office:value="0.6551">
                <text:p>0.6551</text:p>
              </table:table-cell>
              <table:table-cell office:value-type="float" office:value="0">
                <text:p>0</text:p>
              </table:table-cell>
              <table:table-cell office:value-type="float" office:value="2.13972">
                <text:p>2.13972</text:p>
              </table:table-cell>
              <table:table-cell office:value-type="float" office:value="3.40751">
                <text:p>3.40751</text:p>
              </table:table-cell>
              <table:table-cell office:value-type="float" office:value="5.54723">
                <text:p>5.54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3.61">
                <text:p>3.61</text:p>
              </table:table-cell>
              <table:table-cell office:value-type="float" office:value="0.5897">
                <text:p>0.5897</text:p>
              </table:table-cell>
              <table:table-cell office:value-type="float" office:value="0.684">
                <text:p>0.684</text:p>
              </table:table-cell>
              <table:table-cell office:value-type="float" office:value="0.2495">
                <text:p>0.2495</text:p>
              </table:table-cell>
              <table:table-cell office:value-type="float" office:value="0.049">
                <text:p>0.049</text:p>
              </table:table-cell>
              <table:table-cell office:value-type="float" office:value="0.01506">
                <text:p>0.01506</text:p>
              </table:table-cell>
              <table:table-cell office:value-type="float" office:value="1.449">
                <text:p>1.449</text:p>
              </table:table-cell>
              <table:table-cell office:value-type="float" office:value="0.574">
                <text:p>0.574</text:p>
              </table:table-cell>
              <table:table-cell office:value-type="float" office:value="0">
                <text:p>0</text:p>
              </table:table-cell>
              <table:table-cell office:value-type="float" office:value="2.03806">
                <text:p>2.03806</text:p>
              </table:table-cell>
              <table:table-cell office:value-type="float" office:value="1.5722">
                <text:p>1.5722</text:p>
              </table:table-cell>
              <table:table-cell office:value-type="float" office:value="3.61026">
                <text:p>3.61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.351">
                <text:p>3.351</text:p>
              </table:table-cell>
              <table:table-cell office:value-type="float" office:value="0.08336">
                <text:p>0.08336</text:p>
              </table:table-cell>
              <table:table-cell office:value-type="float" office:value="0.6358">
                <text:p>0.6358</text:p>
              </table:table-cell>
              <table:table-cell office:value-type="float" office:value="0.282">
                <text:p>0.282</text:p>
              </table:table-cell>
              <table:table-cell office:value-type="float" office:value="0.1838">
                <text:p>0.1838</text:p>
              </table:table-cell>
              <table:table-cell office:value-type="float" office:value="0.01371">
                <text:p>0.01371</text:p>
              </table:table-cell>
              <table:table-cell office:value-type="float" office:value="1.5">
                <text:p>1.5</text:p>
              </table:table-cell>
              <table:table-cell office:value-type="float" office:value="0.6525">
                <text:p>0.6525</text:p>
              </table:table-cell>
              <table:table-cell office:value-type="float" office:value="0">
                <text:p>0</text:p>
              </table:table-cell>
              <table:table-cell office:value-type="float" office:value="2.16621">
                <text:p>2.16621</text:p>
              </table:table-cell>
              <table:table-cell office:value-type="float" office:value="1.18496">
                <text:p>1.18496</text:p>
              </table:table-cell>
              <table:table-cell office:value-type="float" office:value="3.35117">
                <text:p>3.35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3.295">
                <text:p>3.295</text:p>
              </table:table-cell>
              <table:table-cell office:value-type="float" office:value="0.03101">
                <text:p>0.03101</text:p>
              </table:table-cell>
              <table:table-cell office:value-type="float" office:value="0.6324">
                <text:p>0.6324</text:p>
              </table:table-cell>
              <table:table-cell office:value-type="float" office:value="0.2465">
                <text:p>0.2465</text:p>
              </table:table-cell>
              <table:table-cell office:value-type="float" office:value="0.2804">
                <text:p>0.2804</text:p>
              </table:table-cell>
              <table:table-cell office:value-type="float" office:value="0.01356">
                <text:p>0.01356</text:p>
              </table:table-cell>
              <table:table-cell office:value-type="float" office:value="1.579">
                <text:p>1.579</text:p>
              </table:table-cell>
              <table:table-cell office:value-type="float" office:value="0.5112">
                <text:p>0.5112</text:p>
              </table:table-cell>
              <table:table-cell office:value-type="float" office:value="0">
                <text:p>0</text:p>
              </table:table-cell>
              <table:table-cell office:value-type="float" office:value="2.10376">
                <text:p>2.10376</text:p>
              </table:table-cell>
              <table:table-cell office:value-type="float" office:value="1.19031">
                <text:p>1.19031</text:p>
              </table:table-cell>
              <table:table-cell office:value-type="float" office:value="3.29407">
                <text:p>3.29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3.626">
                <text:p>3.626</text:p>
              </table:table-cell>
              <table:table-cell office:value-type="float" office:value="0.04398">
                <text:p>0.04398</text:p>
              </table:table-cell>
              <table:table-cell office:value-type="float" office:value="0.5795">
                <text:p>0.5795</text:p>
              </table:table-cell>
              <table:table-cell office:value-type="float" office:value="0.215">
                <text:p>0.215</text:p>
              </table:table-cell>
              <table:table-cell office:value-type="float" office:value="0.5868">
                <text:p>0.5868</text:p>
              </table:table-cell>
              <table:table-cell office:value-type="float" office:value="0.01389">
                <text:p>0.01389</text:p>
              </table:table-cell>
              <table:table-cell office:value-type="float" office:value="1.571">
                <text:p>1.571</text:p>
              </table:table-cell>
              <table:table-cell office:value-type="float" office:value="0.6163">
                <text:p>0.6163</text:p>
              </table:table-cell>
              <table:table-cell office:value-type="float" office:value="0">
                <text:p>0</text:p>
              </table:table-cell>
              <table:table-cell office:value-type="float" office:value="2.20119">
                <text:p>2.20119</text:p>
              </table:table-cell>
              <table:table-cell office:value-type="float" office:value="1.42528">
                <text:p>1.42528</text:p>
              </table:table-cell>
              <table:table-cell office:value-type="float" office:value="3.62647">
                <text:p>3.62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3.7">
                <text:p>3.7</text:p>
              </table:table-cell>
              <table:table-cell office:value-type="float" office:value="0.06498">
                <text:p>0.06498</text:p>
              </table:table-cell>
              <table:table-cell office:value-type="float" office:value="0.6731">
                <text:p>0.6731</text:p>
              </table:table-cell>
              <table:table-cell office:value-type="float" office:value="0.2684">
                <text:p>0.2684</text:p>
              </table:table-cell>
              <table:table-cell office:value-type="float" office:value="0.7783">
                <text:p>0.7783</text:p>
              </table:table-cell>
              <table:table-cell office:value-type="float" office:value="0.01454">
                <text:p>0.01454</text:p>
              </table:table-cell>
              <table:table-cell office:value-type="float" office:value="1.442">
                <text:p>1.442</text:p>
              </table:table-cell>
              <table:table-cell office:value-type="float" office:value="0.4588">
                <text:p>0.4588</text:p>
              </table:table-cell>
              <table:table-cell office:value-type="float" office:value="0">
                <text:p>0</text:p>
              </table:table-cell>
              <table:table-cell office:value-type="float" office:value="1.91534">
                <text:p>1.91534</text:p>
              </table:table-cell>
              <table:table-cell office:value-type="float" office:value="1.78478">
                <text:p>1.78478</text:p>
              </table:table-cell>
              <table:table-cell office:value-type="float" office:value="3.70012">
                <text:p>3.70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3.926">
                <text:p>3.926</text:p>
              </table:table-cell>
              <table:table-cell office:value-type="float" office:value="0.07898">
                <text:p>0.07898</text:p>
              </table:table-cell>
              <table:table-cell office:value-type="float" office:value="0.6424">
                <text:p>0.6424</text:p>
              </table:table-cell>
              <table:table-cell office:value-type="float" office:value="0.2708">
                <text:p>0.2708</text:p>
              </table:table-cell>
              <table:table-cell office:value-type="float" office:value="0.7575">
                <text:p>0.7575</text:p>
              </table:table-cell>
              <table:table-cell office:value-type="float" office:value="0.01614">
                <text:p>0.01614</text:p>
              </table:table-cell>
              <table:table-cell office:value-type="float" office:value="1.632">
                <text:p>1.632</text:p>
              </table:table-cell>
              <table:table-cell office:value-type="float" office:value="0.5276">
                <text:p>0.5276</text:p>
              </table:table-cell>
              <table:table-cell office:value-type="float" office:value="0">
                <text:p>0</text:p>
              </table:table-cell>
              <table:table-cell office:value-type="float" office:value="2.17574">
                <text:p>2.17574</text:p>
              </table:table-cell>
              <table:table-cell office:value-type="float" office:value="1.74968">
                <text:p>1.74968</text:p>
              </table:table-cell>
              <table:table-cell office:value-type="float" office:value="3.92542">
                <text:p>3.92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3.935">
                <text:p>3.935</text:p>
              </table:table-cell>
              <table:table-cell office:value-type="float" office:value="0.09129">
                <text:p>0.09129</text:p>
              </table:table-cell>
              <table:table-cell office:value-type="float" office:value="0.6755">
                <text:p>0.6755</text:p>
              </table:table-cell>
              <table:table-cell office:value-type="float" office:value="0.2857">
                <text:p>0.2857</text:p>
              </table:table-cell>
              <table:table-cell office:value-type="float" office:value="0.6377">
                <text:p>0.6377</text:p>
              </table:table-cell>
              <table:table-cell office:value-type="float" office:value="0.01721">
                <text:p>0.01721</text:p>
              </table:table-cell>
              <table:table-cell office:value-type="float" office:value="1.567">
                <text:p>1.567</text:p>
              </table:table-cell>
              <table:table-cell office:value-type="float" office:value="0.6607">
                <text:p>0.6607</text:p>
              </table:table-cell>
              <table:table-cell office:value-type="float" office:value="0">
                <text:p>0</text:p>
              </table:table-cell>
              <table:table-cell office:value-type="float" office:value="2.24491">
                <text:p>2.24491</text:p>
              </table:table-cell>
              <table:table-cell office:value-type="float" office:value="1.69019">
                <text:p>1.69019</text:p>
              </table:table-cell>
              <table:table-cell office:value-type="float" office:value="3.9351">
                <text:p>3.9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.687">
                <text:p>3.687</text:p>
              </table:table-cell>
              <table:table-cell office:value-type="float" office:value="0.1207">
                <text:p>0.1207</text:p>
              </table:table-cell>
              <table:table-cell office:value-type="float" office:value="0.5183">
                <text:p>0.5183</text:p>
              </table:table-cell>
              <table:table-cell office:value-type="float" office:value="0.3033">
                <text:p>0.3033</text:p>
              </table:table-cell>
              <table:table-cell office:value-type="float" office:value="0.3978">
                <text:p>0.3978</text:p>
              </table:table-cell>
              <table:table-cell office:value-type="float" office:value="0.02304">
                <text:p>0.02304</text:p>
              </table:table-cell>
              <table:table-cell office:value-type="float" office:value="1.77">
                <text:p>1.77</text:p>
              </table:table-cell>
              <table:table-cell office:value-type="float" office:value="0.554">
                <text:p>0.554</text:p>
              </table:table-cell>
              <table:table-cell office:value-type="float" office:value="0">
                <text:p>0</text:p>
              </table:table-cell>
              <table:table-cell office:value-type="float" office:value="2.34704">
                <text:p>2.34704</text:p>
              </table:table-cell>
              <table:table-cell office:value-type="float" office:value="1.3401">
                <text:p>1.3401</text:p>
              </table:table-cell>
              <table:table-cell office:value-type="float" office:value="3.68714">
                <text:p>3.68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.785">
                <text:p>3.785</text:p>
              </table:table-cell>
              <table:table-cell office:value-type="float" office:value="0.1391">
                <text:p>0.1391</text:p>
              </table:table-cell>
              <table:table-cell office:value-type="float" office:value="0.6137">
                <text:p>0.6137</text:p>
              </table:table-cell>
              <table:table-cell office:value-type="float" office:value="0.2567">
                <text:p>0.2567</text:p>
              </table:table-cell>
              <table:table-cell office:value-type="float" office:value="0.2773">
                <text:p>0.2773</text:p>
              </table:table-cell>
              <table:table-cell office:value-type="float" office:value="0.03411">
                <text:p>0.03411</text:p>
              </table:table-cell>
              <table:table-cell office:value-type="float" office:value="1.816">
                <text:p>1.816</text:p>
              </table:table-cell>
              <table:table-cell office:value-type="float" office:value="0.6482">
                <text:p>0.6482</text:p>
              </table:table-cell>
              <table:table-cell office:value-type="float" office:value="0">
                <text:p>0</text:p>
              </table:table-cell>
              <table:table-cell office:value-type="float" office:value="2.49831">
                <text:p>2.49831</text:p>
              </table:table-cell>
              <table:table-cell office:value-type="float" office:value="1.2868">
                <text:p>1.2868</text:p>
              </table:table-cell>
              <table:table-cell office:value-type="float" office:value="3.78511">
                <text:p>3.78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3.83">
                <text:p>3.83</text:p>
              </table:table-cell>
              <table:table-cell office:value-type="float" office:value="0.1479">
                <text:p>0.1479</text:p>
              </table:table-cell>
              <table:table-cell office:value-type="float" office:value="0.5861">
                <text:p>0.5861</text:p>
              </table:table-cell>
              <table:table-cell office:value-type="float" office:value="0.2865">
                <text:p>0.2865</text:p>
              </table:table-cell>
              <table:table-cell office:value-type="float" office:value="0.2103">
                <text:p>0.2103</text:p>
              </table:table-cell>
              <table:table-cell office:value-type="float" office:value="0.03678">
                <text:p>0.03678</text:p>
              </table:table-cell>
              <table:table-cell office:value-type="float" office:value="1.854">
                <text:p>1.854</text:p>
              </table:table-cell>
              <table:table-cell office:value-type="float" office:value="0.7082">
                <text:p>0.7082</text:p>
              </table:table-cell>
              <table:table-cell office:value-type="float" office:value="0">
                <text:p>0</text:p>
              </table:table-cell>
              <table:table-cell office:value-type="float" office:value="2.59898">
                <text:p>2.59898</text:p>
              </table:table-cell>
              <table:table-cell office:value-type="float" office:value="1.2308">
                <text:p>1.2308</text:p>
              </table:table-cell>
              <table:table-cell office:value-type="float" office:value="3.82978">
                <text:p>3.82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4.158">
                <text:p>4.158</text:p>
              </table:table-cell>
              <table:table-cell office:value-type="float" office:value="0.1738">
                <text:p>0.1738</text:p>
              </table:table-cell>
              <table:table-cell office:value-type="float" office:value="0.5901">
                <text:p>0.5901</text:p>
              </table:table-cell>
              <table:table-cell office:value-type="float" office:value="0.3093">
                <text:p>0.3093</text:p>
              </table:table-cell>
              <table:table-cell office:value-type="float" office:value="0.3598">
                <text:p>0.3598</text:p>
              </table:table-cell>
              <table:table-cell office:value-type="float" office:value="0.04307">
                <text:p>0.04307</text:p>
              </table:table-cell>
              <table:table-cell office:value-type="float" office:value="1.926">
                <text:p>1.926</text:p>
              </table:table-cell>
              <table:table-cell office:value-type="float" office:value="0.7563">
                <text:p>0.7563</text:p>
              </table:table-cell>
              <table:table-cell office:value-type="float" office:value="0">
                <text:p>0</text:p>
              </table:table-cell>
              <table:table-cell office:value-type="float" office:value="2.72537">
                <text:p>2.72537</text:p>
              </table:table-cell>
              <table:table-cell office:value-type="float" office:value="1.433">
                <text:p>1.433</text:p>
              </table:table-cell>
              <table:table-cell office:value-type="float" office:value="4.15837">
                <text:p>4.15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3.707">
                <text:p>3.707</text:p>
              </table:table-cell>
              <table:table-cell office:value-type="float" office:value="0.1516">
                <text:p>0.1516</text:p>
              </table:table-cell>
              <table:table-cell office:value-type="float" office:value="0.576">
                <text:p>0.576</text:p>
              </table:table-cell>
              <table:table-cell office:value-type="float" office:value="0.2962">
                <text:p>0.2962</text:p>
              </table:table-cell>
              <table:table-cell office:value-type="float" office:value="0.3532">
                <text:p>0.3532</text:p>
              </table:table-cell>
              <table:table-cell office:value-type="float" office:value="0.051">
                <text:p>0.051</text:p>
              </table:table-cell>
              <table:table-cell office:value-type="float" office:value="1.652">
                <text:p>1.652</text:p>
              </table:table-cell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1.377">
                <text:p>1.377</text:p>
              </table:table-cell>
              <table:table-cell office:value-type="float" office:value="3.707">
                <text:p>3.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4.324">
                <text:p>4.324</text:p>
              </table:table-cell>
              <table:table-cell office:value-type="float" office:value="0.1273">
                <text:p>0.1273</text:p>
              </table:table-cell>
              <table:table-cell office:value-type="float" office:value="0.6479">
                <text:p>0.6479</text:p>
              </table:table-cell>
              <table:table-cell office:value-type="float" office:value="0.3361">
                <text:p>0.3361</text:p>
              </table:table-cell>
              <table:table-cell office:value-type="float" office:value="0.1909">
                <text:p>0.1909</text:p>
              </table:table-cell>
              <table:table-cell office:value-type="float" office:value="0.05166">
                <text:p>0.05166</text:p>
              </table:table-cell>
              <table:table-cell office:value-type="float" office:value="2.08">
                <text:p>2.08</text:p>
              </table:table-cell>
              <table:table-cell office:value-type="float" office:value="0.8902">
                <text:p>0.8902</text:p>
              </table:table-cell>
              <table:table-cell office:value-type="float" office:value="0">
                <text:p>0</text:p>
              </table:table-cell>
              <table:table-cell office:value-type="float" office:value="3.02186">
                <text:p>3.02186</text:p>
              </table:table-cell>
              <table:table-cell office:value-type="float" office:value="1.3022">
                <text:p>1.3022</text:p>
              </table:table-cell>
              <table:table-cell office:value-type="float" office:value="4.32406">
                <text:p>4.32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4.157">
                <text:p>4.157</text:p>
              </table:table-cell>
              <table:table-cell office:value-type="float" office:value="0.08075">
                <text:p>0.08075</text:p>
              </table:table-cell>
              <table:table-cell office:value-type="float" office:value="0.6171">
                <text:p>0.6171</text:p>
              </table:table-cell>
              <table:table-cell office:value-type="float" office:value="0.3015">
                <text:p>0.3015</text:p>
              </table:table-cell>
              <table:table-cell office:value-type="float" office:value="0.2899">
                <text:p>0.2899</text:p>
              </table:table-cell>
              <table:table-cell office:value-type="float" office:value="0.06533">
                <text:p>0.06533</text:p>
              </table:table-cell>
              <table:table-cell office:value-type="float" office:value="2.07">
                <text:p>2.07</text:p>
              </table:table-cell>
              <table:table-cell office:value-type="float" office:value="0.733">
                <text:p>0.733</text:p>
              </table:table-cell>
              <table:table-cell office:value-type="float" office:value="0">
                <text:p>0</text:p>
              </table:table-cell>
              <table:table-cell office:value-type="float" office:value="2.86833">
                <text:p>2.86833</text:p>
              </table:table-cell>
              <table:table-cell office:value-type="float" office:value="1.28925">
                <text:p>1.28925</text:p>
              </table:table-cell>
              <table:table-cell office:value-type="float" office:value="4.15758">
                <text:p>4.15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4.685">
                <text:p>4.685</text:p>
              </table:table-cell>
              <table:table-cell office:value-type="float" office:value="0.05154">
                <text:p>0.05154</text:p>
              </table:table-cell>
              <table:table-cell office:value-type="float" office:value="0.592">
                <text:p>0.592</text:p>
              </table:table-cell>
              <table:table-cell office:value-type="float" office:value="0.2515">
                <text:p>0.2515</text:p>
              </table:table-cell>
              <table:table-cell office:value-type="float" office:value="0.5014">
                <text:p>0.5014</text:p>
              </table:table-cell>
              <table:table-cell office:value-type="float" office:value="0.06861">
                <text:p>0.06861</text:p>
              </table:table-cell>
              <table:table-cell office:value-type="float" office:value="2.407">
                <text:p>2.407</text:p>
              </table:table-cell>
              <table:table-cell office:value-type="float" office:value="0.8127">
                <text:p>0.8127</text:p>
              </table:table-cell>
              <table:table-cell office:value-type="float" office:value="0">
                <text:p>0</text:p>
              </table:table-cell>
              <table:table-cell office:value-type="float" office:value="3.28831">
                <text:p>3.28831</text:p>
              </table:table-cell>
              <table:table-cell office:value-type="float" office:value="1.39644">
                <text:p>1.39644</text:p>
              </table:table-cell>
              <table:table-cell office:value-type="float" office:value="4.68475">
                <text:p>4.68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5.228">
                <text:p>5.228</text:p>
              </table:table-cell>
              <table:table-cell office:value-type="float" office:value="0.02287">
                <text:p>0.02287</text:p>
              </table:table-cell>
              <table:table-cell office:value-type="float" office:value="0.5638">
                <text:p>0.5638</text:p>
              </table:table-cell>
              <table:table-cell office:value-type="float" office:value="0.2733">
                <text:p>0.2733</text:p>
              </table:table-cell>
              <table:table-cell office:value-type="float" office:value="1.175">
                <text:p>1.175</text:p>
              </table:table-cell>
              <table:table-cell office:value-type="float" office:value="0.07331">
                <text:p>0.07331</text:p>
              </table:table-cell>
              <table:table-cell office:value-type="float" office:value="2.372">
                <text:p>2.372</text:p>
              </table:table-cell>
              <table:table-cell office:value-type="float" office:value="0.7475">
                <text:p>0.7475</text:p>
              </table:table-cell>
              <table:table-cell office:value-type="float" office:value="0">
                <text:p>0</text:p>
              </table:table-cell>
              <table:table-cell office:value-type="float" office:value="3.19281">
                <text:p>3.19281</text:p>
              </table:table-cell>
              <table:table-cell office:value-type="float" office:value="2.03497">
                <text:p>2.03497</text:p>
              </table:table-cell>
              <table:table-cell office:value-type="float" office:value="5.22778">
                <text:p>5.22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6.275">
                <text:p>6.275</text:p>
              </table:table-cell>
              <table:table-cell office:value-type="float" office:value="0.01037">
                <text:p>0.01037</text:p>
              </table:table-cell>
              <table:table-cell office:value-type="float" office:value="0.5537">
                <text:p>0.5537</text:p>
              </table:table-cell>
              <table:table-cell office:value-type="float" office:value="0.242">
                <text:p>0.242</text:p>
              </table:table-cell>
              <table:table-cell office:value-type="float" office:value="2.293">
                <text:p>2.293</text:p>
              </table:table-cell>
              <table:table-cell office:value-type="float" office:value="0.07149">
                <text:p>0.07149</text:p>
              </table:table-cell>
              <table:table-cell office:value-type="float" office:value="2.256">
                <text:p>2.256</text:p>
              </table:table-cell>
              <table:table-cell office:value-type="float" office:value="0.8478">
                <text:p>0.8478</text:p>
              </table:table-cell>
              <table:table-cell office:value-type="float" office:value="0">
                <text:p>0</text:p>
              </table:table-cell>
              <table:table-cell office:value-type="float" office:value="3.17529">
                <text:p>3.17529</text:p>
              </table:table-cell>
              <table:table-cell office:value-type="float" office:value="3.09907">
                <text:p>3.09907</text:p>
              </table:table-cell>
              <table:table-cell office:value-type="float" office:value="6.27436">
                <text:p>6.27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.894">
                <text:p>7.894</text:p>
              </table:table-cell>
              <table:table-cell office:value-type="float" office:value="0.009409">
                <text:p>0.009409</text:p>
              </table:table-cell>
              <table:table-cell office:value-type="float" office:value="0.5502">
                <text:p>0.5502</text:p>
              </table:table-cell>
              <table:table-cell office:value-type="float" office:value="0.223">
                <text:p>0.223</text:p>
              </table:table-cell>
              <table:table-cell office:value-type="float" office:value="3.722">
                <text:p>3.722</text:p>
              </table:table-cell>
              <table:table-cell office:value-type="float" office:value="0.08006">
                <text:p>0.08006</text:p>
              </table:table-cell>
              <table:table-cell office:value-type="float" office:value="2.541">
                <text:p>2.541</text:p>
              </table:table-cell>
              <table:table-cell office:value-type="float" office:value="0.7681">
                <text:p>0.7681</text:p>
              </table:table-cell>
              <table:table-cell office:value-type="float" office:value="0.0004579">
                <text:p>0.0004579</text:p>
              </table:table-cell>
              <table:table-cell office:value-type="float" office:value="3.3896179">
                <text:p>3.3896179</text:p>
              </table:table-cell>
              <table:table-cell office:value-type="float" office:value="4.504609">
                <text:p>4.504609</text:p>
              </table:table-cell>
              <table:table-cell office:value-type="float" office:value="7.8942269">
                <text:p>7.89422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9.55">
                <text:p>9.55</text:p>
              </table:table-cell>
              <table:table-cell office:value-type="float" office:value="0.004839">
                <text:p>0.004839</text:p>
              </table:table-cell>
              <table:table-cell office:value-type="float" office:value="0.5206">
                <text:p>0.5206</text:p>
              </table:table-cell>
              <table:table-cell office:value-type="float" office:value="0.2663">
                <text:p>0.2663</text:p>
              </table:table-cell>
              <table:table-cell office:value-type="float" office:value="5.359">
                <text:p>5.359</text:p>
              </table:table-cell>
              <table:table-cell office:value-type="float" office:value="0.07992">
                <text:p>0.07992</text:p>
              </table:table-cell>
              <table:table-cell office:value-type="float" office:value="2.496">
                <text:p>2.496</text:p>
              </table:table-cell>
              <table:table-cell office:value-type="float" office:value="0.8237">
                <text:p>0.8237</text:p>
              </table:table-cell>
              <table:table-cell office:value-type="float" office:value="0">
                <text:p>0</text:p>
              </table:table-cell>
              <table:table-cell office:value-type="float" office:value="3.39962">
                <text:p>3.39962</text:p>
              </table:table-cell>
              <table:table-cell office:value-type="float" office:value="6.150739">
                <text:p>6.150739</text:p>
              </table:table-cell>
              <table:table-cell office:value-type="float" office:value="9.550359">
                <text:p>9.5503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10.54">
                <text:p>10.54</text:p>
              </table:table-cell>
              <table:table-cell office:value-type="float" office:value="0.0056">
                <text:p>0.0056</text:p>
              </table:table-cell>
              <table:table-cell office:value-type="float" office:value="0.5073">
                <text:p>0.5073</text:p>
              </table:table-cell>
              <table:table-cell office:value-type="float" office:value="0.1825">
                <text:p>0.1825</text:p>
              </table:table-cell>
              <table:table-cell office:value-type="float" office:value="6.13">
                <text:p>6.13</text:p>
              </table:table-cell>
              <table:table-cell office:value-type="float" office:value="0.08351">
                <text:p>0.08351</text:p>
              </table:table-cell>
              <table:table-cell office:value-type="float" office:value="2.657">
                <text:p>2.657</text:p>
              </table:table-cell>
              <table:table-cell office:value-type="float" office:value="0.9734">
                <text:p>0.9734</text:p>
              </table:table-cell>
              <table:table-cell office:value-type="float" office:value="0">
                <text:p>0</text:p>
              </table:table-cell>
              <table:table-cell office:value-type="float" office:value="3.71391">
                <text:p>3.71391</text:p>
              </table:table-cell>
              <table:table-cell office:value-type="float" office:value="6.8254">
                <text:p>6.8254</text:p>
              </table:table-cell>
              <table:table-cell office:value-type="float" office:value="10.53931">
                <text:p>10.539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10.04">
                <text:p>10.04</text:p>
              </table:table-cell>
              <table:table-cell office:value-type="float" office:value="0.003629">
                <text:p>0.003629</text:p>
              </table:table-cell>
              <table:table-cell office:value-type="float" office:value="0.5424">
                <text:p>0.5424</text:p>
              </table:table-cell>
              <table:table-cell office:value-type="float" office:value="0.2362">
                <text:p>0.2362</text:p>
              </table:table-cell>
              <table:table-cell office:value-type="float" office:value="5.861">
                <text:p>5.861</text:p>
              </table:table-cell>
              <table:table-cell office:value-type="float" office:value="0.08722">
                <text:p>0.08722</text:p>
              </table:table-cell>
              <table:table-cell office:value-type="float" office:value="2.484">
                <text:p>2.484</text:p>
              </table:table-cell>
              <table:table-cell office:value-type="float" office:value="0.8272">
                <text:p>0.8272</text:p>
              </table:table-cell>
              <table:table-cell office:value-type="float" office:value="0">
                <text:p>0</text:p>
              </table:table-cell>
              <table:table-cell office:value-type="float" office:value="3.39842">
                <text:p>3.39842</text:p>
              </table:table-cell>
              <table:table-cell office:value-type="float" office:value="6.643229">
                <text:p>6.643229</text:p>
              </table:table-cell>
              <table:table-cell office:value-type="float" office:value="10.041649">
                <text:p>10.041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9.17">
                <text:p>9.17</text:p>
              </table:table-cell>
              <table:table-cell office:value-type="float" office:value="0.004282">
                <text:p>0.004282</text:p>
              </table:table-cell>
              <table:table-cell office:value-type="float" office:value="0.5446">
                <text:p>0.5446</text:p>
              </table:table-cell>
              <table:table-cell office:value-type="float" office:value="0.2173">
                <text:p>0.2173</text:p>
              </table:table-cell>
              <table:table-cell office:value-type="float" office:value="4.613">
                <text:p>4.613</text:p>
              </table:table-cell>
              <table:table-cell office:value-type="float" office:value="0.09439">
                <text:p>0.09439</text:p>
              </table:table-cell>
              <table:table-cell office:value-type="float" office:value="2.694">
                <text:p>2.694</text:p>
              </table:table-cell>
              <table:table-cell office:value-type="float" office:value="1.003">
                <text:p>1.003</text:p>
              </table:table-cell>
              <table:table-cell office:value-type="float" office:value="0">
                <text:p>0</text:p>
              </table:table-cell>
              <table:table-cell office:value-type="float" office:value="3.79139">
                <text:p>3.79139</text:p>
              </table:table-cell>
              <table:table-cell office:value-type="float" office:value="5.379182">
                <text:p>5.379182</text:p>
              </table:table-cell>
              <table:table-cell office:value-type="float" office:value="9.170572">
                <text:p>9.170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7.785">
                <text:p>7.785</text:p>
              </table:table-cell>
              <table:table-cell office:value-type="float" office:value="0.004783">
                <text:p>0.004783</text:p>
              </table:table-cell>
              <table:table-cell office:value-type="float" office:value="0.5035">
                <text:p>0.5035</text:p>
              </table:table-cell>
              <table:table-cell office:value-type="float" office:value="0.1962">
                <text:p>0.1962</text:p>
              </table:table-cell>
              <table:table-cell office:value-type="float" office:value="3.554">
                <text:p>3.554</text:p>
              </table:table-cell>
              <table:table-cell office:value-type="float" office:value="0.09886">
                <text:p>0.09886</text:p>
              </table:table-cell>
              <table:table-cell office:value-type="float" office:value="2.589">
                <text:p>2.589</text:p>
              </table:table-cell>
              <table:table-cell office:value-type="float" office:value="0.8383">
                <text:p>0.8383</text:p>
              </table:table-cell>
              <table:table-cell office:value-type="float" office:value="0">
                <text:p>0</text:p>
              </table:table-cell>
              <table:table-cell office:value-type="float" office:value="3.52616">
                <text:p>3.52616</text:p>
              </table:table-cell>
              <table:table-cell office:value-type="float" office:value="4.258483">
                <text:p>4.258483</text:p>
              </table:table-cell>
              <table:table-cell office:value-type="float" office:value="7.784643">
                <text:p>7.7846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7.571">
                <text:p>7.571</text:p>
              </table:table-cell>
              <table:table-cell office:value-type="float" office:value="0.006094">
                <text:p>0.006094</text:p>
              </table:table-cell>
              <table:table-cell office:value-type="float" office:value="0.4483">
                <text:p>0.4483</text:p>
              </table:table-cell>
              <table:table-cell office:value-type="float" office:value="0.2587">
                <text:p>0.2587</text:p>
              </table:table-cell>
              <table:table-cell office:value-type="float" office:value="3.063">
                <text:p>3.063</text:p>
              </table:table-cell>
              <table:table-cell office:value-type="float" office:value="0.103">
                <text:p>0.103</text:p>
              </table:table-cell>
              <table:table-cell office:value-type="float" office:value="2.635">
                <text:p>2.635</text:p>
              </table:table-cell>
              <table:table-cell office:value-type="float" office:value="1.057">
                <text:p>1.057</text:p>
              </table:table-cell>
              <table:table-cell office:value-type="float" office:value="0">
                <text:p>0</text:p>
              </table:table-cell>
              <table:table-cell office:value-type="float" office:value="3.795">
                <text:p>3.795</text:p>
              </table:table-cell>
              <table:table-cell office:value-type="float" office:value="3.776094">
                <text:p>3.776094</text:p>
              </table:table-cell>
              <table:table-cell office:value-type="float" office:value="7.571094">
                <text:p>7.571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7.522">
                <text:p>7.522</text:p>
              </table:table-cell>
              <table:table-cell office:value-type="float" office:value="0.005599">
                <text:p>0.005599</text:p>
              </table:table-cell>
              <table:table-cell office:value-type="float" office:value="0.5578">
                <text:p>0.5578</text:p>
              </table:table-cell>
              <table:table-cell office:value-type="float" office:value="0.2296">
                <text:p>0.2296</text:p>
              </table:table-cell>
              <table:table-cell office:value-type="float" office:value="2.918">
                <text:p>2.918</text:p>
              </table:table-cell>
              <table:table-cell office:value-type="float" office:value="0.1086">
                <text:p>0.1086</text:p>
              </table:table-cell>
              <table:table-cell office:value-type="float" office:value="2.763">
                <text:p>2.763</text:p>
              </table:table-cell>
              <table:table-cell office:value-type="float" office:value="0.9391">
                <text:p>0.9391</text:p>
              </table:table-cell>
              <table:table-cell office:value-type="float" office:value="0">
                <text:p>0</text:p>
              </table:table-cell>
              <table:table-cell office:value-type="float" office:value="3.8107">
                <text:p>3.8107</text:p>
              </table:table-cell>
              <table:table-cell office:value-type="float" office:value="3.710999">
                <text:p>3.710999</text:p>
              </table:table-cell>
              <table:table-cell office:value-type="float" office:value="7.521699">
                <text:p>7.521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7.493">
                <text:p>7.493</text:p>
              </table:table-cell>
              <table:table-cell office:value-type="float" office:value="0.006015">
                <text:p>0.006015</text:p>
              </table:table-cell>
              <table:table-cell office:value-type="float" office:value="0.5361">
                <text:p>0.5361</text:p>
              </table:table-cell>
              <table:table-cell office:value-type="float" office:value="0.2379">
                <text:p>0.2379</text:p>
              </table:table-cell>
              <table:table-cell office:value-type="float" office:value="3.02">
                <text:p>3.02</text:p>
              </table:table-cell>
              <table:table-cell office:value-type="float" office:value="0.116">
                <text:p>0.116</text:p>
              </table:table-cell>
              <table:table-cell office:value-type="float" office:value="2.653">
                <text:p>2.653</text:p>
              </table:table-cell>
              <table:table-cell office:value-type="float" office:value="0.9237">
                <text:p>0.9237</text:p>
              </table:table-cell>
              <table:table-cell office:value-type="float" office:value="0">
                <text:p>0</text:p>
              </table:table-cell>
              <table:table-cell office:value-type="float" office:value="3.6927">
                <text:p>3.6927</text:p>
              </table:table-cell>
              <table:table-cell office:value-type="float" office:value="3.800015">
                <text:p>3.800015</text:p>
              </table:table-cell>
              <table:table-cell office:value-type="float" office:value="7.492715">
                <text:p>7.492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6.708">
                <text:p>6.708</text:p>
              </table:table-cell>
              <table:table-cell office:value-type="float" office:value="0.006823">
                <text:p>0.006823</text:p>
              </table:table-cell>
              <table:table-cell office:value-type="float" office:value="0.4769">
                <text:p>0.4769</text:p>
              </table:table-cell>
              <table:table-cell office:value-type="float" office:value="0.2125">
                <text:p>0.2125</text:p>
              </table:table-cell>
              <table:table-cell office:value-type="float" office:value="2.188">
                <text:p>2.188</text:p>
              </table:table-cell>
              <table:table-cell office:value-type="float" office:value="0.1299">
                <text:p>0.1299</text:p>
              </table:table-cell>
              <table:table-cell office:value-type="float" office:value="2.757">
                <text:p>2.757</text:p>
              </table:table-cell>
              <table:table-cell office:value-type="float" office:value="0.9372">
                <text:p>0.9372</text:p>
              </table:table-cell>
              <table:table-cell office:value-type="float" office:value="0">
                <text:p>0</text:p>
              </table:table-cell>
              <table:table-cell office:value-type="float" office:value="3.8241">
                <text:p>3.8241</text:p>
              </table:table-cell>
              <table:table-cell office:value-type="float" office:value="2.884223">
                <text:p>2.884223</text:p>
              </table:table-cell>
              <table:table-cell office:value-type="float" office:value="6.708323">
                <text:p>6.708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6.548">
                <text:p>6.548</text:p>
              </table:table-cell>
              <table:table-cell office:value-type="float" office:value="0.01081">
                <text:p>0.01081</text:p>
              </table:table-cell>
              <table:table-cell office:value-type="float" office:value="0.575">
                <text:p>0.575</text:p>
              </table:table-cell>
              <table:table-cell office:value-type="float" office:value="0.2295">
                <text:p>0.2295</text:p>
              </table:table-cell>
              <table:table-cell office:value-type="float" office:value="1.603">
                <text:p>1.603</text:p>
              </table:table-cell>
              <table:table-cell office:value-type="float" office:value="0.1574">
                <text:p>0.1574</text:p>
              </table:table-cell>
              <table:table-cell office:value-type="float" office:value="2.89">
                <text:p>2.89</text:p>
              </table:table-cell>
              <table:table-cell office:value-type="float" office:value="1.082">
                <text:p>1.082</text:p>
              </table:table-cell>
              <table:table-cell office:value-type="float" office:value="0">
                <text:p>0</text:p>
              </table:table-cell>
              <table:table-cell office:value-type="float" office:value="4.1294">
                <text:p>4.1294</text:p>
              </table:table-cell>
              <table:table-cell office:value-type="float" office:value="2.41831">
                <text:p>2.41831</text:p>
              </table:table-cell>
              <table:table-cell office:value-type="float" office:value="6.54771">
                <text:p>6.547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5.667">
                <text:p>5.667</text:p>
              </table:table-cell>
              <table:table-cell office:value-type="float" office:value="0.009907">
                <text:p>0.009907</text:p>
              </table:table-cell>
              <table:table-cell office:value-type="float" office:value="0.5139">
                <text:p>0.5139</text:p>
              </table:table-cell>
              <table:table-cell office:value-type="float" office:value="0.219">
                <text:p>0.219</text:p>
              </table:table-cell>
              <table:table-cell office:value-type="float" office:value="0.7654">
                <text:p>0.7654</text:p>
              </table:table-cell>
              <table:table-cell office:value-type="float" office:value="0.1796">
                <text:p>0.1796</text:p>
              </table:table-cell>
              <table:table-cell office:value-type="float" office:value="2.873">
                <text:p>2.873</text:p>
              </table:table-cell>
              <table:table-cell office:value-type="float" office:value="1.106">
                <text:p>1.106</text:p>
              </table:table-cell>
              <table:table-cell office:value-type="float" office:value="0">
                <text:p>0</text:p>
              </table:table-cell>
              <table:table-cell office:value-type="float" office:value="4.1586">
                <text:p>4.1586</text:p>
              </table:table-cell>
              <table:table-cell office:value-type="float" office:value="1.508207">
                <text:p>1.508207</text:p>
              </table:table-cell>
              <table:table-cell office:value-type="float" office:value="5.666807">
                <text:p>5.6668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5.65">
                <text:p>5.65</text:p>
              </table:table-cell>
              <table:table-cell office:value-type="float" office:value="0.008397">
                <text:p>0.008397</text:p>
              </table:table-cell>
              <table:table-cell office:value-type="float" office:value="0.5764">
                <text:p>0.5764</text:p>
              </table:table-cell>
              <table:table-cell office:value-type="float" office:value="0.2656">
                <text:p>0.2656</text:p>
              </table:table-cell>
              <table:table-cell office:value-type="float" office:value="0.4934">
                <text:p>0.4934</text:p>
              </table:table-cell>
              <table:table-cell office:value-type="float" office:value="0.2119">
                <text:p>0.2119</text:p>
              </table:table-cell>
              <table:table-cell office:value-type="float" office:value="3.101">
                <text:p>3.101</text:p>
              </table:table-cell>
              <table:table-cell office:value-type="float" office:value="0.9939">
                <text:p>0.9939</text:p>
              </table:table-cell>
              <table:table-cell office:value-type="float" office:value="0">
                <text:p>0</text:p>
              </table:table-cell>
              <table:table-cell office:value-type="float" office:value="4.3068">
                <text:p>4.3068</text:p>
              </table:table-cell>
              <table:table-cell office:value-type="float" office:value="1.343797">
                <text:p>1.343797</text:p>
              </table:table-cell>
              <table:table-cell office:value-type="float" office:value="5.650597">
                <text:p>5.650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4.713">
                <text:p>4.713</text:p>
              </table:table-cell>
              <table:table-cell office:value-type="float" office:value="0.01044">
                <text:p>0.01044</text:p>
              </table:table-cell>
              <table:table-cell office:value-type="float" office:value="0.4042">
                <text:p>0.4042</text:p>
              </table:table-cell>
              <table:table-cell office:value-type="float" office:value="0.2099">
                <text:p>0.2099</text:p>
              </table:table-cell>
              <table:table-cell office:value-type="float" office:value="0.1744">
                <text:p>0.1744</text:p>
              </table:table-cell>
              <table:table-cell office:value-type="float" office:value="0.2501">
                <text:p>0.2501</text:p>
              </table:table-cell>
              <table:table-cell office:value-type="float" office:value="2.783">
                <text:p>2.783</text:p>
              </table:table-cell>
              <table:table-cell office:value-type="float" office:value="0.8809">
                <text:p>0.8809</text:p>
              </table:table-cell>
              <table:table-cell office:value-type="float" office:value="0">
                <text:p>0</text:p>
              </table:table-cell>
              <table:table-cell office:value-type="float" office:value="3.914">
                <text:p>3.914</text:p>
              </table:table-cell>
              <table:table-cell office:value-type="float" office:value="0.79894">
                <text:p>0.79894</text:p>
              </table:table-cell>
              <table:table-cell office:value-type="float" office:value="4.71294">
                <text:p>4.71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4.711">
                <text:p>4.711</text:p>
              </table:table-cell>
              <table:table-cell office:value-type="float" office:value="0.009962">
                <text:p>0.009962</text:p>
              </table:table-cell>
              <table:table-cell office:value-type="float" office:value="0.4658">
                <text:p>0.4658</text:p>
              </table:table-cell>
              <table:table-cell office:value-type="float" office:value="0.1899">
                <text:p>0.1899</text:p>
              </table:table-cell>
              <table:table-cell office:value-type="float" office:value="0.03254">
                <text:p>0.03254</text:p>
              </table:table-cell>
              <table:table-cell office:value-type="float" office:value="0.2879">
                <text:p>0.2879</text:p>
              </table:table-cell>
              <table:table-cell office:value-type="float" office:value="2.776">
                <text:p>2.776</text:p>
              </table:table-cell>
              <table:table-cell office:value-type="float" office:value="0.9493">
                <text:p>0.9493</text:p>
              </table:table-cell>
              <table:table-cell office:value-type="float" office:value="0">
                <text:p>0</text:p>
              </table:table-cell>
              <table:table-cell office:value-type="float" office:value="4.0132">
                <text:p>4.0132</text:p>
              </table:table-cell>
              <table:table-cell office:value-type="float" office:value="0.698202">
                <text:p>0.698202</text:p>
              </table:table-cell>
              <table:table-cell office:value-type="float" office:value="4.711402">
                <text:p>4.711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4.879">
                <text:p>4.879</text:p>
              </table:table-cell>
              <table:table-cell office:value-type="float" office:value="0.008336">
                <text:p>0.008336</text:p>
              </table:table-cell>
              <table:table-cell office:value-type="float" office:value="0.5883">
                <text:p>0.5883</text:p>
              </table:table-cell>
              <table:table-cell office:value-type="float" office:value="0.3215">
                <text:p>0.3215</text:p>
              </table:table-cell>
              <table:table-cell office:value-type="float" office:value="0.01187">
                <text:p>0.01187</text:p>
              </table:table-cell>
              <table:table-cell office:value-type="float" office:value="0.327">
                <text:p>0.327</text:p>
              </table:table-cell>
              <table:table-cell office:value-type="float" office:value="2.657">
                <text:p>2.657</text:p>
              </table:table-cell>
              <table:table-cell office:value-type="float" office:value="0.9658">
                <text:p>0.9658</text:p>
              </table:table-cell>
              <table:table-cell office:value-type="float" office:value="0">
                <text:p>0</text:p>
              </table:table-cell>
              <table:table-cell office:value-type="float" office:value="3.9498">
                <text:p>3.9498</text:p>
              </table:table-cell>
              <table:table-cell office:value-type="float" office:value="0.930006">
                <text:p>0.930006</text:p>
              </table:table-cell>
              <table:table-cell office:value-type="float" office:value="4.879806">
                <text:p>4.8798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5.107">
                <text:p>5.107</text:p>
              </table:table-cell>
              <table:table-cell office:value-type="float" office:value="0.007832">
                <text:p>0.007832</text:p>
              </table:table-cell>
              <table:table-cell office:value-type="float" office:value="0.4439">
                <text:p>0.4439</text:p>
              </table:table-cell>
              <table:table-cell office:value-type="float" office:value="0.225">
                <text:p>0.225</text:p>
              </table:table-cell>
              <table:table-cell office:value-type="float" office:value="0.007374">
                <text:p>0.007374</text:p>
              </table:table-cell>
              <table:table-cell office:value-type="float" office:value="0.3286">
                <text:p>0.3286</text:p>
              </table:table-cell>
              <table:table-cell office:value-type="float" office:value="3.008">
                <text:p>3.008</text:p>
              </table:table-cell>
              <table:table-cell office:value-type="float" office:value="1.086">
                <text:p>1.086</text:p>
              </table:table-cell>
              <table:table-cell office:value-type="float" office:value="0">
                <text:p>0</text:p>
              </table:table-cell>
              <table:table-cell office:value-type="float" office:value="4.4226">
                <text:p>4.4226</text:p>
              </table:table-cell>
              <table:table-cell office:value-type="float" office:value="0.684106">
                <text:p>0.684106</text:p>
              </table:table-cell>
              <table:table-cell office:value-type="float" office:value="5.106706">
                <text:p>5.1067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4.77">
                <text:p>4.77</text:p>
              </table:table-cell>
              <table:table-cell office:value-type="float" office:value="0.009319">
                <text:p>0.009319</text:p>
              </table:table-cell>
              <table:table-cell office:value-type="float" office:value="0.3499">
                <text:p>0.3499</text:p>
              </table:table-cell>
              <table:table-cell office:value-type="float" office:value="0.2198">
                <text:p>0.2198</text:p>
              </table:table-cell>
              <table:table-cell office:value-type="float" office:value="0">
                <text:p>0</text:p>
              </table:table-cell>
              <table:table-cell office:value-type="float" office:value="0.3139">
                <text:p>0.3139</text:p>
              </table:table-cell>
              <table:table-cell office:value-type="float" office:value="2.92">
                <text:p>2.92</text:p>
              </table:table-cell>
              <table:table-cell office:value-type="float" office:value="0.9571">
                <text:p>0.9571</text:p>
              </table:table-cell>
              <table:table-cell office:value-type="float" office:value="0">
                <text:p>0</text:p>
              </table:table-cell>
              <table:table-cell office:value-type="float" office:value="4.191">
                <text:p>4.191</text:p>
              </table:table-cell>
              <table:table-cell office:value-type="float" office:value="0.579019">
                <text:p>0.579019</text:p>
              </table:table-cell>
              <table:table-cell office:value-type="float" office:value="4.770019">
                <text:p>4.770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4.9">
                <text:p>4.9</text:p>
              </table:table-cell>
              <table:table-cell office:value-type="float" office:value="0.008857">
                <text:p>0.008857</text:p>
              </table:table-cell>
              <table:table-cell office:value-type="float" office:value="0.4693">
                <text:p>0.4693</text:p>
              </table:table-cell>
              <table:table-cell office:value-type="float" office:value="0.2377">
                <text:p>0.2377</text:p>
              </table:table-cell>
              <table:table-cell office:value-type="float" office:value="0">
                <text:p>0</text:p>
              </table:table-cell>
              <table:table-cell office:value-type="float" office:value="0.3048">
                <text:p>0.3048</text:p>
              </table:table-cell>
              <table:table-cell office:value-type="float" office:value="2.883">
                <text:p>2.883</text:p>
              </table:table-cell>
              <table:table-cell office:value-type="float" office:value="0.9959">
                <text:p>0.9959</text:p>
              </table:table-cell>
              <table:table-cell office:value-type="float" office:value="0">
                <text:p>0</text:p>
              </table:table-cell>
              <table:table-cell office:value-type="float" office:value="4.1837">
                <text:p>4.1837</text:p>
              </table:table-cell>
              <table:table-cell office:value-type="float" office:value="0.715857">
                <text:p>0.715857</text:p>
              </table:table-cell>
              <table:table-cell office:value-type="float" office:value="4.899557">
                <text:p>4.899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4.607">
                <text:p>4.607</text:p>
              </table:table-cell>
              <table:table-cell office:value-type="float" office:value="0.00878">
                <text:p>0.00878</text:p>
              </table:table-cell>
              <table:table-cell office:value-type="float" office:value="0.4885">
                <text:p>0.4885</text:p>
              </table:table-cell>
              <table:table-cell office:value-type="float" office:value="0.2531">
                <text:p>0.2531</text:p>
              </table:table-cell>
              <table:table-cell office:value-type="float" office:value="0">
                <text:p>0</text:p>
              </table:table-cell>
              <table:table-cell office:value-type="float" office:value="0.2699">
                <text:p>0.2699</text:p>
              </table:table-cell>
              <table:table-cell office:value-type="float" office:value="2.663">
                <text:p>2.663</text:p>
              </table:table-cell>
              <table:table-cell office:value-type="float" office:value="0.9233">
                <text:p>0.9233</text:p>
              </table:table-cell>
              <table:table-cell office:value-type="float" office:value="0">
                <text:p>0</text:p>
              </table:table-cell>
              <table:table-cell office:value-type="float" office:value="3.8562">
                <text:p>3.8562</text:p>
              </table:table-cell>
              <table:table-cell office:value-type="float" office:value="0.75038">
                <text:p>0.75038</text:p>
              </table:table-cell>
              <table:table-cell office:value-type="float" office:value="4.60658">
                <text:p>4.60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4.715">
                <text:p>4.715</text:p>
              </table:table-cell>
              <table:table-cell office:value-type="float" office:value="0.01174">
                <text:p>0.01174</text:p>
              </table:table-cell>
              <table:table-cell office:value-type="float" office:value="0.5272">
                <text:p>0.5272</text:p>
              </table:table-cell>
              <table:table-cell office:value-type="float" office:value="0.2165">
                <text:p>0.2165</text:p>
              </table:table-cell>
              <table:table-cell office:value-type="float" office:value="0">
                <text:p>0</text:p>
              </table:table-cell>
              <table:table-cell office:value-type="float" office:value="0.2204">
                <text:p>0.2204</text:p>
              </table:table-cell>
              <table:table-cell office:value-type="float" office:value="2.828">
                <text:p>2.828</text:p>
              </table:table-cell>
              <table:table-cell office:value-type="float" office:value="0.9115">
                <text:p>0.9115</text:p>
              </table:table-cell>
              <table:table-cell office:value-type="float" office:value="0">
                <text:p>0</text:p>
              </table:table-cell>
              <table:table-cell office:value-type="float" office:value="3.9599">
                <text:p>3.9599</text:p>
              </table:table-cell>
              <table:table-cell office:value-type="float" office:value="0.75544">
                <text:p>0.75544</text:p>
              </table:table-cell>
              <table:table-cell office:value-type="float" office:value="4.71534">
                <text:p>4.71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4.765">
                <text:p>4.765</text:p>
              </table:table-cell>
              <table:table-cell office:value-type="float" office:value="0.01323">
                <text:p>0.01323</text:p>
              </table:table-cell>
              <table:table-cell office:value-type="float" office:value="0.5009">
                <text:p>0.5009</text:p>
              </table:table-cell>
              <table:table-cell office:value-type="float" office:value="0.2788">
                <text:p>0.2788</text:p>
              </table:table-cell>
              <table:table-cell office:value-type="float" office:value="0">
                <text:p>0</text:p>
              </table:table-cell>
              <table:table-cell office:value-type="float" office:value="0.1827">
                <text:p>0.1827</text:p>
              </table:table-cell>
              <table:table-cell office:value-type="float" office:value="2.916">
                <text:p>2.916</text:p>
              </table:table-cell>
              <table:table-cell office:value-type="float" office:value="0.8738">
                <text:p>0.8738</text:p>
              </table:table-cell>
              <table:table-cell office:value-type="float" office:value="0">
                <text:p>0</text:p>
              </table:table-cell>
              <table:table-cell office:value-type="float" office:value="3.9725">
                <text:p>3.9725</text:p>
              </table:table-cell>
              <table:table-cell office:value-type="float" office:value="0.79293">
                <text:p>0.79293</text:p>
              </table:table-cell>
              <table:table-cell office:value-type="float" office:value="4.76543">
                <text:p>4.765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4.942">
                <text:p>4.942</text:p>
              </table:table-cell>
              <table:table-cell office:value-type="float" office:value="0.01831">
                <text:p>0.01831</text:p>
              </table:table-cell>
              <table:table-cell office:value-type="float" office:value="0.4476">
                <text:p>0.4476</text:p>
              </table:table-cell>
              <table:table-cell office:value-type="float" office:value="0.2592">
                <text:p>0.2592</text:p>
              </table:table-cell>
              <table:table-cell office:value-type="float" office:value="0">
                <text:p>0</text:p>
              </table:table-cell>
              <table:table-cell office:value-type="float" office:value="0.1598">
                <text:p>0.1598</text:p>
              </table:table-cell>
              <table:table-cell office:value-type="float" office:value="2.982">
                <text:p>2.982</text:p>
              </table:table-cell>
              <table:table-cell office:value-type="float" office:value="1.075">
                <text:p>1.075</text:p>
              </table:table-cell>
              <table:table-cell office:value-type="float" office:value="0">
                <text:p>0</text:p>
              </table:table-cell>
              <table:table-cell office:value-type="float" office:value="4.2168">
                <text:p>4.2168</text:p>
              </table:table-cell>
              <table:table-cell office:value-type="float" office:value="0.72511">
                <text:p>0.72511</text:p>
              </table:table-cell>
              <table:table-cell office:value-type="float" office:value="4.94191">
                <text:p>4.94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4.781">
                <text:p>4.781</text:p>
              </table:table-cell>
              <table:table-cell office:value-type="float" office:value="0.02747">
                <text:p>0.02747</text:p>
              </table:table-cell>
              <table:table-cell office:value-type="float" office:value="0.5478">
                <text:p>0.5478</text:p>
              </table:table-cell>
              <table:table-cell office:value-type="float" office:value="0.2857">
                <text:p>0.2857</text:p>
              </table:table-cell>
              <table:table-cell office:value-type="float" office:value="0">
                <text:p>0</text:p>
              </table:table-cell>
              <table:table-cell office:value-type="float" office:value="0.1334">
                <text:p>0.1334</text:p>
              </table:table-cell>
              <table:table-cell office:value-type="float" office:value="2.693">
                <text:p>2.693</text:p>
              </table:table-cell>
              <table:table-cell office:value-type="float" office:value="1.093">
                <text:p>1.093</text:p>
              </table:table-cell>
              <table:table-cell office:value-type="float" office:value="0">
                <text:p>0</text:p>
              </table:table-cell>
              <table:table-cell office:value-type="float" office:value="3.9194">
                <text:p>3.9194</text:p>
              </table:table-cell>
              <table:table-cell office:value-type="float" office:value="0.86097">
                <text:p>0.86097</text:p>
              </table:table-cell>
              <table:table-cell office:value-type="float" office:value="4.78037">
                <text:p>4.78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4.688">
                <text:p>4.688</text:p>
              </table:table-cell>
              <table:table-cell office:value-type="float" office:value="0.04523">
                <text:p>0.04523</text:p>
              </table:table-cell>
              <table:table-cell office:value-type="float" office:value="0.4343">
                <text:p>0.4343</text:p>
              </table:table-cell>
              <table:table-cell office:value-type="float" office:value="0.3166">
                <text:p>0.3166</text:p>
              </table:table-cell>
              <table:table-cell office:value-type="float" office:value="0">
                <text:p>0</text:p>
              </table:table-cell>
              <table:table-cell office:value-type="float" office:value="0.1016">
                <text:p>0.1016</text:p>
              </table:table-cell>
              <table:table-cell office:value-type="float" office:value="2.835">
                <text:p>2.835</text:p>
              </table:table-cell>
              <table:table-cell office:value-type="float" office:value="0.9552">
                <text:p>0.9552</text:p>
              </table:table-cell>
              <table:table-cell office:value-type="float" office:value="0">
                <text:p>0</text:p>
              </table:table-cell>
              <table:table-cell office:value-type="float" office:value="3.8918">
                <text:p>3.8918</text:p>
              </table:table-cell>
              <table:table-cell office:value-type="float" office:value="0.79613">
                <text:p>0.79613</text:p>
              </table:table-cell>
              <table:table-cell office:value-type="float" office:value="4.68793">
                <text:p>4.687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4.563">
                <text:p>4.563</text:p>
              </table:table-cell>
              <table:table-cell office:value-type="float" office:value="0.06779">
                <text:p>0.06779</text:p>
              </table:table-cell>
              <table:table-cell office:value-type="float" office:value="0.4776">
                <text:p>0.4776</text:p>
              </table:table-cell>
              <table:table-cell office:value-type="float" office:value="0.3147">
                <text:p>0.3147</text:p>
              </table:table-cell>
              <table:table-cell office:value-type="float" office:value="0">
                <text:p>0</text:p>
              </table:table-cell>
              <table:table-cell office:value-type="float" office:value="0.08053">
                <text:p>0.08053</text:p>
              </table:table-cell>
              <table:table-cell office:value-type="float" office:value="2.624">
                <text:p>2.624</text:p>
              </table:table-cell>
              <table:table-cell office:value-type="float" office:value="0.9989">
                <text:p>0.9989</text:p>
              </table:table-cell>
              <table:table-cell office:value-type="float" office:value="0">
                <text:p>0</text:p>
              </table:table-cell>
              <table:table-cell office:value-type="float" office:value="3.70343">
                <text:p>3.70343</text:p>
              </table:table-cell>
              <table:table-cell office:value-type="float" office:value="0.86009">
                <text:p>0.86009</text:p>
              </table:table-cell>
              <table:table-cell office:value-type="float" office:value="4.56352">
                <text:p>4.56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4.749">
                <text:p>4.749</text:p>
              </table:table-cell>
              <table:table-cell office:value-type="float" office:value="0.1064">
                <text:p>0.1064</text:p>
              </table:table-cell>
              <table:table-cell office:value-type="float" office:value="0.5208">
                <text:p>0.5208</text:p>
              </table:table-cell>
              <table:table-cell office:value-type="float" office:value="0.2804">
                <text:p>0.280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2.868">
                <text:p>2.868</text:p>
              </table:table-cell>
              <table:table-cell office:value-type="float" office:value="0.9037">
                <text:p>0.9037</text:p>
              </table:table-cell>
              <table:table-cell office:value-type="float" office:value="0">
                <text:p>0</text:p>
              </table:table-cell>
              <table:table-cell office:value-type="float" office:value="3.8417">
                <text:p>3.8417</text:p>
              </table:table-cell>
              <table:table-cell office:value-type="float" office:value="0.9076">
                <text:p>0.9076</text:p>
              </table:table-cell>
              <table:table-cell office:value-type="float" office:value="4.7493">
                <text:p>4.74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5.078">
                <text:p>5.078</text:p>
              </table:table-cell>
              <table:table-cell office:value-type="float" office:value="0.1174">
                <text:p>0.1174</text:p>
              </table:table-cell>
              <table:table-cell office:value-type="float" office:value="0.521">
                <text:p>0.521</text:p>
              </table:table-cell>
              <table:table-cell office:value-type="float" office:value="0.2596">
                <text:p>0.2596</text:p>
              </table:table-cell>
              <table:table-cell office:value-type="float" office:value="0">
                <text:p>0</text:p>
              </table:table-cell>
              <table:table-cell office:value-type="float" office:value="0.05868">
                <text:p>0.05868</text:p>
              </table:table-cell>
              <table:table-cell office:value-type="float" office:value="3.082">
                <text:p>3.082</text:p>
              </table:table-cell>
              <table:table-cell office:value-type="float" office:value="1.039">
                <text:p>1.039</text:p>
              </table:table-cell>
              <table:table-cell office:value-type="float" office:value="0">
                <text:p>0</text:p>
              </table:table-cell>
              <table:table-cell office:value-type="float" office:value="4.17968">
                <text:p>4.17968</text:p>
              </table:table-cell>
              <table:table-cell office:value-type="float" office:value="0.898">
                <text:p>0.898</text:p>
              </table:table-cell>
              <table:table-cell office:value-type="float" office:value="5.07768">
                <text:p>5.07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5.068">
                <text:p>5.068</text:p>
              </table:table-cell>
              <table:table-cell office:value-type="float" office:value="0.1666">
                <text:p>0.1666</text:p>
              </table:table-cell>
              <table:table-cell office:value-type="float" office:value="0.5025">
                <text:p>0.5025</text:p>
              </table:table-cell>
              <table:table-cell office:value-type="float" office:value="0.2901">
                <text:p>0.2901</text:p>
              </table:table-cell>
              <table:table-cell office:value-type="float" office:value="0">
                <text:p>0</text:p>
              </table:table-cell>
              <table:table-cell office:value-type="float" office:value="0.05417">
                <text:p>0.05417</text:p>
              </table:table-cell>
              <table:table-cell office:value-type="float" office:value="2.906">
                <text:p>2.906</text:p>
              </table:table-cell>
              <table:table-cell office:value-type="float" office:value="1.149">
                <text:p>1.149</text:p>
              </table:table-cell>
              <table:table-cell office:value-type="float" office:value="0">
                <text:p>0</text:p>
              </table:table-cell>
              <table:table-cell office:value-type="float" office:value="4.10917">
                <text:p>4.10917</text:p>
              </table:table-cell>
              <table:table-cell office:value-type="float" office:value="0.9592">
                <text:p>0.9592</text:p>
              </table:table-cell>
              <table:table-cell office:value-type="float" office:value="5.06837">
                <text:p>5.068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5.271">
                <text:p>5.271</text:p>
              </table:table-cell>
              <table:table-cell office:value-type="float" office:value="0.1971">
                <text:p>0.1971</text:p>
              </table:table-cell>
              <table:table-cell office:value-type="float" office:value="0.6224">
                <text:p>0.6224</text:p>
              </table:table-cell>
              <table:table-cell office:value-type="float" office:value="0.341">
                <text:p>0.341</text:p>
              </table:table-cell>
              <table:table-cell office:value-type="float" office:value="0">
                <text:p>0</text:p>
              </table:table-cell>
              <table:table-cell office:value-type="float" office:value="0.05886">
                <text:p>0.05886</text:p>
              </table:table-cell>
              <table:table-cell office:value-type="float" office:value="2.869">
                <text:p>2.869</text:p>
              </table:table-cell>
              <table:table-cell office:value-type="float" office:value="1.182">
                <text:p>1.182</text:p>
              </table:table-cell>
              <table:table-cell office:value-type="float" office:value="0">
                <text:p>0</text:p>
              </table:table-cell>
              <table:table-cell office:value-type="float" office:value="4.10986">
                <text:p>4.10986</text:p>
              </table:table-cell>
              <table:table-cell office:value-type="float" office:value="1.1605">
                <text:p>1.1605</text:p>
              </table:table-cell>
              <table:table-cell office:value-type="float" office:value="5.27036">
                <text:p>5.27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5.3">
                <text:p>5.3</text:p>
              </table:table-cell>
              <table:table-cell office:value-type="float" office:value="0.2042">
                <text:p>0.2042</text:p>
              </table:table-cell>
              <table:table-cell office:value-type="float" office:value="0.5724">
                <text:p>0.5724</text:p>
              </table:table-cell>
              <table:table-cell office:value-type="float" office:value="0.3033">
                <text:p>0.3033</text:p>
              </table:table-cell>
              <table:table-cell office:value-type="float" office:value="0">
                <text:p>0</text:p>
              </table:table-cell>
              <table:table-cell office:value-type="float" office:value="0.05146">
                <text:p>0.05146</text:p>
              </table:table-cell>
              <table:table-cell office:value-type="float" office:value="2.943">
                <text:p>2.943</text:p>
              </table:table-cell>
              <table:table-cell office:value-type="float" office:value="1.225">
                <text:p>1.225</text:p>
              </table:table-cell>
              <table:table-cell office:value-type="float" office:value="0">
                <text:p>0</text:p>
              </table:table-cell>
              <table:table-cell office:value-type="float" office:value="4.21946">
                <text:p>4.21946</text:p>
              </table:table-cell>
              <table:table-cell office:value-type="float" office:value="1.0799">
                <text:p>1.0799</text:p>
              </table:table-cell>
              <table:table-cell office:value-type="float" office:value="5.29936">
                <text:p>5.29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5.454">
                <text:p>5.454</text:p>
              </table:table-cell>
              <table:table-cell office:value-type="float" office:value="0.1922">
                <text:p>0.1922</text:p>
              </table:table-cell>
              <table:table-cell office:value-type="float" office:value="0.5767">
                <text:p>0.5767</text:p>
              </table:table-cell>
              <table:table-cell office:value-type="float" office:value="0.4072">
                <text:p>0.4072</text:p>
              </table:table-cell>
              <table:table-cell office:value-type="float" office:value="0">
                <text:p>0</text:p>
              </table:table-cell>
              <table:table-cell office:value-type="float" office:value="0.04463">
                <text:p>0.04463</text:p>
              </table:table-cell>
              <table:table-cell office:value-type="float" office:value="3.129">
                <text:p>3.129</text:p>
              </table:table-cell>
              <table:table-cell office:value-type="float" office:value="1.105">
                <text:p>1.105</text:p>
              </table:table-cell>
              <table:table-cell office:value-type="float" office:value="0">
                <text:p>0</text:p>
              </table:table-cell>
              <table:table-cell office:value-type="float" office:value="4.27863">
                <text:p>4.27863</text:p>
              </table:table-cell>
              <table:table-cell office:value-type="float" office:value="1.1761">
                <text:p>1.1761</text:p>
              </table:table-cell>
              <table:table-cell office:value-type="float" office:value="5.45473">
                <text:p>5.45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5.244">
                <text:p>5.244</text:p>
              </table:table-cell>
              <table:table-cell office:value-type="float" office:value="0.1969">
                <text:p>0.1969</text:p>
              </table:table-cell>
              <table:table-cell office:value-type="float" office:value="0.4721">
                <text:p>0.4721</text:p>
              </table:table-cell>
              <table:table-cell office:value-type="float" office:value="0.3131">
                <text:p>0.3131</text:p>
              </table:table-cell>
              <table:table-cell office:value-type="float" office:value="0">
                <text:p>0</text:p>
              </table:table-cell>
              <table:table-cell office:value-type="float" office:value="0.03225">
                <text:p>0.03225</text:p>
              </table:table-cell>
              <table:table-cell office:value-type="float" office:value="3.124">
                <text:p>3.124</text:p>
              </table:table-cell>
              <table:table-cell office:value-type="float" office:value="1.105">
                <text:p>1.105</text:p>
              </table:table-cell>
              <table:table-cell office:value-type="float" office:value="0">
                <text:p>0</text:p>
              </table:table-cell>
              <table:table-cell office:value-type="float" office:value="4.26125">
                <text:p>4.26125</text:p>
              </table:table-cell>
              <table:table-cell office:value-type="float" office:value="0.9821">
                <text:p>0.9821</text:p>
              </table:table-cell>
              <table:table-cell office:value-type="float" office:value="5.24335">
                <text:p>5.24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5.389">
                <text:p>5.389</text:p>
              </table:table-cell>
              <table:table-cell office:value-type="float" office:value="0.1896">
                <text:p>0.1896</text:p>
              </table:table-cell>
              <table:table-cell office:value-type="float" office:value="0.5715">
                <text:p>0.5715</text:p>
              </table:table-cell>
              <table:table-cell office:value-type="float" office:value="0.3485">
                <text:p>0.3485</text:p>
              </table:table-cell>
              <table:table-cell office:value-type="float" office:value="0">
                <text:p>0</text:p>
              </table:table-cell>
              <table:table-cell office:value-type="float" office:value="0.03029">
                <text:p>0.03029</text:p>
              </table:table-cell>
              <table:table-cell office:value-type="float" office:value="2.957">
                <text:p>2.957</text:p>
              </table:table-cell>
              <table:table-cell office:value-type="float" office:value="1.292">
                <text:p>1.292</text:p>
              </table:table-cell>
              <table:table-cell office:value-type="float" office:value="0">
                <text:p>0</text:p>
              </table:table-cell>
              <table:table-cell office:value-type="float" office:value="4.27929">
                <text:p>4.27929</text:p>
              </table:table-cell>
              <table:table-cell office:value-type="float" office:value="1.1096">
                <text:p>1.1096</text:p>
              </table:table-cell>
              <table:table-cell office:value-type="float" office:value="5.38889">
                <text:p>5.388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  <table:table-cell office:value-type="float" office:value="5.457">
                <text:p>5.457</text:p>
              </table:table-cell>
              <table:table-cell office:value-type="float" office:value="0.2254">
                <text:p>0.2254</text:p>
              </table:table-cell>
              <table:table-cell office:value-type="float" office:value="0.5736">
                <text:p>0.5736</text:p>
              </table:table-cell>
              <table:table-cell office:value-type="float" office:value="0.3692">
                <text:p>0.3692</text:p>
              </table:table-cell>
              <table:table-cell office:value-type="float" office:value="0">
                <text:p>0</text:p>
              </table:table-cell>
              <table:table-cell office:value-type="float" office:value="0.02065">
                <text:p>0.02065</text:p>
              </table:table-cell>
              <table:table-cell office:value-type="float" office:value="3.079">
                <text:p>3.079</text:p>
              </table:table-cell>
              <table:table-cell office:value-type="float" office:value="1.189">
                <text:p>1.189</text:p>
              </table:table-cell>
              <table:table-cell office:value-type="float" office:value="0">
                <text:p>0</text:p>
              </table:table-cell>
              <table:table-cell office:value-type="float" office:value="4.28865">
                <text:p>4.28865</text:p>
              </table:table-cell>
              <table:table-cell office:value-type="float" office:value="1.1682">
                <text:p>1.1682</text:p>
              </table:table-cell>
              <table:table-cell office:value-type="float" office:value="5.45685">
                <text:p>5.456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5.72">
                <text:p>5.72</text:p>
              </table:table-cell>
              <table:table-cell office:value-type="float" office:value="0.3085">
                <text:p>0.3085</text:p>
              </table:table-cell>
              <table:table-cell office:value-type="float" office:value="0.6171">
                <text:p>0.6171</text:p>
              </table:table-cell>
              <table:table-cell office:value-type="float" office:value="0.5701">
                <text:p>0.5701</text:p>
              </table:table-cell>
              <table:table-cell office:value-type="float" office:value="0">
                <text:p>0</text:p>
              </table:table-cell>
              <table:table-cell office:value-type="float" office:value="0.01958">
                <text:p>0.01958</text:p>
              </table:table-cell>
              <table:table-cell office:value-type="float" office:value="2.933">
                <text:p>2.933</text:p>
              </table:table-cell>
              <table:table-cell office:value-type="float" office:value="1.272">
                <text:p>1.272</text:p>
              </table:table-cell>
              <table:table-cell office:value-type="float" office:value="0">
                <text:p>0</text:p>
              </table:table-cell>
              <table:table-cell office:value-type="float" office:value="4.22458">
                <text:p>4.22458</text:p>
              </table:table-cell>
              <table:table-cell office:value-type="float" office:value="1.4957">
                <text:p>1.4957</text:p>
              </table:table-cell>
              <table:table-cell office:value-type="float" office:value="5.72028">
                <text:p>5.72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">
                <text:p>142</text:p>
              </table:table-cell>
              <table:table-cell office:value-type="float" office:value="5.763">
                <text:p>5.763</text:p>
              </table:table-cell>
              <table:table-cell office:value-type="float" office:value="0.4906">
                <text:p>0.4906</text:p>
              </table:table-cell>
              <table:table-cell office:value-type="float" office:value="0.5847">
                <text:p>0.5847</text:p>
              </table:table-cell>
              <table:table-cell office:value-type="float" office:value="0.522">
                <text:p>0.522</text:p>
              </table:table-cell>
              <table:table-cell office:value-type="float" office:value="0">
                <text:p>0</text:p>
              </table:table-cell>
              <table:table-cell office:value-type="float" office:value="0.01475">
                <text:p>0.01475</text:p>
              </table:table-cell>
              <table:table-cell office:value-type="float" office:value="2.921">
                <text:p>2.921</text:p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  <table:table-cell office:value-type="float" office:value="4.16575">
                <text:p>4.16575</text:p>
              </table:table-cell>
              <table:table-cell office:value-type="float" office:value="1.5973">
                <text:p>1.5973</text:p>
              </table:table-cell>
              <table:table-cell office:value-type="float" office:value="5.76305">
                <text:p>5.76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6.669">
                <text:p>6.669</text:p>
              </table:table-cell>
              <table:table-cell office:value-type="float" office:value="0.8774">
                <text:p>0.8774</text:p>
              </table:table-cell>
              <table:table-cell office:value-type="float" office:value="0.7223">
                <text:p>0.7223</text:p>
              </table:table-cell>
              <table:table-cell office:value-type="float" office:value="0.5192">
                <text:p>0.5192</text:p>
              </table:table-cell>
              <table:table-cell office:value-type="float" office:value="0">
                <text:p>0</text:p>
              </table:table-cell>
              <table:table-cell office:value-type="float" office:value="0.01123">
                <text:p>0.01123</text:p>
              </table:table-cell>
              <table:table-cell office:value-type="float" office:value="3.334">
                <text:p>3.334</text:p>
              </table:table-cell>
              <table:table-cell office:value-type="float" office:value="1.205">
                <text:p>1.205</text:p>
              </table:table-cell>
              <table:table-cell office:value-type="float" office:value="0">
                <text:p>0</text:p>
              </table:table-cell>
              <table:table-cell office:value-type="float" office:value="4.55023">
                <text:p>4.55023</text:p>
              </table:table-cell>
              <table:table-cell office:value-type="float" office:value="2.1189">
                <text:p>2.1189</text:p>
              </table:table-cell>
              <table:table-cell office:value-type="float" office:value="6.66913">
                <text:p>6.669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">
                <text:p>146</text:p>
              </table:table-cell>
              <table:table-cell office:value-type="float" office:value="7.509">
                <text:p>7.509</text:p>
              </table:table-cell>
              <table:table-cell office:value-type="float" office:value="1.489">
                <text:p>1.489</text:p>
              </table:table-cell>
              <table:table-cell office:value-type="float" office:value="0.9251">
                <text:p>0.9251</text:p>
              </table:table-cell>
              <table:table-cell office:value-type="float" office:value="0.6325">
                <text:p>0.6325</text:p>
              </table:table-cell>
              <table:table-cell office:value-type="float" office:value="0">
                <text:p>0</text:p>
              </table:table-cell>
              <table:table-cell office:value-type="float" office:value="0.009448">
                <text:p>0.009448</text:p>
              </table:table-cell>
              <table:table-cell office:value-type="float" office:value="3.183">
                <text:p>3.183</text:p>
              </table:table-cell>
              <table:table-cell office:value-type="float" office:value="1.271">
                <text:p>1.271</text:p>
              </table:table-cell>
              <table:table-cell office:value-type="float" office:value="0">
                <text:p>0</text:p>
              </table:table-cell>
              <table:table-cell office:value-type="float" office:value="4.463448">
                <text:p>4.463448</text:p>
              </table:table-cell>
              <table:table-cell office:value-type="float" office:value="3.0466">
                <text:p>3.0466</text:p>
              </table:table-cell>
              <table:table-cell office:value-type="float" office:value="7.510048">
                <text:p>7.510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8.723">
                <text:p>8.723</text:p>
              </table:table-cell>
              <table:table-cell office:value-type="float" office:value="2.391">
                <text:p>2.391</text:p>
              </table:table-cell>
              <table:table-cell office:value-type="float" office:value="1.053">
                <text:p>1.053</text:p>
              </table:table-cell>
              <table:table-cell office:value-type="float" office:value="0.7283">
                <text:p>0.7283</text:p>
              </table:table-cell>
              <table:table-cell office:value-type="float" office:value="0">
                <text:p>0</text:p>
              </table:table-cell>
              <table:table-cell office:value-type="float" office:value="0.01118">
                <text:p>0.01118</text:p>
              </table:table-cell>
              <table:table-cell office:value-type="float" office:value="3.198">
                <text:p>3.198</text:p>
              </table:table-cell>
              <table:table-cell office:value-type="float" office:value="1.342">
                <text:p>1.342</text:p>
              </table:table-cell>
              <table:table-cell office:value-type="float" office:value="0">
                <text:p>0</text:p>
              </table:table-cell>
              <table:table-cell office:value-type="float" office:value="4.55118">
                <text:p>4.55118</text:p>
              </table:table-cell>
              <table:table-cell office:value-type="float" office:value="4.1723">
                <text:p>4.1723</text:p>
              </table:table-cell>
              <table:table-cell office:value-type="float" office:value="8.72348">
                <text:p>8.72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0.51">
                <text:p>10.51</text:p>
              </table:table-cell>
              <table:table-cell office:value-type="float" office:value="3.608">
                <text:p>3.608</text:p>
              </table:table-cell>
              <table:table-cell office:value-type="float" office:value="1.434">
                <text:p>1.434</text:p>
              </table:table-cell>
              <table:table-cell office:value-type="float" office:value="0.8022">
                <text:p>0.8022</text:p>
              </table:table-cell>
              <table:table-cell office:value-type="float" office:value="0">
                <text:p>0</text:p>
              </table:table-cell>
              <table:table-cell office:value-type="float" office:value="0.01362">
                <text:p>0.01362</text:p>
              </table:table-cell>
              <table:table-cell office:value-type="float" office:value="3.385">
                <text:p>3.385</text:p>
              </table:table-cell>
              <table:table-cell office:value-type="float" office:value="1.268">
                <text:p>1.268</text:p>
              </table:table-cell>
              <table:table-cell office:value-type="float" office:value="0">
                <text:p>0</text:p>
              </table:table-cell>
              <table:table-cell office:value-type="float" office:value="4.66662">
                <text:p>4.66662</text:p>
              </table:table-cell>
              <table:table-cell office:value-type="float" office:value="5.8442">
                <text:p>5.8442</text:p>
              </table:table-cell>
              <table:table-cell office:value-type="float" office:value="10.51082">
                <text:p>10.510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12.4">
                <text:p>12.4</text:p>
              </table:table-cell>
              <table:table-cell office:value-type="float" office:value="5.025">
                <text:p>5.025</text:p>
              </table:table-cell>
              <table:table-cell office:value-type="float" office:value="1.718">
                <text:p>1.718</text:p>
              </table:table-cell>
              <table:table-cell office:value-type="float" office:value="0.9596">
                <text:p>0.9596</text:p>
              </table:table-cell>
              <table:table-cell office:value-type="float" office:value="0">
                <text:p>0</text:p>
              </table:table-cell>
              <table:table-cell office:value-type="float" office:value="0.008548">
                <text:p>0.008548</text:p>
              </table:table-cell>
              <table:table-cell office:value-type="float" office:value="3.245">
                <text:p>3.245</text:p>
              </table:table-cell>
              <table:table-cell office:value-type="float" office:value="1.441">
                <text:p>1.441</text:p>
              </table:table-cell>
              <table:table-cell office:value-type="float" office:value="0">
                <text:p>0</text:p>
              </table:table-cell>
              <table:table-cell office:value-type="float" office:value="4.694548">
                <text:p>4.694548</text:p>
              </table:table-cell>
              <table:table-cell office:value-type="float" office:value="7.7026">
                <text:p>7.7026</text:p>
              </table:table-cell>
              <table:table-cell office:value-type="float" office:value="12.397148">
                <text:p>12.397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">
                <text:p>154</text:p>
              </table:table-cell>
              <table:table-cell office:value-type="float" office:value="14.22">
                <text:p>14.22</text:p>
              </table:table-cell>
              <table:table-cell office:value-type="float" office:value="6.426">
                <text:p>6.426</text:p>
              </table:table-cell>
              <table:table-cell office:value-type="float" office:value="2.228">
                <text:p>2.228</text:p>
              </table:table-cell>
              <table:table-cell office:value-type="float" office:value="1.111">
                <text:p>1.111</text:p>
              </table:table-cell>
              <table:table-cell office:value-type="float" office:value="0">
                <text:p>0</text:p>
              </table:table-cell>
              <table:table-cell office:value-type="float" office:value="0.007739">
                <text:p>0.007739</text:p>
              </table:table-cell>
              <table:table-cell office:value-type="float" office:value="3.186">
                <text:p>3.186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4.453739">
                <text:p>4.453739</text:p>
              </table:table-cell>
              <table:table-cell office:value-type="float" office:value="9.765">
                <text:p>9.765</text:p>
              </table:table-cell>
              <table:table-cell office:value-type="float" office:value="14.218739">
                <text:p>14.218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">
                <text:p>156</text:p>
              </table:table-cell>
              <table:table-cell office:value-type="float" office:value="16.02">
                <text:p>16.02</text:p>
              </table:table-cell>
              <table:table-cell office:value-type="float" office:value="7.586">
                <text:p>7.586</text:p>
              </table:table-cell>
              <table:table-cell office:value-type="float" office:value="2.659">
                <text:p>2.659</text:p>
              </table:table-cell>
              <table:table-cell office:value-type="float" office:value="1.168">
                <text:p>1.168</text:p>
              </table:table-cell>
              <table:table-cell office:value-type="float" office:value="0">
                <text:p>0</text:p>
              </table:table-cell>
              <table:table-cell office:value-type="float" office:value="0.008819">
                <text:p>0.008819</text:p>
              </table:table-cell>
              <table:table-cell office:value-type="float" office:value="3.31">
                <text:p>3.31</text:p>
              </table:table-cell>
              <table:table-cell office:value-type="float" office:value="1.283">
                <text:p>1.283</text:p>
              </table:table-cell>
              <table:table-cell office:value-type="float" office:value="0">
                <text:p>0</text:p>
              </table:table-cell>
              <table:table-cell office:value-type="float" office:value="4.601819">
                <text:p>4.601819</text:p>
              </table:table-cell>
              <table:table-cell office:value-type="float" office:value="11.413">
                <text:p>11.413</text:p>
              </table:table-cell>
              <table:table-cell office:value-type="float" office:value="16.014819">
                <text:p>16.0148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6.89">
                <text:p>16.89</text:p>
              </table:table-cell>
              <table:table-cell office:value-type="float" office:value="8.204">
                <text:p>8.204</text:p>
              </table:table-cell>
              <table:table-cell office:value-type="float" office:value="2.539">
                <text:p>2.539</text:p>
              </table:table-cell>
              <table:table-cell office:value-type="float" office:value="1.288">
                <text:p>1.288</text:p>
              </table:table-cell>
              <table:table-cell office:value-type="float" office:value="0">
                <text:p>0</text:p>
              </table:table-cell>
              <table:table-cell office:value-type="float" office:value="0.007483">
                <text:p>0.007483</text:p>
              </table:table-cell>
              <table:table-cell office:value-type="float" office:value="3.366">
                <text:p>3.366</text:p>
              </table:table-cell>
              <table:table-cell office:value-type="float" office:value="1.482">
                <text:p>1.482</text:p>
              </table:table-cell>
              <table:table-cell office:value-type="float" office:value="0">
                <text:p>0</text:p>
              </table:table-cell>
              <table:table-cell office:value-type="float" office:value="4.855483">
                <text:p>4.855483</text:p>
              </table:table-cell>
              <table:table-cell office:value-type="float" office:value="12.031">
                <text:p>12.031</text:p>
              </table:table-cell>
              <table:table-cell office:value-type="float" office:value="16.886483">
                <text:p>16.886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17.35">
                <text:p>17.35</text:p>
              </table:table-cell>
              <table:table-cell office:value-type="float" office:value="8.194">
                <text:p>8.194</text:p>
              </table:table-cell>
              <table:table-cell office:value-type="float" office:value="2.584">
                <text:p>2.584</text:p>
              </table:table-cell>
              <table:table-cell office:value-type="float" office:value="1.275">
                <text:p>1.275</text:p>
              </table:table-cell>
              <table:table-cell office:value-type="float" office:value="0">
                <text:p>0</text:p>
              </table:table-cell>
              <table:table-cell office:value-type="float" office:value="0.01013">
                <text:p>0.01013</text:p>
              </table:table-cell>
              <table:table-cell office:value-type="float" office:value="3.827">
                <text:p>3.827</text:p>
              </table:table-cell>
              <table:table-cell office:value-type="float" office:value="1.456">
                <text:p>1.456</text:p>
              </table:table-cell>
              <table:table-cell office:value-type="float" office:value="0">
                <text:p>0</text:p>
              </table:table-cell>
              <table:table-cell office:value-type="float" office:value="5.29313">
                <text:p>5.29313</text:p>
              </table:table-cell>
              <table:table-cell office:value-type="float" office:value="12.053">
                <text:p>12.053</text:p>
              </table:table-cell>
              <table:table-cell office:value-type="float" office:value="17.34613">
                <text:p>17.34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16.21">
                <text:p>16.21</text:p>
              </table:table-cell>
              <table:table-cell office:value-type="float" office:value="7.513">
                <text:p>7.513</text:p>
              </table:table-cell>
              <table:table-cell office:value-type="float" office:value="2.379">
                <text:p>2.379</text:p>
              </table:table-cell>
              <table:table-cell office:value-type="float" office:value="1.216">
                <text:p>1.216</text:p>
              </table:table-cell>
              <table:table-cell office:value-type="float" office:value="0">
                <text:p>0</text:p>
              </table:table-cell>
              <table:table-cell office:value-type="float" office:value="0.01025">
                <text:p>0.01025</text:p>
              </table:table-cell>
              <table:table-cell office:value-type="float" office:value="3.771">
                <text:p>3.771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  <table:table-cell office:value-type="float" office:value="5.10125">
                <text:p>5.10125</text:p>
              </table:table-cell>
              <table:table-cell office:value-type="float" office:value="11.108">
                <text:p>11.108</text:p>
              </table:table-cell>
              <table:table-cell office:value-type="float" office:value="16.20925">
                <text:p>16.20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  <table:table-cell office:value-type="float" office:value="14.69">
                <text:p>14.69</text:p>
              </table:table-cell>
              <table:table-cell office:value-type="float" office:value="6.351">
                <text:p>6.351</text:p>
              </table:table-cell>
              <table:table-cell office:value-type="float" office:value="2.09">
                <text:p>2.09</text:p>
              </table:table-cell>
              <table:table-cell office:value-type="float" office:value="0.9825">
                <text:p>0.9825</text:p>
              </table:table-cell>
              <table:table-cell office:value-type="float" office:value="0">
                <text:p>0</text:p>
              </table:table-cell>
              <table:table-cell office:value-type="float" office:value="0.008891">
                <text:p>0.008891</text:p>
              </table:table-cell>
              <table:table-cell office:value-type="float" office:value="3.684">
                <text:p>3.684</text:p>
              </table:table-cell>
              <table:table-cell office:value-type="float" office:value="1.572">
                <text:p>1.572</text:p>
              </table:table-cell>
              <table:table-cell office:value-type="float" office:value="0">
                <text:p>0</text:p>
              </table:table-cell>
              <table:table-cell office:value-type="float" office:value="5.264891">
                <text:p>5.264891</text:p>
              </table:table-cell>
              <table:table-cell office:value-type="float" office:value="9.4235">
                <text:p>9.4235</text:p>
              </table:table-cell>
              <table:table-cell office:value-type="float" office:value="14.688391">
                <text:p>14.6883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">
                <text:p>166</text:p>
              </table:table-cell>
              <table:table-cell office:value-type="float" office:value="13.23">
                <text:p>13.23</text:p>
              </table:table-cell>
              <table:table-cell office:value-type="float" office:value="4.969">
                <text:p>4.969</text:p>
              </table:table-cell>
              <table:table-cell office:value-type="float" office:value="1.829">
                <text:p>1.829</text:p>
              </table:table-cell>
              <table:table-cell office:value-type="float" office:value="0.8914">
                <text:p>0.8914</text:p>
              </table:table-cell>
              <table:table-cell office:value-type="float" office:value="0">
                <text:p>0</text:p>
              </table:table-cell>
              <table:table-cell office:value-type="float" office:value="0.009222">
                <text:p>0.009222</text:p>
              </table:table-cell>
              <table:table-cell office:value-type="float" office:value="3.963">
                <text:p>3.963</text:p>
              </table:table-cell>
              <table:table-cell office:value-type="float" office:value="1.569">
                <text:p>1.569</text:p>
              </table:table-cell>
              <table:table-cell office:value-type="float" office:value="0">
                <text:p>0</text:p>
              </table:table-cell>
              <table:table-cell office:value-type="float" office:value="5.541222">
                <text:p>5.541222</text:p>
              </table:table-cell>
              <table:table-cell office:value-type="float" office:value="7.6894">
                <text:p>7.6894</text:p>
              </table:table-cell>
              <table:table-cell office:value-type="float" office:value="13.230622">
                <text:p>13.2306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">
                <text:p>168</text:p>
              </table:table-cell>
              <table:table-cell office:value-type="float" office:value="11.4">
                <text:p>11.4</text:p>
              </table:table-cell>
              <table:table-cell office:value-type="float" office:value="3.487">
                <text:p>3.487</text:p>
              </table:table-cell>
              <table:table-cell office:value-type="float" office:value="1.369">
                <text:p>1.369</text:p>
              </table:table-cell>
              <table:table-cell office:value-type="float" office:value="0.7218">
                <text:p>0.7218</text:p>
              </table:table-cell>
              <table:table-cell office:value-type="float" office:value="0">
                <text:p>0</text:p>
              </table:table-cell>
              <table:table-cell office:value-type="float" office:value="0.01019">
                <text:p>0.01019</text:p>
              </table:table-cell>
              <table:table-cell office:value-type="float" office:value="4.204">
                <text:p>4.204</text:p>
              </table:table-cell>
              <table:table-cell office:value-type="float" office:value="1.604">
                <text:p>1.604</text:p>
              </table:table-cell>
              <table:table-cell office:value-type="float" office:value="0">
                <text:p>0</text:p>
              </table:table-cell>
              <table:table-cell office:value-type="float" office:value="5.81819">
                <text:p>5.81819</text:p>
              </table:table-cell>
              <table:table-cell office:value-type="float" office:value="5.5778">
                <text:p>5.5778</text:p>
              </table:table-cell>
              <table:table-cell office:value-type="float" office:value="11.39599">
                <text:p>11.39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0.12">
                <text:p>10.12</text:p>
              </table:table-cell>
              <table:table-cell office:value-type="float" office:value="2.237">
                <text:p>2.237</text:p>
              </table:table-cell>
              <table:table-cell office:value-type="float" office:value="1.23">
                <text:p>1.23</text:p>
              </table:table-cell>
              <table:table-cell office:value-type="float" office:value="0.6898">
                <text:p>0.6898</text:p>
              </table:table-cell>
              <table:table-cell office:value-type="float" office:value="0">
                <text:p>0</text:p>
              </table:table-cell>
              <table:table-cell office:value-type="float" office:value="0.009593">
                <text:p>0.009593</text:p>
              </table:table-cell>
              <table:table-cell office:value-type="float" office:value="4.401">
                <text:p>4.401</text:p>
              </table:table-cell>
              <table:table-cell office:value-type="float" office:value="1.548">
                <text:p>1.548</text:p>
              </table:table-cell>
              <table:table-cell office:value-type="float" office:value="0">
                <text:p>0</text:p>
              </table:table-cell>
              <table:table-cell office:value-type="float" office:value="5.958593">
                <text:p>5.958593</text:p>
              </table:table-cell>
              <table:table-cell office:value-type="float" office:value="4.1568">
                <text:p>4.1568</text:p>
              </table:table-cell>
              <table:table-cell office:value-type="float" office:value="10.115393">
                <text:p>10.1153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8.414">
                <text:p>8.414</text:p>
              </table:table-cell>
              <table:table-cell office:value-type="float" office:value="1.358">
                <text:p>1.358</text:p>
              </table:table-cell>
              <table:table-cell office:value-type="float" office:value="0.9033">
                <text:p>0.9033</text:p>
              </table:table-cell>
              <table:table-cell office:value-type="float" office:value="0.5191">
                <text:p>0.5191</text:p>
              </table:table-cell>
              <table:table-cell office:value-type="float" office:value="0">
                <text:p>0</text:p>
              </table:table-cell>
              <table:table-cell office:value-type="float" office:value="0.008283">
                <text:p>0.008283</text:p>
              </table:table-cell>
              <table:table-cell office:value-type="float" office:value="4.304">
                <text:p>4.304</text:p>
              </table:table-cell>
              <table:table-cell office:value-type="float" office:value="1.321">
                <text:p>1.321</text:p>
              </table:table-cell>
              <table:table-cell office:value-type="float" office:value="0">
                <text:p>0</text:p>
              </table:table-cell>
              <table:table-cell office:value-type="float" office:value="5.633283">
                <text:p>5.633283</text:p>
              </table:table-cell>
              <table:table-cell office:value-type="float" office:value="2.7804">
                <text:p>2.7804</text:p>
              </table:table-cell>
              <table:table-cell office:value-type="float" office:value="8.413683">
                <text:p>8.4136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  <table:table-cell office:value-type="float" office:value="8.088">
                <text:p>8.088</text:p>
              </table:table-cell>
              <table:table-cell office:value-type="float" office:value="0.7577">
                <text:p>0.7577</text:p>
              </table:table-cell>
              <table:table-cell office:value-type="float" office:value="0.6837">
                <text:p>0.6837</text:p>
              </table:table-cell>
              <table:table-cell office:value-type="float" office:value="0.3995">
                <text:p>0.3995</text:p>
              </table:table-cell>
              <table:table-cell office:value-type="float" office:value="0">
                <text:p>0</text:p>
              </table:table-cell>
              <table:table-cell office:value-type="float" office:value="0.01142">
                <text:p>0.01142</text:p>
              </table:table-cell>
              <table:table-cell office:value-type="float" office:value="4.693">
                <text:p>4.693</text:p>
              </table:table-cell>
              <table:table-cell office:value-type="float" office:value="1.543">
                <text:p>1.543</text:p>
              </table:table-cell>
              <table:table-cell office:value-type="float" office:value="0">
                <text:p>0</text:p>
              </table:table-cell>
              <table:table-cell office:value-type="float" office:value="6.24742">
                <text:p>6.24742</text:p>
              </table:table-cell>
              <table:table-cell office:value-type="float" office:value="1.8409">
                <text:p>1.8409</text:p>
              </table:table-cell>
              <table:table-cell office:value-type="float" office:value="8.08832">
                <text:p>8.08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">
                <text:p>176</text:p>
              </table:table-cell>
              <table:table-cell office:value-type="float" office:value="7.521">
                <text:p>7.521</text:p>
              </table:table-cell>
              <table:table-cell office:value-type="float" office:value="0.3808">
                <text:p>0.3808</text:p>
              </table:table-cell>
              <table:table-cell office:value-type="float" office:value="0.5991">
                <text:p>0.5991</text:p>
              </table:table-cell>
              <table:table-cell office:value-type="float" office:value="0.4568">
                <text:p>0.4568</text:p>
              </table:table-cell>
              <table:table-cell office:value-type="float" office:value="0">
                <text:p>0</text:p>
              </table:table-cell>
              <table:table-cell office:value-type="float" office:value="0.008312">
                <text:p>0.008312</text:p>
              </table:table-cell>
              <table:table-cell office:value-type="float" office:value="4.458">
                <text:p>4.458</text:p>
              </table:table-cell>
              <table:table-cell office:value-type="float" office:value="1.619">
                <text:p>1.619</text:p>
              </table:table-cell>
              <table:table-cell office:value-type="float" office:value="0">
                <text:p>0</text:p>
              </table:table-cell>
              <table:table-cell office:value-type="float" office:value="6.085312">
                <text:p>6.085312</text:p>
              </table:table-cell>
              <table:table-cell office:value-type="float" office:value="1.4367">
                <text:p>1.4367</text:p>
              </table:table-cell>
              <table:table-cell office:value-type="float" office:value="7.522012">
                <text:p>7.522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">
                <text:p>178</text:p>
              </table:table-cell>
              <table:table-cell office:value-type="float" office:value="7.5">
                <text:p>7.5</text:p>
              </table:table-cell>
              <table:table-cell office:value-type="float" office:value="0.1885">
                <text:p>0.1885</text:p>
              </table:table-cell>
              <table:table-cell office:value-type="float" office:value="0.6021">
                <text:p>0.6021</text:p>
              </table:table-cell>
              <table:table-cell office:value-type="float" office:value="0.4389">
                <text:p>0.4389</text:p>
              </table:table-cell>
              <table:table-cell office:value-type="float" office:value="0">
                <text:p>0</text:p>
              </table:table-cell>
              <table:table-cell office:value-type="float" office:value="0.01092">
                <text:p>0.01092</text:p>
              </table:table-cell>
              <table:table-cell office:value-type="float" office:value="4.831">
                <text:p>4.831</text:p>
              </table:table-cell>
              <table:table-cell office:value-type="float" office:value="1.429">
                <text:p>1.429</text:p>
              </table:table-cell>
              <table:table-cell office:value-type="float" office:value="0">
                <text:p>0</text:p>
              </table:table-cell>
              <table:table-cell office:value-type="float" office:value="6.27092">
                <text:p>6.27092</text:p>
              </table:table-cell>
              <table:table-cell office:value-type="float" office:value="1.2295">
                <text:p>1.2295</text:p>
              </table:table-cell>
              <table:table-cell office:value-type="float" office:value="7.50042">
                <text:p>7.50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7.601">
                <text:p>7.601</text:p>
              </table:table-cell>
              <table:table-cell office:value-type="float" office:value="0.07781">
                <text:p>0.07781</text:p>
              </table:table-cell>
              <table:table-cell office:value-type="float" office:value="0.5978">
                <text:p>0.5978</text:p>
              </table:table-cell>
              <table:table-cell office:value-type="float" office:value="0.3822">
                <text:p>0.3822</text:p>
              </table:table-cell>
              <table:table-cell office:value-type="float" office:value="0">
                <text:p>0</text:p>
              </table:table-cell>
              <table:table-cell office:value-type="float" office:value="0.01049">
                <text:p>0.01049</text:p>
              </table:table-cell>
              <table:table-cell office:value-type="float" office:value="5.085">
                <text:p>5.085</text:p>
              </table:table-cell>
              <table:table-cell office:value-type="float" office:value="1.448">
                <text:p>1.448</text:p>
              </table:table-cell>
              <table:table-cell office:value-type="float" office:value="0">
                <text:p>0</text:p>
              </table:table-cell>
              <table:table-cell office:value-type="float" office:value="6.54349">
                <text:p>6.54349</text:p>
              </table:table-cell>
              <table:table-cell office:value-type="float" office:value="1.05781">
                <text:p>1.05781</text:p>
              </table:table-cell>
              <table:table-cell office:value-type="float" office:value="7.6013">
                <text:p>7.60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">
                <text:p>182</text:p>
              </table:table-cell>
              <table:table-cell office:value-type="float" office:value="7.539">
                <text:p>7.539</text:p>
              </table:table-cell>
              <table:table-cell office:value-type="float" office:value="0.03511">
                <text:p>0.03511</text:p>
              </table:table-cell>
              <table:table-cell office:value-type="float" office:value="0.6066">
                <text:p>0.6066</text:p>
              </table:table-cell>
              <table:table-cell office:value-type="float" office:value="0.5439">
                <text:p>0.5439</text:p>
              </table:table-cell>
              <table:table-cell office:value-type="float" office:value="0">
                <text:p>0</text:p>
              </table:table-cell>
              <table:table-cell office:value-type="float" office:value="0.01038">
                <text:p>0.01038</text:p>
              </table:table-cell>
              <table:table-cell office:value-type="float" office:value="4.909">
                <text:p>4.909</text:p>
              </table:table-cell>
              <table:table-cell office:value-type="float" office:value="1.433">
                <text:p>1.433</text:p>
              </table:table-cell>
              <table:table-cell office:value-type="float" office:value="0">
                <text:p>0</text:p>
              </table:table-cell>
              <table:table-cell office:value-type="float" office:value="6.35238">
                <text:p>6.35238</text:p>
              </table:table-cell>
              <table:table-cell office:value-type="float" office:value="1.18561">
                <text:p>1.18561</text:p>
              </table:table-cell>
              <table:table-cell office:value-type="float" office:value="7.53799">
                <text:p>7.53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">
                <text:p>184</text:p>
              </table:table-cell>
              <table:table-cell office:value-type="float" office:value="6.954">
                <text:p>6.954</text:p>
              </table:table-cell>
              <table:table-cell office:value-type="float" office:value="0.01643">
                <text:p>0.01643</text:p>
              </table:table-cell>
              <table:table-cell office:value-type="float" office:value="0.4538">
                <text:p>0.4538</text:p>
              </table:table-cell>
              <table:table-cell office:value-type="float" office:value="0.4195">
                <text:p>0.4195</text:p>
              </table:table-cell>
              <table:table-cell office:value-type="float" office:value="0">
                <text:p>0</text:p>
              </table:table-cell>
              <table:table-cell office:value-type="float" office:value="0.009078">
                <text:p>0.009078</text:p>
              </table:table-cell>
              <table:table-cell office:value-type="float" office:value="4.799">
                <text:p>4.799</text:p>
              </table:table-cell>
              <table:table-cell office:value-type="float" office:value="1.257">
                <text:p>1.257</text:p>
              </table:table-cell>
              <table:table-cell office:value-type="float" office:value="0">
                <text:p>0</text:p>
              </table:table-cell>
              <table:table-cell office:value-type="float" office:value="6.065078">
                <text:p>6.065078</text:p>
              </table:table-cell>
              <table:table-cell office:value-type="float" office:value="0.88973">
                <text:p>0.88973</text:p>
              </table:table-cell>
              <table:table-cell office:value-type="float" office:value="6.954808">
                <text:p>6.954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6.957">
                <text:p>6.957</text:p>
              </table:table-cell>
              <table:table-cell office:value-type="float" office:value="0.007161">
                <text:p>0.007161</text:p>
              </table:table-cell>
              <table:table-cell office:value-type="float" office:value="0.4785">
                <text:p>0.4785</text:p>
              </table:table-cell>
              <table:table-cell office:value-type="float" office:value="0.3781">
                <text:p>0.3781</text:p>
              </table:table-cell>
              <table:table-cell office:value-type="float" office:value="0">
                <text:p>0</text:p>
              </table:table-cell>
              <table:table-cell office:value-type="float" office:value="0.01031">
                <text:p>0.01031</text:p>
              </table:table-cell>
              <table:table-cell office:value-type="float" office:value="4.652">
                <text:p>4.652</text:p>
              </table:table-cell>
              <table:table-cell office:value-type="float" office:value="1.432">
                <text:p>1.432</text:p>
              </table:table-cell>
              <table:table-cell office:value-type="float" office:value="0">
                <text:p>0</text:p>
              </table:table-cell>
              <table:table-cell office:value-type="float" office:value="6.09431">
                <text:p>6.09431</text:p>
              </table:table-cell>
              <table:table-cell office:value-type="float" office:value="0.863761">
                <text:p>0.863761</text:p>
              </table:table-cell>
              <table:table-cell office:value-type="float" office:value="6.958071">
                <text:p>6.9580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6.631">
                <text:p>6.631</text:p>
              </table:table-cell>
              <table:table-cell office:value-type="float" office:value="0.00524">
                <text:p>0.00524</text:p>
              </table:table-cell>
              <table:table-cell office:value-type="float" office:value="0.5554">
                <text:p>0.5554</text:p>
              </table:table-cell>
              <table:table-cell office:value-type="float" office:value="0.3133">
                <text:p>0.3133</text:p>
              </table:table-cell>
              <table:table-cell office:value-type="float" office:value="0">
                <text:p>0</text:p>
              </table:table-cell>
              <table:table-cell office:value-type="float" office:value="0.00927">
                <text:p>0.00927</text:p>
              </table:table-cell>
              <table:table-cell office:value-type="float" office:value="4.457">
                <text:p>4.457</text:p>
              </table:table-cell>
              <table:table-cell office:value-type="float" office:value="1.291">
                <text:p>1.291</text:p>
              </table:table-cell>
              <table:table-cell office:value-type="float" office:value="0">
                <text:p>0</text:p>
              </table:table-cell>
              <table:table-cell office:value-type="float" office:value="5.75727">
                <text:p>5.75727</text:p>
              </table:table-cell>
              <table:table-cell office:value-type="float" office:value="0.87394">
                <text:p>0.87394</text:p>
              </table:table-cell>
              <table:table-cell office:value-type="float" office:value="6.63121">
                <text:p>6.63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6.452">
                <text:p>6.452</text:p>
              </table:table-cell>
              <table:table-cell office:value-type="float" office:value="0.004119">
                <text:p>0.004119</text:p>
              </table:table-cell>
              <table:table-cell office:value-type="float" office:value="0.4745">
                <text:p>0.4745</text:p>
              </table:table-cell>
              <table:table-cell office:value-type="float" office:value="0.4461">
                <text:p>0.4461</text:p>
              </table:table-cell>
              <table:table-cell office:value-type="float" office:value="0">
                <text:p>0</text:p>
              </table:table-cell>
              <table:table-cell office:value-type="float" office:value="0.008154">
                <text:p>0.008154</text:p>
              </table:table-cell>
              <table:table-cell office:value-type="float" office:value="4.203">
                <text:p>4.203</text:p>
              </table:table-cell>
              <table:table-cell office:value-type="float" office:value="1.316">
                <text:p>1.316</text:p>
              </table:table-cell>
              <table:table-cell office:value-type="float" office:value="0">
                <text:p>0</text:p>
              </table:table-cell>
              <table:table-cell office:value-type="float" office:value="5.527154">
                <text:p>5.527154</text:p>
              </table:table-cell>
              <table:table-cell office:value-type="float" office:value="0.924719">
                <text:p>0.924719</text:p>
              </table:table-cell>
              <table:table-cell office:value-type="float" office:value="6.451873">
                <text:p>6.4518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6.21">
                <text:p>6.21</text:p>
              </table:table-cell>
              <table:table-cell office:value-type="float" office:value="0.003185">
                <text:p>0.003185</text:p>
              </table:table-cell>
              <table:table-cell office:value-type="float" office:value="0.4578">
                <text:p>0.4578</text:p>
              </table:table-cell>
              <table:table-cell office:value-type="float" office:value="0.4393">
                <text:p>0.4393</text:p>
              </table:table-cell>
              <table:table-cell office:value-type="float" office:value="0">
                <text:p>0</text:p>
              </table:table-cell>
              <table:table-cell office:value-type="float" office:value="0.007726">
                <text:p>0.007726</text:p>
              </table:table-cell>
              <table:table-cell office:value-type="float" office:value="4.193">
                <text:p>4.193</text:p>
              </table:table-cell>
              <table:table-cell office:value-type="float" office:value="1.109">
                <text:p>1.109</text:p>
              </table:table-cell>
              <table:table-cell office:value-type="float" office:value="0">
                <text:p>0</text:p>
              </table:table-cell>
              <table:table-cell office:value-type="float" office:value="5.309726">
                <text:p>5.309726</text:p>
              </table:table-cell>
              <table:table-cell office:value-type="float" office:value="0.900285">
                <text:p>0.900285</text:p>
              </table:table-cell>
              <table:table-cell office:value-type="float" office:value="6.210011">
                <text:p>6.2100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  <table:table-cell office:value-type="float" office:value="6.04">
                <text:p>6.04</text:p>
              </table:table-cell>
              <table:table-cell office:value-type="float" office:value="0.002848">
                <text:p>0.002848</text:p>
              </table:table-cell>
              <table:table-cell office:value-type="float" office:value="0.5364">
                <text:p>0.5364</text:p>
              </table:table-cell>
              <table:table-cell office:value-type="float" office:value="0.4544">
                <text:p>0.4544</text:p>
              </table:table-cell>
              <table:table-cell office:value-type="float" office:value="0">
                <text:p>0</text:p>
              </table:table-cell>
              <table:table-cell office:value-type="float" office:value="0.00914">
                <text:p>0.00914</text:p>
              </table:table-cell>
              <table:table-cell office:value-type="float" office:value="3.707">
                <text:p>3.707</text:p>
              </table:table-cell>
              <table:table-cell office:value-type="float" office:value="1.331">
                <text:p>1.331</text:p>
              </table:table-cell>
              <table:table-cell office:value-type="float" office:value="0">
                <text:p>0</text:p>
              </table:table-cell>
              <table:table-cell office:value-type="float" office:value="5.04714">
                <text:p>5.04714</text:p>
              </table:table-cell>
              <table:table-cell office:value-type="float" office:value="0.993648">
                <text:p>0.993648</text:p>
              </table:table-cell>
              <table:table-cell office:value-type="float" office:value="6.040788">
                <text:p>6.0407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5.991">
                <text:p>5.991</text:p>
              </table:table-cell>
              <table:table-cell office:value-type="float" office:value="0.00199">
                <text:p>0.00199</text:p>
              </table:table-cell>
              <table:table-cell office:value-type="float" office:value="0.597">
                <text:p>0.597</text:p>
              </table:table-cell>
              <table:table-cell office:value-type="float" office:value="0.476">
                <text:p>0.476</text:p>
              </table:table-cell>
              <table:table-cell office:value-type="float" office:value="0">
                <text:p>0</text:p>
              </table:table-cell>
              <table:table-cell office:value-type="float" office:value="0.007379">
                <text:p>0.007379</text:p>
              </table:table-cell>
              <table:table-cell office:value-type="float" office:value="3.952">
                <text:p>3.952</text:p>
              </table:table-cell>
              <table:table-cell office:value-type="float" office:value="0.9568">
                <text:p>0.9568</text:p>
              </table:table-cell>
              <table:table-cell office:value-type="float" office:value="0">
                <text:p>0</text:p>
              </table:table-cell>
              <table:table-cell office:value-type="float" office:value="4.916179">
                <text:p>4.916179</text:p>
              </table:table-cell>
              <table:table-cell office:value-type="float" office:value="1.07499">
                <text:p>1.07499</text:p>
              </table:table-cell>
              <table:table-cell office:value-type="float" office:value="5.991169">
                <text:p>5.991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">
                <text:p>198</text:p>
              </table:table-cell>
              <table:table-cell office:value-type="float" office:value="5.692">
                <text:p>5.692</text:p>
              </table:table-cell>
              <table:table-cell office:value-type="float" office:value="0.001229">
                <text:p>0.001229</text:p>
              </table:table-cell>
              <table:table-cell office:value-type="float" office:value="0.576">
                <text:p>0.576</text:p>
              </table:table-cell>
              <table:table-cell office:value-type="float" office:value="0.5177">
                <text:p>0.5177</text:p>
              </table:table-cell>
              <table:table-cell office:value-type="float" office:value="0">
                <text:p>0</text:p>
              </table:table-cell>
              <table:table-cell office:value-type="float" office:value="0.00813">
                <text:p>0.00813</text:p>
              </table:table-cell>
              <table:table-cell office:value-type="float" office:value="3.671">
                <text:p>3.671</text:p>
              </table:table-cell>
              <table:table-cell office:value-type="float" office:value="0.9184">
                <text:p>0.9184</text:p>
              </table:table-cell>
              <table:table-cell office:value-type="float" office:value="0">
                <text:p>0</text:p>
              </table:table-cell>
              <table:table-cell office:value-type="float" office:value="4.59753">
                <text:p>4.59753</text:p>
              </table:table-cell>
              <table:table-cell office:value-type="float" office:value="1.094929">
                <text:p>1.094929</text:p>
              </table:table-cell>
              <table:table-cell office:value-type="float" office:value="5.692459">
                <text:p>5.6924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.547">
                <text:p>5.547</text:p>
              </table:table-cell>
              <table:table-cell office:value-type="float" office:value="0.002717">
                <text:p>0.002717</text:p>
              </table:table-cell>
              <table:table-cell office:value-type="float" office:value="0.6612">
                <text:p>0.6612</text:p>
              </table:table-cell>
              <table:table-cell office:value-type="float" office:value="0.4483">
                <text:p>0.4483</text:p>
              </table:table-cell>
              <table:table-cell office:value-type="float" office:value="0">
                <text:p>0</text:p>
              </table:table-cell>
              <table:table-cell office:value-type="float" office:value="0.008307">
                <text:p>0.008307</text:p>
              </table:table-cell>
              <table:table-cell office:value-type="float" office:value="3.418">
                <text:p>3.418</text:p>
              </table:table-cell>
              <table:table-cell office:value-type="float" office:value="1.009">
                <text:p>1.009</text:p>
              </table:table-cell>
              <table:table-cell office:value-type="float" office:value="0">
                <text:p>0</text:p>
              </table:table-cell>
              <table:table-cell office:value-type="float" office:value="4.435307">
                <text:p>4.435307</text:p>
              </table:table-cell>
              <table:table-cell office:value-type="float" office:value="1.112217">
                <text:p>1.112217</text:p>
              </table:table-cell>
              <table:table-cell office:value-type="float" office:value="5.547524">
                <text:p>5.5475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">
                <text:p>202</text:p>
              </table:table-cell>
              <table:table-cell office:value-type="float" office:value="5.394">
                <text:p>5.394</text:p>
              </table:table-cell>
              <table:table-cell office:value-type="float" office:value="0.001508">
                <text:p>0.001508</text:p>
              </table:table-cell>
              <table:table-cell office:value-type="float" office:value="0.4776">
                <text:p>0.4776</text:p>
              </table:table-cell>
              <table:table-cell office:value-type="float" office:value="0.485">
                <text:p>0.485</text:p>
              </table:table-cell>
              <table:table-cell office:value-type="float" office:value="0">
                <text:p>0</text:p>
              </table:table-cell>
              <table:table-cell office:value-type="float" office:value="0.006258">
                <text:p>0.006258</text:p>
              </table:table-cell>
              <table:table-cell office:value-type="float" office:value="3.475">
                <text:p>3.475</text:p>
              </table:table-cell>
              <table:table-cell office:value-type="float" office:value="0.9482">
                <text:p>0.9482</text:p>
              </table:table-cell>
              <table:table-cell office:value-type="float" office:value="0">
                <text:p>0</text:p>
              </table:table-cell>
              <table:table-cell office:value-type="float" office:value="4.429458">
                <text:p>4.429458</text:p>
              </table:table-cell>
              <table:table-cell office:value-type="float" office:value="0.964108">
                <text:p>0.964108</text:p>
              </table:table-cell>
              <table:table-cell office:value-type="float" office:value="5.393566">
                <text:p>5.3935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">
                <text:p>204</text:p>
              </table:table-cell>
              <table:table-cell office:value-type="float" office:value="4.991">
                <text:p>4.991</text:p>
              </table:table-cell>
              <table:table-cell office:value-type="float" office:value="0.0008119">
                <text:p>0.0008119</text:p>
              </table:table-cell>
              <table:table-cell office:value-type="float" office:value="0.4777">
                <text:p>0.4777</text:p>
              </table:table-cell>
              <table:table-cell office:value-type="float" office:value="0.4306">
                <text:p>0.4306</text:p>
              </table:table-cell>
              <table:table-cell office:value-type="float" office:value="0">
                <text:p>0</text:p>
              </table:table-cell>
              <table:table-cell office:value-type="float" office:value="0.00715">
                <text:p>0.00715</text:p>
              </table:table-cell>
              <table:table-cell office:value-type="float" office:value="3.199">
                <text:p>3.199</text:p>
              </table:table-cell>
              <table:table-cell office:value-type="float" office:value="0.8752">
                <text:p>0.8752</text:p>
              </table:table-cell>
              <table:table-cell office:value-type="float" office:value="0">
                <text:p>0</text:p>
              </table:table-cell>
              <table:table-cell office:value-type="float" office:value="4.08135">
                <text:p>4.08135</text:p>
              </table:table-cell>
              <table:table-cell office:value-type="float" office:value="0.9091119">
                <text:p>0.9091119</text:p>
              </table:table-cell>
              <table:table-cell office:value-type="float" office:value="4.9904619">
                <text:p>4.99046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">
                <text:p>206</text:p>
              </table:table-cell>
              <table:table-cell office:value-type="float" office:value="5.09">
                <text:p>5.09</text:p>
              </table:table-cell>
              <table:table-cell office:value-type="float" office:value="0.001006">
                <text:p>0.001006</text:p>
              </table:table-cell>
              <table:table-cell office:value-type="float" office:value="0.6662">
                <text:p>0.6662</text:p>
              </table:table-cell>
              <table:table-cell office:value-type="float" office:value="0.5228">
                <text:p>0.5228</text:p>
              </table:table-cell>
              <table:table-cell office:value-type="float" office:value="0">
                <text:p>0</text:p>
              </table:table-cell>
              <table:table-cell office:value-type="float" office:value="0.008432">
                <text:p>0.008432</text:p>
              </table:table-cell>
              <table:table-cell office:value-type="float" office:value="3.109">
                <text:p>3.109</text:p>
              </table:table-cell>
              <table:table-cell office:value-type="float" office:value="0.7824">
                <text:p>0.7824</text:p>
              </table:table-cell>
              <table:table-cell office:value-type="float" office:value="0">
                <text:p>0</text:p>
              </table:table-cell>
              <table:table-cell office:value-type="float" office:value="3.899832">
                <text:p>3.899832</text:p>
              </table:table-cell>
              <table:table-cell office:value-type="float" office:value="1.190006">
                <text:p>1.190006</text:p>
              </table:table-cell>
              <table:table-cell office:value-type="float" office:value="5.089838">
                <text:p>5.0898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">
                <text:p>208</text:p>
              </table:table-cell>
              <table:table-cell office:value-type="float" office:value="4.746">
                <text:p>4.746</text:p>
              </table:table-cell>
              <table:table-cell office:value-type="float" office:value="0.000812">
                <text:p>0.000812</text:p>
              </table:table-cell>
              <table:table-cell office:value-type="float" office:value="0.5149">
                <text:p>0.5149</text:p>
              </table:table-cell>
              <table:table-cell office:value-type="float" office:value="0.4851">
                <text:p>0.4851</text:p>
              </table:table-cell>
              <table:table-cell office:value-type="float" office:value="0">
                <text:p>0</text:p>
              </table:table-cell>
              <table:table-cell office:value-type="float" office:value="0.0061">
                <text:p>0.0061</text:p>
              </table:table-cell>
              <table:table-cell office:value-type="float" office:value="3.019">
                <text:p>3.019</text:p>
              </table:table-cell>
              <table:table-cell office:value-type="float" office:value="0.7201">
                <text:p>0.7201</text:p>
              </table:table-cell>
              <table:table-cell office:value-type="float" office:value="0">
                <text:p>0</text:p>
              </table:table-cell>
              <table:table-cell office:value-type="float" office:value="3.7452">
                <text:p>3.7452</text:p>
              </table:table-cell>
              <table:table-cell office:value-type="float" office:value="1.000812">
                <text:p>1.000812</text:p>
              </table:table-cell>
              <table:table-cell office:value-type="float" office:value="4.746012">
                <text:p>4.746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5.03">
                <text:p>5.03</text:p>
              </table:table-cell>
              <table:table-cell office:value-type="float" office:value="0.0005904">
                <text:p>0.0005904</text:p>
              </table:table-cell>
              <table:table-cell office:value-type="float" office:value="0.6284">
                <text:p>0.6284</text:p>
              </table:table-cell>
              <table:table-cell office:value-type="float" office:value="0.5358">
                <text:p>0.5358</text:p>
              </table:table-cell>
              <table:table-cell office:value-type="float" office:value="0">
                <text:p>0</text:p>
              </table:table-cell>
              <table:table-cell office:value-type="float" office:value="0.00757">
                <text:p>0.00757</text:p>
              </table:table-cell>
              <table:table-cell office:value-type="float" office:value="2.996">
                <text:p>2.996</text:p>
              </table:table-cell>
              <table:table-cell office:value-type="float" office:value="0.8617">
                <text:p>0.8617</text:p>
              </table:table-cell>
              <table:table-cell office:value-type="float" office:value="0">
                <text:p>0</text:p>
              </table:table-cell>
              <table:table-cell office:value-type="float" office:value="3.86527">
                <text:p>3.86527</text:p>
              </table:table-cell>
              <table:table-cell office:value-type="float" office:value="1.1647904">
                <text:p>1.1647904</text:p>
              </table:table-cell>
              <table:table-cell office:value-type="float" office:value="5.0300604">
                <text:p>5.03006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">
                <text:p>212</text:p>
              </table:table-cell>
              <table:table-cell office:value-type="float" office:value="4.524">
                <text:p>4.524</text:p>
              </table:table-cell>
              <table:table-cell office:value-type="float" office:value="0.0004785">
                <text:p>0.0004785</text:p>
              </table:table-cell>
              <table:table-cell office:value-type="float" office:value="0.597">
                <text:p>0.597</text:p>
              </table:table-cell>
              <table:table-cell office:value-type="float" office:value="0.5292">
                <text:p>0.5292</text:p>
              </table:table-cell>
              <table:table-cell office:value-type="float" office:value="0">
                <text:p>0</text:p>
              </table:table-cell>
              <table:table-cell office:value-type="float" office:value="0.007821">
                <text:p>0.007821</text:p>
              </table:table-cell>
              <table:table-cell office:value-type="float" office:value="2.62">
                <text:p>2.62</text:p>
              </table:table-cell>
              <table:table-cell office:value-type="float" office:value="0.7701">
                <text:p>0.7701</text:p>
              </table:table-cell>
              <table:table-cell office:value-type="float" office:value="0">
                <text:p>0</text:p>
              </table:table-cell>
              <table:table-cell office:value-type="float" office:value="3.397921">
                <text:p>3.397921</text:p>
              </table:table-cell>
              <table:table-cell office:value-type="float" office:value="1.1266785">
                <text:p>1.1266785</text:p>
              </table:table-cell>
              <table:table-cell office:value-type="float" office:value="4.5245995">
                <text:p>4.52459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">
                <text:p>214</text:p>
              </table:table-cell>
              <table:table-cell office:value-type="float" office:value="4.49">
                <text:p>4.49</text:p>
              </table:table-cell>
              <table:table-cell office:value-type="float" office:value="0.0007295">
                <text:p>0.0007295</text:p>
              </table:table-cell>
              <table:table-cell office:value-type="float" office:value="0.5843">
                <text:p>0.5843</text:p>
              </table:table-cell>
              <table:table-cell office:value-type="float" office:value="0.5836">
                <text:p>0.5836</text:p>
              </table:table-cell>
              <table:table-cell office:value-type="float" office:value="0">
                <text:p>0</text:p>
              </table:table-cell>
              <table:table-cell office:value-type="float" office:value="0.006924">
                <text:p>0.006924</text:p>
              </table:table-cell>
              <table:table-cell office:value-type="float" office:value="2.603">
                <text:p>2.603</text:p>
              </table:table-cell>
              <table:table-cell office:value-type="float" office:value="0.7122">
                <text:p>0.7122</text:p>
              </table:table-cell>
              <table:table-cell office:value-type="float" office:value="0">
                <text:p>0</text:p>
              </table:table-cell>
              <table:table-cell office:value-type="float" office:value="3.322124">
                <text:p>3.322124</text:p>
              </table:table-cell>
              <table:table-cell office:value-type="float" office:value="1.1686295">
                <text:p>1.1686295</text:p>
              </table:table-cell>
              <table:table-cell office:value-type="float" office:value="4.4907535">
                <text:p>4.4907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">
                <text:p>216</text:p>
              </table:table-cell>
              <table:table-cell office:value-type="float" office:value="4.696">
                <text:p>4.696</text:p>
              </table:table-cell>
              <table:table-cell office:value-type="float" office:value="0.0005719">
                <text:p>0.0005719</text:p>
              </table:table-cell>
              <table:table-cell office:value-type="float" office:value="0.6172">
                <text:p>0.6172</text:p>
              </table:table-cell>
              <table:table-cell office:value-type="float" office:value="0.5646">
                <text:p>0.5646</text:p>
              </table:table-cell>
              <table:table-cell office:value-type="float" office:value="0">
                <text:p>0</text:p>
              </table:table-cell>
              <table:table-cell office:value-type="float" office:value="0.006235">
                <text:p>0.006235</text:p>
              </table:table-cell>
              <table:table-cell office:value-type="float" office:value="2.69">
                <text:p>2.69</text:p>
              </table:table-cell>
              <table:table-cell office:value-type="float" office:value="0.8178">
                <text:p>0.8178</text:p>
              </table:table-cell>
              <table:table-cell office:value-type="float" office:value="0">
                <text:p>0</text:p>
              </table:table-cell>
              <table:table-cell office:value-type="float" office:value="3.514035">
                <text:p>3.514035</text:p>
              </table:table-cell>
              <table:table-cell office:value-type="float" office:value="1.1823719">
                <text:p>1.1823719</text:p>
              </table:table-cell>
              <table:table-cell office:value-type="float" office:value="4.6964069">
                <text:p>4.69640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">
                <text:p>218</text:p>
              </table:table-cell>
              <table:table-cell office:value-type="float" office:value="4.738">
                <text:p>4.738</text:p>
              </table:table-cell>
              <table:table-cell office:value-type="float" office:value="0.0009688">
                <text:p>0.0009688</text:p>
              </table:table-cell>
              <table:table-cell office:value-type="float" office:value="0.6074">
                <text:p>0.6074</text:p>
              </table:table-cell>
              <table:table-cell office:value-type="float" office:value="0.6933">
                <text:p>0.6933</text:p>
              </table:table-cell>
              <table:table-cell office:value-type="float" office:value="0">
                <text:p>0</text:p>
              </table:table-cell>
              <table:table-cell office:value-type="float" office:value="0.004711">
                <text:p>0.004711</text:p>
              </table:table-cell>
              <table:table-cell office:value-type="float" office:value="2.696">
                <text:p>2.696</text:p>
              </table:table-cell>
              <table:table-cell office:value-type="float" office:value="0.7353">
                <text:p>0.7353</text:p>
              </table:table-cell>
              <table:table-cell office:value-type="float" office:value="0">
                <text:p>0</text:p>
              </table:table-cell>
              <table:table-cell office:value-type="float" office:value="3.436011">
                <text:p>3.436011</text:p>
              </table:table-cell>
              <table:table-cell office:value-type="float" office:value="1.3016688">
                <text:p>1.3016688</text:p>
              </table:table-cell>
              <table:table-cell office:value-type="float" office:value="4.7376798">
                <text:p>4.73767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4.025">
                <text:p>4.025</text:p>
              </table:table-cell>
              <table:table-cell office:value-type="float" office:value="0.0007">
                <text:p>0.0007</text:p>
              </table:table-cell>
              <table:table-cell office:value-type="float" office:value="0.7102">
                <text:p>0.7102</text:p>
              </table:table-cell>
              <table:table-cell office:value-type="float" office:value="0.5521">
                <text:p>0.5521</text:p>
              </table:table-cell>
              <table:table-cell office:value-type="float" office:value="0">
                <text:p>0</text:p>
              </table:table-cell>
              <table:table-cell office:value-type="float" office:value="0.005499">
                <text:p>0.005499</text:p>
              </table:table-cell>
              <table:table-cell office:value-type="float" office:value="2.17">
                <text:p>2.17</text:p>
              </table:table-cell>
              <table:table-cell office:value-type="float" office:value="0.5866">
                <text:p>0.5866</text:p>
              </table:table-cell>
              <table:table-cell office:value-type="float" office:value="0">
                <text:p>0</text:p>
              </table:table-cell>
              <table:table-cell office:value-type="float" office:value="2.762099">
                <text:p>2.762099</text:p>
              </table:table-cell>
              <table:table-cell office:value-type="float" office:value="1.263">
                <text:p>1.263</text:p>
              </table:table-cell>
              <table:table-cell office:value-type="float" office:value="4.025099">
                <text:p>4.0250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  <table:table-cell office:value-type="float" office:value="4.237">
                <text:p>4.237</text:p>
              </table:table-cell>
              <table:table-cell office:value-type="float" office:value="0.0008077">
                <text:p>0.0008077</text:p>
              </table:table-cell>
              <table:table-cell office:value-type="float" office:value="0.5927">
                <text:p>0.5927</text:p>
              </table:table-cell>
              <table:table-cell office:value-type="float" office:value="0.6041">
                <text:p>0.6041</text:p>
              </table:table-cell>
              <table:table-cell office:value-type="float" office:value="0">
                <text:p>0</text:p>
              </table:table-cell>
              <table:table-cell office:value-type="float" office:value="0.007528">
                <text:p>0.007528</text:p>
              </table:table-cell>
              <table:table-cell office:value-type="float" office:value="2.325">
                <text:p>2.325</text:p>
              </table:table-cell>
              <table:table-cell office:value-type="float" office:value="0.707">
                <text:p>0.707</text:p>
              </table:table-cell>
              <table:table-cell office:value-type="float" office:value="0">
                <text:p>0</text:p>
              </table:table-cell>
              <table:table-cell office:value-type="float" office:value="3.039528">
                <text:p>3.039528</text:p>
              </table:table-cell>
              <table:table-cell office:value-type="float" office:value="1.1976077">
                <text:p>1.1976077</text:p>
              </table:table-cell>
              <table:table-cell office:value-type="float" office:value="4.2371357">
                <text:p>4.23713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4.213">
                <text:p>4.213</text:p>
              </table:table-cell>
              <table:table-cell office:value-type="float" office:value="0.000256">
                <text:p>0.000256</text:p>
              </table:table-cell>
              <table:table-cell office:value-type="float" office:value="0.697">
                <text:p>0.697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.004473">
                <text:p>0.004473</text:p>
              </table:table-cell>
              <table:table-cell office:value-type="float" office:value="2.297">
                <text:p>2.297</text:p>
              </table:table-cell>
              <table:table-cell office:value-type="float" office:value="0.6042">
                <text:p>0.6042</text:p>
              </table:table-cell>
              <table:table-cell office:value-type="float" office:value="0">
                <text:p>0</text:p>
              </table:table-cell>
              <table:table-cell office:value-type="float" office:value="2.905673">
                <text:p>2.905673</text:p>
              </table:table-cell>
              <table:table-cell office:value-type="float" office:value="1.307256">
                <text:p>1.307256</text:p>
              </table:table-cell>
              <table:table-cell office:value-type="float" office:value="4.212929">
                <text:p>4.2129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">
                <text:p>226</text:p>
              </table:table-cell>
              <table:table-cell office:value-type="float" office:value="3.893">
                <text:p>3.893</text:p>
              </table:table-cell>
              <table:table-cell office:value-type="float" office:value="0.0005397">
                <text:p>0.0005397</text:p>
              </table:table-cell>
              <table:table-cell office:value-type="float" office:value="0.5086">
                <text:p>0.5086</text:p>
              </table:table-cell>
              <table:table-cell office:value-type="float" office:value="0.6319">
                <text:p>0.6319</text:p>
              </table:table-cell>
              <table:table-cell office:value-type="float" office:value="0">
                <text:p>0</text:p>
              </table:table-cell>
              <table:table-cell office:value-type="float" office:value="0.004734">
                <text:p>0.004734</text:p>
              </table:table-cell>
              <table:table-cell office:value-type="float" office:value="2.205">
                <text:p>2.205</text:p>
              </table:table-cell>
              <table:table-cell office:value-type="float" office:value="0.5419">
                <text:p>0.5419</text:p>
              </table:table-cell>
              <table:table-cell office:value-type="float" office:value="0">
                <text:p>0</text:p>
              </table:table-cell>
              <table:table-cell office:value-type="float" office:value="2.751634">
                <text:p>2.751634</text:p>
              </table:table-cell>
              <table:table-cell office:value-type="float" office:value="1.1410397">
                <text:p>1.1410397</text:p>
              </table:table-cell>
              <table:table-cell office:value-type="float" office:value="3.8926737">
                <text:p>3.89267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">
                <text:p>228</text:p>
              </table:table-cell>
              <table:table-cell office:value-type="float" office:value="3.858">
                <text:p>3.858</text:p>
              </table:table-cell>
              <table:table-cell office:value-type="float" office:value="0.0007933">
                <text:p>0.0007933</text:p>
              </table:table-cell>
              <table:table-cell office:value-type="float" office:value="0.7118">
                <text:p>0.7118</text:p>
              </table:table-cell>
              <table:table-cell office:value-type="float" office:value="0.6209">
                <text:p>0.6209</text:p>
              </table:table-cell>
              <table:table-cell office:value-type="float" office:value="0">
                <text:p>0</text:p>
              </table:table-cell>
              <table:table-cell office:value-type="float" office:value="0.003892">
                <text:p>0.003892</text:p>
              </table:table-cell>
              <table:table-cell office:value-type="float" office:value="1.934">
                <text:p>1.934</text:p>
              </table:table-cell>
              <table:table-cell office:value-type="float" office:value="0.5868">
                <text:p>0.5868</text:p>
              </table:table-cell>
              <table:table-cell office:value-type="float" office:value="0">
                <text:p>0</text:p>
              </table:table-cell>
              <table:table-cell office:value-type="float" office:value="2.524692">
                <text:p>2.524692</text:p>
              </table:table-cell>
              <table:table-cell office:value-type="float" office:value="1.3334933">
                <text:p>1.3334933</text:p>
              </table:table-cell>
              <table:table-cell office:value-type="float" office:value="3.8581853">
                <text:p>3.85818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">
                <text:p>230</text:p>
              </table:table-cell>
              <table:table-cell office:value-type="float" office:value="4.031">
                <text:p>4.031</text:p>
              </table:table-cell>
              <table:table-cell office:value-type="float" office:value="0.0008543">
                <text:p>0.0008543</text:p>
              </table:table-cell>
              <table:table-cell office:value-type="float" office:value="0.7687">
                <text:p>0.7687</text:p>
              </table:table-cell>
              <table:table-cell office:value-type="float" office:value="0.7067">
                <text:p>0.7067</text:p>
              </table:table-cell>
              <table:table-cell office:value-type="float" office:value="0">
                <text:p>0</text:p>
              </table:table-cell>
              <table:table-cell office:value-type="float" office:value="0.005594">
                <text:p>0.005594</text:p>
              </table:table-cell>
              <table:table-cell office:value-type="float" office:value="1.98">
                <text:p>1.98</text:p>
              </table:table-cell>
              <table:table-cell office:value-type="float" office:value="0.5689">
                <text:p>0.5689</text:p>
              </table:table-cell>
              <table:table-cell office:value-type="float" office:value="0">
                <text:p>0</text:p>
              </table:table-cell>
              <table:table-cell office:value-type="float" office:value="2.554494">
                <text:p>2.554494</text:p>
              </table:table-cell>
              <table:table-cell office:value-type="float" office:value="1.4762543">
                <text:p>1.4762543</text:p>
              </table:table-cell>
              <table:table-cell office:value-type="float" office:value="4.0307483">
                <text:p>4.03074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">
                <text:p>232</text:p>
              </table:table-cell>
              <table:table-cell office:value-type="float" office:value="3.875">
                <text:p>3.875</text:p>
              </table:table-cell>
              <table:table-cell office:value-type="float" office:value="0.0005204">
                <text:p>0.0005204</text:p>
              </table:table-cell>
              <table:table-cell office:value-type="float" office:value="0.7105">
                <text:p>0.7105</text:p>
              </table:table-cell>
              <table:table-cell office:value-type="float" office:value="0.605">
                <text:p>0.605</text:p>
              </table:table-cell>
              <table:table-cell office:value-type="float" office:value="0">
                <text:p>0</text:p>
              </table:table-cell>
              <table:table-cell office:value-type="float" office:value="0.004003">
                <text:p>0.004003</text:p>
              </table:table-cell>
              <table:table-cell office:value-type="float" office:value="2.001">
                <text:p>2.001</text:p>
              </table:table-cell>
              <table:table-cell office:value-type="float" office:value="0.5538">
                <text:p>0.5538</text:p>
              </table:table-cell>
              <table:table-cell office:value-type="float" office:value="0">
                <text:p>0</text:p>
              </table:table-cell>
              <table:table-cell office:value-type="float" office:value="2.558803">
                <text:p>2.558803</text:p>
              </table:table-cell>
              <table:table-cell office:value-type="float" office:value="1.3160204">
                <text:p>1.3160204</text:p>
              </table:table-cell>
              <table:table-cell office:value-type="float" office:value="3.8748234">
                <text:p>3.87482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">
                <text:p>234</text:p>
              </table:table-cell>
              <table:table-cell office:value-type="float" office:value="3.817">
                <text:p>3.817</text:p>
              </table:table-cell>
              <table:table-cell office:value-type="float" office:value="0.00249">
                <text:p>0.00249</text:p>
              </table:table-cell>
              <table:table-cell office:value-type="float" office:value="0.7524">
                <text:p>0.7524</text:p>
              </table:table-cell>
              <table:table-cell office:value-type="float" office:value="0.6415">
                <text:p>0.6415</text:p>
              </table:table-cell>
              <table:table-cell office:value-type="float" office:value="0">
                <text:p>0</text:p>
              </table:table-cell>
              <table:table-cell office:value-type="float" office:value="0.00313">
                <text:p>0.00313</text:p>
              </table:table-cell>
              <table:table-cell office:value-type="float" office:value="1.839">
                <text:p>1.839</text:p>
              </table:table-cell>
              <table:table-cell office:value-type="float" office:value="0.5787">
                <text:p>0.5787</text:p>
              </table:table-cell>
              <table:table-cell office:value-type="float" office:value="0">
                <text:p>0</text:p>
              </table:table-cell>
              <table:table-cell office:value-type="float" office:value="2.42083">
                <text:p>2.42083</text:p>
              </table:table-cell>
              <table:table-cell office:value-type="float" office:value="1.39639">
                <text:p>1.39639</text:p>
              </table:table-cell>
              <table:table-cell office:value-type="float" office:value="3.81722">
                <text:p>3.817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">
                <text:p>236</text:p>
              </table:table-cell>
              <table:table-cell office:value-type="float" office:value="3.707">
                <text:p>3.707</text:p>
              </table:table-cell>
              <table:table-cell office:value-type="float" office:value="0.002119">
                <text:p>0.002119</text:p>
              </table:table-cell>
              <table:table-cell office:value-type="float" office:value="0.7203">
                <text:p>0.7203</text:p>
              </table:table-cell>
              <table:table-cell office:value-type="float" office:value="0.5844">
                <text:p>0.5844</text:p>
              </table:table-cell>
              <table:table-cell office:value-type="float" office:value="0">
                <text:p>0</text:p>
              </table:table-cell>
              <table:table-cell office:value-type="float" office:value="0.003199">
                <text:p>0.003199</text:p>
              </table:table-cell>
              <table:table-cell office:value-type="float" office:value="1.854">
                <text:p>1.854</text:p>
              </table:table-cell>
              <table:table-cell office:value-type="float" office:value="0.5432">
                <text:p>0.5432</text:p>
              </table:table-cell>
              <table:table-cell office:value-type="float" office:value="0">
                <text:p>0</text:p>
              </table:table-cell>
              <table:table-cell office:value-type="float" office:value="2.400399">
                <text:p>2.400399</text:p>
              </table:table-cell>
              <table:table-cell office:value-type="float" office:value="1.306819">
                <text:p>1.306819</text:p>
              </table:table-cell>
              <table:table-cell office:value-type="float" office:value="3.707218">
                <text:p>3.7072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3.95">
                <text:p>3.95</text:p>
              </table:table-cell>
              <table:table-cell office:value-type="float" office:value="0.002172">
                <text:p>0.002172</text:p>
              </table:table-cell>
              <table:table-cell office:value-type="float" office:value="0.7963">
                <text:p>0.7963</text:p>
              </table:table-cell>
              <table:table-cell office:value-type="float" office:value="0.7305">
                <text:p>0.7305</text:p>
              </table:table-cell>
              <table:table-cell office:value-type="float" office:value="0">
                <text:p>0</text:p>
              </table:table-cell>
              <table:table-cell office:value-type="float" office:value="0.002431">
                <text:p>0.002431</text:p>
              </table:table-cell>
              <table:table-cell office:value-type="float" office:value="1.939">
                <text:p>1.939</text:p>
              </table:table-cell>
              <table:table-cell office:value-type="float" office:value="0.4794">
                <text:p>0.4794</text:p>
              </table:table-cell>
              <table:table-cell office:value-type="float" office:value="0">
                <text:p>0</text:p>
              </table:table-cell>
              <table:table-cell office:value-type="float" office:value="2.420831">
                <text:p>2.420831</text:p>
              </table:table-cell>
              <table:table-cell office:value-type="float" office:value="1.528972">
                <text:p>1.528972</text:p>
              </table:table-cell>
              <table:table-cell office:value-type="float" office:value="3.949803">
                <text:p>3.9498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3.402">
                <text:p>3.402</text:p>
              </table:table-cell>
              <table:table-cell office:value-type="float" office:value="0.002344">
                <text:p>0.002344</text:p>
              </table:table-cell>
              <table:table-cell office:value-type="float" office:value="0.6703">
                <text:p>0.6703</text:p>
              </table:table-cell>
              <table:table-cell office:value-type="float" office:value="0.5731">
                <text:p>0.5731</text:p>
              </table:table-cell>
              <table:table-cell office:value-type="float" office:value="0">
                <text:p>0</text:p>
              </table:table-cell>
              <table:table-cell office:value-type="float" office:value="0.004233">
                <text:p>0.004233</text:p>
              </table:table-cell>
              <table:table-cell office:value-type="float" office:value="1.682">
                <text:p>1.682</text:p>
              </table:table-cell>
              <table:table-cell office:value-type="float" office:value="0.4697">
                <text:p>0.4697</text:p>
              </table:table-cell>
              <table:table-cell office:value-type="float" office:value="0">
                <text:p>0</text:p>
              </table:table-cell>
              <table:table-cell office:value-type="float" office:value="2.155933">
                <text:p>2.155933</text:p>
              </table:table-cell>
              <table:table-cell office:value-type="float" office:value="1.245744">
                <text:p>1.245744</text:p>
              </table:table-cell>
              <table:table-cell office:value-type="float" office:value="3.401677">
                <text:p>3.4016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">
                <text:p>242</text:p>
              </table:table-cell>
              <table:table-cell office:value-type="float" office:value="3.647">
                <text:p>3.647</text:p>
              </table:table-cell>
              <table:table-cell office:value-type="float" office:value="0.002626">
                <text:p>0.002626</text:p>
              </table:table-cell>
              <table:table-cell office:value-type="float" office:value="0.7757">
                <text:p>0.7757</text:p>
              </table:table-cell>
              <table:table-cell office:value-type="float" office:value="0.7145">
                <text:p>0.7145</text:p>
              </table:table-cell>
              <table:table-cell office:value-type="float" office:value="0">
                <text:p>0</text:p>
              </table:table-cell>
              <table:table-cell office:value-type="float" office:value="0.002545">
                <text:p>0.002545</text:p>
              </table:table-cell>
              <table:table-cell office:value-type="float" office:value="1.756">
                <text:p>1.756</text:p>
              </table:table-cell>
              <table:table-cell office:value-type="float" office:value="0.3958">
                <text:p>0.3958</text:p>
              </table:table-cell>
              <table:table-cell office:value-type="float" office:value="0">
                <text:p>0</text:p>
              </table:table-cell>
              <table:table-cell office:value-type="float" office:value="2.154345">
                <text:p>2.154345</text:p>
              </table:table-cell>
              <table:table-cell office:value-type="float" office:value="1.492826">
                <text:p>1.492826</text:p>
              </table:table-cell>
              <table:table-cell office:value-type="float" office:value="3.647171">
                <text:p>3.6471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3.3">
                <text:p>3.3</text:p>
              </table:table-cell>
              <table:table-cell office:value-type="float" office:value="0.002392">
                <text:p>0.002392</text:p>
              </table:table-cell>
              <table:table-cell office:value-type="float" office:value="0.7534">
                <text:p>0.7534</text:p>
              </table:table-cell>
              <table:table-cell office:value-type="float" office:value="0.5801">
                <text:p>0.5801</text:p>
              </table:table-cell>
              <table:table-cell office:value-type="float" office:value="0">
                <text:p>0</text:p>
              </table:table-cell>
              <table:table-cell office:value-type="float" office:value="0.002988">
                <text:p>0.002988</text:p>
              </table:table-cell>
              <table:table-cell office:value-type="float" office:value="1.604">
                <text:p>1.604</text:p>
              </table:table-cell>
              <table:table-cell office:value-type="float" office:value="0.3573">
                <text:p>0.3573</text:p>
              </table:table-cell>
              <table:table-cell office:value-type="float" office:value="0">
                <text:p>0</text:p>
              </table:table-cell>
              <table:table-cell office:value-type="float" office:value="1.964288">
                <text:p>1.964288</text:p>
              </table:table-cell>
              <table:table-cell office:value-type="float" office:value="1.335892">
                <text:p>1.335892</text:p>
              </table:table-cell>
              <table:table-cell office:value-type="float" office:value="3.30018">
                <text:p>3.30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">
                <text:p>246</text:p>
              </table:table-cell>
              <table:table-cell office:value-type="float" office:value="3.521">
                <text:p>3.521</text:p>
              </table:table-cell>
              <table:table-cell office:value-type="float" office:value="0.004822">
                <text:p>0.004822</text:p>
              </table:table-cell>
              <table:table-cell office:value-type="float" office:value="0.7584">
                <text:p>0.7584</text:p>
              </table:table-cell>
              <table:table-cell office:value-type="float" office:value="0.6724">
                <text:p>0.6724</text:p>
              </table:table-cell>
              <table:table-cell office:value-type="float" office:value="0">
                <text:p>0</text:p>
              </table:table-cell>
              <table:table-cell office:value-type="float" office:value="0.002341">
                <text:p>0.002341</text:p>
              </table:table-cell>
              <table:table-cell office:value-type="float" office:value="1.656">
                <text:p>1.656</text:p>
              </table:table-cell>
              <table:table-cell office:value-type="float" office:value="0.4272">
                <text:p>0.4272</text:p>
              </table:table-cell>
              <table:table-cell office:value-type="float" office:value="0">
                <text:p>0</text:p>
              </table:table-cell>
              <table:table-cell office:value-type="float" office:value="2.085541">
                <text:p>2.085541</text:p>
              </table:table-cell>
              <table:table-cell office:value-type="float" office:value="1.435622">
                <text:p>1.435622</text:p>
              </table:table-cell>
              <table:table-cell office:value-type="float" office:value="3.521163">
                <text:p>3.5211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">
                <text:p>248</text:p>
              </table:table-cell>
              <table:table-cell office:value-type="float" office:value="3.848">
                <text:p>3.848</text:p>
              </table:table-cell>
              <table:table-cell office:value-type="float" office:value="0.004226">
                <text:p>0.004226</text:p>
              </table:table-cell>
              <table:table-cell office:value-type="float" office:value="0.8839">
                <text:p>0.8839</text:p>
              </table:table-cell>
              <table:table-cell office:value-type="float" office:value="0.7028">
                <text:p>0.7028</text:p>
              </table:table-cell>
              <table:table-cell office:value-type="float" office:value="0">
                <text:p>0</text:p>
              </table:table-cell>
              <table:table-cell office:value-type="float" office:value="0.003339">
                <text:p>0.003339</text:p>
              </table:table-cell>
              <table:table-cell office:value-type="float" office:value="1.792">
                <text:p>1.792</text:p>
              </table:table-cell>
              <table:table-cell office:value-type="float" office:value="0.4611">
                <text:p>0.4611</text:p>
              </table:table-cell>
              <table:table-cell office:value-type="float" office:value="0">
                <text:p>0</text:p>
              </table:table-cell>
              <table:table-cell office:value-type="float" office:value="2.256439">
                <text:p>2.256439</text:p>
              </table:table-cell>
              <table:table-cell office:value-type="float" office:value="1.590926">
                <text:p>1.590926</text:p>
              </table:table-cell>
              <table:table-cell office:value-type="float" office:value="3.847365">
                <text:p>3.8473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">
                <text:p>250</text:p>
              </table:table-cell>
              <table:table-cell office:value-type="float" office:value="3.403">
                <text:p>3.403</text:p>
              </table:table-cell>
              <table:table-cell office:value-type="float" office:value="0.004564">
                <text:p>0.004564</text:p>
              </table:table-cell>
              <table:table-cell office:value-type="float" office:value="0.868">
                <text:p>0.868</text:p>
              </table:table-cell>
              <table:table-cell office:value-type="float" office:value="0.7426">
                <text:p>0.7426</text:p>
              </table:table-cell>
              <table:table-cell office:value-type="float" office:value="0">
                <text:p>0</text:p>
              </table:table-cell>
              <table:table-cell office:value-type="float" office:value="0.002576">
                <text:p>0.002576</text:p>
              </table:table-cell>
              <table:table-cell office:value-type="float" office:value="1.445">
                <text:p>1.445</text:p>
              </table:table-cell>
              <table:table-cell office:value-type="float" office:value="0.3403">
                <text:p>0.3403</text:p>
              </table:table-cell>
              <table:table-cell office:value-type="float" office:value="0">
                <text:p>0</text:p>
              </table:table-cell>
              <table:table-cell office:value-type="float" office:value="1.787876">
                <text:p>1.787876</text:p>
              </table:table-cell>
              <table:table-cell office:value-type="float" office:value="1.615164">
                <text:p>1.615164</text:p>
              </table:table-cell>
              <table:table-cell office:value-type="float" office:value="3.40304">
                <text:p>3.40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">
                <text:p>252</text:p>
              </table:table-cell>
              <table:table-cell office:value-type="float" office:value="3.616">
                <text:p>3.616</text:p>
              </table:table-cell>
              <table:table-cell office:value-type="float" office:value="0.002954">
                <text:p>0.002954</text:p>
              </table:table-cell>
              <table:table-cell office:value-type="float" office:value="0.9774">
                <text:p>0.9774</text:p>
              </table:table-cell>
              <table:table-cell office:value-type="float" office:value="0.7776">
                <text:p>0.7776</text:p>
              </table:table-cell>
              <table:table-cell office:value-type="float" office:value="0">
                <text:p>0</text:p>
              </table:table-cell>
              <table:table-cell office:value-type="float" office:value="0.0008828">
                <text:p>0.0008828</text:p>
              </table:table-cell>
              <table:table-cell office:value-type="float" office:value="1.472">
                <text:p>1.472</text:p>
              </table:table-cell>
              <table:table-cell office:value-type="float" office:value="0.3849">
                <text:p>0.3849</text:p>
              </table:table-cell>
              <table:table-cell office:value-type="float" office:value="0">
                <text:p>0</text:p>
              </table:table-cell>
              <table:table-cell office:value-type="float" office:value="1.8577828">
                <text:p>1.8577828</text:p>
              </table:table-cell>
              <table:table-cell office:value-type="float" office:value="1.757954">
                <text:p>1.757954</text:p>
              </table:table-cell>
              <table:table-cell office:value-type="float" office:value="3.6157368">
                <text:p>3.6157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3.441">
                <text:p>3.441</text:p>
              </table:table-cell>
              <table:table-cell office:value-type="float" office:value="0.002981">
                <text:p>0.002981</text:p>
              </table:table-cell>
              <table:table-cell office:value-type="float" office:value="0.9128">
                <text:p>0.9128</text:p>
              </table:table-cell>
              <table:table-cell office:value-type="float" office:value="0.6889">
                <text:p>0.6889</text:p>
              </table:table-cell>
              <table:table-cell office:value-type="float" office:value="0">
                <text:p>0</text:p>
              </table:table-cell>
              <table:table-cell office:value-type="float" office:value="0.001487">
                <text:p>0.001487</text:p>
              </table:table-cell>
              <table:table-cell office:value-type="float" office:value="1.523">
                <text:p>1.523</text:p>
              </table:table-cell>
              <table:table-cell office:value-type="float" office:value="0.3117">
                <text:p>0.3117</text:p>
              </table:table-cell>
              <table:table-cell office:value-type="float" office:value="0">
                <text:p>0</text:p>
              </table:table-cell>
              <table:table-cell office:value-type="float" office:value="1.836187">
                <text:p>1.836187</text:p>
              </table:table-cell>
              <table:table-cell office:value-type="float" office:value="1.604681">
                <text:p>1.604681</text:p>
              </table:table-cell>
              <table:table-cell office:value-type="float" office:value="3.440868">
                <text:p>3.4408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3.216">
                <text:p>3.216</text:p>
              </table:table-cell>
              <table:table-cell office:value-type="float" office:value="0.004021">
                <text:p>0.004021</text:p>
              </table:table-cell>
              <table:table-cell office:value-type="float" office:value="0.9378">
                <text:p>0.9378</text:p>
              </table:table-cell>
              <table:table-cell office:value-type="float" office:value="0.5336">
                <text:p>0.5336</text:p>
              </table:table-cell>
              <table:table-cell office:value-type="float" office:value="0">
                <text:p>0</text:p>
              </table:table-cell>
              <table:table-cell office:value-type="float" office:value="0.001987">
                <text:p>0.001987</text:p>
              </table:table-cell>
              <table:table-cell office:value-type="float" office:value="1.412">
                <text:p>1.412</text:p>
              </table:table-cell>
              <table:table-cell office:value-type="float" office:value="0.3256">
                <text:p>0.3256</text:p>
              </table:table-cell>
              <table:table-cell office:value-type="float" office:value="0">
                <text:p>0</text:p>
              </table:table-cell>
              <table:table-cell office:value-type="float" office:value="1.739587">
                <text:p>1.739587</text:p>
              </table:table-cell>
              <table:table-cell office:value-type="float" office:value="1.475421">
                <text:p>1.475421</text:p>
              </table:table-cell>
              <table:table-cell office:value-type="float" office:value="3.215008">
                <text:p>3.215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">
                <text:p>258</text:p>
              </table:table-cell>
              <table:table-cell office:value-type="float" office:value="3.379">
                <text:p>3.379</text:p>
              </table:table-cell>
              <table:table-cell office:value-type="float" office:value="0.001715">
                <text:p>0.001715</text:p>
              </table:table-cell>
              <table:table-cell office:value-type="float" office:value="0.9318">
                <text:p>0.9318</text:p>
              </table:table-cell>
              <table:table-cell office:value-type="float" office:value="0.7937">
                <text:p>0.7937</text:p>
              </table:table-cell>
              <table:table-cell office:value-type="float" office:value="0">
                <text:p>0</text:p>
              </table:table-cell>
              <table:table-cell office:value-type="float" office:value="0.002224">
                <text:p>0.002224</text:p>
              </table:table-cell>
              <table:table-cell office:value-type="float" office:value="1.302">
                <text:p>1.302</text:p>
              </table:table-cell>
              <table:table-cell office:value-type="float" office:value="0.3471">
                <text:p>0.3471</text:p>
              </table:table-cell>
              <table:table-cell office:value-type="float" office:value="0">
                <text:p>0</text:p>
              </table:table-cell>
              <table:table-cell office:value-type="float" office:value="1.651324">
                <text:p>1.651324</text:p>
              </table:table-cell>
              <table:table-cell office:value-type="float" office:value="1.727215">
                <text:p>1.727215</text:p>
              </table:table-cell>
              <table:table-cell office:value-type="float" office:value="3.378539">
                <text:p>3.378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">
                <text:p>260</text:p>
              </table:table-cell>
              <table:table-cell office:value-type="float" office:value="3.603">
                <text:p>3.603</text:p>
              </table:table-cell>
              <table:table-cell office:value-type="float" office:value="0.0018">
                <text:p>0.0018</text:p>
              </table:table-cell>
              <table:table-cell office:value-type="float" office:value="1.07">
                <text:p>1.07</text:p>
              </table:table-cell>
              <table:table-cell office:value-type="float" office:value="0.8339">
                <text:p>0.8339</text:p>
              </table:table-cell>
              <table:table-cell office:value-type="float" office:value="0">
                <text:p>0</text:p>
              </table:table-cell>
              <table:table-cell office:value-type="float" office:value="0.001153">
                <text:p>0.001153</text:p>
              </table:table-cell>
              <table:table-cell office:value-type="float" office:value="1.363">
                <text:p>1.363</text:p>
              </table:table-cell>
              <table:table-cell office:value-type="float" office:value="0.3328">
                <text:p>0.3328</text:p>
              </table:table-cell>
              <table:table-cell office:value-type="float" office:value="0">
                <text:p>0</text:p>
              </table:table-cell>
              <table:table-cell office:value-type="float" office:value="1.696953">
                <text:p>1.696953</text:p>
              </table:table-cell>
              <table:table-cell office:value-type="float" office:value="1.9057">
                <text:p>1.9057</text:p>
              </table:table-cell>
              <table:table-cell office:value-type="float" office:value="3.602653">
                <text:p>3.6026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">
                <text:p>262</text:p>
              </table:table-cell>
              <table:table-cell office:value-type="float" office:value="3.255">
                <text:p>3.255</text:p>
              </table:table-cell>
              <table:table-cell office:value-type="float" office:value="0.002744">
                <text:p>0.002744</text:p>
              </table:table-cell>
              <table:table-cell office:value-type="float" office:value="0.9954">
                <text:p>0.9954</text:p>
              </table:table-cell>
              <table:table-cell office:value-type="float" office:value="0.7283">
                <text:p>0.7283</text:p>
              </table:table-cell>
              <table:table-cell office:value-type="float" office:value="0">
                <text:p>0</text:p>
              </table:table-cell>
              <table:table-cell office:value-type="float" office:value="0.0009556">
                <text:p>0.0009556</text:p>
              </table:table-cell>
              <table:table-cell office:value-type="float" office:value="1.263">
                <text:p>1.263</text:p>
              </table:table-cell>
              <table:table-cell office:value-type="float" office:value="0.2644">
                <text:p>0.2644</text:p>
              </table:table-cell>
              <table:table-cell office:value-type="float" office:value="0">
                <text:p>0</text:p>
              </table:table-cell>
              <table:table-cell office:value-type="float" office:value="1.5283556">
                <text:p>1.5283556</text:p>
              </table:table-cell>
              <table:table-cell office:value-type="float" office:value="1.726444">
                <text:p>1.726444</text:p>
              </table:table-cell>
              <table:table-cell office:value-type="float" office:value="3.2547996">
                <text:p>3.2547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">
                <text:p>264</text:p>
              </table:table-cell>
              <table:table-cell office:value-type="float" office:value="3.494">
                <text:p>3.494</text:p>
              </table:table-cell>
              <table:table-cell office:value-type="float" office:value="0.002439">
                <text:p>0.002439</text:p>
              </table:table-cell>
              <table:table-cell office:value-type="float" office:value="1.079">
                <text:p>1.079</text:p>
              </table:table-cell>
              <table:table-cell office:value-type="float" office:value="0.8338">
                <text:p>0.8338</text:p>
              </table:table-cell>
              <table:table-cell office:value-type="float" office:value="0">
                <text:p>0</text:p>
              </table:table-cell>
              <table:table-cell office:value-type="float" office:value="0.0006649">
                <text:p>0.0006649</text:p>
              </table:table-cell>
              <table:table-cell office:value-type="float" office:value="1.224">
                <text:p>1.224</text:p>
              </table:table-cell>
              <table:table-cell office:value-type="float" office:value="0.3542">
                <text:p>0.3542</text:p>
              </table:table-cell>
              <table:table-cell office:value-type="float" office:value="0">
                <text:p>0</text:p>
              </table:table-cell>
              <table:table-cell office:value-type="float" office:value="1.5788649">
                <text:p>1.5788649</text:p>
              </table:table-cell>
              <table:table-cell office:value-type="float" office:value="1.915239">
                <text:p>1.915239</text:p>
              </table:table-cell>
              <table:table-cell office:value-type="float" office:value="3.4941039">
                <text:p>3.49410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">
                <text:p>266</text:p>
              </table:table-cell>
              <table:table-cell office:value-type="float" office:value="3.23">
                <text:p>3.23</text:p>
              </table:table-cell>
              <table:table-cell office:value-type="float" office:value="0.002246">
                <text:p>0.002246</text:p>
              </table:table-cell>
              <table:table-cell office:value-type="float" office:value="0.8885">
                <text:p>0.8885</text:p>
              </table:table-cell>
              <table:table-cell office:value-type="float" office:value="0.6875">
                <text:p>0.6875</text:p>
              </table:table-cell>
              <table:table-cell office:value-type="float" office:value="0">
                <text:p>0</text:p>
              </table:table-cell>
              <table:table-cell office:value-type="float" office:value="0.001426">
                <text:p>0.001426</text:p>
              </table:table-cell>
              <table:table-cell office:value-type="float" office:value="1.303">
                <text:p>1.303</text:p>
              </table:table-cell>
              <table:table-cell office:value-type="float" office:value="0.3477">
                <text:p>0.3477</text:p>
              </table:table-cell>
              <table:table-cell office:value-type="float" office:value="0">
                <text:p>0</text:p>
              </table:table-cell>
              <table:table-cell office:value-type="float" office:value="1.652126">
                <text:p>1.652126</text:p>
              </table:table-cell>
              <table:table-cell office:value-type="float" office:value="1.578246">
                <text:p>1.578246</text:p>
              </table:table-cell>
              <table:table-cell office:value-type="float" office:value="3.230372">
                <text:p>3.2303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">
                <text:p>268</text:p>
              </table:table-cell>
              <table:table-cell office:value-type="float" office:value="3.292">
                <text:p>3.292</text:p>
              </table:table-cell>
              <table:table-cell office:value-type="float" office:value="0.002819">
                <text:p>0.002819</text:p>
              </table:table-cell>
              <table:table-cell office:value-type="float" office:value="0.9572">
                <text:p>0.9572</text:p>
              </table:table-cell>
              <table:table-cell office:value-type="float" office:value="0.8336">
                <text:p>0.8336</text:p>
              </table:table-cell>
              <table:table-cell office:value-type="float" office:value="0">
                <text:p>0</text:p>
              </table:table-cell>
              <table:table-cell office:value-type="float" office:value="0.001922">
                <text:p>0.001922</text:p>
              </table:table-cell>
              <table:table-cell office:value-type="float" office:value="1.203">
                <text:p>1.203</text:p>
              </table:table-cell>
              <table:table-cell office:value-type="float" office:value="0.2941">
                <text:p>0.2941</text:p>
              </table:table-cell>
              <table:table-cell office:value-type="float" office:value="0">
                <text:p>0</text:p>
              </table:table-cell>
              <table:table-cell office:value-type="float" office:value="1.499022">
                <text:p>1.499022</text:p>
              </table:table-cell>
              <table:table-cell office:value-type="float" office:value="1.793619">
                <text:p>1.793619</text:p>
              </table:table-cell>
              <table:table-cell office:value-type="float" office:value="3.292641">
                <text:p>3.2926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">
                <text:p>270</text:p>
              </table:table-cell>
              <table:table-cell office:value-type="float" office:value="3.251">
                <text:p>3.251</text:p>
              </table:table-cell>
              <table:table-cell office:value-type="float" office:value="0.003336">
                <text:p>0.003336</text:p>
              </table:table-cell>
              <table:table-cell office:value-type="float" office:value="0.8821">
                <text:p>0.8821</text:p>
              </table:table-cell>
              <table:table-cell office:value-type="float" office:value="0.789">
                <text:p>0.789</text:p>
              </table:table-cell>
              <table:table-cell office:value-type="float" office:value="0">
                <text:p>0</text:p>
              </table:table-cell>
              <table:table-cell office:value-type="float" office:value="0.001536">
                <text:p>0.001536</text:p>
              </table:table-cell>
              <table:table-cell office:value-type="float" office:value="1.181">
                <text:p>1.181</text:p>
              </table:table-cell>
              <table:table-cell office:value-type="float" office:value="0.3942">
                <text:p>0.3942</text:p>
              </table:table-cell>
              <table:table-cell office:value-type="float" office:value="0">
                <text:p>0</text:p>
              </table:table-cell>
              <table:table-cell office:value-type="float" office:value="1.576736">
                <text:p>1.576736</text:p>
              </table:table-cell>
              <table:table-cell office:value-type="float" office:value="1.674436">
                <text:p>1.674436</text:p>
              </table:table-cell>
              <table:table-cell office:value-type="float" office:value="3.251172">
                <text:p>3.251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">
                <text:p>272</text:p>
              </table:table-cell>
              <table:table-cell office:value-type="float" office:value="3.347">
                <text:p>3.347</text:p>
              </table:table-cell>
              <table:table-cell office:value-type="float" office:value="0.003433">
                <text:p>0.003433</text:p>
              </table:table-cell>
              <table:table-cell office:value-type="float" office:value="1.028">
                <text:p>1.028</text:p>
              </table:table-cell>
              <table:table-cell office:value-type="float" office:value="0.7183">
                <text:p>0.7183</text:p>
              </table:table-cell>
              <table:table-cell office:value-type="float" office:value="0">
                <text:p>0</text:p>
              </table:table-cell>
              <table:table-cell office:value-type="float" office:value="0.001776">
                <text:p>0.001776</text:p>
              </table:table-cell>
              <table:table-cell office:value-type="float" office:value="1.245">
                <text:p>1.245</text:p>
              </table:table-cell>
              <table:table-cell office:value-type="float" office:value="0.3513">
                <text:p>0.3513</text:p>
              </table:table-cell>
              <table:table-cell office:value-type="float" office:value="0">
                <text:p>0</text:p>
              </table:table-cell>
              <table:table-cell office:value-type="float" office:value="1.598076">
                <text:p>1.598076</text:p>
              </table:table-cell>
              <table:table-cell office:value-type="float" office:value="1.749733">
                <text:p>1.749733</text:p>
              </table:table-cell>
              <table:table-cell office:value-type="float" office:value="3.347809">
                <text:p>3.3478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">
                <text:p>274</text:p>
              </table:table-cell>
              <table:table-cell office:value-type="float" office:value="2.885">
                <text:p>2.885</text:p>
              </table:table-cell>
              <table:table-cell office:value-type="float" office:value="0.002784">
                <text:p>0.002784</text:p>
              </table:table-cell>
              <table:table-cell office:value-type="float" office:value="1.037">
                <text:p>1.03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07738">
                <text:p>0.0007738</text:p>
              </table:table-cell>
              <table:table-cell office:value-type="float" office:value="0.9159">
                <text:p>0.9159</text:p>
              </table:table-cell>
              <table:table-cell office:value-type="float" office:value="0.2288">
                <text:p>0.2288</text:p>
              </table:table-cell>
              <table:table-cell office:value-type="float" office:value="0">
                <text:p>0</text:p>
              </table:table-cell>
              <table:table-cell office:value-type="float" office:value="1.1454738">
                <text:p>1.1454738</text:p>
              </table:table-cell>
              <table:table-cell office:value-type="float" office:value="1.739784">
                <text:p>1.739784</text:p>
              </table:table-cell>
              <table:table-cell office:value-type="float" office:value="2.8852578">
                <text:p>2.88525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">
                <text:p>276</text:p>
              </table:table-cell>
              <table:table-cell office:value-type="float" office:value="3.501">
                <text:p>3.501</text:p>
              </table:table-cell>
              <table:table-cell office:value-type="float" office:value="0.003434">
                <text:p>0.003434</text:p>
              </table:table-cell>
              <table:table-cell office:value-type="float" office:value="1.06">
                <text:p>1.06</text:p>
              </table:table-cell>
              <table:table-cell office:value-type="float" office:value="0.8896">
                <text:p>0.8896</text:p>
              </table:table-cell>
              <table:table-cell office:value-type="float" office:value="0">
                <text:p>0</text:p>
              </table:table-cell>
              <table:table-cell office:value-type="float" office:value="0.00154">
                <text:p>0.00154</text:p>
              </table:table-cell>
              <table:table-cell office:value-type="float" office:value="1.15">
                <text:p>1.15</text:p>
              </table:table-cell>
              <table:table-cell office:value-type="float" office:value="0.3974">
                <text:p>0.3974</text:p>
              </table:table-cell>
              <table:table-cell office:value-type="float" office:value="0">
                <text:p>0</text:p>
              </table:table-cell>
              <table:table-cell office:value-type="float" office:value="1.54894">
                <text:p>1.54894</text:p>
              </table:table-cell>
              <table:table-cell office:value-type="float" office:value="1.953034">
                <text:p>1.953034</text:p>
              </table:table-cell>
              <table:table-cell office:value-type="float" office:value="3.501974">
                <text:p>3.5019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">
                <text:p>278</text:p>
              </table:table-cell>
              <table:table-cell office:value-type="float" office:value="3.376">
                <text:p>3.376</text:p>
              </table:table-cell>
              <table:table-cell office:value-type="float" office:value="0.003492">
                <text:p>0.003492</text:p>
              </table:table-cell>
              <table:table-cell office:value-type="float" office:value="1.108">
                <text:p>1.108</text:p>
              </table:table-cell>
              <table:table-cell office:value-type="float" office:value="0.7797">
                <text:p>0.7797</text:p>
              </table:table-cell>
              <table:table-cell office:value-type="float" office:value="0">
                <text:p>0</text:p>
              </table:table-cell>
              <table:table-cell office:value-type="float" office:value="0.000973">
                <text:p>0.000973</text:p>
              </table:table-cell>
              <table:table-cell office:value-type="float" office:value="1.139">
                <text:p>1.139</text:p>
              </table:table-cell>
              <table:table-cell office:value-type="float" office:value="0.3445">
                <text:p>0.3445</text:p>
              </table:table-cell>
              <table:table-cell office:value-type="float" office:value="0">
                <text:p>0</text:p>
              </table:table-cell>
              <table:table-cell office:value-type="float" office:value="1.484473">
                <text:p>1.484473</text:p>
              </table:table-cell>
              <table:table-cell office:value-type="float" office:value="1.891192">
                <text:p>1.891192</text:p>
              </table:table-cell>
              <table:table-cell office:value-type="float" office:value="3.375665">
                <text:p>3.375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">
                <text:p>280</text:p>
              </table:table-cell>
              <table:table-cell office:value-type="float" office:value="3.267">
                <text:p>3.267</text:p>
              </table:table-cell>
              <table:table-cell office:value-type="float" office:value="0.004619">
                <text:p>0.004619</text:p>
              </table:table-cell>
              <table:table-cell office:value-type="float" office:value="0.9745">
                <text:p>0.9745</text:p>
              </table:table-cell>
              <table:table-cell office:value-type="float" office:value="0.8998">
                <text:p>0.8998</text:p>
              </table:table-cell>
              <table:table-cell office:value-type="float" office:value="0">
                <text:p>0</text:p>
              </table:table-cell>
              <table:table-cell office:value-type="float" office:value="0.001474">
                <text:p>0.001474</text:p>
              </table:table-cell>
              <table:table-cell office:value-type="float" office:value="1.087">
                <text:p>1.087</text:p>
              </table:table-cell>
              <table:table-cell office:value-type="float" office:value="0.3002">
                <text:p>0.3002</text:p>
              </table:table-cell>
              <table:table-cell office:value-type="float" office:value="0">
                <text:p>0</text:p>
              </table:table-cell>
              <table:table-cell office:value-type="float" office:value="1.388674">
                <text:p>1.388674</text:p>
              </table:table-cell>
              <table:table-cell office:value-type="float" office:value="1.878919">
                <text:p>1.878919</text:p>
              </table:table-cell>
              <table:table-cell office:value-type="float" office:value="3.267593">
                <text:p>3.2675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">
                <text:p>282</text:p>
              </table:table-cell>
              <table:table-cell office:value-type="float" office:value="3.118">
                <text:p>3.118</text:p>
              </table:table-cell>
              <table:table-cell office:value-type="float" office:value="0.003023">
                <text:p>0.003023</text:p>
              </table:table-cell>
              <table:table-cell office:value-type="float" office:value="1.054">
                <text:p>1.054</text:p>
              </table:table-cell>
              <table:table-cell office:value-type="float" office:value="0.839">
                <text:p>0.839</text:p>
              </table:table-cell>
              <table:table-cell office:value-type="float" office:value="0">
                <text:p>0</text:p>
              </table:table-cell>
              <table:table-cell office:value-type="float" office:value="0.0002552">
                <text:p>0.0002552</text:p>
              </table:table-cell>
              <table:table-cell office:value-type="float" office:value="0.9653">
                <text:p>0.9653</text:p>
              </table:table-cell>
              <table:table-cell office:value-type="float" office:value="0.2559">
                <text:p>0.2559</text:p>
              </table:table-cell>
              <table:table-cell office:value-type="float" office:value="0">
                <text:p>0</text:p>
              </table:table-cell>
              <table:table-cell office:value-type="float" office:value="1.2214552">
                <text:p>1.2214552</text:p>
              </table:table-cell>
              <table:table-cell office:value-type="float" office:value="1.896023">
                <text:p>1.896023</text:p>
              </table:table-cell>
              <table:table-cell office:value-type="float" office:value="3.1174782">
                <text:p>3.11747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">
                <text:p>284</text:p>
              </table:table-cell>
              <table:table-cell office:value-type="float" office:value="2.944">
                <text:p>2.944</text:p>
              </table:table-cell>
              <table:table-cell office:value-type="float" office:value="0.003154">
                <text:p>0.003154</text:p>
              </table:table-cell>
              <table:table-cell office:value-type="float" office:value="0.9873">
                <text:p>0.9873</text:p>
              </table:table-cell>
              <table:table-cell office:value-type="float" office:value="0.6973">
                <text:p>0.6973</text:p>
              </table:table-cell>
              <table:table-cell office:value-type="float" office:value="0">
                <text:p>0</text:p>
              </table:table-cell>
              <table:table-cell office:value-type="float" office:value="0.001497">
                <text:p>0.001497</text:p>
              </table:table-cell>
              <table:table-cell office:value-type="float" office:value="0.9876">
                <text:p>0.9876</text:p>
              </table:table-cell>
              <table:table-cell office:value-type="float" office:value="0.2667">
                <text:p>0.2667</text:p>
              </table:table-cell>
              <table:table-cell office:value-type="float" office:value="0">
                <text:p>0</text:p>
              </table:table-cell>
              <table:table-cell office:value-type="float" office:value="1.255797">
                <text:p>1.255797</text:p>
              </table:table-cell>
              <table:table-cell office:value-type="float" office:value="1.687754">
                <text:p>1.687754</text:p>
              </table:table-cell>
              <table:table-cell office:value-type="float" office:value="2.943551">
                <text:p>2.9435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">
                <text:p>286</text:p>
              </table:table-cell>
              <table:table-cell office:value-type="float" office:value="3.087">
                <text:p>3.087</text:p>
              </table:table-cell>
              <table:table-cell office:value-type="float" office:value="0.004001">
                <text:p>0.004001</text:p>
              </table:table-cell>
              <table:table-cell office:value-type="float" office:value="1.107">
                <text:p>1.107</text:p>
              </table:table-cell>
              <table:table-cell office:value-type="float" office:value="0.814">
                <text:p>0.814</text:p>
              </table:table-cell>
              <table:table-cell office:value-type="float" office:value="0">
                <text:p>0</text:p>
              </table:table-cell>
              <table:table-cell office:value-type="float" office:value="0.001327">
                <text:p>0.001327</text:p>
              </table:table-cell>
              <table:table-cell office:value-type="float" office:value="0.8647">
                <text:p>0.8647</text:p>
              </table:table-cell>
              <table:table-cell office:value-type="float" office:value="0.2962">
                <text:p>0.2962</text:p>
              </table:table-cell>
              <table:table-cell office:value-type="float" office:value="0">
                <text:p>0</text:p>
              </table:table-cell>
              <table:table-cell office:value-type="float" office:value="1.162227">
                <text:p>1.162227</text:p>
              </table:table-cell>
              <table:table-cell office:value-type="float" office:value="1.925001">
                <text:p>1.925001</text:p>
              </table:table-cell>
              <table:table-cell office:value-type="float" office:value="3.087228">
                <text:p>3.0872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">
                <text:p>288</text:p>
              </table:table-cell>
              <table:table-cell office:value-type="float" office:value="2.996">
                <text:p>2.996</text:p>
              </table:table-cell>
              <table:table-cell office:value-type="float" office:value="0.004493">
                <text:p>0.004493</text:p>
              </table:table-cell>
              <table:table-cell office:value-type="float" office:value="0.9786">
                <text:p>0.9786</text:p>
              </table:table-cell>
              <table:table-cell office:value-type="float" office:value="0.8713">
                <text:p>0.8713</text:p>
              </table:table-cell>
              <table:table-cell office:value-type="float" office:value="0">
                <text:p>0</text:p>
              </table:table-cell>
              <table:table-cell office:value-type="float" office:value="0.0008627">
                <text:p>0.0008627</text:p>
              </table:table-cell>
              <table:table-cell office:value-type="float" office:value="0.8424">
                <text:p>0.8424</text:p>
              </table:table-cell>
              <table:table-cell office:value-type="float" office:value="0.2981">
                <text:p>0.2981</text:p>
              </table:table-cell>
              <table:table-cell office:value-type="float" office:value="0">
                <text:p>0</text:p>
              </table:table-cell>
              <table:table-cell office:value-type="float" office:value="1.1413627">
                <text:p>1.1413627</text:p>
              </table:table-cell>
              <table:table-cell office:value-type="float" office:value="1.854393">
                <text:p>1.854393</text:p>
              </table:table-cell>
              <table:table-cell office:value-type="float" office:value="2.9957557">
                <text:p>2.99575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">
                <text:p>290</text:p>
              </table:table-cell>
              <table:table-cell office:value-type="float" office:value="3.103">
                <text:p>3.103</text:p>
              </table:table-cell>
              <table:table-cell office:value-type="float" office:value="0.003162">
                <text:p>0.003162</text:p>
              </table:table-cell>
              <table:table-cell office:value-type="float" office:value="1.066">
                <text:p>1.066</text:p>
              </table:table-cell>
              <table:table-cell office:value-type="float" office:value="0.8199">
                <text:p>0.8199</text:p>
              </table:table-cell>
              <table:table-cell office:value-type="float" office:value="0">
                <text:p>0</text:p>
              </table:table-cell>
              <table:table-cell office:value-type="float" office:value="0.0007653">
                <text:p>0.0007653</text:p>
              </table:table-cell>
              <table:table-cell office:value-type="float" office:value="0.9378">
                <text:p>0.9378</text:p>
              </table:table-cell>
              <table:table-cell office:value-type="float" office:value="0.2755">
                <text:p>0.2755</text:p>
              </table:table-cell>
              <table:table-cell office:value-type="float" office:value="0">
                <text:p>0</text:p>
              </table:table-cell>
              <table:table-cell office:value-type="float" office:value="1.2140653">
                <text:p>1.2140653</text:p>
              </table:table-cell>
              <table:table-cell office:value-type="float" office:value="1.889062">
                <text:p>1.889062</text:p>
              </table:table-cell>
              <table:table-cell office:value-type="float" office:value="3.1031273">
                <text:p>3.10312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">
                <text:p>292</text:p>
              </table:table-cell>
              <table:table-cell office:value-type="float" office:value="3.172">
                <text:p>3.172</text:p>
              </table:table-cell>
              <table:table-cell office:value-type="float" office:value="0.003324">
                <text:p>0.003324</text:p>
              </table:table-cell>
              <table:table-cell office:value-type="float" office:value="1.139">
                <text:p>1.139</text:p>
              </table:table-cell>
              <table:table-cell office:value-type="float" office:value="0.8081">
                <text:p>0.8081</text:p>
              </table:table-cell>
              <table:table-cell office:value-type="float" office:value="0">
                <text:p>0</text:p>
              </table:table-cell>
              <table:table-cell office:value-type="float" office:value="0.0005204">
                <text:p>0.0005204</text:p>
              </table:table-cell>
              <table:table-cell office:value-type="float" office:value="0.9353">
                <text:p>0.9353</text:p>
              </table:table-cell>
              <table:table-cell office:value-type="float" office:value="0.2853">
                <text:p>0.2853</text:p>
              </table:table-cell>
              <table:table-cell office:value-type="float" office:value="0">
                <text:p>0</text:p>
              </table:table-cell>
              <table:table-cell office:value-type="float" office:value="1.2211204">
                <text:p>1.2211204</text:p>
              </table:table-cell>
              <table:table-cell office:value-type="float" office:value="1.950424">
                <text:p>1.950424</text:p>
              </table:table-cell>
              <table:table-cell office:value-type="float" office:value="3.1715444">
                <text:p>3.17154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">
                <text:p>294</text:p>
              </table:table-cell>
              <table:table-cell office:value-type="float" office:value="3.065">
                <text:p>3.065</text:p>
              </table:table-cell>
              <table:table-cell office:value-type="float" office:value="0.0023">
                <text:p>0.0023</text:p>
              </table:table-cell>
              <table:table-cell office:value-type="float" office:value="1.048">
                <text:p>1.048</text:p>
              </table:table-cell>
              <table:table-cell office:value-type="float" office:value="0.9113">
                <text:p>0.9113</text:p>
              </table:table-cell>
              <table:table-cell office:value-type="float" office:value="0">
                <text:p>0</text:p>
              </table:table-cell>
              <table:table-cell office:value-type="float" office:value="0.001674">
                <text:p>0.001674</text:p>
              </table:table-cell>
              <table:table-cell office:value-type="float" office:value="0.8385">
                <text:p>0.8385</text:p>
              </table:table-cell>
              <table:table-cell office:value-type="float" office:value="0.2634">
                <text:p>0.2634</text:p>
              </table:table-cell>
              <table:table-cell office:value-type="float" office:value="0">
                <text:p>0</text:p>
              </table:table-cell>
              <table:table-cell office:value-type="float" office:value="1.103574">
                <text:p>1.103574</text:p>
              </table:table-cell>
              <table:table-cell office:value-type="float" office:value="1.9616">
                <text:p>1.9616</text:p>
              </table:table-cell>
              <table:table-cell office:value-type="float" office:value="3.065174">
                <text:p>3.0651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  <table:table-cell office:value-type="float" office:value="2.927">
                <text:p>2.927</text:p>
              </table:table-cell>
              <table:table-cell office:value-type="float" office:value="0.001892">
                <text:p>0.001892</text:p>
              </table:table-cell>
              <table:table-cell office:value-type="float" office:value="0.9526">
                <text:p>0.9526</text:p>
              </table:table-cell>
              <table:table-cell office:value-type="float" office:value="0.897">
                <text:p>0.897</text:p>
              </table:table-cell>
              <table:table-cell office:value-type="float" office:value="0">
                <text:p>0</text:p>
              </table:table-cell>
              <table:table-cell office:value-type="float" office:value="0.0006136">
                <text:p>0.0006136</text:p>
              </table:table-cell>
              <table:table-cell office:value-type="float" office:value="0.855">
                <text:p>0.855</text:p>
              </table:table-cell>
              <table:table-cell office:value-type="float" office:value="0.2202">
                <text:p>0.2202</text:p>
              </table:table-cell>
              <table:table-cell office:value-type="float" office:value="0">
                <text:p>0</text:p>
              </table:table-cell>
              <table:table-cell office:value-type="float" office:value="1.0758136">
                <text:p>1.0758136</text:p>
              </table:table-cell>
              <table:table-cell office:value-type="float" office:value="1.851492">
                <text:p>1.851492</text:p>
              </table:table-cell>
              <table:table-cell office:value-type="float" office:value="2.9273056">
                <text:p>2.92730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">
                <text:p>298</text:p>
              </table:table-cell>
              <table:table-cell office:value-type="float" office:value="2.997">
                <text:p>2.997</text:p>
              </table:table-cell>
              <table:table-cell office:value-type="float" office:value="0.003262">
                <text:p>0.003262</text:p>
              </table:table-cell>
              <table:table-cell office:value-type="float" office:value="0.8923">
                <text:p>0.8923</text:p>
              </table:table-cell>
              <table:table-cell office:value-type="float" office:value="1.002">
                <text:p>1.002</text:p>
              </table:table-cell>
              <table:table-cell office:value-type="float" office:value="0">
                <text:p>0</text:p>
              </table:table-cell>
              <table:table-cell office:value-type="float" office:value="0.0005007">
                <text:p>0.0005007</text:p>
              </table:table-cell>
              <table:table-cell office:value-type="float" office:value="0.9001">
                <text:p>0.9001</text:p>
              </table:table-cell>
              <table:table-cell office:value-type="float" office:value="0.1983">
                <text:p>0.1983</text:p>
              </table:table-cell>
              <table:table-cell office:value-type="float" office:value="0">
                <text:p>0</text:p>
              </table:table-cell>
              <table:table-cell office:value-type="float" office:value="1.0989007">
                <text:p>1.0989007</text:p>
              </table:table-cell>
              <table:table-cell office:value-type="float" office:value="1.897562">
                <text:p>1.897562</text:p>
              </table:table-cell>
              <table:table-cell office:value-type="float" office:value="2.9964627">
                <text:p>2.99646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2.855">
                <text:p>2.855</text:p>
              </table:table-cell>
              <table:table-cell office:value-type="float" office:value="0.001953">
                <text:p>0.001953</text:p>
              </table:table-cell>
              <table:table-cell office:value-type="float" office:value="1.033">
                <text:p>1.033</text:p>
              </table:table-cell>
              <table:table-cell office:value-type="float" office:value="0.8478">
                <text:p>0.8478</text:p>
              </table:table-cell>
              <table:table-cell office:value-type="float" office:value="0">
                <text:p>0</text:p>
              </table:table-cell>
              <table:table-cell office:value-type="float" office:value="0.001222">
                <text:p>0.001222</text:p>
              </table:table-cell>
              <table:table-cell office:value-type="float" office:value="0.7808">
                <text:p>0.7808</text:p>
              </table:table-cell>
              <table:table-cell office:value-type="float" office:value="0.1904">
                <text:p>0.1904</text:p>
              </table:table-cell>
              <table:table-cell office:value-type="float" office:value="0">
                <text:p>0</text:p>
              </table:table-cell>
              <table:table-cell office:value-type="float" office:value="0.972422">
                <text:p>0.972422</text:p>
              </table:table-cell>
              <table:table-cell office:value-type="float" office:value="1.882753">
                <text:p>1.882753</text:p>
              </table:table-cell>
              <table:table-cell office:value-type="float" office:value="2.855175">
                <text:p>2.8551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2.832">
                <text:p>2.832</text:p>
              </table:table-cell>
              <table:table-cell office:value-type="float" office:value="0.002782">
                <text:p>0.002782</text:p>
              </table:table-cell>
              <table:table-cell office:value-type="float" office:value="1.014">
                <text:p>1.014</text:p>
              </table:table-cell>
              <table:table-cell office:value-type="float" office:value="0.8764">
                <text:p>0.8764</text:p>
              </table:table-cell>
              <table:table-cell office:value-type="float" office:value="0">
                <text:p>0</text:p>
              </table:table-cell>
              <table:table-cell office:value-type="float" office:value="0.0003672">
                <text:p>0.0003672</text:p>
              </table:table-cell>
              <table:table-cell office:value-type="float" office:value="0.7527">
                <text:p>0.7527</text:p>
              </table:table-cell>
              <table:table-cell office:value-type="float" office:value="0.1859">
                <text:p>0.1859</text:p>
              </table:table-cell>
              <table:table-cell office:value-type="float" office:value="0">
                <text:p>0</text:p>
              </table:table-cell>
              <table:table-cell office:value-type="float" office:value="0.9389672">
                <text:p>0.9389672</text:p>
              </table:table-cell>
              <table:table-cell office:value-type="float" office:value="1.893182">
                <text:p>1.893182</text:p>
              </table:table-cell>
              <table:table-cell office:value-type="float" office:value="2.8321492">
                <text:p>2.83214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">
                <text:p>304</text:p>
              </table:table-cell>
              <table:table-cell office:value-type="float" office:value="2.957">
                <text:p>2.957</text:p>
              </table:table-cell>
              <table:table-cell office:value-type="float" office:value="0.001299">
                <text:p>0.001299</text:p>
              </table:table-cell>
              <table:table-cell office:value-type="float" office:value="1.029">
                <text:p>1.029</text:p>
              </table:table-cell>
              <table:table-cell office:value-type="float" office:value="0.7866">
                <text:p>0.7866</text:p>
              </table:table-cell>
              <table:table-cell office:value-type="float" office:value="0">
                <text:p>0</text:p>
              </table:table-cell>
              <table:table-cell office:value-type="float" office:value="0.001125">
                <text:p>0.001125</text:p>
              </table:table-cell>
              <table:table-cell office:value-type="float" office:value="0.885">
                <text:p>0.885</text:p>
              </table:table-cell>
              <table:table-cell office:value-type="float" office:value="0.2538">
                <text:p>0.2538</text:p>
              </table:table-cell>
              <table:table-cell office:value-type="float" office:value="0">
                <text:p>0</text:p>
              </table:table-cell>
              <table:table-cell office:value-type="float" office:value="1.139925">
                <text:p>1.139925</text:p>
              </table:table-cell>
              <table:table-cell office:value-type="float" office:value="1.816899">
                <text:p>1.816899</text:p>
              </table:table-cell>
              <table:table-cell office:value-type="float" office:value="2.956824">
                <text:p>2.9568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">
                <text:p>306</text:p>
              </table:table-cell>
              <table:table-cell office:value-type="float" office:value="3.2">
                <text:p>3.2</text:p>
              </table:table-cell>
              <table:table-cell office:value-type="float" office:value="0.001689">
                <text:p>0.001689</text:p>
              </table:table-cell>
              <table:table-cell office:value-type="float" office:value="1.243">
                <text:p>1.243</text:p>
              </table:table-cell>
              <table:table-cell office:value-type="float" office:value="0.8313">
                <text:p>0.8313</text:p>
              </table:table-cell>
              <table:table-cell office:value-type="float" office:value="0">
                <text:p>0</text:p>
              </table:table-cell>
              <table:table-cell office:value-type="float" office:value="0.000838">
                <text:p>0.000838</text:p>
              </table:table-cell>
              <table:table-cell office:value-type="float" office:value="0.9244">
                <text:p>0.9244</text:p>
              </table:table-cell>
              <table:table-cell office:value-type="float" office:value="0.1987">
                <text:p>0.1987</text:p>
              </table:table-cell>
              <table:table-cell office:value-type="float" office:value="0">
                <text:p>0</text:p>
              </table:table-cell>
              <table:table-cell office:value-type="float" office:value="1.123938">
                <text:p>1.123938</text:p>
              </table:table-cell>
              <table:table-cell office:value-type="float" office:value="2.075989">
                <text:p>2.075989</text:p>
              </table:table-cell>
              <table:table-cell office:value-type="float" office:value="3.199927">
                <text:p>3.1999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">
                <text:p>308</text:p>
              </table:table-cell>
              <table:table-cell office:value-type="float" office:value="3.146">
                <text:p>3.146</text:p>
              </table:table-cell>
              <table:table-cell office:value-type="float" office:value="0.002697">
                <text:p>0.002697</text:p>
              </table:table-cell>
              <table:table-cell office:value-type="float" office:value="1.2">
                <text:p>1.2</text:p>
              </table:table-cell>
              <table:table-cell office:value-type="float" office:value="0.8619">
                <text:p>0.8619</text:p>
              </table:table-cell>
              <table:table-cell office:value-type="float" office:value="0">
                <text:p>0</text:p>
              </table:table-cell>
              <table:table-cell office:value-type="float" office:value="0.001142">
                <text:p>0.001142</text:p>
              </table:table-cell>
              <table:table-cell office:value-type="float" office:value="0.883">
                <text:p>0.883</text:p>
              </table:table-cell>
              <table:table-cell office:value-type="float" office:value="0.1976">
                <text:p>0.1976</text:p>
              </table:table-cell>
              <table:table-cell office:value-type="float" office:value="0">
                <text:p>0</text:p>
              </table:table-cell>
              <table:table-cell office:value-type="float" office:value="1.081742">
                <text:p>1.081742</text:p>
              </table:table-cell>
              <table:table-cell office:value-type="float" office:value="2.064597">
                <text:p>2.064597</text:p>
              </table:table-cell>
              <table:table-cell office:value-type="float" office:value="3.146339">
                <text:p>3.146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">
                <text:p>310</text:p>
              </table:table-cell>
              <table:table-cell office:value-type="float" office:value="3.131">
                <text:p>3.131</text:p>
              </table:table-cell>
              <table:table-cell office:value-type="float" office:value="0.003766">
                <text:p>0.003766</text:p>
              </table:table-cell>
              <table:table-cell office:value-type="float" office:value="1.219">
                <text:p>1.219</text:p>
              </table:table-cell>
              <table:table-cell office:value-type="float" office:value="0.9226">
                <text:p>0.9226</text:p>
              </table:table-cell>
              <table:table-cell office:value-type="float" office:value="0">
                <text:p>0</text:p>
              </table:table-cell>
              <table:table-cell office:value-type="float" office:value="0.0005167">
                <text:p>0.0005167</text:p>
              </table:table-cell>
              <table:table-cell office:value-type="float" office:value="0.7723">
                <text:p>0.7723</text:p>
              </table:table-cell>
              <table:table-cell office:value-type="float" office:value="0.2119">
                <text:p>0.2119</text:p>
              </table:table-cell>
              <table:table-cell office:value-type="float" office:value="0">
                <text:p>0</text:p>
              </table:table-cell>
              <table:table-cell office:value-type="float" office:value="0.9847167">
                <text:p>0.9847167</text:p>
              </table:table-cell>
              <table:table-cell office:value-type="float" office:value="2.145366">
                <text:p>2.145366</text:p>
              </table:table-cell>
              <table:table-cell office:value-type="float" office:value="3.1300827">
                <text:p>3.13008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">
                <text:p>312</text:p>
              </table:table-cell>
              <table:table-cell office:value-type="float" office:value="3.014">
                <text:p>3.014</text:p>
              </table:table-cell>
              <table:table-cell office:value-type="float" office:value="0.002633">
                <text:p>0.002633</text:p>
              </table:table-cell>
              <table:table-cell office:value-type="float" office:value="1.198">
                <text:p>1.198</text:p>
              </table:table-cell>
              <table:table-cell office:value-type="float" office:value="0.7922">
                <text:p>0.7922</text:p>
              </table:table-cell>
              <table:table-cell office:value-type="float" office:value="0">
                <text:p>0</text:p>
              </table:table-cell>
              <table:table-cell office:value-type="float" office:value="0.0004129">
                <text:p>0.0004129</text:p>
              </table:table-cell>
              <table:table-cell office:value-type="float" office:value="0.8141">
                <text:p>0.8141</text:p>
              </table:table-cell>
              <table:table-cell office:value-type="float" office:value="0.2064">
                <text:p>0.2064</text:p>
              </table:table-cell>
              <table:table-cell office:value-type="float" office:value="0">
                <text:p>0</text:p>
              </table:table-cell>
              <table:table-cell office:value-type="float" office:value="1.0209129">
                <text:p>1.0209129</text:p>
              </table:table-cell>
              <table:table-cell office:value-type="float" office:value="1.992833">
                <text:p>1.992833</text:p>
              </table:table-cell>
              <table:table-cell office:value-type="float" office:value="3.0137459">
                <text:p>3.0137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">
                <text:p>314</text:p>
              </table:table-cell>
              <table:table-cell office:value-type="float" office:value="2.953">
                <text:p>2.953</text:p>
              </table:table-cell>
              <table:table-cell office:value-type="float" office:value="0.003069">
                <text:p>0.003069</text:p>
              </table:table-cell>
              <table:table-cell office:value-type="float" office:value="1.158">
                <text:p>1.158</text:p>
              </table:table-cell>
              <table:table-cell office:value-type="float" office:value="0.8382">
                <text:p>0.8382</text:p>
              </table:table-cell>
              <table:table-cell office:value-type="float" office:value="0">
                <text:p>0</text:p>
              </table:table-cell>
              <table:table-cell office:value-type="float" office:value="0.0009621">
                <text:p>0.0009621</text:p>
              </table:table-cell>
              <table:table-cell office:value-type="float" office:value="0.7694">
                <text:p>0.7694</text:p>
              </table:table-cell>
              <table:table-cell office:value-type="float" office:value="0.1827">
                <text:p>0.1827</text:p>
              </table:table-cell>
              <table:table-cell office:value-type="float" office:value="0">
                <text:p>0</text:p>
              </table:table-cell>
              <table:table-cell office:value-type="float" office:value="0.9530621">
                <text:p>0.9530621</text:p>
              </table:table-cell>
              <table:table-cell office:value-type="float" office:value="1.999269">
                <text:p>1.999269</text:p>
              </table:table-cell>
              <table:table-cell office:value-type="float" office:value="2.9523311">
                <text:p>2.95233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">
                <text:p>316</text:p>
              </table:table-cell>
              <table:table-cell office:value-type="float" office:value="2.992">
                <text:p>2.992</text:p>
              </table:table-cell>
              <table:table-cell office:value-type="float" office:value="0.003448">
                <text:p>0.003448</text:p>
              </table:table-cell>
              <table:table-cell office:value-type="float" office:value="1.343">
                <text:p>1.343</text:p>
              </table:table-cell>
              <table:table-cell office:value-type="float" office:value="0.7637">
                <text:p>0.7637</text:p>
              </table:table-cell>
              <table:table-cell office:value-type="float" office:value="0">
                <text:p>0</text:p>
              </table:table-cell>
              <table:table-cell office:value-type="float" office:value="0.0009576">
                <text:p>0.0009576</text:p>
              </table:table-cell>
              <table:table-cell office:value-type="float" office:value="0.7322">
                <text:p>0.7322</text:p>
              </table:table-cell>
              <table:table-cell office:value-type="float" office:value="0.1488">
                <text:p>0.1488</text:p>
              </table:table-cell>
              <table:table-cell office:value-type="float" office:value="0">
                <text:p>0</text:p>
              </table:table-cell>
              <table:table-cell office:value-type="float" office:value="0.8819576">
                <text:p>0.8819576</text:p>
              </table:table-cell>
              <table:table-cell office:value-type="float" office:value="2.110148">
                <text:p>2.110148</text:p>
              </table:table-cell>
              <table:table-cell office:value-type="float" office:value="2.9921056">
                <text:p>2.99210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">
                <text:p>318</text:p>
              </table:table-cell>
              <table:table-cell office:value-type="float" office:value="3.254">
                <text:p>3.254</text:p>
              </table:table-cell>
              <table:table-cell office:value-type="float" office:value="0.00436">
                <text:p>0.00436</text:p>
              </table:table-cell>
              <table:table-cell office:value-type="float" office:value="1.4">
                <text:p>1.4</text:p>
              </table:table-cell>
              <table:table-cell office:value-type="float" office:value="0.9316">
                <text:p>0.9316</text:p>
              </table:table-cell>
              <table:table-cell office:value-type="float" office:value="0">
                <text:p>0</text:p>
              </table:table-cell>
              <table:table-cell office:value-type="float" office:value="0.001231">
                <text:p>0.001231</text:p>
              </table:table-cell>
              <table:table-cell office:value-type="float" office:value="0.7095">
                <text:p>0.7095</text:p>
              </table:table-cell>
              <table:table-cell office:value-type="float" office:value="0.207">
                <text:p>0.207</text:p>
              </table:table-cell>
              <table:table-cell office:value-type="float" office:value="0">
                <text:p>0</text:p>
              </table:table-cell>
              <table:table-cell office:value-type="float" office:value="0.917731">
                <text:p>0.917731</text:p>
              </table:table-cell>
              <table:table-cell office:value-type="float" office:value="2.33596">
                <text:p>2.33596</text:p>
              </table:table-cell>
              <table:table-cell office:value-type="float" office:value="3.253691">
                <text:p>3.2536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3.07">
                <text:p>3.07</text:p>
              </table:table-cell>
              <table:table-cell office:value-type="float" office:value="0.002547">
                <text:p>0.002547</text:p>
              </table:table-cell>
              <table:table-cell office:value-type="float" office:value="1.416">
                <text:p>1.416</text:p>
              </table:table-cell>
              <table:table-cell office:value-type="float" office:value="0.8185">
                <text:p>0.8185</text:p>
              </table:table-cell>
              <table:table-cell office:value-type="float" office:value="0">
                <text:p>0</text:p>
              </table:table-cell>
              <table:table-cell office:value-type="float" office:value="0.00125">
                <text:p>0.00125</text:p>
              </table:table-cell>
              <table:table-cell office:value-type="float" office:value="0.6604">
                <text:p>0.6604</text:p>
              </table:table-cell>
              <table:table-cell office:value-type="float" office:value="0.1714">
                <text:p>0.1714</text:p>
              </table:table-cell>
              <table:table-cell office:value-type="float" office:value="0">
                <text:p>0</text:p>
              </table:table-cell>
              <table:table-cell office:value-type="float" office:value="0.83305">
                <text:p>0.83305</text:p>
              </table:table-cell>
              <table:table-cell office:value-type="float" office:value="2.237047">
                <text:p>2.237047</text:p>
              </table:table-cell>
              <table:table-cell office:value-type="float" office:value="3.070097">
                <text:p>3.070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">
                <text:p>322</text:p>
              </table:table-cell>
              <table:table-cell office:value-type="float" office:value="3.056">
                <text:p>3.056</text:p>
              </table:table-cell>
              <table:table-cell office:value-type="float" office:value="0.002721">
                <text:p>0.002721</text:p>
              </table:table-cell>
              <table:table-cell office:value-type="float" office:value="1.398">
                <text:p>1.398</text:p>
              </table:table-cell>
              <table:table-cell office:value-type="float" office:value="0.8898">
                <text:p>0.8898</text:p>
              </table:table-cell>
              <table:table-cell office:value-type="float" office:value="0">
                <text:p>0</text:p>
              </table:table-cell>
              <table:table-cell office:value-type="float" office:value="0.0002426">
                <text:p>0.0002426</text:p>
              </table:table-cell>
              <table:table-cell office:value-type="float" office:value="0.5672">
                <text:p>0.5672</text:p>
              </table:table-cell>
              <table:table-cell office:value-type="float" office:value="0.1975">
                <text:p>0.1975</text:p>
              </table:table-cell>
              <table:table-cell office:value-type="float" office:value="0">
                <text:p>0</text:p>
              </table:table-cell>
              <table:table-cell office:value-type="float" office:value="0.7649426">
                <text:p>0.7649426</text:p>
              </table:table-cell>
              <table:table-cell office:value-type="float" office:value="2.290521">
                <text:p>2.290521</text:p>
              </table:table-cell>
              <table:table-cell office:value-type="float" office:value="3.0554636">
                <text:p>3.05546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">
                <text:p>324</text:p>
              </table:table-cell>
              <table:table-cell office:value-type="float" office:value="3.085">
                <text:p>3.085</text:p>
              </table:table-cell>
              <table:table-cell office:value-type="float" office:value="0.003027">
                <text:p>0.003027</text:p>
              </table:table-cell>
              <table:table-cell office:value-type="float" office:value="1.333">
                <text:p>1.333</text:p>
              </table:table-cell>
              <table:table-cell office:value-type="float" office:value="0.9773">
                <text:p>0.9773</text:p>
              </table:table-cell>
              <table:table-cell office:value-type="float" office:value="0">
                <text:p>0</text:p>
              </table:table-cell>
              <table:table-cell office:value-type="float" office:value="0.0005966">
                <text:p>0.0005966</text:p>
              </table:table-cell>
              <table:table-cell office:value-type="float" office:value="0.5598">
                <text:p>0.5598</text:p>
              </table:table-cell>
              <table:table-cell office:value-type="float" office:value="0.2113">
                <text:p>0.2113</text:p>
              </table:table-cell>
              <table:table-cell office:value-type="float" office:value="0">
                <text:p>0</text:p>
              </table:table-cell>
              <table:table-cell office:value-type="float" office:value="0.7716966">
                <text:p>0.7716966</text:p>
              </table:table-cell>
              <table:table-cell office:value-type="float" office:value="2.313327">
                <text:p>2.313327</text:p>
              </table:table-cell>
              <table:table-cell office:value-type="float" office:value="3.0850236">
                <text:p>3.08502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">
                <text:p>326</text:p>
              </table:table-cell>
              <table:table-cell office:value-type="float" office:value="3.222">
                <text:p>3.222</text:p>
              </table:table-cell>
              <table:table-cell office:value-type="float" office:value="0.004577">
                <text:p>0.004577</text:p>
              </table:table-cell>
              <table:table-cell office:value-type="float" office:value="1.609">
                <text:p>1.609</text:p>
              </table:table-cell>
              <table:table-cell office:value-type="float" office:value="0.9931">
                <text:p>0.9931</text:p>
              </table:table-cell>
              <table:table-cell office:value-type="float" office:value="0">
                <text:p>0</text:p>
              </table:table-cell>
              <table:table-cell office:value-type="float" office:value="0.001059">
                <text:p>0.001059</text:p>
              </table:table-cell>
              <table:table-cell office:value-type="float" office:value="0.459">
                <text:p>0.459</text:p>
              </table:table-cell>
              <table:table-cell office:value-type="float" office:value="0.1556">
                <text:p>0.1556</text:p>
              </table:table-cell>
              <table:table-cell office:value-type="float" office:value="0">
                <text:p>0</text:p>
              </table:table-cell>
              <table:table-cell office:value-type="float" office:value="0.615659">
                <text:p>0.615659</text:p>
              </table:table-cell>
              <table:table-cell office:value-type="float" office:value="2.606677">
                <text:p>2.606677</text:p>
              </table:table-cell>
              <table:table-cell office:value-type="float" office:value="3.222336">
                <text:p>3.2223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">
                <text:p>328</text:p>
              </table:table-cell>
              <table:table-cell office:value-type="float" office:value="3.349">
                <text:p>3.349</text:p>
              </table:table-cell>
              <table:table-cell office:value-type="float" office:value="0.002769">
                <text:p>0.002769</text:p>
              </table:table-cell>
              <table:table-cell office:value-type="float" office:value="1.499">
                <text:p>1.499</text:p>
              </table:table-cell>
              <table:table-cell office:value-type="float" office:value="0.9587">
                <text:p>0.9587</text:p>
              </table:table-cell>
              <table:table-cell office:value-type="float" office:value="0">
                <text:p>0</text:p>
              </table:table-cell>
              <table:table-cell office:value-type="float" office:value="0.0003418">
                <text:p>0.0003418</text:p>
              </table:table-cell>
              <table:table-cell office:value-type="float" office:value="0.694">
                <text:p>0.694</text:p>
              </table:table-cell>
              <table:table-cell office:value-type="float" office:value="0.1941">
                <text:p>0.1941</text:p>
              </table:table-cell>
              <table:table-cell office:value-type="float" office:value="0">
                <text:p>0</text:p>
              </table:table-cell>
              <table:table-cell office:value-type="float" office:value="0.8884418">
                <text:p>0.8884418</text:p>
              </table:table-cell>
              <table:table-cell office:value-type="float" office:value="2.460469">
                <text:p>2.460469</text:p>
              </table:table-cell>
              <table:table-cell office:value-type="float" office:value="3.3489108">
                <text:p>3.3489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">
                <text:p>330</text:p>
              </table:table-cell>
              <table:table-cell office:value-type="float" office:value="3.388">
                <text:p>3.388</text:p>
              </table:table-cell>
              <table:table-cell office:value-type="float" office:value="0.002288">
                <text:p>0.002288</text:p>
              </table:table-cell>
              <table:table-cell office:value-type="float" office:value="1.561">
                <text:p>1.561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.0004989">
                <text:p>0.0004989</text:p>
              </table:table-cell>
              <table:table-cell office:value-type="float" office:value="0.6296">
                <text:p>0.6296</text:p>
              </table:table-cell>
              <table:table-cell office:value-type="float" office:value="0.1448">
                <text:p>0.1448</text:p>
              </table:table-cell>
              <table:table-cell office:value-type="float" office:value="0">
                <text:p>0</text:p>
              </table:table-cell>
              <table:table-cell office:value-type="float" office:value="0.7748989">
                <text:p>0.7748989</text:p>
              </table:table-cell>
              <table:table-cell office:value-type="float" office:value="2.613288">
                <text:p>2.613288</text:p>
              </table:table-cell>
              <table:table-cell office:value-type="float" office:value="3.3881869">
                <text:p>3.38818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">
                <text:p>332</text:p>
              </table:table-cell>
              <table:table-cell office:value-type="float" office:value="3.079">
                <text:p>3.079</text:p>
              </table:table-cell>
              <table:table-cell office:value-type="float" office:value="0.003406">
                <text:p>0.003406</text:p>
              </table:table-cell>
              <table:table-cell office:value-type="float" office:value="1.527">
                <text:p>1.527</text:p>
              </table:table-cell>
              <table:table-cell office:value-type="float" office:value="0.8228">
                <text:p>0.8228</text:p>
              </table:table-cell>
              <table:table-cell office:value-type="float" office:value="0">
                <text:p>0</text:p>
              </table:table-cell>
              <table:table-cell office:value-type="float" office:value="0.0007183">
                <text:p>0.0007183</text:p>
              </table:table-cell>
              <table:table-cell office:value-type="float" office:value="0.561">
                <text:p>0.561</text:p>
              </table:table-cell>
              <table:table-cell office:value-type="float" office:value="0.1648">
                <text:p>0.1648</text:p>
              </table:table-cell>
              <table:table-cell office:value-type="float" office:value="0">
                <text:p>0</text:p>
              </table:table-cell>
              <table:table-cell office:value-type="float" office:value="0.7265183">
                <text:p>0.7265183</text:p>
              </table:table-cell>
              <table:table-cell office:value-type="float" office:value="2.353206">
                <text:p>2.353206</text:p>
              </table:table-cell>
              <table:table-cell office:value-type="float" office:value="3.0797243">
                <text:p>3.07972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">
                <text:p>334</text:p>
              </table:table-cell>
              <table:table-cell office:value-type="float" office:value="3.227">
                <text:p>3.227</text:p>
              </table:table-cell>
              <table:table-cell office:value-type="float" office:value="0.003185">
                <text:p>0.003185</text:p>
              </table:table-cell>
              <table:table-cell office:value-type="float" office:value="1.674">
                <text:p>1.674</text:p>
              </table:table-cell>
              <table:table-cell office:value-type="float" office:value="0.8586">
                <text:p>0.8586</text:p>
              </table:table-cell>
              <table:table-cell office:value-type="float" office:value="0">
                <text:p>0</text:p>
              </table:table-cell>
              <table:table-cell office:value-type="float" office:value="0.0006252">
                <text:p>0.0006252</text:p>
              </table:table-cell>
              <table:table-cell office:value-type="float" office:value="0.5883">
                <text:p>0.5883</text:p>
              </table:table-cell>
              <table:table-cell office:value-type="float" office:value="0.1026">
                <text:p>0.1026</text:p>
              </table:table-cell>
              <table:table-cell office:value-type="float" office:value="0">
                <text:p>0</text:p>
              </table:table-cell>
              <table:table-cell office:value-type="float" office:value="0.6915252">
                <text:p>0.6915252</text:p>
              </table:table-cell>
              <table:table-cell office:value-type="float" office:value="2.535785">
                <text:p>2.535785</text:p>
              </table:table-cell>
              <table:table-cell office:value-type="float" office:value="3.2273102">
                <text:p>3.2273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">
                <text:p>336</text:p>
              </table:table-cell>
              <table:table-cell office:value-type="float" office:value="3.446">
                <text:p>3.446</text:p>
              </table:table-cell>
              <table:table-cell office:value-type="float" office:value="0.003452">
                <text:p>0.003452</text:p>
              </table:table-cell>
              <table:table-cell office:value-type="float" office:value="1.799">
                <text:p>1.799</text:p>
              </table:table-cell>
              <table:table-cell office:value-type="float" office:value="0.9443">
                <text:p>0.9443</text:p>
              </table:table-cell>
              <table:table-cell office:value-type="float" office:value="0">
                <text:p>0</text:p>
              </table:table-cell>
              <table:table-cell office:value-type="float" office:value="0.00156">
                <text:p>0.00156</text:p>
              </table:table-cell>
              <table:table-cell office:value-type="float" office:value="0.5714">
                <text:p>0.5714</text:p>
              </table:table-cell>
              <table:table-cell office:value-type="float" office:value="0.1263">
                <text:p>0.1263</text:p>
              </table:table-cell>
              <table:table-cell office:value-type="float" office:value="0">
                <text:p>0</text:p>
              </table:table-cell>
              <table:table-cell office:value-type="float" office:value="0.69926">
                <text:p>0.69926</text:p>
              </table:table-cell>
              <table:table-cell office:value-type="float" office:value="2.746752">
                <text:p>2.746752</text:p>
              </table:table-cell>
              <table:table-cell office:value-type="float" office:value="3.446012">
                <text:p>3.446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">
                <text:p>338</text:p>
              </table:table-cell>
              <table:table-cell office:value-type="float" office:value="3.461">
                <text:p>3.461</text:p>
              </table:table-cell>
              <table:table-cell office:value-type="float" office:value="0.004411">
                <text:p>0.004411</text:p>
              </table:table-cell>
              <table:table-cell office:value-type="float" office:value="1.797">
                <text:p>1.797</text:p>
              </table:table-cell>
              <table:table-cell office:value-type="float" office:value="0.938">
                <text:p>0.938</text:p>
              </table:table-cell>
              <table:table-cell office:value-type="float" office:value="0">
                <text:p>0</text:p>
              </table:table-cell>
              <table:table-cell office:value-type="float" office:value="0.000878">
                <text:p>0.000878</text:p>
              </table:table-cell>
              <table:table-cell office:value-type="float" office:value="0.5771">
                <text:p>0.5771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.721978">
                <text:p>0.721978</text:p>
              </table:table-cell>
              <table:table-cell office:value-type="float" office:value="2.739411">
                <text:p>2.739411</text:p>
              </table:table-cell>
              <table:table-cell office:value-type="float" office:value="3.461389">
                <text:p>3.4613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">
                <text:p>340</text:p>
              </table:table-cell>
              <table:table-cell office:value-type="float" office:value="3.616">
                <text:p>3.616</text:p>
              </table:table-cell>
              <table:table-cell office:value-type="float" office:value="0.004473">
                <text:p>0.004473</text:p>
              </table:table-cell>
              <table:table-cell office:value-type="float" office:value="1.868">
                <text:p>1.868</text:p>
              </table:table-cell>
              <table:table-cell office:value-type="float" office:value="0.9663">
                <text:p>0.9663</text:p>
              </table:table-cell>
              <table:table-cell office:value-type="float" office:value="0">
                <text:p>0</text:p>
              </table:table-cell>
              <table:table-cell office:value-type="float" office:value="0.001273">
                <text:p>0.001273</text:p>
              </table:table-cell>
              <table:table-cell office:value-type="float" office:value="0.6097">
                <text:p>0.6097</text:p>
              </table:table-cell>
              <table:table-cell office:value-type="float" office:value="0.1663">
                <text:p>0.1663</text:p>
              </table:table-cell>
              <table:table-cell office:value-type="float" office:value="0">
                <text:p>0</text:p>
              </table:table-cell>
              <table:table-cell office:value-type="float" office:value="0.777273">
                <text:p>0.777273</text:p>
              </table:table-cell>
              <table:table-cell office:value-type="float" office:value="2.838773">
                <text:p>2.838773</text:p>
              </table:table-cell>
              <table:table-cell office:value-type="float" office:value="3.616046">
                <text:p>3.6160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">
                <text:p>342</text:p>
              </table:table-cell>
              <table:table-cell office:value-type="float" office:value="3.324">
                <text:p>3.324</text:p>
              </table:table-cell>
              <table:table-cell office:value-type="float" office:value="0.00703">
                <text:p>0.00703</text:p>
              </table:table-cell>
              <table:table-cell office:value-type="float" office:value="1.744">
                <text:p>1.744</text:p>
              </table:table-cell>
              <table:table-cell office:value-type="float" office:value="0.9939">
                <text:p>0.9939</text:p>
              </table:table-cell>
              <table:table-cell office:value-type="float" office:value="0">
                <text:p>0</text:p>
              </table:table-cell>
              <table:table-cell office:value-type="float" office:value="0.001004">
                <text:p>0.001004</text:p>
              </table:table-cell>
              <table:table-cell office:value-type="float" office:value="0.4362">
                <text:p>0.4362</text:p>
              </table:table-cell>
              <table:table-cell office:value-type="float" office:value="0.1415">
                <text:p>0.1415</text:p>
              </table:table-cell>
              <table:table-cell office:value-type="float" office:value="0">
                <text:p>0</text:p>
              </table:table-cell>
              <table:table-cell office:value-type="float" office:value="0.578704">
                <text:p>0.578704</text:p>
              </table:table-cell>
              <table:table-cell office:value-type="float" office:value="2.74493">
                <text:p>2.74493</text:p>
              </table:table-cell>
              <table:table-cell office:value-type="float" office:value="3.323634">
                <text:p>3.3236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">
                <text:p>344</text:p>
              </table:table-cell>
              <table:table-cell office:value-type="float" office:value="3.435">
                <text:p>3.435</text:p>
              </table:table-cell>
              <table:table-cell office:value-type="float" office:value="0.004041">
                <text:p>0.004041</text:p>
              </table:table-cell>
              <table:table-cell office:value-type="float" office:value="1.799">
                <text:p>1.799</text:p>
              </table:table-cell>
              <table:table-cell office:value-type="float" office:value="0.9917">
                <text:p>0.9917</text:p>
              </table:table-cell>
              <table:table-cell office:value-type="float" office:value="0">
                <text:p>0</text:p>
              </table:table-cell>
              <table:table-cell office:value-type="float" office:value="0.0005155">
                <text:p>0.0005155</text:p>
              </table:table-cell>
              <table:table-cell office:value-type="float" office:value="0.5499">
                <text:p>0.5499</text:p>
              </table:table-cell>
              <table:table-cell office:value-type="float" office:value="0.08937">
                <text:p>0.08937</text:p>
              </table:table-cell>
              <table:table-cell office:value-type="float" office:value="0">
                <text:p>0</text:p>
              </table:table-cell>
              <table:table-cell office:value-type="float" office:value="0.6397855">
                <text:p>0.6397855</text:p>
              </table:table-cell>
              <table:table-cell office:value-type="float" office:value="2.794741">
                <text:p>2.794741</text:p>
              </table:table-cell>
              <table:table-cell office:value-type="float" office:value="3.4345265">
                <text:p>3.43452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">
                <text:p>346</text:p>
              </table:table-cell>
              <table:table-cell office:value-type="float" office:value="3.509">
                <text:p>3.509</text:p>
              </table:table-cell>
              <table:table-cell office:value-type="float" office:value="0.004028">
                <text:p>0.004028</text:p>
              </table:table-cell>
              <table:table-cell office:value-type="float" office:value="1.83">
                <text:p>1.83</text:p>
              </table:table-cell>
              <table:table-cell office:value-type="float" office:value="1.014">
                <text:p>1.014</text:p>
              </table:table-cell>
              <table:table-cell office:value-type="float" office:value="0">
                <text:p>0</text:p>
              </table:table-cell>
              <table:table-cell office:value-type="float" office:value="0.001122">
                <text:p>0.001122</text:p>
              </table:table-cell>
              <table:table-cell office:value-type="float" office:value="0.528">
                <text:p>0.528</text:p>
              </table:table-cell>
              <table:table-cell office:value-type="float" office:value="0.1319">
                <text:p>0.1319</text:p>
              </table:table-cell>
              <table:table-cell office:value-type="float" office:value="0">
                <text:p>0</text:p>
              </table:table-cell>
              <table:table-cell office:value-type="float" office:value="0.661022">
                <text:p>0.661022</text:p>
              </table:table-cell>
              <table:table-cell office:value-type="float" office:value="2.848028">
                <text:p>2.848028</text:p>
              </table:table-cell>
              <table:table-cell office:value-type="float" office:value="3.50905">
                <text:p>3.509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">
                <text:p>348</text:p>
              </table:table-cell>
              <table:table-cell office:value-type="float" office:value="3.277">
                <text:p>3.277</text:p>
              </table:table-cell>
              <table:table-cell office:value-type="float" office:value="0.004997">
                <text:p>0.004997</text:p>
              </table:table-cell>
              <table:table-cell office:value-type="float" office:value="1.663">
                <text:p>1.663</text:p>
              </table:table-cell>
              <table:table-cell office:value-type="float" office:value="0.9309">
                <text:p>0.9309</text:p>
              </table:table-cell>
              <table:table-cell office:value-type="float" office:value="0">
                <text:p>0</text:p>
              </table:table-cell>
              <table:table-cell office:value-type="float" office:value="0.001436">
                <text:p>0.001436</text:p>
              </table:table-cell>
              <table:table-cell office:value-type="float" office:value="0.6028">
                <text:p>0.6028</text:p>
              </table:table-cell>
              <table:table-cell office:value-type="float" office:value="0.07386">
                <text:p>0.07386</text:p>
              </table:table-cell>
              <table:table-cell office:value-type="float" office:value="0">
                <text:p>0</text:p>
              </table:table-cell>
              <table:table-cell office:value-type="float" office:value="0.678096">
                <text:p>0.678096</text:p>
              </table:table-cell>
              <table:table-cell office:value-type="float" office:value="2.598897">
                <text:p>2.598897</text:p>
              </table:table-cell>
              <table:table-cell office:value-type="float" office:value="3.276993">
                <text:p>3.2769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2.942">
                <text:p>2.942</text:p>
              </table:table-cell>
              <table:table-cell office:value-type="float" office:value="0.00438">
                <text:p>0.00438</text:p>
              </table:table-cell>
              <table:table-cell office:value-type="float" office:value="1.514">
                <text:p>1.514</text:p>
              </table:table-cell>
              <table:table-cell office:value-type="float" office:value="0.8396">
                <text:p>0.8396</text:p>
              </table:table-cell>
              <table:table-cell office:value-type="float" office:value="0">
                <text:p>0</text:p>
              </table:table-cell>
              <table:table-cell office:value-type="float" office:value="0.0005314">
                <text:p>0.0005314</text:p>
              </table:table-cell>
              <table:table-cell office:value-type="float" office:value="0.4699">
                <text:p>0.4699</text:p>
              </table:table-cell>
              <table:table-cell office:value-type="float" office:value="0.1139">
                <text:p>0.1139</text:p>
              </table:table-cell>
              <table:table-cell office:value-type="float" office:value="0">
                <text:p>0</text:p>
              </table:table-cell>
              <table:table-cell office:value-type="float" office:value="0.5843314">
                <text:p>0.5843314</text:p>
              </table:table-cell>
              <table:table-cell office:value-type="float" office:value="2.35798">
                <text:p>2.35798</text:p>
              </table:table-cell>
              <table:table-cell office:value-type="float" office:value="2.9423114">
                <text:p>2.94231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">
                <text:p>352</text:p>
              </table:table-cell>
              <table:table-cell office:value-type="float" office:value="2.959">
                <text:p>2.959</text:p>
              </table:table-cell>
              <table:table-cell office:value-type="float" office:value="0.004364">
                <text:p>0.004364</text:p>
              </table:table-cell>
              <table:table-cell office:value-type="float" office:value="1.634">
                <text:p>1.634</text:p>
              </table:table-cell>
              <table:table-cell office:value-type="float" office:value="0.7835">
                <text:p>0.7835</text:p>
              </table:table-cell>
              <table:table-cell office:value-type="float" office:value="0">
                <text:p>0</text:p>
              </table:table-cell>
              <table:table-cell office:value-type="float" office:value="0.0008704">
                <text:p>0.0008704</text:p>
              </table:table-cell>
              <table:table-cell office:value-type="float" office:value="0.4046">
                <text:p>0.4046</text:p>
              </table:table-cell>
              <table:table-cell office:value-type="float" office:value="0.1308">
                <text:p>0.1308</text:p>
              </table:table-cell>
              <table:table-cell office:value-type="float" office:value="0">
                <text:p>0</text:p>
              </table:table-cell>
              <table:table-cell office:value-type="float" office:value="0.5362704">
                <text:p>0.5362704</text:p>
              </table:table-cell>
              <table:table-cell office:value-type="float" office:value="2.421864">
                <text:p>2.421864</text:p>
              </table:table-cell>
              <table:table-cell office:value-type="float" office:value="2.9581344">
                <text:p>2.95813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">
                <text:p>354</text:p>
              </table:table-cell>
              <table:table-cell office:value-type="float" office:value="3.163">
                <text:p>3.163</text:p>
              </table:table-cell>
              <table:table-cell office:value-type="float" office:value="0.005186">
                <text:p>0.005186</text:p>
              </table:table-cell>
              <table:table-cell office:value-type="float" office:value="1.561">
                <text:p>1.561</text:p>
              </table:table-cell>
              <table:table-cell office:value-type="float" office:value="0.9239">
                <text:p>0.9239</text:p>
              </table:table-cell>
              <table:table-cell office:value-type="float" office:value="0">
                <text:p>0</text:p>
              </table:table-cell>
              <table:table-cell office:value-type="float" office:value="0.0005574">
                <text:p>0.0005574</text:p>
              </table:table-cell>
              <table:table-cell office:value-type="float" office:value="0.5112">
                <text:p>0.5112</text:p>
              </table:table-cell>
              <table:table-cell office:value-type="float" office:value="0.1607">
                <text:p>0.1607</text:p>
              </table:table-cell>
              <table:table-cell office:value-type="float" office:value="0">
                <text:p>0</text:p>
              </table:table-cell>
              <table:table-cell office:value-type="float" office:value="0.6724574">
                <text:p>0.6724574</text:p>
              </table:table-cell>
              <table:table-cell office:value-type="float" office:value="2.490086">
                <text:p>2.490086</text:p>
              </table:table-cell>
              <table:table-cell office:value-type="float" office:value="3.1625434">
                <text:p>3.16254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2.888">
                <text:p>2.888</text:p>
              </table:table-cell>
              <table:table-cell office:value-type="float" office:value="0.005025">
                <text:p>0.005025</text:p>
              </table:table-cell>
              <table:table-cell office:value-type="float" office:value="1.41">
                <text:p>1.41</text:p>
              </table:table-cell>
              <table:table-cell office:value-type="float" office:value="0.9251">
                <text:p>0.9251</text:p>
              </table:table-cell>
              <table:table-cell office:value-type="float" office:value="0">
                <text:p>0</text:p>
              </table:table-cell>
              <table:table-cell office:value-type="float" office:value="0.001072">
                <text:p>0.001072</text:p>
              </table:table-cell>
              <table:table-cell office:value-type="float" office:value="0.4259">
                <text:p>0.4259</text:p>
              </table:table-cell>
              <table:table-cell office:value-type="float" office:value="0.1209">
                <text:p>0.1209</text:p>
              </table:table-cell>
              <table:table-cell office:value-type="float" office:value="0">
                <text:p>0</text:p>
              </table:table-cell>
              <table:table-cell office:value-type="float" office:value="0.547872">
                <text:p>0.547872</text:p>
              </table:table-cell>
              <table:table-cell office:value-type="float" office:value="2.340125">
                <text:p>2.340125</text:p>
              </table:table-cell>
              <table:table-cell office:value-type="float" office:value="2.887997">
                <text:p>2.8879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">
                <text:p>358</text:p>
              </table:table-cell>
              <table:table-cell office:value-type="float" office:value="2.887">
                <text:p>2.887</text:p>
              </table:table-cell>
              <table:table-cell office:value-type="float" office:value="0.003992">
                <text:p>0.003992</text:p>
              </table:table-cell>
              <table:table-cell office:value-type="float" office:value="1.379">
                <text:p>1.379</text:p>
              </table:table-cell>
              <table:table-cell office:value-type="float" office:value="0.9448">
                <text:p>0.9448</text:p>
              </table:table-cell>
              <table:table-cell office:value-type="float" office:value="0">
                <text:p>0</text:p>
              </table:table-cell>
              <table:table-cell office:value-type="float" office:value="0.00101">
                <text:p>0.00101</text:p>
              </table:table-cell>
              <table:table-cell office:value-type="float" office:value="0.4321">
                <text:p>0.4321</text:p>
              </table:table-cell>
              <table:table-cell office:value-type="float" office:value="0.1267">
                <text:p>0.1267</text:p>
              </table:table-cell>
              <table:table-cell office:value-type="float" office:value="0">
                <text:p>0</text:p>
              </table:table-cell>
              <table:table-cell office:value-type="float" office:value="0.55981">
                <text:p>0.55981</text:p>
              </table:table-cell>
              <table:table-cell office:value-type="float" office:value="2.327792">
                <text:p>2.327792</text:p>
              </table:table-cell>
              <table:table-cell office:value-type="float" office:value="2.887602">
                <text:p>2.8876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">
                <text:p>360</text:p>
              </table:table-cell>
              <table:table-cell office:value-type="float" office:value="2.716">
                <text:p>2.716</text:p>
              </table:table-cell>
              <table:table-cell office:value-type="float" office:value="0.003148">
                <text:p>0.003148</text:p>
              </table:table-cell>
              <table:table-cell office:value-type="float" office:value="1.219">
                <text:p>1.219</text:p>
              </table:table-cell>
              <table:table-cell office:value-type="float" office:value="0.9236">
                <text:p>0.9236</text:p>
              </table:table-cell>
              <table:table-cell office:value-type="float" office:value="0">
                <text:p>0</text:p>
              </table:table-cell>
              <table:table-cell office:value-type="float" office:value="0.001339">
                <text:p>0.001339</text:p>
              </table:table-cell>
              <table:table-cell office:value-type="float" office:value="0.4376">
                <text:p>0.4376</text:p>
              </table:table-cell>
              <table:table-cell office:value-type="float" office:value="0.1313">
                <text:p>0.1313</text:p>
              </table:table-cell>
              <table:table-cell office:value-type="float" office:value="0">
                <text:p>0</text:p>
              </table:table-cell>
              <table:table-cell office:value-type="float" office:value="0.570239">
                <text:p>0.570239</text:p>
              </table:table-cell>
              <table:table-cell office:value-type="float" office:value="2.145748">
                <text:p>2.145748</text:p>
              </table:table-cell>
              <table:table-cell office:value-type="float" office:value="2.715987">
                <text:p>2.7159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">
                <text:p>362</text:p>
              </table:table-cell>
              <table:table-cell office:value-type="float" office:value="2.503">
                <text:p>2.503</text:p>
              </table:table-cell>
              <table:table-cell office:value-type="float" office:value="0.003455">
                <text:p>0.003455</text:p>
              </table:table-cell>
              <table:table-cell office:value-type="float" office:value="1.105">
                <text:p>1.105</text:p>
              </table:table-cell>
              <table:table-cell office:value-type="float" office:value="0.7561">
                <text:p>0.7561</text:p>
              </table:table-cell>
              <table:table-cell office:value-type="float" office:value="0">
                <text:p>0</text:p>
              </table:table-cell>
              <table:table-cell office:value-type="float" office:value="0.001135">
                <text:p>0.001135</text:p>
              </table:table-cell>
              <table:table-cell office:value-type="float" office:value="0.5488">
                <text:p>0.5488</text:p>
              </table:table-cell>
              <table:table-cell office:value-type="float" office:value="0.08948">
                <text:p>0.08948</text:p>
              </table:table-cell>
              <table:table-cell office:value-type="float" office:value="0">
                <text:p>0</text:p>
              </table:table-cell>
              <table:table-cell office:value-type="float" office:value="0.639415">
                <text:p>0.639415</text:p>
              </table:table-cell>
              <table:table-cell office:value-type="float" office:value="1.864555">
                <text:p>1.864555</text:p>
              </table:table-cell>
              <table:table-cell office:value-type="float" office:value="2.50397">
                <text:p>2.503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">
                <text:p>364</text:p>
              </table:table-cell>
              <table:table-cell office:value-type="float" office:value="2.506">
                <text:p>2.506</text:p>
              </table:table-cell>
              <table:table-cell office:value-type="float" office:value="0.001372">
                <text:p>0.001372</text:p>
              </table:table-cell>
              <table:table-cell office:value-type="float" office:value="1.113">
                <text:p>1.113</text:p>
              </table:table-cell>
              <table:table-cell office:value-type="float" office:value="0.763">
                <text:p>0.763</text:p>
              </table:table-cell>
              <table:table-cell office:value-type="float" office:value="0">
                <text:p>0</text:p>
              </table:table-cell>
              <table:table-cell office:value-type="float" office:value="0.0005051">
                <text:p>0.0005051</text:p>
              </table:table-cell>
              <table:table-cell office:value-type="float" office:value="0.5341">
                <text:p>0.5341</text:p>
              </table:table-cell>
              <table:table-cell office:value-type="float" office:value="0.09409">
                <text:p>0.09409</text:p>
              </table:table-cell>
              <table:table-cell office:value-type="float" office:value="0">
                <text:p>0</text:p>
              </table:table-cell>
              <table:table-cell office:value-type="float" office:value="0.6286951">
                <text:p>0.6286951</text:p>
              </table:table-cell>
              <table:table-cell office:value-type="float" office:value="1.877372">
                <text:p>1.877372</text:p>
              </table:table-cell>
              <table:table-cell office:value-type="float" office:value="2.5060671">
                <text:p>2.50606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">
                <text:p>366</text:p>
              </table:table-cell>
              <table:table-cell office:value-type="float" office:value="2.531">
                <text:p>2.531</text:p>
              </table:table-cell>
              <table:table-cell office:value-type="float" office:value="0.001369">
                <text:p>0.001369</text:p>
              </table:table-cell>
              <table:table-cell office:value-type="float" office:value="0.8847">
                <text:p>0.8847</text:p>
              </table:table-cell>
              <table:table-cell office:value-type="float" office:value="0.9502">
                <text:p>0.9502</text:p>
              </table:table-cell>
              <table:table-cell office:value-type="float" office:value="0">
                <text:p>0</text:p>
              </table:table-cell>
              <table:table-cell office:value-type="float" office:value="0.0007914">
                <text:p>0.0007914</text:p>
              </table:table-cell>
              <table:table-cell office:value-type="float" office:value="0.5654">
                <text:p>0.5654</text:p>
              </table:table-cell>
              <table:table-cell office:value-type="float" office:value="0.1287">
                <text:p>0.1287</text:p>
              </table:table-cell>
              <table:table-cell office:value-type="float" office:value="0">
                <text:p>0</text:p>
              </table:table-cell>
              <table:table-cell office:value-type="float" office:value="0.6948914">
                <text:p>0.6948914</text:p>
              </table:table-cell>
              <table:table-cell office:value-type="float" office:value="1.836269">
                <text:p>1.836269</text:p>
              </table:table-cell>
              <table:table-cell office:value-type="float" office:value="2.5311604">
                <text:p>2.53116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">
                <text:p>368</text:p>
              </table:table-cell>
              <table:table-cell office:value-type="float" office:value="2.25">
                <text:p>2.25</text:p>
              </table:table-cell>
              <table:table-cell office:value-type="float" office:value="0.0008649">
                <text:p>0.0008649</text:p>
              </table:table-cell>
              <table:table-cell office:value-type="float" office:value="0.7404">
                <text:p>0.7404</text:p>
              </table:table-cell>
              <table:table-cell office:value-type="float" office:value="0.9072">
                <text:p>0.9072</text:p>
              </table:table-cell>
              <table:table-cell office:value-type="float" office:value="0">
                <text:p>0</text:p>
              </table:table-cell>
              <table:table-cell office:value-type="float" office:value="0.0005731">
                <text:p>0.0005731</text:p>
              </table:table-cell>
              <table:table-cell office:value-type="float" office:value="0.4774">
                <text:p>0.4774</text:p>
              </table:table-cell>
              <table:table-cell office:value-type="float" office:value="0.1239">
                <text:p>0.1239</text:p>
              </table:table-cell>
              <table:table-cell office:value-type="float" office:value="0">
                <text:p>0</text:p>
              </table:table-cell>
              <table:table-cell office:value-type="float" office:value="0.6018731">
                <text:p>0.6018731</text:p>
              </table:table-cell>
              <table:table-cell office:value-type="float" office:value="1.6484649">
                <text:p>1.6484649</text:p>
              </table:table-cell>
              <table:table-cell office:value-type="float" office:value="2.250338">
                <text:p>2.2503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">
                <text:p>370</text:p>
              </table:table-cell>
              <table:table-cell office:value-type="float" office:value="2.08">
                <text:p>2.08</text:p>
              </table:table-cell>
              <table:table-cell office:value-type="float" office:value="0.002008">
                <text:p>0.002008</text:p>
              </table:table-cell>
              <table:table-cell office:value-type="float" office:value="0.6704">
                <text:p>0.6704</text:p>
              </table:table-cell>
              <table:table-cell office:value-type="float" office:value="0.8027">
                <text:p>0.8027</text:p>
              </table:table-cell>
              <table:table-cell office:value-type="float" office:value="0">
                <text:p>0</text:p>
              </table:table-cell>
              <table:table-cell office:value-type="float" office:value="0.0004279">
                <text:p>0.0004279</text:p>
              </table:table-cell>
              <table:table-cell office:value-type="float" office:value="0.4884">
                <text:p>0.4884</text:p>
              </table:table-cell>
              <table:table-cell office:value-type="float" office:value="0.1163">
                <text:p>0.1163</text:p>
              </table:table-cell>
              <table:table-cell office:value-type="float" office:value="0">
                <text:p>0</text:p>
              </table:table-cell>
              <table:table-cell office:value-type="float" office:value="0.6051279">
                <text:p>0.6051279</text:p>
              </table:table-cell>
              <table:table-cell office:value-type="float" office:value="1.475108">
                <text:p>1.475108</text:p>
              </table:table-cell>
              <table:table-cell office:value-type="float" office:value="2.0802359">
                <text:p>2.08023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">
                <text:p>372</text:p>
              </table:table-cell>
              <table:table-cell office:value-type="float" office:value="1.882">
                <text:p>1.882</text:p>
              </table:table-cell>
              <table:table-cell office:value-type="float" office:value="0.0009849">
                <text:p>0.0009849</text:p>
              </table:table-cell>
              <table:table-cell office:value-type="float" office:value="0.5817">
                <text:p>0.5817</text:p>
              </table:table-cell>
              <table:table-cell office:value-type="float" office:value="0.8232">
                <text:p>0.8232</text:p>
              </table:table-cell>
              <table:table-cell office:value-type="float" office:value="0">
                <text:p>0</text:p>
              </table:table-cell>
              <table:table-cell office:value-type="float" office:value="0.0005697">
                <text:p>0.0005697</text:p>
              </table:table-cell>
              <table:table-cell office:value-type="float" office:value="0.3559">
                <text:p>0.355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4764697">
                <text:p>0.4764697</text:p>
              </table:table-cell>
              <table:table-cell office:value-type="float" office:value="1.4058849">
                <text:p>1.4058849</text:p>
              </table:table-cell>
              <table:table-cell office:value-type="float" office:value="1.8823546">
                <text:p>1.8823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">
                <text:p>374</text:p>
              </table:table-cell>
              <table:table-cell office:value-type="float" office:value="2.08">
                <text:p>2.08</text:p>
              </table:table-cell>
              <table:table-cell office:value-type="float" office:value="0.0008187">
                <text:p>0.0008187</text:p>
              </table:table-cell>
              <table:table-cell office:value-type="float" office:value="0.6221">
                <text:p>0.6221</text:p>
              </table:table-cell>
              <table:table-cell office:value-type="float" office:value="0.9067">
                <text:p>0.9067</text:p>
              </table:table-cell>
              <table:table-cell office:value-type="float" office:value="0">
                <text:p>0</text:p>
              </table:table-cell>
              <table:table-cell office:value-type="float" office:value="0.0008497">
                <text:p>0.0008497</text:p>
              </table:table-cell>
              <table:table-cell office:value-type="float" office:value="0.4579">
                <text:p>0.4579</text:p>
              </table:table-cell>
              <table:table-cell office:value-type="float" office:value="0.09206">
                <text:p>0.09206</text:p>
              </table:table-cell>
              <table:table-cell office:value-type="float" office:value="0">
                <text:p>0</text:p>
              </table:table-cell>
              <table:table-cell office:value-type="float" office:value="0.5508097">
                <text:p>0.5508097</text:p>
              </table:table-cell>
              <table:table-cell office:value-type="float" office:value="1.5296187">
                <text:p>1.5296187</text:p>
              </table:table-cell>
              <table:table-cell office:value-type="float" office:value="2.0804284">
                <text:p>2.08042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">
                <text:p>376</text:p>
              </table:table-cell>
              <table:table-cell office:value-type="float" office:value="1.715">
                <text:p>1.715</text:p>
              </table:table-cell>
              <table:table-cell office:value-type="float" office:value="0.0005608">
                <text:p>0.0005608</text:p>
              </table:table-cell>
              <table:table-cell office:value-type="float" office:value="0.4463">
                <text:p>0.4463</text:p>
              </table:table-cell>
              <table:table-cell office:value-type="float" office:value="0.7875">
                <text:p>0.7875</text:p>
              </table:table-cell>
              <table:table-cell office:value-type="float" office:value="0">
                <text:p>0</text:p>
              </table:table-cell>
              <table:table-cell office:value-type="float" office:value="0.0007115">
                <text:p>0.0007115</text:p>
              </table:table-cell>
              <table:table-cell office:value-type="float" office:value="0.3919">
                <text:p>0.3919</text:p>
              </table:table-cell>
              <table:table-cell office:value-type="float" office:value="0.08808">
                <text:p>0.08808</text:p>
              </table:table-cell>
              <table:table-cell office:value-type="float" office:value="0">
                <text:p>0</text:p>
              </table:table-cell>
              <table:table-cell office:value-type="float" office:value="0.4806915">
                <text:p>0.4806915</text:p>
              </table:table-cell>
              <table:table-cell office:value-type="float" office:value="1.2343608">
                <text:p>1.2343608</text:p>
              </table:table-cell>
              <table:table-cell office:value-type="float" office:value="1.7150523">
                <text:p>1.7150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">
                <text:p>378</text:p>
              </table:table-cell>
              <table:table-cell office:value-type="float" office:value="1.867">
                <text:p>1.867</text:p>
              </table:table-cell>
              <table:table-cell office:value-type="float" office:value="0.00003506">
                <text:p>0.00003506</text:p>
              </table:table-cell>
              <table:table-cell office:value-type="float" office:value="0.455">
                <text:p>0.455</text:p>
              </table:table-cell>
              <table:table-cell office:value-type="float" office:value="0.854">
                <text:p>0.854</text:p>
              </table:table-cell>
              <table:table-cell office:value-type="float" office:value="0">
                <text:p>0</text:p>
              </table:table-cell>
              <table:table-cell office:value-type="float" office:value="0.001123">
                <text:p>0.001123</text:p>
              </table:table-cell>
              <table:table-cell office:value-type="float" office:value="0.449">
                <text:p>0.449</text:p>
              </table:table-cell>
              <table:table-cell office:value-type="float" office:value="0.1078">
                <text:p>0.1078</text:p>
              </table:table-cell>
              <table:table-cell office:value-type="float" office:value="0">
                <text:p>0</text:p>
              </table:table-cell>
              <table:table-cell office:value-type="float" office:value="0.557923">
                <text:p>0.557923</text:p>
              </table:table-cell>
              <table:table-cell office:value-type="float" office:value="1.30903506">
                <text:p>1.30903506</text:p>
              </table:table-cell>
              <table:table-cell office:value-type="float" office:value="1.86695806">
                <text:p>1.86695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">
                <text:p>380</text:p>
              </table:table-cell>
              <table:table-cell office:value-type="float" office:value="1.848">
                <text:p>1.848</text:p>
              </table:table-cell>
              <table:table-cell office:value-type="float" office:value="0.0002055">
                <text:p>0.0002055</text:p>
              </table:table-cell>
              <table:table-cell office:value-type="float" office:value="0.4244">
                <text:p>0.4244</text:p>
              </table:table-cell>
              <table:table-cell office:value-type="float" office:value="0.8687">
                <text:p>0.8687</text:p>
              </table:table-cell>
              <table:table-cell office:value-type="float" office:value="0">
                <text:p>0</text:p>
              </table:table-cell>
              <table:table-cell office:value-type="float" office:value="0.0008149">
                <text:p>0.0008149</text:p>
              </table:table-cell>
              <table:table-cell office:value-type="float" office:value="0.4701">
                <text:p>0.4701</text:p>
              </table:table-cell>
              <table:table-cell office:value-type="float" office:value="0.08345">
                <text:p>0.08345</text:p>
              </table:table-cell>
              <table:table-cell office:value-type="float" office:value="0">
                <text:p>0</text:p>
              </table:table-cell>
              <table:table-cell office:value-type="float" office:value="0.5543649">
                <text:p>0.5543649</text:p>
              </table:table-cell>
              <table:table-cell office:value-type="float" office:value="1.2933055">
                <text:p>1.2933055</text:p>
              </table:table-cell>
              <table:table-cell office:value-type="float" office:value="1.8476704">
                <text:p>1.84767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">
                <text:p>382</text:p>
              </table:table-cell>
              <table:table-cell office:value-type="float" office:value="1.713">
                <text:p>1.713</text:p>
              </table:table-cell>
              <table:table-cell office:value-type="float" office:value="0.0003872">
                <text:p>0.0003872</text:p>
              </table:table-cell>
              <table:table-cell office:value-type="float" office:value="0.3326">
                <text:p>0.3326</text:p>
              </table:table-cell>
              <table:table-cell office:value-type="float" office:value="0.8331">
                <text:p>0.8331</text:p>
              </table:table-cell>
              <table:table-cell office:value-type="float" office:value="0">
                <text:p>0</text:p>
              </table:table-cell>
              <table:table-cell office:value-type="float" office:value="0.0007252">
                <text:p>0.0007252</text:p>
              </table:table-cell>
              <table:table-cell office:value-type="float" office:value="0.4237">
                <text:p>0.4237</text:p>
              </table:table-cell>
              <table:table-cell office:value-type="float" office:value="0.1222">
                <text:p>0.1222</text:p>
              </table:table-cell>
              <table:table-cell office:value-type="float" office:value="0">
                <text:p>0</text:p>
              </table:table-cell>
              <table:table-cell office:value-type="float" office:value="0.5466252">
                <text:p>0.5466252</text:p>
              </table:table-cell>
              <table:table-cell office:value-type="float" office:value="1.1660872">
                <text:p>1.1660872</text:p>
              </table:table-cell>
              <table:table-cell office:value-type="float" office:value="1.7127124">
                <text:p>1.71271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">
                <text:p>384</text:p>
              </table:table-cell>
              <table:table-cell office:value-type="float" office:value="1.534">
                <text:p>1.534</text:p>
              </table:table-cell>
              <table:table-cell office:value-type="float" office:value="0.00002048">
                <text:p>0.00002048</text:p>
              </table:table-cell>
              <table:table-cell office:value-type="float" office:value="0.3892">
                <text:p>0.3892</text:p>
              </table:table-cell>
              <table:table-cell office:value-type="float" office:value="0.7563">
                <text:p>0.7563</text:p>
              </table:table-cell>
              <table:table-cell office:value-type="float" office:value="0">
                <text:p>0</text:p>
              </table:table-cell>
              <table:table-cell office:value-type="float" office:value="0.0001692">
                <text:p>0.0001692</text:p>
              </table:table-cell>
              <table:table-cell office:value-type="float" office:value="0.3122">
                <text:p>0.3122</text:p>
              </table:table-cell>
              <table:table-cell office:value-type="float" office:value="0.07663">
                <text:p>0.07663</text:p>
              </table:table-cell>
              <table:table-cell office:value-type="float" office:value="0">
                <text:p>0</text:p>
              </table:table-cell>
              <table:table-cell office:value-type="float" office:value="0.3889992">
                <text:p>0.3889992</text:p>
              </table:table-cell>
              <table:table-cell office:value-type="float" office:value="1.14552048">
                <text:p>1.14552048</text:p>
              </table:table-cell>
              <table:table-cell office:value-type="float" office:value="1.53451968">
                <text:p>1.534519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">
                <text:p>386</text:p>
              </table:table-cell>
              <table:table-cell office:value-type="float" office:value="1.934">
                <text:p>1.934</text:p>
              </table:table-cell>
              <table:table-cell office:value-type="float" office:value="0.0007423">
                <text:p>0.0007423</text:p>
              </table:table-cell>
              <table:table-cell office:value-type="float" office:value="0.3336">
                <text:p>0.3336</text:p>
              </table:table-cell>
              <table:table-cell office:value-type="float" office:value="1.014">
                <text:p>1.014</text:p>
              </table:table-cell>
              <table:table-cell office:value-type="float" office:value="0">
                <text:p>0</text:p>
              </table:table-cell>
              <table:table-cell office:value-type="float" office:value="0.0007303">
                <text:p>0.0007303</text:p>
              </table:table-cell>
              <table:table-cell office:value-type="float" office:value="0.4573">
                <text:p>0.4573</text:p>
              </table:table-cell>
              <table:table-cell office:value-type="float" office:value="0.1276">
                <text:p>0.1276</text:p>
              </table:table-cell>
              <table:table-cell office:value-type="float" office:value="0">
                <text:p>0</text:p>
              </table:table-cell>
              <table:table-cell office:value-type="float" office:value="0.5856303">
                <text:p>0.5856303</text:p>
              </table:table-cell>
              <table:table-cell office:value-type="float" office:value="1.3483423">
                <text:p>1.3483423</text:p>
              </table:table-cell>
              <table:table-cell office:value-type="float" office:value="1.9339726">
                <text:p>1.93397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">
                <text:p>388</text:p>
              </table:table-cell>
              <table:table-cell office:value-type="float" office:value="1.62">
                <text:p>1.62</text:p>
              </table:table-cell>
              <table:table-cell office:value-type="float" office:value="0.000469">
                <text:p>0.000469</text:p>
              </table:table-cell>
              <table:table-cell office:value-type="float" office:value="0.3044">
                <text:p>0.3044</text:p>
              </table:table-cell>
              <table:table-cell office:value-type="float" office:value="0.8053">
                <text:p>0.8053</text:p>
              </table:table-cell>
              <table:table-cell office:value-type="float" office:value="0">
                <text:p>0</text:p>
              </table:table-cell>
              <table:table-cell office:value-type="float" office:value="0.000549">
                <text:p>0.000549</text:p>
              </table:table-cell>
              <table:table-cell office:value-type="float" office:value="0.4216">
                <text:p>0.4216</text:p>
              </table:table-cell>
              <table:table-cell office:value-type="float" office:value="0.08765">
                <text:p>0.08765</text:p>
              </table:table-cell>
              <table:table-cell office:value-type="float" office:value="0">
                <text:p>0</text:p>
              </table:table-cell>
              <table:table-cell office:value-type="float" office:value="0.509799">
                <text:p>0.509799</text:p>
              </table:table-cell>
              <table:table-cell office:value-type="float" office:value="1.110169">
                <text:p>1.110169</text:p>
              </table:table-cell>
              <table:table-cell office:value-type="float" office:value="1.619968">
                <text:p>1.6199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">
                <text:p>390</text:p>
              </table:table-cell>
              <table:table-cell office:value-type="float" office:value="1.568">
                <text:p>1.568</text:p>
              </table:table-cell>
              <table:table-cell office:value-type="float" office:value="0">
                <text:p>0</text:p>
              </table:table-cell>
              <table:table-cell office:value-type="float" office:value="0.2873">
                <text:p>0.2873</text:p>
              </table:table-cell>
              <table:table-cell office:value-type="float" office:value="0.7934">
                <text:p>0.7934</text:p>
              </table:table-cell>
              <table:table-cell office:value-type="float" office:value="0">
                <text:p>0</text:p>
              </table:table-cell>
              <table:table-cell office:value-type="float" office:value="0.0003851">
                <text:p>0.0003851</text:p>
              </table:table-cell>
              <table:table-cell office:value-type="float" office:value="0.3752">
                <text:p>0.3752</text:p>
              </table:table-cell>
              <table:table-cell office:value-type="float" office:value="0.1122">
                <text:p>0.1122</text:p>
              </table:table-cell>
              <table:table-cell office:value-type="float" office:value="0">
                <text:p>0</text:p>
              </table:table-cell>
              <table:table-cell office:value-type="float" office:value="0.4877851">
                <text:p>0.4877851</text:p>
              </table:table-cell>
              <table:table-cell office:value-type="float" office:value="1.0807">
                <text:p>1.0807</text:p>
              </table:table-cell>
              <table:table-cell office:value-type="float" office:value="1.5684851">
                <text:p>1.56848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">
                <text:p>392</text:p>
              </table:table-cell>
              <table:table-cell office:value-type="float" office:value="1.653">
                <text:p>1.653</text:p>
              </table:table-cell>
              <table:table-cell office:value-type="float" office:value="0.0007957">
                <text:p>0.0007957</text:p>
              </table:table-cell>
              <table:table-cell office:value-type="float" office:value="0.2332">
                <text:p>0.2332</text:p>
              </table:table-cell>
              <table:table-cell office:value-type="float" office:value="0.9333">
                <text:p>0.9333</text:p>
              </table:table-cell>
              <table:table-cell office:value-type="float" office:value="0">
                <text:p>0</text:p>
              </table:table-cell>
              <table:table-cell office:value-type="float" office:value="0.0002442">
                <text:p>0.0002442</text:p>
              </table:table-cell>
              <table:table-cell office:value-type="float" office:value="0.403">
                <text:p>0.403</text:p>
              </table:table-cell>
              <table:table-cell office:value-type="float" office:value="0.08256">
                <text:p>0.08256</text:p>
              </table:table-cell>
              <table:table-cell office:value-type="float" office:value="0">
                <text:p>0</text:p>
              </table:table-cell>
              <table:table-cell office:value-type="float" office:value="0.4858042">
                <text:p>0.4858042</text:p>
              </table:table-cell>
              <table:table-cell office:value-type="float" office:value="1.1672957">
                <text:p>1.1672957</text:p>
              </table:table-cell>
              <table:table-cell office:value-type="float" office:value="1.6530999">
                <text:p>1.6530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">
                <text:p>394</text:p>
              </table:table-cell>
              <table:table-cell office:value-type="float" office:value="1.66">
                <text:p>1.66</text:p>
              </table:table-cell>
              <table:table-cell office:value-type="float" office:value="0.00003417">
                <text:p>0.00003417</text:p>
              </table:table-cell>
              <table:table-cell office:value-type="float" office:value="0.2973">
                <text:p>0.2973</text:p>
              </table:table-cell>
              <table:table-cell office:value-type="float" office:value="0.9178">
                <text:p>0.9178</text:p>
              </table:table-cell>
              <table:table-cell office:value-type="float" office:value="0">
                <text:p>0</text:p>
              </table:table-cell>
              <table:table-cell office:value-type="float" office:value="0.0003823">
                <text:p>0.0003823</text:p>
              </table:table-cell>
              <table:table-cell office:value-type="float" office:value="0.3553">
                <text:p>0.3553</text:p>
              </table:table-cell>
              <table:table-cell office:value-type="float" office:value="0.08948">
                <text:p>0.08948</text:p>
              </table:table-cell>
              <table:table-cell office:value-type="float" office:value="0">
                <text:p>0</text:p>
              </table:table-cell>
              <table:table-cell office:value-type="float" office:value="0.4451623">
                <text:p>0.4451623</text:p>
              </table:table-cell>
              <table:table-cell office:value-type="float" office:value="1.21513417">
                <text:p>1.21513417</text:p>
              </table:table-cell>
              <table:table-cell office:value-type="float" office:value="1.66029647">
                <text:p>1.660296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">
                <text:p>396</text:p>
              </table:table-cell>
              <table:table-cell office:value-type="float" office:value="1.601">
                <text:p>1.601</text:p>
              </table:table-cell>
              <table:table-cell office:value-type="float" office:value="0.0007598">
                <text:p>0.0007598</text:p>
              </table:table-cell>
              <table:table-cell office:value-type="float" office:value="0.3194">
                <text:p>0.3194</text:p>
              </table:table-cell>
              <table:table-cell office:value-type="float" office:value="0.8162">
                <text:p>0.8162</text:p>
              </table:table-cell>
              <table:table-cell office:value-type="float" office:value="0">
                <text:p>0</text:p>
              </table:table-cell>
              <table:table-cell office:value-type="float" office:value="0.0001296">
                <text:p>0.0001296</text:p>
              </table:table-cell>
              <table:table-cell office:value-type="float" office:value="0.3827">
                <text:p>0.3827</text:p>
              </table:table-cell>
              <table:table-cell office:value-type="float" office:value="0.08166">
                <text:p>0.08166</text:p>
              </table:table-cell>
              <table:table-cell office:value-type="float" office:value="0">
                <text:p>0</text:p>
              </table:table-cell>
              <table:table-cell office:value-type="float" office:value="0.4644896">
                <text:p>0.4644896</text:p>
              </table:table-cell>
              <table:table-cell office:value-type="float" office:value="1.1363598">
                <text:p>1.1363598</text:p>
              </table:table-cell>
              <table:table-cell office:value-type="float" office:value="1.6008494">
                <text:p>1.60084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">
                <text:p>398</text:p>
              </table:table-cell>
              <table:table-cell office:value-type="float" office:value="1.556">
                <text:p>1.556</text:p>
              </table:table-cell>
              <table:table-cell office:value-type="float" office:value="0.001179">
                <text:p>0.001179</text:p>
              </table:table-cell>
              <table:table-cell office:value-type="float" office:value="0.2972">
                <text:p>0.2972</text:p>
              </table:table-cell>
              <table:table-cell office:value-type="float" office:value="0.8392">
                <text:p>0.8392</text:p>
              </table:table-cell>
              <table:table-cell office:value-type="float" office:value="0">
                <text:p>0</text:p>
              </table:table-cell>
              <table:table-cell office:value-type="float" office:value="0.000262">
                <text:p>0.000262</text:p>
              </table:table-cell>
              <table:table-cell office:value-type="float" office:value="0.325">
                <text:p>0.325</text:p>
              </table:table-cell>
              <table:table-cell office:value-type="float" office:value="0.09296">
                <text:p>0.09296</text:p>
              </table:table-cell>
              <table:table-cell office:value-type="float" office:value="0">
                <text:p>0</text:p>
              </table:table-cell>
              <table:table-cell office:value-type="float" office:value="0.418222">
                <text:p>0.418222</text:p>
              </table:table-cell>
              <table:table-cell office:value-type="float" office:value="1.137579">
                <text:p>1.137579</text:p>
              </table:table-cell>
              <table:table-cell office:value-type="float" office:value="1.555801">
                <text:p>1.5558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1.416">
                <text:p>1.416</text:p>
              </table:table-cell>
              <table:table-cell office:value-type="float" office:value="0.0001556">
                <text:p>0.0001556</text:p>
              </table:table-cell>
              <table:table-cell office:value-type="float" office:value="0.3074">
                <text:p>0.3074</text:p>
              </table:table-cell>
              <table:table-cell office:value-type="float" office:value="0.6922">
                <text:p>0.6922</text:p>
              </table:table-cell>
              <table:table-cell office:value-type="float" office:value="0">
                <text:p>0</text:p>
              </table:table-cell>
              <table:table-cell office:value-type="float" office:value="0.0002983">
                <text:p>0.0002983</text:p>
              </table:table-cell>
              <table:table-cell office:value-type="float" office:value="0.3628">
                <text:p>0.3628</text:p>
              </table:table-cell>
              <table:table-cell office:value-type="float" office:value="0.05348">
                <text:p>0.05348</text:p>
              </table:table-cell>
              <table:table-cell office:value-type="float" office:value="0">
                <text:p>0</text:p>
              </table:table-cell>
              <table:table-cell office:value-type="float" office:value="0.4165783">
                <text:p>0.4165783</text:p>
              </table:table-cell>
              <table:table-cell office:value-type="float" office:value="0.9997556">
                <text:p>0.9997556</text:p>
              </table:table-cell>
              <table:table-cell office:value-type="float" office:value="1.4163339">
                <text:p>1.41633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">
                <text:p>402</text:p>
              </table:table-cell>
              <table:table-cell office:value-type="float" office:value="1.635">
                <text:p>1.635</text:p>
              </table:table-cell>
              <table:table-cell office:value-type="float" office:value="0.0003677">
                <text:p>0.0003677</text:p>
              </table:table-cell>
              <table:table-cell office:value-type="float" office:value="0.3801">
                <text:p>0.3801</text:p>
              </table:table-cell>
              <table:table-cell office:value-type="float" office:value="0.8333">
                <text:p>0.8333</text:p>
              </table:table-cell>
              <table:table-cell office:value-type="float" office:value="0">
                <text:p>0</text:p>
              </table:table-cell>
              <table:table-cell office:value-type="float" office:value="0.001157">
                <text:p>0.001157</text:p>
              </table:table-cell>
              <table:table-cell office:value-type="float" office:value="0.3303">
                <text:p>0.3303</text:p>
              </table:table-cell>
              <table:table-cell office:value-type="float" office:value="0.08988">
                <text:p>0.08988</text:p>
              </table:table-cell>
              <table:table-cell office:value-type="float" office:value="0">
                <text:p>0</text:p>
              </table:table-cell>
              <table:table-cell office:value-type="float" office:value="0.421337">
                <text:p>0.421337</text:p>
              </table:table-cell>
              <table:table-cell office:value-type="float" office:value="1.2137677">
                <text:p>1.2137677</text:p>
              </table:table-cell>
              <table:table-cell office:value-type="float" office:value="1.6351047">
                <text:p>1.63510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">
                <text:p>404</text:p>
              </table:table-cell>
              <table:table-cell office:value-type="float" office:value="1.725">
                <text:p>1.725</text:p>
              </table:table-cell>
              <table:table-cell office:value-type="float" office:value="0.000113">
                <text:p>0.000113</text:p>
              </table:table-cell>
              <table:table-cell office:value-type="float" office:value="0.3972">
                <text:p>0.3972</text:p>
              </table:table-cell>
              <table:table-cell office:value-type="float" office:value="0.9007">
                <text:p>0.9007</text:p>
              </table:table-cell>
              <table:table-cell office:value-type="float" office:value="0">
                <text:p>0</text:p>
              </table:table-cell>
              <table:table-cell office:value-type="float" office:value="0.001054">
                <text:p>0.001054</text:p>
              </table:table-cell>
              <table:table-cell office:value-type="float" office:value="0.3479">
                <text:p>0.3479</text:p>
              </table:table-cell>
              <table:table-cell office:value-type="float" office:value="0.07846">
                <text:p>0.07846</text:p>
              </table:table-cell>
              <table:table-cell office:value-type="float" office:value="0">
                <text:p>0</text:p>
              </table:table-cell>
              <table:table-cell office:value-type="float" office:value="0.427414">
                <text:p>0.427414</text:p>
              </table:table-cell>
              <table:table-cell office:value-type="float" office:value="1.298013">
                <text:p>1.298013</text:p>
              </table:table-cell>
              <table:table-cell office:value-type="float" office:value="1.725427">
                <text:p>1.7254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">
                <text:p>406</text:p>
              </table:table-cell>
              <table:table-cell office:value-type="float" office:value="1.662">
                <text:p>1.662</text:p>
              </table:table-cell>
              <table:table-cell office:value-type="float" office:value="0.0009583">
                <text:p>0.0009583</text:p>
              </table:table-cell>
              <table:table-cell office:value-type="float" office:value="0.4382">
                <text:p>0.4382</text:p>
              </table:table-cell>
              <table:table-cell office:value-type="float" office:value="0.8066">
                <text:p>0.8066</text:p>
              </table:table-cell>
              <table:table-cell office:value-type="float" office:value="0">
                <text:p>0</text:p>
              </table:table-cell>
              <table:table-cell office:value-type="float" office:value="0.000707">
                <text:p>0.000707</text:p>
              </table:table-cell>
              <table:table-cell office:value-type="float" office:value="0.327">
                <text:p>0.327</text:p>
              </table:table-cell>
              <table:table-cell office:value-type="float" office:value="0.08806">
                <text:p>0.08806</text:p>
              </table:table-cell>
              <table:table-cell office:value-type="float" office:value="0">
                <text:p>0</text:p>
              </table:table-cell>
              <table:table-cell office:value-type="float" office:value="0.415767">
                <text:p>0.415767</text:p>
              </table:table-cell>
              <table:table-cell office:value-type="float" office:value="1.2457583">
                <text:p>1.2457583</text:p>
              </table:table-cell>
              <table:table-cell office:value-type="float" office:value="1.6615253">
                <text:p>1.66152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">
                <text:p>408</text:p>
              </table:table-cell>
              <table:table-cell office:value-type="float" office:value="1.782">
                <text:p>1.782</text:p>
              </table:table-cell>
              <table:table-cell office:value-type="float" office:value="0.001084">
                <text:p>0.001084</text:p>
              </table:table-cell>
              <table:table-cell office:value-type="float" office:value="0.5124">
                <text:p>0.5124</text:p>
              </table:table-cell>
              <table:table-cell office:value-type="float" office:value="0.8716">
                <text:p>0.8716</text:p>
              </table:table-cell>
              <table:table-cell office:value-type="float" office:value="0">
                <text:p>0</text:p>
              </table:table-cell>
              <table:table-cell office:value-type="float" office:value="0.00101">
                <text:p>0.00101</text:p>
              </table:table-cell>
              <table:table-cell office:value-type="float" office:value="0.323">
                <text:p>0.323</text:p>
              </table:table-cell>
              <table:table-cell office:value-type="float" office:value="0.07242">
                <text:p>0.07242</text:p>
              </table:table-cell>
              <table:table-cell office:value-type="float" office:value="0">
                <text:p>0</text:p>
              </table:table-cell>
              <table:table-cell office:value-type="float" office:value="0.39643">
                <text:p>0.39643</text:p>
              </table:table-cell>
              <table:table-cell office:value-type="float" office:value="1.385084">
                <text:p>1.385084</text:p>
              </table:table-cell>
              <table:table-cell office:value-type="float" office:value="1.781514">
                <text:p>1.7815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">
                <text:p>410</text:p>
              </table:table-cell>
              <table:table-cell office:value-type="float" office:value="1.738">
                <text:p>1.738</text:p>
              </table:table-cell>
              <table:table-cell office:value-type="float" office:value="0.00109">
                <text:p>0.00109</text:p>
              </table:table-cell>
              <table:table-cell office:value-type="float" office:value="0.4693">
                <text:p>0.4693</text:p>
              </table:table-cell>
              <table:table-cell office:value-type="float" office:value="0.9129">
                <text:p>0.9129</text:p>
              </table:table-cell>
              <table:table-cell office:value-type="float" office:value="0">
                <text:p>0</text:p>
              </table:table-cell>
              <table:table-cell office:value-type="float" office:value="0.000295">
                <text:p>0.000295</text:p>
              </table:table-cell>
              <table:table-cell office:value-type="float" office:value="0.3047">
                <text:p>0.3047</text:p>
              </table:table-cell>
              <table:table-cell office:value-type="float" office:value="0.04967">
                <text:p>0.04967</text:p>
              </table:table-cell>
              <table:table-cell office:value-type="float" office:value="0">
                <text:p>0</text:p>
              </table:table-cell>
              <table:table-cell office:value-type="float" office:value="0.354665">
                <text:p>0.354665</text:p>
              </table:table-cell>
              <table:table-cell office:value-type="float" office:value="1.38329">
                <text:p>1.38329</text:p>
              </table:table-cell>
              <table:table-cell office:value-type="float" office:value="1.737955">
                <text:p>1.7379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">
                <text:p>412</text:p>
              </table:table-cell>
              <table:table-cell office:value-type="float" office:value="1.811">
                <text:p>1.811</text:p>
              </table:table-cell>
              <table:table-cell office:value-type="float" office:value="0.0009563">
                <text:p>0.0009563</text:p>
              </table:table-cell>
              <table:table-cell office:value-type="float" office:value="0.6385">
                <text:p>0.6385</text:p>
              </table:table-cell>
              <table:table-cell office:value-type="float" office:value="0.7873">
                <text:p>0.7873</text:p>
              </table:table-cell>
              <table:table-cell office:value-type="float" office:value="0">
                <text:p>0</text:p>
              </table:table-cell>
              <table:table-cell office:value-type="float" office:value="0.00007036">
                <text:p>0.00007036</text:p>
              </table:table-cell>
              <table:table-cell office:value-type="float" office:value="0.3126">
                <text:p>0.3126</text:p>
              </table:table-cell>
              <table:table-cell office:value-type="float" office:value="0.07122">
                <text:p>0.07122</text:p>
              </table:table-cell>
              <table:table-cell office:value-type="float" office:value="0">
                <text:p>0</text:p>
              </table:table-cell>
              <table:table-cell office:value-type="float" office:value="0.38389036">
                <text:p>0.38389036</text:p>
              </table:table-cell>
              <table:table-cell office:value-type="float" office:value="1.4267563">
                <text:p>1.4267563</text:p>
              </table:table-cell>
              <table:table-cell office:value-type="float" office:value="1.81064666">
                <text:p>1.810646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">
                <text:p>414</text:p>
              </table:table-cell>
              <table:table-cell office:value-type="float" office:value="2.065">
                <text:p>2.065</text:p>
              </table:table-cell>
              <table:table-cell office:value-type="float" office:value="0.0008505">
                <text:p>0.0008505</text:p>
              </table:table-cell>
              <table:table-cell office:value-type="float" office:value="0.6252">
                <text:p>0.6252</text:p>
              </table:table-cell>
              <table:table-cell office:value-type="float" office:value="1.058">
                <text:p>1.058</text:p>
              </table:table-cell>
              <table:table-cell office:value-type="float" office:value="0">
                <text:p>0</text:p>
              </table:table-cell>
              <table:table-cell office:value-type="float" office:value="0.0007509">
                <text:p>0.0007509</text:p>
              </table:table-cell>
              <table:table-cell office:value-type="float" office:value="0.3245">
                <text:p>0.3245</text:p>
              </table:table-cell>
              <table:table-cell office:value-type="float" office:value="0.05633">
                <text:p>0.05633</text:p>
              </table:table-cell>
              <table:table-cell office:value-type="float" office:value="0">
                <text:p>0</text:p>
              </table:table-cell>
              <table:table-cell office:value-type="float" office:value="0.3815809">
                <text:p>0.3815809</text:p>
              </table:table-cell>
              <table:table-cell office:value-type="float" office:value="1.6840505">
                <text:p>1.6840505</text:p>
              </table:table-cell>
              <table:table-cell office:value-type="float" office:value="2.0656314">
                <text:p>2.06563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">
                <text:p>416</text:p>
              </table:table-cell>
              <table:table-cell office:value-type="float" office:value="2.251">
                <text:p>2.251</text:p>
              </table:table-cell>
              <table:table-cell office:value-type="float" office:value="0.0009888">
                <text:p>0.0009888</text:p>
              </table:table-cell>
              <table:table-cell office:value-type="float" office:value="0.825">
                <text:p>0.825</text:p>
              </table:table-cell>
              <table:table-cell office:value-type="float" office:value="1.004">
                <text:p>1.004</text:p>
              </table:table-cell>
              <table:table-cell office:value-type="float" office:value="0">
                <text:p>0</text:p>
              </table:table-cell>
              <table:table-cell office:value-type="float" office:value="0.000421">
                <text:p>0.000421</text:p>
              </table:table-cell>
              <table:table-cell office:value-type="float" office:value="0.3422">
                <text:p>0.3422</text:p>
              </table:table-cell>
              <table:table-cell office:value-type="float" office:value="0.07931">
                <text:p>0.07931</text:p>
              </table:table-cell>
              <table:table-cell office:value-type="float" office:value="0">
                <text:p>0</text:p>
              </table:table-cell>
              <table:table-cell office:value-type="float" office:value="0.421931">
                <text:p>0.421931</text:p>
              </table:table-cell>
              <table:table-cell office:value-type="float" office:value="1.8299888">
                <text:p>1.8299888</text:p>
              </table:table-cell>
              <table:table-cell office:value-type="float" office:value="2.2519198">
                <text:p>2.25191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">
                <text:p>418</text:p>
              </table:table-cell>
              <table:table-cell office:value-type="float" office:value="2.119">
                <text:p>2.119</text:p>
              </table:table-cell>
              <table:table-cell office:value-type="float" office:value="0.001913">
                <text:p>0.001913</text:p>
              </table:table-cell>
              <table:table-cell office:value-type="float" office:value="0.8567">
                <text:p>0.8567</text:p>
              </table:table-cell>
              <table:table-cell office:value-type="float" office:value="0.9578">
                <text:p>0.9578</text:p>
              </table:table-cell>
              <table:table-cell office:value-type="float" office:value="0">
                <text:p>0</text:p>
              </table:table-cell>
              <table:table-cell office:value-type="float" office:value="0.0008115">
                <text:p>0.0008115</text:p>
              </table:table-cell>
              <table:table-cell office:value-type="float" office:value="0.257">
                <text:p>0.257</text:p>
              </table:table-cell>
              <table:table-cell office:value-type="float" office:value="0.04506">
                <text:p>0.04506</text:p>
              </table:table-cell>
              <table:table-cell office:value-type="float" office:value="0">
                <text:p>0</text:p>
              </table:table-cell>
              <table:table-cell office:value-type="float" office:value="0.3028715">
                <text:p>0.3028715</text:p>
              </table:table-cell>
              <table:table-cell office:value-type="float" office:value="1.816413">
                <text:p>1.816413</text:p>
              </table:table-cell>
              <table:table-cell office:value-type="float" office:value="2.1192845">
                <text:p>2.11928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">
                <text:p>420</text:p>
              </table:table-cell>
              <table:table-cell office:value-type="float" office:value="2.154">
                <text:p>2.154</text:p>
              </table:table-cell>
              <table:table-cell office:value-type="float" office:value="0.0008728">
                <text:p>0.0008728</text:p>
              </table:table-cell>
              <table:table-cell office:value-type="float" office:value="0.8863">
                <text:p>0.8863</text:p>
              </table:table-cell>
              <table:table-cell office:value-type="float" office:value="0.9261">
                <text:p>0.9261</text:p>
              </table:table-cell>
              <table:table-cell office:value-type="float" office:value="0">
                <text:p>0</text:p>
              </table:table-cell>
              <table:table-cell office:value-type="float" office:value="0.0001614">
                <text:p>0.0001614</text:p>
              </table:table-cell>
              <table:table-cell office:value-type="float" office:value="0.2682">
                <text:p>0.2682</text:p>
              </table:table-cell>
              <table:table-cell office:value-type="float" office:value="0.07268">
                <text:p>0.07268</text:p>
              </table:table-cell>
              <table:table-cell office:value-type="float" office:value="0">
                <text:p>0</text:p>
              </table:table-cell>
              <table:table-cell office:value-type="float" office:value="0.3410414">
                <text:p>0.3410414</text:p>
              </table:table-cell>
              <table:table-cell office:value-type="float" office:value="1.8132728">
                <text:p>1.8132728</text:p>
              </table:table-cell>
              <table:table-cell office:value-type="float" office:value="2.1543142">
                <text:p>2.15431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">
                <text:p>422</text:p>
              </table:table-cell>
              <table:table-cell office:value-type="float" office:value="2.361">
                <text:p>2.361</text:p>
              </table:table-cell>
              <table:table-cell office:value-type="float" office:value="0.00275">
                <text:p>0.00275</text:p>
              </table:table-cell>
              <table:table-cell office:value-type="float" office:value="1.124">
                <text:p>1.124</text:p>
              </table:table-cell>
              <table:table-cell office:value-type="float" office:value="0.9437">
                <text:p>0.9437</text:p>
              </table:table-cell>
              <table:table-cell office:value-type="float" office:value="0">
                <text:p>0</text:p>
              </table:table-cell>
              <table:table-cell office:value-type="float" office:value="0.0003745">
                <text:p>0.0003745</text:p>
              </table:table-cell>
              <table:table-cell office:value-type="float" office:value="0.2366">
                <text:p>0.2366</text:p>
              </table:table-cell>
              <table:table-cell office:value-type="float" office:value="0.05376">
                <text:p>0.05376</text:p>
              </table:table-cell>
              <table:table-cell office:value-type="float" office:value="0">
                <text:p>0</text:p>
              </table:table-cell>
              <table:table-cell office:value-type="float" office:value="0.2907345">
                <text:p>0.2907345</text:p>
              </table:table-cell>
              <table:table-cell office:value-type="float" office:value="2.07045">
                <text:p>2.07045</text:p>
              </table:table-cell>
              <table:table-cell office:value-type="float" office:value="2.3611845">
                <text:p>2.36118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">
                <text:p>424</text:p>
              </table:table-cell>
              <table:table-cell office:value-type="float" office:value="2.837">
                <text:p>2.837</text:p>
              </table:table-cell>
              <table:table-cell office:value-type="float" office:value="0.002679">
                <text:p>0.002679</text:p>
              </table:table-cell>
              <table:table-cell office:value-type="float" office:value="1.375">
                <text:p>1.375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.0004869">
                <text:p>0.0004869</text:p>
              </table:table-cell>
              <table:table-cell office:value-type="float" office:value="0.3817">
                <text:p>0.3817</text:p>
              </table:table-cell>
              <table:table-cell office:value-type="float" office:value="0.06724">
                <text:p>0.06724</text:p>
              </table:table-cell>
              <table:table-cell office:value-type="float" office:value="0">
                <text:p>0</text:p>
              </table:table-cell>
              <table:table-cell office:value-type="float" office:value="0.4494269">
                <text:p>0.4494269</text:p>
              </table:table-cell>
              <table:table-cell office:value-type="float" office:value="2.387679">
                <text:p>2.387679</text:p>
              </table:table-cell>
              <table:table-cell office:value-type="float" office:value="2.8371059">
                <text:p>2.83710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">
                <text:p>426</text:p>
              </table:table-cell>
              <table:table-cell office:value-type="float" office:value="2.827">
                <text:p>2.827</text:p>
              </table:table-cell>
              <table:table-cell office:value-type="float" office:value="0.002797">
                <text:p>0.002797</text:p>
              </table:table-cell>
              <table:table-cell office:value-type="float" office:value="1.51">
                <text:p>1.51</text:p>
              </table:table-cell>
              <table:table-cell office:value-type="float" office:value="1.033">
                <text:p>1.033</text:p>
              </table:table-cell>
              <table:table-cell office:value-type="float" office:value="0">
                <text:p>0</text:p>
              </table:table-cell>
              <table:table-cell office:value-type="float" office:value="0.00003824">
                <text:p>0.00003824</text:p>
              </table:table-cell>
              <table:table-cell office:value-type="float" office:value="0.2458">
                <text:p>0.2458</text:p>
              </table:table-cell>
              <table:table-cell office:value-type="float" office:value="0.03576">
                <text:p>0.03576</text:p>
              </table:table-cell>
              <table:table-cell office:value-type="float" office:value="0">
                <text:p>0</text:p>
              </table:table-cell>
              <table:table-cell office:value-type="float" office:value="0.28159824">
                <text:p>0.28159824</text:p>
              </table:table-cell>
              <table:table-cell office:value-type="float" office:value="2.545797">
                <text:p>2.545797</text:p>
              </table:table-cell>
              <table:table-cell office:value-type="float" office:value="2.82739524">
                <text:p>2.827395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">
                <text:p>428</text:p>
              </table:table-cell>
              <table:table-cell office:value-type="float" office:value="3.011">
                <text:p>3.011</text:p>
              </table:table-cell>
              <table:table-cell office:value-type="float" office:value="0.003728">
                <text:p>0.003728</text:p>
              </table:table-cell>
              <table:table-cell office:value-type="float" office:value="1.622">
                <text:p>1.622</text:p>
              </table:table-cell>
              <table:table-cell office:value-type="float" office:value="1.051">
                <text:p>1.051</text:p>
              </table:table-cell>
              <table:table-cell office:value-type="float" office:value="0">
                <text:p>0</text:p>
              </table:table-cell>
              <table:table-cell office:value-type="float" office:value="0.0002538">
                <text:p>0.0002538</text:p>
              </table:table-cell>
              <table:table-cell office:value-type="float" office:value="0.3045">
                <text:p>0.3045</text:p>
              </table:table-cell>
              <table:table-cell office:value-type="float" office:value="0.02923">
                <text:p>0.02923</text:p>
              </table:table-cell>
              <table:table-cell office:value-type="float" office:value="0">
                <text:p>0</text:p>
              </table:table-cell>
              <table:table-cell office:value-type="float" office:value="0.3339838">
                <text:p>0.3339838</text:p>
              </table:table-cell>
              <table:table-cell office:value-type="float" office:value="2.676728">
                <text:p>2.676728</text:p>
              </table:table-cell>
              <table:table-cell office:value-type="float" office:value="3.0107118">
                <text:p>3.01071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">
                <text:p>430</text:p>
              </table:table-cell>
              <table:table-cell office:value-type="float" office:value="2.933">
                <text:p>2.933</text:p>
              </table:table-cell>
              <table:table-cell office:value-type="float" office:value="0.003516">
                <text:p>0.003516</text:p>
              </table:table-cell>
              <table:table-cell office:value-type="float" office:value="1.562">
                <text:p>1.562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  <table:table-cell office:value-type="float" office:value="0.0003853">
                <text:p>0.0003853</text:p>
              </table:table-cell>
              <table:table-cell office:value-type="float" office:value="0.1847">
                <text:p>0.1847</text:p>
              </table:table-cell>
              <table:table-cell office:value-type="float" office:value="0.04236">
                <text:p>0.04236</text:p>
              </table:table-cell>
              <table:table-cell office:value-type="float" office:value="0">
                <text:p>0</text:p>
              </table:table-cell>
              <table:table-cell office:value-type="float" office:value="0.2274453">
                <text:p>0.2274453</text:p>
              </table:table-cell>
              <table:table-cell office:value-type="float" office:value="2.705516">
                <text:p>2.705516</text:p>
              </table:table-cell>
              <table:table-cell office:value-type="float" office:value="2.9329613">
                <text:p>2.93296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">
                <text:p>432</text:p>
              </table:table-cell>
              <table:table-cell office:value-type="float" office:value="2.903">
                <text:p>2.903</text:p>
              </table:table-cell>
              <table:table-cell office:value-type="float" office:value="0.004821">
                <text:p>0.004821</text:p>
              </table:table-cell>
              <table:table-cell office:value-type="float" office:value="1.596">
                <text:p>1.596</text:p>
              </table:table-cell>
              <table:table-cell office:value-type="float" office:value="0.9997">
                <text:p>0.9997</text:p>
              </table:table-cell>
              <table:table-cell office:value-type="float" office:value="0">
                <text:p>0</text:p>
              </table:table-cell>
              <table:table-cell office:value-type="float" office:value="0.0009768">
                <text:p>0.0009768</text:p>
              </table:table-cell>
              <table:table-cell office:value-type="float" office:value="0.2261">
                <text:p>0.2261</text:p>
              </table:table-cell>
              <table:table-cell office:value-type="float" office:value="0.0751">
                <text:p>0.0751</text:p>
              </table:table-cell>
              <table:table-cell office:value-type="float" office:value="0">
                <text:p>0</text:p>
              </table:table-cell>
              <table:table-cell office:value-type="float" office:value="0.3021768">
                <text:p>0.3021768</text:p>
              </table:table-cell>
              <table:table-cell office:value-type="float" office:value="2.600521">
                <text:p>2.600521</text:p>
              </table:table-cell>
              <table:table-cell office:value-type="float" office:value="2.9026978">
                <text:p>2.90269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">
                <text:p>434</text:p>
              </table:table-cell>
              <table:table-cell office:value-type="float" office:value="3.368">
                <text:p>3.368</text:p>
              </table:table-cell>
              <table:table-cell office:value-type="float" office:value="0.003426">
                <text:p>0.003426</text:p>
              </table:table-cell>
              <table:table-cell office:value-type="float" office:value="1.87">
                <text:p>1.87</text:p>
              </table:table-cell>
              <table:table-cell office:value-type="float" office:value="1.132">
                <text:p>1.132</text:p>
              </table:table-cell>
              <table:table-cell office:value-type="float" office:value="0">
                <text:p>0</text:p>
              </table:table-cell>
              <table:table-cell office:value-type="float" office:value="0.0001786">
                <text:p>0.0001786</text:p>
              </table:table-cell>
              <table:table-cell office:value-type="float" office:value="0.3048">
                <text:p>0.3048</text:p>
              </table:table-cell>
              <table:table-cell office:value-type="float" office:value="0.05747">
                <text:p>0.05747</text:p>
              </table:table-cell>
              <table:table-cell office:value-type="float" office:value="0">
                <text:p>0</text:p>
              </table:table-cell>
              <table:table-cell office:value-type="float" office:value="0.3624486">
                <text:p>0.3624486</text:p>
              </table:table-cell>
              <table:table-cell office:value-type="float" office:value="3.005426">
                <text:p>3.005426</text:p>
              </table:table-cell>
              <table:table-cell office:value-type="float" office:value="3.3678746">
                <text:p>3.36787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">
                <text:p>436</text:p>
              </table:table-cell>
              <table:table-cell office:value-type="float" office:value="3.245">
                <text:p>3.245</text:p>
              </table:table-cell>
              <table:table-cell office:value-type="float" office:value="0.00357">
                <text:p>0.00357</text:p>
              </table:table-cell>
              <table:table-cell office:value-type="float" office:value="1.966">
                <text:p>1.966</text:p>
              </table:table-cell>
              <table:table-cell office:value-type="float" office:value="1.007">
                <text:p>1.007</text:p>
              </table:table-cell>
              <table:table-cell office:value-type="float" office:value="0">
                <text:p>0</text:p>
              </table:table-cell>
              <table:table-cell office:value-type="float" office:value="0.0004788">
                <text:p>0.0004788</text:p>
              </table:table-cell>
              <table:table-cell office:value-type="float" office:value="0.2397">
                <text:p>0.2397</text:p>
              </table:table-cell>
              <table:table-cell office:value-type="float" office:value="0.02798">
                <text:p>0.02798</text:p>
              </table:table-cell>
              <table:table-cell office:value-type="float" office:value="0">
                <text:p>0</text:p>
              </table:table-cell>
              <table:table-cell office:value-type="float" office:value="0.2681588">
                <text:p>0.2681588</text:p>
              </table:table-cell>
              <table:table-cell office:value-type="float" office:value="2.97657">
                <text:p>2.97657</text:p>
              </table:table-cell>
              <table:table-cell office:value-type="float" office:value="3.2447288">
                <text:p>3.24472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">
                <text:p>438</text:p>
              </table:table-cell>
              <table:table-cell office:value-type="float" office:value="3.3">
                <text:p>3.3</text:p>
              </table:table-cell>
              <table:table-cell office:value-type="float" office:value="0.00528">
                <text:p>0.00528</text:p>
              </table:table-cell>
              <table:table-cell office:value-type="float" office:value="2.13">
                <text:p>2.13</text:p>
              </table:table-cell>
              <table:table-cell office:value-type="float" office:value="0.8702">
                <text:p>0.8702</text:p>
              </table:table-cell>
              <table:table-cell office:value-type="float" office:value="0">
                <text:p>0</text:p>
              </table:table-cell>
              <table:table-cell office:value-type="float" office:value="0.0008677">
                <text:p>0.0008677</text:p>
              </table:table-cell>
              <table:table-cell office:value-type="float" office:value="0.2252">
                <text:p>0.2252</text:p>
              </table:table-cell>
              <table:table-cell office:value-type="float" office:value="0.0678">
                <text:p>0.0678</text:p>
              </table:table-cell>
              <table:table-cell office:value-type="float" office:value="0">
                <text:p>0</text:p>
              </table:table-cell>
              <table:table-cell office:value-type="float" office:value="0.2938677">
                <text:p>0.2938677</text:p>
              </table:table-cell>
              <table:table-cell office:value-type="float" office:value="3.00548">
                <text:p>3.00548</text:p>
              </table:table-cell>
              <table:table-cell office:value-type="float" office:value="3.2993477">
                <text:p>3.29934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">
                <text:p>440</text:p>
              </table:table-cell>
              <table:table-cell office:value-type="float" office:value="3.518">
                <text:p>3.518</text:p>
              </table:table-cell>
              <table:table-cell office:value-type="float" office:value="0.00395">
                <text:p>0.00395</text:p>
              </table:table-cell>
              <table:table-cell office:value-type="float" office:value="2.039">
                <text:p>2.039</text:p>
              </table:table-cell>
              <table:table-cell office:value-type="float" office:value="1.135">
                <text:p>1.135</text:p>
              </table:table-cell>
              <table:table-cell office:value-type="float" office:value="0">
                <text:p>0</text:p>
              </table:table-cell>
              <table:table-cell office:value-type="float" office:value="0.0002757">
                <text:p>0.0002757</text:p>
              </table:table-cell>
              <table:table-cell office:value-type="float" office:value="0.234">
                <text:p>0.234</text:p>
              </table:table-cell>
              <table:table-cell office:value-type="float" office:value="0.1058">
                <text:p>0.1058</text:p>
              </table:table-cell>
              <table:table-cell office:value-type="float" office:value="0">
                <text:p>0</text:p>
              </table:table-cell>
              <table:table-cell office:value-type="float" office:value="0.3400757">
                <text:p>0.3400757</text:p>
              </table:table-cell>
              <table:table-cell office:value-type="float" office:value="3.17795">
                <text:p>3.17795</text:p>
              </table:table-cell>
              <table:table-cell office:value-type="float" office:value="3.5180257">
                <text:p>3.51802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">
                <text:p>442</text:p>
              </table:table-cell>
              <table:table-cell office:value-type="float" office:value="3.277">
                <text:p>3.277</text:p>
              </table:table-cell>
              <table:table-cell office:value-type="float" office:value="0.004763">
                <text:p>0.004763</text:p>
              </table:table-cell>
              <table:table-cell office:value-type="float" office:value="1.959">
                <text:p>1.959</text:p>
              </table:table-cell>
              <table:table-cell office:value-type="float" office:value="1.041">
                <text:p>1.041</text:p>
              </table:table-cell>
              <table:table-cell office:value-type="float" office:value="0">
                <text:p>0</text:p>
              </table:table-cell>
              <table:table-cell office:value-type="float" office:value="0.0001088">
                <text:p>0.0001088</text:p>
              </table:table-cell>
              <table:table-cell office:value-type="float" office:value="0.2472">
                <text:p>0.2472</text:p>
              </table:table-cell>
              <table:table-cell office:value-type="float" office:value="0.02503">
                <text:p>0.02503</text:p>
              </table:table-cell>
              <table:table-cell office:value-type="float" office:value="0">
                <text:p>0</text:p>
              </table:table-cell>
              <table:table-cell office:value-type="float" office:value="0.2723388">
                <text:p>0.2723388</text:p>
              </table:table-cell>
              <table:table-cell office:value-type="float" office:value="3.004763">
                <text:p>3.004763</text:p>
              </table:table-cell>
              <table:table-cell office:value-type="float" office:value="3.2771018">
                <text:p>3.27710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">
                <text:p>444</text:p>
              </table:table-cell>
              <table:table-cell office:value-type="float" office:value="3.171">
                <text:p>3.171</text:p>
              </table:table-cell>
              <table:table-cell office:value-type="float" office:value="0.005445">
                <text:p>0.005445</text:p>
              </table:table-cell>
              <table:table-cell office:value-type="float" office:value="2.022">
                <text:p>2.022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.0002808">
                <text:p>0.0002808</text:p>
              </table:table-cell>
              <table:table-cell office:value-type="float" office:value="0.2077">
                <text:p>0.2077</text:p>
              </table:table-cell>
              <table:table-cell office:value-type="float" office:value="0.0556">
                <text:p>0.0556</text:p>
              </table:table-cell>
              <table:table-cell office:value-type="float" office:value="0">
                <text:p>0</text:p>
              </table:table-cell>
              <table:table-cell office:value-type="float" office:value="0.2635808">
                <text:p>0.2635808</text:p>
              </table:table-cell>
              <table:table-cell office:value-type="float" office:value="2.907445">
                <text:p>2.907445</text:p>
              </table:table-cell>
              <table:table-cell office:value-type="float" office:value="3.1710258">
                <text:p>3.1710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">
                <text:p>446</text:p>
              </table:table-cell>
              <table:table-cell office:value-type="float" office:value="2.954">
                <text:p>2.954</text:p>
              </table:table-cell>
              <table:table-cell office:value-type="float" office:value="0.005716">
                <text:p>0.005716</text:p>
              </table:table-cell>
              <table:table-cell office:value-type="float" office:value="1.728">
                <text:p>1.728</text:p>
              </table:table-cell>
              <table:table-cell office:value-type="float" office:value="0.9886">
                <text:p>0.9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54">
                <text:p>0.2154</text:p>
              </table:table-cell>
              <table:table-cell office:value-type="float" office:value="0.01559">
                <text:p>0.01559</text:p>
              </table:table-cell>
              <table:table-cell office:value-type="float" office:value="0">
                <text:p>0</text:p>
              </table:table-cell>
              <table:table-cell office:value-type="float" office:value="0.23099">
                <text:p>0.23099</text:p>
              </table:table-cell>
              <table:table-cell office:value-type="float" office:value="2.722316">
                <text:p>2.722316</text:p>
              </table:table-cell>
              <table:table-cell office:value-type="float" office:value="2.953306">
                <text:p>2.9533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">
                <text:p>448</text:p>
              </table:table-cell>
              <table:table-cell office:value-type="float" office:value="2.972">
                <text:p>2.972</text:p>
              </table:table-cell>
              <table:table-cell office:value-type="float" office:value="0.002789">
                <text:p>0.002789</text:p>
              </table:table-cell>
              <table:table-cell office:value-type="float" office:value="1.86">
                <text:p>1.86</text:p>
              </table:table-cell>
              <table:table-cell office:value-type="float" office:value="0.8496">
                <text:p>0.8496</text:p>
              </table:table-cell>
              <table:table-cell office:value-type="float" office:value="0">
                <text:p>0</text:p>
              </table:table-cell>
              <table:table-cell office:value-type="float" office:value="0.0003394">
                <text:p>0.0003394</text:p>
              </table:table-cell>
              <table:table-cell office:value-type="float" office:value="0.2293">
                <text:p>0.2293</text:p>
              </table:table-cell>
              <table:table-cell office:value-type="float" office:value="0.03005">
                <text:p>0.03005</text:p>
              </table:table-cell>
              <table:table-cell office:value-type="float" office:value="0">
                <text:p>0</text:p>
              </table:table-cell>
              <table:table-cell office:value-type="float" office:value="0.2596894">
                <text:p>0.2596894</text:p>
              </table:table-cell>
              <table:table-cell office:value-type="float" office:value="2.712389">
                <text:p>2.712389</text:p>
              </table:table-cell>
              <table:table-cell office:value-type="float" office:value="2.9720784">
                <text:p>2.97207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">
                <text:p>450</text:p>
              </table:table-cell>
              <table:table-cell office:value-type="float" office:value="2.786">
                <text:p>2.786</text:p>
              </table:table-cell>
              <table:table-cell office:value-type="float" office:value="0.003235">
                <text:p>0.003235</text:p>
              </table:table-cell>
              <table:table-cell office:value-type="float" office:value="1.536">
                <text:p>1.536</text:p>
              </table:table-cell>
              <table:table-cell office:value-type="float" office:value="0.9835">
                <text:p>0.9835</text:p>
              </table:table-cell>
              <table:table-cell office:value-type="float" office:value="0">
                <text:p>0</text:p>
              </table:table-cell>
              <table:table-cell office:value-type="float" office:value="0.0004441">
                <text:p>0.0004441</text:p>
              </table:table-cell>
              <table:table-cell office:value-type="float" office:value="0.2316">
                <text:p>0.2316</text:p>
              </table:table-cell>
              <table:table-cell office:value-type="float" office:value="0.03197">
                <text:p>0.03197</text:p>
              </table:table-cell>
              <table:table-cell office:value-type="float" office:value="0">
                <text:p>0</text:p>
              </table:table-cell>
              <table:table-cell office:value-type="float" office:value="0.2640141">
                <text:p>0.2640141</text:p>
              </table:table-cell>
              <table:table-cell office:value-type="float" office:value="2.522735">
                <text:p>2.522735</text:p>
              </table:table-cell>
              <table:table-cell office:value-type="float" office:value="2.7867491">
                <text:p>2.78674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">
                <text:p>452</text:p>
              </table:table-cell>
              <table:table-cell office:value-type="float" office:value="2.508">
                <text:p>2.508</text:p>
              </table:table-cell>
              <table:table-cell office:value-type="float" office:value="0.004117">
                <text:p>0.004117</text:p>
              </table:table-cell>
              <table:table-cell office:value-type="float" office:value="1.426">
                <text:p>1.426</text:p>
              </table:table-cell>
              <table:table-cell office:value-type="float" office:value="0.8268">
                <text:p>0.8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67">
                <text:p>0.2267</text:p>
              </table:table-cell>
              <table:table-cell office:value-type="float" office:value="0.02419">
                <text:p>0.02419</text:p>
              </table:table-cell>
              <table:table-cell office:value-type="float" office:value="0">
                <text:p>0</text:p>
              </table:table-cell>
              <table:table-cell office:value-type="float" office:value="0.25089">
                <text:p>0.25089</text:p>
              </table:table-cell>
              <table:table-cell office:value-type="float" office:value="2.256917">
                <text:p>2.256917</text:p>
              </table:table-cell>
              <table:table-cell office:value-type="float" office:value="2.507807">
                <text:p>2.5078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">
                <text:p>454</text:p>
              </table:table-cell>
              <table:table-cell office:value-type="float" office:value="2.58">
                <text:p>2.58</text:p>
              </table:table-cell>
              <table:table-cell office:value-type="float" office:value="0.00202">
                <text:p>0.00202</text:p>
              </table:table-cell>
              <table:table-cell office:value-type="float" office:value="1.379">
                <text:p>1.379</text:p>
              </table:table-cell>
              <table:table-cell office:value-type="float" office:value="0.9589">
                <text:p>0.9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93">
                <text:p>0.2093</text:p>
              </table:table-cell>
              <table:table-cell office:value-type="float" office:value="0.03057">
                <text:p>0.03057</text:p>
              </table:table-cell>
              <table:table-cell office:value-type="float" office:value="0">
                <text:p>0</text:p>
              </table:table-cell>
              <table:table-cell office:value-type="float" office:value="0.23987">
                <text:p>0.23987</text:p>
              </table:table-cell>
              <table:table-cell office:value-type="float" office:value="2.33992">
                <text:p>2.33992</text:p>
              </table:table-cell>
              <table:table-cell office:value-type="float" office:value="2.57979">
                <text:p>2.57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">
                <text:p>456</text:p>
              </table:table-cell>
              <table:table-cell office:value-type="float" office:value="2.434">
                <text:p>2.434</text:p>
              </table:table-cell>
              <table:table-cell office:value-type="float" office:value="0.002834">
                <text:p>0.002834</text:p>
              </table:table-cell>
              <table:table-cell office:value-type="float" office:value="1.302">
                <text:p>1.302</text:p>
              </table:table-cell>
              <table:table-cell office:value-type="float" office:value="0.8994">
                <text:p>0.8994</text:p>
              </table:table-cell>
              <table:table-cell office:value-type="float" office:value="0">
                <text:p>0</text:p>
              </table:table-cell>
              <table:table-cell office:value-type="float" office:value="0.0008165">
                <text:p>0.0008165</text:p>
              </table:table-cell>
              <table:table-cell office:value-type="float" office:value="0.2102">
                <text:p>0.2102</text:p>
              </table:table-cell>
              <table:table-cell office:value-type="float" office:value="0.01835">
                <text:p>0.01835</text:p>
              </table:table-cell>
              <table:table-cell office:value-type="float" office:value="0">
                <text:p>0</text:p>
              </table:table-cell>
              <table:table-cell office:value-type="float" office:value="0.2293665">
                <text:p>0.2293665</text:p>
              </table:table-cell>
              <table:table-cell office:value-type="float" office:value="2.204234">
                <text:p>2.204234</text:p>
              </table:table-cell>
              <table:table-cell office:value-type="float" office:value="2.4336005">
                <text:p>2.4336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">
                <text:p>458</text:p>
              </table:table-cell>
              <table:table-cell office:value-type="float" office:value="2.327">
                <text:p>2.327</text:p>
              </table:table-cell>
              <table:table-cell office:value-type="float" office:value="0.002903">
                <text:p>0.002903</text:p>
              </table:table-cell>
              <table:table-cell office:value-type="float" office:value="1.272">
                <text:p>1.272</text:p>
              </table:table-cell>
              <table:table-cell office:value-type="float" office:value="0.842">
                <text:p>0.842</text:p>
              </table:table-cell>
              <table:table-cell office:value-type="float" office:value="0">
                <text:p>0</text:p>
              </table:table-cell>
              <table:table-cell office:value-type="float" office:value="0.0002185">
                <text:p>0.0002185</text:p>
              </table:table-cell>
              <table:table-cell office:value-type="float" office:value="0.1932">
                <text:p>0.1932</text:p>
              </table:table-cell>
              <table:table-cell office:value-type="float" office:value="0.01721">
                <text:p>0.01721</text:p>
              </table:table-cell>
              <table:table-cell office:value-type="float" office:value="0">
                <text:p>0</text:p>
              </table:table-cell>
              <table:table-cell office:value-type="float" office:value="0.2106285">
                <text:p>0.2106285</text:p>
              </table:table-cell>
              <table:table-cell office:value-type="float" office:value="2.116903">
                <text:p>2.116903</text:p>
              </table:table-cell>
              <table:table-cell office:value-type="float" office:value="2.3275315">
                <text:p>2.32753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">
                <text:p>460</text:p>
              </table:table-cell>
              <table:table-cell office:value-type="float" office:value="1.848">
                <text:p>1.848</text:p>
              </table:table-cell>
              <table:table-cell office:value-type="float" office:value="0.002054">
                <text:p>0.002054</text:p>
              </table:table-cell>
              <table:table-cell office:value-type="float" office:value="0.8339">
                <text:p>0.8339</text:p>
              </table:table-cell>
              <table:table-cell office:value-type="float" office:value="0.7534">
                <text:p>0.7534</text:p>
              </table:table-cell>
              <table:table-cell office:value-type="float" office:value="0">
                <text:p>0</text:p>
              </table:table-cell>
              <table:table-cell office:value-type="float" office:value="0.0002167">
                <text:p>0.0002167</text:p>
              </table:table-cell>
              <table:table-cell office:value-type="float" office:value="0.2095">
                <text:p>0.2095</text:p>
              </table:table-cell>
              <table:table-cell office:value-type="float" office:value="0.04908">
                <text:p>0.04908</text:p>
              </table:table-cell>
              <table:table-cell office:value-type="float" office:value="0">
                <text:p>0</text:p>
              </table:table-cell>
              <table:table-cell office:value-type="float" office:value="0.2587967">
                <text:p>0.2587967</text:p>
              </table:table-cell>
              <table:table-cell office:value-type="float" office:value="1.589354">
                <text:p>1.589354</text:p>
              </table:table-cell>
              <table:table-cell office:value-type="float" office:value="1.8481507">
                <text:p>1.84815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">
                <text:p>462</text:p>
              </table:table-cell>
              <table:table-cell office:value-type="float" office:value="2.033">
                <text:p>2.033</text:p>
              </table:table-cell>
              <table:table-cell office:value-type="float" office:value="0.002296">
                <text:p>0.002296</text:p>
              </table:table-cell>
              <table:table-cell office:value-type="float" office:value="0.8938">
                <text:p>0.8938</text:p>
              </table:table-cell>
              <table:table-cell office:value-type="float" office:value="0.9033">
                <text:p>0.9033</text:p>
              </table:table-cell>
              <table:table-cell office:value-type="float" office:value="0">
                <text:p>0</text:p>
              </table:table-cell>
              <table:table-cell office:value-type="float" office:value="0.0003724">
                <text:p>0.0003724</text:p>
              </table:table-cell>
              <table:table-cell office:value-type="float" office:value="0.1861">
                <text:p>0.1861</text:p>
              </table:table-cell>
              <table:table-cell office:value-type="float" office:value="0.04695">
                <text:p>0.04695</text:p>
              </table:table-cell>
              <table:table-cell office:value-type="float" office:value="0">
                <text:p>0</text:p>
              </table:table-cell>
              <table:table-cell office:value-type="float" office:value="0.2334224">
                <text:p>0.2334224</text:p>
              </table:table-cell>
              <table:table-cell office:value-type="float" office:value="1.799396">
                <text:p>1.799396</text:p>
              </table:table-cell>
              <table:table-cell office:value-type="float" office:value="2.0328184">
                <text:p>2.03281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">
                <text:p>464</text:p>
              </table:table-cell>
              <table:table-cell office:value-type="float" office:value="1.988">
                <text:p>1.988</text:p>
              </table:table-cell>
              <table:table-cell office:value-type="float" office:value="0.0007767">
                <text:p>0.0007767</text:p>
              </table:table-cell>
              <table:table-cell office:value-type="float" office:value="0.9096">
                <text:p>0.9096</text:p>
              </table:table-cell>
              <table:table-cell office:value-type="float" office:value="0.821">
                <text:p>0.821</text:p>
              </table:table-cell>
              <table:table-cell office:value-type="float" office:value="0">
                <text:p>0</text:p>
              </table:table-cell>
              <table:table-cell office:value-type="float" office:value="0.00003978">
                <text:p>0.00003978</text:p>
              </table:table-cell>
              <table:table-cell office:value-type="float" office:value="0.2223">
                <text:p>0.2223</text:p>
              </table:table-cell>
              <table:table-cell office:value-type="float" office:value="0.03452">
                <text:p>0.03452</text:p>
              </table:table-cell>
              <table:table-cell office:value-type="float" office:value="0">
                <text:p>0</text:p>
              </table:table-cell>
              <table:table-cell office:value-type="float" office:value="0.25685978">
                <text:p>0.25685978</text:p>
              </table:table-cell>
              <table:table-cell office:value-type="float" office:value="1.7313767">
                <text:p>1.7313767</text:p>
              </table:table-cell>
              <table:table-cell office:value-type="float" office:value="1.98823648">
                <text:p>1.988236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">
                <text:p>466</text:p>
              </table:table-cell>
              <table:table-cell office:value-type="float" office:value="1.736">
                <text:p>1.736</text:p>
              </table:table-cell>
              <table:table-cell office:value-type="float" office:value="0.00147">
                <text:p>0.00147</text:p>
              </table:table-cell>
              <table:table-cell office:value-type="float" office:value="0.7209">
                <text:p>0.7209</text:p>
              </table:table-cell>
              <table:table-cell office:value-type="float" office:value="0.6763">
                <text:p>0.6763</text:p>
              </table:table-cell>
              <table:table-cell office:value-type="float" office:value="0">
                <text:p>0</text:p>
              </table:table-cell>
              <table:table-cell office:value-type="float" office:value="0.0004169">
                <text:p>0.0004169</text:p>
              </table:table-cell>
              <table:table-cell office:value-type="float" office:value="0.2702">
                <text:p>0.2702</text:p>
              </table:table-cell>
              <table:table-cell office:value-type="float" office:value="0.06655">
                <text:p>0.06655</text:p>
              </table:table-cell>
              <table:table-cell office:value-type="float" office:value="0">
                <text:p>0</text:p>
              </table:table-cell>
              <table:table-cell office:value-type="float" office:value="0.3371669">
                <text:p>0.3371669</text:p>
              </table:table-cell>
              <table:table-cell office:value-type="float" office:value="1.39867">
                <text:p>1.39867</text:p>
              </table:table-cell>
              <table:table-cell office:value-type="float" office:value="1.7358369">
                <text:p>1.73583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">
                <text:p>468</text:p>
              </table:table-cell>
              <table:table-cell office:value-type="float" office:value="1.59">
                <text:p>1.59</text:p>
              </table:table-cell>
              <table:table-cell office:value-type="float" office:value="0.002201">
                <text:p>0.002201</text:p>
              </table:table-cell>
              <table:table-cell office:value-type="float" office:value="0.6242">
                <text:p>0.6242</text:p>
              </table:table-cell>
              <table:table-cell office:value-type="float" office:value="0.7043">
                <text:p>0.7043</text:p>
              </table:table-cell>
              <table:table-cell office:value-type="float" office:value="0">
                <text:p>0</text:p>
              </table:table-cell>
              <table:table-cell office:value-type="float" office:value="0.00002904">
                <text:p>0.00002904</text:p>
              </table:table-cell>
              <table:table-cell office:value-type="float" office:value="0.2157">
                <text:p>0.2157</text:p>
              </table:table-cell>
              <table:table-cell office:value-type="float" office:value="0.04397">
                <text:p>0.04397</text:p>
              </table:table-cell>
              <table:table-cell office:value-type="float" office:value="0">
                <text:p>0</text:p>
              </table:table-cell>
              <table:table-cell office:value-type="float" office:value="0.25969904">
                <text:p>0.25969904</text:p>
              </table:table-cell>
              <table:table-cell office:value-type="float" office:value="1.330701">
                <text:p>1.330701</text:p>
              </table:table-cell>
              <table:table-cell office:value-type="float" office:value="1.59040004">
                <text:p>1.59040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">
                <text:p>470</text:p>
              </table:table-cell>
              <table:table-cell office:value-type="float" office:value="1.503">
                <text:p>1.503</text:p>
              </table:table-cell>
              <table:table-cell office:value-type="float" office:value="0.0005068">
                <text:p>0.0005068</text:p>
              </table:table-cell>
              <table:table-cell office:value-type="float" office:value="0.6873">
                <text:p>0.6873</text:p>
              </table:table-cell>
              <table:table-cell office:value-type="float" office:value="0.6374">
                <text:p>0.6374</text:p>
              </table:table-cell>
              <table:table-cell office:value-type="float" office:value="0">
                <text:p>0</text:p>
              </table:table-cell>
              <table:table-cell office:value-type="float" office:value="0.0001601">
                <text:p>0.0001601</text:p>
              </table:table-cell>
              <table:table-cell office:value-type="float" office:value="0.1605">
                <text:p>0.1605</text:p>
              </table:table-cell>
              <table:table-cell office:value-type="float" office:value="0.01732">
                <text:p>0.01732</text:p>
              </table:table-cell>
              <table:table-cell office:value-type="float" office:value="0">
                <text:p>0</text:p>
              </table:table-cell>
              <table:table-cell office:value-type="float" office:value="0.1779801">
                <text:p>0.1779801</text:p>
              </table:table-cell>
              <table:table-cell office:value-type="float" office:value="1.3252068">
                <text:p>1.3252068</text:p>
              </table:table-cell>
              <table:table-cell office:value-type="float" office:value="1.5031869">
                <text:p>1.50318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">
                <text:p>472</text:p>
              </table:table-cell>
              <table:table-cell office:value-type="float" office:value="1.669">
                <text:p>1.669</text:p>
              </table:table-cell>
              <table:table-cell office:value-type="float" office:value="0.001078">
                <text:p>0.001078</text:p>
              </table:table-cell>
              <table:table-cell office:value-type="float" office:value="0.6308">
                <text:p>0.6308</text:p>
              </table:table-cell>
              <table:table-cell office:value-type="float" office:value="0.8532">
                <text:p>0.8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03">
                <text:p>0.1603</text:p>
              </table:table-cell>
              <table:table-cell office:value-type="float" office:value="0.02355">
                <text:p>0.02355</text:p>
              </table:table-cell>
              <table:table-cell office:value-type="float" office:value="0">
                <text:p>0</text:p>
              </table:table-cell>
              <table:table-cell office:value-type="float" office:value="0.18385">
                <text:p>0.18385</text:p>
              </table:table-cell>
              <table:table-cell office:value-type="float" office:value="1.485078">
                <text:p>1.485078</text:p>
              </table:table-cell>
              <table:table-cell office:value-type="float" office:value="1.668928">
                <text:p>1.6689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">
                <text:p>474</text:p>
              </table:table-cell>
              <table:table-cell office:value-type="float" office:value="1.458">
                <text:p>1.458</text:p>
              </table:table-cell>
              <table:table-cell office:value-type="float" office:value="0.0001589">
                <text:p>0.0001589</text:p>
              </table:table-cell>
              <table:table-cell office:value-type="float" office:value="0.5481">
                <text:p>0.5481</text:p>
              </table:table-cell>
              <table:table-cell office:value-type="float" office:value="0.7348">
                <text:p>0.7348</text:p>
              </table:table-cell>
              <table:table-cell office:value-type="float" office:value="0">
                <text:p>0</text:p>
              </table:table-cell>
              <table:table-cell office:value-type="float" office:value="0.0001663">
                <text:p>0.0001663</text:p>
              </table:table-cell>
              <table:table-cell office:value-type="float" office:value="0.1507">
                <text:p>0.1507</text:p>
              </table:table-cell>
              <table:table-cell office:value-type="float" office:value="0.02374">
                <text:p>0.02374</text:p>
              </table:table-cell>
              <table:table-cell office:value-type="float" office:value="0">
                <text:p>0</text:p>
              </table:table-cell>
              <table:table-cell office:value-type="float" office:value="0.1746063">
                <text:p>0.1746063</text:p>
              </table:table-cell>
              <table:table-cell office:value-type="float" office:value="1.2830589">
                <text:p>1.2830589</text:p>
              </table:table-cell>
              <table:table-cell office:value-type="float" office:value="1.4576652">
                <text:p>1.45766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">
                <text:p>476</text:p>
              </table:table-cell>
              <table:table-cell office:value-type="float" office:value="1.489">
                <text:p>1.489</text:p>
              </table:table-cell>
              <table:table-cell office:value-type="float" office:value="0.0009264">
                <text:p>0.0009264</text:p>
              </table:table-cell>
              <table:table-cell office:value-type="float" office:value="0.6536">
                <text:p>0.6536</text:p>
              </table:table-cell>
              <table:table-cell office:value-type="float" office:value="0.6623">
                <text:p>0.6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  <table:table-cell office:value-type="float" office:value="0.04552">
                <text:p>0.04552</text:p>
              </table:table-cell>
              <table:table-cell office:value-type="float" office:value="0">
                <text:p>0</text:p>
              </table:table-cell>
              <table:table-cell office:value-type="float" office:value="0.17252">
                <text:p>0.17252</text:p>
              </table:table-cell>
              <table:table-cell office:value-type="float" office:value="1.3168264">
                <text:p>1.3168264</text:p>
              </table:table-cell>
              <table:table-cell office:value-type="float" office:value="1.4893464">
                <text:p>1.4893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">
                <text:p>478</text:p>
              </table:table-cell>
              <table:table-cell office:value-type="float" office:value="1.741">
                <text:p>1.741</text:p>
              </table:table-cell>
              <table:table-cell office:value-type="float" office:value="0.001902">
                <text:p>0.001902</text:p>
              </table:table-cell>
              <table:table-cell office:value-type="float" office:value="0.7216">
                <text:p>0.7216</text:p>
              </table:table-cell>
              <table:table-cell office:value-type="float" office:value="0.8302">
                <text:p>0.8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33">
                <text:p>0.1533</text:p>
              </table:table-cell>
              <table:table-cell office:value-type="float" office:value="0.03405">
                <text:p>0.03405</text:p>
              </table:table-cell>
              <table:table-cell office:value-type="float" office:value="0">
                <text:p>0</text:p>
              </table:table-cell>
              <table:table-cell office:value-type="float" office:value="0.18735">
                <text:p>0.18735</text:p>
              </table:table-cell>
              <table:table-cell office:value-type="float" office:value="1.553702">
                <text:p>1.553702</text:p>
              </table:table-cell>
              <table:table-cell office:value-type="float" office:value="1.741052">
                <text:p>1.7410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">
                <text:p>480</text:p>
              </table:table-cell>
              <table:table-cell office:value-type="float" office:value="1.717">
                <text:p>1.717</text:p>
              </table:table-cell>
              <table:table-cell office:value-type="float" office:value="0.0006058">
                <text:p>0.0006058</text:p>
              </table:table-cell>
              <table:table-cell office:value-type="float" office:value="0.8781">
                <text:p>0.8781</text:p>
              </table:table-cell>
              <table:table-cell office:value-type="float" office:value="0.6378">
                <text:p>0.6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78">
                <text:p>0.1878</text:p>
              </table:table-cell>
              <table:table-cell office:value-type="float" office:value="0.01296">
                <text:p>0.01296</text:p>
              </table:table-cell>
              <table:table-cell office:value-type="float" office:value="0">
                <text:p>0</text:p>
              </table:table-cell>
              <table:table-cell office:value-type="float" office:value="0.20076">
                <text:p>0.20076</text:p>
              </table:table-cell>
              <table:table-cell office:value-type="float" office:value="1.5165058">
                <text:p>1.5165058</text:p>
              </table:table-cell>
              <table:table-cell office:value-type="float" office:value="1.7172658">
                <text:p>1.71726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">
                <text:p>482</text:p>
              </table:table-cell>
              <table:table-cell office:value-type="float" office:value="1.993">
                <text:p>1.993</text:p>
              </table:table-cell>
              <table:table-cell office:value-type="float" office:value="0.00169">
                <text:p>0.00169</text:p>
              </table:table-cell>
              <table:table-cell office:value-type="float" office:value="0.9803">
                <text:p>0.9803</text:p>
              </table:table-cell>
              <table:table-cell office:value-type="float" office:value="0.7802">
                <text:p>0.7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42">
                <text:p>0.1942</text:p>
              </table:table-cell>
              <table:table-cell office:value-type="float" office:value="0.0364">
                <text:p>0.0364</text:p>
              </table:table-cell>
              <table:table-cell office:value-type="float" office:value="0">
                <text:p>0</text:p>
              </table:table-cell>
              <table:table-cell office:value-type="float" office:value="0.2306">
                <text:p>0.2306</text:p>
              </table:table-cell>
              <table:table-cell office:value-type="float" office:value="1.76219">
                <text:p>1.76219</text:p>
              </table:table-cell>
              <table:table-cell office:value-type="float" office:value="1.99279">
                <text:p>1.992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">
                <text:p>484</text:p>
              </table:table-cell>
              <table:table-cell office:value-type="float" office:value="1.796">
                <text:p>1.796</text:p>
              </table:table-cell>
              <table:table-cell office:value-type="float" office:value="0.00168">
                <text:p>0.00168</text:p>
              </table:table-cell>
              <table:table-cell office:value-type="float" office:value="0.9851">
                <text:p>0.9851</text:p>
              </table:table-cell>
              <table:table-cell office:value-type="float" office:value="0.6501">
                <text:p>0.6501</text:p>
              </table:table-cell>
              <table:table-cell office:value-type="float" office:value="0">
                <text:p>0</text:p>
              </table:table-cell>
              <table:table-cell office:value-type="float" office:value="0.0005756">
                <text:p>0.0005756</text:p>
              </table:table-cell>
              <table:table-cell office:value-type="float" office:value="0.1403">
                <text:p>0.1403</text:p>
              </table:table-cell>
              <table:table-cell office:value-type="float" office:value="0.01797">
                <text:p>0.01797</text:p>
              </table:table-cell>
              <table:table-cell office:value-type="float" office:value="0">
                <text:p>0</text:p>
              </table:table-cell>
              <table:table-cell office:value-type="float" office:value="0.1588456">
                <text:p>0.1588456</text:p>
              </table:table-cell>
              <table:table-cell office:value-type="float" office:value="1.63688">
                <text:p>1.63688</text:p>
              </table:table-cell>
              <table:table-cell office:value-type="float" office:value="1.7957256">
                <text:p>1.7957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">
                <text:p>486</text:p>
              </table:table-cell>
              <table:table-cell office:value-type="float" office:value="2.388">
                <text:p>2.388</text:p>
              </table:table-cell>
              <table:table-cell office:value-type="float" office:value="0.001474">
                <text:p>0.001474</text:p>
              </table:table-cell>
              <table:table-cell office:value-type="float" office:value="1.341">
                <text:p>1.341</text:p>
              </table:table-cell>
              <table:table-cell office:value-type="float" office:value="0.883">
                <text:p>0.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91">
                <text:p>0.1191</text:p>
              </table:table-cell>
              <table:table-cell office:value-type="float" office:value="0.04332">
                <text:p>0.04332</text:p>
              </table:table-cell>
              <table:table-cell office:value-type="float" office:value="0">
                <text:p>0</text:p>
              </table:table-cell>
              <table:table-cell office:value-type="float" office:value="0.16242">
                <text:p>0.16242</text:p>
              </table:table-cell>
              <table:table-cell office:value-type="float" office:value="2.225474">
                <text:p>2.225474</text:p>
              </table:table-cell>
              <table:table-cell office:value-type="float" office:value="2.387894">
                <text:p>2.3878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">
                <text:p>488</text:p>
              </table:table-cell>
              <table:table-cell office:value-type="float" office:value="2.543">
                <text:p>2.543</text:p>
              </table:table-cell>
              <table:table-cell office:value-type="float" office:value="0.002699">
                <text:p>0.002699</text:p>
              </table:table-cell>
              <table:table-cell office:value-type="float" office:value="1.373">
                <text:p>1.373</text:p>
              </table:table-cell>
              <table:table-cell office:value-type="float" office:value="0.9087">
                <text:p>0.9087</text:p>
              </table:table-cell>
              <table:table-cell office:value-type="float" office:value="0">
                <text:p>0</text:p>
              </table:table-cell>
              <table:table-cell office:value-type="float" office:value="0.0002265">
                <text:p>0.0002265</text:p>
              </table:table-cell>
              <table:table-cell office:value-type="float" office:value="0.2342">
                <text:p>0.2342</text:p>
              </table:table-cell>
              <table:table-cell office:value-type="float" office:value="0.02345">
                <text:p>0.02345</text:p>
              </table:table-cell>
              <table:table-cell office:value-type="float" office:value="0">
                <text:p>0</text:p>
              </table:table-cell>
              <table:table-cell office:value-type="float" office:value="0.2578765">
                <text:p>0.2578765</text:p>
              </table:table-cell>
              <table:table-cell office:value-type="float" office:value="2.284399">
                <text:p>2.284399</text:p>
              </table:table-cell>
              <table:table-cell office:value-type="float" office:value="2.5422755">
                <text:p>2.54227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">
                <text:p>490</text:p>
              </table:table-cell>
              <table:table-cell office:value-type="float" office:value="2.613">
                <text:p>2.613</text:p>
              </table:table-cell>
              <table:table-cell office:value-type="float" office:value="0.001856">
                <text:p>0.001856</text:p>
              </table:table-cell>
              <table:table-cell office:value-type="float" office:value="1.683">
                <text:p>1.683</text:p>
              </table:table-cell>
              <table:table-cell office:value-type="float" office:value="0.7448">
                <text:p>0.7448</text:p>
              </table:table-cell>
              <table:table-cell office:value-type="float" office:value="0">
                <text:p>0</text:p>
              </table:table-cell>
              <table:table-cell office:value-type="float" office:value="0.0005265">
                <text:p>0.0005265</text:p>
              </table:table-cell>
              <table:table-cell office:value-type="float" office:value="0.1674">
                <text:p>0.1674</text:p>
              </table:table-cell>
              <table:table-cell office:value-type="float" office:value="0.0155">
                <text:p>0.0155</text:p>
              </table:table-cell>
              <table:table-cell office:value-type="float" office:value="0">
                <text:p>0</text:p>
              </table:table-cell>
              <table:table-cell office:value-type="float" office:value="0.1834265">
                <text:p>0.1834265</text:p>
              </table:table-cell>
              <table:table-cell office:value-type="float" office:value="2.429656">
                <text:p>2.429656</text:p>
              </table:table-cell>
              <table:table-cell office:value-type="float" office:value="2.6130825">
                <text:p>2.61308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">
                <text:p>492</text:p>
              </table:table-cell>
              <table:table-cell office:value-type="float" office:value="2.879">
                <text:p>2.879</text:p>
              </table:table-cell>
              <table:table-cell office:value-type="float" office:value="0.002665">
                <text:p>0.002665</text:p>
              </table:table-cell>
              <table:table-cell office:value-type="float" office:value="1.853">
                <text:p>1.853</text:p>
              </table:table-cell>
              <table:table-cell office:value-type="float" office:value="0.8538">
                <text:p>0.8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68">
                <text:p>0.1368</text:p>
              </table:table-cell>
              <table:table-cell office:value-type="float" office:value="0.03327">
                <text:p>0.03327</text:p>
              </table:table-cell>
              <table:table-cell office:value-type="float" office:value="0">
                <text:p>0</text:p>
              </table:table-cell>
              <table:table-cell office:value-type="float" office:value="0.17007">
                <text:p>0.17007</text:p>
              </table:table-cell>
              <table:table-cell office:value-type="float" office:value="2.709465">
                <text:p>2.709465</text:p>
              </table:table-cell>
              <table:table-cell office:value-type="float" office:value="2.879535">
                <text:p>2.8795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">
                <text:p>494</text:p>
              </table:table-cell>
              <table:table-cell office:value-type="float" office:value="3.026">
                <text:p>3.026</text:p>
              </table:table-cell>
              <table:table-cell office:value-type="float" office:value="0.001876">
                <text:p>0.001876</text:p>
              </table:table-cell>
              <table:table-cell office:value-type="float" office:value="2.049">
                <text:p>2.049</text:p>
              </table:table-cell>
              <table:table-cell office:value-type="float" office:value="0.8124">
                <text:p>0.8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82">
                <text:p>0.1382</text:p>
              </table:table-cell>
              <table:table-cell office:value-type="float" office:value="0.02449">
                <text:p>0.02449</text:p>
              </table:table-cell>
              <table:table-cell office:value-type="float" office:value="0">
                <text:p>0</text:p>
              </table:table-cell>
              <table:table-cell office:value-type="float" office:value="0.16269">
                <text:p>0.16269</text:p>
              </table:table-cell>
              <table:table-cell office:value-type="float" office:value="2.863276">
                <text:p>2.863276</text:p>
              </table:table-cell>
              <table:table-cell office:value-type="float" office:value="3.025966">
                <text:p>3.0259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">
                <text:p>496</text:p>
              </table:table-cell>
              <table:table-cell office:value-type="float" office:value="3.367">
                <text:p>3.367</text:p>
              </table:table-cell>
              <table:table-cell office:value-type="float" office:value="0.005524">
                <text:p>0.005524</text:p>
              </table:table-cell>
              <table:table-cell office:value-type="float" office:value="2.294">
                <text:p>2.294</text:p>
              </table:table-cell>
              <table:table-cell office:value-type="float" office:value="0.8922">
                <text:p>0.8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96">
                <text:p>0.1496</text:p>
              </table:table-cell>
              <table:table-cell office:value-type="float" office:value="0.02655">
                <text:p>0.02655</text:p>
              </table:table-cell>
              <table:table-cell office:value-type="float" office:value="0">
                <text:p>0</text:p>
              </table:table-cell>
              <table:table-cell office:value-type="float" office:value="0.17615">
                <text:p>0.17615</text:p>
              </table:table-cell>
              <table:table-cell office:value-type="float" office:value="3.191724">
                <text:p>3.191724</text:p>
              </table:table-cell>
              <table:table-cell office:value-type="float" office:value="3.367874">
                <text:p>3.3678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">
                <text:p>498</text:p>
              </table:table-cell>
              <table:table-cell office:value-type="float" office:value="3.534">
                <text:p>3.534</text:p>
              </table:table-cell>
              <table:table-cell office:value-type="float" office:value="0.002577">
                <text:p>0.002577</text:p>
              </table:table-cell>
              <table:table-cell office:value-type="float" office:value="2.453">
                <text:p>2.453</text:p>
              </table:table-cell>
              <table:table-cell office:value-type="float" office:value="0.9143">
                <text:p>0.9143</text:p>
              </table:table-cell>
              <table:table-cell office:value-type="float" office:value="0">
                <text:p>0</text:p>
              </table:table-cell>
              <table:table-cell office:value-type="float" office:value="0.0006577">
                <text:p>0.0006577</text:p>
              </table:table-cell>
              <table:table-cell office:value-type="float" office:value="0.1631">
                <text:p>0.1631</text:p>
              </table:table-cell>
              <table:table-cell office:value-type="float" office:value="0.0001238">
                <text:p>0.0001238</text:p>
              </table:table-cell>
              <table:table-cell office:value-type="float" office:value="0">
                <text:p>0</text:p>
              </table:table-cell>
              <table:table-cell office:value-type="float" office:value="0.1638815">
                <text:p>0.1638815</text:p>
              </table:table-cell>
              <table:table-cell office:value-type="float" office:value="3.369877">
                <text:p>3.369877</text:p>
              </table:table-cell>
              <table:table-cell office:value-type="float" office:value="3.5337585">
                <text:p>3.53375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3.817">
                <text:p>3.817</text:p>
              </table:table-cell>
              <table:table-cell office:value-type="float" office:value="0.003647">
                <text:p>0.003647</text:p>
              </table:table-cell>
              <table:table-cell office:value-type="float" office:value="2.739">
                <text:p>2.739</text:p>
              </table:table-cell>
              <table:table-cell office:value-type="float" office:value="0.8969">
                <text:p>0.8969</text:p>
              </table:table-cell>
              <table:table-cell office:value-type="float" office:value="0">
                <text:p>0</text:p>
              </table:table-cell>
              <table:table-cell office:value-type="float" office:value="0.000004536">
                <text:p>0.000004536</text:p>
              </table:table-cell>
              <table:table-cell office:value-type="float" office:value="0.141">
                <text:p>0.141</text:p>
              </table:table-cell>
              <table:table-cell office:value-type="float" office:value="0.03604">
                <text:p>0.03604</text:p>
              </table:table-cell>
              <table:table-cell office:value-type="float" office:value="0">
                <text:p>0</text:p>
              </table:table-cell>
              <table:table-cell office:value-type="float" office:value="0.177044536">
                <text:p>0.177044536</text:p>
              </table:table-cell>
              <table:table-cell office:value-type="float" office:value="3.639547">
                <text:p>3.639547</text:p>
              </table:table-cell>
              <table:table-cell office:value-type="float" office:value="3.816591536">
                <text:p>3.8165915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">
                <text:p>502</text:p>
              </table:table-cell>
              <table:table-cell office:value-type="float" office:value="4.354">
                <text:p>4.354</text:p>
              </table:table-cell>
              <table:table-cell office:value-type="float" office:value="0.008223">
                <text:p>0.008223</text:p>
              </table:table-cell>
              <table:table-cell office:value-type="float" office:value="3.274">
                <text:p>3.274</text:p>
              </table:table-cell>
              <table:table-cell office:value-type="float" office:value="0.8739">
                <text:p>0.8739</text:p>
              </table:table-cell>
              <table:table-cell office:value-type="float" office:value="0">
                <text:p>0</text:p>
              </table:table-cell>
              <table:table-cell office:value-type="float" office:value="0.0003817">
                <text:p>0.0003817</text:p>
              </table:table-cell>
              <table:table-cell office:value-type="float" office:value="0.1825">
                <text:p>0.1825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.1978817">
                <text:p>0.1978817</text:p>
              </table:table-cell>
              <table:table-cell office:value-type="float" office:value="4.156123">
                <text:p>4.156123</text:p>
              </table:table-cell>
              <table:table-cell office:value-type="float" office:value="4.3540047">
                <text:p>4.35400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">
                <text:p>504</text:p>
              </table:table-cell>
              <table:table-cell office:value-type="float" office:value="4.898">
                <text:p>4.898</text:p>
              </table:table-cell>
              <table:table-cell office:value-type="float" office:value="0.004446">
                <text:p>0.004446</text:p>
              </table:table-cell>
              <table:table-cell office:value-type="float" office:value="3.79">
                <text:p>3.79</text:p>
              </table:table-cell>
              <table:table-cell office:value-type="float" office:value="0.9422">
                <text:p>0.9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78">
                <text:p>0.1178</text:p>
              </table:table-cell>
              <table:table-cell office:value-type="float" office:value="0.04347">
                <text:p>0.04347</text:p>
              </table:table-cell>
              <table:table-cell office:value-type="float" office:value="0">
                <text:p>0</text:p>
              </table:table-cell>
              <table:table-cell office:value-type="float" office:value="0.16127">
                <text:p>0.16127</text:p>
              </table:table-cell>
              <table:table-cell office:value-type="float" office:value="4.736646">
                <text:p>4.736646</text:p>
              </table:table-cell>
              <table:table-cell office:value-type="float" office:value="4.897916">
                <text:p>4.8979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">
                <text:p>506</text:p>
              </table:table-cell>
              <table:table-cell office:value-type="float" office:value="5.25">
                <text:p>5.25</text:p>
              </table:table-cell>
              <table:table-cell office:value-type="float" office:value="0.004558">
                <text:p>0.004558</text:p>
              </table:table-cell>
              <table:table-cell office:value-type="float" office:value="4.069">
                <text:p>4.069</text:p>
              </table:table-cell>
              <table:table-cell office:value-type="float" office:value="0.982">
                <text:p>0.982</text:p>
              </table:table-cell>
              <table:table-cell office:value-type="float" office:value="0">
                <text:p>0</text:p>
              </table:table-cell>
              <table:table-cell office:value-type="float" office:value="0.00007667">
                <text:p>0.00007667</text:p>
              </table:table-cell>
              <table:table-cell office:value-type="float" office:value="0.1844">
                <text:p>0.1844</text:p>
              </table:table-cell>
              <table:table-cell office:value-type="float" office:value="0.01042">
                <text:p>0.01042</text:p>
              </table:table-cell>
              <table:table-cell office:value-type="float" office:value="0">
                <text:p>0</text:p>
              </table:table-cell>
              <table:table-cell office:value-type="float" office:value="0.19489667">
                <text:p>0.19489667</text:p>
              </table:table-cell>
              <table:table-cell office:value-type="float" office:value="5.055558">
                <text:p>5.055558</text:p>
              </table:table-cell>
              <table:table-cell office:value-type="float" office:value="5.25045467">
                <text:p>5.250454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">
                <text:p>508</text:p>
              </table:table-cell>
              <table:table-cell office:value-type="float" office:value="5.23">
                <text:p>5.23</text:p>
              </table:table-cell>
              <table:table-cell office:value-type="float" office:value="0.01081">
                <text:p>0.01081</text:p>
              </table:table-cell>
              <table:table-cell office:value-type="float" office:value="4.152">
                <text:p>4.152</text:p>
              </table:table-cell>
              <table:table-cell office:value-type="float" office:value="0.9163">
                <text:p>0.9163</text:p>
              </table:table-cell>
              <table:table-cell office:value-type="float" office:value="0">
                <text:p>0</text:p>
              </table:table-cell>
              <table:table-cell office:value-type="float" office:value="0.000367">
                <text:p>0.000367</text:p>
              </table:table-cell>
              <table:table-cell office:value-type="float" office:value="0.1453">
                <text:p>0.1453</text:p>
              </table:table-cell>
              <table:table-cell office:value-type="float" office:value="0.005227">
                <text:p>0.005227</text:p>
              </table:table-cell>
              <table:table-cell office:value-type="float" office:value="0">
                <text:p>0</text:p>
              </table:table-cell>
              <table:table-cell office:value-type="float" office:value="0.150894">
                <text:p>0.150894</text:p>
              </table:table-cell>
              <table:table-cell office:value-type="float" office:value="5.07911">
                <text:p>5.07911</text:p>
              </table:table-cell>
              <table:table-cell office:value-type="float" office:value="5.230004">
                <text:p>5.2300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">
                <text:p>510</text:p>
              </table:table-cell>
              <table:table-cell office:value-type="float" office:value="6.139">
                <text:p>6.139</text:p>
              </table:table-cell>
              <table:table-cell office:value-type="float" office:value="0.006488">
                <text:p>0.006488</text:p>
              </table:table-cell>
              <table:table-cell office:value-type="float" office:value="5.075">
                <text:p>5.075</text:p>
              </table:table-cell>
              <table:table-cell office:value-type="float" office:value="0.9394">
                <text:p>0.9394</text:p>
              </table:table-cell>
              <table:table-cell office:value-type="float" office:value="0">
                <text:p>0</text:p>
              </table:table-cell>
              <table:table-cell office:value-type="float" office:value="0.00001785">
                <text:p>0.00001785</text:p>
              </table:table-cell>
              <table:table-cell office:value-type="float" office:value="0.1083">
                <text:p>0.1083</text:p>
              </table:table-cell>
              <table:table-cell office:value-type="float" office:value="0.009011">
                <text:p>0.009011</text:p>
              </table:table-cell>
              <table:table-cell office:value-type="float" office:value="0">
                <text:p>0</text:p>
              </table:table-cell>
              <table:table-cell office:value-type="float" office:value="0.11732885">
                <text:p>0.11732885</text:p>
              </table:table-cell>
              <table:table-cell office:value-type="float" office:value="6.020888">
                <text:p>6.020888</text:p>
              </table:table-cell>
              <table:table-cell office:value-type="float" office:value="6.13821685">
                <text:p>6.138216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6.084">
                <text:p>6.084</text:p>
              </table:table-cell>
              <table:table-cell office:value-type="float" office:value="0.007434">
                <text:p>0.007434</text:p>
              </table:table-cell>
              <table:table-cell office:value-type="float" office:value="4.793">
                <text:p>4.793</text:p>
              </table:table-cell>
              <table:table-cell office:value-type="float" office:value="1.145">
                <text:p>1.145</text:p>
              </table:table-cell>
              <table:table-cell office:value-type="float" office:value="0">
                <text:p>0</text:p>
              </table:table-cell>
              <table:table-cell office:value-type="float" office:value="0.00002733">
                <text:p>0.00002733</text:p>
              </table:table-cell>
              <table:table-cell office:value-type="float" office:value="0.1263">
                <text:p>0.1263</text:p>
              </table:table-cell>
              <table:table-cell office:value-type="float" office:value="0.01245">
                <text:p>0.01245</text:p>
              </table:table-cell>
              <table:table-cell office:value-type="float" office:value="0">
                <text:p>0</text:p>
              </table:table-cell>
              <table:table-cell office:value-type="float" office:value="0.13877733">
                <text:p>0.13877733</text:p>
              </table:table-cell>
              <table:table-cell office:value-type="float" office:value="5.945434">
                <text:p>5.945434</text:p>
              </table:table-cell>
              <table:table-cell office:value-type="float" office:value="6.08421133">
                <text:p>6.084211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">
                <text:p>514</text:p>
              </table:table-cell>
              <table:table-cell office:value-type="float" office:value="6.57">
                <text:p>6.57</text:p>
              </table:table-cell>
              <table:table-cell office:value-type="float" office:value="0.01006">
                <text:p>0.01006</text:p>
              </table:table-cell>
              <table:table-cell office:value-type="float" office:value="5.587">
                <text:p>5.587</text:p>
              </table:table-cell>
              <table:table-cell office:value-type="float" office:value="0.8678">
                <text:p>0.8678</text:p>
              </table:table-cell>
              <table:table-cell office:value-type="float" office:value="0">
                <text:p>0</text:p>
              </table:table-cell>
              <table:table-cell office:value-type="float" office:value="0.0008457">
                <text:p>0.0008457</text:p>
              </table:table-cell>
              <table:table-cell office:value-type="float" office:value="0.09943">
                <text:p>0.09943</text:p>
              </table:table-cell>
              <table:table-cell office:value-type="float" office:value="0.005259">
                <text:p>0.005259</text:p>
              </table:table-cell>
              <table:table-cell office:value-type="float" office:value="0">
                <text:p>0</text:p>
              </table:table-cell>
              <table:table-cell office:value-type="float" office:value="0.1055347">
                <text:p>0.1055347</text:p>
              </table:table-cell>
              <table:table-cell office:value-type="float" office:value="6.46486">
                <text:p>6.46486</text:p>
              </table:table-cell>
              <table:table-cell office:value-type="float" office:value="6.5703947">
                <text:p>6.57039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">
                <text:p>516</text:p>
              </table:table-cell>
              <table:table-cell office:value-type="float" office:value="7.355">
                <text:p>7.355</text:p>
              </table:table-cell>
              <table:table-cell office:value-type="float" office:value="0.006864">
                <text:p>0.006864</text:p>
              </table:table-cell>
              <table:table-cell office:value-type="float" office:value="6.195">
                <text:p>6.195</text:p>
              </table:table-cell>
              <table:table-cell office:value-type="float" office:value="1.072">
                <text:p>1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96">
                <text:p>0.06596</text:p>
              </table:table-cell>
              <table:table-cell office:value-type="float" office:value="0.01517">
                <text:p>0.01517</text:p>
              </table:table-cell>
              <table:table-cell office:value-type="float" office:value="0">
                <text:p>0</text:p>
              </table:table-cell>
              <table:table-cell office:value-type="float" office:value="0.08113">
                <text:p>0.08113</text:p>
              </table:table-cell>
              <table:table-cell office:value-type="float" office:value="7.273864">
                <text:p>7.273864</text:p>
              </table:table-cell>
              <table:table-cell office:value-type="float" office:value="7.354994">
                <text:p>7.3549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">
                <text:p>518</text:p>
              </table:table-cell>
              <table:table-cell office:value-type="float" office:value="7.112">
                <text:p>7.112</text:p>
              </table:table-cell>
              <table:table-cell office:value-type="float" office:value="0.009348">
                <text:p>0.009348</text:p>
              </table:table-cell>
              <table:table-cell office:value-type="float" office:value="5.998">
                <text:p>5.998</text:p>
              </table:table-cell>
              <table:table-cell office:value-type="float" office:value="0.9968">
                <text:p>0.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614">
                <text:p>0.09614</text:p>
              </table:table-cell>
              <table:table-cell office:value-type="float" office:value="0.01229">
                <text:p>0.01229</text:p>
              </table:table-cell>
              <table:table-cell office:value-type="float" office:value="0">
                <text:p>0</text:p>
              </table:table-cell>
              <table:table-cell office:value-type="float" office:value="0.10843">
                <text:p>0.10843</text:p>
              </table:table-cell>
              <table:table-cell office:value-type="float" office:value="7.004148">
                <text:p>7.004148</text:p>
              </table:table-cell>
              <table:table-cell office:value-type="float" office:value="7.112578">
                <text:p>7.1125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">
                <text:p>520</text:p>
              </table:table-cell>
              <table:table-cell office:value-type="float" office:value="7.407">
                <text:p>7.407</text:p>
              </table:table-cell>
              <table:table-cell office:value-type="float" office:value="0.01002">
                <text:p>0.01002</text:p>
              </table:table-cell>
              <table:table-cell office:value-type="float" office:value="6.199">
                <text:p>6.199</text:p>
              </table:table-cell>
              <table:table-cell office:value-type="float" office:value="1.106">
                <text:p>1.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728">
                <text:p>0.07728</text:p>
              </table:table-cell>
              <table:table-cell office:value-type="float" office:value="0.01462">
                <text:p>0.01462</text:p>
              </table:table-cell>
              <table:table-cell office:value-type="float" office:value="0">
                <text:p>0</text:p>
              </table:table-cell>
              <table:table-cell office:value-type="float" office:value="0.0919">
                <text:p>0.0919</text:p>
              </table:table-cell>
              <table:table-cell office:value-type="float" office:value="7.31502">
                <text:p>7.31502</text:p>
              </table:table-cell>
              <table:table-cell office:value-type="float" office:value="7.40692">
                <text:p>7.406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">
                <text:p>522</text:p>
              </table:table-cell>
              <table:table-cell office:value-type="float" office:value="7.546">
                <text:p>7.546</text:p>
              </table:table-cell>
              <table:table-cell office:value-type="float" office:value="0.0107">
                <text:p>0.0107</text:p>
              </table:table-cell>
              <table:table-cell office:value-type="float" office:value="6.591">
                <text:p>6.591</text:p>
              </table:table-cell>
              <table:table-cell office:value-type="float" office:value="0.8822">
                <text:p>0.8822</text:p>
              </table:table-cell>
              <table:table-cell office:value-type="float" office:value="0">
                <text:p>0</text:p>
              </table:table-cell>
              <table:table-cell office:value-type="float" office:value="0.0004437">
                <text:p>0.0004437</text:p>
              </table:table-cell>
              <table:table-cell office:value-type="float" office:value="0.06033">
                <text:p>0.06033</text:p>
              </table:table-cell>
              <table:table-cell office:value-type="float" office:value="0.0007167">
                <text:p>0.0007167</text:p>
              </table:table-cell>
              <table:table-cell office:value-type="float" office:value="0">
                <text:p>0</text:p>
              </table:table-cell>
              <table:table-cell office:value-type="float" office:value="0.0614904">
                <text:p>0.0614904</text:p>
              </table:table-cell>
              <table:table-cell office:value-type="float" office:value="7.4839">
                <text:p>7.4839</text:p>
              </table:table-cell>
              <table:table-cell office:value-type="float" office:value="7.5453904">
                <text:p>7.54539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">
                <text:p>524</text:p>
              </table:table-cell>
              <table:table-cell office:value-type="float" office:value="7.846">
                <text:p>7.846</text:p>
              </table:table-cell>
              <table:table-cell office:value-type="float" office:value="0.007486">
                <text:p>0.007486</text:p>
              </table:table-cell>
              <table:table-cell office:value-type="float" office:value="6.966">
                <text:p>6.966</text:p>
              </table:table-cell>
              <table:table-cell office:value-type="float" office:value="0.8057">
                <text:p>0.8057</text:p>
              </table:table-cell>
              <table:table-cell office:value-type="float" office:value="0">
                <text:p>0</text:p>
              </table:table-cell>
              <table:table-cell office:value-type="float" office:value="0.0006619">
                <text:p>0.0006619</text:p>
              </table:table-cell>
              <table:table-cell office:value-type="float" office:value="0.03713">
                <text:p>0.03713</text:p>
              </table:table-cell>
              <table:table-cell office:value-type="float" office:value="0.02881">
                <text:p>0.02881</text:p>
              </table:table-cell>
              <table:table-cell office:value-type="float" office:value="0">
                <text:p>0</text:p>
              </table:table-cell>
              <table:table-cell office:value-type="float" office:value="0.0666019">
                <text:p>0.0666019</text:p>
              </table:table-cell>
              <table:table-cell office:value-type="float" office:value="7.779186">
                <text:p>7.779186</text:p>
              </table:table-cell>
              <table:table-cell office:value-type="float" office:value="7.8457879">
                <text:p>7.84578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">
                <text:p>526</text:p>
              </table:table-cell>
              <table:table-cell office:value-type="float" office:value="7.659">
                <text:p>7.659</text:p>
              </table:table-cell>
              <table:table-cell office:value-type="float" office:value="0.01127">
                <text:p>0.01127</text:p>
              </table:table-cell>
              <table:table-cell office:value-type="float" office:value="6.589">
                <text:p>6.589</text:p>
              </table:table-cell>
              <table:table-cell office:value-type="float" office:value="0.9906">
                <text:p>0.9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8">
                <text:p>0.0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8">
                <text:p>0.0678</text:p>
              </table:table-cell>
              <table:table-cell office:value-type="float" office:value="7.59087">
                <text:p>7.59087</text:p>
              </table:table-cell>
              <table:table-cell office:value-type="float" office:value="7.65867">
                <text:p>7.658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">
                <text:p>528</text:p>
              </table:table-cell>
              <table:table-cell office:value-type="float" office:value="7.518">
                <text:p>7.518</text:p>
              </table:table-cell>
              <table:table-cell office:value-type="float" office:value="0.01219">
                <text:p>0.01219</text:p>
              </table:table-cell>
              <table:table-cell office:value-type="float" office:value="6.464">
                <text:p>6.464</text:p>
              </table:table-cell>
              <table:table-cell office:value-type="float" office:value="0.9388">
                <text:p>0.9388</text:p>
              </table:table-cell>
              <table:table-cell office:value-type="float" office:value="0">
                <text:p>0</text:p>
              </table:table-cell>
              <table:table-cell office:value-type="float" office:value="0.00007895">
                <text:p>0.00007895</text:p>
              </table:table-cell>
              <table:table-cell office:value-type="float" office:value="0.09709">
                <text:p>0.09709</text:p>
              </table:table-cell>
              <table:table-cell office:value-type="float" office:value="0.006629">
                <text:p>0.006629</text:p>
              </table:table-cell>
              <table:table-cell office:value-type="float" office:value="0">
                <text:p>0</text:p>
              </table:table-cell>
              <table:table-cell office:value-type="float" office:value="0.10379795">
                <text:p>0.10379795</text:p>
              </table:table-cell>
              <table:table-cell office:value-type="float" office:value="7.41499">
                <text:p>7.41499</text:p>
              </table:table-cell>
              <table:table-cell office:value-type="float" office:value="7.51878795">
                <text:p>7.518787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">
                <text:p>530</text:p>
              </table:table-cell>
              <table:table-cell office:value-type="float" office:value="7.726">
                <text:p>7.726</text:p>
              </table:table-cell>
              <table:table-cell office:value-type="float" office:value="0.008052">
                <text:p>0.008052</text:p>
              </table:table-cell>
              <table:table-cell office:value-type="float" office:value="6.729">
                <text:p>6.729</text:p>
              </table:table-cell>
              <table:table-cell office:value-type="float" office:value="0.9079">
                <text:p>0.9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71">
                <text:p>0.06571</text:p>
              </table:table-cell>
              <table:table-cell office:value-type="float" office:value="0.01454">
                <text:p>0.01454</text:p>
              </table:table-cell>
              <table:table-cell office:value-type="float" office:value="0">
                <text:p>0</text:p>
              </table:table-cell>
              <table:table-cell office:value-type="float" office:value="0.08025">
                <text:p>0.08025</text:p>
              </table:table-cell>
              <table:table-cell office:value-type="float" office:value="7.644952">
                <text:p>7.644952</text:p>
              </table:table-cell>
              <table:table-cell office:value-type="float" office:value="7.725202">
                <text:p>7.7252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">
                <text:p>532</text:p>
              </table:table-cell>
              <table:table-cell office:value-type="float" office:value="8.043">
                <text:p>8.043</text:p>
              </table:table-cell>
              <table:table-cell office:value-type="float" office:value="0.01077">
                <text:p>0.01077</text:p>
              </table:table-cell>
              <table:table-cell office:value-type="float" office:value="7.129">
                <text:p>7.129</text:p>
              </table:table-cell>
              <table:table-cell office:value-type="float" office:value="0.8344">
                <text:p>0.8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8">
                <text:p>0.0538</text:p>
              </table:table-cell>
              <table:table-cell office:value-type="float" office:value="0.01486">
                <text:p>0.01486</text:p>
              </table:table-cell>
              <table:table-cell office:value-type="float" office:value="0">
                <text:p>0</text:p>
              </table:table-cell>
              <table:table-cell office:value-type="float" office:value="0.06866">
                <text:p>0.06866</text:p>
              </table:table-cell>
              <table:table-cell office:value-type="float" office:value="7.97417">
                <text:p>7.97417</text:p>
              </table:table-cell>
              <table:table-cell office:value-type="float" office:value="8.04283">
                <text:p>8.04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">
                <text:p>534</text:p>
              </table:table-cell>
              <table:table-cell office:value-type="float" office:value="8.093">
                <text:p>8.093</text:p>
              </table:table-cell>
              <table:table-cell office:value-type="float" office:value="0.009261">
                <text:p>0.009261</text:p>
              </table:table-cell>
              <table:table-cell office:value-type="float" office:value="7.113">
                <text:p>7.113</text:p>
              </table:table-cell>
              <table:table-cell office:value-type="float" office:value="0.8896">
                <text:p>0.8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65">
                <text:p>0.06165</text:p>
              </table:table-cell>
              <table:table-cell office:value-type="float" office:value="0.02042">
                <text:p>0.02042</text:p>
              </table:table-cell>
              <table:table-cell office:value-type="float" office:value="0">
                <text:p>0</text:p>
              </table:table-cell>
              <table:table-cell office:value-type="float" office:value="0.08207">
                <text:p>0.08207</text:p>
              </table:table-cell>
              <table:table-cell office:value-type="float" office:value="8.011861">
                <text:p>8.011861</text:p>
              </table:table-cell>
              <table:table-cell office:value-type="float" office:value="8.093931">
                <text:p>8.0939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">
                <text:p>536</text:p>
              </table:table-cell>
              <table:table-cell office:value-type="float" office:value="7.291">
                <text:p>7.291</text:p>
              </table:table-cell>
              <table:table-cell office:value-type="float" office:value="0.006606">
                <text:p>0.006606</text:p>
              </table:table-cell>
              <table:table-cell office:value-type="float" office:value="6.447">
                <text:p>6.447</text:p>
              </table:table-cell>
              <table:table-cell office:value-type="float" office:value="0.7915">
                <text:p>0.7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76">
                <text:p>0.03676</text:p>
              </table:table-cell>
              <table:table-cell office:value-type="float" office:value="0.008889">
                <text:p>0.008889</text:p>
              </table:table-cell>
              <table:table-cell office:value-type="float" office:value="0">
                <text:p>0</text:p>
              </table:table-cell>
              <table:table-cell office:value-type="float" office:value="0.045649">
                <text:p>0.045649</text:p>
              </table:table-cell>
              <table:table-cell office:value-type="float" office:value="7.245106">
                <text:p>7.245106</text:p>
              </table:table-cell>
              <table:table-cell office:value-type="float" office:value="7.290755">
                <text:p>7.2907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">
                <text:p>538</text:p>
              </table:table-cell>
              <table:table-cell office:value-type="float" office:value="7.071">
                <text:p>7.071</text:p>
              </table:table-cell>
              <table:table-cell office:value-type="float" office:value="0.009092">
                <text:p>0.009092</text:p>
              </table:table-cell>
              <table:table-cell office:value-type="float" office:value="6.372">
                <text:p>6.372</text:p>
              </table:table-cell>
              <table:table-cell office:value-type="float" office:value="0.6503">
                <text:p>0.6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12">
                <text:p>0.03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12">
                <text:p>0.03912</text:p>
              </table:table-cell>
              <table:table-cell office:value-type="float" office:value="7.031392">
                <text:p>7.031392</text:p>
              </table:table-cell>
              <table:table-cell office:value-type="float" office:value="7.070512">
                <text:p>7.070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">
                <text:p>540</text:p>
              </table:table-cell>
              <table:table-cell office:value-type="float" office:value="6.965">
                <text:p>6.965</text:p>
              </table:table-cell>
              <table:table-cell office:value-type="float" office:value="0.008683">
                <text:p>0.008683</text:p>
              </table:table-cell>
              <table:table-cell office:value-type="float" office:value="6.194">
                <text:p>6.194</text:p>
              </table:table-cell>
              <table:table-cell office:value-type="float" office:value="0.6795">
                <text:p>0.6795</text:p>
              </table:table-cell>
              <table:table-cell office:value-type="float" office:value="0">
                <text:p>0</text:p>
              </table:table-cell>
              <table:table-cell office:value-type="float" office:value="0.00005573">
                <text:p>0.00005573</text:p>
              </table:table-cell>
              <table:table-cell office:value-type="float" office:value="0.06717">
                <text:p>0.06717</text:p>
              </table:table-cell>
              <table:table-cell office:value-type="float" office:value="0.01579">
                <text:p>0.01579</text:p>
              </table:table-cell>
              <table:table-cell office:value-type="float" office:value="0">
                <text:p>0</text:p>
              </table:table-cell>
              <table:table-cell office:value-type="float" office:value="0.08301573">
                <text:p>0.08301573</text:p>
              </table:table-cell>
              <table:table-cell office:value-type="float" office:value="6.882183">
                <text:p>6.882183</text:p>
              </table:table-cell>
              <table:table-cell office:value-type="float" office:value="6.96519873">
                <text:p>6.965198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">
                <text:p>542</text:p>
              </table:table-cell>
              <table:table-cell office:value-type="float" office:value="6.162">
                <text:p>6.162</text:p>
              </table:table-cell>
              <table:table-cell office:value-type="float" office:value="0.01043">
                <text:p>0.01043</text:p>
              </table:table-cell>
              <table:table-cell office:value-type="float" office:value="5.35">
                <text:p>5.35</text:p>
              </table:table-cell>
              <table:table-cell office:value-type="float" office:value="0.757">
                <text:p>0.757</text:p>
              </table:table-cell>
              <table:table-cell office:value-type="float" office:value="0">
                <text:p>0</text:p>
              </table:table-cell>
              <table:table-cell office:value-type="float" office:value="0.000225">
                <text:p>0.000225</text:p>
              </table:table-cell>
              <table:table-cell office:value-type="float" office:value="0.04372">
                <text:p>0.04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945">
                <text:p>0.043945</text:p>
              </table:table-cell>
              <table:table-cell office:value-type="float" office:value="6.11743">
                <text:p>6.11743</text:p>
              </table:table-cell>
              <table:table-cell office:value-type="float" office:value="6.161375">
                <text:p>6.161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">
                <text:p>544</text:p>
              </table:table-cell>
              <table:table-cell office:value-type="float" office:value="6.281">
                <text:p>6.281</text:p>
              </table:table-cell>
              <table:table-cell office:value-type="float" office:value="0.008686">
                <text:p>0.008686</text:p>
              </table:table-cell>
              <table:table-cell office:value-type="float" office:value="5.517">
                <text:p>5.517</text:p>
              </table:table-cell>
              <table:table-cell office:value-type="float" office:value="0.6891">
                <text:p>0.6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842">
                <text:p>0.05842</text:p>
              </table:table-cell>
              <table:table-cell office:value-type="float" office:value="0.007603">
                <text:p>0.007603</text:p>
              </table:table-cell>
              <table:table-cell office:value-type="float" office:value="0">
                <text:p>0</text:p>
              </table:table-cell>
              <table:table-cell office:value-type="float" office:value="0.066023">
                <text:p>0.066023</text:p>
              </table:table-cell>
              <table:table-cell office:value-type="float" office:value="6.214786">
                <text:p>6.214786</text:p>
              </table:table-cell>
              <table:table-cell office:value-type="float" office:value="6.280809">
                <text:p>6.2808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">
                <text:p>546</text:p>
              </table:table-cell>
              <table:table-cell office:value-type="float" office:value="5.512">
                <text:p>5.512</text:p>
              </table:table-cell>
              <table:table-cell office:value-type="float" office:value="0.00732">
                <text:p>0.00732</text:p>
              </table:table-cell>
              <table:table-cell office:value-type="float" office:value="4.822">
                <text:p>4.822</text:p>
              </table:table-cell>
              <table:table-cell office:value-type="float" office:value="0.5984">
                <text:p>0.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92">
                <text:p>0.06592</text:p>
              </table:table-cell>
              <table:table-cell office:value-type="float" office:value="0.0181">
                <text:p>0.0181</text:p>
              </table:table-cell>
              <table:table-cell office:value-type="float" office:value="0">
                <text:p>0</text:p>
              </table:table-cell>
              <table:table-cell office:value-type="float" office:value="0.08402">
                <text:p>0.08402</text:p>
              </table:table-cell>
              <table:table-cell office:value-type="float" office:value="5.42772">
                <text:p>5.42772</text:p>
              </table:table-cell>
              <table:table-cell office:value-type="float" office:value="5.51174">
                <text:p>5.511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">
                <text:p>548</text:p>
              </table:table-cell>
              <table:table-cell office:value-type="float" office:value="5.03">
                <text:p>5.03</text:p>
              </table:table-cell>
              <table:table-cell office:value-type="float" office:value="0.009515">
                <text:p>0.009515</text:p>
              </table:table-cell>
              <table:table-cell office:value-type="float" office:value="4.391">
                <text:p>4.391</text:p>
              </table:table-cell>
              <table:table-cell office:value-type="float" office:value="0.5754">
                <text:p>0.5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36">
                <text:p>0.05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36">
                <text:p>0.05336</text:p>
              </table:table-cell>
              <table:table-cell office:value-type="float" office:value="4.975915">
                <text:p>4.975915</text:p>
              </table:table-cell>
              <table:table-cell office:value-type="float" office:value="5.029275">
                <text:p>5.0292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">
                <text:p>550</text:p>
              </table:table-cell>
              <table:table-cell office:value-type="float" office:value="4.754">
                <text:p>4.754</text:p>
              </table:table-cell>
              <table:table-cell office:value-type="float" office:value="0.00668">
                <text:p>0.00668</text:p>
              </table:table-cell>
              <table:table-cell office:value-type="float" office:value="4.2">
                <text:p>4.2</text:p>
              </table:table-cell>
              <table:table-cell office:value-type="float" office:value="0.4612">
                <text:p>0.4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285">
                <text:p>0.07285</text:p>
              </table:table-cell>
              <table:table-cell office:value-type="float" office:value="0.01311">
                <text:p>0.01311</text:p>
              </table:table-cell>
              <table:table-cell office:value-type="float" office:value="0">
                <text:p>0</text:p>
              </table:table-cell>
              <table:table-cell office:value-type="float" office:value="0.08596">
                <text:p>0.08596</text:p>
              </table:table-cell>
              <table:table-cell office:value-type="float" office:value="4.66788">
                <text:p>4.66788</text:p>
              </table:table-cell>
              <table:table-cell office:value-type="float" office:value="4.75384">
                <text:p>4.753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">
                <text:p>552</text:p>
              </table:table-cell>
              <table:table-cell office:value-type="float" office:value="4.15">
                <text:p>4.15</text:p>
              </table:table-cell>
              <table:table-cell office:value-type="float" office:value="0.006028">
                <text:p>0.006028</text:p>
              </table:table-cell>
              <table:table-cell office:value-type="float" office:value="3.612">
                <text:p>3.612</text:p>
              </table:table-cell>
              <table:table-cell office:value-type="float" office:value="0.5033">
                <text:p>0.5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61">
                <text:p>0.02361</text:p>
              </table:table-cell>
              <table:table-cell office:value-type="float" office:value="0.005253">
                <text:p>0.005253</text:p>
              </table:table-cell>
              <table:table-cell office:value-type="float" office:value="0">
                <text:p>0</text:p>
              </table:table-cell>
              <table:table-cell office:value-type="float" office:value="0.028863">
                <text:p>0.028863</text:p>
              </table:table-cell>
              <table:table-cell office:value-type="float" office:value="4.121328">
                <text:p>4.121328</text:p>
              </table:table-cell>
              <table:table-cell office:value-type="float" office:value="4.150191">
                <text:p>4.1501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">
                <text:p>554</text:p>
              </table:table-cell>
              <table:table-cell office:value-type="float" office:value="3.633">
                <text:p>3.633</text:p>
              </table:table-cell>
              <table:table-cell office:value-type="float" office:value="0.004563">
                <text:p>0.004563</text:p>
              </table:table-cell>
              <table:table-cell office:value-type="float" office:value="3.194">
                <text:p>3.194</text:p>
              </table:table-cell>
              <table:table-cell office:value-type="float" office:value="0.4008">
                <text:p>0.4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53">
                <text:p>0.03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53">
                <text:p>0.03353</text:p>
              </table:table-cell>
              <table:table-cell office:value-type="float" office:value="3.599363">
                <text:p>3.599363</text:p>
              </table:table-cell>
              <table:table-cell office:value-type="float" office:value="3.632893">
                <text:p>3.6328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">
                <text:p>556</text:p>
              </table:table-cell>
              <table:table-cell office:value-type="float" office:value="3.252">
                <text:p>3.252</text:p>
              </table:table-cell>
              <table:table-cell office:value-type="float" office:value="0.005129">
                <text:p>0.005129</text:p>
              </table:table-cell>
              <table:table-cell office:value-type="float" office:value="2.888">
                <text:p>2.888</text:p>
              </table:table-cell>
              <table:table-cell office:value-type="float" office:value="0.3242">
                <text:p>0.3242</text:p>
              </table:table-cell>
              <table:table-cell office:value-type="float" office:value="0">
                <text:p>0</text:p>
              </table:table-cell>
              <table:table-cell office:value-type="float" office:value="0.00008899">
                <text:p>0.00008899</text:p>
              </table:table-cell>
              <table:table-cell office:value-type="float" office:value="0.0275">
                <text:p>0.0275</text:p>
              </table:table-cell>
              <table:table-cell office:value-type="float" office:value="0.007035">
                <text:p>0.007035</text:p>
              </table:table-cell>
              <table:table-cell office:value-type="float" office:value="0">
                <text:p>0</text:p>
              </table:table-cell>
              <table:table-cell office:value-type="float" office:value="0.03462399">
                <text:p>0.03462399</text:p>
              </table:table-cell>
              <table:table-cell office:value-type="float" office:value="3.217329">
                <text:p>3.217329</text:p>
              </table:table-cell>
              <table:table-cell office:value-type="float" office:value="3.25195299">
                <text:p>3.251952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">
                <text:p>558</text:p>
              </table:table-cell>
              <table:table-cell office:value-type="float" office:value="2.552">
                <text:p>2.552</text:p>
              </table:table-cell>
              <table:table-cell office:value-type="float" office:value="0.003573">
                <text:p>0.003573</text:p>
              </table:table-cell>
              <table:table-cell office:value-type="float" office:value="2.313">
                <text:p>2.313</text:p>
              </table:table-cell>
              <table:table-cell office:value-type="float" office:value="0.2198">
                <text:p>0.2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68">
                <text:p>0.007868</text:p>
              </table:table-cell>
              <table:table-cell office:value-type="float" office:value="0.008104">
                <text:p>0.008104</text:p>
              </table:table-cell>
              <table:table-cell office:value-type="float" office:value="0">
                <text:p>0</text:p>
              </table:table-cell>
              <table:table-cell office:value-type="float" office:value="0.015972">
                <text:p>0.015972</text:p>
              </table:table-cell>
              <table:table-cell office:value-type="float" office:value="2.536373">
                <text:p>2.536373</text:p>
              </table:table-cell>
              <table:table-cell office:value-type="float" office:value="2.552345">
                <text:p>2.552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">
                <text:p>560</text:p>
              </table:table-cell>
              <table:table-cell office:value-type="float" office:value="2.267">
                <text:p>2.267</text:p>
              </table:table-cell>
              <table:table-cell office:value-type="float" office:value="0.003912">
                <text:p>0.003912</text:p>
              </table:table-cell>
              <table:table-cell office:value-type="float" office:value="1.938">
                <text:p>1.938</text:p>
              </table:table-cell>
              <table:table-cell office:value-type="float" office:value="0.2828">
                <text:p>0.2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69">
                <text:p>0.03469</text:p>
              </table:table-cell>
              <table:table-cell office:value-type="float" office:value="0.007784">
                <text:p>0.007784</text:p>
              </table:table-cell>
              <table:table-cell office:value-type="float" office:value="0">
                <text:p>0</text:p>
              </table:table-cell>
              <table:table-cell office:value-type="float" office:value="0.042474">
                <text:p>0.042474</text:p>
              </table:table-cell>
              <table:table-cell office:value-type="float" office:value="2.224712">
                <text:p>2.224712</text:p>
              </table:table-cell>
              <table:table-cell office:value-type="float" office:value="2.267186">
                <text:p>2.2671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">
                <text:p>562</text:p>
              </table:table-cell>
              <table:table-cell office:value-type="float" office:value="2.321">
                <text:p>2.321</text:p>
              </table:table-cell>
              <table:table-cell office:value-type="float" office:value="0.002776">
                <text:p>0.002776</text:p>
              </table:table-cell>
              <table:table-cell office:value-type="float" office:value="2.025">
                <text:p>2.025</text:p>
              </table:table-cell>
              <table:table-cell office:value-type="float" office:value="0.2542">
                <text:p>0.2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69">
                <text:p>0.03069</text:p>
              </table:table-cell>
              <table:table-cell office:value-type="float" office:value="0.009093">
                <text:p>0.009093</text:p>
              </table:table-cell>
              <table:table-cell office:value-type="float" office:value="0">
                <text:p>0</text:p>
              </table:table-cell>
              <table:table-cell office:value-type="float" office:value="0.039783">
                <text:p>0.039783</text:p>
              </table:table-cell>
              <table:table-cell office:value-type="float" office:value="2.281976">
                <text:p>2.281976</text:p>
              </table:table-cell>
              <table:table-cell office:value-type="float" office:value="2.321759">
                <text:p>2.3217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">
                <text:p>564</text:p>
              </table:table-cell>
              <table:table-cell office:value-type="float" office:value="1.809">
                <text:p>1.809</text:p>
              </table:table-cell>
              <table:table-cell office:value-type="float" office:value="0.002744">
                <text:p>0.002744</text:p>
              </table:table-cell>
              <table:table-cell office:value-type="float" office:value="1.525">
                <text:p>1.525</text:p>
              </table:table-cell>
              <table:table-cell office:value-type="float" office:value="0.2477">
                <text:p>0.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1">
                <text:p>0.02721</text:p>
              </table:table-cell>
              <table:table-cell office:value-type="float" office:value="0.007174">
                <text:p>0.007174</text:p>
              </table:table-cell>
              <table:table-cell office:value-type="float" office:value="0">
                <text:p>0</text:p>
              </table:table-cell>
              <table:table-cell office:value-type="float" office:value="0.034384">
                <text:p>0.034384</text:p>
              </table:table-cell>
              <table:table-cell office:value-type="float" office:value="1.775444">
                <text:p>1.775444</text:p>
              </table:table-cell>
              <table:table-cell office:value-type="float" office:value="1.809828">
                <text:p>1.8098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">
                <text:p>566</text:p>
              </table:table-cell>
              <table:table-cell office:value-type="float" office:value="1.692">
                <text:p>1.692</text:p>
              </table:table-cell>
              <table:table-cell office:value-type="float" office:value="0.001835">
                <text:p>0.001835</text:p>
              </table:table-cell>
              <table:table-cell office:value-type="float" office:value="1.424">
                <text:p>1.424</text:p>
              </table:table-cell>
              <table:table-cell office:value-type="float" office:value="0.2194">
                <text:p>0.2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02">
                <text:p>0.04402</text:p>
              </table:table-cell>
              <table:table-cell office:value-type="float" office:value="0.003018">
                <text:p>0.003018</text:p>
              </table:table-cell>
              <table:table-cell office:value-type="float" office:value="0">
                <text:p>0</text:p>
              </table:table-cell>
              <table:table-cell office:value-type="float" office:value="0.047038">
                <text:p>0.047038</text:p>
              </table:table-cell>
              <table:table-cell office:value-type="float" office:value="1.645235">
                <text:p>1.645235</text:p>
              </table:table-cell>
              <table:table-cell office:value-type="float" office:value="1.692273">
                <text:p>1.6922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">
                <text:p>568</text:p>
              </table:table-cell>
              <table:table-cell office:value-type="float" office:value="1.363">
                <text:p>1.363</text:p>
              </table:table-cell>
              <table:table-cell office:value-type="float" office:value="0.0006711">
                <text:p>0.0006711</text:p>
              </table:table-cell>
              <table:table-cell office:value-type="float" office:value="1.144">
                <text:p>1.144</text:p>
              </table:table-cell>
              <table:table-cell office:value-type="float" office:value="0.1948">
                <text:p>0.1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94">
                <text:p>0.01494</text:p>
              </table:table-cell>
              <table:table-cell office:value-type="float" office:value="0.008555">
                <text:p>0.008555</text:p>
              </table:table-cell>
              <table:table-cell office:value-type="float" office:value="0">
                <text:p>0</text:p>
              </table:table-cell>
              <table:table-cell office:value-type="float" office:value="0.023495">
                <text:p>0.023495</text:p>
              </table:table-cell>
              <table:table-cell office:value-type="float" office:value="1.3394711">
                <text:p>1.3394711</text:p>
              </table:table-cell>
              <table:table-cell office:value-type="float" office:value="1.3629661">
                <text:p>1.36296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">
                <text:p>570</text:p>
              </table:table-cell>
              <table:table-cell office:value-type="float" office:value="1.138">
                <text:p>1.138</text:p>
              </table:table-cell>
              <table:table-cell office:value-type="float" office:value="0.001054">
                <text:p>0.001054</text:p>
              </table:table-cell>
              <table:table-cell office:value-type="float" office:value="0.9973">
                <text:p>0.9973</text:p>
              </table:table-cell>
              <table:table-cell office:value-type="float" office:value="0.1017">
                <text:p>0.1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61">
                <text:p>0.02761</text:p>
              </table:table-cell>
              <table:table-cell office:value-type="float" office:value="0.01057">
                <text:p>0.01057</text:p>
              </table:table-cell>
              <table:table-cell office:value-type="float" office:value="0">
                <text:p>0</text:p>
              </table:table-cell>
              <table:table-cell office:value-type="float" office:value="0.03818">
                <text:p>0.03818</text:p>
              </table:table-cell>
              <table:table-cell office:value-type="float" office:value="1.100054">
                <text:p>1.100054</text:p>
              </table:table-cell>
              <table:table-cell office:value-type="float" office:value="1.138234">
                <text:p>1.1382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">
                <text:p>572</text:p>
              </table:table-cell>
              <table:table-cell office:value-type="float" office:value="0.8547">
                <text:p>0.8547</text:p>
              </table:table-cell>
              <table:table-cell office:value-type="float" office:value="0.001343">
                <text:p>0.001343</text:p>
              </table:table-cell>
              <table:table-cell office:value-type="float" office:value="0.7232">
                <text:p>0.7232</text:p>
              </table:table-cell>
              <table:table-cell office:value-type="float" office:value="0.08717">
                <text:p>0.08717</text:p>
              </table:table-cell>
              <table:table-cell office:value-type="float" office:value="0">
                <text:p>0</text:p>
              </table:table-cell>
              <table:table-cell office:value-type="float" office:value="0.0001916">
                <text:p>0.0001916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9916">
                <text:p>0.0429916</text:p>
              </table:table-cell>
              <table:table-cell office:value-type="float" office:value="0.811713">
                <text:p>0.811713</text:p>
              </table:table-cell>
              <table:table-cell office:value-type="float" office:value="0.8547046">
                <text:p>0.85470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">
                <text:p>574</text:p>
              </table:table-cell>
              <table:table-cell office:value-type="float" office:value="0.789">
                <text:p>0.789</text:p>
              </table:table-cell>
              <table:table-cell office:value-type="float" office:value="0.0004609">
                <text:p>0.0004609</text:p>
              </table:table-cell>
              <table:table-cell office:value-type="float" office:value="0.64">
                <text:p>0.64</text:p>
              </table:table-cell>
              <table:table-cell office:value-type="float" office:value="0.1094">
                <text:p>0.1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05">
                <text:p>0.02905</text:p>
              </table:table-cell>
              <table:table-cell office:value-type="float" office:value="0.01012">
                <text:p>0.01012</text:p>
              </table:table-cell>
              <table:table-cell office:value-type="float" office:value="0">
                <text:p>0</text:p>
              </table:table-cell>
              <table:table-cell office:value-type="float" office:value="0.03917">
                <text:p>0.03917</text:p>
              </table:table-cell>
              <table:table-cell office:value-type="float" office:value="0.7498609">
                <text:p>0.7498609</text:p>
              </table:table-cell>
              <table:table-cell office:value-type="float" office:value="0.7890309">
                <text:p>0.78903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">
                <text:p>576</text:p>
              </table:table-cell>
              <table:table-cell office:value-type="float" office:value="0.5572">
                <text:p>0.5572</text:p>
              </table:table-cell>
              <table:table-cell office:value-type="float" office:value="0.0002997">
                <text:p>0.0002997</text:p>
              </table:table-cell>
              <table:table-cell office:value-type="float" office:value="0.4662">
                <text:p>0.4662</text:p>
              </table:table-cell>
              <table:table-cell office:value-type="float" office:value="0.05739">
                <text:p>0.05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5">
                <text:p>0.03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5">
                <text:p>0.03335</text:p>
              </table:table-cell>
              <table:table-cell office:value-type="float" office:value="0.5238897">
                <text:p>0.5238897</text:p>
              </table:table-cell>
              <table:table-cell office:value-type="float" office:value="0.5572397">
                <text:p>0.55723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">
                <text:p>578</text:p>
              </table:table-cell>
              <table:table-cell office:value-type="float" office:value="0.6362">
                <text:p>0.6362</text:p>
              </table:table-cell>
              <table:table-cell office:value-type="float" office:value="0.001217">
                <text:p>0.001217</text:p>
              </table:table-cell>
              <table:table-cell office:value-type="float" office:value="0.4982">
                <text:p>0.4982</text:p>
              </table:table-cell>
              <table:table-cell office:value-type="float" office:value="0.09817">
                <text:p>0.09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67">
                <text:p>0.02367</text:p>
              </table:table-cell>
              <table:table-cell office:value-type="float" office:value="0.0149">
                <text:p>0.0149</text:p>
              </table:table-cell>
              <table:table-cell office:value-type="float" office:value="0">
                <text:p>0</text:p>
              </table:table-cell>
              <table:table-cell office:value-type="float" office:value="0.03857">
                <text:p>0.03857</text:p>
              </table:table-cell>
              <table:table-cell office:value-type="float" office:value="0.597587">
                <text:p>0.597587</text:p>
              </table:table-cell>
              <table:table-cell office:value-type="float" office:value="0.636157">
                <text:p>0.6361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">
                <text:p>580</text:p>
              </table:table-cell>
              <table:table-cell office:value-type="float" office:value="0.5053">
                <text:p>0.5053</text:p>
              </table:table-cell>
              <table:table-cell office:value-type="float" office:value="0">
                <text:p>0</text:p>
              </table:table-cell>
              <table:table-cell office:value-type="float" office:value="0.3717">
                <text:p>0.3717</text:p>
              </table:table-cell>
              <table:table-cell office:value-type="float" office:value="0.09253">
                <text:p>0.09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91">
                <text:p>0.02591</text:p>
              </table:table-cell>
              <table:table-cell office:value-type="float" office:value="0.01512">
                <text:p>0.01512</text:p>
              </table:table-cell>
              <table:table-cell office:value-type="float" office:value="0">
                <text:p>0</text:p>
              </table:table-cell>
              <table:table-cell office:value-type="float" office:value="0.04103">
                <text:p>0.04103</text:p>
              </table:table-cell>
              <table:table-cell office:value-type="float" office:value="0.46423">
                <text:p>0.46423</text:p>
              </table:table-cell>
              <table:table-cell office:value-type="float" office:value="0.50526">
                <text:p>0.505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">
                <text:p>582</text:p>
              </table:table-cell>
              <table:table-cell office:value-type="float" office:value="0.3972">
                <text:p>0.3972</text:p>
              </table:table-cell>
              <table:table-cell office:value-type="float" office:value="0.0007091">
                <text:p>0.0007091</text:p>
              </table:table-cell>
              <table:table-cell office:value-type="float" office:value="0.3075">
                <text:p>0.3075</text:p>
              </table:table-cell>
              <table:table-cell office:value-type="float" office:value="0.05907">
                <text:p>0.05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24">
                <text:p>0.02224</text:p>
              </table:table-cell>
              <table:table-cell office:value-type="float" office:value="0.007637">
                <text:p>0.007637</text:p>
              </table:table-cell>
              <table:table-cell office:value-type="float" office:value="0">
                <text:p>0</text:p>
              </table:table-cell>
              <table:table-cell office:value-type="float" office:value="0.029877">
                <text:p>0.029877</text:p>
              </table:table-cell>
              <table:table-cell office:value-type="float" office:value="0.3672791">
                <text:p>0.3672791</text:p>
              </table:table-cell>
              <table:table-cell office:value-type="float" office:value="0.3971561">
                <text:p>0.39715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">
                <text:p>584</text:p>
              </table:table-cell>
              <table:table-cell office:value-type="float" office:value="0.3585">
                <text:p>0.3585</text:p>
              </table:table-cell>
              <table:table-cell office:value-type="float" office:value="0.0004635">
                <text:p>0.0004635</text:p>
              </table:table-cell>
              <table:table-cell office:value-type="float" office:value="0.2896">
                <text:p>0.2896</text:p>
              </table:table-cell>
              <table:table-cell office:value-type="float" office:value="0.05654">
                <text:p>0.05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5">
                <text:p>0.0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5">
                <text:p>0.01195</text:p>
              </table:table-cell>
              <table:table-cell office:value-type="float" office:value="0.3466035">
                <text:p>0.3466035</text:p>
              </table:table-cell>
              <table:table-cell office:value-type="float" office:value="0.3585535">
                <text:p>0.35855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">
                <text:p>586</text:p>
              </table:table-cell>
              <table:table-cell office:value-type="float" office:value="0.3592">
                <text:p>0.3592</text:p>
              </table:table-cell>
              <table:table-cell office:value-type="float" office:value="0.0001733">
                <text:p>0.0001733</text:p>
              </table:table-cell>
              <table:table-cell office:value-type="float" office:value="0.2565">
                <text:p>0.2565</text:p>
              </table:table-cell>
              <table:table-cell office:value-type="float" office:value="0.06304">
                <text:p>0.0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12">
                <text:p>0.03112</text:p>
              </table:table-cell>
              <table:table-cell office:value-type="float" office:value="0.008345">
                <text:p>0.008345</text:p>
              </table:table-cell>
              <table:table-cell office:value-type="float" office:value="0">
                <text:p>0</text:p>
              </table:table-cell>
              <table:table-cell office:value-type="float" office:value="0.039465">
                <text:p>0.039465</text:p>
              </table:table-cell>
              <table:table-cell office:value-type="float" office:value="0.3197133">
                <text:p>0.3197133</text:p>
              </table:table-cell>
              <table:table-cell office:value-type="float" office:value="0.3591783">
                <text:p>0.35917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">
                <text:p>588</text:p>
              </table:table-cell>
              <table:table-cell office:value-type="float" office:value="0.2674">
                <text:p>0.2674</text:p>
              </table:table-cell>
              <table:table-cell office:value-type="float" office:value="0.0003128">
                <text:p>0.0003128</text:p>
              </table:table-cell>
              <table:table-cell office:value-type="float" office:value="0.1626">
                <text:p>0.1626</text:p>
              </table:table-cell>
              <table:table-cell office:value-type="float" office:value="0.07174">
                <text:p>0.07174</text:p>
              </table:table-cell>
              <table:table-cell office:value-type="float" office:value="0">
                <text:p>0</text:p>
              </table:table-cell>
              <table:table-cell office:value-type="float" office:value="0.0003663">
                <text:p>0.0003663</text:p>
              </table:table-cell>
              <table:table-cell office:value-type="float" office:value="0.02452">
                <text:p>0.02452</text:p>
              </table:table-cell>
              <table:table-cell office:value-type="float" office:value="0.007864">
                <text:p>0.007864</text:p>
              </table:table-cell>
              <table:table-cell office:value-type="float" office:value="0">
                <text:p>0</text:p>
              </table:table-cell>
              <table:table-cell office:value-type="float" office:value="0.0327503">
                <text:p>0.0327503</text:p>
              </table:table-cell>
              <table:table-cell office:value-type="float" office:value="0.2346528">
                <text:p>0.2346528</text:p>
              </table:table-cell>
              <table:table-cell office:value-type="float" office:value="0.2674031">
                <text:p>0.26740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">
                <text:p>590</text:p>
              </table:table-cell>
              <table:table-cell office:value-type="float" office:value="0.3176">
                <text:p>0.3176</text:p>
              </table:table-cell>
              <table:table-cell office:value-type="float" office:value="0.00002208">
                <text:p>0.00002208</text:p>
              </table:table-cell>
              <table:table-cell office:value-type="float" office:value="0.2125">
                <text:p>0.2125</text:p>
              </table:table-cell>
              <table:table-cell office:value-type="float" office:value="0.07947">
                <text:p>0.07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58">
                <text:p>0.02358</text:p>
              </table:table-cell>
              <table:table-cell office:value-type="float" office:value="0.001994">
                <text:p>0.001994</text:p>
              </table:table-cell>
              <table:table-cell office:value-type="float" office:value="0">
                <text:p>0</text:p>
              </table:table-cell>
              <table:table-cell office:value-type="float" office:value="0.025574">
                <text:p>0.025574</text:p>
              </table:table-cell>
              <table:table-cell office:value-type="float" office:value="0.29199208">
                <text:p>0.29199208</text:p>
              </table:table-cell>
              <table:table-cell office:value-type="float" office:value="0.31756608">
                <text:p>0.317566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">
                <text:p>592</text:p>
              </table:table-cell>
              <table:table-cell office:value-type="float" office:value="0.2962">
                <text:p>0.2962</text:p>
              </table:table-cell>
              <table:table-cell office:value-type="float" office:value="0.0002461">
                <text:p>0.0002461</text:p>
              </table:table-cell>
              <table:table-cell office:value-type="float" office:value="0.1827">
                <text:p>0.1827</text:p>
              </table:table-cell>
              <table:table-cell office:value-type="float" office:value="0.08149">
                <text:p>0.08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13">
                <text:p>0.02713</text:p>
              </table:table-cell>
              <table:table-cell office:value-type="float" office:value="0.004645">
                <text:p>0.004645</text:p>
              </table:table-cell>
              <table:table-cell office:value-type="float" office:value="0">
                <text:p>0</text:p>
              </table:table-cell>
              <table:table-cell office:value-type="float" office:value="0.031775">
                <text:p>0.031775</text:p>
              </table:table-cell>
              <table:table-cell office:value-type="float" office:value="0.2644361">
                <text:p>0.2644361</text:p>
              </table:table-cell>
              <table:table-cell office:value-type="float" office:value="0.2962111">
                <text:p>0.2962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">
                <text:p>594</text:p>
              </table:table-cell>
              <table:table-cell office:value-type="float" office:value="0.2229">
                <text:p>0.2229</text:p>
              </table:table-cell>
              <table:table-cell office:value-type="float" office:value="0.0003007">
                <text:p>0.0003007</text:p>
              </table:table-cell>
              <table:table-cell office:value-type="float" office:value="0.1517">
                <text:p>0.1517</text:p>
              </table:table-cell>
              <table:table-cell office:value-type="float" office:value="0.04227">
                <text:p>0.04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6">
                <text:p>0.0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6">
                <text:p>0.0286</text:p>
              </table:table-cell>
              <table:table-cell office:value-type="float" office:value="0.1942707">
                <text:p>0.1942707</text:p>
              </table:table-cell>
              <table:table-cell office:value-type="float" office:value="0.2228707">
                <text:p>0.22287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">
                <text:p>596</text:p>
              </table:table-cell>
              <table:table-cell office:value-type="float" office:value="0.2395">
                <text:p>0.2395</text:p>
              </table:table-cell>
              <table:table-cell office:value-type="float" office:value="0.00008214">
                <text:p>0.00008214</text:p>
              </table:table-cell>
              <table:table-cell office:value-type="float" office:value="0.1811">
                <text:p>0.1811</text:p>
              </table:table-cell>
              <table:table-cell office:value-type="float" office:value="0.04915">
                <text:p>0.0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44">
                <text:p>0.001244</text:p>
              </table:table-cell>
              <table:table-cell office:value-type="float" office:value="0.007904">
                <text:p>0.007904</text:p>
              </table:table-cell>
              <table:table-cell office:value-type="float" office:value="0">
                <text:p>0</text:p>
              </table:table-cell>
              <table:table-cell office:value-type="float" office:value="0.009148">
                <text:p>0.009148</text:p>
              </table:table-cell>
              <table:table-cell office:value-type="float" office:value="0.23033214">
                <text:p>0.23033214</text:p>
              </table:table-cell>
              <table:table-cell office:value-type="float" office:value="0.23948014">
                <text:p>0.239480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">
                <text:p>598</text:p>
              </table:table-cell>
              <table:table-cell office:value-type="float" office:value="0.2723">
                <text:p>0.2723</text:p>
              </table:table-cell>
              <table:table-cell office:value-type="float" office:value="0.000183">
                <text:p>0.000183</text:p>
              </table:table-cell>
              <table:table-cell office:value-type="float" office:value="0.1662">
                <text:p>0.1662</text:p>
              </table:table-cell>
              <table:table-cell office:value-type="float" office:value="0.06891">
                <text:p>0.06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93">
                <text:p>0.03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93">
                <text:p>0.03693</text:p>
              </table:table-cell>
              <table:table-cell office:value-type="float" office:value="0.235293">
                <text:p>0.235293</text:p>
              </table:table-cell>
              <table:table-cell office:value-type="float" office:value="0.272223">
                <text:p>0.2722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0.3532">
                <text:p>0.3532</text:p>
              </table:table-cell>
              <table:table-cell office:value-type="float" office:value="0.0003423">
                <text:p>0.0003423</text:p>
              </table:table-cell>
              <table:table-cell office:value-type="float" office:value="0.2631">
                <text:p>0.2631</text:p>
              </table:table-cell>
              <table:table-cell office:value-type="float" office:value="0.056">
                <text:p>0.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75">
                <text:p>0.03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75">
                <text:p>0.03375</text:p>
              </table:table-cell>
              <table:table-cell office:value-type="float" office:value="0.3194423">
                <text:p>0.3194423</text:p>
              </table:table-cell>
              <table:table-cell office:value-type="float" office:value="0.3531923">
                <text:p>0.35319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">
                <text:p>602</text:p>
              </table:table-cell>
              <table:table-cell office:value-type="float" office:value="0.346">
                <text:p>0.346</text:p>
              </table:table-cell>
              <table:table-cell office:value-type="float" office:value="0.0004312">
                <text:p>0.0004312</text:p>
              </table:table-cell>
              <table:table-cell office:value-type="float" office:value="0.2865">
                <text:p>0.2865</text:p>
              </table:table-cell>
              <table:table-cell office:value-type="float" office:value="0.02233">
                <text:p>0.0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6">
                <text:p>0.0286</text:p>
              </table:table-cell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  <table:table-cell office:value-type="float" office:value="0.036747">
                <text:p>0.036747</text:p>
              </table:table-cell>
              <table:table-cell office:value-type="float" office:value="0.3092612">
                <text:p>0.3092612</text:p>
              </table:table-cell>
              <table:table-cell office:value-type="float" office:value="0.3460082">
                <text:p>0.34600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">
                <text:p>604</text:p>
              </table:table-cell>
              <table:table-cell office:value-type="float" office:value="0.2574">
                <text:p>0.2574</text:p>
              </table:table-cell>
              <table:table-cell office:value-type="float" office:value="0.00008069">
                <text:p>0.00008069</text:p>
              </table:table-cell>
              <table:table-cell office:value-type="float" office:value="0.191">
                <text:p>0.191</text:p>
              </table:table-cell>
              <table:table-cell office:value-type="float" office:value="0.05682">
                <text:p>0.05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503">
                <text:p>0.009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503">
                <text:p>0.009503</text:p>
              </table:table-cell>
              <table:table-cell office:value-type="float" office:value="0.24790069">
                <text:p>0.24790069</text:p>
              </table:table-cell>
              <table:table-cell office:value-type="float" office:value="0.25740369">
                <text:p>0.257403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">
                <text:p>606</text:p>
              </table:table-cell>
              <table:table-cell office:value-type="float" office:value="0.285">
                <text:p>0.285</text:p>
              </table:table-cell>
              <table:table-cell office:value-type="float" office:value="0.00009029">
                <text:p>0.00009029</text:p>
              </table:table-cell>
              <table:table-cell office:value-type="float" office:value="0.2002">
                <text:p>0.2002</text:p>
              </table:table-cell>
              <table:table-cell office:value-type="float" office:value="0.07284">
                <text:p>0.07284</text:p>
              </table:table-cell>
              <table:table-cell office:value-type="float" office:value="0">
                <text:p>0</text:p>
              </table:table-cell>
              <table:table-cell office:value-type="float" office:value="0.0006349">
                <text:p>0.0006349</text:p>
              </table:table-cell>
              <table:table-cell office:value-type="float" office:value="0.01126">
                <text:p>0.01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8949">
                <text:p>0.0118949</text:p>
              </table:table-cell>
              <table:table-cell office:value-type="float" office:value="0.27313029">
                <text:p>0.27313029</text:p>
              </table:table-cell>
              <table:table-cell office:value-type="float" office:value="0.28502519">
                <text:p>0.285025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">
                <text:p>608</text:p>
              </table:table-cell>
              <table:table-cell office:value-type="float" office:value="0.311">
                <text:p>0.311</text:p>
              </table:table-cell>
              <table:table-cell office:value-type="float" office:value="0">
                <text:p>0</text:p>
              </table:table-cell>
              <table:table-cell office:value-type="float" office:value="0.2394">
                <text:p>0.2394</text:p>
              </table:table-cell>
              <table:table-cell office:value-type="float" office:value="0.06856">
                <text:p>0.06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47">
                <text:p>0.0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47">
                <text:p>0.003047</text:p>
              </table:table-cell>
              <table:table-cell office:value-type="float" office:value="0.30796">
                <text:p>0.30796</text:p>
              </table:table-cell>
              <table:table-cell office:value-type="float" office:value="0.311007">
                <text:p>0.311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">
                <text:p>610</text:p>
              </table:table-cell>
              <table:table-cell office:value-type="float" office:value="0.2568">
                <text:p>0.2568</text:p>
              </table:table-cell>
              <table:table-cell office:value-type="float" office:value="0.0003178">
                <text:p>0.0003178</text:p>
              </table:table-cell>
              <table:table-cell office:value-type="float" office:value="0.1913">
                <text:p>0.1913</text:p>
              </table:table-cell>
              <table:table-cell office:value-type="float" office:value="0.04939">
                <text:p>0.04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41">
                <text:p>0.01341</text:p>
              </table:table-cell>
              <table:table-cell office:value-type="float" office:value="0.002344">
                <text:p>0.002344</text:p>
              </table:table-cell>
              <table:table-cell office:value-type="float" office:value="0">
                <text:p>0</text:p>
              </table:table-cell>
              <table:table-cell office:value-type="float" office:value="0.015754">
                <text:p>0.015754</text:p>
              </table:table-cell>
              <table:table-cell office:value-type="float" office:value="0.2410078">
                <text:p>0.2410078</text:p>
              </table:table-cell>
              <table:table-cell office:value-type="float" office:value="0.2567618">
                <text:p>0.25676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">
                <text:p>612</text:p>
              </table:table-cell>
              <table:table-cell office:value-type="float" office:value="0.3809">
                <text:p>0.3809</text:p>
              </table:table-cell>
              <table:table-cell office:value-type="float" office:value="0.0001994">
                <text:p>0.0001994</text:p>
              </table:table-cell>
              <table:table-cell office:value-type="float" office:value="0.2807">
                <text:p>0.2807</text:p>
              </table:table-cell>
              <table:table-cell office:value-type="float" office:value="0.06977">
                <text:p>0.06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17">
                <text:p>0.03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17">
                <text:p>0.03017</text:p>
              </table:table-cell>
              <table:table-cell office:value-type="float" office:value="0.3506694">
                <text:p>0.3506694</text:p>
              </table:table-cell>
              <table:table-cell office:value-type="float" office:value="0.3808394">
                <text:p>0.38083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">
                <text:p>614</text:p>
              </table:table-cell>
              <table:table-cell office:value-type="float" office:value="0.2738">
                <text:p>0.2738</text:p>
              </table:table-cell>
              <table:table-cell office:value-type="float" office:value="0.0003445">
                <text:p>0.0003445</text:p>
              </table:table-cell>
              <table:table-cell office:value-type="float" office:value="0.2385">
                <text:p>0.2385</text:p>
              </table:table-cell>
              <table:table-cell office:value-type="float" office:value="0.01617">
                <text:p>0.01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8">
                <text:p>0.0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8">
                <text:p>0.0188</text:p>
              </table:table-cell>
              <table:table-cell office:value-type="float" office:value="0.2550145">
                <text:p>0.2550145</text:p>
              </table:table-cell>
              <table:table-cell office:value-type="float" office:value="0.2738145">
                <text:p>0.27381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">
                <text:p>616</text:p>
              </table:table-cell>
              <table:table-cell office:value-type="float" office:value="0.3406">
                <text:p>0.3406</text:p>
              </table:table-cell>
              <table:table-cell office:value-type="float" office:value="0.00005285">
                <text:p>0.00005285</text:p>
              </table:table-cell>
              <table:table-cell office:value-type="float" office:value="0.2654">
                <text:p>0.2654</text:p>
              </table:table-cell>
              <table:table-cell office:value-type="float" office:value="0.05174">
                <text:p>0.05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39">
                <text:p>0.0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39">
                <text:p>0.02339</text:p>
              </table:table-cell>
              <table:table-cell office:value-type="float" office:value="0.31719285">
                <text:p>0.31719285</text:p>
              </table:table-cell>
              <table:table-cell office:value-type="float" office:value="0.34058285">
                <text:p>0.340582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">
                <text:p>618</text:p>
              </table:table-cell>
              <table:table-cell office:value-type="float" office:value="0.3823">
                <text:p>0.3823</text:p>
              </table:table-cell>
              <table:table-cell office:value-type="float" office:value="0">
                <text:p>0</text:p>
              </table:table-cell>
              <table:table-cell office:value-type="float" office:value="0.332">
                <text:p>0.332</text:p>
              </table:table-cell>
              <table:table-cell office:value-type="float" office:value="0.04361">
                <text:p>0.04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31">
                <text:p>0.006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31">
                <text:p>0.006631</text:p>
              </table:table-cell>
              <table:table-cell office:value-type="float" office:value="0.37561">
                <text:p>0.37561</text:p>
              </table:table-cell>
              <table:table-cell office:value-type="float" office:value="0.382241">
                <text:p>0.3822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">
                <text:p>620</text:p>
              </table:table-cell>
              <table:table-cell office:value-type="float" office:value="0.3225">
                <text:p>0.3225</text:p>
              </table:table-cell>
              <table:table-cell office:value-type="float" office:value="0.00008322">
                <text:p>0.00008322</text:p>
              </table:table-cell>
              <table:table-cell office:value-type="float" office:value="0.2607">
                <text:p>0.2607</text:p>
              </table:table-cell>
              <table:table-cell office:value-type="float" office:value="0.03054">
                <text:p>0.03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11">
                <text:p>0.03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11">
                <text:p>0.03111</text:p>
              </table:table-cell>
              <table:table-cell office:value-type="float" office:value="0.29132322">
                <text:p>0.29132322</text:p>
              </table:table-cell>
              <table:table-cell office:value-type="float" office:value="0.32243322">
                <text:p>0.322433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">
                <text:p>622</text:p>
              </table:table-cell>
              <table:table-cell office:value-type="float" office:value="0.4256">
                <text:p>0.4256</text:p>
              </table:table-cell>
              <table:table-cell office:value-type="float" office:value="0.0006703">
                <text:p>0.0006703</text:p>
              </table:table-cell>
              <table:table-cell office:value-type="float" office:value="0.3467">
                <text:p>0.3467</text:p>
              </table:table-cell>
              <table:table-cell office:value-type="float" office:value="0.05662">
                <text:p>0.05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42">
                <text:p>0.01542</text:p>
              </table:table-cell>
              <table:table-cell office:value-type="float" office:value="0.006134">
                <text:p>0.006134</text:p>
              </table:table-cell>
              <table:table-cell office:value-type="float" office:value="0">
                <text:p>0</text:p>
              </table:table-cell>
              <table:table-cell office:value-type="float" office:value="0.021554">
                <text:p>0.021554</text:p>
              </table:table-cell>
              <table:table-cell office:value-type="float" office:value="0.4039903">
                <text:p>0.4039903</text:p>
              </table:table-cell>
              <table:table-cell office:value-type="float" office:value="0.4255443">
                <text:p>0.42554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">
                <text:p>624</text:p>
              </table:table-cell>
              <table:table-cell office:value-type="float" office:value="0.3452">
                <text:p>0.3452</text:p>
              </table:table-cell>
              <table:table-cell office:value-type="float" office:value="0">
                <text:p>0</text:p>
              </table:table-cell>
              <table:table-cell office:value-type="float" office:value="0.2581">
                <text:p>0.2581</text:p>
              </table:table-cell>
              <table:table-cell office:value-type="float" office:value="0.05377">
                <text:p>0.05377</text:p>
              </table:table-cell>
              <table:table-cell office:value-type="float" office:value="0">
                <text:p>0</text:p>
              </table:table-cell>
              <table:table-cell office:value-type="float" office:value="0.00008675">
                <text:p>0.00008675</text:p>
              </table:table-cell>
              <table:table-cell office:value-type="float" office:value="0.02497">
                <text:p>0.02497</text:p>
              </table:table-cell>
              <table:table-cell office:value-type="float" office:value="0.008219">
                <text:p>0.008219</text:p>
              </table:table-cell>
              <table:table-cell office:value-type="float" office:value="0">
                <text:p>0</text:p>
              </table:table-cell>
              <table:table-cell office:value-type="float" office:value="0.03327575">
                <text:p>0.03327575</text:p>
              </table:table-cell>
              <table:table-cell office:value-type="float" office:value="0.31187">
                <text:p>0.31187</text:p>
              </table:table-cell>
              <table:table-cell office:value-type="float" office:value="0.34514575">
                <text:p>0.345145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">
                <text:p>626</text:p>
              </table:table-cell>
              <table:table-cell office:value-type="float" office:value="0.3627">
                <text:p>0.3627</text:p>
              </table:table-cell>
              <table:table-cell office:value-type="float" office:value="0.0003159">
                <text:p>0.0003159</text:p>
              </table:table-cell>
              <table:table-cell office:value-type="float" office:value="0.2961">
                <text:p>0.2961</text:p>
              </table:table-cell>
              <table:table-cell office:value-type="float" office:value="0.03488">
                <text:p>0.03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82">
                <text:p>0.02282</text:p>
              </table:table-cell>
              <table:table-cell office:value-type="float" office:value="0.008652">
                <text:p>0.008652</text:p>
              </table:table-cell>
              <table:table-cell office:value-type="float" office:value="0">
                <text:p>0</text:p>
              </table:table-cell>
              <table:table-cell office:value-type="float" office:value="0.031472">
                <text:p>0.031472</text:p>
              </table:table-cell>
              <table:table-cell office:value-type="float" office:value="0.3312959">
                <text:p>0.3312959</text:p>
              </table:table-cell>
              <table:table-cell office:value-type="float" office:value="0.3627679">
                <text:p>0.36276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">
                <text:p>628</text:p>
              </table:table-cell>
              <table:table-cell office:value-type="float" office:value="0.3812">
                <text:p>0.3812</text:p>
              </table:table-cell>
              <table:table-cell office:value-type="float" office:value="0.0005252">
                <text:p>0.0005252</text:p>
              </table:table-cell>
              <table:table-cell office:value-type="float" office:value="0.2979">
                <text:p>0.2979</text:p>
              </table:table-cell>
              <table:table-cell office:value-type="float" office:value="0.06309">
                <text:p>0.06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82">
                <text:p>0.01182</text:p>
              </table:table-cell>
              <table:table-cell office:value-type="float" office:value="0.007812">
                <text:p>0.007812</text:p>
              </table:table-cell>
              <table:table-cell office:value-type="float" office:value="0">
                <text:p>0</text:p>
              </table:table-cell>
              <table:table-cell office:value-type="float" office:value="0.019632">
                <text:p>0.019632</text:p>
              </table:table-cell>
              <table:table-cell office:value-type="float" office:value="0.3615152">
                <text:p>0.3615152</text:p>
              </table:table-cell>
              <table:table-cell office:value-type="float" office:value="0.3811472">
                <text:p>0.38114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">
                <text:p>630</text:p>
              </table:table-cell>
              <table:table-cell office:value-type="float" office:value="0.3861">
                <text:p>0.3861</text:p>
              </table:table-cell>
              <table:table-cell office:value-type="float" office:value="0.0001388">
                <text:p>0.0001388</text:p>
              </table:table-cell>
              <table:table-cell office:value-type="float" office:value="0.3233">
                <text:p>0.3233</text:p>
              </table:table-cell>
              <table:table-cell office:value-type="float" office:value="0.04531">
                <text:p>0.04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39">
                <text:p>0.01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39">
                <text:p>0.01739</text:p>
              </table:table-cell>
              <table:table-cell office:value-type="float" office:value="0.3687488">
                <text:p>0.3687488</text:p>
              </table:table-cell>
              <table:table-cell office:value-type="float" office:value="0.3861388">
                <text:p>0.38613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">
                <text:p>632</text:p>
              </table:table-cell>
              <table:table-cell office:value-type="float" office:value="0.2943">
                <text:p>0.2943</text:p>
              </table:table-cell>
              <table:table-cell office:value-type="float" office:value="0.0002026">
                <text:p>0.0002026</text:p>
              </table:table-cell>
              <table:table-cell office:value-type="float" office:value="0.2004">
                <text:p>0.2004</text:p>
              </table:table-cell>
              <table:table-cell office:value-type="float" office:value="0.05575">
                <text:p>0.05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51">
                <text:p>0.02951</text:p>
              </table:table-cell>
              <table:table-cell office:value-type="float" office:value="0.008387">
                <text:p>0.008387</text:p>
              </table:table-cell>
              <table:table-cell office:value-type="float" office:value="0">
                <text:p>0</text:p>
              </table:table-cell>
              <table:table-cell office:value-type="float" office:value="0.037897">
                <text:p>0.037897</text:p>
              </table:table-cell>
              <table:table-cell office:value-type="float" office:value="0.2563526">
                <text:p>0.2563526</text:p>
              </table:table-cell>
              <table:table-cell office:value-type="float" office:value="0.2942496">
                <text:p>0.29424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">
                <text:p>634</text:p>
              </table:table-cell>
              <table:table-cell office:value-type="float" office:value="0.3684">
                <text:p>0.3684</text:p>
              </table:table-cell>
              <table:table-cell office:value-type="float" office:value="0.0002027">
                <text:p>0.0002027</text:p>
              </table:table-cell>
              <table:table-cell office:value-type="float" office:value="0.293">
                <text:p>0.293</text:p>
              </table:table-cell>
              <table:table-cell office:value-type="float" office:value="0.06796">
                <text:p>0.06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79">
                <text:p>0.007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79">
                <text:p>0.007279</text:p>
              </table:table-cell>
              <table:table-cell office:value-type="float" office:value="0.3611627">
                <text:p>0.3611627</text:p>
              </table:table-cell>
              <table:table-cell office:value-type="float" office:value="0.3684417">
                <text:p>0.36844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">
                <text:p>636</text:p>
              </table:table-cell>
              <table:table-cell office:value-type="float" office:value="0.2392">
                <text:p>0.2392</text:p>
              </table:table-cell>
              <table:table-cell office:value-type="float" office:value="0.0007084">
                <text:p>0.0007084</text:p>
              </table:table-cell>
              <table:table-cell office:value-type="float" office:value="0.1661">
                <text:p>0.1661</text:p>
              </table:table-cell>
              <table:table-cell office:value-type="float" office:value="0.04002">
                <text:p>0.04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11">
                <text:p>0.02811</text:p>
              </table:table-cell>
              <table:table-cell office:value-type="float" office:value="0.004282">
                <text:p>0.004282</text:p>
              </table:table-cell>
              <table:table-cell office:value-type="float" office:value="0">
                <text:p>0</text:p>
              </table:table-cell>
              <table:table-cell office:value-type="float" office:value="0.032392">
                <text:p>0.032392</text:p>
              </table:table-cell>
              <table:table-cell office:value-type="float" office:value="0.2068284">
                <text:p>0.2068284</text:p>
              </table:table-cell>
              <table:table-cell office:value-type="float" office:value="0.2392204">
                <text:p>0.23922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">
                <text:p>638</text:p>
              </table:table-cell>
              <table:table-cell office:value-type="float" office:value="0.3711">
                <text:p>0.3711</text:p>
              </table:table-cell>
              <table:table-cell office:value-type="float" office:value="0.0002206">
                <text:p>0.0002206</text:p>
              </table:table-cell>
              <table:table-cell office:value-type="float" office:value="0.3162">
                <text:p>0.3162</text:p>
              </table:table-cell>
              <table:table-cell office:value-type="float" office:value="0.03761">
                <text:p>0.03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879">
                <text:p>0.008879</text:p>
              </table:table-cell>
              <table:table-cell office:value-type="float" office:value="0.008187">
                <text:p>0.008187</text:p>
              </table:table-cell>
              <table:table-cell office:value-type="float" office:value="0">
                <text:p>0</text:p>
              </table:table-cell>
              <table:table-cell office:value-type="float" office:value="0.017066">
                <text:p>0.017066</text:p>
              </table:table-cell>
              <table:table-cell office:value-type="float" office:value="0.3540306">
                <text:p>0.3540306</text:p>
              </table:table-cell>
              <table:table-cell office:value-type="float" office:value="0.3710966">
                <text:p>0.37109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">
                <text:p>640</text:p>
              </table:table-cell>
              <table:table-cell office:value-type="float" office:value="0.2698">
                <text:p>0.2698</text:p>
              </table:table-cell>
              <table:table-cell office:value-type="float" office:value="0.0004693">
                <text:p>0.0004693</text:p>
              </table:table-cell>
              <table:table-cell office:value-type="float" office:value="0.1928">
                <text:p>0.1928</text:p>
              </table:table-cell>
              <table:table-cell office:value-type="float" office:value="0.05176">
                <text:p>0.05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75">
                <text:p>0.0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75">
                <text:p>0.02475</text:p>
              </table:table-cell>
              <table:table-cell office:value-type="float" office:value="0.2450293">
                <text:p>0.2450293</text:p>
              </table:table-cell>
              <table:table-cell office:value-type="float" office:value="0.2697793">
                <text:p>0.26977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">
                <text:p>642</text:p>
              </table:table-cell>
              <table:table-cell office:value-type="float" office:value="0.2623">
                <text:p>0.2623</text:p>
              </table:table-cell>
              <table:table-cell office:value-type="float" office:value="0.0002012">
                <text:p>0.0002012</text:p>
              </table:table-cell>
              <table:table-cell office:value-type="float" office:value="0.1812">
                <text:p>0.1812</text:p>
              </table:table-cell>
              <table:table-cell office:value-type="float" office:value="0.0382">
                <text:p>0.0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74">
                <text:p>0.03874</text:p>
              </table:table-cell>
              <table:table-cell office:value-type="float" office:value="0.004035">
                <text:p>0.004035</text:p>
              </table:table-cell>
              <table:table-cell office:value-type="float" office:value="0">
                <text:p>0</text:p>
              </table:table-cell>
              <table:table-cell office:value-type="float" office:value="0.042775">
                <text:p>0.042775</text:p>
              </table:table-cell>
              <table:table-cell office:value-type="float" office:value="0.2196012">
                <text:p>0.2196012</text:p>
              </table:table-cell>
              <table:table-cell office:value-type="float" office:value="0.2623762">
                <text:p>0.26237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">
                <text:p>644</text:p>
              </table:table-cell>
              <table:table-cell office:value-type="float" office:value="0.2619">
                <text:p>0.2619</text:p>
              </table:table-cell>
              <table:table-cell office:value-type="float" office:value="0">
                <text:p>0</text:p>
              </table:table-cell>
              <table:table-cell office:value-type="float" office:value="0.2042">
                <text:p>0.2042</text:p>
              </table:table-cell>
              <table:table-cell office:value-type="float" office:value="0.02813">
                <text:p>0.02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59">
                <text:p>0.02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59">
                <text:p>0.02959</text:p>
              </table:table-cell>
              <table:table-cell office:value-type="float" office:value="0.23233">
                <text:p>0.23233</text:p>
              </table:table-cell>
              <table:table-cell office:value-type="float" office:value="0.26192">
                <text:p>0.261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">
                <text:p>646</text:p>
              </table:table-cell>
              <table:table-cell office:value-type="float" office:value="0.2002">
                <text:p>0.2002</text:p>
              </table:table-cell>
              <table:table-cell office:value-type="float" office:value="0.0002091">
                <text:p>0.0002091</text:p>
              </table:table-cell>
              <table:table-cell office:value-type="float" office:value="0.1574">
                <text:p>0.1574</text:p>
              </table:table-cell>
              <table:table-cell office:value-type="float" office:value="0.0309">
                <text:p>0.0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428">
                <text:p>0.006428</text:p>
              </table:table-cell>
              <table:table-cell office:value-type="float" office:value="0.005273">
                <text:p>0.005273</text:p>
              </table:table-cell>
              <table:table-cell office:value-type="float" office:value="0">
                <text:p>0</text:p>
              </table:table-cell>
              <table:table-cell office:value-type="float" office:value="0.011701">
                <text:p>0.011701</text:p>
              </table:table-cell>
              <table:table-cell office:value-type="float" office:value="0.1885091">
                <text:p>0.1885091</text:p>
              </table:table-cell>
              <table:table-cell office:value-type="float" office:value="0.2002101">
                <text:p>0.20021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">
                <text:p>648</text:p>
              </table:table-cell>
              <table:table-cell office:value-type="float" office:value="0.2493">
                <text:p>0.2493</text:p>
              </table:table-cell>
              <table:table-cell office:value-type="float" office:value="0.000136">
                <text:p>0.000136</text:p>
              </table:table-cell>
              <table:table-cell office:value-type="float" office:value="0.1824">
                <text:p>0.1824</text:p>
              </table:table-cell>
              <table:table-cell office:value-type="float" office:value="0.0518">
                <text:p>0.0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97">
                <text:p>0.01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97">
                <text:p>0.01497</text:p>
              </table:table-cell>
              <table:table-cell office:value-type="float" office:value="0.234336">
                <text:p>0.234336</text:p>
              </table:table-cell>
              <table:table-cell office:value-type="float" office:value="0.249306">
                <text:p>0.2493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">
                <text:p>650</text:p>
              </table:table-cell>
              <table:table-cell office:value-type="float" office:value="0.1974">
                <text:p>0.1974</text:p>
              </table:table-cell>
              <table:table-cell office:value-type="float" office:value="0.00006715">
                <text:p>0.00006715</text:p>
              </table:table-cell>
              <table:table-cell office:value-type="float" office:value="0.1501">
                <text:p>0.1501</text:p>
              </table:table-cell>
              <table:table-cell office:value-type="float" office:value="0.03292">
                <text:p>0.03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33">
                <text:p>0.01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33">
                <text:p>0.01433</text:p>
              </table:table-cell>
              <table:table-cell office:value-type="float" office:value="0.18308715">
                <text:p>0.18308715</text:p>
              </table:table-cell>
              <table:table-cell office:value-type="float" office:value="0.19741715">
                <text:p>0.197417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">
                <text:p>652</text:p>
              </table:table-cell>
              <table:table-cell office:value-type="float" office:value="0.2461">
                <text:p>0.2461</text:p>
              </table:table-cell>
              <table:table-cell office:value-type="float" office:value="0.0001476">
                <text:p>0.0001476</text:p>
              </table:table-cell>
              <table:table-cell office:value-type="float" office:value="0.147">
                <text:p>0.147</text:p>
              </table:table-cell>
              <table:table-cell office:value-type="float" office:value="0.09636">
                <text:p>0.09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96">
                <text:p>0.002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96">
                <text:p>0.002596</text:p>
              </table:table-cell>
              <table:table-cell office:value-type="float" office:value="0.2435076">
                <text:p>0.2435076</text:p>
              </table:table-cell>
              <table:table-cell office:value-type="float" office:value="0.2461036">
                <text:p>0.24610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">
                <text:p>654</text:p>
              </table:table-cell>
              <table:table-cell office:value-type="float" office:value="0.2176">
                <text:p>0.2176</text:p>
              </table:table-cell>
              <table:table-cell office:value-type="float" office:value="0">
                <text:p>0</text:p>
              </table:table-cell>
              <table:table-cell office:value-type="float" office:value="0.1479">
                <text:p>0.1479</text:p>
              </table:table-cell>
              <table:table-cell office:value-type="float" office:value="0.03824">
                <text:p>0.03824</text:p>
              </table:table-cell>
              <table:table-cell office:value-type="float" office:value="0">
                <text:p>0</text:p>
              </table:table-cell>
              <table:table-cell office:value-type="float" office:value="0.00005306">
                <text:p>0.00005306</text:p>
              </table:table-cell>
              <table:table-cell office:value-type="float" office:value="0.0314">
                <text:p>0.0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45306">
                <text:p>0.03145306</text:p>
              </table:table-cell>
              <table:table-cell office:value-type="float" office:value="0.18614">
                <text:p>0.18614</text:p>
              </table:table-cell>
              <table:table-cell office:value-type="float" office:value="0.21759306">
                <text:p>0.217593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">
                <text:p>656</text:p>
              </table:table-cell>
              <table:table-cell office:value-type="float" office:value="0.1243">
                <text:p>0.1243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7877">
                <text:p>0.07877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48">
                <text:p>0.0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48">
                <text:p>0.01348</text:p>
              </table:table-cell>
              <table:table-cell office:value-type="float" office:value="0.11079344">
                <text:p>0.11079344</text:p>
              </table:table-cell>
              <table:table-cell office:value-type="float" office:value="0.12427344">
                <text:p>0.124273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">
                <text:p>658</text:p>
              </table:table-cell>
              <table:table-cell office:value-type="float" office:value="0.2142">
                <text:p>0.2142</text:p>
              </table:table-cell>
              <table:table-cell office:value-type="float" office:value="0.00002989">
                <text:p>0.00002989</text:p>
              </table:table-cell>
              <table:table-cell office:value-type="float" office:value="0.1694">
                <text:p>0.1694</text:p>
              </table:table-cell>
              <table:table-cell office:value-type="float" office:value="0.0247">
                <text:p>0.0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32">
                <text:p>0.01232</text:p>
              </table:table-cell>
              <table:table-cell office:value-type="float" office:value="0.007783">
                <text:p>0.007783</text:p>
              </table:table-cell>
              <table:table-cell office:value-type="float" office:value="0">
                <text:p>0</text:p>
              </table:table-cell>
              <table:table-cell office:value-type="float" office:value="0.020103">
                <text:p>0.020103</text:p>
              </table:table-cell>
              <table:table-cell office:value-type="float" office:value="0.19412989">
                <text:p>0.19412989</text:p>
              </table:table-cell>
              <table:table-cell office:value-type="float" office:value="0.21423289">
                <text:p>0.214232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">
                <text:p>660</text:p>
              </table:table-cell>
              <table:table-cell office:value-type="float" office:value="0.1072">
                <text:p>0.1072</text:p>
              </table:table-cell>
              <table:table-cell office:value-type="float" office:value="0.0005562">
                <text:p>0.0005562</text:p>
              </table:table-cell>
              <table:table-cell office:value-type="float" office:value="0.06657">
                <text:p>0.06657</text:p>
              </table:table-cell>
              <table:table-cell office:value-type="float" office:value="0.03492">
                <text:p>0.03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33">
                <text:p>0.004233</text:p>
              </table:table-cell>
              <table:table-cell office:value-type="float" office:value="0.0009072">
                <text:p>0.0009072</text:p>
              </table:table-cell>
              <table:table-cell office:value-type="float" office:value="0">
                <text:p>0</text:p>
              </table:table-cell>
              <table:table-cell office:value-type="float" office:value="0.0051402">
                <text:p>0.0051402</text:p>
              </table:table-cell>
              <table:table-cell office:value-type="float" office:value="0.1020462">
                <text:p>0.1020462</text:p>
              </table:table-cell>
              <table:table-cell office:value-type="float" office:value="0.1071864">
                <text:p>0.10718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">
                <text:p>662</text:p>
              </table:table-cell>
              <table:table-cell office:value-type="float" office:value="0.1502">
                <text:p>0.1502</text:p>
              </table:table-cell>
              <table:table-cell office:value-type="float" office:value="0.00004464">
                <text:p>0.00004464</text:p>
              </table:table-cell>
              <table:table-cell office:value-type="float" office:value="0.09876">
                <text:p>0.09876</text:p>
              </table:table-cell>
              <table:table-cell office:value-type="float" office:value="0.04817">
                <text:p>0.04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15">
                <text:p>0.003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15">
                <text:p>0.003215</text:p>
              </table:table-cell>
              <table:table-cell office:value-type="float" office:value="0.14697464">
                <text:p>0.14697464</text:p>
              </table:table-cell>
              <table:table-cell office:value-type="float" office:value="0.15018964">
                <text:p>0.150189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">
                <text:p>664</text:p>
              </table:table-cell>
              <table:table-cell office:value-type="float" office:value="0.1407">
                <text:p>0.1407</text:p>
              </table:table-cell>
              <table:table-cell office:value-type="float" office:value="0">
                <text:p>0</text:p>
              </table:table-cell>
              <table:table-cell office:value-type="float" office:value="0.09022">
                <text:p>0.09022</text:p>
              </table:table-cell>
              <table:table-cell office:value-type="float" office:value="0.04229">
                <text:p>0.04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54">
                <text:p>0.008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54">
                <text:p>0.008154</text:p>
              </table:table-cell>
              <table:table-cell office:value-type="float" office:value="0.13251">
                <text:p>0.13251</text:p>
              </table:table-cell>
              <table:table-cell office:value-type="float" office:value="0.140664">
                <text:p>0.1406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">
                <text:p>666</text:p>
              </table:table-cell>
              <table:table-cell office:value-type="float" office:value="0.1833">
                <text:p>0.1833</text:p>
              </table:table-cell>
              <table:table-cell office:value-type="float" office:value="0.00008089">
                <text:p>0.00008089</text:p>
              </table:table-cell>
              <table:table-cell office:value-type="float" office:value="0.1338">
                <text:p>0.1338</text:p>
              </table:table-cell>
              <table:table-cell office:value-type="float" office:value="0.03328">
                <text:p>0.03328</text:p>
              </table:table-cell>
              <table:table-cell office:value-type="float" office:value="0">
                <text:p>0</text:p>
              </table:table-cell>
              <table:table-cell office:value-type="float" office:value="0.0002249">
                <text:p>0.0002249</text:p>
              </table:table-cell>
              <table:table-cell office:value-type="float" office:value="0.01592">
                <text:p>0.01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1449">
                <text:p>0.0161449</text:p>
              </table:table-cell>
              <table:table-cell office:value-type="float" office:value="0.16716089">
                <text:p>0.16716089</text:p>
              </table:table-cell>
              <table:table-cell office:value-type="float" office:value="0.18330579">
                <text:p>0.183305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">
                <text:p>668</text:p>
              </table:table-cell>
              <table:table-cell office:value-type="float" office:value="0.08432">
                <text:p>0.08432</text:p>
              </table:table-cell>
              <table:table-cell office:value-type="float" office:value="0">
                <text:p>0</text:p>
              </table:table-cell>
              <table:table-cell office:value-type="float" office:value="0.05985">
                <text:p>0.05985</text:p>
              </table:table-cell>
              <table:table-cell office:value-type="float" office:value="0.02447">
                <text:p>0.0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32">
                <text:p>0.08432</text:p>
              </table:table-cell>
              <table:table-cell office:value-type="float" office:value="0.08432">
                <text:p>0.084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">
                <text:p>670</text:p>
              </table:table-cell>
              <table:table-cell office:value-type="float" office:value="0.1421">
                <text:p>0.1421</text:p>
              </table:table-cell>
              <table:table-cell office:value-type="float" office:value="0">
                <text:p>0</text:p>
              </table:table-cell>
              <table:table-cell office:value-type="float" office:value="0.1009">
                <text:p>0.1009</text:p>
              </table:table-cell>
              <table:table-cell office:value-type="float" office:value="0.02701">
                <text:p>0.02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21">
                <text:p>0.01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21">
                <text:p>0.01421</text:p>
              </table:table-cell>
              <table:table-cell office:value-type="float" office:value="0.12791">
                <text:p>0.12791</text:p>
              </table:table-cell>
              <table:table-cell office:value-type="float" office:value="0.14212">
                <text:p>0.142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">
                <text:p>672</text:p>
              </table:table-cell>
              <table:table-cell office:value-type="float" office:value="0.1506">
                <text:p>0.1506</text:p>
              </table:table-cell>
              <table:table-cell office:value-type="float" office:value="0">
                <text:p>0</text:p>
              </table:table-cell>
              <table:table-cell office:value-type="float" office:value="0.08889">
                <text:p>0.08889</text:p>
              </table:table-cell>
              <table:table-cell office:value-type="float" office:value="0.0426">
                <text:p>0.0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16">
                <text:p>0.01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16">
                <text:p>0.01916</text:p>
              </table:table-cell>
              <table:table-cell office:value-type="float" office:value="0.13149">
                <text:p>0.13149</text:p>
              </table:table-cell>
              <table:table-cell office:value-type="float" office:value="0.15065">
                <text:p>0.150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">
                <text:p>674</text:p>
              </table:table-cell>
              <table:table-cell office:value-type="float" office:value="0.1349">
                <text:p>0.1349</text:p>
              </table:table-cell>
              <table:table-cell office:value-type="float" office:value="0">
                <text:p>0</text:p>
              </table:table-cell>
              <table:table-cell office:value-type="float" office:value="0.1038">
                <text:p>0.1038</text:p>
              </table:table-cell>
              <table:table-cell office:value-type="float" office:value="0.0277">
                <text:p>0.0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88">
                <text:p>0.00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88">
                <text:p>0.003388</text:p>
              </table:table-cell>
              <table:table-cell office:value-type="float" office:value="0.1315">
                <text:p>0.1315</text:p>
              </table:table-cell>
              <table:table-cell office:value-type="float" office:value="0.134888">
                <text:p>0.1348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">
                <text:p>676</text:p>
              </table:table-cell>
              <table:table-cell office:value-type="float" office:value="0.1864">
                <text:p>0.1864</text:p>
              </table:table-cell>
              <table:table-cell office:value-type="float" office:value="0">
                <text:p>0</text:p>
              </table:table-cell>
              <table:table-cell office:value-type="float" office:value="0.1334">
                <text:p>0.1334</text:p>
              </table:table-cell>
              <table:table-cell office:value-type="float" office:value="0.04524">
                <text:p>0.04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28">
                <text:p>0.007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28">
                <text:p>0.007728</text:p>
              </table:table-cell>
              <table:table-cell office:value-type="float" office:value="0.17864">
                <text:p>0.17864</text:p>
              </table:table-cell>
              <table:table-cell office:value-type="float" office:value="0.186368">
                <text:p>0.1863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">
                <text:p>678</text:p>
              </table:table-cell>
              <table:table-cell office:value-type="float" office:value="0.1258">
                <text:p>0.1258</text:p>
              </table:table-cell>
              <table:table-cell office:value-type="float" office:value="0.0001116">
                <text:p>0.0001116</text:p>
              </table:table-cell>
              <table:table-cell office:value-type="float" office:value="0.09841">
                <text:p>0.09841</text:p>
              </table:table-cell>
              <table:table-cell office:value-type="float" office:value="0.02643">
                <text:p>0.02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164">
                <text:p>0.0008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164">
                <text:p>0.0008164</text:p>
              </table:table-cell>
              <table:table-cell office:value-type="float" office:value="0.1249516">
                <text:p>0.1249516</text:p>
              </table:table-cell>
              <table:table-cell office:value-type="float" office:value="0.125768">
                <text:p>0.1257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">
                <text:p>680</text:p>
              </table:table-cell>
              <table:table-cell office:value-type="float" office:value="0.1602">
                <text:p>0.1602</text:p>
              </table:table-cell>
              <table:table-cell office:value-type="float" office:value="0">
                <text:p>0</text:p>
              </table:table-cell>
              <table:table-cell office:value-type="float" office:value="0.09385">
                <text:p>0.09385</text:p>
              </table:table-cell>
              <table:table-cell office:value-type="float" office:value="0.04213">
                <text:p>0.04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23">
                <text:p>0.02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23">
                <text:p>0.02423</text:p>
              </table:table-cell>
              <table:table-cell office:value-type="float" office:value="0.13598">
                <text:p>0.13598</text:p>
              </table:table-cell>
              <table:table-cell office:value-type="float" office:value="0.16021">
                <text:p>0.160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">
                <text:p>682</text:p>
              </table:table-cell>
              <table:table-cell office:value-type="float" office:value="0.1213">
                <text:p>0.1213</text:p>
              </table:table-cell>
              <table:table-cell office:value-type="float" office:value="0">
                <text:p>0</text:p>
              </table:table-cell>
              <table:table-cell office:value-type="float" office:value="0.0724">
                <text:p>0.0724</text:p>
              </table:table-cell>
              <table:table-cell office:value-type="float" office:value="0.0325">
                <text:p>0.0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44">
                <text:p>0.01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44">
                <text:p>0.01644</text:p>
              </table:table-cell>
              <table:table-cell office:value-type="float" office:value="0.1049">
                <text:p>0.1049</text:p>
              </table:table-cell>
              <table:table-cell office:value-type="float" office:value="0.12134">
                <text:p>0.121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">
                <text:p>684</text:p>
              </table:table-cell>
              <table:table-cell office:value-type="float" office:value="0.1526">
                <text:p>0.1526</text:p>
              </table:table-cell>
              <table:table-cell office:value-type="float" office:value="0.00002811">
                <text:p>0.00002811</text:p>
              </table:table-cell>
              <table:table-cell office:value-type="float" office:value="0.1202">
                <text:p>0.1202</text:p>
              </table:table-cell>
              <table:table-cell office:value-type="float" office:value="0.02492">
                <text:p>0.02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12">
                <text:p>0.00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12">
                <text:p>0.007412</text:p>
              </table:table-cell>
              <table:table-cell office:value-type="float" office:value="0.14514811">
                <text:p>0.14514811</text:p>
              </table:table-cell>
              <table:table-cell office:value-type="float" office:value="0.15256011">
                <text:p>0.152560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">
                <text:p>686</text:p>
              </table:table-cell>
              <table:table-cell office:value-type="float" office:value="0.137">
                <text:p>0.137</text:p>
              </table:table-cell>
              <table:table-cell office:value-type="float" office:value="0">
                <text:p>0</text:p>
              </table:table-cell>
              <table:table-cell office:value-type="float" office:value="0.1137">
                <text:p>0.1137</text:p>
              </table:table-cell>
              <table:table-cell office:value-type="float" office:value="0.01736">
                <text:p>0.01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5">
                <text:p>0.00595</text:p>
              </table:table-cell>
              <table:table-cell office:value-type="float" office:value="0">
                <text:p>0</text:p>
              </table:table-cell>
              <table:table-cell office:value-type="float" office:value="0.00595">
                <text:p>0.00595</text:p>
              </table:table-cell>
              <table:table-cell office:value-type="float" office:value="0.13106">
                <text:p>0.13106</text:p>
              </table:table-cell>
              <table:table-cell office:value-type="float" office:value="0.13701">
                <text:p>0.137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">
                <text:p>688</text:p>
              </table:table-cell>
              <table:table-cell office:value-type="float" office:value="0.1364">
                <text:p>0.1364</text:p>
              </table:table-cell>
              <table:table-cell office:value-type="float" office:value="0.0003874">
                <text:p>0.0003874</text:p>
              </table:table-cell>
              <table:table-cell office:value-type="float" office:value="0.09934">
                <text:p>0.09934</text:p>
              </table:table-cell>
              <table:table-cell office:value-type="float" office:value="0.02758">
                <text:p>0.02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052">
                <text:p>0.009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052">
                <text:p>0.009052</text:p>
              </table:table-cell>
              <table:table-cell office:value-type="float" office:value="0.1273074">
                <text:p>0.1273074</text:p>
              </table:table-cell>
              <table:table-cell office:value-type="float" office:value="0.1363594">
                <text:p>0.13635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">
                <text:p>690</text:p>
              </table:table-cell>
              <table:table-cell office:value-type="float" office:value="0.1363">
                <text:p>0.1363</text:p>
              </table:table-cell>
              <table:table-cell office:value-type="float" office:value="0">
                <text:p>0</text:p>
              </table:table-cell>
              <table:table-cell office:value-type="float" office:value="0.1143">
                <text:p>0.1143</text:p>
              </table:table-cell>
              <table:table-cell office:value-type="float" office:value="0.01357">
                <text:p>0.01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63">
                <text:p>0.008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63">
                <text:p>0.008463</text:p>
              </table:table-cell>
              <table:table-cell office:value-type="float" office:value="0.12787">
                <text:p>0.12787</text:p>
              </table:table-cell>
              <table:table-cell office:value-type="float" office:value="0.136333">
                <text:p>0.136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">
                <text:p>692</text:p>
              </table:table-cell>
              <table:table-cell office:value-type="float" office:value="0.1852">
                <text:p>0.1852</text:p>
              </table:table-cell>
              <table:table-cell office:value-type="float" office:value="0">
                <text:p>0</text:p>
              </table:table-cell>
              <table:table-cell office:value-type="float" office:value="0.1273">
                <text:p>0.1273</text:p>
              </table:table-cell>
              <table:table-cell office:value-type="float" office:value="0.0498">
                <text:p>0.0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2">
                <text:p>0.00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2">
                <text:p>0.00812</text:p>
              </table:table-cell>
              <table:table-cell office:value-type="float" office:value="0.1771">
                <text:p>0.1771</text:p>
              </table:table-cell>
              <table:table-cell office:value-type="float" office:value="0.18522">
                <text:p>0.185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">
                <text:p>694</text:p>
              </table:table-cell>
              <table:table-cell office:value-type="float" office:value="0.1501">
                <text:p>0.1501</text:p>
              </table:table-cell>
              <table:table-cell office:value-type="float" office:value="0.00003052">
                <text:p>0.00003052</text:p>
              </table:table-cell>
              <table:table-cell office:value-type="float" office:value="0.1086">
                <text:p>0.1086</text:p>
              </table:table-cell>
              <table:table-cell office:value-type="float" office:value="0.0133">
                <text:p>0.0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16">
                <text:p>0.02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16">
                <text:p>0.02816</text:p>
              </table:table-cell>
              <table:table-cell office:value-type="float" office:value="0.12193052">
                <text:p>0.12193052</text:p>
              </table:table-cell>
              <table:table-cell office:value-type="float" office:value="0.15009052">
                <text:p>0.150090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">
                <text:p>696</text:p>
              </table:table-cell>
              <table:table-cell office:value-type="float" office:value="0.2666">
                <text:p>0.2666</text:p>
              </table:table-cell>
              <table:table-cell office:value-type="float" office:value="0.0002546">
                <text:p>0.0002546</text:p>
              </table:table-cell>
              <table:table-cell office:value-type="float" office:value="0.2154">
                <text:p>0.2154</text:p>
              </table:table-cell>
              <table:table-cell office:value-type="float" office:value="0.04267">
                <text:p>0.04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17">
                <text:p>0.008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17">
                <text:p>0.008217</text:p>
              </table:table-cell>
              <table:table-cell office:value-type="float" office:value="0.2583246">
                <text:p>0.2583246</text:p>
              </table:table-cell>
              <table:table-cell office:value-type="float" office:value="0.2665416">
                <text:p>0.26654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">
                <text:p>698</text:p>
              </table:table-cell>
              <table:table-cell office:value-type="float" office:value="0.1701">
                <text:p>0.1701</text:p>
              </table:table-cell>
              <table:table-cell office:value-type="float" office:value="0.0003418">
                <text:p>0.0003418</text:p>
              </table:table-cell>
              <table:table-cell office:value-type="float" office:value="0.1432">
                <text:p>0.1432</text:p>
              </table:table-cell>
              <table:table-cell office:value-type="float" office:value="0.02652">
                <text:p>0.02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00618">
                <text:p>0.1700618</text:p>
              </table:table-cell>
              <table:table-cell office:value-type="float" office:value="0.1700618">
                <text:p>0.17006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0.1918">
                <text:p>0.1918</text:p>
              </table:table-cell>
              <table:table-cell office:value-type="float" office:value="0.0001853">
                <text:p>0.0001853</text:p>
              </table:table-cell>
              <table:table-cell office:value-type="float" office:value="0.1512">
                <text:p>0.1512</text:p>
              </table:table-cell>
              <table:table-cell office:value-type="float" office:value="0.02966">
                <text:p>0.02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77">
                <text:p>0.0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77">
                <text:p>0.01077</text:p>
              </table:table-cell>
              <table:table-cell office:value-type="float" office:value="0.1810453">
                <text:p>0.1810453</text:p>
              </table:table-cell>
              <table:table-cell office:value-type="float" office:value="0.1918153">
                <text:p>0.19181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">
                <text:p>702</text:p>
              </table:table-cell>
              <table:table-cell office:value-type="float" office:value="0.1328">
                <text:p>0.1328</text:p>
              </table:table-cell>
              <table:table-cell office:value-type="float" office:value="0.000007006">
                <text:p>0.000007006</text:p>
              </table:table-cell>
              <table:table-cell office:value-type="float" office:value="0.1105">
                <text:p>0.1105</text:p>
              </table:table-cell>
              <table:table-cell office:value-type="float" office:value="0.02228">
                <text:p>0.0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787006">
                <text:p>0.132787006</text:p>
              </table:table-cell>
              <table:table-cell office:value-type="float" office:value="0.132787006">
                <text:p>0.1327870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">
                <text:p>704</text:p>
              </table:table-cell>
              <table:table-cell office:value-type="float" office:value="0.1973">
                <text:p>0.1973</text:p>
              </table:table-cell>
              <table:table-cell office:value-type="float" office:value="0.0000971">
                <text:p>0.0000971</text:p>
              </table:table-cell>
              <table:table-cell office:value-type="float" office:value="0.1795">
                <text:p>0.1795</text:p>
              </table:table-cell>
              <table:table-cell office:value-type="float" office:value="0.0114">
                <text:p>0.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88">
                <text:p>0.006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88">
                <text:p>0.006288</text:p>
              </table:table-cell>
              <table:table-cell office:value-type="float" office:value="0.1909971">
                <text:p>0.1909971</text:p>
              </table:table-cell>
              <table:table-cell office:value-type="float" office:value="0.1972851">
                <text:p>0.1972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">
                <text:p>706</text:p>
              </table:table-cell>
              <table:table-cell office:value-type="float" office:value="0.2395">
                <text:p>0.2395</text:p>
              </table:table-cell>
              <table:table-cell office:value-type="float" office:value="0.00009224">
                <text:p>0.00009224</text:p>
              </table:table-cell>
              <table:table-cell office:value-type="float" office:value="0.2006">
                <text:p>0.2006</text:p>
              </table:table-cell>
              <table:table-cell office:value-type="float" office:value="0.02919">
                <text:p>0.02919</text:p>
              </table:table-cell>
              <table:table-cell office:value-type="float" office:value="0">
                <text:p>0</text:p>
              </table:table-cell>
              <table:table-cell office:value-type="float" office:value="0.0002329">
                <text:p>0.0002329</text:p>
              </table:table-cell>
              <table:table-cell office:value-type="float" office:value="0.009348">
                <text:p>0.009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5809">
                <text:p>0.0095809</text:p>
              </table:table-cell>
              <table:table-cell office:value-type="float" office:value="0.22988224">
                <text:p>0.22988224</text:p>
              </table:table-cell>
              <table:table-cell office:value-type="float" office:value="0.23946314">
                <text:p>0.239463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">
                <text:p>708</text:p>
              </table:table-cell>
              <table:table-cell office:value-type="float" office:value="0.2068">
                <text:p>0.2068</text:p>
              </table:table-cell>
              <table:table-cell office:value-type="float" office:value="0">
                <text:p>0</text:p>
              </table:table-cell>
              <table:table-cell office:value-type="float" office:value="0.1738">
                <text:p>0.1738</text:p>
              </table:table-cell>
              <table:table-cell office:value-type="float" office:value="0.01363">
                <text:p>0.01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42">
                <text:p>0.0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42">
                <text:p>0.01942</text:p>
              </table:table-cell>
              <table:table-cell office:value-type="float" office:value="0.18743">
                <text:p>0.18743</text:p>
              </table:table-cell>
              <table:table-cell office:value-type="float" office:value="0.20685">
                <text:p>0.206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">
                <text:p>710</text:p>
              </table:table-cell>
              <table:table-cell office:value-type="float" office:value="0.1697">
                <text:p>0.1697</text:p>
              </table:table-cell>
              <table:table-cell office:value-type="float" office:value="0.000753">
                <text:p>0.000753</text:p>
              </table:table-cell>
              <table:table-cell office:value-type="float" office:value="0.1453">
                <text:p>0.1453</text:p>
              </table:table-cell>
              <table:table-cell office:value-type="float" office:value="0.01814">
                <text:p>0.01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35">
                <text:p>0.005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35">
                <text:p>0.005435</text:p>
              </table:table-cell>
              <table:table-cell office:value-type="float" office:value="0.164193">
                <text:p>0.164193</text:p>
              </table:table-cell>
              <table:table-cell office:value-type="float" office:value="0.169628">
                <text:p>0.1696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">
                <text:p>712</text:p>
              </table:table-cell>
              <table:table-cell office:value-type="float" office:value="0.2165">
                <text:p>0.2165</text:p>
              </table:table-cell>
              <table:table-cell office:value-type="float" office:value="0.0003118">
                <text:p>0.0003118</text:p>
              </table:table-cell>
              <table:table-cell office:value-type="float" office:value="0.1975">
                <text:p>0.1975</text:p>
              </table:table-cell>
              <table:table-cell office:value-type="float" office:value="0.008215">
                <text:p>0.008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41">
                <text:p>0.01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41">
                <text:p>0.01041</text:p>
              </table:table-cell>
              <table:table-cell office:value-type="float" office:value="0.2060268">
                <text:p>0.2060268</text:p>
              </table:table-cell>
              <table:table-cell office:value-type="float" office:value="0.2164368">
                <text:p>0.21643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">
                <text:p>714</text:p>
              </table:table-cell>
              <table:table-cell office:value-type="float" office:value="0.1579">
                <text:p>0.1579</text:p>
              </table:table-cell>
              <table:table-cell office:value-type="float" office:value="0.00005188">
                <text:p>0.00005188</text:p>
              </table:table-cell>
              <table:table-cell office:value-type="float" office:value="0.1321">
                <text:p>0.1321</text:p>
              </table:table-cell>
              <table:table-cell office:value-type="float" office:value="0.02123">
                <text:p>0.0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4">
                <text:p>0.00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4">
                <text:p>0.00454</text:p>
              </table:table-cell>
              <table:table-cell office:value-type="float" office:value="0.15338188">
                <text:p>0.15338188</text:p>
              </table:table-cell>
              <table:table-cell office:value-type="float" office:value="0.15792188">
                <text:p>0.157921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">
                <text:p>716</text:p>
              </table:table-cell>
              <table:table-cell office:value-type="float" office:value="0.1956">
                <text:p>0.1956</text:p>
              </table:table-cell>
              <table:table-cell office:value-type="float" office:value="0.0003608">
                <text:p>0.0003608</text:p>
              </table:table-cell>
              <table:table-cell office:value-type="float" office:value="0.1527">
                <text:p>0.1527</text:p>
              </table:table-cell>
              <table:table-cell office:value-type="float" office:value="0.02685">
                <text:p>0.02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302">
                <text:p>0.009302</text:p>
              </table:table-cell>
              <table:table-cell office:value-type="float" office:value="0.006397">
                <text:p>0.006397</text:p>
              </table:table-cell>
              <table:table-cell office:value-type="float" office:value="0">
                <text:p>0</text:p>
              </table:table-cell>
              <table:table-cell office:value-type="float" office:value="0.015699">
                <text:p>0.015699</text:p>
              </table:table-cell>
              <table:table-cell office:value-type="float" office:value="0.1799108">
                <text:p>0.1799108</text:p>
              </table:table-cell>
              <table:table-cell office:value-type="float" office:value="0.1956098">
                <text:p>0.19560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">
                <text:p>718</text:p>
              </table:table-cell>
              <table:table-cell office:value-type="float" office:value="0.1904">
                <text:p>0.1904</text:p>
              </table:table-cell>
              <table:table-cell office:value-type="float" office:value="0.00007054">
                <text:p>0.00007054</text:p>
              </table:table-cell>
              <table:table-cell office:value-type="float" office:value="0.1542">
                <text:p>0.1542</text:p>
              </table:table-cell>
              <table:table-cell office:value-type="float" office:value="0.01639">
                <text:p>0.01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7">
                <text:p>0.0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7">
                <text:p>0.0197</text:p>
              </table:table-cell>
              <table:table-cell office:value-type="float" office:value="0.17066054">
                <text:p>0.17066054</text:p>
              </table:table-cell>
              <table:table-cell office:value-type="float" office:value="0.19036054">
                <text:p>0.190360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">
                <text:p>720</text:p>
              </table:table-cell>
              <table:table-cell office:value-type="float" office:value="0.2196">
                <text:p>0.2196</text:p>
              </table:table-cell>
              <table:table-cell office:value-type="float" office:value="0.0004726">
                <text:p>0.0004726</text:p>
              </table:table-cell>
              <table:table-cell office:value-type="float" office:value="0.1893">
                <text:p>0.1893</text:p>
              </table:table-cell>
              <table:table-cell office:value-type="float" office:value="0.02228">
                <text:p>0.0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34">
                <text:p>0.007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34">
                <text:p>0.007534</text:p>
              </table:table-cell>
              <table:table-cell office:value-type="float" office:value="0.2120526">
                <text:p>0.2120526</text:p>
              </table:table-cell>
              <table:table-cell office:value-type="float" office:value="0.2195866">
                <text:p>0.21958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">
                <text:p>722</text:p>
              </table:table-cell>
              <table:table-cell office:value-type="float" office:value="0.2678">
                <text:p>0.2678</text:p>
              </table:table-cell>
              <table:table-cell office:value-type="float" office:value="0.0004578">
                <text:p>0.0004578</text:p>
              </table:table-cell>
              <table:table-cell office:value-type="float" office:value="0.2218">
                <text:p>0.2218</text:p>
              </table:table-cell>
              <table:table-cell office:value-type="float" office:value="0.04304">
                <text:p>0.0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07">
                <text:p>0.002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07">
                <text:p>0.002507</text:p>
              </table:table-cell>
              <table:table-cell office:value-type="float" office:value="0.2652978">
                <text:p>0.2652978</text:p>
              </table:table-cell>
              <table:table-cell office:value-type="float" office:value="0.2678048">
                <text:p>0.26780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">
                <text:p>724</text:p>
              </table:table-cell>
              <table:table-cell office:value-type="float" office:value="0.1678">
                <text:p>0.1678</text:p>
              </table:table-cell>
              <table:table-cell office:value-type="float" office:value="0.0001392">
                <text:p>0.0001392</text:p>
              </table:table-cell>
              <table:table-cell office:value-type="float" office:value="0.1602">
                <text:p>0.1602</text:p>
              </table:table-cell>
              <table:table-cell office:value-type="float" office:value="0.007461">
                <text:p>0.007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78002">
                <text:p>0.1678002</text:p>
              </table:table-cell>
              <table:table-cell office:value-type="float" office:value="0.1678002">
                <text:p>0.16780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">
                <text:p>726</text:p>
              </table:table-cell>
              <table:table-cell office:value-type="float" office:value="0.164">
                <text:p>0.164</text:p>
              </table:table-cell>
              <table:table-cell office:value-type="float" office:value="0">
                <text:p>0</text:p>
              </table:table-cell>
              <table:table-cell office:value-type="float" office:value="0.1278">
                <text:p>0.1278</text:p>
              </table:table-cell>
              <table:table-cell office:value-type="float" office:value="0.03621">
                <text:p>0.03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401">
                <text:p>0.16401</text:p>
              </table:table-cell>
              <table:table-cell office:value-type="float" office:value="0.16401">
                <text:p>0.164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">
                <text:p>728</text:p>
              </table:table-cell>
              <table:table-cell office:value-type="float" office:value="0.2227">
                <text:p>0.2227</text:p>
              </table:table-cell>
              <table:table-cell office:value-type="float" office:value="0.000562">
                <text:p>0.000562</text:p>
              </table:table-cell>
              <table:table-cell office:value-type="float" office:value="0.1974">
                <text:p>0.1974</text:p>
              </table:table-cell>
              <table:table-cell office:value-type="float" office:value="0.01673">
                <text:p>0.01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81">
                <text:p>0.007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81">
                <text:p>0.007981</text:p>
              </table:table-cell>
              <table:table-cell office:value-type="float" office:value="0.214692">
                <text:p>0.214692</text:p>
              </table:table-cell>
              <table:table-cell office:value-type="float" office:value="0.222673">
                <text:p>0.2226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">
                <text:p>730</text:p>
              </table:table-cell>
              <table:table-cell office:value-type="float" office:value="0.2687">
                <text:p>0.2687</text:p>
              </table:table-cell>
              <table:table-cell office:value-type="float" office:value="0">
                <text:p>0</text:p>
              </table:table-cell>
              <table:table-cell office:value-type="float" office:value="0.233">
                <text:p>0.233</text:p>
              </table:table-cell>
              <table:table-cell office:value-type="float" office:value="0.03203">
                <text:p>0.03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62">
                <text:p>0.003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62">
                <text:p>0.003662</text:p>
              </table:table-cell>
              <table:table-cell office:value-type="float" office:value="0.26503">
                <text:p>0.26503</text:p>
              </table:table-cell>
              <table:table-cell office:value-type="float" office:value="0.268692">
                <text:p>0.2686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">
                <text:p>732</text:p>
              </table:table-cell>
              <table:table-cell office:value-type="float" office:value="0.2165">
                <text:p>0.2165</text:p>
              </table:table-cell>
              <table:table-cell office:value-type="float" office:value="0.0003367">
                <text:p>0.0003367</text:p>
              </table:table-cell>
              <table:table-cell office:value-type="float" office:value="0.2014">
                <text:p>0.2014</text:p>
              </table:table-cell>
              <table:table-cell office:value-type="float" office:value="0.005556">
                <text:p>0.00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212">
                <text:p>0.009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212">
                <text:p>0.009212</text:p>
              </table:table-cell>
              <table:table-cell office:value-type="float" office:value="0.2072927">
                <text:p>0.2072927</text:p>
              </table:table-cell>
              <table:table-cell office:value-type="float" office:value="0.2165047">
                <text:p>0.21650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">
                <text:p>734</text:p>
              </table:table-cell>
              <table:table-cell office:value-type="float" office:value="0.2267">
                <text:p>0.2267</text:p>
              </table:table-cell>
              <table:table-cell office:value-type="float" office:value="0.0003956">
                <text:p>0.0003956</text:p>
              </table:table-cell>
              <table:table-cell office:value-type="float" office:value="0.2013">
                <text:p>0.2013</text:p>
              </table:table-cell>
              <table:table-cell office:value-type="float" office:value="0.01574">
                <text:p>0.01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28">
                <text:p>0.00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28">
                <text:p>0.00928</text:p>
              </table:table-cell>
              <table:table-cell office:value-type="float" office:value="0.2174356">
                <text:p>0.2174356</text:p>
              </table:table-cell>
              <table:table-cell office:value-type="float" office:value="0.2267156">
                <text:p>0.22671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">
                <text:p>736</text:p>
              </table:table-cell>
              <table:table-cell office:value-type="float" office:value="0.2428">
                <text:p>0.2428</text:p>
              </table:table-cell>
              <table:table-cell office:value-type="float" office:value="0.0002669">
                <text:p>0.0002669</text:p>
              </table:table-cell>
              <table:table-cell office:value-type="float" office:value="0.2069">
                <text:p>0.2069</text:p>
              </table:table-cell>
              <table:table-cell office:value-type="float" office:value="0.03026">
                <text:p>0.03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32">
                <text:p>0.005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32">
                <text:p>0.005432</text:p>
              </table:table-cell>
              <table:table-cell office:value-type="float" office:value="0.2374269">
                <text:p>0.2374269</text:p>
              </table:table-cell>
              <table:table-cell office:value-type="float" office:value="0.2428589">
                <text:p>0.24285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">
                <text:p>738</text:p>
              </table:table-cell>
              <table:table-cell office:value-type="float" office:value="0.2175">
                <text:p>0.2175</text:p>
              </table:table-cell>
              <table:table-cell office:value-type="float" office:value="0.0001492">
                <text:p>0.0001492</text:p>
              </table:table-cell>
              <table:table-cell office:value-type="float" office:value="0.2066">
                <text:p>0.2066</text:p>
              </table:table-cell>
              <table:table-cell office:value-type="float" office:value="0.002177">
                <text:p>0.002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587">
                <text:p>0.008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587">
                <text:p>0.008587</text:p>
              </table:table-cell>
              <table:table-cell office:value-type="float" office:value="0.2089262">
                <text:p>0.2089262</text:p>
              </table:table-cell>
              <table:table-cell office:value-type="float" office:value="0.2175132">
                <text:p>0.21751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">
                <text:p>740</text:p>
              </table:table-cell>
              <table:table-cell office:value-type="float" office:value="0.2393">
                <text:p>0.2393</text:p>
              </table:table-cell>
              <table:table-cell office:value-type="float" office:value="0.000006498">
                <text:p>0.000006498</text:p>
              </table:table-cell>
              <table:table-cell office:value-type="float" office:value="0.2172">
                <text:p>0.2172</text:p>
              </table:table-cell>
              <table:table-cell office:value-type="float" office:value="0.02202">
                <text:p>0.02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9226498">
                <text:p>0.239226498</text:p>
              </table:table-cell>
              <table:table-cell office:value-type="float" office:value="0.239226498">
                <text:p>0.2392264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">
                <text:p>742</text:p>
              </table:table-cell>
              <table:table-cell office:value-type="float" office:value="0.2259">
                <text:p>0.2259</text:p>
              </table:table-cell>
              <table:table-cell office:value-type="float" office:value="0.00008883">
                <text:p>0.00008883</text:p>
              </table:table-cell>
              <table:table-cell office:value-type="float" office:value="0.2107">
                <text:p>0.2107</text:p>
              </table:table-cell>
              <table:table-cell office:value-type="float" office:value="0.01391">
                <text:p>0.01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9">
                <text:p>0.00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9">
                <text:p>0.00119</text:p>
              </table:table-cell>
              <table:table-cell office:value-type="float" office:value="0.22469883">
                <text:p>0.22469883</text:p>
              </table:table-cell>
              <table:table-cell office:value-type="float" office:value="0.22588883">
                <text:p>0.225888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">
                <text:p>744</text:p>
              </table:table-cell>
              <table:table-cell office:value-type="float" office:value="0.2183">
                <text:p>0.2183</text:p>
              </table:table-cell>
              <table:table-cell office:value-type="float" office:value="0">
                <text:p>0</text:p>
              </table:table-cell>
              <table:table-cell office:value-type="float" office:value="0.196">
                <text:p>0.196</text:p>
              </table:table-cell>
              <table:table-cell office:value-type="float" office:value="0.01484">
                <text:p>0.01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33">
                <text:p>0.007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33">
                <text:p>0.007433</text:p>
              </table:table-cell>
              <table:table-cell office:value-type="float" office:value="0.21084">
                <text:p>0.21084</text:p>
              </table:table-cell>
              <table:table-cell office:value-type="float" office:value="0.218273">
                <text:p>0.2182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">
                <text:p>746</text:p>
              </table:table-cell>
              <table:table-cell office:value-type="float" office:value="0.2806">
                <text:p>0.2806</text:p>
              </table:table-cell>
              <table:table-cell office:value-type="float" office:value="0">
                <text:p>0</text:p>
              </table:table-cell>
              <table:table-cell office:value-type="float" office:value="0.2454">
                <text:p>0.2454</text:p>
              </table:table-cell>
              <table:table-cell office:value-type="float" office:value="0.03527">
                <text:p>0.03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067">
                <text:p>0.28067</text:p>
              </table:table-cell>
              <table:table-cell office:value-type="float" office:value="0.28067">
                <text:p>0.280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">
                <text:p>748</text:p>
              </table:table-cell>
              <table:table-cell office:value-type="float" office:value="0.2059">
                <text:p>0.2059</text:p>
              </table:table-cell>
              <table:table-cell office:value-type="float" office:value="0.000329">
                <text:p>0.000329</text:p>
              </table:table-cell>
              <table:table-cell office:value-type="float" office:value="0.1966">
                <text:p>0.1966</text:p>
              </table:table-cell>
              <table:table-cell office:value-type="float" office:value="0.008946">
                <text:p>0.008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5875">
                <text:p>0.205875</text:p>
              </table:table-cell>
              <table:table-cell office:value-type="float" office:value="0.205875">
                <text:p>0.205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">
                <text:p>750</text:p>
              </table:table-cell>
              <table:table-cell office:value-type="float" office:value="0.203">
                <text:p>0.203</text:p>
              </table:table-cell>
              <table:table-cell office:value-type="float" office:value="0.0001273">
                <text:p>0.0001273</text:p>
              </table:table-cell>
              <table:table-cell office:value-type="float" office:value="0.1904">
                <text:p>0.1904</text:p>
              </table:table-cell>
              <table:table-cell office:value-type="float" office:value="0.006516">
                <text:p>0.006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888">
                <text:p>0.005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888">
                <text:p>0.005888</text:p>
              </table:table-cell>
              <table:table-cell office:value-type="float" office:value="0.1970433">
                <text:p>0.1970433</text:p>
              </table:table-cell>
              <table:table-cell office:value-type="float" office:value="0.2029313">
                <text:p>0.20293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">
                <text:p>752</text:p>
              </table:table-cell>
              <table:table-cell office:value-type="float" office:value="0.2297">
                <text:p>0.2297</text:p>
              </table:table-cell>
              <table:table-cell office:value-type="float" office:value="0.00007412">
                <text:p>0.00007412</text:p>
              </table:table-cell>
              <table:table-cell office:value-type="float" office:value="0.2167">
                <text:p>0.2167</text:p>
              </table:table-cell>
              <table:table-cell office:value-type="float" office:value="0.01288">
                <text:p>0.0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965412">
                <text:p>0.22965412</text:p>
              </table:table-cell>
              <table:table-cell office:value-type="float" office:value="0.22965412">
                <text:p>0.229654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">
                <text:p>754</text:p>
              </table:table-cell>
              <table:table-cell office:value-type="float" office:value="0.2328">
                <text:p>0.2328</text:p>
              </table:table-cell>
              <table:table-cell office:value-type="float" office:value="0">
                <text:p>0</text:p>
              </table:table-cell>
              <table:table-cell office:value-type="float" office:value="0.1905">
                <text:p>0.1905</text:p>
              </table:table-cell>
              <table:table-cell office:value-type="float" office:value="0.03387">
                <text:p>0.03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85">
                <text:p>0.008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85">
                <text:p>0.008485</text:p>
              </table:table-cell>
              <table:table-cell office:value-type="float" office:value="0.22437">
                <text:p>0.22437</text:p>
              </table:table-cell>
              <table:table-cell office:value-type="float" office:value="0.232855">
                <text:p>0.2328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">
                <text:p>756</text:p>
              </table:table-cell>
              <table:table-cell office:value-type="float" office:value="0.2594">
                <text:p>0.2594</text:p>
              </table:table-cell>
              <table:table-cell office:value-type="float" office:value="0">
                <text:p>0</text:p>
              </table:table-cell>
              <table:table-cell office:value-type="float" office:value="0.2495">
                <text:p>0.2495</text:p>
              </table:table-cell>
              <table:table-cell office:value-type="float" office:value="0.009948">
                <text:p>0.009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9448">
                <text:p>0.259448</text:p>
              </table:table-cell>
              <table:table-cell office:value-type="float" office:value="0.259448">
                <text:p>0.2594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">
                <text:p>758</text:p>
              </table:table-cell>
              <table:table-cell office:value-type="float" office:value="0.2709">
                <text:p>0.2709</text:p>
              </table:table-cell>
              <table:table-cell office:value-type="float" office:value="0.000336">
                <text:p>0.000336</text:p>
              </table:table-cell>
              <table:table-cell office:value-type="float" office:value="0.2508">
                <text:p>0.2508</text:p>
              </table:table-cell>
              <table:table-cell office:value-type="float" office:value="0.01976">
                <text:p>0.0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0896">
                <text:p>0.270896</text:p>
              </table:table-cell>
              <table:table-cell office:value-type="float" office:value="0.270896">
                <text:p>0.2708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">
                <text:p>760</text:p>
              </table:table-cell>
              <table:table-cell office:value-type="float" office:value="0.1944">
                <text:p>0.1944</text:p>
              </table:table-cell>
              <table:table-cell office:value-type="float" office:value="0">
                <text:p>0</text:p>
              </table:table-cell>
              <table:table-cell office:value-type="float" office:value="0.1792">
                <text:p>0.1792</text:p>
              </table:table-cell>
              <table:table-cell office:value-type="float" office:value="0.01385">
                <text:p>0.01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8">
                <text:p>0.00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8">
                <text:p>0.00138</text:p>
              </table:table-cell>
              <table:table-cell office:value-type="float" office:value="0.19305">
                <text:p>0.19305</text:p>
              </table:table-cell>
              <table:table-cell office:value-type="float" office:value="0.19443">
                <text:p>0.194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">
                <text:p>762</text:p>
              </table:table-cell>
              <table:table-cell office:value-type="float" office:value="0.2328">
                <text:p>0.2328</text:p>
              </table:table-cell>
              <table:table-cell office:value-type="float" office:value="0">
                <text:p>0</text:p>
              </table:table-cell>
              <table:table-cell office:value-type="float" office:value="0.2061">
                <text:p>0.2061</text:p>
              </table:table-cell>
              <table:table-cell office:value-type="float" office:value="0.02667">
                <text:p>0.02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277">
                <text:p>0.23277</text:p>
              </table:table-cell>
              <table:table-cell office:value-type="float" office:value="0.23277">
                <text:p>0.232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">
                <text:p>764</text:p>
              </table:table-cell>
              <table:table-cell office:value-type="float" office:value="0.2538">
                <text:p>0.2538</text:p>
              </table:table-cell>
              <table:table-cell office:value-type="float" office:value="0.0003078">
                <text:p>0.0003078</text:p>
              </table:table-cell>
              <table:table-cell office:value-type="float" office:value="0.2323">
                <text:p>0.2323</text:p>
              </table:table-cell>
              <table:table-cell office:value-type="float" office:value="0.02122">
                <text:p>0.02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38278">
                <text:p>0.2538278</text:p>
              </table:table-cell>
              <table:table-cell office:value-type="float" office:value="0.2538278">
                <text:p>0.25382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">
                <text:p>766</text:p>
              </table:table-cell>
              <table:table-cell office:value-type="float" office:value="0.2062">
                <text:p>0.2062</text:p>
              </table:table-cell>
              <table:table-cell office:value-type="float" office:value="0.0001812">
                <text:p>0.0001812</text:p>
              </table:table-cell>
              <table:table-cell office:value-type="float" office:value="0.1609">
                <text:p>0.1609</text:p>
              </table:table-cell>
              <table:table-cell office:value-type="float" office:value="0.04187">
                <text:p>0.04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34">
                <text:p>0.003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34">
                <text:p>0.003234</text:p>
              </table:table-cell>
              <table:table-cell office:value-type="float" office:value="0.2029512">
                <text:p>0.2029512</text:p>
              </table:table-cell>
              <table:table-cell office:value-type="float" office:value="0.2061852">
                <text:p>0.20618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">
                <text:p>768</text:p>
              </table:table-cell>
              <table:table-cell office:value-type="float" office:value="0.2584">
                <text:p>0.2584</text:p>
              </table:table-cell>
              <table:table-cell office:value-type="float" office:value="0">
                <text:p>0</text:p>
              </table:table-cell>
              <table:table-cell office:value-type="float" office:value="0.2113">
                <text:p>0.2113</text:p>
              </table:table-cell>
              <table:table-cell office:value-type="float" office:value="0.04715">
                <text:p>0.04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845">
                <text:p>0.25845</text:p>
              </table:table-cell>
              <table:table-cell office:value-type="float" office:value="0.25845">
                <text:p>0.25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">
                <text:p>770</text:p>
              </table:table-cell>
              <table:table-cell office:value-type="float" office:value="0.1613">
                <text:p>0.1613</text:p>
              </table:table-cell>
              <table:table-cell office:value-type="float" office:value="0">
                <text:p>0</text:p>
              </table:table-cell>
              <table:table-cell office:value-type="float" office:value="0.1519">
                <text:p>0.1519</text:p>
              </table:table-cell>
              <table:table-cell office:value-type="float" office:value="0.00942">
                <text:p>0.00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132">
                <text:p>0.16132</text:p>
              </table:table-cell>
              <table:table-cell office:value-type="float" office:value="0.16132">
                <text:p>0.161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">
                <text:p>772</text:p>
              </table:table-cell>
              <table:table-cell office:value-type="float" office:value="0.2094">
                <text:p>0.2094</text:p>
              </table:table-cell>
              <table:table-cell office:value-type="float" office:value="0">
                <text:p>0</text:p>
              </table:table-cell>
              <table:table-cell office:value-type="float" office:value="0.172">
                <text:p>0.172</text:p>
              </table:table-cell>
              <table:table-cell office:value-type="float" office:value="0.03136">
                <text:p>0.03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33">
                <text:p>0.006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33">
                <text:p>0.006133</text:p>
              </table:table-cell>
              <table:table-cell office:value-type="float" office:value="0.20336">
                <text:p>0.20336</text:p>
              </table:table-cell>
              <table:table-cell office:value-type="float" office:value="0.209493">
                <text:p>0.2094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">
                <text:p>774</text:p>
              </table:table-cell>
              <table:table-cell office:value-type="float" office:value="0.2076">
                <text:p>0.2076</text:p>
              </table:table-cell>
              <table:table-cell office:value-type="float" office:value="0.00005979">
                <text:p>0.00005979</text:p>
              </table:table-cell>
              <table:table-cell office:value-type="float" office:value="0.1938">
                <text:p>0.1938</text:p>
              </table:table-cell>
              <table:table-cell office:value-type="float" office:value="0.01375">
                <text:p>0.01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760979">
                <text:p>0.20760979</text:p>
              </table:table-cell>
              <table:table-cell office:value-type="float" office:value="0.20760979">
                <text:p>0.207609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">
                <text:p>776</text:p>
              </table:table-cell>
              <table:table-cell office:value-type="float" office:value="0.1889">
                <text:p>0.1889</text:p>
              </table:table-cell>
              <table:table-cell office:value-type="float" office:value="0.000467">
                <text:p>0.000467</text:p>
              </table:table-cell>
              <table:table-cell office:value-type="float" office:value="0.183">
                <text:p>0.183</text:p>
              </table:table-cell>
              <table:table-cell office:value-type="float" office:value="0.005474">
                <text:p>0.005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8941">
                <text:p>0.188941</text:p>
              </table:table-cell>
              <table:table-cell office:value-type="float" office:value="0.188941">
                <text:p>0.1889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">
                <text:p>778</text:p>
              </table:table-cell>
              <table:table-cell office:value-type="float" office:value="0.1978">
                <text:p>0.1978</text:p>
              </table:table-cell>
              <table:table-cell office:value-type="float" office:value="0.0001588">
                <text:p>0.0001588</text:p>
              </table:table-cell>
              <table:table-cell office:value-type="float" office:value="0.1814">
                <text:p>0.1814</text:p>
              </table:table-cell>
              <table:table-cell office:value-type="float" office:value="0.008558">
                <text:p>0.008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28">
                <text:p>0.007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28">
                <text:p>0.007728</text:p>
              </table:table-cell>
              <table:table-cell office:value-type="float" office:value="0.1901168">
                <text:p>0.1901168</text:p>
              </table:table-cell>
              <table:table-cell office:value-type="float" office:value="0.1978448">
                <text:p>0.19784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">
                <text:p>780</text:p>
              </table:table-cell>
              <table:table-cell office:value-type="float" office:value="0.3293">
                <text:p>0.3293</text:p>
              </table:table-cell>
              <table:table-cell office:value-type="float" office:value="0.0002309">
                <text:p>0.0002309</text:p>
              </table:table-cell>
              <table:table-cell office:value-type="float" office:value="0.3111">
                <text:p>0.3111</text:p>
              </table:table-cell>
              <table:table-cell office:value-type="float" office:value="0.01615">
                <text:p>0.01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1">
                <text:p>0.00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1">
                <text:p>0.00181</text:p>
              </table:table-cell>
              <table:table-cell office:value-type="float" office:value="0.3274809">
                <text:p>0.3274809</text:p>
              </table:table-cell>
              <table:table-cell office:value-type="float" office:value="0.3292909">
                <text:p>0.32929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">
                <text:p>782</text:p>
              </table:table-cell>
              <table:table-cell office:value-type="float" office:value="0.2089">
                <text:p>0.2089</text:p>
              </table:table-cell>
              <table:table-cell office:value-type="float" office:value="0.000533">
                <text:p>0.000533</text:p>
              </table:table-cell>
              <table:table-cell office:value-type="float" office:value="0.1783">
                <text:p>0.1783</text:p>
              </table:table-cell>
              <table:table-cell office:value-type="float" office:value="0.03011">
                <text:p>0.03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8943">
                <text:p>0.208943</text:p>
              </table:table-cell>
              <table:table-cell office:value-type="float" office:value="0.208943">
                <text:p>0.2089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">
                <text:p>784</text:p>
              </table:table-cell>
              <table:table-cell office:value-type="float" office:value="0.1792">
                <text:p>0.1792</text:p>
              </table:table-cell>
              <table:table-cell office:value-type="float" office:value="0">
                <text:p>0</text:p>
              </table:table-cell>
              <table:table-cell office:value-type="float" office:value="0.1728">
                <text:p>0.1728</text:p>
              </table:table-cell>
              <table:table-cell office:value-type="float" office:value="0.00636">
                <text:p>0.00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916">
                <text:p>0.17916</text:p>
              </table:table-cell>
              <table:table-cell office:value-type="float" office:value="0.17916">
                <text:p>0.179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">
                <text:p>786</text:p>
              </table:table-cell>
              <table:table-cell office:value-type="float" office:value="0.2035">
                <text:p>0.2035</text:p>
              </table:table-cell>
              <table:table-cell office:value-type="float" office:value="0.00004796">
                <text:p>0.00004796</text:p>
              </table:table-cell>
              <table:table-cell office:value-type="float" office:value="0.1736">
                <text:p>0.1736</text:p>
              </table:table-cell>
              <table:table-cell office:value-type="float" office:value="0.02981">
                <text:p>0.02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345796">
                <text:p>0.20345796</text:p>
              </table:table-cell>
              <table:table-cell office:value-type="float" office:value="0.20345796">
                <text:p>0.203457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">
                <text:p>788</text:p>
              </table:table-cell>
              <table:table-cell office:value-type="float" office:value="0.1842">
                <text:p>0.1842</text:p>
              </table:table-cell>
              <table:table-cell office:value-type="float" office:value="0">
                <text:p>0</text:p>
              </table:table-cell>
              <table:table-cell office:value-type="float" office:value="0.1554">
                <text:p>0.1554</text:p>
              </table:table-cell>
              <table:table-cell office:value-type="float" office:value="0.02879">
                <text:p>0.02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419">
                <text:p>0.18419</text:p>
              </table:table-cell>
              <table:table-cell office:value-type="float" office:value="0.18419">
                <text:p>0.184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">
                <text:p>790</text:p>
              </table:table-cell>
              <table:table-cell office:value-type="float" office:value="0.1711">
                <text:p>0.1711</text:p>
              </table:table-cell>
              <table:table-cell office:value-type="float" office:value="0">
                <text:p>0</text:p>
              </table:table-cell>
              <table:table-cell office:value-type="float" office:value="0.1519">
                <text:p>0.1519</text:p>
              </table:table-cell>
              <table:table-cell office:value-type="float" office:value="0.01301">
                <text:p>0.0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24">
                <text:p>0.00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24">
                <text:p>0.006124</text:p>
              </table:table-cell>
              <table:table-cell office:value-type="float" office:value="0.16491">
                <text:p>0.16491</text:p>
              </table:table-cell>
              <table:table-cell office:value-type="float" office:value="0.171034">
                <text:p>0.1710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">
                <text:p>792</text:p>
              </table:table-cell>
              <table:table-cell office:value-type="float" office:value="0.1424">
                <text:p>0.1424</text:p>
              </table:table-cell>
              <table:table-cell office:value-type="float" office:value="0.000002708">
                <text:p>0.000002708</text:p>
              </table:table-cell>
              <table:table-cell office:value-type="float" office:value="0.1378">
                <text:p>0.1378</text:p>
              </table:table-cell>
              <table:table-cell office:value-type="float" office:value="0.004596">
                <text:p>0.004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398708">
                <text:p>0.142398708</text:p>
              </table:table-cell>
              <table:table-cell office:value-type="float" office:value="0.142398708">
                <text:p>0.1423987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">
                <text:p>794</text:p>
              </table:table-cell>
              <table:table-cell office:value-type="float" office:value="0.1178">
                <text:p>0.1178</text:p>
              </table:table-cell>
              <table:table-cell office:value-type="float" office:value="0">
                <text:p>0</text:p>
              </table:table-cell>
              <table:table-cell office:value-type="float" office:value="0.1111">
                <text:p>0.1111</text:p>
              </table:table-cell>
              <table:table-cell office:value-type="float" office:value="0.006774">
                <text:p>0.006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7874">
                <text:p>0.117874</text:p>
              </table:table-cell>
              <table:table-cell office:value-type="float" office:value="0.117874">
                <text:p>0.1178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">
                <text:p>796</text:p>
              </table:table-cell>
              <table:table-cell office:value-type="float" office:value="0.1229">
                <text:p>0.1229</text:p>
              </table:table-cell>
              <table:table-cell office:value-type="float" office:value="0">
                <text:p>0</text:p>
              </table:table-cell>
              <table:table-cell office:value-type="float" office:value="0.1135">
                <text:p>0.1135</text:p>
              </table:table-cell>
              <table:table-cell office:value-type="float" office:value="0.002634">
                <text:p>0.002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28">
                <text:p>0.006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28">
                <text:p>0.006728</text:p>
              </table:table-cell>
              <table:table-cell office:value-type="float" office:value="0.116134">
                <text:p>0.116134</text:p>
              </table:table-cell>
              <table:table-cell office:value-type="float" office:value="0.122862">
                <text:p>0.1228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">
                <text:p>798</text:p>
              </table:table-cell>
              <table:table-cell office:value-type="float" office:value="0.1368">
                <text:p>0.1368</text:p>
              </table:table-cell>
              <table:table-cell office:value-type="float" office:value="0.0006009">
                <text:p>0.0006009</text:p>
              </table:table-cell>
              <table:table-cell office:value-type="float" office:value="0.1204">
                <text:p>0.1204</text:p>
              </table:table-cell>
              <table:table-cell office:value-type="float" office:value="0.01581">
                <text:p>0.01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68109">
                <text:p>0.1368109</text:p>
              </table:table-cell>
              <table:table-cell office:value-type="float" office:value="0.1368109">
                <text:p>0.13681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0.1214">
                <text:p>0.1214</text:p>
              </table:table-cell>
              <table:table-cell office:value-type="float" office:value="0">
                <text:p>0</text:p>
              </table:table-cell>
              <table:table-cell office:value-type="float" office:value="0.1113">
                <text:p>0.1113</text:p>
              </table:table-cell>
              <table:table-cell office:value-type="float" office:value="0.005589">
                <text:p>0.005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51">
                <text:p>0.004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51">
                <text:p>0.004551</text:p>
              </table:table-cell>
              <table:table-cell office:value-type="float" office:value="0.116889">
                <text:p>0.116889</text:p>
              </table:table-cell>
              <table:table-cell office:value-type="float" office:value="0.12144">
                <text:p>0.121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">
                <text:p>802</text:p>
              </table:table-cell>
              <table:table-cell office:value-type="float" office:value="0.165">
                <text:p>0.165</text:p>
              </table:table-cell>
              <table:table-cell office:value-type="float" office:value="0.0001969">
                <text:p>0.0001969</text:p>
              </table:table-cell>
              <table:table-cell office:value-type="float" office:value="0.1585">
                <text:p>0.1585</text:p>
              </table:table-cell>
              <table:table-cell office:value-type="float" office:value="0.006278">
                <text:p>0.006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49749">
                <text:p>0.1649749</text:p>
              </table:table-cell>
              <table:table-cell office:value-type="float" office:value="0.1649749">
                <text:p>0.16497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">
                <text:p>804</text:p>
              </table:table-cell>
              <table:table-cell office:value-type="float" office:value="0.0741">
                <text:p>0.0741</text:p>
              </table:table-cell>
              <table:table-cell office:value-type="float" office:value="0">
                <text:p>0</text:p>
              </table:table-cell>
              <table:table-cell office:value-type="float" office:value="0.07364">
                <text:p>0.07364</text:p>
              </table:table-cell>
              <table:table-cell office:value-type="float" office:value="0.0004658">
                <text:p>0.0004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1058">
                <text:p>0.0741058</text:p>
              </table:table-cell>
              <table:table-cell office:value-type="float" office:value="0.0741058">
                <text:p>0.07410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">
                <text:p>806</text:p>
              </table:table-cell>
              <table:table-cell office:value-type="float" office:value="0.08027">
                <text:p>0.08027</text:p>
              </table:table-cell>
              <table:table-cell office:value-type="float" office:value="0.0003635">
                <text:p>0.0003635</text:p>
              </table:table-cell>
              <table:table-cell office:value-type="float" office:value="0.06479">
                <text:p>0.06479</text:p>
              </table:table-cell>
              <table:table-cell office:value-type="float" office:value="0.01512">
                <text:p>0.01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2735">
                <text:p>0.0802735</text:p>
              </table:table-cell>
              <table:table-cell office:value-type="float" office:value="0.0802735">
                <text:p>0.08027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">
                <text:p>808</text:p>
              </table:table-cell>
              <table:table-cell office:value-type="float" office:value="0.1052">
                <text:p>0.1052</text:p>
              </table:table-cell>
              <table:table-cell office:value-type="float" office:value="0.0003663">
                <text:p>0.0003663</text:p>
              </table:table-cell>
              <table:table-cell office:value-type="float" office:value="0.1007">
                <text:p>0.1007</text:p>
              </table:table-cell>
              <table:table-cell office:value-type="float" office:value="0.004205">
                <text:p>0.004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2713">
                <text:p>0.1052713</text:p>
              </table:table-cell>
              <table:table-cell office:value-type="float" office:value="0.1052713">
                <text:p>0.10527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">
                <text:p>810</text:p>
              </table:table-cell>
              <table:table-cell office:value-type="float" office:value="0.08095">
                <text:p>0.08095</text:p>
              </table:table-cell>
              <table:table-cell office:value-type="float" office:value="0.00004002">
                <text:p>0.00004002</text:p>
              </table:table-cell>
              <table:table-cell office:value-type="float" office:value="0.08091">
                <text:p>0.08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95002">
                <text:p>0.08095002</text:p>
              </table:table-cell>
              <table:table-cell office:value-type="float" office:value="0.08095002">
                <text:p>0.080950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">
                <text:p>812</text:p>
              </table:table-cell>
              <table:table-cell office:value-type="float" office:value="0.05533">
                <text:p>0.05533</text:p>
              </table:table-cell>
              <table:table-cell office:value-type="float" office:value="0.0001416">
                <text:p>0.0001416</text:p>
              </table:table-cell>
              <table:table-cell office:value-type="float" office:value="0.04603">
                <text:p>0.04603</text:p>
              </table:table-cell>
              <table:table-cell office:value-type="float" office:value="0.009167">
                <text:p>0.009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3386">
                <text:p>0.0553386</text:p>
              </table:table-cell>
              <table:table-cell office:value-type="float" office:value="0.0553386">
                <text:p>0.05533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">
                <text:p>814</text:p>
              </table:table-cell>
              <table:table-cell office:value-type="float" office:value="0.09299">
                <text:p>0.09299</text:p>
              </table:table-cell>
              <table:table-cell office:value-type="float" office:value="0.0001069">
                <text:p>0.0001069</text:p>
              </table:table-cell>
              <table:table-cell office:value-type="float" office:value="0.08542">
                <text:p>0.08542</text:p>
              </table:table-cell>
              <table:table-cell office:value-type="float" office:value="0.007461">
                <text:p>0.007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29879">
                <text:p>0.0929879</text:p>
              </table:table-cell>
              <table:table-cell office:value-type="float" office:value="0.0929879">
                <text:p>0.09298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">
                <text:p>816</text:p>
              </table:table-cell>
              <table:table-cell office:value-type="float" office:value="0.1118">
                <text:p>0.1118</text:p>
              </table:table-cell>
              <table:table-cell office:value-type="float" office:value="0">
                <text:p>0</text:p>
              </table:table-cell>
              <table:table-cell office:value-type="float" office:value="0.1031">
                <text:p>0.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48">
                <text:p>0.008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48">
                <text:p>0.008648</text:p>
              </table:table-cell>
              <table:table-cell office:value-type="float" office:value="0.1031">
                <text:p>0.1031</text:p>
              </table:table-cell>
              <table:table-cell office:value-type="float" office:value="0.111748">
                <text:p>0.1117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">
                <text:p>818</text:p>
              </table:table-cell>
              <table:table-cell office:value-type="float" office:value="0.05227">
                <text:p>0.05227</text:p>
              </table:table-cell>
              <table:table-cell office:value-type="float" office:value="0">
                <text:p>0</text:p>
              </table:table-cell>
              <table:table-cell office:value-type="float" office:value="0.05227">
                <text:p>0.05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7">
                <text:p>0.05227</text:p>
              </table:table-cell>
              <table:table-cell office:value-type="float" office:value="0.05227">
                <text:p>0.052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">
                <text:p>820</text:p>
              </table:table-cell>
              <table:table-cell office:value-type="float" office:value="0.09932">
                <text:p>0.09932</text:p>
              </table:table-cell>
              <table:table-cell office:value-type="float" office:value="0.0002974">
                <text:p>0.0002974</text:p>
              </table:table-cell>
              <table:table-cell office:value-type="float" office:value="0.09494">
                <text:p>0.09494</text:p>
              </table:table-cell>
              <table:table-cell office:value-type="float" office:value="0.004083">
                <text:p>0.004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93204">
                <text:p>0.0993204</text:p>
              </table:table-cell>
              <table:table-cell office:value-type="float" office:value="0.0993204">
                <text:p>0.09932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">
                <text:p>822</text:p>
              </table:table-cell>
              <table:table-cell office:value-type="float" office:value="0.05433">
                <text:p>0.05433</text:p>
              </table:table-cell>
              <table:table-cell office:value-type="float" office:value="0.0003657">
                <text:p>0.0003657</text:p>
              </table:table-cell>
              <table:table-cell office:value-type="float" office:value="0.04743">
                <text:p>0.04743</text:p>
              </table:table-cell>
              <table:table-cell office:value-type="float" office:value="0.006528">
                <text:p>0.006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3237">
                <text:p>0.0543237</text:p>
              </table:table-cell>
              <table:table-cell office:value-type="float" office:value="0.0543237">
                <text:p>0.05432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">
                <text:p>824</text:p>
              </table:table-cell>
              <table:table-cell office:value-type="float" office:value="0.05572">
                <text:p>0.05572</text:p>
              </table:table-cell>
              <table:table-cell office:value-type="float" office:value="0.00004663">
                <text:p>0.00004663</text:p>
              </table:table-cell>
              <table:table-cell office:value-type="float" office:value="0.04824">
                <text:p>0.04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34">
                <text:p>0.007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34">
                <text:p>0.007434</text:p>
              </table:table-cell>
              <table:table-cell office:value-type="float" office:value="0.04828663">
                <text:p>0.04828663</text:p>
              </table:table-cell>
              <table:table-cell office:value-type="float" office:value="0.05572063">
                <text:p>0.055720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">
                <text:p>826</text:p>
              </table:table-cell>
              <table:table-cell office:value-type="float" office:value="0.0522">
                <text:p>0.0522</text:p>
              </table:table-cell>
              <table:table-cell office:value-type="float" office:value="0">
                <text:p>0</text:p>
              </table:table-cell>
              <table:table-cell office:value-type="float" office:value="0.03615">
                <text:p>0.03615</text:p>
              </table:table-cell>
              <table:table-cell office:value-type="float" office:value="0.01605">
                <text:p>0.01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">
                <text:p>0.0522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">
                <text:p>828</text:p>
              </table:table-cell>
              <table:table-cell office:value-type="float" office:value="0.06058">
                <text:p>0.06058</text:p>
              </table:table-cell>
              <table:table-cell office:value-type="float" office:value="0.0002613">
                <text:p>0.0002613</text:p>
              </table:table-cell>
              <table:table-cell office:value-type="float" office:value="0.06032">
                <text:p>0.06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5813">
                <text:p>0.0605813</text:p>
              </table:table-cell>
              <table:table-cell office:value-type="float" office:value="0.0605813">
                <text:p>0.06058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">
                <text:p>830</text:p>
              </table:table-cell>
              <table:table-cell office:value-type="float" office:value="0.04727">
                <text:p>0.04727</text:p>
              </table:table-cell>
              <table:table-cell office:value-type="float" office:value="0">
                <text:p>0</text:p>
              </table:table-cell>
              <table:table-cell office:value-type="float" office:value="0.04727">
                <text:p>0.04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27">
                <text:p>0.04727</text:p>
              </table:table-cell>
              <table:table-cell office:value-type="float" office:value="0.04727">
                <text:p>0.047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">
                <text:p>832</text:p>
              </table:table-cell>
              <table:table-cell office:value-type="float" office:value="0.01417">
                <text:p>0.01417</text:p>
              </table:table-cell>
              <table:table-cell office:value-type="float" office:value="0">
                <text:p>0</text:p>
              </table:table-cell>
              <table:table-cell office:value-type="float" office:value="0.01417">
                <text:p>0.01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17">
                <text:p>0.01417</text:p>
              </table:table-cell>
              <table:table-cell office:value-type="float" office:value="0.01417">
                <text:p>0.014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">
                <text:p>834</text:p>
              </table:table-cell>
              <table:table-cell office:value-type="float" office:value="0.02766">
                <text:p>0.02766</text:p>
              </table:table-cell>
              <table:table-cell office:value-type="float" office:value="0">
                <text:p>0</text:p>
              </table:table-cell>
              <table:table-cell office:value-type="float" office:value="0.01986">
                <text:p>0.01986</text:p>
              </table:table-cell>
              <table:table-cell office:value-type="float" office:value="0.007796">
                <text:p>0.007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656">
                <text:p>0.027656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">
                <text:p>836</text:p>
              </table:table-cell>
              <table:table-cell office:value-type="float" office:value="0.01607">
                <text:p>0.01607</text:p>
              </table:table-cell>
              <table:table-cell office:value-type="float" office:value="0">
                <text:p>0</text:p>
              </table:table-cell>
              <table:table-cell office:value-type="float" office:value="0.01607">
                <text:p>0.01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07">
                <text:p>0.01607</text:p>
              </table:table-cell>
              <table:table-cell office:value-type="float" office:value="0.01607">
                <text:p>0.016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">
                <text:p>838</text:p>
              </table:table-cell>
              <table:table-cell office:value-type="float" office:value="0.01742">
                <text:p>0.01742</text:p>
              </table:table-cell>
              <table:table-cell office:value-type="float" office:value="0">
                <text:p>0</text:p>
              </table:table-cell>
              <table:table-cell office:value-type="float" office:value="0.01742">
                <text:p>0.01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42">
                <text:p>0.01742</text:p>
              </table:table-cell>
              <table:table-cell office:value-type="float" office:value="0.01742">
                <text:p>0.017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">
                <text:p>840</text:p>
              </table:table-cell>
              <table:table-cell office:value-type="float" office:value="0.01441">
                <text:p>0.01441</text:p>
              </table:table-cell>
              <table:table-cell office:value-type="float" office:value="0">
                <text:p>0</text:p>
              </table:table-cell>
              <table:table-cell office:value-type="float" office:value="0.01441">
                <text:p>0.01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1">
                <text:p>0.01441</text:p>
              </table:table-cell>
              <table:table-cell office:value-type="float" office:value="0.01441">
                <text:p>0.014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">
                <text:p>842</text:p>
              </table:table-cell>
              <table:table-cell office:value-type="float" office:value="0.03555">
                <text:p>0.03555</text:p>
              </table:table-cell>
              <table:table-cell office:value-type="float" office:value="0.00002508">
                <text:p>0.00002508</text:p>
              </table:table-cell>
              <table:table-cell office:value-type="float" office:value="0.028">
                <text:p>0.028</text:p>
              </table:table-cell>
              <table:table-cell office:value-type="float" office:value="0.007523">
                <text:p>0.007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54808">
                <text:p>0.03554808</text:p>
              </table:table-cell>
              <table:table-cell office:value-type="float" office:value="0.03554808">
                <text:p>0.035548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">
                <text:p>844</text:p>
              </table:table-cell>
              <table:table-cell office:value-type="float" office:value="0.0346">
                <text:p>0.0346</text:p>
              </table:table-cell>
              <table:table-cell office:value-type="float" office:value="0">
                <text:p>0</text:p>
              </table:table-cell>
              <table:table-cell office:value-type="float" office:value="0.0346">
                <text:p>0.0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6">
                <text:p>0.0346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">
                <text:p>846</text:p>
              </table:table-cell>
              <table:table-cell office:value-type="float" office:value="0.008813">
                <text:p>0.008813</text:p>
              </table:table-cell>
              <table:table-cell office:value-type="float" office:value="0">
                <text:p>0</text:p>
              </table:table-cell>
              <table:table-cell office:value-type="float" office:value="0.008813">
                <text:p>0.008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813">
                <text:p>0.008813</text:p>
              </table:table-cell>
              <table:table-cell office:value-type="float" office:value="0.008813">
                <text:p>0.0088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">
                <text:p>848</text:p>
              </table:table-cell>
              <table:table-cell office:value-type="float" office:value="0.003818">
                <text:p>0.003818</text:p>
              </table:table-cell>
              <table:table-cell office:value-type="float" office:value="0">
                <text:p>0</text:p>
              </table:table-cell>
              <table:table-cell office:value-type="float" office:value="0.003818">
                <text:p>0.003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18">
                <text:p>0.003818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">
                <text:p>852</text:p>
              </table:table-cell>
              <table:table-cell office:value-type="float" office:value="0.008129">
                <text:p>0.008129</text:p>
              </table:table-cell>
              <table:table-cell office:value-type="float" office:value="0">
                <text:p>0</text:p>
              </table:table-cell>
              <table:table-cell office:value-type="float" office:value="0.008129">
                <text:p>0.008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29">
                <text:p>0.008129</text:p>
              </table:table-cell>
              <table:table-cell office:value-type="float" office:value="0.008129">
                <text:p>0.0081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">
                <text:p>854</text:p>
              </table:table-cell>
              <table:table-cell office:value-type="float" office:value="0.0278">
                <text:p>0.0278</text:p>
              </table:table-cell>
              <table:table-cell office:value-type="float" office:value="0">
                <text:p>0</text:p>
              </table:table-cell>
              <table:table-cell office:value-type="float" office:value="0.0278">
                <text:p>0.0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8">
                <text:p>0.0278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">
                <text:p>856</text:p>
              </table:table-cell>
              <table:table-cell office:value-type="float" office:value="0.02196">
                <text:p>0.02196</text:p>
              </table:table-cell>
              <table:table-cell office:value-type="float" office:value="0">
                <text:p>0</text:p>
              </table:table-cell>
              <table:table-cell office:value-type="float" office:value="0.01618">
                <text:p>0.01618</text:p>
              </table:table-cell>
              <table:table-cell office:value-type="float" office:value="0.005779">
                <text:p>0.005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959">
                <text:p>0.021959</text:p>
              </table:table-cell>
              <table:table-cell office:value-type="float" office:value="0.021959">
                <text:p>0.0219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">
                <text:p>858</text:p>
              </table:table-cell>
              <table:table-cell office:value-type="float" office:value="0.01328">
                <text:p>0.01328</text:p>
              </table:table-cell>
              <table:table-cell office:value-type="float" office:value="0">
                <text:p>0</text:p>
              </table:table-cell>
              <table:table-cell office:value-type="float" office:value="0.01328">
                <text:p>0.01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28">
                <text:p>0.01328</text:p>
              </table:table-cell>
              <table:table-cell office:value-type="float" office:value="0.01328">
                <text:p>0.013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">
                <text:p>860</text:p>
              </table:table-cell>
              <table:table-cell office:value-type="float" office:value="0.0001528">
                <text:p>0.0001528</text:p>
              </table:table-cell>
              <table:table-cell office:value-type="float" office:value="0.0001528">
                <text:p>0.000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28">
                <text:p>0.0001528</text:p>
              </table:table-cell>
              <table:table-cell office:value-type="float" office:value="0.0001528">
                <text:p>0.00015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">
                <text:p>862</text:p>
              </table:table-cell>
              <table:table-cell office:value-type="float" office:value="0.001539">
                <text:p>0.001539</text:p>
              </table:table-cell>
              <table:table-cell office:value-type="float" office:value="0">
                <text:p>0</text:p>
              </table:table-cell>
              <table:table-cell office:value-type="float" office:value="0.001539">
                <text:p>0.001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39">
                <text:p>0.001539</text:p>
              </table:table-cell>
              <table:table-cell office:value-type="float" office:value="0.001539">
                <text:p>0.0015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">
                <text:p>866</text:p>
              </table:table-cell>
              <table:table-cell office:value-type="float" office:value="0.01128">
                <text:p>0.01128</text:p>
              </table:table-cell>
              <table:table-cell office:value-type="float" office:value="0">
                <text:p>0</text:p>
              </table:table-cell>
              <table:table-cell office:value-type="float" office:value="0.01128">
                <text:p>0.0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28">
                <text:p>0.01128</text:p>
              </table:table-cell>
              <table:table-cell office:value-type="float" office:value="0.01128">
                <text:p>0.011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">
                <text:p>868</text:p>
              </table:table-cell>
              <table:table-cell office:value-type="float" office:value="0.01202">
                <text:p>0.01202</text:p>
              </table:table-cell>
              <table:table-cell office:value-type="float" office:value="0">
                <text:p>0</text:p>
              </table:table-cell>
              <table:table-cell office:value-type="float" office:value="0.01202">
                <text:p>0.01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2">
                <text:p>0.01202</text:p>
              </table:table-cell>
              <table:table-cell office:value-type="float" office:value="0.01202">
                <text:p>0.012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">
                <text:p>870</text:p>
              </table:table-cell>
              <table:table-cell office:value-type="float" office:value="0.006739">
                <text:p>0.006739</text:p>
              </table:table-cell>
              <table:table-cell office:value-type="float" office:value="0">
                <text:p>0</text:p>
              </table:table-cell>
              <table:table-cell office:value-type="float" office:value="0.006739">
                <text:p>0.006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39">
                <text:p>0.006739</text:p>
              </table:table-cell>
              <table:table-cell office:value-type="float" office:value="0.006739">
                <text:p>0.0067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">
                <text:p>874</text:p>
              </table:table-cell>
              <table:table-cell office:value-type="float" office:value="0.01818">
                <text:p>0.01818</text:p>
              </table:table-cell>
              <table:table-cell office:value-type="float" office:value="0">
                <text:p>0</text:p>
              </table:table-cell>
              <table:table-cell office:value-type="float" office:value="0.01818">
                <text:p>0.0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18">
                <text:p>0.01818</text:p>
              </table:table-cell>
              <table:table-cell office:value-type="float" office:value="0.01818">
                <text:p>0.018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">
                <text:p>876</text:p>
              </table:table-cell>
              <table:table-cell office:value-type="float" office:value="0.02583">
                <text:p>0.02583</text:p>
              </table:table-cell>
              <table:table-cell office:value-type="float" office:value="0">
                <text:p>0</text:p>
              </table:table-cell>
              <table:table-cell office:value-type="float" office:value="0.02583">
                <text:p>0.02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83">
                <text:p>0.02583</text:p>
              </table:table-cell>
              <table:table-cell office:value-type="float" office:value="0.02583">
                <text:p>0.025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">
                <text:p>878</text:p>
              </table:table-cell>
              <table:table-cell office:value-type="float" office:value="0.008656">
                <text:p>0.008656</text:p>
              </table:table-cell>
              <table:table-cell office:value-type="float" office:value="0">
                <text:p>0</text:p>
              </table:table-cell>
              <table:table-cell office:value-type="float" office:value="0.003352">
                <text:p>0.003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04">
                <text:p>0.005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04">
                <text:p>0.005304</text:p>
              </table:table-cell>
              <table:table-cell office:value-type="float" office:value="0.003352">
                <text:p>0.003352</text:p>
              </table:table-cell>
              <table:table-cell office:value-type="float" office:value="0.008656">
                <text:p>0.0086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">
                <text:p>880</text:p>
              </table:table-cell>
              <table:table-cell office:value-type="float" office:value="0.007445">
                <text:p>0.007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45">
                <text:p>0.007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45">
                <text:p>0.007445</text:p>
              </table:table-cell>
              <table:table-cell office:value-type="float" office:value="0.007445">
                <text:p>0.0074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">
                <text:p>882</text:p>
              </table:table-cell>
              <table:table-cell office:value-type="float" office:value="0.01223">
                <text:p>0.01223</text:p>
              </table:table-cell>
              <table:table-cell office:value-type="float" office:value="0">
                <text:p>0</text:p>
              </table:table-cell>
              <table:table-cell office:value-type="float" office:value="0.01223">
                <text:p>0.01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23">
                <text:p>0.01223</text:p>
              </table:table-cell>
              <table:table-cell office:value-type="float" office:value="0.01223">
                <text:p>0.012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">
                <text:p>884</text:p>
              </table:table-cell>
              <table:table-cell office:value-type="float" office:value="0.006524">
                <text:p>0.006524</text:p>
              </table:table-cell>
              <table:table-cell office:value-type="float" office:value="0">
                <text:p>0</text:p>
              </table:table-cell>
              <table:table-cell office:value-type="float" office:value="0.006524">
                <text:p>0.006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524">
                <text:p>0.006524</text:p>
              </table:table-cell>
              <table:table-cell office:value-type="float" office:value="0.006524">
                <text:p>0.0065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">
                <text:p>886</text:p>
              </table:table-cell>
              <table:table-cell office:value-type="float" office:value="0.01271">
                <text:p>0.01271</text:p>
              </table:table-cell>
              <table:table-cell office:value-type="float" office:value="0">
                <text:p>0</text:p>
              </table:table-cell>
              <table:table-cell office:value-type="float" office:value="0.01271">
                <text:p>0.01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71">
                <text:p>0.01271</text:p>
              </table:table-cell>
              <table:table-cell office:value-type="float" office:value="0.01271">
                <text:p>0.012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">
                <text:p>890</text:p>
              </table:table-cell>
              <table:table-cell office:value-type="float" office:value="0.005692">
                <text:p>0.005692</text:p>
              </table:table-cell>
              <table:table-cell office:value-type="float" office:value="0">
                <text:p>0</text:p>
              </table:table-cell>
              <table:table-cell office:value-type="float" office:value="0.005692">
                <text:p>0.005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692">
                <text:p>0.005692</text:p>
              </table:table-cell>
              <table:table-cell office:value-type="float" office:value="0.005692">
                <text:p>0.0056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">
                <text:p>896</text:p>
              </table:table-cell>
              <table:table-cell office:value-type="float" office:value="0.00001447">
                <text:p>0.00001447</text:p>
              </table:table-cell>
              <table:table-cell office:value-type="float" office:value="0.00001447">
                <text:p>0.00001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447">
                <text:p>0.00001447</text:p>
              </table:table-cell>
              <table:table-cell office:value-type="float" office:value="0.00001447">
                <text:p>0.000014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">
                <text:p>900</text:p>
              </table:table-cell>
              <table:table-cell office:value-type="float" office:value="0.004965">
                <text:p>0.004965</text:p>
              </table:table-cell>
              <table:table-cell office:value-type="float" office:value="0">
                <text:p>0</text:p>
              </table:table-cell>
              <table:table-cell office:value-type="float" office:value="0.004965">
                <text:p>0.004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65">
                <text:p>0.004965</text:p>
              </table:table-cell>
              <table:table-cell office:value-type="float" office:value="0.004965">
                <text:p>0.0049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">
                <text:p>902</text:p>
              </table:table-cell>
              <table:table-cell office:value-type="float" office:value="0.002491">
                <text:p>0.002491</text:p>
              </table:table-cell>
              <table:table-cell office:value-type="float" office:value="0">
                <text:p>0</text:p>
              </table:table-cell>
              <table:table-cell office:value-type="float" office:value="0.002491">
                <text:p>0.002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91">
                <text:p>0.002491</text:p>
              </table:table-cell>
              <table:table-cell office:value-type="float" office:value="0.002491">
                <text:p>0.0024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">
                <text:p>904</text:p>
              </table:table-cell>
              <table:table-cell office:value-type="float" office:value="0.002702">
                <text:p>0.002702</text:p>
              </table:table-cell>
              <table:table-cell office:value-type="float" office:value="0">
                <text:p>0</text:p>
              </table:table-cell>
              <table:table-cell office:value-type="float" office:value="0.002702">
                <text:p>0.002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02">
                <text:p>0.002702</text:p>
              </table:table-cell>
              <table:table-cell office:value-type="float" office:value="0.002702">
                <text:p>0.0027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">
                <text:p>906</text:p>
              </table:table-cell>
              <table:table-cell office:value-type="float" office:value="0.0184">
                <text:p>0.0184</text:p>
              </table:table-cell>
              <table:table-cell office:value-type="float" office:value="0">
                <text:p>0</text:p>
              </table:table-cell>
              <table:table-cell office:value-type="float" office:value="0.0184">
                <text:p>0.0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4">
                <text:p>0.0184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">
                <text:p>908</text:p>
              </table:table-cell>
              <table:table-cell office:value-type="float" office:value="0.00219">
                <text:p>0.00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">
                <text:p>0.00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">
                <text:p>0.00219</text:p>
              </table:table-cell>
              <table:table-cell office:value-type="float" office:value="0.00219">
                <text:p>0.002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">
                <text:p>910</text:p>
              </table:table-cell>
              <table:table-cell office:value-type="float" office:value="0.001954">
                <text:p>0.001954</text:p>
              </table:table-cell>
              <table:table-cell office:value-type="float" office:value="0">
                <text:p>0</text:p>
              </table:table-cell>
              <table:table-cell office:value-type="float" office:value="0.001954">
                <text:p>0.001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54">
                <text:p>0.001954</text:p>
              </table:table-cell>
              <table:table-cell office:value-type="float" office:value="0.001954">
                <text:p>0.0019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">
                <text:p>912</text:p>
              </table:table-cell>
              <table:table-cell office:value-type="float" office:value="0.01303">
                <text:p>0.01303</text:p>
              </table:table-cell>
              <table:table-cell office:value-type="float" office:value="0">
                <text:p>0</text:p>
              </table:table-cell>
              <table:table-cell office:value-type="float" office:value="0.01187">
                <text:p>0.01187</text:p>
              </table:table-cell>
              <table:table-cell office:value-type="float" office:value="0.001155">
                <text:p>0.00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025">
                <text:p>0.013025</text:p>
              </table:table-cell>
              <table:table-cell office:value-type="float" office:value="0.013025">
                <text:p>0.0130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">
                <text:p>914</text:p>
              </table:table-cell>
              <table:table-cell office:value-type="float" office:value="0.007059">
                <text:p>0.007059</text:p>
              </table:table-cell>
              <table:table-cell office:value-type="float" office:value="0">
                <text:p>0</text:p>
              </table:table-cell>
              <table:table-cell office:value-type="float" office:value="0.007059">
                <text:p>0.007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059">
                <text:p>0.007059</text:p>
              </table:table-cell>
              <table:table-cell office:value-type="float" office:value="0.007059">
                <text:p>0.0070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">
                <text:p>916</text:p>
              </table:table-cell>
              <table:table-cell office:value-type="float" office:value="0.005353">
                <text:p>0.005353</text:p>
              </table:table-cell>
              <table:table-cell office:value-type="float" office:value="0">
                <text:p>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2274">
                <text:p>0.002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53">
                <text:p>0.005353</text:p>
              </table:table-cell>
              <table:table-cell office:value-type="float" office:value="0.005353">
                <text:p>0.0053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">
                <text:p>918</text:p>
              </table:table-cell>
              <table:table-cell office:value-type="float" office:value="0.006165">
                <text:p>0.006165</text:p>
              </table:table-cell>
              <table:table-cell office:value-type="float" office:value="0">
                <text:p>0</text:p>
              </table:table-cell>
              <table:table-cell office:value-type="float" office:value="0.006165">
                <text:p>0.006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65">
                <text:p>0.006165</text:p>
              </table:table-cell>
              <table:table-cell office:value-type="float" office:value="0.006165">
                <text:p>0.0061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">
                <text:p>922</text:p>
              </table:table-cell>
              <table:table-cell office:value-type="float" office:value="0.003503">
                <text:p>0.003503</text:p>
              </table:table-cell>
              <table:table-cell office:value-type="float" office:value="0">
                <text:p>0</text:p>
              </table:table-cell>
              <table:table-cell office:value-type="float" office:value="0.003503">
                <text:p>0.003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503">
                <text:p>0.0035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">
                <text:p>924</text:p>
              </table:table-cell>
              <table:table-cell office:value-type="float" office:value="0.005364">
                <text:p>0.005364</text:p>
              </table:table-cell>
              <table:table-cell office:value-type="float" office:value="0">
                <text:p>0</text:p>
              </table:table-cell>
              <table:table-cell office:value-type="float" office:value="0.005364">
                <text:p>0.005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64">
                <text:p>0.005364</text:p>
              </table:table-cell>
              <table:table-cell office:value-type="float" office:value="0.005364">
                <text:p>0.0053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">
                <text:p>926</text:p>
              </table:table-cell>
              <table:table-cell office:value-type="float" office:value="0.007131">
                <text:p>0.007131</text:p>
              </table:table-cell>
              <table:table-cell office:value-type="float" office:value="0">
                <text:p>0</text:p>
              </table:table-cell>
              <table:table-cell office:value-type="float" office:value="0.007131">
                <text:p>0.007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31">
                <text:p>0.007131</text:p>
              </table:table-cell>
              <table:table-cell office:value-type="float" office:value="0.007131">
                <text:p>0.0071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">
                <text:p>928</text:p>
              </table:table-cell>
              <table:table-cell office:value-type="float" office:value="0.007727">
                <text:p>0.007727</text:p>
              </table:table-cell>
              <table:table-cell office:value-type="float" office:value="0">
                <text:p>0</text:p>
              </table:table-cell>
              <table:table-cell office:value-type="float" office:value="0.007727">
                <text:p>0.007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27">
                <text:p>0.007727</text:p>
              </table:table-cell>
              <table:table-cell office:value-type="float" office:value="0.007727">
                <text:p>0.0077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">
                <text:p>930</text:p>
              </table:table-cell>
              <table:table-cell office:value-type="float" office:value="0.008973">
                <text:p>0.008973</text:p>
              </table:table-cell>
              <table:table-cell office:value-type="float" office:value="0">
                <text:p>0</text:p>
              </table:table-cell>
              <table:table-cell office:value-type="float" office:value="0.008973">
                <text:p>0.008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73">
                <text:p>0.008973</text:p>
              </table:table-cell>
              <table:table-cell office:value-type="float" office:value="0.008973">
                <text:p>0.0089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">
                <text:p>932</text:p>
              </table:table-cell>
              <table:table-cell office:value-type="float" office:value="0.007272">
                <text:p>0.007272</text:p>
              </table:table-cell>
              <table:table-cell office:value-type="float" office:value="0">
                <text:p>0</text:p>
              </table:table-cell>
              <table:table-cell office:value-type="float" office:value="0.007272">
                <text:p>0.007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72">
                <text:p>0.007272</text:p>
              </table:table-cell>
              <table:table-cell office:value-type="float" office:value="0.007272">
                <text:p>0.0072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">
                <text:p>938</text:p>
              </table:table-cell>
              <table:table-cell office:value-type="float" office:value="0.00875">
                <text:p>0.00875</text:p>
              </table:table-cell>
              <table:table-cell office:value-type="float" office:value="0">
                <text:p>0</text:p>
              </table:table-cell>
              <table:table-cell office:value-type="float" office:value="0.00875">
                <text:p>0.00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75">
                <text:p>0.00875</text:p>
              </table:table-cell>
              <table:table-cell office:value-type="float" office:value="0.00875">
                <text:p>0.00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">
                <text:p>944</text:p>
              </table:table-cell>
              <table:table-cell office:value-type="float" office:value="0.005741">
                <text:p>0.005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41">
                <text:p>0.005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41">
                <text:p>0.005741</text:p>
              </table:table-cell>
              <table:table-cell office:value-type="float" office:value="0.005741">
                <text:p>0.0057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">
                <text:p>972</text:p>
              </table:table-cell>
              <table:table-cell office:value-type="float" office:value="0.004331">
                <text:p>0.004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31">
                <text:p>0.004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31">
                <text:p>0.004331</text:p>
              </table:table-cell>
              <table:table-cell office:value-type="float" office:value="0.004331">
                <text:p>0.0043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">
                <text:p>978</text:p>
              </table:table-cell>
              <table:table-cell office:value-type="float" office:value="0.002948">
                <text:p>0.002948</text:p>
              </table:table-cell>
              <table:table-cell office:value-type="float" office:value="0">
                <text:p>0</text:p>
              </table:table-cell>
              <table:table-cell office:value-type="float" office:value="0.002948">
                <text:p>0.002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48">
                <text:p>0.002948</text:p>
              </table:table-cell>
              <table:table-cell office:value-type="float" office:value="0.002948">
                <text:p>0.0029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">
                <text:p>994</text:p>
              </table:table-cell>
              <table:table-cell office:value-type="float" office:value="0.007319">
                <text:p>0.007319</text:p>
              </table:table-cell>
              <table:table-cell office:value-type="float" office:value="0">
                <text:p>0</text:p>
              </table:table-cell>
              <table:table-cell office:value-type="float" office:value="0.007319">
                <text:p>0.007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19">
                <text:p>0.007319</text:p>
              </table:table-cell>
              <table:table-cell office:value-type="float" office:value="0.007319">
                <text:p>0.0073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">
                <text:p>1002</text:p>
              </table:table-cell>
              <table:table-cell office:value-type="float" office:value="0.00008876">
                <text:p>0.00008876</text:p>
              </table:table-cell>
              <table:table-cell office:value-type="float" office:value="0.00008876">
                <text:p>0.0000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876">
                <text:p>0.00008876</text:p>
              </table:table-cell>
              <table:table-cell office:value-type="float" office:value="0.00008876">
                <text:p>0.000088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">
                <text:p>1014</text:p>
              </table:table-cell>
              <table:table-cell office:value-type="float" office:value="0.00307">
                <text:p>0.00307</text:p>
              </table:table-cell>
              <table:table-cell office:value-type="float" office:value="0">
                <text:p>0</text:p>
              </table:table-cell>
              <table:table-cell office:value-type="float" office:value="0.00307">
                <text:p>0.00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7">
                <text:p>0.00307</text:p>
              </table:table-cell>
              <table:table-cell office:value-type="float" office:value="0.00307">
                <text:p>0.003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">
                <text:p>1018</text:p>
              </table:table-cell>
              <table:table-cell office:value-type="float" office:value="0.006648">
                <text:p>0.006648</text:p>
              </table:table-cell>
              <table:table-cell office:value-type="float" office:value="0">
                <text:p>0</text:p>
              </table:table-cell>
              <table:table-cell office:value-type="float" office:value="0.006648">
                <text:p>0.006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48">
                <text:p>0.006648</text:p>
              </table:table-cell>
              <table:table-cell office:value-type="float" office:value="0.006648">
                <text:p>0.0066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6.3$Windows_X86_64 LibreOffice_project/d97b2716a9a4a2ce1391dee1765565ea469b0ae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